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6.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 fo:wrap-option="no-wrap"/>
    </style:style>
    <style:style style:name="ce5" style:family="table-cell" style:parent-style-name="Default">
      <style:table-cell-properties fo:background-color="#ffff00" fo:wrap-option="wrap"/>
    </style:style>
    <style:style style:name="ce11" style:family="table-cell" style:parent-style-name="Default">
      <style:table-cell-properties fo:wrap-option="no-wrap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ff00" fo:wrap-option="no-wrap"/>
    </style:style>
    <style:style style:name="ce15" style:family="table-cell" style:parent-style-name="Default">
      <style:table-cell-properties fo:background-color="#ffff00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ECB_and_NCB_contributions_to_the_Eurosystem_statistical_balance_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5" table:default-cell-style-name="Default"/>
        <table:table-column table:style-name="co2" table:number-columns-repeated="2" table:default-cell-style-name="ce13"/>
        <table:table-column table:style-name="co2" table:number-columns-repeated="8" table:default-cell-style-name="Default"/>
        <table:table-column table:style-name="co1" table:number-columns-repeated="973" table:default-cell-style-name="Default"/>
        <table:table-row table:style-name="ro1">
          <table:table-cell office:value-type="string" calcext:value-type="string">
            <text:p>Navigation Path: Home <text:s/>&gt; <text:s/>ECB/Eurosystem policy and exchange rates <text:s/>&gt; <text:s/>Eurosystem balance sheet <text:s/>&gt; <text:s/>ECB and NCB contributions to the Eurosystem statistical balance she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Source in SDW: <text:a xlink:href="https://sdw.ecb.europa.eu/browseSelection.do?org" xlink:type="simple">https://sdw.ecb.europa.eu/browseSelection.do?org</text:a>.apache.struts.taglib.html.TOKEN=b80189937be3cfd7bfafc2d1b43c7783&amp;df=true&amp;ec=&amp;dc=&amp;oc=&amp;pb=&amp;rc=&amp;DATASET=0&amp;removeItem=&amp;removedItemList=&amp;mergeFilter=&amp;activeTab=BSI&amp;showHide=&amp;MAX_DOWNLOAD_SERIES=500&amp;SERIES_MAX_NUM=50&amp;node=9691295&amp;legendRef=reference&amp;legendPub=published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11" office:value-type="string" calcext:value-type="string">
            <text:p>BSI.M.4F.N.N.A20.A.1.U2.0000.Z01.E</text:p>
          </table:table-cell>
          <table:table-cell table:style-name="ce11" office:value-type="string" calcext:value-type="string">
            <text:p>BSI.M.4F.N.N.A20.A.1.U2.1000.Z01.E</text:p>
          </table:table-cell>
          <table:table-cell table:style-name="ce11" office:value-type="string" calcext:value-type="string">
            <text:p>BSI.M.4F.N.N.A20.A.1.U2.2100.Z01.E</text:p>
          </table:table-cell>
          <table:table-cell table:style-name="ce11" office:value-type="string" calcext:value-type="string">
            <text:p>BSI.M.4F.N.N.A20.A.1.U2.2200.Z01.E</text:p>
          </table:table-cell>
          <table:table-cell table:style-name="ce11" office:value-type="string" calcext:value-type="string">
            <text:p>BSI.M.4F.N.N.A30.A.1.U2.0000.Z01.E</text:p>
          </table:table-cell>
          <table:table-cell table:style-name="ce11" office:value-type="string" calcext:value-type="string">
            <text:p>BSI.M.4F.N.N.A30.A.1.U2.1000.Z01.E</text:p>
          </table:table-cell>
          <table:table-cell table:style-name="ce11" office:value-type="string" calcext:value-type="string">
            <text:p>BSI.M.4F.N.N.A30.A.1.U2.2100.Z01.E</text:p>
          </table:table-cell>
          <table:table-cell table:style-name="ce11" office:value-type="string" calcext:value-type="string">
            <text:p>BSI.M.4F.N.N.A30.A.1.U2.2200.Z01.E</text:p>
          </table:table-cell>
          <table:table-cell table:style-name="ce11" office:value-type="string" calcext:value-type="string">
            <text:p>BSI.M.4F.N.N.A42.A.1.U2.1000.Z01.E</text:p>
          </table:table-cell>
          <table:table-cell table:style-name="ce11" office:value-type="string" calcext:value-type="string">
            <text:p>BSI.M.4F.N.N.A50.A.1.U2.0000.Z01.E</text:p>
          </table:table-cell>
          <table:table-cell table:style-name="ce11" office:value-type="string" calcext:value-type="string">
            <text:p>BSI.M.4F.N.N.A60.X.1.Z5.0000.Z01.E</text:p>
          </table:table-cell>
          <table:table-cell table:style-name="ce11" office:value-type="string" calcext:value-type="string">
            <text:p>BSI.M.4F.N.N.A7C.X.1.Z5.0000.Z01.E</text:p>
          </table:table-cell>
          <table:table-cell table:style-name="ce11" office:value-type="string" calcext:value-type="string">
            <text:p>BSI.M.4F.N.N.AXG.A.1.U4.0000.Z01.E</text:p>
          </table:table-cell>
          <table:table-cell table:style-name="ce11" office:value-type="string" calcext:value-type="string">
            <text:p>BSI.M.4F.N.N.L10.X.1.Z5.0000.Z01.E</text:p>
          </table:table-cell>
          <table:table-cell table:style-name="ce11" office:value-type="string" calcext:value-type="string">
            <text:p>BSI.M.4F.N.N.L20.A.1.U2.0000.Z01.E</text:p>
          </table:table-cell>
          <table:table-cell table:style-name="ce11" office:value-type="string" calcext:value-type="string">
            <text:p>BSI.M.4F.N.N.L20.A.1.U2.1000.Z01.E</text:p>
          </table:table-cell>
          <table:table-cell table:style-name="ce11" office:value-type="string" calcext:value-type="string">
            <text:p>BSI.M.4F.N.N.L20.A.1.U2.2110.Z01.E</text:p>
          </table:table-cell>
          <table:table-cell table:style-name="ce11" office:value-type="string" calcext:value-type="string">
            <text:p>BSI.M.4F.N.N.L20.A.1.U2.2300.Z01.E</text:p>
          </table:table-cell>
          <table:table-cell table:style-name="ce11" office:value-type="string" calcext:value-type="string">
            <text:p>BSI.M.4F.N.N.L40.A.1.Z5.0000.Z01.E</text:p>
          </table:table-cell>
          <table:table-cell table:style-name="ce11" office:value-type="string" calcext:value-type="string">
            <text:p>BSI.M.4F.N.N.L60.X.1.Z5.0000.Z01.E</text:p>
          </table:table-cell>
          <table:table-cell table:style-name="ce11" office:value-type="string" calcext:value-type="string">
            <text:p>BSI.M.4F.N.N.L70.X.1.Z5.0000.Z01.E</text:p>
          </table:table-cell>
          <table:table-cell table:style-name="ce11" office:value-type="string" calcext:value-type="string">
            <text:p>BSI.M.4F.N.N.LXG.A.1.U4.0000.Z01.E</text:p>
          </table:table-cell>
          <table:table-cell table:style-name="ce11" office:value-type="string" calcext:value-type="string">
            <text:p>BSI.M.4F.N.N.T00.A.1.Z5.0000.Z01.E</text:p>
          </table:table-cell>
          <table:table-cell table:style-name="ce11" office:value-type="string" calcext:value-type="string">
            <text:p>BSI.M.U2.N.C.A20.A.1.U2.0000.Z01.E</text:p>
          </table:table-cell>
          <table:table-cell table:style-name="ce11" office:value-type="string" calcext:value-type="string">
            <text:p>BSI.M.U2.N.C.A20.A.1.U2.1000.Z01.E</text:p>
          </table:table-cell>
          <table:table-cell table:style-name="ce11" office:value-type="string" calcext:value-type="string">
            <text:p>BSI.M.U2.N.C.A20.A.1.U2.2100.Z01.E</text:p>
          </table:table-cell>
          <table:table-cell table:style-name="ce11" office:value-type="string" calcext:value-type="string">
            <text:p>BSI.M.U2.N.C.A20.A.1.U2.2200.Z01.E</text:p>
          </table:table-cell>
          <table:table-cell table:style-name="ce11" office:value-type="string" calcext:value-type="string">
            <text:p>BSI.M.U2.N.C.A30.A.1.U2.0000.Z01.E</text:p>
          </table:table-cell>
          <table:table-cell table:style-name="ce11" office:value-type="string" calcext:value-type="string">
            <text:p>BSI.M.U2.N.C.A30.A.1.U2.1000.Z01.E</text:p>
          </table:table-cell>
          <table:table-cell table:style-name="ce11" office:value-type="string" calcext:value-type="string">
            <text:p>BSI.M.U2.N.C.A30.A.1.U2.2100.Z01.E</text:p>
          </table:table-cell>
          <table:table-cell table:style-name="ce11" office:value-type="string" calcext:value-type="string">
            <text:p>BSI.M.U2.N.C.A30.A.1.U2.2200.Z01.E</text:p>
          </table:table-cell>
          <table:table-cell table:style-name="ce11" office:value-type="string" calcext:value-type="string">
            <text:p>BSI.M.U2.N.C.A50.A.1.U2.0000.Z01.E</text:p>
          </table:table-cell>
          <table:table-cell table:style-name="ce11" office:value-type="string" calcext:value-type="string">
            <text:p>BSI.M.U2.N.C.A60.X.1.Z5.0000.Z01.E</text:p>
          </table:table-cell>
          <table:table-cell table:style-name="ce11" office:value-type="string" calcext:value-type="string">
            <text:p>BSI.M.U2.N.C.A7C.X.1.Z5.0000.Z01.E</text:p>
          </table:table-cell>
          <table:table-cell table:style-name="ce11" office:value-type="string" calcext:value-type="string">
            <text:p>BSI.M.U2.N.C.AXG.A.1.U4.0000.Z01.E</text:p>
          </table:table-cell>
          <table:table-cell table:style-name="ce14" office:value-type="string" calcext:value-type="string">
            <text:p>BSI.M.U2.N.C.L10.X.1.Z5.0000.Z01.E</text:p>
          </table:table-cell>
          <table:table-cell table:style-name="ce14" office:value-type="string" calcext:value-type="string">
            <text:p>BSI.M.U2.N.C.L20.A.1.U2.0000.Z01.E</text:p>
          </table:table-cell>
          <table:table-cell table:style-name="ce11" office:value-type="string" calcext:value-type="string">
            <text:p>BSI.M.U2.N.C.L20.A.1.U2.1000.Z01.E</text:p>
          </table:table-cell>
          <table:table-cell table:style-name="ce11" office:value-type="string" calcext:value-type="string">
            <text:p>BSI.M.U2.N.C.L20.A.1.U2.2110.Z01.E</text:p>
          </table:table-cell>
          <table:table-cell table:style-name="ce11" office:value-type="string" calcext:value-type="string">
            <text:p>BSI.M.U2.N.C.L20.A.1.U2.2300.Z01.E</text:p>
          </table:table-cell>
          <table:table-cell table:style-name="ce11" office:value-type="string" calcext:value-type="string">
            <text:p>BSI.M.U2.N.C.L40.A.1.Z5.0000.Z01.E</text:p>
          </table:table-cell>
          <table:table-cell table:style-name="ce11" office:value-type="string" calcext:value-type="string">
            <text:p>BSI.M.U2.N.C.L60.X.1.Z5.0000.Z01.E</text:p>
          </table:table-cell>
          <table:table-cell table:style-name="ce11" office:value-type="string" calcext:value-type="string">
            <text:p>BSI.M.U2.N.C.L70.X.1.Z5.0000.Z01.E</text:p>
          </table:table-cell>
          <table:table-cell table:style-name="ce11" office:value-type="string" calcext:value-type="string">
            <text:p>BSI.M.U2.N.C.LXG.A.1.U4.0000.Z01.E</text:p>
          </table:table-cell>
          <table:table-cell table:style-name="ce11" office:value-type="string" calcext:value-type="string">
            <text:p>BSI.M.U2.N.C.T00.A.1.Z5.0000.Z01.E</text:p>
          </table:table-cell>
          <table:table-cell table:style-name="ce11" table:number-columns-repeated="973"/>
        </table:table-row>
        <table:table-row table:style-name="ro2">
          <table:table-cell table:style-name="ce12"/>
          <table:table-cell table:style-name="ce12" office:value-type="string" calcext:value-type="string">
            <text:p>European Central Bank (ECB), NCBs, Loans, Total, Euro area (changing composition), Unspecified counterpart sector</text:p>
          </table:table-cell>
          <table:table-cell table:style-name="ce12" office:value-type="string" calcext:value-type="string">
            <text:p>European Central Bank (ECB), NCBs, Loans, Total, Euro area (changing composition), Monetary financial institutions (MFIs)</text:p>
          </table:table-cell>
          <table:table-cell table:style-name="ce12" office:value-type="string" calcext:value-type="string">
            <text:p>European Central Bank (ECB), NCBs, Loans, Total, Euro area (changing composition), General Government</text:p>
          </table:table-cell>
          <table:table-cell table:style-name="ce12" office:value-type="string" calcext:value-type="string">
            <text:p>European Central Bank (ECB), NCBs, Loans, Total, Euro area (changing composition), Non-MFIs excluding general government</text:p>
          </table:table-cell>
          <table:table-cell table:style-name="ce12" office:value-type="string" calcext:value-type="string">
            <text:p>European Central Bank (ECB), NCBs, Debt securities held, Total, Euro area (changing composition), Unspecified counterpart sector</text:p>
          </table:table-cell>
          <table:table-cell table:style-name="ce12" office:value-type="string" calcext:value-type="string">
            <text:p>European Central Bank (ECB), NCBs, Debt securities held, Total, Euro area (changing composition), Monetary financial institutions (MFIs)</text:p>
          </table:table-cell>
          <table:table-cell table:style-name="ce12" office:value-type="string" calcext:value-type="string">
            <text:p>European Central Bank (ECB), NCBs, Debt securities held, Total, Euro area (changing composition), General Government</text:p>
          </table:table-cell>
          <table:table-cell table:style-name="ce12" office:value-type="string" calcext:value-type="string">
            <text:p>European Central Bank (ECB), NCBs, Debt securities held, Total, Euro area (changing composition), Non-MFIs excluding general government</text:p>
          </table:table-cell>
          <table:table-cell table:style-name="ce12" office:value-type="string" calcext:value-type="string">
            <text:p>European Central Bank (ECB), NCBs, MMF shares/units, Total, Euro area (changing composition), Monetary financial institutions (MFIs)</text:p>
          </table:table-cell>
          <table:table-cell table:style-name="ce12" office:value-type="string" calcext:value-type="string">
            <text:p>European Central Bank (ECB), NCBs, Equity and non-MMF investment fund shares/units [A41 and A5A], Total, Euro area (changing composition), Unspecified counterpart sector</text:p>
          </table:table-cell>
          <table:table-cell table:style-name="ce12" office:value-type="string" calcext:value-type="string">
            <text:p>European Central Bank (ECB), NCBs, Non-financial assets (including fixed assets), World not allocated (geographically), Unspecified counterpart sector</text:p>
          </table:table-cell>
          <table:table-cell table:style-name="ce12" office:value-type="string" calcext:value-type="string">
            <text:p>European Central Bank (ECB), NCBs, Remaining Assets and Cash of which euro, World not allocated (geographically), Unspecified counterpart sector</text:p>
          </table:table-cell>
          <table:table-cell table:style-name="ce12" office:value-type="string" calcext:value-type="string">
            <text:p>European Central Bank (ECB), NCBs, External assets, Total, Extra Euro area, Unspecified counterpart sector</text:p>
          </table:table-cell>
          <table:table-cell table:style-name="ce12" office:value-type="string" calcext:value-type="string">
            <text:p>European Central Bank (ECB), NCBs, Currency in circulation, World not allocated (geographically), Unspecified counterpart sector</text:p>
          </table:table-cell>
          <table:table-cell table:style-name="ce12" office:value-type="string" calcext:value-type="string">
            <text:p>European Central Bank (ECB), NCBs, Deposit liabilities, Total, Euro area (changing composition), Unspecified counterpart sector</text:p>
          </table:table-cell>
          <table:table-cell table:style-name="ce12" office:value-type="string" calcext:value-type="string">
            <text:p>European Central Bank (ECB), NCBs, Deposit liabilities, Total, Euro area (changing composition), Monetary financial institutions (MFIs)</text:p>
          </table:table-cell>
          <table:table-cell table:style-name="ce12" office:value-type="string" calcext:value-type="string">
            <text:p>European Central Bank (ECB), NCBs, Deposit liabilities, Total, Euro area (changing composition), Central Government</text:p>
          </table:table-cell>
          <table:table-cell table:style-name="ce12" office:value-type="string" calcext:value-type="string">
            <text:p>European Central Bank (ECB), NCBs, Deposit liabilities, Total, Euro area (changing composition), Non-MFIs excluding central government</text:p>
          </table:table-cell>
          <table:table-cell table:style-name="ce12" office:value-type="string" calcext:value-type="string">
            <text:p>European Central Bank (ECB), NCBs, Debt securities issued, Total, World not allocated (geographically), Unspecified counterpart sector</text:p>
          </table:table-cell>
          <table:table-cell table:style-name="ce12" office:value-type="string" calcext:value-type="string">
            <text:p>European Central Bank (ECB), NCBs, Capital and reserves, World not allocated (geographically), Unspecified counterpart sector</text:p>
          </table:table-cell>
          <table:table-cell table:style-name="ce12" office:value-type="string" calcext:value-type="string">
            <text:p>European Central Bank (ECB), NCBs, Remaining liabilities, World not allocated (geographically), Unspecified counterpart sector</text:p>
          </table:table-cell>
          <table:table-cell table:style-name="ce12" office:value-type="string" calcext:value-type="string">
            <text:p>European Central Bank (ECB), NCBs, External liabilities, Total, Extra Euro area, Unspecified counterpart sector</text:p>
          </table:table-cell>
          <table:table-cell table:style-name="ce12" office:value-type="string" calcext:value-type="string">
            <text:p>European Central Bank (ECB), NCBs, Total Assets/Liabilities, Total, World not allocated (geographically), Unspecified counterpart sector</text:p>
          </table:table-cell>
          <table:table-cell table:style-name="ce12" office:value-type="string" calcext:value-type="string">
            <text:p>Euro area (changing composition), Eurosystem, Loans, Total, Euro area (changing composition), Unspecified counterpart sector</text:p>
          </table:table-cell>
          <table:table-cell table:style-name="ce12" office:value-type="string" calcext:value-type="string">
            <text:p>Euro area (changing composition), Eurosystem, Loans, Total, Euro area (changing composition), Monetary financial institutions (MFIs)</text:p>
          </table:table-cell>
          <table:table-cell table:style-name="ce12" office:value-type="string" calcext:value-type="string">
            <text:p>Euro area (changing composition), Eurosystem, Loans, Total, Euro area (changing composition), General Government</text:p>
          </table:table-cell>
          <table:table-cell table:style-name="ce12" office:value-type="string" calcext:value-type="string">
            <text:p>Euro area (changing composition), Eurosystem, Loans, Total, Euro area (changing composition), Non-MFIs excluding general government</text:p>
          </table:table-cell>
          <table:table-cell table:style-name="ce12" office:value-type="string" calcext:value-type="string">
            <text:p>Euro area (changing composition), Eurosystem, Debt securities held, Total, Euro area (changing composition), Unspecified counterpart sector</text:p>
          </table:table-cell>
          <table:table-cell table:style-name="ce12" office:value-type="string" calcext:value-type="string">
            <text:p>Euro area (changing composition), Eurosystem, Debt securities held, Total, Euro area (changing composition), Monetary financial institutions (MFIs)</text:p>
          </table:table-cell>
          <table:table-cell table:style-name="ce12" office:value-type="string" calcext:value-type="string">
            <text:p>Euro area (changing composition), Eurosystem, Debt securities held, Total, Euro area (changing composition), General Government</text:p>
          </table:table-cell>
          <table:table-cell table:style-name="ce12" office:value-type="string" calcext:value-type="string">
            <text:p>Euro area (changing composition), Eurosystem, Debt securities held, Total, Euro area (changing composition), Non-MFIs excluding general government</text:p>
          </table:table-cell>
          <table:table-cell table:style-name="ce12" office:value-type="string" calcext:value-type="string">
            <text:p>Euro area (changing composition), Eurosystem, Equity and non-MMF investment fund shares/units [A41 and A5A], Total, Euro area (changing composition), Unspecified counterpart sector</text:p>
          </table:table-cell>
          <table:table-cell table:style-name="ce12" office:value-type="string" calcext:value-type="string">
            <text:p>Euro area (changing composition), Eurosystem, Non-financial assets (including fixed assets), World not allocated (geographically), Unspecified counterpart sector</text:p>
          </table:table-cell>
          <table:table-cell table:style-name="ce12" office:value-type="string" calcext:value-type="string">
            <text:p>Euro area (changing composition), Eurosystem, Remaining Assets and Cash of which euro, World not allocated (geographically), Unspecified counterpart sector</text:p>
          </table:table-cell>
          <table:table-cell table:style-name="ce12" office:value-type="string" calcext:value-type="string">
            <text:p>Euro area (changing composition), Eurosystem, External assets, Total, Extra Euro area, Unspecified counterpart sector</text:p>
          </table:table-cell>
          <table:table-cell table:style-name="ce15" office:value-type="string" calcext:value-type="string">
            <text:p>Euro area (changing composition), Eurosystem, Currency in circulation, World not allocated (geographically), Unspecified counterpart sector</text:p>
          </table:table-cell>
          <table:table-cell table:style-name="ce15" office:value-type="string" calcext:value-type="string">
            <text:p>Euro area (changing composition), Eurosystem, Deposit liabilities, Total, Euro area (changing composition), Unspecified counterpart sector</text:p>
          </table:table-cell>
          <table:table-cell table:style-name="ce12" office:value-type="string" calcext:value-type="string">
            <text:p>Euro area (changing composition), Eurosystem, Deposit liabilities, Total, Euro area (changing composition), Monetary financial institutions (MFIs)</text:p>
          </table:table-cell>
          <table:table-cell table:style-name="ce12" office:value-type="string" calcext:value-type="string">
            <text:p>Euro area (changing composition), Eurosystem, Deposit liabilities, Total, Euro area (changing composition), Central Government</text:p>
          </table:table-cell>
          <table:table-cell table:style-name="ce12" office:value-type="string" calcext:value-type="string">
            <text:p>Euro area (changing composition), Eurosystem, Deposit liabilities, Total, Euro area (changing composition), Non-MFIs excluding central government</text:p>
          </table:table-cell>
          <table:table-cell table:style-name="ce12" office:value-type="string" calcext:value-type="string">
            <text:p>Euro area (changing composition), Eurosystem, Debt securities issued, Total, World not allocated (geographically), Unspecified counterpart sector</text:p>
          </table:table-cell>
          <table:table-cell table:style-name="ce12" office:value-type="string" calcext:value-type="string">
            <text:p>Euro area (changing composition), Eurosystem, Capital and reserves, World not allocated (geographically), Unspecified counterpart sector</text:p>
          </table:table-cell>
          <table:table-cell table:style-name="ce12" office:value-type="string" calcext:value-type="string">
            <text:p>Euro area (changing composition), Eurosystem, Remaining liabilities, World not allocated (geographically), Unspecified counterpart sector</text:p>
          </table:table-cell>
          <table:table-cell table:style-name="ce12" office:value-type="string" calcext:value-type="string">
            <text:p>Euro area (changing composition), Eurosystem, External liabilities, Total, Extra Euro area, Unspecified counterpart sector</text:p>
          </table:table-cell>
          <table:table-cell table:style-name="ce12" office:value-type="string" calcext:value-type="string">
            <text:p>Euro area (changing composition), Eurosystem, Total Assets/Liabilities, Total, World not allocated (geographically), Unspecified counterpart sector</text:p>
          </table:table-cell>
          <table:table-cell table:style-name="ce12" table:number-columns-repeated="973"/>
        </table:table-row>
        <table:table-row table:style-name="ro1">
          <table:table-cell office:value-type="string" calcext:value-type="string">
            <text:p>Collection:</text:p>
          </table:table-cell>
          <table:table-cell table:number-columns-repeated="45" office:value-type="string" calcext:value-type="string">
            <text:p>End of period (E)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Period\Unit:</text:p>
          </table:table-cell>
          <table:table-cell table:number-columns-repeated="45" office:value-type="string" calcext:value-type="string">
            <text:p>[Millions of Euro]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20Nov</text:p>
          </table:table-cell>
          <table:table-cell table:number-columns-repeated="2" office:value-type="float" office:value="1212439" calcext:value-type="float">
            <text:p>1212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705" calcext:value-type="float">
            <text:p>359705</text:p>
          </table:table-cell>
          <table:table-cell office:value-type="float" office:value="74133" calcext:value-type="float">
            <text:p>74133</text:p>
          </table:table-cell>
          <table:table-cell office:value-type="float" office:value="245167" calcext:value-type="float">
            <text:p>245167</text:p>
          </table:table-cell>
          <table:table-cell office:value-type="float" office:value="40405" calcext:value-type="float">
            <text:p>40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office:value-type="float" office:value="116387" calcext:value-type="float">
            <text:p>116387</text:p>
          </table:table-cell>
          <table:table-cell office:value-type="float" office:value="74129" calcext:value-type="float">
            <text:p>74129</text:p>
          </table:table-cell>
          <table:table-cell office:value-type="float" office:value="112322" calcext:value-type="float">
            <text:p>112322</text:p>
          </table:table-cell>
          <table:table-cell office:value-type="float" office:value="1598768" calcext:value-type="float">
            <text:p>1598768</text:p>
          </table:table-cell>
          <table:table-cell office:value-type="float" office:value="1574938" calcext:value-type="float">
            <text:p>1574938</text:p>
          </table:table-cell>
          <table:table-cell office:value-type="float" office:value="20635" calcext:value-type="float">
            <text:p>20635</text:p>
          </table:table-cell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  <table:table-cell office:value-type="float" office:value="45667" calcext:value-type="float">
            <text:p>45667</text:p>
          </table:table-cell>
          <table:table-cell office:value-type="float" office:value="2609" calcext:value-type="float">
            <text:p>2609</text:p>
          </table:table-cell>
          <table:table-cell office:value-type="float" office:value="4544" calcext:value-type="float">
            <text:p>4544</text:p>
          </table:table-cell>
          <table:table-cell office:value-type="float" office:value="1763910" calcext:value-type="float">
            <text:p>1763910</text:p>
          </table:table-cell>
          <table:table-cell office:value-type="float" office:value="4614714" calcext:value-type="float">
            <text:p>4614714</text:p>
          </table:table-cell>
          <table:table-cell office:value-type="float" office:value="4601316" calcext:value-type="float">
            <text:p>4601316</text:p>
          </table:table-cell>
          <table:table-cell office:value-type="float" office:value="10803" calcext:value-type="float">
            <text:p>10803</text:p>
          </table:table-cell>
          <table:table-cell office:value-type="float" office:value="2594" calcext:value-type="float">
            <text:p>2594</text:p>
          </table:table-cell>
          <table:table-cell office:value-type="float" office:value="3893672" calcext:value-type="float">
            <text:p>3893672</text:p>
          </table:table-cell>
          <table:table-cell office:value-type="float" office:value="476282" calcext:value-type="float">
            <text:p>476282</text:p>
          </table:table-cell>
          <table:table-cell office:value-type="float" office:value="3053978" calcext:value-type="float">
            <text:p>3053978</text:p>
          </table:table-cell>
          <table:table-cell office:value-type="float" office:value="363412" calcext:value-type="float">
            <text:p>363412</text:p>
          </table:table-cell>
          <table:table-cell office:value-type="float" office:value="51240" calcext:value-type="float">
            <text:p>51240</text:p>
          </table:table-cell>
          <table:table-cell office:value-type="float" office:value="8366" calcext:value-type="float">
            <text:p>8366</text:p>
          </table:table-cell>
          <table:table-cell office:value-type="float" office:value="661914" calcext:value-type="float">
            <text:p>661914</text:p>
          </table:table-cell>
          <table:table-cell office:value-type="float" office:value="1130283" calcext:value-type="float">
            <text:p>1130283</text:p>
          </table:table-cell>
          <table:table-cell office:value-type="float" office:value="1437039" calcext:value-type="float">
            <text:p>1437039</text:p>
          </table:table-cell>
          <table:table-cell office:value-type="float" office:value="6983675" calcext:value-type="float">
            <text:p>6983675</text:p>
          </table:table-cell>
          <table:table-cell office:value-type="float" office:value="6312613" calcext:value-type="float">
            <text:p>6312613</text:p>
          </table:table-cell>
          <table:table-cell office:value-type="float" office:value="579149" calcext:value-type="float">
            <text:p>579149</text:p>
          </table:table-cell>
          <table:table-cell office:value-type="float" office:value="91913" calcext:value-type="float">
            <text:p>91913</text:p>
          </table:table-cell>
          <table:table-cell office:value-type="float" office:value="0" calcext:value-type="float">
            <text:p>0</text:p>
          </table:table-cell>
          <table:table-cell office:value-type="float" office:value="815550" calcext:value-type="float">
            <text:p>815550</text:p>
          </table:table-cell>
          <table:table-cell office:value-type="float" office:value="686486" calcext:value-type="float">
            <text:p>686486</text:p>
          </table:table-cell>
          <table:table-cell office:value-type="float" office:value="439651" calcext:value-type="float">
            <text:p>439651</text:p>
          </table:table-cell>
          <table:table-cell office:value-type="float" office:value="10362401" calcext:value-type="float">
            <text:p>1036240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20Oct</text:p>
          </table:table-cell>
          <table:table-cell table:number-columns-repeated="2" office:value-type="float" office:value="1226865" calcext:value-type="float">
            <text:p>1226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759" calcext:value-type="float">
            <text:p>349759</text:p>
          </table:table-cell>
          <table:table-cell office:value-type="float" office:value="73229" calcext:value-type="float">
            <text:p>73229</text:p>
          </table:table-cell>
          <table:table-cell office:value-type="float" office:value="237303" calcext:value-type="float">
            <text:p>237303</text:p>
          </table:table-cell>
          <table:table-cell office:value-type="float" office:value="39227" calcext:value-type="float">
            <text:p>3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115752" calcext:value-type="float">
            <text:p>115752</text:p>
          </table:table-cell>
          <table:table-cell office:value-type="float" office:value="78617" calcext:value-type="float">
            <text:p>78617</text:p>
          </table:table-cell>
          <table:table-cell office:value-type="float" office:value="111518" calcext:value-type="float">
            <text:p>111518</text:p>
          </table:table-cell>
          <table:table-cell office:value-type="float" office:value="1604654" calcext:value-type="float">
            <text:p>1604654</text:p>
          </table:table-cell>
          <table:table-cell office:value-type="float" office:value="1583788" calcext:value-type="float">
            <text:p>1583788</text:p>
          </table:table-cell>
          <table:table-cell office:value-type="float" office:value="17781" calcext:value-type="float">
            <text:p>17781</text:p>
          </table:table-cell>
          <table:table-cell office:value-type="float" office:value="3085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office:value-type="float" office:value="49034" calcext:value-type="float">
            <text:p>49034</text:p>
          </table:table-cell>
          <table:table-cell office:value-type="float" office:value="2779" calcext:value-type="float">
            <text:p>2779</text:p>
          </table:table-cell>
          <table:table-cell office:value-type="float" office:value="4261" calcext:value-type="float">
            <text:p>4261</text:p>
          </table:table-cell>
          <table:table-cell office:value-type="float" office:value="1772246" calcext:value-type="float">
            <text:p>1772246</text:p>
          </table:table-cell>
          <table:table-cell office:value-type="float" office:value="4628885" calcext:value-type="float">
            <text:p>4628885</text:p>
          </table:table-cell>
          <table:table-cell office:value-type="float" office:value="4615373" calcext:value-type="float">
            <text:p>4615373</text:p>
          </table:table-cell>
          <table:table-cell office:value-type="float" office:value="10804" calcext:value-type="float">
            <text:p>10804</text:p>
          </table:table-cell>
          <table:table-cell office:value-type="float" office:value="2708" calcext:value-type="float">
            <text:p>2708</text:p>
          </table:table-cell>
          <table:table-cell office:value-type="float" office:value="3807362" calcext:value-type="float">
            <text:p>3807362</text:p>
          </table:table-cell>
          <table:table-cell office:value-type="float" office:value="472634" calcext:value-type="float">
            <text:p>472634</text:p>
          </table:table-cell>
          <table:table-cell office:value-type="float" office:value="2975662" calcext:value-type="float">
            <text:p>2975662</text:p>
          </table:table-cell>
          <table:table-cell office:value-type="float" office:value="359066" calcext:value-type="float">
            <text:p>359066</text:p>
          </table:table-cell>
          <table:table-cell office:value-type="float" office:value="49335" calcext:value-type="float">
            <text:p>49335</text:p>
          </table:table-cell>
          <table:table-cell office:value-type="float" office:value="8321" calcext:value-type="float">
            <text:p>8321</text:p>
          </table:table-cell>
          <table:table-cell office:value-type="float" office:value="656482" calcext:value-type="float">
            <text:p>656482</text:p>
          </table:table-cell>
          <table:table-cell office:value-type="float" office:value="1172414" calcext:value-type="float">
            <text:p>1172414</text:p>
          </table:table-cell>
          <table:table-cell office:value-type="float" office:value="1427052" calcext:value-type="float">
            <text:p>1427052</text:p>
          </table:table-cell>
          <table:table-cell office:value-type="float" office:value="6946938" calcext:value-type="float">
            <text:p>6946938</text:p>
          </table:table-cell>
          <table:table-cell office:value-type="float" office:value="6189347" calcext:value-type="float">
            <text:p>6189347</text:p>
          </table:table-cell>
          <table:table-cell office:value-type="float" office:value="675542" calcext:value-type="float">
            <text:p>675542</text:p>
          </table:table-cell>
          <table:table-cell office:value-type="float" office:value="82049" calcext:value-type="float">
            <text:p>82049</text:p>
          </table:table-cell>
          <table:table-cell office:value-type="float" office:value="0" calcext:value-type="float">
            <text:p>0</text:p>
          </table:table-cell>
          <table:table-cell office:value-type="float" office:value="857473" calcext:value-type="float">
            <text:p>857473</text:p>
          </table:table-cell>
          <table:table-cell office:value-type="float" office:value="681462" calcext:value-type="float">
            <text:p>681462</text:p>
          </table:table-cell>
          <table:table-cell office:value-type="float" office:value="412382" calcext:value-type="float">
            <text:p>412382</text:p>
          </table:table-cell>
          <table:table-cell office:value-type="float" office:value="10325307" calcext:value-type="float">
            <text:p>1032530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20Sep</text:p>
          </table:table-cell>
          <table:table-cell table:number-columns-repeated="2" office:value-type="float" office:value="1290344" calcext:value-type="float">
            <text:p>1290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533" calcext:value-type="float">
            <text:p>339533</text:p>
          </table:table-cell>
          <table:table-cell office:value-type="float" office:value="72011" calcext:value-type="float">
            <text:p>72011</text:p>
          </table:table-cell>
          <table:table-cell office:value-type="float" office:value="228459" calcext:value-type="float">
            <text:p>228459</text:p>
          </table:table-cell>
          <table:table-cell office:value-type="float" office:value="39063" calcext:value-type="float">
            <text:p>39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 office:value-type="float" office:value="114975" calcext:value-type="float">
            <text:p>114975</text:p>
          </table:table-cell>
          <table:table-cell office:value-type="float" office:value="78214" calcext:value-type="float">
            <text:p>78214</text:p>
          </table:table-cell>
          <table:table-cell office:value-type="float" office:value="110879" calcext:value-type="float">
            <text:p>110879</text:p>
          </table:table-cell>
          <table:table-cell office:value-type="float" office:value="1654931" calcext:value-type="float">
            <text:p>1654931</text:p>
          </table:table-cell>
          <table:table-cell office:value-type="float" office:value="1631241" calcext:value-type="float">
            <text:p>1631241</text:p>
          </table:table-cell>
          <table:table-cell office:value-type="float" office:value="20737" calcext:value-type="float">
            <text:p>20737</text:p>
          </table:table-cell>
          <table:table-cell office:value-type="float" office:value="2953" calcext:value-type="float">
            <text:p>2953</text:p>
          </table:table-cell>
          <table:table-cell office:value-type="float" office:value="0" calcext:value-type="float">
            <text:p>0</text:p>
          </table:table-cell>
          <table:table-cell office:value-type="float" office:value="48745" calcext:value-type="float">
            <text:p>48745</text:p>
          </table:table-cell>
          <table:table-cell office:value-type="float" office:value="2696" calcext:value-type="float">
            <text:p>2696</text:p>
          </table:table-cell>
          <table:table-cell office:value-type="float" office:value="7073" calcext:value-type="float">
            <text:p>7073</text:p>
          </table:table-cell>
          <table:table-cell office:value-type="float" office:value="1824324" calcext:value-type="float">
            <text:p>1824324</text:p>
          </table:table-cell>
          <table:table-cell office:value-type="float" office:value="4733220" calcext:value-type="float">
            <text:p>4733220</text:p>
          </table:table-cell>
          <table:table-cell office:value-type="float" office:value="4719787" calcext:value-type="float">
            <text:p>4719787</text:p>
          </table:table-cell>
          <table:table-cell office:value-type="float" office:value="10804" calcext:value-type="float">
            <text:p>10804</text:p>
          </table:table-cell>
          <table:table-cell office:value-type="float" office:value="2630" calcext:value-type="float">
            <text:p>2630</text:p>
          </table:table-cell>
          <table:table-cell office:value-type="float" office:value="3718414" calcext:value-type="float">
            <text:p>3718414</text:p>
          </table:table-cell>
          <table:table-cell office:value-type="float" office:value="469318" calcext:value-type="float">
            <text:p>469318</text:p>
          </table:table-cell>
          <table:table-cell office:value-type="float" office:value="2893315" calcext:value-type="float">
            <text:p>2893315</text:p>
          </table:table-cell>
          <table:table-cell office:value-type="float" office:value="355782" calcext:value-type="float">
            <text:p>355782</text:p>
          </table:table-cell>
          <table:table-cell office:value-type="float" office:value="49862" calcext:value-type="float">
            <text:p>49862</text:p>
          </table:table-cell>
          <table:table-cell office:value-type="float" office:value="8283" calcext:value-type="float">
            <text:p>8283</text:p>
          </table:table-cell>
          <table:table-cell office:value-type="float" office:value="656706" calcext:value-type="float">
            <text:p>656706</text:p>
          </table:table-cell>
          <table:table-cell office:value-type="float" office:value="1169931" calcext:value-type="float">
            <text:p>1169931</text:p>
          </table:table-cell>
          <table:table-cell office:value-type="float" office:value="1419046" calcext:value-type="float">
            <text:p>1419046</text:p>
          </table:table-cell>
          <table:table-cell office:value-type="float" office:value="6944938" calcext:value-type="float">
            <text:p>6944938</text:p>
          </table:table-cell>
          <table:table-cell office:value-type="float" office:value="6151138" calcext:value-type="float">
            <text:p>6151138</text:p>
          </table:table-cell>
          <table:table-cell office:value-type="float" office:value="709443" calcext:value-type="float">
            <text:p>709443</text:p>
          </table:table-cell>
          <table:table-cell office:value-type="float" office:value="84356" calcext:value-type="float">
            <text:p>84356</text:p>
          </table:table-cell>
          <table:table-cell office:value-type="float" office:value="0" calcext:value-type="float">
            <text:p>0</text:p>
          </table:table-cell>
          <table:table-cell office:value-type="float" office:value="845420" calcext:value-type="float">
            <text:p>845420</text:p>
          </table:table-cell>
          <table:table-cell office:value-type="float" office:value="677494" calcext:value-type="float">
            <text:p>677494</text:p>
          </table:table-cell>
          <table:table-cell office:value-type="float" office:value="452037" calcext:value-type="float">
            <text:p>452037</text:p>
          </table:table-cell>
          <table:table-cell office:value-type="float" office:value="10338935" calcext:value-type="float">
            <text:p>1033893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20Aug</text:p>
          </table:table-cell>
          <table:table-cell table:number-columns-repeated="2" office:value-type="float" office:value="1229078" calcext:value-type="float">
            <text:p>1229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69" calcext:value-type="float">
            <text:p>330969</text:p>
          </table:table-cell>
          <table:table-cell office:value-type="float" office:value="69673" calcext:value-type="float">
            <text:p>69673</text:p>
          </table:table-cell>
          <table:table-cell office:value-type="float" office:value="222000" calcext:value-type="float">
            <text:p>222000</text:p>
          </table:table-cell>
          <table:table-cell office:value-type="float" office:value="39296" calcext:value-type="float">
            <text:p>39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3" calcext:value-type="float">
            <text:p>1263</text:p>
          </table:table-cell>
          <table:table-cell office:value-type="float" office:value="114582" calcext:value-type="float">
            <text:p>114582</text:p>
          </table:table-cell>
          <table:table-cell office:value-type="float" office:value="77969" calcext:value-type="float">
            <text:p>77969</text:p>
          </table:table-cell>
          <table:table-cell office:value-type="float" office:value="110660" calcext:value-type="float">
            <text:p>110660</text:p>
          </table:table-cell>
          <table:table-cell office:value-type="float" office:value="1581925" calcext:value-type="float">
            <text:p>1581925</text:p>
          </table:table-cell>
          <table:table-cell office:value-type="float" office:value="1558466" calcext:value-type="float">
            <text:p>1558466</text:p>
          </table:table-cell>
          <table:table-cell office:value-type="float" office:value="20713" calcext:value-type="float">
            <text:p>20713</text:p>
          </table:table-cell>
          <table:table-cell office:value-type="float" office:value="2746" calcext:value-type="float">
            <text:p>2746</text:p>
          </table:table-cell>
          <table:table-cell office:value-type="float" office:value="0" calcext:value-type="float">
            <text:p>0</text:p>
          </table:table-cell>
          <table:table-cell office:value-type="float" office:value="48044" calcext:value-type="float">
            <text:p>48044</text:p>
          </table:table-cell>
          <table:table-cell office:value-type="float" office:value="2687" calcext:value-type="float">
            <text:p>2687</text:p>
          </table:table-cell>
          <table:table-cell office:value-type="float" office:value="10549" calcext:value-type="float">
            <text:p>10549</text:p>
          </table:table-cell>
          <table:table-cell office:value-type="float" office:value="1753865" calcext:value-type="float">
            <text:p>1753865</text:p>
          </table:table-cell>
          <table:table-cell office:value-type="float" office:value="4455106" calcext:value-type="float">
            <text:p>4455106</text:p>
          </table:table-cell>
          <table:table-cell office:value-type="float" office:value="4442414" calcext:value-type="float">
            <text:p>4442414</text:p>
          </table:table-cell>
          <table:table-cell office:value-type="float" office:value="10822" calcext:value-type="float">
            <text:p>10822</text:p>
          </table:table-cell>
          <table:table-cell office:value-type="float" office:value="1870" calcext:value-type="float">
            <text:p>1870</text:p>
          </table:table-cell>
          <table:table-cell office:value-type="float" office:value="3609958" calcext:value-type="float">
            <text:p>3609958</text:p>
          </table:table-cell>
          <table:table-cell office:value-type="float" office:value="459648" calcext:value-type="float">
            <text:p>459648</text:p>
          </table:table-cell>
          <table:table-cell office:value-type="float" office:value="2802295" calcext:value-type="float">
            <text:p>2802295</text:p>
          </table:table-cell>
          <table:table-cell office:value-type="float" office:value="348016" calcext:value-type="float">
            <text:p>348016</text:p>
          </table:table-cell>
          <table:table-cell office:value-type="float" office:value="49602" calcext:value-type="float">
            <text:p>49602</text:p>
          </table:table-cell>
          <table:table-cell office:value-type="float" office:value="8269" calcext:value-type="float">
            <text:p>8269</text:p>
          </table:table-cell>
          <table:table-cell office:value-type="float" office:value="654983" calcext:value-type="float">
            <text:p>654983</text:p>
          </table:table-cell>
          <table:table-cell office:value-type="float" office:value="1155577" calcext:value-type="float">
            <text:p>1155577</text:p>
          </table:table-cell>
          <table:table-cell office:value-type="float" office:value="1416225" calcext:value-type="float">
            <text:p>1416225</text:p>
          </table:table-cell>
          <table:table-cell office:value-type="float" office:value="6616216" calcext:value-type="float">
            <text:p>6616216</text:p>
          </table:table-cell>
          <table:table-cell office:value-type="float" office:value="5840064" calcext:value-type="float">
            <text:p>5840064</text:p>
          </table:table-cell>
          <table:table-cell office:value-type="float" office:value="699187" calcext:value-type="float">
            <text:p>699187</text:p>
          </table:table-cell>
          <table:table-cell office:value-type="float" office:value="76965" calcext:value-type="float">
            <text:p>76965</text:p>
          </table:table-cell>
          <table:table-cell office:value-type="float" office:value="0" calcext:value-type="float">
            <text:p>0</text:p>
          </table:table-cell>
          <table:table-cell office:value-type="float" office:value="837850" calcext:value-type="float">
            <text:p>837850</text:p>
          </table:table-cell>
          <table:table-cell office:value-type="float" office:value="673207" calcext:value-type="float">
            <text:p>673207</text:p>
          </table:table-cell>
          <table:table-cell office:value-type="float" office:value="392506" calcext:value-type="float">
            <text:p>392506</text:p>
          </table:table-cell>
          <table:table-cell office:value-type="float" office:value="9936004" calcext:value-type="float">
            <text:p>993600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20Jul</text:p>
          </table:table-cell>
          <table:table-cell table:number-columns-repeated="2" office:value-type="float" office:value="1228547" calcext:value-type="float">
            <text:p>1228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134" calcext:value-type="float">
            <text:p>324134</text:p>
          </table:table-cell>
          <table:table-cell office:value-type="float" office:value="67865" calcext:value-type="float">
            <text:p>67865</text:p>
          </table:table-cell>
          <table:table-cell office:value-type="float" office:value="216824" calcext:value-type="float">
            <text:p>216824</text:p>
          </table:table-cell>
          <table:table-cell office:value-type="float" office:value="39445" calcext:value-type="float">
            <text:p>39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 office:value-type="float" office:value="114054" calcext:value-type="float">
            <text:p>114054</text:p>
          </table:table-cell>
          <table:table-cell office:value-type="float" office:value="79718" calcext:value-type="float">
            <text:p>79718</text:p>
          </table:table-cell>
          <table:table-cell office:value-type="float" office:value="110225" calcext:value-type="float">
            <text:p>110225</text:p>
          </table:table-cell>
          <table:table-cell office:value-type="float" office:value="1571232" calcext:value-type="float">
            <text:p>1571232</text:p>
          </table:table-cell>
          <table:table-cell office:value-type="float" office:value="1551318" calcext:value-type="float">
            <text:p>1551318</text:p>
          </table:table-cell>
          <table:table-cell office:value-type="float" office:value="17013" calcext:value-type="float">
            <text:p>17013</text:p>
          </table:table-cell>
          <table:table-cell office:value-type="float" office:value="2901" calcext:value-type="float">
            <text:p>2901</text:p>
          </table:table-cell>
          <table:table-cell office:value-type="float" office:value="0" calcext:value-type="float">
            <text:p>0</text:p>
          </table:table-cell>
          <table:table-cell office:value-type="float" office:value="48897" calcext:value-type="float">
            <text:p>48897</text:p>
          </table:table-cell>
          <table:table-cell office:value-type="float" office:value="2900" calcext:value-type="float">
            <text:p>2900</text:p>
          </table:table-cell>
          <table:table-cell office:value-type="float" office:value="14473" calcext:value-type="float">
            <text:p>14473</text:p>
          </table:table-cell>
          <table:table-cell office:value-type="float" office:value="1747727" calcext:value-type="float">
            <text:p>1747727</text:p>
          </table:table-cell>
          <table:table-cell office:value-type="float" office:value="4448200" calcext:value-type="float">
            <text:p>4448200</text:p>
          </table:table-cell>
          <table:table-cell office:value-type="float" office:value="4435855" calcext:value-type="float">
            <text:p>4435855</text:p>
          </table:table-cell>
          <table:table-cell office:value-type="float" office:value="10817" calcext:value-type="float">
            <text:p>10817</text:p>
          </table:table-cell>
          <table:table-cell office:value-type="float" office:value="1528" calcext:value-type="float">
            <text:p>1528</text:p>
          </table:table-cell>
          <table:table-cell office:value-type="float" office:value="3541940" calcext:value-type="float">
            <text:p>3541940</text:p>
          </table:table-cell>
          <table:table-cell office:value-type="float" office:value="455057" calcext:value-type="float">
            <text:p>455057</text:p>
          </table:table-cell>
          <table:table-cell office:value-type="float" office:value="2743411" calcext:value-type="float">
            <text:p>2743411</text:p>
          </table:table-cell>
          <table:table-cell office:value-type="float" office:value="343472" calcext:value-type="float">
            <text:p>343472</text:p>
          </table:table-cell>
          <table:table-cell office:value-type="float" office:value="49166" calcext:value-type="float">
            <text:p>49166</text:p>
          </table:table-cell>
          <table:table-cell office:value-type="float" office:value="8244" calcext:value-type="float">
            <text:p>8244</text:p>
          </table:table-cell>
          <table:table-cell office:value-type="float" office:value="647642" calcext:value-type="float">
            <text:p>647642</text:p>
          </table:table-cell>
          <table:table-cell office:value-type="float" office:value="1164757" calcext:value-type="float">
            <text:p>1164757</text:p>
          </table:table-cell>
          <table:table-cell office:value-type="float" office:value="1410692" calcext:value-type="float">
            <text:p>1410692</text:p>
          </table:table-cell>
          <table:table-cell office:value-type="float" office:value="6524294" calcext:value-type="float">
            <text:p>6524294</text:p>
          </table:table-cell>
          <table:table-cell office:value-type="float" office:value="5789408" calcext:value-type="float">
            <text:p>5789408</text:p>
          </table:table-cell>
          <table:table-cell office:value-type="float" office:value="661401" calcext:value-type="float">
            <text:p>661401</text:p>
          </table:table-cell>
          <table:table-cell office:value-type="float" office:value="73485" calcext:value-type="float">
            <text:p>73485</text:p>
          </table:table-cell>
          <table:table-cell office:value-type="float" office:value="0" calcext:value-type="float">
            <text:p>0</text:p>
          </table:table-cell>
          <table:table-cell office:value-type="float" office:value="851944" calcext:value-type="float">
            <text:p>851944</text:p>
          </table:table-cell>
          <table:table-cell office:value-type="float" office:value="670704" calcext:value-type="float">
            <text:p>670704</text:p>
          </table:table-cell>
          <table:table-cell office:value-type="float" office:value="404823" calcext:value-type="float">
            <text:p>404823</text:p>
          </table:table-cell>
          <table:table-cell office:value-type="float" office:value="9862458" calcext:value-type="float">
            <text:p>986245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20Jun</text:p>
          </table:table-cell>
          <table:table-cell table:number-columns-repeated="2" office:value-type="float" office:value="1254699" calcext:value-type="float">
            <text:p>1254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205" calcext:value-type="float">
            <text:p>314205</text:p>
          </table:table-cell>
          <table:table-cell office:value-type="float" office:value="66116" calcext:value-type="float">
            <text:p>66116</text:p>
          </table:table-cell>
          <table:table-cell office:value-type="float" office:value="208158" calcext:value-type="float">
            <text:p>208158</text:p>
          </table:table-cell>
          <table:table-cell office:value-type="float" office:value="39931" calcext:value-type="float">
            <text:p>39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 office:value-type="float" office:value="113292" calcext:value-type="float">
            <text:p>113292</text:p>
          </table:table-cell>
          <table:table-cell office:value-type="float" office:value="82595" calcext:value-type="float">
            <text:p>82595</text:p>
          </table:table-cell>
          <table:table-cell office:value-type="float" office:value="109132" calcext:value-type="float">
            <text:p>109132</text:p>
          </table:table-cell>
          <table:table-cell office:value-type="float" office:value="1573166" calcext:value-type="float">
            <text:p>1573166</text:p>
          </table:table-cell>
          <table:table-cell office:value-type="float" office:value="1550487" calcext:value-type="float">
            <text:p>1550487</text:p>
          </table:table-cell>
          <table:table-cell office:value-type="float" office:value="0" calcext:value-type="float">
            <text:p>0</text:p>
          </table:table-cell>
          <table:table-cell office:value-type="float" office:value="22679" calcext:value-type="float">
            <text:p>22679</text:p>
          </table:table-cell>
          <table:table-cell office:value-type="float" office:value="0" calcext:value-type="float">
            <text:p>0</text:p>
          </table:table-cell>
          <table:table-cell office:value-type="float" office:value="50100" calcext:value-type="float">
            <text:p>50100</text:p>
          </table:table-cell>
          <table:table-cell office:value-type="float" office:value="2989" calcext:value-type="float">
            <text:p>2989</text:p>
          </table:table-cell>
          <table:table-cell office:value-type="float" office:value="30688" calcext:value-type="float">
            <text:p>30688</text:p>
          </table:table-cell>
          <table:table-cell office:value-type="float" office:value="1766075" calcext:value-type="float">
            <text:p>1766075</text:p>
          </table:table-cell>
          <table:table-cell office:value-type="float" office:value="4497590" calcext:value-type="float">
            <text:p>4497590</text:p>
          </table:table-cell>
          <table:table-cell office:value-type="float" office:value="4484373" calcext:value-type="float">
            <text:p>4484373</text:p>
          </table:table-cell>
          <table:table-cell office:value-type="float" office:value="10818" calcext:value-type="float">
            <text:p>10818</text:p>
          </table:table-cell>
          <table:table-cell office:value-type="float" office:value="2398" calcext:value-type="float">
            <text:p>2398</text:p>
          </table:table-cell>
          <table:table-cell office:value-type="float" office:value="3427088" calcext:value-type="float">
            <text:p>3427088</text:p>
          </table:table-cell>
          <table:table-cell office:value-type="float" office:value="448374" calcext:value-type="float">
            <text:p>448374</text:p>
          </table:table-cell>
          <table:table-cell office:value-type="float" office:value="2510002" calcext:value-type="float">
            <text:p>2510002</text:p>
          </table:table-cell>
          <table:table-cell office:value-type="float" office:value="468711" calcext:value-type="float">
            <text:p>468711</text:p>
          </table:table-cell>
          <table:table-cell office:value-type="float" office:value="49234" calcext:value-type="float">
            <text:p>49234</text:p>
          </table:table-cell>
          <table:table-cell office:value-type="float" office:value="8292" calcext:value-type="float">
            <text:p>8292</text:p>
          </table:table-cell>
          <table:table-cell office:value-type="float" office:value="649209" calcext:value-type="float">
            <text:p>649209</text:p>
          </table:table-cell>
          <table:table-cell office:value-type="float" office:value="1153114" calcext:value-type="float">
            <text:p>1153114</text:p>
          </table:table-cell>
          <table:table-cell office:value-type="float" office:value="1396884" calcext:value-type="float">
            <text:p>1396884</text:p>
          </table:table-cell>
          <table:table-cell office:value-type="float" office:value="6435197" calcext:value-type="float">
            <text:p>6435197</text:p>
          </table:table-cell>
          <table:table-cell office:value-type="float" office:value="5675623" calcext:value-type="float">
            <text:p>5675623</text:p>
          </table:table-cell>
          <table:table-cell office:value-type="float" office:value="619173" calcext:value-type="float">
            <text:p>619173</text:p>
          </table:table-cell>
          <table:table-cell office:value-type="float" office:value="140400" calcext:value-type="float">
            <text:p>140400</text:p>
          </table:table-cell>
          <table:table-cell office:value-type="float" office:value="0" calcext:value-type="float">
            <text:p>0</text:p>
          </table:table-cell>
          <table:table-cell office:value-type="float" office:value="819612" calcext:value-type="float">
            <text:p>819612</text:p>
          </table:table-cell>
          <table:table-cell office:value-type="float" office:value="669927" calcext:value-type="float">
            <text:p>669927</text:p>
          </table:table-cell>
          <table:table-cell office:value-type="float" office:value="465413" calcext:value-type="float">
            <text:p>465413</text:p>
          </table:table-cell>
          <table:table-cell office:value-type="float" office:value="9787032" calcext:value-type="float">
            <text:p>978703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20May</text:p>
          </table:table-cell>
          <table:table-cell table:number-columns-repeated="2" office:value-type="float" office:value="1238707" calcext:value-type="float">
            <text:p>123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728" calcext:value-type="float">
            <text:p>300728</text:p>
          </table:table-cell>
          <table:table-cell office:value-type="float" office:value="63866" calcext:value-type="float">
            <text:p>63866</text:p>
          </table:table-cell>
          <table:table-cell office:value-type="float" office:value="196862" calcext:value-type="float">
            <text:p>196862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  <table:table-cell office:value-type="float" office:value="111957" calcext:value-type="float">
            <text:p>111957</text:p>
          </table:table-cell>
          <table:table-cell office:value-type="float" office:value="81909" calcext:value-type="float">
            <text:p>81909</text:p>
          </table:table-cell>
          <table:table-cell office:value-type="float" office:value="108264" calcext:value-type="float">
            <text:p>108264</text:p>
          </table:table-cell>
          <table:table-cell office:value-type="float" office:value="1437860" calcext:value-type="float">
            <text:p>1437860</text:p>
          </table:table-cell>
          <table:table-cell office:value-type="float" office:value="1418956" calcext:value-type="float">
            <text:p>1418956</text:p>
          </table:table-cell>
          <table:table-cell office:value-type="float" office:value="0" calcext:value-type="float">
            <text:p>0</text:p>
          </table:table-cell>
          <table:table-cell office:value-type="float" office:value="18904" calcext:value-type="float">
            <text:p>18904</text:p>
          </table:table-cell>
          <table:table-cell office:value-type="float" office:value="0" calcext:value-type="float">
            <text:p>0</text:p>
          </table:table-cell>
          <table:table-cell office:value-type="float" office:value="49725" calcext:value-type="float">
            <text:p>49725</text:p>
          </table:table-cell>
          <table:table-cell office:value-type="float" office:value="2927" calcext:value-type="float">
            <text:p>2927</text:p>
          </table:table-cell>
          <table:table-cell office:value-type="float" office:value="135818" calcext:value-type="float">
            <text:p>135818</text:p>
          </table:table-cell>
          <table:table-cell office:value-type="float" office:value="1734594" calcext:value-type="float">
            <text:p>1734594</text:p>
          </table:table-cell>
          <table:table-cell office:value-type="float" office:value="3856140" calcext:value-type="float">
            <text:p>3856140</text:p>
          </table:table-cell>
          <table:table-cell office:value-type="float" office:value="3843494" calcext:value-type="float">
            <text:p>3843494</text:p>
          </table:table-cell>
          <table:table-cell office:value-type="float" office:value="11208" calcext:value-type="float">
            <text:p>11208</text:p>
          </table:table-cell>
          <table:table-cell office:value-type="float" office:value="1438" calcext:value-type="float">
            <text:p>1438</text:p>
          </table:table-cell>
          <table:table-cell office:value-type="float" office:value="3267218" calcext:value-type="float">
            <text:p>3267218</text:p>
          </table:table-cell>
          <table:table-cell office:value-type="float" office:value="440109" calcext:value-type="float">
            <text:p>440109</text:p>
          </table:table-cell>
          <table:table-cell office:value-type="float" office:value="2376828" calcext:value-type="float">
            <text:p>2376828</text:p>
          </table:table-cell>
          <table:table-cell office:value-type="float" office:value="450281" calcext:value-type="float">
            <text:p>450281</text:p>
          </table:table-cell>
          <table:table-cell office:value-type="float" office:value="47597" calcext:value-type="float">
            <text:p>47597</text:p>
          </table:table-cell>
          <table:table-cell office:value-type="float" office:value="8278" calcext:value-type="float">
            <text:p>8278</text:p>
          </table:table-cell>
          <table:table-cell office:value-type="float" office:value="649692" calcext:value-type="float">
            <text:p>649692</text:p>
          </table:table-cell>
          <table:table-cell office:value-type="float" office:value="1130055" calcext:value-type="float">
            <text:p>1130055</text:p>
          </table:table-cell>
          <table:table-cell office:value-type="float" office:value="1385930" calcext:value-type="float">
            <text:p>1385930</text:p>
          </table:table-cell>
          <table:table-cell office:value-type="float" office:value="5573172" calcext:value-type="float">
            <text:p>5573172</text:p>
          </table:table-cell>
          <table:table-cell office:value-type="float" office:value="4946880" calcext:value-type="float">
            <text:p>4946880</text:p>
          </table:table-cell>
          <table:table-cell office:value-type="float" office:value="489141" calcext:value-type="float">
            <text:p>489141</text:p>
          </table:table-cell>
          <table:table-cell office:value-type="float" office:value="137151" calcext:value-type="float">
            <text:p>137151</text:p>
          </table:table-cell>
          <table:table-cell office:value-type="float" office:value="0" calcext:value-type="float">
            <text:p>0</text:p>
          </table:table-cell>
          <table:table-cell office:value-type="float" office:value="795433" calcext:value-type="float">
            <text:p>795433</text:p>
          </table:table-cell>
          <table:table-cell office:value-type="float" office:value="675577" calcext:value-type="float">
            <text:p>675577</text:p>
          </table:table-cell>
          <table:table-cell office:value-type="float" office:value="531386" calcext:value-type="float">
            <text:p>531386</text:p>
          </table:table-cell>
          <table:table-cell office:value-type="float" office:value="8961497" calcext:value-type="float">
            <text:p>896149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20Apr</text:p>
          </table:table-cell>
          <table:table-cell table:number-columns-repeated="2" office:value-type="float" office:value="1247198" calcext:value-type="float">
            <text:p>1247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833" calcext:value-type="float">
            <text:p>286833</text:p>
          </table:table-cell>
          <table:table-cell office:value-type="float" office:value="62112" calcext:value-type="float">
            <text:p>62112</text:p>
          </table:table-cell>
          <table:table-cell office:value-type="float" office:value="184748" calcext:value-type="float">
            <text:p>184748</text:p>
          </table:table-cell>
          <table:table-cell office:value-type="float" office:value="39973" calcext:value-type="float">
            <text:p>39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110351" calcext:value-type="float">
            <text:p>110351</text:p>
          </table:table-cell>
          <table:table-cell office:value-type="float" office:value="82224" calcext:value-type="float">
            <text:p>82224</text:p>
          </table:table-cell>
          <table:table-cell office:value-type="float" office:value="106726" calcext:value-type="float">
            <text:p>106726</text:p>
          </table:table-cell>
          <table:table-cell office:value-type="float" office:value="1432280" calcext:value-type="float">
            <text:p>1432280</text:p>
          </table:table-cell>
          <table:table-cell office:value-type="float" office:value="1411552" calcext:value-type="float">
            <text:p>1411552</text:p>
          </table:table-cell>
          <table:table-cell office:value-type="float" office:value="0" calcext:value-type="float">
            <text:p>0</text:p>
          </table:table-cell>
          <table:table-cell office:value-type="float" office:value="20728" calcext:value-type="float">
            <text:p>20728</text:p>
          </table:table-cell>
          <table:table-cell office:value-type="float" office:value="0" calcext:value-type="float">
            <text:p>0</text:p>
          </table:table-cell>
          <table:table-cell office:value-type="float" office:value="51403" calcext:value-type="float">
            <text:p>51403</text:p>
          </table:table-cell>
          <table:table-cell office:value-type="float" office:value="2970" calcext:value-type="float">
            <text:p>2970</text:p>
          </table:table-cell>
          <table:table-cell office:value-type="float" office:value="134528" calcext:value-type="float">
            <text:p>134528</text:p>
          </table:table-cell>
          <table:table-cell office:value-type="float" office:value="1727907" calcext:value-type="float">
            <text:p>1727907</text:p>
          </table:table-cell>
          <table:table-cell office:value-type="float" office:value="3811161" calcext:value-type="float">
            <text:p>3811161</text:p>
          </table:table-cell>
          <table:table-cell office:value-type="float" office:value="3798840" calcext:value-type="float">
            <text:p>3798840</text:p>
          </table:table-cell>
          <table:table-cell office:value-type="float" office:value="11209" calcext:value-type="float">
            <text:p>11209</text:p>
          </table:table-cell>
          <table:table-cell office:value-type="float" office:value="1113" calcext:value-type="float">
            <text:p>1113</text:p>
          </table:table-cell>
          <table:table-cell office:value-type="float" office:value="3119047" calcext:value-type="float">
            <text:p>3119047</text:p>
          </table:table-cell>
          <table:table-cell office:value-type="float" office:value="429748" calcext:value-type="float">
            <text:p>429748</text:p>
          </table:table-cell>
          <table:table-cell office:value-type="float" office:value="2266215" calcext:value-type="float">
            <text:p>2266215</text:p>
          </table:table-cell>
          <table:table-cell office:value-type="float" office:value="423083" calcext:value-type="float">
            <text:p>423083</text:p>
          </table:table-cell>
          <table:table-cell office:value-type="float" office:value="46899" calcext:value-type="float">
            <text:p>46899</text:p>
          </table:table-cell>
          <table:table-cell office:value-type="float" office:value="8258" calcext:value-type="float">
            <text:p>8258</text:p>
          </table:table-cell>
          <table:table-cell office:value-type="float" office:value="645614" calcext:value-type="float">
            <text:p>645614</text:p>
          </table:table-cell>
          <table:table-cell office:value-type="float" office:value="1138115" calcext:value-type="float">
            <text:p>1138115</text:p>
          </table:table-cell>
          <table:table-cell office:value-type="float" office:value="1366620" calcext:value-type="float">
            <text:p>1366620</text:p>
          </table:table-cell>
          <table:table-cell office:value-type="float" office:value="5371228" calcext:value-type="float">
            <text:p>5371228</text:p>
          </table:table-cell>
          <table:table-cell office:value-type="float" office:value="4862138" calcext:value-type="float">
            <text:p>4862138</text:p>
          </table:table-cell>
          <table:table-cell office:value-type="float" office:value="380934" calcext:value-type="float">
            <text:p>380934</text:p>
          </table:table-cell>
          <table:table-cell office:value-type="float" office:value="128156" calcext:value-type="float">
            <text:p>128156</text:p>
          </table:table-cell>
          <table:table-cell office:value-type="float" office:value="0" calcext:value-type="float">
            <text:p>0</text:p>
          </table:table-cell>
          <table:table-cell office:value-type="float" office:value="804073" calcext:value-type="float">
            <text:p>804073</text:p>
          </table:table-cell>
          <table:table-cell office:value-type="float" office:value="673341" calcext:value-type="float">
            <text:p>673341</text:p>
          </table:table-cell>
          <table:table-cell office:value-type="float" office:value="555850" calcext:value-type="float">
            <text:p>555850</text:p>
          </table:table-cell>
          <table:table-cell office:value-type="float" office:value="8771113" calcext:value-type="float">
            <text:p>877111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20Mar</text:p>
          </table:table-cell>
          <table:table-cell table:number-columns-repeated="2" office:value-type="float" office:value="1219605" calcext:value-type="float">
            <text:p>1219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203" calcext:value-type="float">
            <text:p>276203</text:p>
          </table:table-cell>
          <table:table-cell office:value-type="float" office:value="60333" calcext:value-type="float">
            <text:p>60333</text:p>
          </table:table-cell>
          <table:table-cell office:value-type="float" office:value="175818" calcext:value-type="float">
            <text:p>175818</text:p>
          </table:table-cell>
          <table:table-cell office:value-type="float" office:value="40052" calcext:value-type="float">
            <text:p>40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 office:value-type="float" office:value="108954" calcext:value-type="float">
            <text:p>108954</text:p>
          </table:table-cell>
          <table:table-cell office:value-type="float" office:value="78301" calcext:value-type="float">
            <text:p>78301</text:p>
          </table:table-cell>
          <table:table-cell office:value-type="float" office:value="105158" calcext:value-type="float">
            <text:p>105158</text:p>
          </table:table-cell>
          <table:table-cell office:value-type="float" office:value="1398242" calcext:value-type="float">
            <text:p>1398242</text:p>
          </table:table-cell>
          <table:table-cell office:value-type="float" office:value="1394885" calcext:value-type="float">
            <text:p>1394885</text:p>
          </table:table-cell>
          <table:table-cell office:value-type="float" office:value="0" calcext:value-type="float">
            <text:p>0</text:p>
          </table:table-cell>
          <table:table-cell office:value-type="float" office:value="3357" calcext:value-type="float">
            <text:p>3357</text:p>
          </table:table-cell>
          <table:table-cell office:value-type="float" office:value="0" calcext:value-type="float">
            <text:p>0</text:p>
          </table:table-cell>
          <table:table-cell office:value-type="float" office:value="48935" calcext:value-type="float">
            <text:p>48935</text:p>
          </table:table-cell>
          <table:table-cell office:value-type="float" office:value="2955" calcext:value-type="float">
            <text:p>2955</text:p>
          </table:table-cell>
          <table:table-cell office:value-type="float" office:value="129081" calcext:value-type="float">
            <text:p>129081</text:p>
          </table:table-cell>
          <table:table-cell office:value-type="float" office:value="1684371" calcext:value-type="float">
            <text:p>1684371</text:p>
          </table:table-cell>
          <table:table-cell office:value-type="float" office:value="3634951" calcext:value-type="float">
            <text:p>3634951</text:p>
          </table:table-cell>
          <table:table-cell office:value-type="float" office:value="3622074" calcext:value-type="float">
            <text:p>3622074</text:p>
          </table:table-cell>
          <table:table-cell office:value-type="float" office:value="11215" calcext:value-type="float">
            <text:p>11215</text:p>
          </table:table-cell>
          <table:table-cell office:value-type="float" office:value="1663" calcext:value-type="float">
            <text:p>1663</text:p>
          </table:table-cell>
          <table:table-cell office:value-type="float" office:value="2986235" calcext:value-type="float">
            <text:p>2986235</text:p>
          </table:table-cell>
          <table:table-cell office:value-type="float" office:value="418902" calcext:value-type="float">
            <text:p>418902</text:p>
          </table:table-cell>
          <table:table-cell office:value-type="float" office:value="2181575" calcext:value-type="float">
            <text:p>2181575</text:p>
          </table:table-cell>
          <table:table-cell office:value-type="float" office:value="385758" calcext:value-type="float">
            <text:p>385758</text:p>
          </table:table-cell>
          <table:table-cell office:value-type="float" office:value="45228" calcext:value-type="float">
            <text:p>45228</text:p>
          </table:table-cell>
          <table:table-cell office:value-type="float" office:value="8246" calcext:value-type="float">
            <text:p>8246</text:p>
          </table:table-cell>
          <table:table-cell office:value-type="float" office:value="642752" calcext:value-type="float">
            <text:p>642752</text:p>
          </table:table-cell>
          <table:table-cell office:value-type="float" office:value="1085170" calcext:value-type="float">
            <text:p>1085170</text:p>
          </table:table-cell>
          <table:table-cell office:value-type="float" office:value="1346955" calcext:value-type="float">
            <text:p>1346955</text:p>
          </table:table-cell>
          <table:table-cell office:value-type="float" office:value="5098793" calcext:value-type="float">
            <text:p>5098793</text:p>
          </table:table-cell>
          <table:table-cell office:value-type="float" office:value="4668538" calcext:value-type="float">
            <text:p>4668538</text:p>
          </table:table-cell>
          <table:table-cell office:value-type="float" office:value="296789" calcext:value-type="float">
            <text:p>296789</text:p>
          </table:table-cell>
          <table:table-cell office:value-type="float" office:value="133466" calcext:value-type="float">
            <text:p>133466</text:p>
          </table:table-cell>
          <table:table-cell office:value-type="float" office:value="0" calcext:value-type="float">
            <text:p>0</text:p>
          </table:table-cell>
          <table:table-cell office:value-type="float" office:value="771472" calcext:value-type="float">
            <text:p>771472</text:p>
          </table:table-cell>
          <table:table-cell office:value-type="float" office:value="666676" calcext:value-type="float">
            <text:p>666676</text:p>
          </table:table-cell>
          <table:table-cell office:value-type="float" office:value="520701" calcext:value-type="float">
            <text:p>520701</text:p>
          </table:table-cell>
          <table:table-cell office:value-type="float" office:value="8404596" calcext:value-type="float">
            <text:p>840459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20Feb</text:p>
          </table:table-cell>
          <table:table-cell table:number-columns-repeated="2" office:value-type="float" office:value="993804" calcext:value-type="float">
            <text:p>993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146" calcext:value-type="float">
            <text:p>269146</text:p>
          </table:table-cell>
          <table:table-cell office:value-type="float" office:value="58508" calcext:value-type="float">
            <text:p>58508</text:p>
          </table:table-cell>
          <table:table-cell office:value-type="float" office:value="173584" calcext:value-type="float">
            <text:p>173584</text:p>
          </table:table-cell>
          <table:table-cell office:value-type="float" office:value="37054" calcext:value-type="float">
            <text:p>37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 office:value-type="float" office:value="106210" calcext:value-type="float">
            <text:p>106210</text:p>
          </table:table-cell>
          <table:table-cell office:value-type="float" office:value="77135" calcext:value-type="float">
            <text:p>77135</text:p>
          </table:table-cell>
          <table:table-cell office:value-type="float" office:value="102292" calcext:value-type="float">
            <text:p>102292</text:p>
          </table:table-cell>
          <table:table-cell office:value-type="float" office:value="1289750" calcext:value-type="float">
            <text:p>1289750</text:p>
          </table:table-cell>
          <table:table-cell office:value-type="float" office:value="1277257" calcext:value-type="float">
            <text:p>1277257</text:p>
          </table:table-cell>
          <table:table-cell office:value-type="float" office:value="0" calcext:value-type="float">
            <text:p>0</text:p>
          </table:table-cell>
          <table:table-cell office:value-type="float" office:value="12493" calcext:value-type="float">
            <text:p>12493</text:p>
          </table:table-cell>
          <table:table-cell office:value-type="float" office:value="0" calcext:value-type="float">
            <text:p>0</text:p>
          </table:table-cell>
          <table:table-cell office:value-type="float" office:value="48619" calcext:value-type="float">
            <text:p>48619</text:p>
          </table:table-cell>
          <table:table-cell office:value-type="float" office:value="3068" calcext:value-type="float">
            <text:p>3068</text:p>
          </table:table-cell>
          <table:table-cell office:value-type="float" office:value="3884" calcext:value-type="float">
            <text:p>3884</text:p>
          </table:table-cell>
          <table:table-cell office:value-type="float" office:value="1447613" calcext:value-type="float">
            <text:p>1447613</text:p>
          </table:table-cell>
          <table:table-cell office:value-type="float" office:value="2966829" calcext:value-type="float">
            <text:p>2966829</text:p>
          </table:table-cell>
          <table:table-cell office:value-type="float" office:value="2954283" calcext:value-type="float">
            <text:p>2954283</text:p>
          </table:table-cell>
          <table:table-cell office:value-type="float" office:value="11084" calcext:value-type="float">
            <text:p>11084</text:p>
          </table:table-cell>
          <table:table-cell office:value-type="float" office:value="1463" calcext:value-type="float">
            <text:p>1463</text:p>
          </table:table-cell>
          <table:table-cell office:value-type="float" office:value="2952358" calcext:value-type="float">
            <text:p>2952358</text:p>
          </table:table-cell>
          <table:table-cell office:value-type="float" office:value="414406" calcext:value-type="float">
            <text:p>414406</text:p>
          </table:table-cell>
          <table:table-cell office:value-type="float" office:value="2161906" calcext:value-type="float">
            <text:p>2161906</text:p>
          </table:table-cell>
          <table:table-cell office:value-type="float" office:value="376046" calcext:value-type="float">
            <text:p>376046</text:p>
          </table:table-cell>
          <table:table-cell office:value-type="float" office:value="47555" calcext:value-type="float">
            <text:p>47555</text:p>
          </table:table-cell>
          <table:table-cell office:value-type="float" office:value="8221" calcext:value-type="float">
            <text:p>8221</text:p>
          </table:table-cell>
          <table:table-cell office:value-type="float" office:value="631923" calcext:value-type="float">
            <text:p>631923</text:p>
          </table:table-cell>
          <table:table-cell office:value-type="float" office:value="1086890" calcext:value-type="float">
            <text:p>1086890</text:p>
          </table:table-cell>
          <table:table-cell office:value-type="float" office:value="1311064" calcext:value-type="float">
            <text:p>1311064</text:p>
          </table:table-cell>
          <table:table-cell office:value-type="float" office:value="4547327" calcext:value-type="float">
            <text:p>4547327</text:p>
          </table:table-cell>
          <table:table-cell office:value-type="float" office:value="4146958" calcext:value-type="float">
            <text:p>4146958</text:p>
          </table:table-cell>
          <table:table-cell office:value-type="float" office:value="284337" calcext:value-type="float">
            <text:p>284337</text:p>
          </table:table-cell>
          <table:table-cell office:value-type="float" office:value="116032" calcext:value-type="float">
            <text:p>116032</text:p>
          </table:table-cell>
          <table:table-cell office:value-type="float" office:value="0" calcext:value-type="float">
            <text:p>0</text:p>
          </table:table-cell>
          <table:table-cell office:value-type="float" office:value="801922" calcext:value-type="float">
            <text:p>801922</text:p>
          </table:table-cell>
          <table:table-cell office:value-type="float" office:value="659292" calcext:value-type="float">
            <text:p>659292</text:p>
          </table:table-cell>
          <table:table-cell office:value-type="float" office:value="374187" calcext:value-type="float">
            <text:p>374187</text:p>
          </table:table-cell>
          <table:table-cell office:value-type="float" office:value="7693793" calcext:value-type="float">
            <text:p>769379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20Jan</text:p>
          </table:table-cell>
          <table:table-cell table:number-columns-repeated="2" office:value-type="float" office:value="974321" calcext:value-type="float">
            <text:p>974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828" calcext:value-type="float">
            <text:p>267828</text:p>
          </table:table-cell>
          <table:table-cell office:value-type="float" office:value="57955" calcext:value-type="float">
            <text:p>57955</text:p>
          </table:table-cell>
          <table:table-cell office:value-type="float" office:value="173089" calcext:value-type="float">
            <text:p>173089</text:p>
          </table:table-cell>
          <table:table-cell office:value-type="float" office:value="36784" calcext:value-type="float">
            <text:p>36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 office:value-type="float" office:value="105627" calcext:value-type="float">
            <text:p>105627</text:p>
          </table:table-cell>
          <table:table-cell office:value-type="float" office:value="77980" calcext:value-type="float">
            <text:p>77980</text:p>
          </table:table-cell>
          <table:table-cell office:value-type="float" office:value="101909" calcext:value-type="float">
            <text:p>101909</text:p>
          </table:table-cell>
          <table:table-cell office:value-type="float" office:value="1270505" calcext:value-type="float">
            <text:p>1270505</text:p>
          </table:table-cell>
          <table:table-cell office:value-type="float" office:value="1260563" calcext:value-type="float">
            <text:p>1260563</text:p>
          </table:table-cell>
          <table:table-cell office:value-type="float" office:value="0" calcext:value-type="float">
            <text:p>0</text:p>
          </table:table-cell>
          <table:table-cell office:value-type="float" office:value="9942" calcext:value-type="float">
            <text:p>9942</text:p>
          </table:table-cell>
          <table:table-cell office:value-type="float" office:value="0" calcext:value-type="float">
            <text:p>0</text:p>
          </table:table-cell>
          <table:table-cell office:value-type="float" office:value="48054" calcext:value-type="float">
            <text:p>48054</text:p>
          </table:table-cell>
          <table:table-cell office:value-type="float" office:value="2950" calcext:value-type="float">
            <text:p>2950</text:p>
          </table:table-cell>
          <table:table-cell office:value-type="float" office:value="3665" calcext:value-type="float">
            <text:p>3665</text:p>
          </table:table-cell>
          <table:table-cell office:value-type="float" office:value="1427083" calcext:value-type="float">
            <text:p>1427083</text:p>
          </table:table-cell>
          <table:table-cell office:value-type="float" office:value="2924038" calcext:value-type="float">
            <text:p>2924038</text:p>
          </table:table-cell>
          <table:table-cell office:value-type="float" office:value="2911492" calcext:value-type="float">
            <text:p>2911492</text:p>
          </table:table-cell>
          <table:table-cell office:value-type="float" office:value="11084" calcext:value-type="float">
            <text:p>11084</text:p>
          </table:table-cell>
          <table:table-cell office:value-type="float" office:value="1462" calcext:value-type="float">
            <text:p>1462</text:p>
          </table:table-cell>
          <table:table-cell office:value-type="float" office:value="2941294" calcext:value-type="float">
            <text:p>2941294</text:p>
          </table:table-cell>
          <table:table-cell office:value-type="float" office:value="409633" calcext:value-type="float">
            <text:p>409633</text:p>
          </table:table-cell>
          <table:table-cell office:value-type="float" office:value="2162300" calcext:value-type="float">
            <text:p>2162300</text:p>
          </table:table-cell>
          <table:table-cell office:value-type="float" office:value="369361" calcext:value-type="float">
            <text:p>369361</text:p>
          </table:table-cell>
          <table:table-cell office:value-type="float" office:value="49235" calcext:value-type="float">
            <text:p>49235</text:p>
          </table:table-cell>
          <table:table-cell office:value-type="float" office:value="8220" calcext:value-type="float">
            <text:p>8220</text:p>
          </table:table-cell>
          <table:table-cell office:value-type="float" office:value="629368" calcext:value-type="float">
            <text:p>629368</text:p>
          </table:table-cell>
          <table:table-cell office:value-type="float" office:value="1065618" calcext:value-type="float">
            <text:p>1065618</text:p>
          </table:table-cell>
          <table:table-cell office:value-type="float" office:value="1306282" calcext:value-type="float">
            <text:p>1306282</text:p>
          </table:table-cell>
          <table:table-cell office:value-type="float" office:value="4494479" calcext:value-type="float">
            <text:p>4494479</text:p>
          </table:table-cell>
          <table:table-cell office:value-type="float" office:value="4146126" calcext:value-type="float">
            <text:p>4146126</text:p>
          </table:table-cell>
          <table:table-cell office:value-type="float" office:value="234696" calcext:value-type="float">
            <text:p>234696</text:p>
          </table:table-cell>
          <table:table-cell office:value-type="float" office:value="113657" calcext:value-type="float">
            <text:p>113657</text:p>
          </table:table-cell>
          <table:table-cell office:value-type="float" office:value="0" calcext:value-type="float">
            <text:p>0</text:p>
          </table:table-cell>
          <table:table-cell office:value-type="float" office:value="793187" calcext:value-type="float">
            <text:p>793187</text:p>
          </table:table-cell>
          <table:table-cell office:value-type="float" office:value="652420" calcext:value-type="float">
            <text:p>652420</text:p>
          </table:table-cell>
          <table:table-cell office:value-type="float" office:value="371416" calcext:value-type="float">
            <text:p>371416</text:p>
          </table:table-cell>
          <table:table-cell office:value-type="float" office:value="7617784" calcext:value-type="float">
            <text:p>761778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9Dec</text:p>
          </table:table-cell>
          <table:table-cell table:number-columns-repeated="2" office:value-type="float" office:value="1053229" calcext:value-type="float">
            <text:p>1053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167" calcext:value-type="float">
            <text:p>267167</text:p>
          </table:table-cell>
          <table:table-cell office:value-type="float" office:value="57506" calcext:value-type="float">
            <text:p>57506</text:p>
          </table:table-cell>
          <table:table-cell office:value-type="float" office:value="172616" calcext:value-type="float">
            <text:p>172616</text:p>
          </table:table-cell>
          <table:table-cell office:value-type="float" office:value="37045" calcext:value-type="float">
            <text:p>37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9" calcext:value-type="float">
            <text:p>1329</text:p>
          </table:table-cell>
          <table:table-cell office:value-type="float" office:value="107400" calcext:value-type="float">
            <text:p>107400</text:p>
          </table:table-cell>
          <table:table-cell office:value-type="float" office:value="76030" calcext:value-type="float">
            <text:p>76030</text:p>
          </table:table-cell>
          <table:table-cell office:value-type="float" office:value="103419" calcext:value-type="float">
            <text:p>103419</text:p>
          </table:table-cell>
          <table:table-cell office:value-type="float" office:value="1345936" calcext:value-type="float">
            <text:p>1345936</text:p>
          </table:table-cell>
          <table:table-cell office:value-type="float" office:value="1325470" calcext:value-type="float">
            <text:p>1325470</text:p>
          </table:table-cell>
          <table:table-cell office:value-type="float" office:value="0" calcext:value-type="float">
            <text:p>0</text:p>
          </table:table-cell>
          <table:table-cell office:value-type="float" office:value="20466" calcext:value-type="float">
            <text:p>20466</text:p>
          </table:table-cell>
          <table:table-cell office:value-type="float" office:value="0" calcext:value-type="float">
            <text:p>0</text:p>
          </table:table-cell>
          <table:table-cell office:value-type="float" office:value="46981" calcext:value-type="float">
            <text:p>46981</text:p>
          </table:table-cell>
          <table:table-cell office:value-type="float" office:value="1581" calcext:value-type="float">
            <text:p>1581</text:p>
          </table:table-cell>
          <table:table-cell office:value-type="float" office:value="7245" calcext:value-type="float">
            <text:p>7245</text:p>
          </table:table-cell>
          <table:table-cell office:value-type="float" office:value="1505162" calcext:value-type="float">
            <text:p>1505162</text:p>
          </table:table-cell>
          <table:table-cell office:value-type="float" office:value="3061024" calcext:value-type="float">
            <text:p>3061024</text:p>
          </table:table-cell>
          <table:table-cell office:value-type="float" office:value="3047392" calcext:value-type="float">
            <text:p>3047392</text:p>
          </table:table-cell>
          <table:table-cell office:value-type="float" office:value="11083" calcext:value-type="float">
            <text:p>11083</text:p>
          </table:table-cell>
          <table:table-cell office:value-type="float" office:value="2549" calcext:value-type="float">
            <text:p>2549</text:p>
          </table:table-cell>
          <table:table-cell office:value-type="float" office:value="2907488" calcext:value-type="float">
            <text:p>2907488</text:p>
          </table:table-cell>
          <table:table-cell office:value-type="float" office:value="405810" calcext:value-type="float">
            <text:p>405810</text:p>
          </table:table-cell>
          <table:table-cell office:value-type="float" office:value="2135874" calcext:value-type="float">
            <text:p>2135874</text:p>
          </table:table-cell>
          <table:table-cell office:value-type="float" office:value="365804" calcext:value-type="float">
            <text:p>365804</text:p>
          </table:table-cell>
          <table:table-cell office:value-type="float" office:value="49550" calcext:value-type="float">
            <text:p>49550</text:p>
          </table:table-cell>
          <table:table-cell office:value-type="float" office:value="8296" calcext:value-type="float">
            <text:p>8296</text:p>
          </table:table-cell>
          <table:table-cell office:value-type="float" office:value="630366" calcext:value-type="float">
            <text:p>630366</text:p>
          </table:table-cell>
          <table:table-cell office:value-type="float" office:value="1052027" calcext:value-type="float">
            <text:p>1052027</text:p>
          </table:table-cell>
          <table:table-cell office:value-type="float" office:value="1325143" calcext:value-type="float">
            <text:p>1325143</text:p>
          </table:table-cell>
          <table:table-cell office:value-type="float" office:value="4504265" calcext:value-type="float">
            <text:p>4504265</text:p>
          </table:table-cell>
          <table:table-cell office:value-type="float" office:value="4211896" calcext:value-type="float">
            <text:p>4211896</text:p>
          </table:table-cell>
          <table:table-cell office:value-type="float" office:value="162439" calcext:value-type="float">
            <text:p>162439</text:p>
          </table:table-cell>
          <table:table-cell office:value-type="float" office:value="129931" calcext:value-type="float">
            <text:p>129931</text:p>
          </table:table-cell>
          <table:table-cell office:value-type="float" office:value="0" calcext:value-type="float">
            <text:p>0</text:p>
          </table:table-cell>
          <table:table-cell office:value-type="float" office:value="744272" calcext:value-type="float">
            <text:p>744272</text:p>
          </table:table-cell>
          <table:table-cell office:value-type="float" office:value="645060" calcext:value-type="float">
            <text:p>645060</text:p>
          </table:table-cell>
          <table:table-cell office:value-type="float" office:value="490026" calcext:value-type="float">
            <text:p>490026</text:p>
          </table:table-cell>
          <table:table-cell office:value-type="float" office:value="7708766" calcext:value-type="float">
            <text:p>770876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9Nov</text:p>
          </table:table-cell>
          <table:table-cell table:number-columns-repeated="2" office:value-type="float" office:value="1014280" calcext:value-type="float">
            <text:p>1014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315" calcext:value-type="float">
            <text:p>265315</text:p>
          </table:table-cell>
          <table:table-cell office:value-type="float" office:value="56922" calcext:value-type="float">
            <text:p>56922</text:p>
          </table:table-cell>
          <table:table-cell office:value-type="float" office:value="171634" calcext:value-type="float">
            <text:p>171634</text:p>
          </table:table-cell>
          <table:table-cell office:value-type="float" office:value="36759" calcext:value-type="float">
            <text:p>36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105034" calcext:value-type="float">
            <text:p>105034</text:p>
          </table:table-cell>
          <table:table-cell office:value-type="float" office:value="77447" calcext:value-type="float">
            <text:p>77447</text:p>
          </table:table-cell>
          <table:table-cell office:value-type="float" office:value="101208" calcext:value-type="float">
            <text:p>101208</text:p>
          </table:table-cell>
          <table:table-cell office:value-type="float" office:value="1308342" calcext:value-type="float">
            <text:p>1308342</text:p>
          </table:table-cell>
          <table:table-cell office:value-type="float" office:value="1286584" calcext:value-type="float">
            <text:p>1286584</text:p>
          </table:table-cell>
          <table:table-cell office:value-type="float" office:value="0" calcext:value-type="float">
            <text:p>0</text:p>
          </table:table-cell>
          <table:table-cell office:value-type="float" office:value="21758" calcext:value-type="float">
            <text:p>21758</text:p>
          </table:table-cell>
          <table:table-cell office:value-type="float" office:value="0" calcext:value-type="float">
            <text:p>0</text:p>
          </table:table-cell>
          <table:table-cell office:value-type="float" office:value="48302" calcext:value-type="float">
            <text:p>48302</text:p>
          </table:table-cell>
          <table:table-cell office:value-type="float" office:value="2266" calcext:value-type="float">
            <text:p>2266</text:p>
          </table:table-cell>
          <table:table-cell office:value-type="float" office:value="3292" calcext:value-type="float">
            <text:p>3292</text:p>
          </table:table-cell>
          <table:table-cell office:value-type="float" office:value="1463410" calcext:value-type="float">
            <text:p>1463410</text:p>
          </table:table-cell>
          <table:table-cell office:value-type="float" office:value="3033667" calcext:value-type="float">
            <text:p>3033667</text:p>
          </table:table-cell>
          <table:table-cell office:value-type="float" office:value="3021010" calcext:value-type="float">
            <text:p>3021010</text:p>
          </table:table-cell>
          <table:table-cell office:value-type="float" office:value="11128" calcext:value-type="float">
            <text:p>11128</text:p>
          </table:table-cell>
          <table:table-cell office:value-type="float" office:value="1529" calcext:value-type="float">
            <text:p>1529</text:p>
          </table:table-cell>
          <table:table-cell office:value-type="float" office:value="2901821" calcext:value-type="float">
            <text:p>2901821</text:p>
          </table:table-cell>
          <table:table-cell office:value-type="float" office:value="405284" calcext:value-type="float">
            <text:p>405284</text:p>
          </table:table-cell>
          <table:table-cell office:value-type="float" office:value="2132633" calcext:value-type="float">
            <text:p>2132633</text:p>
          </table:table-cell>
          <table:table-cell office:value-type="float" office:value="363904" calcext:value-type="float">
            <text:p>363904</text:p>
          </table:table-cell>
          <table:table-cell office:value-type="float" office:value="49695" calcext:value-type="float">
            <text:p>49695</text:p>
          </table:table-cell>
          <table:table-cell office:value-type="float" office:value="8469" calcext:value-type="float">
            <text:p>8469</text:p>
          </table:table-cell>
          <table:table-cell office:value-type="float" office:value="621937" calcext:value-type="float">
            <text:p>621937</text:p>
          </table:table-cell>
          <table:table-cell office:value-type="float" office:value="1026288" calcext:value-type="float">
            <text:p>1026288</text:p>
          </table:table-cell>
          <table:table-cell office:value-type="float" office:value="1297424" calcext:value-type="float">
            <text:p>1297424</text:p>
          </table:table-cell>
          <table:table-cell office:value-type="float" office:value="4580159" calcext:value-type="float">
            <text:p>4580159</text:p>
          </table:table-cell>
          <table:table-cell office:value-type="float" office:value="4240909" calcext:value-type="float">
            <text:p>4240909</text:p>
          </table:table-cell>
          <table:table-cell office:value-type="float" office:value="207756" calcext:value-type="float">
            <text:p>207756</text:p>
          </table:table-cell>
          <table:table-cell office:value-type="float" office:value="131494" calcext:value-type="float">
            <text:p>131494</text:p>
          </table:table-cell>
          <table:table-cell office:value-type="float" office:value="0" calcext:value-type="float">
            <text:p>0</text:p>
          </table:table-cell>
          <table:table-cell office:value-type="float" office:value="744996" calcext:value-type="float">
            <text:p>744996</text:p>
          </table:table-cell>
          <table:table-cell office:value-type="float" office:value="642479" calcext:value-type="float">
            <text:p>642479</text:p>
          </table:table-cell>
          <table:table-cell office:value-type="float" office:value="376828" calcext:value-type="float">
            <text:p>376828</text:p>
          </table:table-cell>
          <table:table-cell office:value-type="float" office:value="7641886" calcext:value-type="float">
            <text:p>764188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9Oct</text:p>
          </table:table-cell>
          <table:table-cell table:number-columns-repeated="2" office:value-type="float" office:value="1004249" calcext:value-type="float">
            <text:p>1004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638" calcext:value-type="float">
            <text:p>262638</text:p>
          </table:table-cell>
          <table:table-cell office:value-type="float" office:value="56721" calcext:value-type="float">
            <text:p>56721</text:p>
          </table:table-cell>
          <table:table-cell office:value-type="float" office:value="170547" calcext:value-type="float">
            <text:p>170547</text:p>
          </table:table-cell>
          <table:table-cell office:value-type="float" office:value="35370" calcext:value-type="float">
            <text:p>35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8" calcext:value-type="float">
            <text:p>1338</text:p>
          </table:table-cell>
          <table:table-cell office:value-type="float" office:value="104626" calcext:value-type="float">
            <text:p>104626</text:p>
          </table:table-cell>
          <table:table-cell office:value-type="float" office:value="76697" calcext:value-type="float">
            <text:p>76697</text:p>
          </table:table-cell>
          <table:table-cell office:value-type="float" office:value="100685" calcext:value-type="float">
            <text:p>100685</text:p>
          </table:table-cell>
          <table:table-cell office:value-type="float" office:value="1294792" calcext:value-type="float">
            <text:p>1294792</text:p>
          </table:table-cell>
          <table:table-cell office:value-type="float" office:value="1276013" calcext:value-type="float">
            <text:p>1276013</text:p>
          </table:table-cell>
          <table:table-cell office:value-type="float" office:value="0" calcext:value-type="float">
            <text:p>0</text:p>
          </table:table-cell>
          <table:table-cell office:value-type="float" office:value="18779" calcext:value-type="float">
            <text:p>18779</text:p>
          </table:table-cell>
          <table:table-cell office:value-type="float" office:value="0" calcext:value-type="float">
            <text:p>0</text:p>
          </table:table-cell>
          <table:table-cell office:value-type="float" office:value="48013" calcext:value-type="float">
            <text:p>48013</text:p>
          </table:table-cell>
          <table:table-cell office:value-type="float" office:value="2277" calcext:value-type="float">
            <text:p>2277</text:p>
          </table:table-cell>
          <table:table-cell office:value-type="float" office:value="3789" calcext:value-type="float">
            <text:p>3789</text:p>
          </table:table-cell>
          <table:table-cell office:value-type="float" office:value="1449556" calcext:value-type="float">
            <text:p>1449556</text:p>
          </table:table-cell>
          <table:table-cell office:value-type="float" office:value="3019027" calcext:value-type="float">
            <text:p>3019027</text:p>
          </table:table-cell>
          <table:table-cell office:value-type="float" office:value="3006681" calcext:value-type="float">
            <text:p>3006681</text:p>
          </table:table-cell>
          <table:table-cell office:value-type="float" office:value="11127" calcext:value-type="float">
            <text:p>11127</text:p>
          </table:table-cell>
          <table:table-cell office:value-type="float" office:value="1220" calcext:value-type="float">
            <text:p>1220</text:p>
          </table:table-cell>
          <table:table-cell office:value-type="float" office:value="2889596" calcext:value-type="float">
            <text:p>2889596</text:p>
          </table:table-cell>
          <table:table-cell office:value-type="float" office:value="402076" calcext:value-type="float">
            <text:p>402076</text:p>
          </table:table-cell>
          <table:table-cell office:value-type="float" office:value="2130125" calcext:value-type="float">
            <text:p>2130125</text:p>
          </table:table-cell>
          <table:table-cell office:value-type="float" office:value="357395" calcext:value-type="float">
            <text:p>357395</text:p>
          </table:table-cell>
          <table:table-cell office:value-type="float" office:value="48899" calcext:value-type="float">
            <text:p>48899</text:p>
          </table:table-cell>
          <table:table-cell office:value-type="float" office:value="8406" calcext:value-type="float">
            <text:p>8406</text:p>
          </table:table-cell>
          <table:table-cell office:value-type="float" office:value="613862" calcext:value-type="float">
            <text:p>613862</text:p>
          </table:table-cell>
          <table:table-cell office:value-type="float" office:value="1028910" calcext:value-type="float">
            <text:p>1028910</text:p>
          </table:table-cell>
          <table:table-cell office:value-type="float" office:value="1290828" calcext:value-type="float">
            <text:p>1290828</text:p>
          </table:table-cell>
          <table:table-cell office:value-type="float" office:value="4540385" calcext:value-type="float">
            <text:p>4540385</text:p>
          </table:table-cell>
          <table:table-cell office:value-type="float" office:value="4193779" calcext:value-type="float">
            <text:p>4193779</text:p>
          </table:table-cell>
          <table:table-cell office:value-type="float" office:value="208940" calcext:value-type="float">
            <text:p>208940</text:p>
          </table:table-cell>
          <table:table-cell office:value-type="float" office:value="137666" calcext:value-type="float">
            <text:p>137666</text:p>
          </table:table-cell>
          <table:table-cell office:value-type="float" office:value="0" calcext:value-type="float">
            <text:p>0</text:p>
          </table:table-cell>
          <table:table-cell office:value-type="float" office:value="758778" calcext:value-type="float">
            <text:p>758778</text:p>
          </table:table-cell>
          <table:table-cell office:value-type="float" office:value="637034" calcext:value-type="float">
            <text:p>637034</text:p>
          </table:table-cell>
          <table:table-cell office:value-type="float" office:value="381696" calcext:value-type="float">
            <text:p>381696</text:p>
          </table:table-cell>
          <table:table-cell office:value-type="float" office:value="7608720" calcext:value-type="float">
            <text:p>760872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9Sep</text:p>
          </table:table-cell>
          <table:table-cell table:number-columns-repeated="2" office:value-type="float" office:value="1093528" calcext:value-type="float">
            <text:p>1093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514" calcext:value-type="float">
            <text:p>262514</text:p>
          </table:table-cell>
          <table:table-cell office:value-type="float" office:value="56741" calcext:value-type="float">
            <text:p>56741</text:p>
          </table:table-cell>
          <table:table-cell office:value-type="float" office:value="171723" calcext:value-type="float">
            <text:p>171723</text:p>
          </table:table-cell>
          <table:table-cell office:value-type="float" office:value="34050" calcext:value-type="float">
            <text:p>34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5" calcext:value-type="float">
            <text:p>1345</text:p>
          </table:table-cell>
          <table:table-cell office:value-type="float" office:value="104243" calcext:value-type="float">
            <text:p>104243</text:p>
          </table:table-cell>
          <table:table-cell office:value-type="float" office:value="78424" calcext:value-type="float">
            <text:p>78424</text:p>
          </table:table-cell>
          <table:table-cell office:value-type="float" office:value="100217" calcext:value-type="float">
            <text:p>100217</text:p>
          </table:table-cell>
          <table:table-cell office:value-type="float" office:value="1384071" calcext:value-type="float">
            <text:p>1384071</text:p>
          </table:table-cell>
          <table:table-cell office:value-type="float" office:value="1371370" calcext:value-type="float">
            <text:p>1371370</text:p>
          </table:table-cell>
          <table:table-cell office:value-type="float" office:value="0" calcext:value-type="float">
            <text:p>0</text:p>
          </table:table-cell>
          <table:table-cell office:value-type="float" office:value="12701" calcext:value-type="float">
            <text:p>12701</text:p>
          </table:table-cell>
          <table:table-cell office:value-type="float" office:value="0" calcext:value-type="float">
            <text:p>0</text:p>
          </table:table-cell>
          <table:table-cell office:value-type="float" office:value="49391" calcext:value-type="float">
            <text:p>49391</text:p>
          </table:table-cell>
          <table:table-cell office:value-type="float" office:value="2058" calcext:value-type="float">
            <text:p>2058</text:p>
          </table:table-cell>
          <table:table-cell office:value-type="float" office:value="4322" calcext:value-type="float">
            <text:p>4322</text:p>
          </table:table-cell>
          <table:table-cell office:value-type="float" office:value="1540059" calcext:value-type="float">
            <text:p>1540059</text:p>
          </table:table-cell>
          <table:table-cell office:value-type="float" office:value="3206600" calcext:value-type="float">
            <text:p>3206600</text:p>
          </table:table-cell>
          <table:table-cell office:value-type="float" office:value="3193484" calcext:value-type="float">
            <text:p>3193484</text:p>
          </table:table-cell>
          <table:table-cell office:value-type="float" office:value="11128" calcext:value-type="float">
            <text:p>11128</text:p>
          </table:table-cell>
          <table:table-cell office:value-type="float" office:value="1989" calcext:value-type="float">
            <text:p>1989</text:p>
          </table:table-cell>
          <table:table-cell office:value-type="float" office:value="2931216" calcext:value-type="float">
            <text:p>2931216</text:p>
          </table:table-cell>
          <table:table-cell office:value-type="float" office:value="420958" calcext:value-type="float">
            <text:p>420958</text:p>
          </table:table-cell>
          <table:table-cell office:value-type="float" office:value="2152562" calcext:value-type="float">
            <text:p>2152562</text:p>
          </table:table-cell>
          <table:table-cell office:value-type="float" office:value="357696" calcext:value-type="float">
            <text:p>357696</text:p>
          </table:table-cell>
          <table:table-cell office:value-type="float" office:value="31964" calcext:value-type="float">
            <text:p>31964</text:p>
          </table:table-cell>
          <table:table-cell office:value-type="float" office:value="8178" calcext:value-type="float">
            <text:p>8178</text:p>
          </table:table-cell>
          <table:table-cell office:value-type="float" office:value="609210" calcext:value-type="float">
            <text:p>609210</text:p>
          </table:table-cell>
          <table:table-cell office:value-type="float" office:value="1041652" calcext:value-type="float">
            <text:p>1041652</text:p>
          </table:table-cell>
          <table:table-cell office:value-type="float" office:value="1284956" calcext:value-type="float">
            <text:p>1284956</text:p>
          </table:table-cell>
          <table:table-cell office:value-type="float" office:value="4688227" calcext:value-type="float">
            <text:p>4688227</text:p>
          </table:table-cell>
          <table:table-cell office:value-type="float" office:value="4299874" calcext:value-type="float">
            <text:p>4299874</text:p>
          </table:table-cell>
          <table:table-cell office:value-type="float" office:value="255493" calcext:value-type="float">
            <text:p>255493</text:p>
          </table:table-cell>
          <table:table-cell office:value-type="float" office:value="132860" calcext:value-type="float">
            <text:p>132860</text:p>
          </table:table-cell>
          <table:table-cell office:value-type="float" office:value="0" calcext:value-type="float">
            <text:p>0</text:p>
          </table:table-cell>
          <table:table-cell office:value-type="float" office:value="777173" calcext:value-type="float">
            <text:p>777173</text:p>
          </table:table-cell>
          <table:table-cell office:value-type="float" office:value="631241" calcext:value-type="float">
            <text:p>631241</text:p>
          </table:table-cell>
          <table:table-cell office:value-type="float" office:value="447243" calcext:value-type="float">
            <text:p>447243</text:p>
          </table:table-cell>
          <table:table-cell office:value-type="float" office:value="7828840" calcext:value-type="float">
            <text:p>782884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9Aug</text:p>
          </table:table-cell>
          <table:table-cell table:number-columns-repeated="2" office:value-type="float" office:value="1052548" calcext:value-type="float">
            <text:p>1052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187" calcext:value-type="float">
            <text:p>263187</text:p>
          </table:table-cell>
          <table:table-cell office:value-type="float" office:value="57104" calcext:value-type="float">
            <text:p>57104</text:p>
          </table:table-cell>
          <table:table-cell office:value-type="float" office:value="172024" calcext:value-type="float">
            <text:p>172024</text:p>
          </table:table-cell>
          <table:table-cell office:value-type="float" office:value="34059" calcext:value-type="float">
            <text:p>34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 office:value-type="float" office:value="104005" calcext:value-type="float">
            <text:p>104005</text:p>
          </table:table-cell>
          <table:table-cell office:value-type="float" office:value="78844" calcext:value-type="float">
            <text:p>78844</text:p>
          </table:table-cell>
          <table:table-cell office:value-type="float" office:value="100060" calcext:value-type="float">
            <text:p>100060</text:p>
          </table:table-cell>
          <table:table-cell office:value-type="float" office:value="1344730" calcext:value-type="float">
            <text:p>1344730</text:p>
          </table:table-cell>
          <table:table-cell office:value-type="float" office:value="1333141" calcext:value-type="float">
            <text:p>1333141</text:p>
          </table:table-cell>
          <table:table-cell office:value-type="float" office:value="0" calcext:value-type="float">
            <text:p>0</text:p>
          </table:table-cell>
          <table:table-cell office:value-type="float" office:value="11589" calcext:value-type="float">
            <text:p>11589</text:p>
          </table:table-cell>
          <table:table-cell office:value-type="float" office:value="0" calcext:value-type="float">
            <text:p>0</text:p>
          </table:table-cell>
          <table:table-cell office:value-type="float" office:value="48972" calcext:value-type="float">
            <text:p>48972</text:p>
          </table:table-cell>
          <table:table-cell office:value-type="float" office:value="2173" calcext:value-type="float">
            <text:p>2173</text:p>
          </table:table-cell>
          <table:table-cell office:value-type="float" office:value="4008" calcext:value-type="float">
            <text:p>4008</text:p>
          </table:table-cell>
          <table:table-cell office:value-type="float" office:value="1499943" calcext:value-type="float">
            <text:p>1499943</text:p>
          </table:table-cell>
          <table:table-cell office:value-type="float" office:value="3162977" calcext:value-type="float">
            <text:p>3162977</text:p>
          </table:table-cell>
          <table:table-cell office:value-type="float" office:value="3149922" calcext:value-type="float">
            <text:p>3149922</text:p>
          </table:table-cell>
          <table:table-cell office:value-type="float" office:value="10949" calcext:value-type="float">
            <text:p>10949</text:p>
          </table:table-cell>
          <table:table-cell office:value-type="float" office:value="2106" calcext:value-type="float">
            <text:p>2106</text:p>
          </table:table-cell>
          <table:table-cell office:value-type="float" office:value="2938117" calcext:value-type="float">
            <text:p>2938117</text:p>
          </table:table-cell>
          <table:table-cell office:value-type="float" office:value="422351" calcext:value-type="float">
            <text:p>422351</text:p>
          </table:table-cell>
          <table:table-cell office:value-type="float" office:value="2158066" calcext:value-type="float">
            <text:p>2158066</text:p>
          </table:table-cell>
          <table:table-cell office:value-type="float" office:value="357701" calcext:value-type="float">
            <text:p>357701</text:p>
          </table:table-cell>
          <table:table-cell office:value-type="float" office:value="31578" calcext:value-type="float">
            <text:p>31578</text:p>
          </table:table-cell>
          <table:table-cell office:value-type="float" office:value="8156" calcext:value-type="float">
            <text:p>8156</text:p>
          </table:table-cell>
          <table:table-cell office:value-type="float" office:value="603273" calcext:value-type="float">
            <text:p>603273</text:p>
          </table:table-cell>
          <table:table-cell office:value-type="float" office:value="1052311" calcext:value-type="float">
            <text:p>1052311</text:p>
          </table:table-cell>
          <table:table-cell office:value-type="float" office:value="1282895" calcext:value-type="float">
            <text:p>1282895</text:p>
          </table:table-cell>
          <table:table-cell office:value-type="float" office:value="4662398" calcext:value-type="float">
            <text:p>4662398</text:p>
          </table:table-cell>
          <table:table-cell office:value-type="float" office:value="4271293" calcext:value-type="float">
            <text:p>4271293</text:p>
          </table:table-cell>
          <table:table-cell office:value-type="float" office:value="259256" calcext:value-type="float">
            <text:p>259256</text:p>
          </table:table-cell>
          <table:table-cell office:value-type="float" office:value="131849" calcext:value-type="float">
            <text:p>131849</text:p>
          </table:table-cell>
          <table:table-cell office:value-type="float" office:value="0" calcext:value-type="float">
            <text:p>0</text:p>
          </table:table-cell>
          <table:table-cell office:value-type="float" office:value="776533" calcext:value-type="float">
            <text:p>776533</text:p>
          </table:table-cell>
          <table:table-cell office:value-type="float" office:value="628028" calcext:value-type="float">
            <text:p>628028</text:p>
          </table:table-cell>
          <table:table-cell office:value-type="float" office:value="446583" calcext:value-type="float">
            <text:p>446583</text:p>
          </table:table-cell>
          <table:table-cell office:value-type="float" office:value="7796437" calcext:value-type="float">
            <text:p>779643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9Jul</text:p>
          </table:table-cell>
          <table:table-cell table:number-columns-repeated="2" office:value-type="float" office:value="1047405" calcext:value-type="float">
            <text:p>1047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179" calcext:value-type="float">
            <text:p>263179</text:p>
          </table:table-cell>
          <table:table-cell office:value-type="float" office:value="56980" calcext:value-type="float">
            <text:p>56980</text:p>
          </table:table-cell>
          <table:table-cell office:value-type="float" office:value="171976" calcext:value-type="float">
            <text:p>171976</text:p>
          </table:table-cell>
          <table:table-cell office:value-type="float" office:value="34223" calcext:value-type="float">
            <text:p>34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 office:value-type="float" office:value="103709" calcext:value-type="float">
            <text:p>103709</text:p>
          </table:table-cell>
          <table:table-cell office:value-type="float" office:value="76020" calcext:value-type="float">
            <text:p>76020</text:p>
          </table:table-cell>
          <table:table-cell office:value-type="float" office:value="100010" calcext:value-type="float">
            <text:p>100010</text:p>
          </table:table-cell>
          <table:table-cell office:value-type="float" office:value="1339742" calcext:value-type="float">
            <text:p>1339742</text:p>
          </table:table-cell>
          <table:table-cell office:value-type="float" office:value="1324788" calcext:value-type="float">
            <text:p>1324788</text:p>
          </table:table-cell>
          <table:table-cell office:value-type="float" office:value="0" calcext:value-type="float">
            <text:p>0</text:p>
          </table:table-cell>
          <table:table-cell office:value-type="float" office:value="14954" calcext:value-type="float">
            <text:p>14954</text:p>
          </table:table-cell>
          <table:table-cell office:value-type="float" office:value="0" calcext:value-type="float">
            <text:p>0</text:p>
          </table:table-cell>
          <table:table-cell office:value-type="float" office:value="46210" calcext:value-type="float">
            <text:p>46210</text:p>
          </table:table-cell>
          <table:table-cell office:value-type="float" office:value="2032" calcext:value-type="float">
            <text:p>2032</text:p>
          </table:table-cell>
          <table:table-cell office:value-type="float" office:value="3683" calcext:value-type="float">
            <text:p>3683</text:p>
          </table:table-cell>
          <table:table-cell office:value-type="float" office:value="1491677" calcext:value-type="float">
            <text:p>1491677</text:p>
          </table:table-cell>
          <table:table-cell office:value-type="float" office:value="3158424" calcext:value-type="float">
            <text:p>3158424</text:p>
          </table:table-cell>
          <table:table-cell office:value-type="float" office:value="3146359" calcext:value-type="float">
            <text:p>3146359</text:p>
          </table:table-cell>
          <table:table-cell office:value-type="float" office:value="10948" calcext:value-type="float">
            <text:p>10948</text:p>
          </table:table-cell>
          <table:table-cell office:value-type="float" office:value="1117" calcext:value-type="float">
            <text:p>1117</text:p>
          </table:table-cell>
          <table:table-cell office:value-type="float" office:value="2914910" calcext:value-type="float">
            <text:p>2914910</text:p>
          </table:table-cell>
          <table:table-cell office:value-type="float" office:value="420188" calcext:value-type="float">
            <text:p>420188</text:p>
          </table:table-cell>
          <table:table-cell office:value-type="float" office:value="2137803" calcext:value-type="float">
            <text:p>2137803</text:p>
          </table:table-cell>
          <table:table-cell office:value-type="float" office:value="356919" calcext:value-type="float">
            <text:p>356919</text:p>
          </table:table-cell>
          <table:table-cell office:value-type="float" office:value="31739" calcext:value-type="float">
            <text:p>31739</text:p>
          </table:table-cell>
          <table:table-cell office:value-type="float" office:value="8139" calcext:value-type="float">
            <text:p>8139</text:p>
          </table:table-cell>
          <table:table-cell office:value-type="float" office:value="595856" calcext:value-type="float">
            <text:p>595856</text:p>
          </table:table-cell>
          <table:table-cell office:value-type="float" office:value="1006411" calcext:value-type="float">
            <text:p>1006411</text:p>
          </table:table-cell>
          <table:table-cell office:value-type="float" office:value="1282203" calcext:value-type="float">
            <text:p>1282203</text:p>
          </table:table-cell>
          <table:table-cell office:value-type="float" office:value="4657288" calcext:value-type="float">
            <text:p>4657288</text:p>
          </table:table-cell>
          <table:table-cell office:value-type="float" office:value="4276516" calcext:value-type="float">
            <text:p>4276516</text:p>
          </table:table-cell>
          <table:table-cell office:value-type="float" office:value="252496" calcext:value-type="float">
            <text:p>252496</text:p>
          </table:table-cell>
          <table:table-cell office:value-type="float" office:value="128277" calcext:value-type="float">
            <text:p>128277</text:p>
          </table:table-cell>
          <table:table-cell office:value-type="float" office:value="0" calcext:value-type="float">
            <text:p>0</text:p>
          </table:table-cell>
          <table:table-cell office:value-type="float" office:value="712657" calcext:value-type="float">
            <text:p>712657</text:p>
          </table:table-cell>
          <table:table-cell office:value-type="float" office:value="618950" calcext:value-type="float">
            <text:p>618950</text:p>
          </table:table-cell>
          <table:table-cell office:value-type="float" office:value="444396" calcext:value-type="float">
            <text:p>444396</text:p>
          </table:table-cell>
          <table:table-cell office:value-type="float" office:value="7715495" calcext:value-type="float">
            <text:p>771549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9Jun</text:p>
          </table:table-cell>
          <table:table-cell table:number-columns-repeated="2" office:value-type="float" office:value="1077969" calcext:value-type="float">
            <text:p>1077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075" calcext:value-type="float">
            <text:p>264075</text:p>
          </table:table-cell>
          <table:table-cell office:value-type="float" office:value="56282" calcext:value-type="float">
            <text:p>56282</text:p>
          </table:table-cell>
          <table:table-cell office:value-type="float" office:value="173925" calcext:value-type="float">
            <text:p>173925</text:p>
          </table:table-cell>
          <table:table-cell office:value-type="float" office:value="33868" calcext:value-type="float">
            <text:p>33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 office:value-type="float" office:value="103044" calcext:value-type="float">
            <text:p>103044</text:p>
          </table:table-cell>
          <table:table-cell office:value-type="float" office:value="73176" calcext:value-type="float">
            <text:p>73176</text:p>
          </table:table-cell>
          <table:table-cell office:value-type="float" office:value="99145" calcext:value-type="float">
            <text:p>99145</text:p>
          </table:table-cell>
          <table:table-cell office:value-type="float" office:value="1370448" calcext:value-type="float">
            <text:p>1370448</text:p>
          </table:table-cell>
          <table:table-cell office:value-type="float" office:value="1361344" calcext:value-type="float">
            <text:p>1361344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0" calcext:value-type="float">
            <text:p>0</text:p>
          </table:table-cell>
          <table:table-cell office:value-type="float" office:value="44352" calcext:value-type="float">
            <text:p>44352</text:p>
          </table:table-cell>
          <table:table-cell office:value-type="float" office:value="2196" calcext:value-type="float">
            <text:p>2196</text:p>
          </table:table-cell>
          <table:table-cell office:value-type="float" office:value="3497" calcext:value-type="float">
            <text:p>3497</text:p>
          </table:table-cell>
          <table:table-cell office:value-type="float" office:value="1519638" calcext:value-type="float">
            <text:p>1519638</text:p>
          </table:table-cell>
          <table:table-cell office:value-type="float" office:value="3221327" calcext:value-type="float">
            <text:p>3221327</text:p>
          </table:table-cell>
          <table:table-cell office:value-type="float" office:value="3209221" calcext:value-type="float">
            <text:p>3209221</text:p>
          </table:table-cell>
          <table:table-cell office:value-type="float" office:value="10943" calcext:value-type="float">
            <text:p>10943</text:p>
          </table:table-cell>
          <table:table-cell office:value-type="float" office:value="1163" calcext:value-type="float">
            <text:p>1163</text:p>
          </table:table-cell>
          <table:table-cell office:value-type="float" office:value="2910829" calcext:value-type="float">
            <text:p>2910829</text:p>
          </table:table-cell>
          <table:table-cell office:value-type="float" office:value="417503" calcext:value-type="float">
            <text:p>417503</text:p>
          </table:table-cell>
          <table:table-cell office:value-type="float" office:value="2136979" calcext:value-type="float">
            <text:p>2136979</text:p>
          </table:table-cell>
          <table:table-cell office:value-type="float" office:value="356347" calcext:value-type="float">
            <text:p>356347</text:p>
          </table:table-cell>
          <table:table-cell office:value-type="float" office:value="31580" calcext:value-type="float">
            <text:p>31580</text:p>
          </table:table-cell>
          <table:table-cell office:value-type="float" office:value="8171" calcext:value-type="float">
            <text:p>8171</text:p>
          </table:table-cell>
          <table:table-cell office:value-type="float" office:value="593856" calcext:value-type="float">
            <text:p>593856</text:p>
          </table:table-cell>
          <table:table-cell office:value-type="float" office:value="979353" calcext:value-type="float">
            <text:p>979353</text:p>
          </table:table-cell>
          <table:table-cell office:value-type="float" office:value="1271090" calcext:value-type="float">
            <text:p>1271090</text:p>
          </table:table-cell>
          <table:table-cell office:value-type="float" office:value="4712971" calcext:value-type="float">
            <text:p>4712971</text:p>
          </table:table-cell>
          <table:table-cell office:value-type="float" office:value="4328385" calcext:value-type="float">
            <text:p>4328385</text:p>
          </table:table-cell>
          <table:table-cell office:value-type="float" office:value="261265" calcext:value-type="float">
            <text:p>261265</text:p>
          </table:table-cell>
          <table:table-cell office:value-type="float" office:value="123321" calcext:value-type="float">
            <text:p>123321</text:p>
          </table:table-cell>
          <table:table-cell office:value-type="float" office:value="0" calcext:value-type="float">
            <text:p>0</text:p>
          </table:table-cell>
          <table:table-cell office:value-type="float" office:value="674643" calcext:value-type="float">
            <text:p>674643</text:p>
          </table:table-cell>
          <table:table-cell office:value-type="float" office:value="613363" calcext:value-type="float">
            <text:p>613363</text:p>
          </table:table-cell>
          <table:table-cell office:value-type="float" office:value="473068" calcext:value-type="float">
            <text:p>473068</text:p>
          </table:table-cell>
          <table:table-cell office:value-type="float" office:value="7745135" calcext:value-type="float">
            <text:p>774513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9May</text:p>
          </table:table-cell>
          <table:table-cell table:number-columns-repeated="2" office:value-type="float" office:value="1085983" calcext:value-type="float">
            <text:p>1085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033" calcext:value-type="float">
            <text:p>265033</text:p>
          </table:table-cell>
          <table:table-cell office:value-type="float" office:value="56450" calcext:value-type="float">
            <text:p>56450</text:p>
          </table:table-cell>
          <table:table-cell office:value-type="float" office:value="174208" calcext:value-type="float">
            <text:p>174208</text:p>
          </table:table-cell>
          <table:table-cell office:value-type="float" office:value="34375" calcext:value-type="float">
            <text:p>3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102353" calcext:value-type="float">
            <text:p>102353</text:p>
          </table:table-cell>
          <table:table-cell office:value-type="float" office:value="73616" calcext:value-type="float">
            <text:p>73616</text:p>
          </table:table-cell>
          <table:table-cell office:value-type="float" office:value="98493" calcext:value-type="float">
            <text:p>98493</text:p>
          </table:table-cell>
          <table:table-cell office:value-type="float" office:value="1380090" calcext:value-type="float">
            <text:p>1380090</text:p>
          </table:table-cell>
          <table:table-cell office:value-type="float" office:value="1370182" calcext:value-type="float">
            <text:p>1370182</text:p>
          </table:table-cell>
          <table:table-cell office:value-type="float" office:value="0" calcext:value-type="float">
            <text:p>0</text:p>
          </table:table-cell>
          <table:table-cell office:value-type="float" office:value="9908" calcext:value-type="float">
            <text:p>9908</text:p>
          </table:table-cell>
          <table:table-cell office:value-type="float" office:value="0" calcext:value-type="float">
            <text:p>0</text:p>
          </table:table-cell>
          <table:table-cell office:value-type="float" office:value="43492" calcext:value-type="float">
            <text:p>43492</text:p>
          </table:table-cell>
          <table:table-cell office:value-type="float" office:value="2409" calcext:value-type="float">
            <text:p>2409</text:p>
          </table:table-cell>
          <table:table-cell office:value-type="float" office:value="3630" calcext:value-type="float">
            <text:p>3630</text:p>
          </table:table-cell>
          <table:table-cell office:value-type="float" office:value="1528114" calcext:value-type="float">
            <text:p>1528114</text:p>
          </table:table-cell>
          <table:table-cell office:value-type="float" office:value="3262546" calcext:value-type="float">
            <text:p>3262546</text:p>
          </table:table-cell>
          <table:table-cell office:value-type="float" office:value="3250022" calcext:value-type="float">
            <text:p>3250022</text:p>
          </table:table-cell>
          <table:table-cell office:value-type="float" office:value="11354" calcext:value-type="float">
            <text:p>11354</text:p>
          </table:table-cell>
          <table:table-cell office:value-type="float" office:value="1169" calcext:value-type="float">
            <text:p>1169</text:p>
          </table:table-cell>
          <table:table-cell office:value-type="float" office:value="2893918" calcext:value-type="float">
            <text:p>2893918</text:p>
          </table:table-cell>
          <table:table-cell office:value-type="float" office:value="416808" calcext:value-type="float">
            <text:p>416808</text:p>
          </table:table-cell>
          <table:table-cell office:value-type="float" office:value="2122191" calcext:value-type="float">
            <text:p>2122191</text:p>
          </table:table-cell>
          <table:table-cell office:value-type="float" office:value="354920" calcext:value-type="float">
            <text:p>354920</text:p>
          </table:table-cell>
          <table:table-cell office:value-type="float" office:value="30750" calcext:value-type="float">
            <text:p>30750</text:p>
          </table:table-cell>
          <table:table-cell office:value-type="float" office:value="7908" calcext:value-type="float">
            <text:p>7908</text:p>
          </table:table-cell>
          <table:table-cell office:value-type="float" office:value="589394" calcext:value-type="float">
            <text:p>589394</text:p>
          </table:table-cell>
          <table:table-cell office:value-type="float" office:value="952840" calcext:value-type="float">
            <text:p>952840</text:p>
          </table:table-cell>
          <table:table-cell office:value-type="float" office:value="1262779" calcext:value-type="float">
            <text:p>1262779</text:p>
          </table:table-cell>
          <table:table-cell office:value-type="float" office:value="4813683" calcext:value-type="float">
            <text:p>4813683</text:p>
          </table:table-cell>
          <table:table-cell office:value-type="float" office:value="4468933" calcext:value-type="float">
            <text:p>4468933</text:p>
          </table:table-cell>
          <table:table-cell office:value-type="float" office:value="226947" calcext:value-type="float">
            <text:p>226947</text:p>
          </table:table-cell>
          <table:table-cell office:value-type="float" office:value="117803" calcext:value-type="float">
            <text:p>117803</text:p>
          </table:table-cell>
          <table:table-cell office:value-type="float" office:value="0" calcext:value-type="float">
            <text:p>0</text:p>
          </table:table-cell>
          <table:table-cell office:value-type="float" office:value="625717" calcext:value-type="float">
            <text:p>625717</text:p>
          </table:table-cell>
          <table:table-cell office:value-type="float" office:value="610418" calcext:value-type="float">
            <text:p>610418</text:p>
          </table:table-cell>
          <table:table-cell office:value-type="float" office:value="424773" calcext:value-type="float">
            <text:p>424773</text:p>
          </table:table-cell>
          <table:table-cell office:value-type="float" office:value="7737370" calcext:value-type="float">
            <text:p>773737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9Apr</text:p>
          </table:table-cell>
          <table:table-cell table:number-columns-repeated="2" office:value-type="float" office:value="1069861" calcext:value-type="float">
            <text:p>1069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024" calcext:value-type="float">
            <text:p>265024</text:p>
          </table:table-cell>
          <table:table-cell office:value-type="float" office:value="55697" calcext:value-type="float">
            <text:p>55697</text:p>
          </table:table-cell>
          <table:table-cell office:value-type="float" office:value="174950" calcext:value-type="float">
            <text:p>174950</text:p>
          </table:table-cell>
          <table:table-cell office:value-type="float" office:value="34377" calcext:value-type="float">
            <text:p>34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 office:value-type="float" office:value="102085" calcext:value-type="float">
            <text:p>102085</text:p>
          </table:table-cell>
          <table:table-cell office:value-type="float" office:value="72778" calcext:value-type="float">
            <text:p>72778</text:p>
          </table:table-cell>
          <table:table-cell office:value-type="float" office:value="98334" calcext:value-type="float">
            <text:p>98334</text:p>
          </table:table-cell>
          <table:table-cell office:value-type="float" office:value="1362763" calcext:value-type="float">
            <text:p>1362763</text:p>
          </table:table-cell>
          <table:table-cell office:value-type="float" office:value="1354694" calcext:value-type="float">
            <text:p>1354694</text:p>
          </table:table-cell>
          <table:table-cell office:value-type="float" office:value="0" calcext:value-type="float">
            <text:p>0</text:p>
          </table:table-cell>
          <table:table-cell office:value-type="float" office:value="8069" calcext:value-type="float">
            <text:p>8069</text:p>
          </table:table-cell>
          <table:table-cell office:value-type="float" office:value="0" calcext:value-type="float">
            <text:p>0</text:p>
          </table:table-cell>
          <table:table-cell office:value-type="float" office:value="42343" calcext:value-type="float">
            <text:p>42343</text:p>
          </table:table-cell>
          <table:table-cell office:value-type="float" office:value="2626" calcext:value-type="float">
            <text:p>2626</text:p>
          </table:table-cell>
          <table:table-cell office:value-type="float" office:value="4816" calcext:value-type="float">
            <text:p>4816</text:p>
          </table:table-cell>
          <table:table-cell office:value-type="float" office:value="1510882" calcext:value-type="float">
            <text:p>1510882</text:p>
          </table:table-cell>
          <table:table-cell office:value-type="float" office:value="3235623" calcext:value-type="float">
            <text:p>3235623</text:p>
          </table:table-cell>
          <table:table-cell office:value-type="float" office:value="3223153" calcext:value-type="float">
            <text:p>3223153</text:p>
          </table:table-cell>
          <table:table-cell office:value-type="float" office:value="11354" calcext:value-type="float">
            <text:p>11354</text:p>
          </table:table-cell>
          <table:table-cell office:value-type="float" office:value="1116" calcext:value-type="float">
            <text:p>1116</text:p>
          </table:table-cell>
          <table:table-cell office:value-type="float" office:value="2896275" calcext:value-type="float">
            <text:p>2896275</text:p>
          </table:table-cell>
          <table:table-cell office:value-type="float" office:value="414095" calcext:value-type="float">
            <text:p>414095</text:p>
          </table:table-cell>
          <table:table-cell office:value-type="float" office:value="2126565" calcext:value-type="float">
            <text:p>2126565</text:p>
          </table:table-cell>
          <table:table-cell office:value-type="float" office:value="355615" calcext:value-type="float">
            <text:p>355615</text:p>
          </table:table-cell>
          <table:table-cell office:value-type="float" office:value="31266" calcext:value-type="float">
            <text:p>31266</text:p>
          </table:table-cell>
          <table:table-cell office:value-type="float" office:value="7900" calcext:value-type="float">
            <text:p>7900</text:p>
          </table:table-cell>
          <table:table-cell office:value-type="float" office:value="586633" calcext:value-type="float">
            <text:p>586633</text:p>
          </table:table-cell>
          <table:table-cell office:value-type="float" office:value="937151" calcext:value-type="float">
            <text:p>937151</text:p>
          </table:table-cell>
          <table:table-cell office:value-type="float" office:value="1260745" calcext:value-type="float">
            <text:p>1260745</text:p>
          </table:table-cell>
          <table:table-cell office:value-type="float" office:value="4768501" calcext:value-type="float">
            <text:p>4768501</text:p>
          </table:table-cell>
          <table:table-cell office:value-type="float" office:value="4437121" calcext:value-type="float">
            <text:p>4437121</text:p>
          </table:table-cell>
          <table:table-cell office:value-type="float" office:value="209711" calcext:value-type="float">
            <text:p>209711</text:p>
          </table:table-cell>
          <table:table-cell office:value-type="float" office:value="121669" calcext:value-type="float">
            <text:p>121669</text:p>
          </table:table-cell>
          <table:table-cell office:value-type="float" office:value="0" calcext:value-type="float">
            <text:p>0</text:p>
          </table:table-cell>
          <table:table-cell office:value-type="float" office:value="614944" calcext:value-type="float">
            <text:p>614944</text:p>
          </table:table-cell>
          <table:table-cell office:value-type="float" office:value="607846" calcext:value-type="float">
            <text:p>607846</text:p>
          </table:table-cell>
          <table:table-cell office:value-type="float" office:value="442833" calcext:value-type="float">
            <text:p>442833</text:p>
          </table:table-cell>
          <table:table-cell office:value-type="float" office:value="7694868" calcext:value-type="float">
            <text:p>769486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9Mar</text:p>
          </table:table-cell>
          <table:table-cell table:number-columns-repeated="2" office:value-type="float" office:value="1105516" calcext:value-type="float">
            <text:p>1105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679" calcext:value-type="float">
            <text:p>264679</text:p>
          </table:table-cell>
          <table:table-cell office:value-type="float" office:value="55112" calcext:value-type="float">
            <text:p>55112</text:p>
          </table:table-cell>
          <table:table-cell office:value-type="float" office:value="175755" calcext:value-type="float">
            <text:p>175755</text:p>
          </table:table-cell>
          <table:table-cell office:value-type="float" office:value="33812" calcext:value-type="float">
            <text:p>33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 office:value-type="float" office:value="101305" calcext:value-type="float">
            <text:p>101305</text:p>
          </table:table-cell>
          <table:table-cell office:value-type="float" office:value="73129" calcext:value-type="float">
            <text:p>73129</text:p>
          </table:table-cell>
          <table:table-cell office:value-type="float" office:value="97286" calcext:value-type="float">
            <text:p>97286</text:p>
          </table:table-cell>
          <table:table-cell office:value-type="float" office:value="1397462" calcext:value-type="float">
            <text:p>1397462</text:p>
          </table:table-cell>
          <table:table-cell office:value-type="float" office:value="1389061" calcext:value-type="float">
            <text:p>1389061</text:p>
          </table:table-cell>
          <table:table-cell office:value-type="float" office:value="0" calcext:value-type="float">
            <text:p>0</text:p>
          </table:table-cell>
          <table:table-cell office:value-type="float" office:value="8401" calcext:value-type="float">
            <text:p>8401</text:p>
          </table:table-cell>
          <table:table-cell office:value-type="float" office:value="0" calcext:value-type="float">
            <text:p>0</text:p>
          </table:table-cell>
          <table:table-cell office:value-type="float" office:value="42382" calcext:value-type="float">
            <text:p>42382</text:p>
          </table:table-cell>
          <table:table-cell office:value-type="float" office:value="2677" calcext:value-type="float">
            <text:p>2677</text:p>
          </table:table-cell>
          <table:table-cell office:value-type="float" office:value="5959" calcext:value-type="float">
            <text:p>5959</text:p>
          </table:table-cell>
          <table:table-cell office:value-type="float" office:value="1545766" calcext:value-type="float">
            <text:p>1545766</text:p>
          </table:table-cell>
          <table:table-cell office:value-type="float" office:value="3297188" calcext:value-type="float">
            <text:p>3297188</text:p>
          </table:table-cell>
          <table:table-cell office:value-type="float" office:value="3284662" calcext:value-type="float">
            <text:p>3284662</text:p>
          </table:table-cell>
          <table:table-cell office:value-type="float" office:value="11354" calcext:value-type="float">
            <text:p>11354</text:p>
          </table:table-cell>
          <table:table-cell office:value-type="float" office:value="1171" calcext:value-type="float">
            <text:p>1171</text:p>
          </table:table-cell>
          <table:table-cell office:value-type="float" office:value="2904663" calcext:value-type="float">
            <text:p>2904663</text:p>
          </table:table-cell>
          <table:table-cell office:value-type="float" office:value="413345" calcext:value-type="float">
            <text:p>413345</text:p>
          </table:table-cell>
          <table:table-cell office:value-type="float" office:value="2135184" calcext:value-type="float">
            <text:p>2135184</text:p>
          </table:table-cell>
          <table:table-cell office:value-type="float" office:value="356134" calcext:value-type="float">
            <text:p>356134</text:p>
          </table:table-cell>
          <table:table-cell office:value-type="float" office:value="30903" calcext:value-type="float">
            <text:p>30903</text:p>
          </table:table-cell>
          <table:table-cell office:value-type="float" office:value="7890" calcext:value-type="float">
            <text:p>7890</text:p>
          </table:table-cell>
          <table:table-cell office:value-type="float" office:value="584094" calcext:value-type="float">
            <text:p>584094</text:p>
          </table:table-cell>
          <table:table-cell office:value-type="float" office:value="945981" calcext:value-type="float">
            <text:p>945981</text:p>
          </table:table-cell>
          <table:table-cell office:value-type="float" office:value="1247499" calcext:value-type="float">
            <text:p>1247499</text:p>
          </table:table-cell>
          <table:table-cell office:value-type="float" office:value="4813047" calcext:value-type="float">
            <text:p>4813047</text:p>
          </table:table-cell>
          <table:table-cell office:value-type="float" office:value="4443981" calcext:value-type="float">
            <text:p>4443981</text:p>
          </table:table-cell>
          <table:table-cell office:value-type="float" office:value="250273" calcext:value-type="float">
            <text:p>250273</text:p>
          </table:table-cell>
          <table:table-cell office:value-type="float" office:value="118794" calcext:value-type="float">
            <text:p>118794</text:p>
          </table:table-cell>
          <table:table-cell office:value-type="float" office:value="0" calcext:value-type="float">
            <text:p>0</text:p>
          </table:table-cell>
          <table:table-cell office:value-type="float" office:value="622114" calcext:value-type="float">
            <text:p>622114</text:p>
          </table:table-cell>
          <table:table-cell office:value-type="float" office:value="603158" calcext:value-type="float">
            <text:p>603158</text:p>
          </table:table-cell>
          <table:table-cell office:value-type="float" office:value="484920" calcext:value-type="float">
            <text:p>484920</text:p>
          </table:table-cell>
          <table:table-cell office:value-type="float" office:value="7770738" calcext:value-type="float">
            <text:p>777073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9Feb</text:p>
          </table:table-cell>
          <table:table-cell table:number-columns-repeated="2" office:value-type="float" office:value="1064987" calcext:value-type="float">
            <text:p>106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900" calcext:value-type="float">
            <text:p>265900</text:p>
          </table:table-cell>
          <table:table-cell office:value-type="float" office:value="55609" calcext:value-type="float">
            <text:p>55609</text:p>
          </table:table-cell>
          <table:table-cell office:value-type="float" office:value="176009" calcext:value-type="float">
            <text:p>176009</text:p>
          </table:table-cell>
          <table:table-cell office:value-type="float" office:value="34282" calcext:value-type="float">
            <text:p>34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float" office:value="100523" calcext:value-type="float">
            <text:p>100523</text:p>
          </table:table-cell>
          <table:table-cell office:value-type="float" office:value="69377" calcext:value-type="float">
            <text:p>69377</text:p>
          </table:table-cell>
          <table:table-cell office:value-type="float" office:value="96862" calcext:value-type="float">
            <text:p>96862</text:p>
          </table:table-cell>
          <table:table-cell office:value-type="float" office:value="1357061" calcext:value-type="float">
            <text:p>1357061</text:p>
          </table:table-cell>
          <table:table-cell office:value-type="float" office:value="1349284" calcext:value-type="float">
            <text:p>1349284</text:p>
          </table:table-cell>
          <table:table-cell office:value-type="float" office:value="0" calcext:value-type="float">
            <text:p>0</text:p>
          </table:table-cell>
          <table:table-cell office:value-type="float" office:value="7777" calcext:value-type="float">
            <text:p>7777</text:p>
          </table:table-cell>
          <table:table-cell office:value-type="float" office:value="0" calcext:value-type="float">
            <text:p>0</text:p>
          </table:table-cell>
          <table:table-cell office:value-type="float" office:value="41273" calcext:value-type="float">
            <text:p>41273</text:p>
          </table:table-cell>
          <table:table-cell office:value-type="float" office:value="1721" calcext:value-type="float">
            <text:p>1721</text:p>
          </table:table-cell>
          <table:table-cell office:value-type="float" office:value="5016" calcext:value-type="float">
            <text:p>5016</text:p>
          </table:table-cell>
          <table:table-cell office:value-type="float" office:value="1501933" calcext:value-type="float">
            <text:p>1501933</text:p>
          </table:table-cell>
          <table:table-cell office:value-type="float" office:value="3221231" calcext:value-type="float">
            <text:p>3221231</text:p>
          </table:table-cell>
          <table:table-cell office:value-type="float" office:value="3208834" calcext:value-type="float">
            <text:p>3208834</text:p>
          </table:table-cell>
          <table:table-cell office:value-type="float" office:value="11285" calcext:value-type="float">
            <text:p>11285</text:p>
          </table:table-cell>
          <table:table-cell office:value-type="float" office:value="1112" calcext:value-type="float">
            <text:p>1112</text:p>
          </table:table-cell>
          <table:table-cell office:value-type="float" office:value="2902613" calcext:value-type="float">
            <text:p>2902613</text:p>
          </table:table-cell>
          <table:table-cell office:value-type="float" office:value="413478" calcext:value-type="float">
            <text:p>413478</text:p>
          </table:table-cell>
          <table:table-cell office:value-type="float" office:value="2133897" calcext:value-type="float">
            <text:p>2133897</text:p>
          </table:table-cell>
          <table:table-cell office:value-type="float" office:value="355238" calcext:value-type="float">
            <text:p>355238</text:p>
          </table:table-cell>
          <table:table-cell office:value-type="float" office:value="30599" calcext:value-type="float">
            <text:p>30599</text:p>
          </table:table-cell>
          <table:table-cell office:value-type="float" office:value="7884" calcext:value-type="float">
            <text:p>7884</text:p>
          </table:table-cell>
          <table:table-cell office:value-type="float" office:value="583056" calcext:value-type="float">
            <text:p>583056</text:p>
          </table:table-cell>
          <table:table-cell office:value-type="float" office:value="941834" calcext:value-type="float">
            <text:p>941834</text:p>
          </table:table-cell>
          <table:table-cell office:value-type="float" office:value="1242121" calcext:value-type="float">
            <text:p>1242121</text:p>
          </table:table-cell>
          <table:table-cell office:value-type="float" office:value="4781371" calcext:value-type="float">
            <text:p>4781371</text:p>
          </table:table-cell>
          <table:table-cell office:value-type="float" office:value="4403570" calcext:value-type="float">
            <text:p>4403570</text:p>
          </table:table-cell>
          <table:table-cell office:value-type="float" office:value="264500" calcext:value-type="float">
            <text:p>264500</text:p>
          </table:table-cell>
          <table:table-cell office:value-type="float" office:value="113301" calcext:value-type="float">
            <text:p>113301</text:p>
          </table:table-cell>
          <table:table-cell office:value-type="float" office:value="0" calcext:value-type="float">
            <text:p>0</text:p>
          </table:table-cell>
          <table:table-cell office:value-type="float" office:value="603443" calcext:value-type="float">
            <text:p>603443</text:p>
          </table:table-cell>
          <table:table-cell office:value-type="float" office:value="596163" calcext:value-type="float">
            <text:p>596163</text:p>
          </table:table-cell>
          <table:table-cell office:value-type="float" office:value="464133" calcext:value-type="float">
            <text:p>464133</text:p>
          </table:table-cell>
          <table:table-cell office:value-type="float" office:value="7687232" calcext:value-type="float">
            <text:p>768723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9Jan</text:p>
          </table:table-cell>
          <table:table-cell table:number-columns-repeated="2" office:value-type="float" office:value="1061527" calcext:value-type="float">
            <text:p>106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567" calcext:value-type="float">
            <text:p>266567</text:p>
          </table:table-cell>
          <table:table-cell office:value-type="float" office:value="55546" calcext:value-type="float">
            <text:p>55546</text:p>
          </table:table-cell>
          <table:table-cell office:value-type="float" office:value="176283" calcext:value-type="float">
            <text:p>176283</text:p>
          </table:table-cell>
          <table:table-cell office:value-type="float" office:value="34738" calcext:value-type="float">
            <text:p>34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office:value-type="float" office:value="100328" calcext:value-type="float">
            <text:p>100328</text:p>
          </table:table-cell>
          <table:table-cell office:value-type="float" office:value="68863" calcext:value-type="float">
            <text:p>68863</text:p>
          </table:table-cell>
          <table:table-cell office:value-type="float" office:value="96692" calcext:value-type="float">
            <text:p>96692</text:p>
          </table:table-cell>
          <table:table-cell office:value-type="float" office:value="1353337" calcext:value-type="float">
            <text:p>1353337</text:p>
          </table:table-cell>
          <table:table-cell office:value-type="float" office:value="1348999" calcext:value-type="float">
            <text:p>1348999</text:p>
          </table:table-cell>
          <table:table-cell office:value-type="float" office:value="0" calcext:value-type="float">
            <text:p>0</text:p>
          </table:table-cell>
          <table:table-cell office:value-type="float" office:value="4338" calcext:value-type="float">
            <text:p>4338</text:p>
          </table:table-cell>
          <table:table-cell office:value-type="float" office:value="0" calcext:value-type="float">
            <text:p>0</text:p>
          </table:table-cell>
          <table:table-cell office:value-type="float" office:value="41257" calcext:value-type="float">
            <text:p>41257</text:p>
          </table:table-cell>
          <table:table-cell office:value-type="float" office:value="1943" calcext:value-type="float">
            <text:p>1943</text:p>
          </table:table-cell>
          <table:table-cell office:value-type="float" office:value="5206" calcext:value-type="float">
            <text:p>5206</text:p>
          </table:table-cell>
          <table:table-cell office:value-type="float" office:value="1498435" calcext:value-type="float">
            <text:p>1498435</text:p>
          </table:table-cell>
          <table:table-cell office:value-type="float" office:value="3222850" calcext:value-type="float">
            <text:p>3222850</text:p>
          </table:table-cell>
          <table:table-cell office:value-type="float" office:value="3210443" calcext:value-type="float">
            <text:p>3210443</text:p>
          </table:table-cell>
          <table:table-cell office:value-type="float" office:value="11285" calcext:value-type="float">
            <text:p>11285</text:p>
          </table:table-cell>
          <table:table-cell office:value-type="float" office:value="1122" calcext:value-type="float">
            <text:p>1122</text:p>
          </table:table-cell>
          <table:table-cell office:value-type="float" office:value="2915599" calcext:value-type="float">
            <text:p>2915599</text:p>
          </table:table-cell>
          <table:table-cell office:value-type="float" office:value="412637" calcext:value-type="float">
            <text:p>412637</text:p>
          </table:table-cell>
          <table:table-cell office:value-type="float" office:value="2148948" calcext:value-type="float">
            <text:p>2148948</text:p>
          </table:table-cell>
          <table:table-cell office:value-type="float" office:value="354013" calcext:value-type="float">
            <text:p>354013</text:p>
          </table:table-cell>
          <table:table-cell office:value-type="float" office:value="29615" calcext:value-type="float">
            <text:p>29615</text:p>
          </table:table-cell>
          <table:table-cell office:value-type="float" office:value="7868" calcext:value-type="float">
            <text:p>7868</text:p>
          </table:table-cell>
          <table:table-cell office:value-type="float" office:value="580110" calcext:value-type="float">
            <text:p>580110</text:p>
          </table:table-cell>
          <table:table-cell office:value-type="float" office:value="933193" calcext:value-type="float">
            <text:p>933193</text:p>
          </table:table-cell>
          <table:table-cell office:value-type="float" office:value="1240005" calcext:value-type="float">
            <text:p>1240005</text:p>
          </table:table-cell>
          <table:table-cell office:value-type="float" office:value="4764886" calcext:value-type="float">
            <text:p>4764886</text:p>
          </table:table-cell>
          <table:table-cell office:value-type="float" office:value="4409059" calcext:value-type="float">
            <text:p>4409059</text:p>
          </table:table-cell>
          <table:table-cell office:value-type="float" office:value="247865" calcext:value-type="float">
            <text:p>247865</text:p>
          </table:table-cell>
          <table:table-cell office:value-type="float" office:value="107963" calcext:value-type="float">
            <text:p>107963</text:p>
          </table:table-cell>
          <table:table-cell office:value-type="float" office:value="0" calcext:value-type="float">
            <text:p>0</text:p>
          </table:table-cell>
          <table:table-cell office:value-type="float" office:value="610552" calcext:value-type="float">
            <text:p>610552</text:p>
          </table:table-cell>
          <table:table-cell office:value-type="float" office:value="589898" calcext:value-type="float">
            <text:p>589898</text:p>
          </table:table-cell>
          <table:table-cell office:value-type="float" office:value="483905" calcext:value-type="float">
            <text:p>483905</text:p>
          </table:table-cell>
          <table:table-cell office:value-type="float" office:value="7689247" calcext:value-type="float">
            <text:p>768924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8Dec</text:p>
          </table:table-cell>
          <table:table-cell table:number-columns-repeated="2" office:value-type="float" office:value="1110762" calcext:value-type="float">
            <text:p>1110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182" calcext:value-type="float">
            <text:p>267182</text:p>
          </table:table-cell>
          <table:table-cell office:value-type="float" office:value="55181" calcext:value-type="float">
            <text:p>55181</text:p>
          </table:table-cell>
          <table:table-cell office:value-type="float" office:value="176544" calcext:value-type="float">
            <text:p>176544</text:p>
          </table:table-cell>
          <table:table-cell office:value-type="float" office:value="35457" calcext:value-type="float">
            <text:p>35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float" office:value="102653" calcext:value-type="float">
            <text:p>102653</text:p>
          </table:table-cell>
          <table:table-cell office:value-type="float" office:value="72121" calcext:value-type="float">
            <text:p>72121</text:p>
          </table:table-cell>
          <table:table-cell office:value-type="float" office:value="98490" calcext:value-type="float">
            <text:p>98490</text:p>
          </table:table-cell>
          <table:table-cell office:value-type="float" office:value="1401251" calcext:value-type="float">
            <text:p>1401251</text:p>
          </table:table-cell>
          <table:table-cell office:value-type="float" office:value="1392099" calcext:value-type="float">
            <text:p>1392099</text:p>
          </table:table-cell>
          <table:table-cell office:value-type="float" office:value="0" calcext:value-type="float">
            <text:p>0</text:p>
          </table:table-cell>
          <table:table-cell office:value-type="float" office:value="9152" calcext:value-type="float">
            <text:p>9152</text:p>
          </table:table-cell>
          <table:table-cell office:value-type="float" office:value="0" calcext:value-type="float">
            <text:p>0</text:p>
          </table:table-cell>
          <table:table-cell office:value-type="float" office:value="41858" calcext:value-type="float">
            <text:p>41858</text:p>
          </table:table-cell>
          <table:table-cell office:value-type="float" office:value="1914" calcext:value-type="float">
            <text:p>1914</text:p>
          </table:table-cell>
          <table:table-cell office:value-type="float" office:value="10360" calcext:value-type="float">
            <text:p>10360</text:p>
          </table:table-cell>
          <table:table-cell office:value-type="float" office:value="1553873" calcext:value-type="float">
            <text:p>1553873</text:p>
          </table:table-cell>
          <table:table-cell office:value-type="float" office:value="3293476" calcext:value-type="float">
            <text:p>3293476</text:p>
          </table:table-cell>
          <table:table-cell office:value-type="float" office:value="3281070" calcext:value-type="float">
            <text:p>3281070</text:p>
          </table:table-cell>
          <table:table-cell office:value-type="float" office:value="11285" calcext:value-type="float">
            <text:p>11285</text:p>
          </table:table-cell>
          <table:table-cell office:value-type="float" office:value="1121" calcext:value-type="float">
            <text:p>1121</text:p>
          </table:table-cell>
          <table:table-cell office:value-type="float" office:value="2913249" calcext:value-type="float">
            <text:p>2913249</text:p>
          </table:table-cell>
          <table:table-cell office:value-type="float" office:value="412931" calcext:value-type="float">
            <text:p>412931</text:p>
          </table:table-cell>
          <table:table-cell office:value-type="float" office:value="2144728" calcext:value-type="float">
            <text:p>2144728</text:p>
          </table:table-cell>
          <table:table-cell office:value-type="float" office:value="355590" calcext:value-type="float">
            <text:p>355590</text:p>
          </table:table-cell>
          <table:table-cell office:value-type="float" office:value="28751" calcext:value-type="float">
            <text:p>28751</text:p>
          </table:table-cell>
          <table:table-cell office:value-type="float" office:value="7900" calcext:value-type="float">
            <text:p>7900</text:p>
          </table:table-cell>
          <table:table-cell office:value-type="float" office:value="593768" calcext:value-type="float">
            <text:p>593768</text:p>
          </table:table-cell>
          <table:table-cell office:value-type="float" office:value="937571" calcext:value-type="float">
            <text:p>937571</text:p>
          </table:table-cell>
          <table:table-cell office:value-type="float" office:value="1262616" calcext:value-type="float">
            <text:p>1262616</text:p>
          </table:table-cell>
          <table:table-cell office:value-type="float" office:value="4681795" calcext:value-type="float">
            <text:p>4681795</text:p>
          </table:table-cell>
          <table:table-cell office:value-type="float" office:value="4359119" calcext:value-type="float">
            <text:p>4359119</text:p>
          </table:table-cell>
          <table:table-cell office:value-type="float" office:value="204750" calcext:value-type="float">
            <text:p>204750</text:p>
          </table:table-cell>
          <table:table-cell office:value-type="float" office:value="117926" calcext:value-type="float">
            <text:p>117926</text:p>
          </table:table-cell>
          <table:table-cell office:value-type="float" office:value="0" calcext:value-type="float">
            <text:p>0</text:p>
          </table:table-cell>
          <table:table-cell office:value-type="float" office:value="590440" calcext:value-type="float">
            <text:p>590440</text:p>
          </table:table-cell>
          <table:table-cell office:value-type="float" office:value="600820" calcext:value-type="float">
            <text:p>600820</text:p>
          </table:table-cell>
          <table:table-cell office:value-type="float" office:value="639058" calcext:value-type="float">
            <text:p>639058</text:p>
          </table:table-cell>
          <table:table-cell office:value-type="float" office:value="7774729" calcext:value-type="float">
            <text:p>777472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8Nov</text:p>
          </table:table-cell>
          <table:table-cell table:number-columns-repeated="2" office:value-type="float" office:value="1102762" calcext:value-type="float">
            <text:p>1102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480" calcext:value-type="float">
            <text:p>266480</text:p>
          </table:table-cell>
          <table:table-cell office:value-type="float" office:value="55314" calcext:value-type="float">
            <text:p>55314</text:p>
          </table:table-cell>
          <table:table-cell office:value-type="float" office:value="175525" calcext:value-type="float">
            <text:p>175525</text:p>
          </table:table-cell>
          <table:table-cell office:value-type="float" office:value="35641" calcext:value-type="float">
            <text:p>35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99788" calcext:value-type="float">
            <text:p>99788</text:p>
          </table:table-cell>
          <table:table-cell office:value-type="float" office:value="70448" calcext:value-type="float">
            <text:p>70448</text:p>
          </table:table-cell>
          <table:table-cell office:value-type="float" office:value="96262" calcext:value-type="float">
            <text:p>96262</text:p>
          </table:table-cell>
          <table:table-cell office:value-type="float" office:value="1397620" calcext:value-type="float">
            <text:p>1397620</text:p>
          </table:table-cell>
          <table:table-cell office:value-type="float" office:value="1386023" calcext:value-type="float">
            <text:p>1386023</text:p>
          </table:table-cell>
          <table:table-cell office:value-type="float" office:value="0" calcext:value-type="float">
            <text:p>0</text:p>
          </table:table-cell>
          <table:table-cell office:value-type="float" office:value="11597" calcext:value-type="float">
            <text:p>11597</text:p>
          </table:table-cell>
          <table:table-cell office:value-type="float" office:value="0" calcext:value-type="float">
            <text:p>0</text:p>
          </table:table-cell>
          <table:table-cell office:value-type="float" office:value="40648" calcext:value-type="float">
            <text:p>40648</text:p>
          </table:table-cell>
          <table:table-cell office:value-type="float" office:value="1658" calcext:value-type="float">
            <text:p>1658</text:p>
          </table:table-cell>
          <table:table-cell office:value-type="float" office:value="4440" calcext:value-type="float">
            <text:p>4440</text:p>
          </table:table-cell>
          <table:table-cell office:value-type="float" office:value="1540628" calcext:value-type="float">
            <text:p>1540628</text:p>
          </table:table-cell>
          <table:table-cell office:value-type="float" office:value="3294018" calcext:value-type="float">
            <text:p>3294018</text:p>
          </table:table-cell>
          <table:table-cell office:value-type="float" office:value="3281195" calcext:value-type="float">
            <text:p>3281195</text:p>
          </table:table-cell>
          <table:table-cell office:value-type="float" office:value="11656" calcext:value-type="float">
            <text:p>11656</text:p>
          </table:table-cell>
          <table:table-cell office:value-type="float" office:value="1167" calcext:value-type="float">
            <text:p>1167</text:p>
          </table:table-cell>
          <table:table-cell office:value-type="float" office:value="2888779" calcext:value-type="float">
            <text:p>2888779</text:p>
          </table:table-cell>
          <table:table-cell office:value-type="float" office:value="412912" calcext:value-type="float">
            <text:p>412912</text:p>
          </table:table-cell>
          <table:table-cell office:value-type="float" office:value="2121410" calcext:value-type="float">
            <text:p>2121410</text:p>
          </table:table-cell>
          <table:table-cell office:value-type="float" office:value="354458" calcext:value-type="float">
            <text:p>354458</text:p>
          </table:table-cell>
          <table:table-cell office:value-type="float" office:value="29326" calcext:value-type="float">
            <text:p>29326</text:p>
          </table:table-cell>
          <table:table-cell office:value-type="float" office:value="8053" calcext:value-type="float">
            <text:p>8053</text:p>
          </table:table-cell>
          <table:table-cell office:value-type="float" office:value="589868" calcext:value-type="float">
            <text:p>589868</text:p>
          </table:table-cell>
          <table:table-cell office:value-type="float" office:value="911983" calcext:value-type="float">
            <text:p>911983</text:p>
          </table:table-cell>
          <table:table-cell office:value-type="float" office:value="1234553" calcext:value-type="float">
            <text:p>1234553</text:p>
          </table:table-cell>
          <table:table-cell office:value-type="float" office:value="4855321" calcext:value-type="float">
            <text:p>4855321</text:p>
          </table:table-cell>
          <table:table-cell office:value-type="float" office:value="4494932" calcext:value-type="float">
            <text:p>4494932</text:p>
          </table:table-cell>
          <table:table-cell office:value-type="float" office:value="238423" calcext:value-type="float">
            <text:p>238423</text:p>
          </table:table-cell>
          <table:table-cell office:value-type="float" office:value="121966" calcext:value-type="float">
            <text:p>121966</text:p>
          </table:table-cell>
          <table:table-cell office:value-type="float" office:value="0" calcext:value-type="float">
            <text:p>0</text:p>
          </table:table-cell>
          <table:table-cell office:value-type="float" office:value="561090" calcext:value-type="float">
            <text:p>561090</text:p>
          </table:table-cell>
          <table:table-cell office:value-type="float" office:value="596877" calcext:value-type="float">
            <text:p>596877</text:p>
          </table:table-cell>
          <table:table-cell office:value-type="float" office:value="474196" calcext:value-type="float">
            <text:p>474196</text:p>
          </table:table-cell>
          <table:table-cell office:value-type="float" office:value="7722037" calcext:value-type="float">
            <text:p>772203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8Oct</text:p>
          </table:table-cell>
          <table:table-cell table:number-columns-repeated="2" office:value-type="float" office:value="1090344" calcext:value-type="float">
            <text:p>1090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659" calcext:value-type="float">
            <text:p>264659</text:p>
          </table:table-cell>
          <table:table-cell office:value-type="float" office:value="55003" calcext:value-type="float">
            <text:p>55003</text:p>
          </table:table-cell>
          <table:table-cell office:value-type="float" office:value="174914" calcext:value-type="float">
            <text:p>174914</text:p>
          </table:table-cell>
          <table:table-cell office:value-type="float" office:value="34742" calcext:value-type="float">
            <text:p>34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 office:value-type="float" office:value="99358" calcext:value-type="float">
            <text:p>99358</text:p>
          </table:table-cell>
          <table:table-cell office:value-type="float" office:value="69321" calcext:value-type="float">
            <text:p>69321</text:p>
          </table:table-cell>
          <table:table-cell office:value-type="float" office:value="95974" calcext:value-type="float">
            <text:p>95974</text:p>
          </table:table-cell>
          <table:table-cell office:value-type="float" office:value="1381421" calcext:value-type="float">
            <text:p>1381421</text:p>
          </table:table-cell>
          <table:table-cell office:value-type="float" office:value="1368200" calcext:value-type="float">
            <text:p>1368200</text:p>
          </table:table-cell>
          <table:table-cell office:value-type="float" office:value="0" calcext:value-type="float">
            <text:p>0</text:p>
          </table:table-cell>
          <table:table-cell office:value-type="float" office:value="13221" calcext:value-type="float">
            <text:p>13221</text:p>
          </table:table-cell>
          <table:table-cell office:value-type="float" office:value="0" calcext:value-type="float">
            <text:p>0</text:p>
          </table:table-cell>
          <table:table-cell office:value-type="float" office:value="40643" calcext:value-type="float">
            <text:p>40643</text:p>
          </table:table-cell>
          <table:table-cell office:value-type="float" office:value="1816" calcext:value-type="float">
            <text:p>1816</text:p>
          </table:table-cell>
          <table:table-cell office:value-type="float" office:value="4982" calcext:value-type="float">
            <text:p>4982</text:p>
          </table:table-cell>
          <table:table-cell office:value-type="float" office:value="1524836" calcext:value-type="float">
            <text:p>1524836</text:p>
          </table:table-cell>
          <table:table-cell office:value-type="float" office:value="3259101" calcext:value-type="float">
            <text:p>3259101</text:p>
          </table:table-cell>
          <table:table-cell office:value-type="float" office:value="3246321" calcext:value-type="float">
            <text:p>3246321</text:p>
          </table:table-cell>
          <table:table-cell office:value-type="float" office:value="11656" calcext:value-type="float">
            <text:p>11656</text:p>
          </table:table-cell>
          <table:table-cell office:value-type="float" office:value="1124" calcext:value-type="float">
            <text:p>1124</text:p>
          </table:table-cell>
          <table:table-cell office:value-type="float" office:value="2867817" calcext:value-type="float">
            <text:p>2867817</text:p>
          </table:table-cell>
          <table:table-cell office:value-type="float" office:value="410525" calcext:value-type="float">
            <text:p>410525</text:p>
          </table:table-cell>
          <table:table-cell office:value-type="float" office:value="2106872" calcext:value-type="float">
            <text:p>2106872</text:p>
          </table:table-cell>
          <table:table-cell office:value-type="float" office:value="350419" calcext:value-type="float">
            <text:p>350419</text:p>
          </table:table-cell>
          <table:table-cell office:value-type="float" office:value="29077" calcext:value-type="float">
            <text:p>29077</text:p>
          </table:table-cell>
          <table:table-cell office:value-type="float" office:value="8021" calcext:value-type="float">
            <text:p>8021</text:p>
          </table:table-cell>
          <table:table-cell office:value-type="float" office:value="586095" calcext:value-type="float">
            <text:p>586095</text:p>
          </table:table-cell>
          <table:table-cell office:value-type="float" office:value="892983" calcext:value-type="float">
            <text:p>892983</text:p>
          </table:table-cell>
          <table:table-cell office:value-type="float" office:value="1230931" calcext:value-type="float">
            <text:p>1230931</text:p>
          </table:table-cell>
          <table:table-cell office:value-type="float" office:value="4821022" calcext:value-type="float">
            <text:p>4821022</text:p>
          </table:table-cell>
          <table:table-cell office:value-type="float" office:value="4469861" calcext:value-type="float">
            <text:p>4469861</text:p>
          </table:table-cell>
          <table:table-cell office:value-type="float" office:value="229720" calcext:value-type="float">
            <text:p>229720</text:p>
          </table:table-cell>
          <table:table-cell office:value-type="float" office:value="121441" calcext:value-type="float">
            <text:p>121441</text:p>
          </table:table-cell>
          <table:table-cell office:value-type="float" office:value="0" calcext:value-type="float">
            <text:p>0</text:p>
          </table:table-cell>
          <table:table-cell office:value-type="float" office:value="552600" calcext:value-type="float">
            <text:p>552600</text:p>
          </table:table-cell>
          <table:table-cell office:value-type="float" office:value="593989" calcext:value-type="float">
            <text:p>593989</text:p>
          </table:table-cell>
          <table:table-cell office:value-type="float" office:value="444557" calcext:value-type="float">
            <text:p>444557</text:p>
          </table:table-cell>
          <table:table-cell office:value-type="float" office:value="7643100" calcext:value-type="float">
            <text:p>764310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8Sep</text:p>
          </table:table-cell>
          <table:table-cell table:number-columns-repeated="2" office:value-type="float" office:value="1137617" calcext:value-type="float">
            <text:p>1137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491" calcext:value-type="float">
            <text:p>264491</text:p>
          </table:table-cell>
          <table:table-cell office:value-type="float" office:value="54521" calcext:value-type="float">
            <text:p>54521</text:p>
          </table:table-cell>
          <table:table-cell office:value-type="float" office:value="175349" calcext:value-type="float">
            <text:p>175349</text:p>
          </table:table-cell>
          <table:table-cell office:value-type="float" office:value="34621" calcext:value-type="float">
            <text:p>34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float" office:value="99089" calcext:value-type="float">
            <text:p>99089</text:p>
          </table:table-cell>
          <table:table-cell office:value-type="float" office:value="69175" calcext:value-type="float">
            <text:p>69175</text:p>
          </table:table-cell>
          <table:table-cell office:value-type="float" office:value="95586" calcext:value-type="float">
            <text:p>95586</text:p>
          </table:table-cell>
          <table:table-cell office:value-type="float" office:value="1428373" calcext:value-type="float">
            <text:p>1428373</text:p>
          </table:table-cell>
          <table:table-cell office:value-type="float" office:value="1424272" calcext:value-type="float">
            <text:p>1424272</text:p>
          </table:table-cell>
          <table:table-cell office:value-type="float" office:value="0" calcext:value-type="float">
            <text:p>0</text:p>
          </table:table-cell>
          <table:table-cell office:value-type="float" office:value="4101" calcext:value-type="float">
            <text:p>4101</text:p>
          </table:table-cell>
          <table:table-cell office:value-type="float" office:value="0" calcext:value-type="float">
            <text:p>0</text:p>
          </table:table-cell>
          <table:table-cell office:value-type="float" office:value="38547" calcext:value-type="float">
            <text:p>38547</text:p>
          </table:table-cell>
          <table:table-cell office:value-type="float" office:value="1590" calcext:value-type="float">
            <text:p>1590</text:p>
          </table:table-cell>
          <table:table-cell office:value-type="float" office:value="7436" calcext:value-type="float">
            <text:p>7436</text:p>
          </table:table-cell>
          <table:table-cell office:value-type="float" office:value="1571532" calcext:value-type="float">
            <text:p>1571532</text:p>
          </table:table-cell>
          <table:table-cell office:value-type="float" office:value="3358398" calcext:value-type="float">
            <text:p>3358398</text:p>
          </table:table-cell>
          <table:table-cell office:value-type="float" office:value="3345598" calcext:value-type="float">
            <text:p>3345598</text:p>
          </table:table-cell>
          <table:table-cell office:value-type="float" office:value="11656" calcext:value-type="float">
            <text:p>11656</text:p>
          </table:table-cell>
          <table:table-cell office:value-type="float" office:value="1144" calcext:value-type="float">
            <text:p>1144</text:p>
          </table:table-cell>
          <table:table-cell office:value-type="float" office:value="2868860" calcext:value-type="float">
            <text:p>2868860</text:p>
          </table:table-cell>
          <table:table-cell office:value-type="float" office:value="407938" calcext:value-type="float">
            <text:p>407938</text:p>
          </table:table-cell>
          <table:table-cell office:value-type="float" office:value="2113789" calcext:value-type="float">
            <text:p>2113789</text:p>
          </table:table-cell>
          <table:table-cell office:value-type="float" office:value="347134" calcext:value-type="float">
            <text:p>347134</text:p>
          </table:table-cell>
          <table:table-cell office:value-type="float" office:value="29837" calcext:value-type="float">
            <text:p>29837</text:p>
          </table:table-cell>
          <table:table-cell office:value-type="float" office:value="8002" calcext:value-type="float">
            <text:p>8002</text:p>
          </table:table-cell>
          <table:table-cell office:value-type="float" office:value="582941" calcext:value-type="float">
            <text:p>582941</text:p>
          </table:table-cell>
          <table:table-cell office:value-type="float" office:value="873959" calcext:value-type="float">
            <text:p>873959</text:p>
          </table:table-cell>
          <table:table-cell office:value-type="float" office:value="1226029" calcext:value-type="float">
            <text:p>1226029</text:p>
          </table:table-cell>
          <table:table-cell office:value-type="float" office:value="4896004" calcext:value-type="float">
            <text:p>4896004</text:p>
          </table:table-cell>
          <table:table-cell office:value-type="float" office:value="4502013" calcext:value-type="float">
            <text:p>4502013</text:p>
          </table:table-cell>
          <table:table-cell office:value-type="float" office:value="272084" calcext:value-type="float">
            <text:p>272084</text:p>
          </table:table-cell>
          <table:table-cell office:value-type="float" office:value="121907" calcext:value-type="float">
            <text:p>121907</text:p>
          </table:table-cell>
          <table:table-cell office:value-type="float" office:value="0" calcext:value-type="float">
            <text:p>0</text:p>
          </table:table-cell>
          <table:table-cell office:value-type="float" office:value="534256" calcext:value-type="float">
            <text:p>534256</text:p>
          </table:table-cell>
          <table:table-cell office:value-type="float" office:value="586689" calcext:value-type="float">
            <text:p>586689</text:p>
          </table:table-cell>
          <table:table-cell office:value-type="float" office:value="479035" calcext:value-type="float">
            <text:p>479035</text:p>
          </table:table-cell>
          <table:table-cell office:value-type="float" office:value="7722013" calcext:value-type="float">
            <text:p>772201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8Aug</text:p>
          </table:table-cell>
          <table:table-cell table:number-columns-repeated="2" office:value-type="float" office:value="1096440" calcext:value-type="float">
            <text:p>109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104" calcext:value-type="float">
            <text:p>263104</text:p>
          </table:table-cell>
          <table:table-cell office:value-type="float" office:value="53567" calcext:value-type="float">
            <text:p>53567</text:p>
          </table:table-cell>
          <table:table-cell office:value-type="float" office:value="174679" calcext:value-type="float">
            <text:p>174679</text:p>
          </table:table-cell>
          <table:table-cell office:value-type="float" office:value="34858" calcext:value-type="float">
            <text:p>34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99003" calcext:value-type="float">
            <text:p>99003</text:p>
          </table:table-cell>
          <table:table-cell office:value-type="float" office:value="67352" calcext:value-type="float">
            <text:p>67352</text:p>
          </table:table-cell>
          <table:table-cell office:value-type="float" office:value="95441" calcext:value-type="float">
            <text:p>95441</text:p>
          </table:table-cell>
          <table:table-cell office:value-type="float" office:value="1384972" calcext:value-type="float">
            <text:p>1384972</text:p>
          </table:table-cell>
          <table:table-cell office:value-type="float" office:value="1383723" calcext:value-type="float">
            <text:p>1383723</text:p>
          </table:table-cell>
          <table:table-cell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 office:value-type="float" office:value="38620" calcext:value-type="float">
            <text:p>38620</text:p>
          </table:table-cell>
          <table:table-cell office:value-type="float" office:value="1781" calcext:value-type="float">
            <text:p>1781</text:p>
          </table:table-cell>
          <table:table-cell office:value-type="float" office:value="6251" calcext:value-type="float">
            <text:p>6251</text:p>
          </table:table-cell>
          <table:table-cell office:value-type="float" office:value="1527065" calcext:value-type="float">
            <text:p>1527065</text:p>
          </table:table-cell>
          <table:table-cell office:value-type="float" office:value="3292873" calcext:value-type="float">
            <text:p>3292873</text:p>
          </table:table-cell>
          <table:table-cell office:value-type="float" office:value="3280041" calcext:value-type="float">
            <text:p>3280041</text:p>
          </table:table-cell>
          <table:table-cell office:value-type="float" office:value="11709" calcext:value-type="float">
            <text:p>11709</text:p>
          </table:table-cell>
          <table:table-cell office:value-type="float" office:value="1124" calcext:value-type="float">
            <text:p>1124</text:p>
          </table:table-cell>
          <table:table-cell office:value-type="float" office:value="2841129" calcext:value-type="float">
            <text:p>2841129</text:p>
          </table:table-cell>
          <table:table-cell office:value-type="float" office:value="402890" calcext:value-type="float">
            <text:p>402890</text:p>
          </table:table-cell>
          <table:table-cell office:value-type="float" office:value="2095513" calcext:value-type="float">
            <text:p>2095513</text:p>
          </table:table-cell>
          <table:table-cell office:value-type="float" office:value="342726" calcext:value-type="float">
            <text:p>342726</text:p>
          </table:table-cell>
          <table:table-cell office:value-type="float" office:value="30027" calcext:value-type="float">
            <text:p>30027</text:p>
          </table:table-cell>
          <table:table-cell office:value-type="float" office:value="7960" calcext:value-type="float">
            <text:p>7960</text:p>
          </table:table-cell>
          <table:table-cell office:value-type="float" office:value="579672" calcext:value-type="float">
            <text:p>579672</text:p>
          </table:table-cell>
          <table:table-cell office:value-type="float" office:value="874913" calcext:value-type="float">
            <text:p>874913</text:p>
          </table:table-cell>
          <table:table-cell office:value-type="float" office:value="1224164" calcext:value-type="float">
            <text:p>1224164</text:p>
          </table:table-cell>
          <table:table-cell office:value-type="float" office:value="4843081" calcext:value-type="float">
            <text:p>4843081</text:p>
          </table:table-cell>
          <table:table-cell office:value-type="float" office:value="4499854" calcext:value-type="float">
            <text:p>4499854</text:p>
          </table:table-cell>
          <table:table-cell office:value-type="float" office:value="233978" calcext:value-type="float">
            <text:p>233978</text:p>
          </table:table-cell>
          <table:table-cell office:value-type="float" office:value="109249" calcext:value-type="float">
            <text:p>109249</text:p>
          </table:table-cell>
          <table:table-cell office:value-type="float" office:value="0" calcext:value-type="float">
            <text:p>0</text:p>
          </table:table-cell>
          <table:table-cell office:value-type="float" office:value="537614" calcext:value-type="float">
            <text:p>537614</text:p>
          </table:table-cell>
          <table:table-cell office:value-type="float" office:value="584912" calcext:value-type="float">
            <text:p>584912</text:p>
          </table:table-cell>
          <table:table-cell office:value-type="float" office:value="436815" calcext:value-type="float">
            <text:p>436815</text:p>
          </table:table-cell>
          <table:table-cell office:value-type="float" office:value="7626586" calcext:value-type="float">
            <text:p>762658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8Jul</text:p>
          </table:table-cell>
          <table:table-cell table:number-columns-repeated="2" office:value-type="float" office:value="1123811" calcext:value-type="float">
            <text:p>1123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886" calcext:value-type="float">
            <text:p>261886</text:p>
          </table:table-cell>
          <table:table-cell office:value-type="float" office:value="53216" calcext:value-type="float">
            <text:p>53216</text:p>
          </table:table-cell>
          <table:table-cell office:value-type="float" office:value="173436" calcext:value-type="float">
            <text:p>173436</text:p>
          </table:table-cell>
          <table:table-cell office:value-type="float" office:value="35234" calcext:value-type="float">
            <text:p>35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float" office:value="98337" calcext:value-type="float">
            <text:p>98337</text:p>
          </table:table-cell>
          <table:table-cell office:value-type="float" office:value="66855" calcext:value-type="float">
            <text:p>66855</text:p>
          </table:table-cell>
          <table:table-cell office:value-type="float" office:value="95160" calcext:value-type="float">
            <text:p>95160</text:p>
          </table:table-cell>
          <table:table-cell office:value-type="float" office:value="1410432" calcext:value-type="float">
            <text:p>1410432</text:p>
          </table:table-cell>
          <table:table-cell office:value-type="float" office:value="1409183" calcext:value-type="float">
            <text:p>1409183</text:p>
          </table:table-cell>
          <table:table-cell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 office:value-type="float" office:value="38152" calcext:value-type="float">
            <text:p>38152</text:p>
          </table:table-cell>
          <table:table-cell office:value-type="float" office:value="1519" calcext:value-type="float">
            <text:p>1519</text:p>
          </table:table-cell>
          <table:table-cell office:value-type="float" office:value="6796" calcext:value-type="float">
            <text:p>6796</text:p>
          </table:table-cell>
          <table:table-cell office:value-type="float" office:value="1552059" calcext:value-type="float">
            <text:p>1552059</text:p>
          </table:table-cell>
          <table:table-cell office:value-type="float" office:value="3348329" calcext:value-type="float">
            <text:p>3348329</text:p>
          </table:table-cell>
          <table:table-cell office:value-type="float" office:value="3335491" calcext:value-type="float">
            <text:p>3335491</text:p>
          </table:table-cell>
          <table:table-cell office:value-type="float" office:value="11708" calcext:value-type="float">
            <text:p>11708</text:p>
          </table:table-cell>
          <table:table-cell office:value-type="float" office:value="1129" calcext:value-type="float">
            <text:p>1129</text:p>
          </table:table-cell>
          <table:table-cell office:value-type="float" office:value="2838008" calcext:value-type="float">
            <text:p>2838008</text:p>
          </table:table-cell>
          <table:table-cell office:value-type="float" office:value="400325" calcext:value-type="float">
            <text:p>400325</text:p>
          </table:table-cell>
          <table:table-cell office:value-type="float" office:value="2097122" calcext:value-type="float">
            <text:p>2097122</text:p>
          </table:table-cell>
          <table:table-cell office:value-type="float" office:value="340561" calcext:value-type="float">
            <text:p>340561</text:p>
          </table:table-cell>
          <table:table-cell office:value-type="float" office:value="30092" calcext:value-type="float">
            <text:p>30092</text:p>
          </table:table-cell>
          <table:table-cell office:value-type="float" office:value="7940" calcext:value-type="float">
            <text:p>7940</text:p>
          </table:table-cell>
          <table:table-cell office:value-type="float" office:value="572445" calcext:value-type="float">
            <text:p>572445</text:p>
          </table:table-cell>
          <table:table-cell office:value-type="float" office:value="864050" calcext:value-type="float">
            <text:p>864050</text:p>
          </table:table-cell>
          <table:table-cell office:value-type="float" office:value="1220543" calcext:value-type="float">
            <text:p>1220543</text:p>
          </table:table-cell>
          <table:table-cell office:value-type="float" office:value="4866661" calcext:value-type="float">
            <text:p>4866661</text:p>
          </table:table-cell>
          <table:table-cell office:value-type="float" office:value="4510401" calcext:value-type="float">
            <text:p>4510401</text:p>
          </table:table-cell>
          <table:table-cell office:value-type="float" office:value="232041" calcext:value-type="float">
            <text:p>232041</text:p>
          </table:table-cell>
          <table:table-cell office:value-type="float" office:value="124219" calcext:value-type="float">
            <text:p>124219</text:p>
          </table:table-cell>
          <table:table-cell office:value-type="float" office:value="0" calcext:value-type="float">
            <text:p>0</text:p>
          </table:table-cell>
          <table:table-cell office:value-type="float" office:value="543346" calcext:value-type="float">
            <text:p>543346</text:p>
          </table:table-cell>
          <table:table-cell office:value-type="float" office:value="577038" calcext:value-type="float">
            <text:p>577038</text:p>
          </table:table-cell>
          <table:table-cell office:value-type="float" office:value="453281" calcext:value-type="float">
            <text:p>453281</text:p>
          </table:table-cell>
          <table:table-cell office:value-type="float" office:value="7660868" calcext:value-type="float">
            <text:p>766086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8Jun</text:p>
          </table:table-cell>
          <table:table-cell table:number-columns-repeated="2" office:value-type="float" office:value="1152259" calcext:value-type="float">
            <text:p>1152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891" calcext:value-type="float">
            <text:p>258891</text:p>
          </table:table-cell>
          <table:table-cell office:value-type="float" office:value="52813" calcext:value-type="float">
            <text:p>52813</text:p>
          </table:table-cell>
          <table:table-cell office:value-type="float" office:value="171394" calcext:value-type="float">
            <text:p>171394</text:p>
          </table:table-cell>
          <table:table-cell office:value-type="float" office:value="34684" calcext:value-type="float">
            <text:p>34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97937" calcext:value-type="float">
            <text:p>97937</text:p>
          </table:table-cell>
          <table:table-cell office:value-type="float" office:value="68852" calcext:value-type="float">
            <text:p>68852</text:p>
          </table:table-cell>
          <table:table-cell office:value-type="float" office:value="94522" calcext:value-type="float">
            <text:p>94522</text:p>
          </table:table-cell>
          <table:table-cell office:value-type="float" office:value="1435701" calcext:value-type="float">
            <text:p>1435701</text:p>
          </table:table-cell>
          <table:table-cell office:value-type="float" office:value="1434521" calcext:value-type="float">
            <text:p>1434521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39068" calcext:value-type="float">
            <text:p>39068</text:p>
          </table:table-cell>
          <table:table-cell office:value-type="float" office:value="1680" calcext:value-type="float">
            <text:p>1680</text:p>
          </table:table-cell>
          <table:table-cell office:value-type="float" office:value="8145" calcext:value-type="float">
            <text:p>8145</text:p>
          </table:table-cell>
          <table:table-cell office:value-type="float" office:value="1579116" calcext:value-type="float">
            <text:p>1579116</text:p>
          </table:table-cell>
          <table:table-cell office:value-type="float" office:value="3397340" calcext:value-type="float">
            <text:p>3397340</text:p>
          </table:table-cell>
          <table:table-cell office:value-type="float" office:value="3384479" calcext:value-type="float">
            <text:p>3384479</text:p>
          </table:table-cell>
          <table:table-cell office:value-type="float" office:value="11733" calcext:value-type="float">
            <text:p>11733</text:p>
          </table:table-cell>
          <table:table-cell office:value-type="float" office:value="1128" calcext:value-type="float">
            <text:p>1128</text:p>
          </table:table-cell>
          <table:table-cell office:value-type="float" office:value="2824421" calcext:value-type="float">
            <text:p>2824421</text:p>
          </table:table-cell>
          <table:table-cell office:value-type="float" office:value="398698" calcext:value-type="float">
            <text:p>398698</text:p>
          </table:table-cell>
          <table:table-cell office:value-type="float" office:value="2090093" calcext:value-type="float">
            <text:p>2090093</text:p>
          </table:table-cell>
          <table:table-cell office:value-type="float" office:value="335631" calcext:value-type="float">
            <text:p>335631</text:p>
          </table:table-cell>
          <table:table-cell office:value-type="float" office:value="29526" calcext:value-type="float">
            <text:p>29526</text:p>
          </table:table-cell>
          <table:table-cell office:value-type="float" office:value="7963" calcext:value-type="float">
            <text:p>7963</text:p>
          </table:table-cell>
          <table:table-cell office:value-type="float" office:value="570630" calcext:value-type="float">
            <text:p>570630</text:p>
          </table:table-cell>
          <table:table-cell office:value-type="float" office:value="886806" calcext:value-type="float">
            <text:p>886806</text:p>
          </table:table-cell>
          <table:table-cell office:value-type="float" office:value="1212420" calcext:value-type="float">
            <text:p>1212420</text:p>
          </table:table-cell>
          <table:table-cell office:value-type="float" office:value="4846410" calcext:value-type="float">
            <text:p>4846410</text:p>
          </table:table-cell>
          <table:table-cell office:value-type="float" office:value="4489062" calcext:value-type="float">
            <text:p>4489062</text:p>
          </table:table-cell>
          <table:table-cell office:value-type="float" office:value="234980" calcext:value-type="float">
            <text:p>234980</text:p>
          </table:table-cell>
          <table:table-cell office:value-type="float" office:value="122368" calcext:value-type="float">
            <text:p>122368</text:p>
          </table:table-cell>
          <table:table-cell office:value-type="float" office:value="0" calcext:value-type="float">
            <text:p>0</text:p>
          </table:table-cell>
          <table:table-cell office:value-type="float" office:value="557846" calcext:value-type="float">
            <text:p>557846</text:p>
          </table:table-cell>
          <table:table-cell office:value-type="float" office:value="573481" calcext:value-type="float">
            <text:p>573481</text:p>
          </table:table-cell>
          <table:table-cell office:value-type="float" office:value="526543" calcext:value-type="float">
            <text:p>526543</text:p>
          </table:table-cell>
          <table:table-cell office:value-type="float" office:value="7716700" calcext:value-type="float">
            <text:p>771670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8May</text:p>
          </table:table-cell>
          <table:table-cell table:number-columns-repeated="2" office:value-type="float" office:value="1142757" calcext:value-type="float">
            <text:p>1142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306" calcext:value-type="float">
            <text:p>257306</text:p>
          </table:table-cell>
          <table:table-cell office:value-type="float" office:value="52471" calcext:value-type="float">
            <text:p>52471</text:p>
          </table:table-cell>
          <table:table-cell office:value-type="float" office:value="170248" calcext:value-type="float">
            <text:p>170248</text:p>
          </table:table-cell>
          <table:table-cell office:value-type="float" office:value="34587" calcext:value-type="float">
            <text:p>34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float" office:value="96995" calcext:value-type="float">
            <text:p>96995</text:p>
          </table:table-cell>
          <table:table-cell office:value-type="float" office:value="69620" calcext:value-type="float">
            <text:p>69620</text:p>
          </table:table-cell>
          <table:table-cell office:value-type="float" office:value="93692" calcext:value-type="float">
            <text:p>93692</text:p>
          </table:table-cell>
          <table:table-cell office:value-type="float" office:value="1427056" calcext:value-type="float">
            <text:p>1427056</text:p>
          </table:table-cell>
          <table:table-cell office:value-type="float" office:value="1425885" calcext:value-type="float">
            <text:p>1425885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39604" calcext:value-type="float">
            <text:p>39604</text:p>
          </table:table-cell>
          <table:table-cell office:value-type="float" office:value="1736" calcext:value-type="float">
            <text:p>1736</text:p>
          </table:table-cell>
          <table:table-cell office:value-type="float" office:value="5764" calcext:value-type="float">
            <text:p>5764</text:p>
          </table:table-cell>
          <table:table-cell office:value-type="float" office:value="1567852" calcext:value-type="float">
            <text:p>1567852</text:p>
          </table:table-cell>
          <table:table-cell office:value-type="float" office:value="3410590" calcext:value-type="float">
            <text:p>3410590</text:p>
          </table:table-cell>
          <table:table-cell office:value-type="float" office:value="3397307" calcext:value-type="float">
            <text:p>3397307</text:p>
          </table:table-cell>
          <table:table-cell office:value-type="float" office:value="12155" calcext:value-type="float">
            <text:p>12155</text:p>
          </table:table-cell>
          <table:table-cell office:value-type="float" office:value="1127" calcext:value-type="float">
            <text:p>1127</text:p>
          </table:table-cell>
          <table:table-cell office:value-type="float" office:value="2796037" calcext:value-type="float">
            <text:p>2796037</text:p>
          </table:table-cell>
          <table:table-cell office:value-type="float" office:value="397690" calcext:value-type="float">
            <text:p>397690</text:p>
          </table:table-cell>
          <table:table-cell office:value-type="float" office:value="2068386" calcext:value-type="float">
            <text:p>2068386</text:p>
          </table:table-cell>
          <table:table-cell office:value-type="float" office:value="329960" calcext:value-type="float">
            <text:p>329960</text:p>
          </table:table-cell>
          <table:table-cell office:value-type="float" office:value="29431" calcext:value-type="float">
            <text:p>29431</text:p>
          </table:table-cell>
          <table:table-cell office:value-type="float" office:value="7952" calcext:value-type="float">
            <text:p>7952</text:p>
          </table:table-cell>
          <table:table-cell office:value-type="float" office:value="562267" calcext:value-type="float">
            <text:p>562267</text:p>
          </table:table-cell>
          <table:table-cell office:value-type="float" office:value="887866" calcext:value-type="float">
            <text:p>887866</text:p>
          </table:table-cell>
          <table:table-cell office:value-type="float" office:value="1201926" calcext:value-type="float">
            <text:p>1201926</text:p>
          </table:table-cell>
          <table:table-cell office:value-type="float" office:value="4915431" calcext:value-type="float">
            <text:p>4915431</text:p>
          </table:table-cell>
          <table:table-cell office:value-type="float" office:value="4584435" calcext:value-type="float">
            <text:p>4584435</text:p>
          </table:table-cell>
          <table:table-cell office:value-type="float" office:value="212218" calcext:value-type="float">
            <text:p>212218</text:p>
          </table:table-cell>
          <table:table-cell office:value-type="float" office:value="118778" calcext:value-type="float">
            <text:p>118778</text:p>
          </table:table-cell>
          <table:table-cell office:value-type="float" office:value="0" calcext:value-type="float">
            <text:p>0</text:p>
          </table:table-cell>
          <table:table-cell office:value-type="float" office:value="561627" calcext:value-type="float">
            <text:p>561627</text:p>
          </table:table-cell>
          <table:table-cell office:value-type="float" office:value="570796" calcext:value-type="float">
            <text:p>570796</text:p>
          </table:table-cell>
          <table:table-cell office:value-type="float" office:value="444373" calcext:value-type="float">
            <text:p>444373</text:p>
          </table:table-cell>
          <table:table-cell office:value-type="float" office:value="7694152" calcext:value-type="float">
            <text:p>769415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8Apr</text:p>
          </table:table-cell>
          <table:table-cell table:number-columns-repeated="2" office:value-type="float" office:value="1107323" calcext:value-type="float">
            <text:p>1107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238" calcext:value-type="float">
            <text:p>255238</text:p>
          </table:table-cell>
          <table:table-cell office:value-type="float" office:value="51662" calcext:value-type="float">
            <text:p>51662</text:p>
          </table:table-cell>
          <table:table-cell office:value-type="float" office:value="169496" calcext:value-type="float">
            <text:p>169496</text:p>
          </table:table-cell>
          <table:table-cell office:value-type="float" office:value="34080" calcext:value-type="float">
            <text:p>34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float" office:value="96434" calcext:value-type="float">
            <text:p>96434</text:p>
          </table:table-cell>
          <table:table-cell office:value-type="float" office:value="66972" calcext:value-type="float">
            <text:p>66972</text:p>
          </table:table-cell>
          <table:table-cell office:value-type="float" office:value="93311" calcext:value-type="float">
            <text:p>93311</text:p>
          </table:table-cell>
          <table:table-cell office:value-type="float" office:value="1388854" calcext:value-type="float">
            <text:p>1388854</text:p>
          </table:table-cell>
          <table:table-cell office:value-type="float" office:value="1387656" calcext:value-type="float">
            <text:p>1387656</text:p>
          </table:table-cell>
          <table:table-cell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  <table:table-cell office:value-type="float" office:value="37407" calcext:value-type="float">
            <text:p>37407</text:p>
          </table:table-cell>
          <table:table-cell office:value-type="float" office:value="1470" calcext:value-type="float">
            <text:p>1470</text:p>
          </table:table-cell>
          <table:table-cell office:value-type="float" office:value="6106" calcext:value-type="float">
            <text:p>6106</text:p>
          </table:table-cell>
          <table:table-cell office:value-type="float" office:value="1527148" calcext:value-type="float">
            <text:p>1527148</text:p>
          </table:table-cell>
          <table:table-cell office:value-type="float" office:value="3342953" calcext:value-type="float">
            <text:p>3342953</text:p>
          </table:table-cell>
          <table:table-cell office:value-type="float" office:value="3329544" calcext:value-type="float">
            <text:p>3329544</text:p>
          </table:table-cell>
          <table:table-cell office:value-type="float" office:value="12154" calcext:value-type="float">
            <text:p>12154</text:p>
          </table:table-cell>
          <table:table-cell office:value-type="float" office:value="1255" calcext:value-type="float">
            <text:p>1255</text:p>
          </table:table-cell>
          <table:table-cell office:value-type="float" office:value="2793084" calcext:value-type="float">
            <text:p>2793084</text:p>
          </table:table-cell>
          <table:table-cell office:value-type="float" office:value="394335" calcext:value-type="float">
            <text:p>394335</text:p>
          </table:table-cell>
          <table:table-cell office:value-type="float" office:value="2075303" calcext:value-type="float">
            <text:p>2075303</text:p>
          </table:table-cell>
          <table:table-cell office:value-type="float" office:value="323446" calcext:value-type="float">
            <text:p>323446</text:p>
          </table:table-cell>
          <table:table-cell office:value-type="float" office:value="29642" calcext:value-type="float">
            <text:p>29642</text:p>
          </table:table-cell>
          <table:table-cell office:value-type="float" office:value="7932" calcext:value-type="float">
            <text:p>7932</text:p>
          </table:table-cell>
          <table:table-cell office:value-type="float" office:value="557348" calcext:value-type="float">
            <text:p>557348</text:p>
          </table:table-cell>
          <table:table-cell office:value-type="float" office:value="866765" calcext:value-type="float">
            <text:p>866765</text:p>
          </table:table-cell>
          <table:table-cell office:value-type="float" office:value="1196936" calcext:value-type="float">
            <text:p>1196936</text:p>
          </table:table-cell>
          <table:table-cell office:value-type="float" office:value="4822212" calcext:value-type="float">
            <text:p>4822212</text:p>
          </table:table-cell>
          <table:table-cell office:value-type="float" office:value="4499928" calcext:value-type="float">
            <text:p>4499928</text:p>
          </table:table-cell>
          <table:table-cell office:value-type="float" office:value="211407" calcext:value-type="float">
            <text:p>211407</text:p>
          </table:table-cell>
          <table:table-cell office:value-type="float" office:value="110877" calcext:value-type="float">
            <text:p>110877</text:p>
          </table:table-cell>
          <table:table-cell office:value-type="float" office:value="0" calcext:value-type="float">
            <text:p>0</text:p>
          </table:table-cell>
          <table:table-cell office:value-type="float" office:value="567672" calcext:value-type="float">
            <text:p>567672</text:p>
          </table:table-cell>
          <table:table-cell office:value-type="float" office:value="563467" calcext:value-type="float">
            <text:p>563467</text:p>
          </table:table-cell>
          <table:table-cell office:value-type="float" office:value="447441" calcext:value-type="float">
            <text:p>447441</text:p>
          </table:table-cell>
          <table:table-cell office:value-type="float" office:value="7597728" calcext:value-type="float">
            <text:p>759772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8Mar</text:p>
          </table:table-cell>
          <table:table-cell table:number-columns-repeated="2" office:value-type="float" office:value="1100143" calcext:value-type="float">
            <text:p>1100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877" calcext:value-type="float">
            <text:p>251877</text:p>
          </table:table-cell>
          <table:table-cell office:value-type="float" office:value="50470" calcext:value-type="float">
            <text:p>50470</text:p>
          </table:table-cell>
          <table:table-cell office:value-type="float" office:value="168399" calcext:value-type="float">
            <text:p>168399</text:p>
          </table:table-cell>
          <table:table-cell office:value-type="float" office:value="33008" calcext:value-type="float">
            <text:p>3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office:value-type="float" office:value="96323" calcext:value-type="float">
            <text:p>96323</text:p>
          </table:table-cell>
          <table:table-cell office:value-type="float" office:value="65518" calcext:value-type="float">
            <text:p>65518</text:p>
          </table:table-cell>
          <table:table-cell office:value-type="float" office:value="93124" calcext:value-type="float">
            <text:p>93124</text:p>
          </table:table-cell>
          <table:table-cell office:value-type="float" office:value="1367814" calcext:value-type="float">
            <text:p>1367814</text:p>
          </table:table-cell>
          <table:table-cell office:value-type="float" office:value="1366658" calcext:value-type="float">
            <text:p>1366658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  <table:table-cell office:value-type="float" office:value="36489" calcext:value-type="float">
            <text:p>36489</text:p>
          </table:table-cell>
          <table:table-cell office:value-type="float" office:value="2102" calcext:value-type="float">
            <text:p>2102</text:p>
          </table:table-cell>
          <table:table-cell office:value-type="float" office:value="15516" calcext:value-type="float">
            <text:p>15516</text:p>
          </table:table-cell>
          <table:table-cell office:value-type="float" office:value="1515045" calcext:value-type="float">
            <text:p>1515045</text:p>
          </table:table-cell>
          <table:table-cell office:value-type="float" office:value="3311749" calcext:value-type="float">
            <text:p>3311749</text:p>
          </table:table-cell>
          <table:table-cell office:value-type="float" office:value="3298463" calcext:value-type="float">
            <text:p>3298463</text:p>
          </table:table-cell>
          <table:table-cell office:value-type="float" office:value="12154" calcext:value-type="float">
            <text:p>12154</text:p>
          </table:table-cell>
          <table:table-cell office:value-type="float" office:value="1132" calcext:value-type="float">
            <text:p>1132</text:p>
          </table:table-cell>
          <table:table-cell office:value-type="float" office:value="2775006" calcext:value-type="float">
            <text:p>2775006</text:p>
          </table:table-cell>
          <table:table-cell office:value-type="float" office:value="390162" calcext:value-type="float">
            <text:p>390162</text:p>
          </table:table-cell>
          <table:table-cell office:value-type="float" office:value="2066388" calcext:value-type="float">
            <text:p>2066388</text:p>
          </table:table-cell>
          <table:table-cell office:value-type="float" office:value="318456" calcext:value-type="float">
            <text:p>318456</text:p>
          </table:table-cell>
          <table:table-cell office:value-type="float" office:value="29073" calcext:value-type="float">
            <text:p>29073</text:p>
          </table:table-cell>
          <table:table-cell office:value-type="float" office:value="7907" calcext:value-type="float">
            <text:p>7907</text:p>
          </table:table-cell>
          <table:table-cell office:value-type="float" office:value="558988" calcext:value-type="float">
            <text:p>558988</text:p>
          </table:table-cell>
          <table:table-cell office:value-type="float" office:value="860625" calcext:value-type="float">
            <text:p>860625</text:p>
          </table:table-cell>
          <table:table-cell office:value-type="float" office:value="1194572" calcext:value-type="float">
            <text:p>1194572</text:p>
          </table:table-cell>
          <table:table-cell office:value-type="float" office:value="4712885" calcext:value-type="float">
            <text:p>4712885</text:p>
          </table:table-cell>
          <table:table-cell office:value-type="float" office:value="4361945" calcext:value-type="float">
            <text:p>4361945</text:p>
          </table:table-cell>
          <table:table-cell office:value-type="float" office:value="234075" calcext:value-type="float">
            <text:p>234075</text:p>
          </table:table-cell>
          <table:table-cell office:value-type="float" office:value="116865" calcext:value-type="float">
            <text:p>116865</text:p>
          </table:table-cell>
          <table:table-cell office:value-type="float" office:value="0" calcext:value-type="float">
            <text:p>0</text:p>
          </table:table-cell>
          <table:table-cell office:value-type="float" office:value="565557" calcext:value-type="float">
            <text:p>565557</text:p>
          </table:table-cell>
          <table:table-cell office:value-type="float" office:value="566684" calcext:value-type="float">
            <text:p>566684</text:p>
          </table:table-cell>
          <table:table-cell office:value-type="float" office:value="503657" calcext:value-type="float">
            <text:p>503657</text:p>
          </table:table-cell>
          <table:table-cell office:value-type="float" office:value="7543355" calcext:value-type="float">
            <text:p>754335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8Feb</text:p>
          </table:table-cell>
          <table:table-cell table:number-columns-repeated="2" office:value-type="float" office:value="1094183" calcext:value-type="float">
            <text:p>1094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890" calcext:value-type="float">
            <text:p>248890</text:p>
          </table:table-cell>
          <table:table-cell office:value-type="float" office:value="49183" calcext:value-type="float">
            <text:p>49183</text:p>
          </table:table-cell>
          <table:table-cell office:value-type="float" office:value="167841" calcext:value-type="float">
            <text:p>167841</text:p>
          </table:table-cell>
          <table:table-cell office:value-type="float" office:value="31866" calcext:value-type="float">
            <text:p>31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95077" calcext:value-type="float">
            <text:p>95077</text:p>
          </table:table-cell>
          <table:table-cell office:value-type="float" office:value="65513" calcext:value-type="float">
            <text:p>65513</text:p>
          </table:table-cell>
          <table:table-cell office:value-type="float" office:value="91789" calcext:value-type="float">
            <text:p>91789</text:p>
          </table:table-cell>
          <table:table-cell office:value-type="float" office:value="1366737" calcext:value-type="float">
            <text:p>1366737</text:p>
          </table:table-cell>
          <table:table-cell office:value-type="float" office:value="1365611" calcext:value-type="float">
            <text:p>1365611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36735" calcext:value-type="float">
            <text:p>36735</text:p>
          </table:table-cell>
          <table:table-cell office:value-type="float" office:value="1596" calcext:value-type="float">
            <text:p>1596</text:p>
          </table:table-cell>
          <table:table-cell office:value-type="float" office:value="7997" calcext:value-type="float">
            <text:p>7997</text:p>
          </table:table-cell>
          <table:table-cell office:value-type="float" office:value="1504854" calcext:value-type="float">
            <text:p>1504854</text:p>
          </table:table-cell>
          <table:table-cell office:value-type="float" office:value="3316076" calcext:value-type="float">
            <text:p>3316076</text:p>
          </table:table-cell>
          <table:table-cell office:value-type="float" office:value="3302767" calcext:value-type="float">
            <text:p>3302767</text:p>
          </table:table-cell>
          <table:table-cell office:value-type="float" office:value="12179" calcext:value-type="float">
            <text:p>12179</text:p>
          </table:table-cell>
          <table:table-cell office:value-type="float" office:value="1129" calcext:value-type="float">
            <text:p>1129</text:p>
          </table:table-cell>
          <table:table-cell office:value-type="float" office:value="2737191" calcext:value-type="float">
            <text:p>2737191</text:p>
          </table:table-cell>
          <table:table-cell office:value-type="float" office:value="384230" calcext:value-type="float">
            <text:p>384230</text:p>
          </table:table-cell>
          <table:table-cell office:value-type="float" office:value="2043168" calcext:value-type="float">
            <text:p>2043168</text:p>
          </table:table-cell>
          <table:table-cell office:value-type="float" office:value="309794" calcext:value-type="float">
            <text:p>309794</text:p>
          </table:table-cell>
          <table:table-cell office:value-type="float" office:value="29236" calcext:value-type="float">
            <text:p>29236</text:p>
          </table:table-cell>
          <table:table-cell office:value-type="float" office:value="7857" calcext:value-type="float">
            <text:p>7857</text:p>
          </table:table-cell>
          <table:table-cell office:value-type="float" office:value="551306" calcext:value-type="float">
            <text:p>551306</text:p>
          </table:table-cell>
          <table:table-cell office:value-type="float" office:value="855872" calcext:value-type="float">
            <text:p>855872</text:p>
          </table:table-cell>
          <table:table-cell office:value-type="float" office:value="1177660" calcext:value-type="float">
            <text:p>1177660</text:p>
          </table:table-cell>
          <table:table-cell office:value-type="float" office:value="4780595" calcext:value-type="float">
            <text:p>4780595</text:p>
          </table:table-cell>
          <table:table-cell office:value-type="float" office:value="4457874" calcext:value-type="float">
            <text:p>4457874</text:p>
          </table:table-cell>
          <table:table-cell office:value-type="float" office:value="203952" calcext:value-type="float">
            <text:p>203952</text:p>
          </table:table-cell>
          <table:table-cell office:value-type="float" office:value="118769" calcext:value-type="float">
            <text:p>118769</text:p>
          </table:table-cell>
          <table:table-cell office:value-type="float" office:value="0" calcext:value-type="float">
            <text:p>0</text:p>
          </table:table-cell>
          <table:table-cell office:value-type="float" office:value="556387" calcext:value-type="float">
            <text:p>556387</text:p>
          </table:table-cell>
          <table:table-cell office:value-type="float" office:value="556080" calcext:value-type="float">
            <text:p>556080</text:p>
          </table:table-cell>
          <table:table-cell office:value-type="float" office:value="426828" calcext:value-type="float">
            <text:p>426828</text:p>
          </table:table-cell>
          <table:table-cell office:value-type="float" office:value="7497550" calcext:value-type="float">
            <text:p>749755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8Jan</text:p>
          </table:table-cell>
          <table:table-cell table:number-columns-repeated="2" office:value-type="float" office:value="1055660" calcext:value-type="float">
            <text:p>1055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658" calcext:value-type="float">
            <text:p>247658</text:p>
          </table:table-cell>
          <table:table-cell office:value-type="float" office:value="47659" calcext:value-type="float">
            <text:p>47659</text:p>
          </table:table-cell>
          <table:table-cell office:value-type="float" office:value="167983" calcext:value-type="float">
            <text:p>167983</text:p>
          </table:table-cell>
          <table:table-cell office:value-type="float" office:value="32016" calcext:value-type="float">
            <text:p>3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float" office:value="94934" calcext:value-type="float">
            <text:p>94934</text:p>
          </table:table-cell>
          <table:table-cell office:value-type="float" office:value="63205" calcext:value-type="float">
            <text:p>63205</text:p>
          </table:table-cell>
          <table:table-cell office:value-type="float" office:value="91766" calcext:value-type="float">
            <text:p>91766</text:p>
          </table:table-cell>
          <table:table-cell office:value-type="float" office:value="1326141" calcext:value-type="float">
            <text:p>1326141</text:p>
          </table:table-cell>
          <table:table-cell office:value-type="float" office:value="1325009" calcext:value-type="float">
            <text:p>1325009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35919" calcext:value-type="float">
            <text:p>35919</text:p>
          </table:table-cell>
          <table:table-cell office:value-type="float" office:value="1663" calcext:value-type="float">
            <text:p>1663</text:p>
          </table:table-cell>
          <table:table-cell office:value-type="float" office:value="7162" calcext:value-type="float">
            <text:p>7162</text:p>
          </table:table-cell>
          <table:table-cell office:value-type="float" office:value="1462651" calcext:value-type="float">
            <text:p>1462651</text:p>
          </table:table-cell>
          <table:table-cell office:value-type="float" office:value="3234733" calcext:value-type="float">
            <text:p>3234733</text:p>
          </table:table-cell>
          <table:table-cell office:value-type="float" office:value="3221424" calcext:value-type="float">
            <text:p>3221424</text:p>
          </table:table-cell>
          <table:table-cell office:value-type="float" office:value="12180" calcext:value-type="float">
            <text:p>12180</text:p>
          </table:table-cell>
          <table:table-cell office:value-type="float" office:value="1130" calcext:value-type="float">
            <text:p>1130</text:p>
          </table:table-cell>
          <table:table-cell office:value-type="float" office:value="2713622" calcext:value-type="float">
            <text:p>2713622</text:p>
          </table:table-cell>
          <table:table-cell office:value-type="float" office:value="379816" calcext:value-type="float">
            <text:p>379816</text:p>
          </table:table-cell>
          <table:table-cell office:value-type="float" office:value="2030927" calcext:value-type="float">
            <text:p>2030927</text:p>
          </table:table-cell>
          <table:table-cell office:value-type="float" office:value="302879" calcext:value-type="float">
            <text:p>302879</text:p>
          </table:table-cell>
          <table:table-cell office:value-type="float" office:value="29774" calcext:value-type="float">
            <text:p>29774</text:p>
          </table:table-cell>
          <table:table-cell office:value-type="float" office:value="7839" calcext:value-type="float">
            <text:p>7839</text:p>
          </table:table-cell>
          <table:table-cell office:value-type="float" office:value="553188" calcext:value-type="float">
            <text:p>553188</text:p>
          </table:table-cell>
          <table:table-cell office:value-type="float" office:value="848238" calcext:value-type="float">
            <text:p>848238</text:p>
          </table:table-cell>
          <table:table-cell office:value-type="float" office:value="1177360" calcext:value-type="float">
            <text:p>1177360</text:p>
          </table:table-cell>
          <table:table-cell office:value-type="float" office:value="4702709" calcext:value-type="float">
            <text:p>4702709</text:p>
          </table:table-cell>
          <table:table-cell office:value-type="float" office:value="4413424" calcext:value-type="float">
            <text:p>4413424</text:p>
          </table:table-cell>
          <table:table-cell office:value-type="float" office:value="175063" calcext:value-type="float">
            <text:p>175063</text:p>
          </table:table-cell>
          <table:table-cell office:value-type="float" office:value="114222" calcext:value-type="float">
            <text:p>114222</text:p>
          </table:table-cell>
          <table:table-cell office:value-type="float" office:value="0" calcext:value-type="float">
            <text:p>0</text:p>
          </table:table-cell>
          <table:table-cell office:value-type="float" office:value="555739" calcext:value-type="float">
            <text:p>555739</text:p>
          </table:table-cell>
          <table:table-cell office:value-type="float" office:value="552880" calcext:value-type="float">
            <text:p>552880</text:p>
          </table:table-cell>
          <table:table-cell office:value-type="float" office:value="398714" calcext:value-type="float">
            <text:p>398714</text:p>
          </table:table-cell>
          <table:table-cell office:value-type="float" office:value="7387401" calcext:value-type="float">
            <text:p>738740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7Dec</text:p>
          </table:table-cell>
          <table:table-cell table:number-columns-repeated="2" office:value-type="float" office:value="1052985" calcext:value-type="float">
            <text:p>1052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102" calcext:value-type="float">
            <text:p>245102</text:p>
          </table:table-cell>
          <table:table-cell office:value-type="float" office:value="46733" calcext:value-type="float">
            <text:p>46733</text:p>
          </table:table-cell>
          <table:table-cell office:value-type="float" office:value="166663" calcext:value-type="float">
            <text:p>166663</text:p>
          </table:table-cell>
          <table:table-cell office:value-type="float" office:value="31706" calcext:value-type="float">
            <text:p>31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 office:value-type="float" office:value="98233" calcext:value-type="float">
            <text:p>98233</text:p>
          </table:table-cell>
          <table:table-cell office:value-type="float" office:value="63836" calcext:value-type="float">
            <text:p>63836</text:p>
          </table:table-cell>
          <table:table-cell office:value-type="float" office:value="93657" calcext:value-type="float">
            <text:p>93657</text:p>
          </table:table-cell>
          <table:table-cell office:value-type="float" office:value="1306964" calcext:value-type="float">
            <text:p>1306964</text:p>
          </table:table-cell>
          <table:table-cell office:value-type="float" office:value="1305814" calcext:value-type="float">
            <text:p>1305814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float" office:value="38580" calcext:value-type="float">
            <text:p>38580</text:p>
          </table:table-cell>
          <table:table-cell office:value-type="float" office:value="2607" calcext:value-type="float">
            <text:p>2607</text:p>
          </table:table-cell>
          <table:table-cell office:value-type="float" office:value="19549" calcext:value-type="float">
            <text:p>19549</text:p>
          </table:table-cell>
          <table:table-cell office:value-type="float" office:value="1461357" calcext:value-type="float">
            <text:p>1461357</text:p>
          </table:table-cell>
          <table:table-cell office:value-type="float" office:value="3211984" calcext:value-type="float">
            <text:p>3211984</text:p>
          </table:table-cell>
          <table:table-cell office:value-type="float" office:value="3198702" calcext:value-type="float">
            <text:p>3198702</text:p>
          </table:table-cell>
          <table:table-cell office:value-type="float" office:value="12180" calcext:value-type="float">
            <text:p>12180</text:p>
          </table:table-cell>
          <table:table-cell office:value-type="float" office:value="1102" calcext:value-type="float">
            <text:p>1102</text:p>
          </table:table-cell>
          <table:table-cell office:value-type="float" office:value="2698131" calcext:value-type="float">
            <text:p>2698131</text:p>
          </table:table-cell>
          <table:table-cell office:value-type="float" office:value="376754" calcext:value-type="float">
            <text:p>376754</text:p>
          </table:table-cell>
          <table:table-cell office:value-type="float" office:value="2024536" calcext:value-type="float">
            <text:p>2024536</text:p>
          </table:table-cell>
          <table:table-cell office:value-type="float" office:value="296842" calcext:value-type="float">
            <text:p>296842</text:p>
          </table:table-cell>
          <table:table-cell office:value-type="float" office:value="29456" calcext:value-type="float">
            <text:p>29456</text:p>
          </table:table-cell>
          <table:table-cell office:value-type="float" office:value="7892" calcext:value-type="float">
            <text:p>7892</text:p>
          </table:table-cell>
          <table:table-cell office:value-type="float" office:value="559781" calcext:value-type="float">
            <text:p>559781</text:p>
          </table:table-cell>
          <table:table-cell office:value-type="float" office:value="858417" calcext:value-type="float">
            <text:p>858417</text:p>
          </table:table-cell>
          <table:table-cell office:value-type="float" office:value="1201102" calcext:value-type="float">
            <text:p>1201102</text:p>
          </table:table-cell>
          <table:table-cell office:value-type="float" office:value="4520094" calcext:value-type="float">
            <text:p>4520094</text:p>
          </table:table-cell>
          <table:table-cell office:value-type="float" office:value="4246816" calcext:value-type="float">
            <text:p>4246816</text:p>
          </table:table-cell>
          <table:table-cell office:value-type="float" office:value="157326" calcext:value-type="float">
            <text:p>157326</text:p>
          </table:table-cell>
          <table:table-cell office:value-type="float" office:value="115951" calcext:value-type="float">
            <text:p>115951</text:p>
          </table:table-cell>
          <table:table-cell office:value-type="float" office:value="0" calcext:value-type="float">
            <text:p>0</text:p>
          </table:table-cell>
          <table:table-cell office:value-type="float" office:value="570674" calcext:value-type="float">
            <text:p>570674</text:p>
          </table:table-cell>
          <table:table-cell office:value-type="float" office:value="556225" calcext:value-type="float">
            <text:p>556225</text:p>
          </table:table-cell>
          <table:table-cell office:value-type="float" office:value="517578" calcext:value-type="float">
            <text:p>517578</text:p>
          </table:table-cell>
          <table:table-cell office:value-type="float" office:value="7365673" calcext:value-type="float">
            <text:p>736567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7Nov</text:p>
          </table:table-cell>
          <table:table-cell table:number-columns-repeated="2" office:value-type="float" office:value="1034512" calcext:value-type="float">
            <text:p>1034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229" calcext:value-type="float">
            <text:p>241229</text:p>
          </table:table-cell>
          <table:table-cell office:value-type="float" office:value="46130" calcext:value-type="float">
            <text:p>46130</text:p>
          </table:table-cell>
          <table:table-cell office:value-type="float" office:value="163161" calcext:value-type="float">
            <text:p>163161</text:p>
          </table:table-cell>
          <table:table-cell office:value-type="float" office:value="31938" calcext:value-type="float">
            <text:p>31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94911" calcext:value-type="float">
            <text:p>94911</text:p>
          </table:table-cell>
          <table:table-cell office:value-type="float" office:value="63240" calcext:value-type="float">
            <text:p>63240</text:p>
          </table:table-cell>
          <table:table-cell office:value-type="float" office:value="91603" calcext:value-type="float">
            <text:p>91603</text:p>
          </table:table-cell>
          <table:table-cell office:value-type="float" office:value="1297316" calcext:value-type="float">
            <text:p>1297316</text:p>
          </table:table-cell>
          <table:table-cell office:value-type="float" office:value="1296205" calcext:value-type="float">
            <text:p>1296205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float" office:value="38872" calcext:value-type="float">
            <text:p>38872</text:p>
          </table:table-cell>
          <table:table-cell office:value-type="float" office:value="1933" calcext:value-type="float">
            <text:p>1933</text:p>
          </table:table-cell>
          <table:table-cell office:value-type="float" office:value="5371" calcext:value-type="float">
            <text:p>5371</text:p>
          </table:table-cell>
          <table:table-cell office:value-type="float" office:value="1435095" calcext:value-type="float">
            <text:p>1435095</text:p>
          </table:table-cell>
          <table:table-cell office:value-type="float" office:value="3191910" calcext:value-type="float">
            <text:p>3191910</text:p>
          </table:table-cell>
          <table:table-cell office:value-type="float" office:value="3178467" calcext:value-type="float">
            <text:p>3178467</text:p>
          </table:table-cell>
          <table:table-cell office:value-type="float" office:value="12210" calcext:value-type="float">
            <text:p>12210</text:p>
          </table:table-cell>
          <table:table-cell office:value-type="float" office:value="1232" calcext:value-type="float">
            <text:p>1232</text:p>
          </table:table-cell>
          <table:table-cell office:value-type="float" office:value="2666836" calcext:value-type="float">
            <text:p>2666836</text:p>
          </table:table-cell>
          <table:table-cell office:value-type="float" office:value="376419" calcext:value-type="float">
            <text:p>376419</text:p>
          </table:table-cell>
          <table:table-cell office:value-type="float" office:value="1999408" calcext:value-type="float">
            <text:p>1999408</text:p>
          </table:table-cell>
          <table:table-cell office:value-type="float" office:value="291009" calcext:value-type="float">
            <text:p>291009</text:p>
          </table:table-cell>
          <table:table-cell office:value-type="float" office:value="29398" calcext:value-type="float">
            <text:p>29398</text:p>
          </table:table-cell>
          <table:table-cell office:value-type="float" office:value="8302" calcext:value-type="float">
            <text:p>8302</text:p>
          </table:table-cell>
          <table:table-cell office:value-type="float" office:value="551051" calcext:value-type="float">
            <text:p>551051</text:p>
          </table:table-cell>
          <table:table-cell office:value-type="float" office:value="850436" calcext:value-type="float">
            <text:p>850436</text:p>
          </table:table-cell>
          <table:table-cell office:value-type="float" office:value="1175228" calcext:value-type="float">
            <text:p>1175228</text:p>
          </table:table-cell>
          <table:table-cell office:value-type="float" office:value="4644688" calcext:value-type="float">
            <text:p>4644688</text:p>
          </table:table-cell>
          <table:table-cell office:value-type="float" office:value="4352368" calcext:value-type="float">
            <text:p>4352368</text:p>
          </table:table-cell>
          <table:table-cell office:value-type="float" office:value="176100" calcext:value-type="float">
            <text:p>176100</text:p>
          </table:table-cell>
          <table:table-cell office:value-type="float" office:value="116220" calcext:value-type="float">
            <text:p>116220</text:p>
          </table:table-cell>
          <table:table-cell office:value-type="float" office:value="0" calcext:value-type="float">
            <text:p>0</text:p>
          </table:table-cell>
          <table:table-cell office:value-type="float" office:value="554237" calcext:value-type="float">
            <text:p>554237</text:p>
          </table:table-cell>
          <table:table-cell office:value-type="float" office:value="577592" calcext:value-type="float">
            <text:p>577592</text:p>
          </table:table-cell>
          <table:table-cell office:value-type="float" office:value="346201" calcext:value-type="float">
            <text:p>346201</text:p>
          </table:table-cell>
          <table:table-cell office:value-type="float" office:value="7297946" calcext:value-type="float">
            <text:p>729794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7Oct</text:p>
          </table:table-cell>
          <table:table-cell table:number-columns-repeated="2" office:value-type="float" office:value="1016362" calcext:value-type="float">
            <text:p>1016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279" calcext:value-type="float">
            <text:p>235279</text:p>
          </table:table-cell>
          <table:table-cell office:value-type="float" office:value="45200" calcext:value-type="float">
            <text:p>45200</text:p>
          </table:table-cell>
          <table:table-cell office:value-type="float" office:value="158977" calcext:value-type="float">
            <text:p>158977</text:p>
          </table:table-cell>
          <table:table-cell office:value-type="float" office:value="31102" calcext:value-type="float">
            <text:p>31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95289" calcext:value-type="float">
            <text:p>95289</text:p>
          </table:table-cell>
          <table:table-cell office:value-type="float" office:value="62899" calcext:value-type="float">
            <text:p>62899</text:p>
          </table:table-cell>
          <table:table-cell office:value-type="float" office:value="91760" calcext:value-type="float">
            <text:p>91760</text:p>
          </table:table-cell>
          <table:table-cell office:value-type="float" office:value="1271005" calcext:value-type="float">
            <text:p>1271005</text:p>
          </table:table-cell>
          <table:table-cell office:value-type="float" office:value="1269965" calcext:value-type="float">
            <text:p>1269965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39857" calcext:value-type="float">
            <text:p>39857</text:p>
          </table:table-cell>
          <table:table-cell office:value-type="float" office:value="2060" calcext:value-type="float">
            <text:p>2060</text:p>
          </table:table-cell>
          <table:table-cell office:value-type="float" office:value="6354" calcext:value-type="float">
            <text:p>6354</text:p>
          </table:table-cell>
          <table:table-cell office:value-type="float" office:value="1411036" calcext:value-type="float">
            <text:p>1411036</text:p>
          </table:table-cell>
          <table:table-cell office:value-type="float" office:value="3152302" calcext:value-type="float">
            <text:p>3152302</text:p>
          </table:table-cell>
          <table:table-cell office:value-type="float" office:value="3138213" calcext:value-type="float">
            <text:p>3138213</text:p>
          </table:table-cell>
          <table:table-cell office:value-type="float" office:value="12826" calcext:value-type="float">
            <text:p>12826</text:p>
          </table:table-cell>
          <table:table-cell office:value-type="float" office:value="1263" calcext:value-type="float">
            <text:p>1263</text:p>
          </table:table-cell>
          <table:table-cell office:value-type="float" office:value="2605061" calcext:value-type="float">
            <text:p>2605061</text:p>
          </table:table-cell>
          <table:table-cell office:value-type="float" office:value="371880" calcext:value-type="float">
            <text:p>371880</text:p>
          </table:table-cell>
          <table:table-cell office:value-type="float" office:value="1953523" calcext:value-type="float">
            <text:p>1953523</text:p>
          </table:table-cell>
          <table:table-cell office:value-type="float" office:value="279658" calcext:value-type="float">
            <text:p>279658</text:p>
          </table:table-cell>
          <table:table-cell office:value-type="float" office:value="29369" calcext:value-type="float">
            <text:p>29369</text:p>
          </table:table-cell>
          <table:table-cell office:value-type="float" office:value="8266" calcext:value-type="float">
            <text:p>8266</text:p>
          </table:table-cell>
          <table:table-cell office:value-type="float" office:value="551448" calcext:value-type="float">
            <text:p>551448</text:p>
          </table:table-cell>
          <table:table-cell office:value-type="float" office:value="848610" calcext:value-type="float">
            <text:p>848610</text:p>
          </table:table-cell>
          <table:table-cell office:value-type="float" office:value="1177149" calcext:value-type="float">
            <text:p>1177149</text:p>
          </table:table-cell>
          <table:table-cell office:value-type="float" office:value="4533369" calcext:value-type="float">
            <text:p>4533369</text:p>
          </table:table-cell>
          <table:table-cell office:value-type="float" office:value="4244807" calcext:value-type="float">
            <text:p>4244807</text:p>
          </table:table-cell>
          <table:table-cell office:value-type="float" office:value="173609" calcext:value-type="float">
            <text:p>173609</text:p>
          </table:table-cell>
          <table:table-cell office:value-type="float" office:value="114953" calcext:value-type="float">
            <text:p>114953</text:p>
          </table:table-cell>
          <table:table-cell office:value-type="float" office:value="0" calcext:value-type="float">
            <text:p>0</text:p>
          </table:table-cell>
          <table:table-cell office:value-type="float" office:value="559481" calcext:value-type="float">
            <text:p>559481</text:p>
          </table:table-cell>
          <table:table-cell office:value-type="float" office:value="577934" calcext:value-type="float">
            <text:p>577934</text:p>
          </table:table-cell>
          <table:table-cell office:value-type="float" office:value="347132" calcext:value-type="float">
            <text:p>347132</text:p>
          </table:table-cell>
          <table:table-cell office:value-type="float" office:value="7195065" calcext:value-type="float">
            <text:p>719506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7Sep</text:p>
          </table:table-cell>
          <table:table-cell table:number-columns-repeated="2" office:value-type="float" office:value="1033825" calcext:value-type="float">
            <text:p>1033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501" calcext:value-type="float">
            <text:p>229501</text:p>
          </table:table-cell>
          <table:table-cell office:value-type="float" office:value="44420" calcext:value-type="float">
            <text:p>44420</text:p>
          </table:table-cell>
          <table:table-cell office:value-type="float" office:value="154573" calcext:value-type="float">
            <text:p>154573</text:p>
          </table:table-cell>
          <table:table-cell office:value-type="float" office:value="30508" calcext:value-type="float">
            <text:p>30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office:value-type="float" office:value="94793" calcext:value-type="float">
            <text:p>94793</text:p>
          </table:table-cell>
          <table:table-cell office:value-type="float" office:value="63333" calcext:value-type="float">
            <text:p>63333</text:p>
          </table:table-cell>
          <table:table-cell office:value-type="float" office:value="91480" calcext:value-type="float">
            <text:p>91480</text:p>
          </table:table-cell>
          <table:table-cell office:value-type="float" office:value="1281985" calcext:value-type="float">
            <text:p>1281985</text:p>
          </table:table-cell>
          <table:table-cell office:value-type="float" office:value="1280945" calcext:value-type="float">
            <text:p>1280945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39092" calcext:value-type="float">
            <text:p>39092</text:p>
          </table:table-cell>
          <table:table-cell office:value-type="float" office:value="1603" calcext:value-type="float">
            <text:p>1603</text:p>
          </table:table-cell>
          <table:table-cell office:value-type="float" office:value="8503" calcext:value-type="float">
            <text:p>8503</text:p>
          </table:table-cell>
          <table:table-cell office:value-type="float" office:value="1422663" calcext:value-type="float">
            <text:p>1422663</text:p>
          </table:table-cell>
          <table:table-cell office:value-type="float" office:value="3171723" calcext:value-type="float">
            <text:p>3171723</text:p>
          </table:table-cell>
          <table:table-cell office:value-type="float" office:value="3157629" calcext:value-type="float">
            <text:p>3157629</text:p>
          </table:table-cell>
          <table:table-cell office:value-type="float" office:value="12825" calcext:value-type="float">
            <text:p>12825</text:p>
          </table:table-cell>
          <table:table-cell office:value-type="float" office:value="1268" calcext:value-type="float">
            <text:p>1268</text:p>
          </table:table-cell>
          <table:table-cell office:value-type="float" office:value="2541541" calcext:value-type="float">
            <text:p>2541541</text:p>
          </table:table-cell>
          <table:table-cell office:value-type="float" office:value="366833" calcext:value-type="float">
            <text:p>366833</text:p>
          </table:table-cell>
          <table:table-cell office:value-type="float" office:value="1906172" calcext:value-type="float">
            <text:p>1906172</text:p>
          </table:table-cell>
          <table:table-cell office:value-type="float" office:value="268536" calcext:value-type="float">
            <text:p>268536</text:p>
          </table:table-cell>
          <table:table-cell office:value-type="float" office:value="28846" calcext:value-type="float">
            <text:p>28846</text:p>
          </table:table-cell>
          <table:table-cell office:value-type="float" office:value="8211" calcext:value-type="float">
            <text:p>8211</text:p>
          </table:table-cell>
          <table:table-cell office:value-type="float" office:value="551382" calcext:value-type="float">
            <text:p>551382</text:p>
          </table:table-cell>
          <table:table-cell office:value-type="float" office:value="853754" calcext:value-type="float">
            <text:p>853754</text:p>
          </table:table-cell>
          <table:table-cell office:value-type="float" office:value="1173547" calcext:value-type="float">
            <text:p>1173547</text:p>
          </table:table-cell>
          <table:table-cell office:value-type="float" office:value="4481200" calcext:value-type="float">
            <text:p>4481200</text:p>
          </table:table-cell>
          <table:table-cell office:value-type="float" office:value="4138830" calcext:value-type="float">
            <text:p>4138830</text:p>
          </table:table-cell>
          <table:table-cell office:value-type="float" office:value="225961" calcext:value-type="float">
            <text:p>225961</text:p>
          </table:table-cell>
          <table:table-cell office:value-type="float" office:value="116408" calcext:value-type="float">
            <text:p>116408</text:p>
          </table:table-cell>
          <table:table-cell office:value-type="float" office:value="0" calcext:value-type="float">
            <text:p>0</text:p>
          </table:table-cell>
          <table:table-cell office:value-type="float" office:value="540802" calcext:value-type="float">
            <text:p>540802</text:p>
          </table:table-cell>
          <table:table-cell office:value-type="float" office:value="576528" calcext:value-type="float">
            <text:p>576528</text:p>
          </table:table-cell>
          <table:table-cell office:value-type="float" office:value="383382" calcext:value-type="float">
            <text:p>383382</text:p>
          </table:table-cell>
          <table:table-cell office:value-type="float" office:value="7155460" calcext:value-type="float">
            <text:p>715546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7Aug</text:p>
          </table:table-cell>
          <table:table-cell table:number-columns-repeated="2" office:value-type="float" office:value="1031128" calcext:value-type="float">
            <text:p>1031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082" calcext:value-type="float">
            <text:p>225082</text:p>
          </table:table-cell>
          <table:table-cell office:value-type="float" office:value="43957" calcext:value-type="float">
            <text:p>43957</text:p>
          </table:table-cell>
          <table:table-cell office:value-type="float" office:value="150254" calcext:value-type="float">
            <text:p>150254</text:p>
          </table:table-cell>
          <table:table-cell office:value-type="float" office:value="30871" calcext:value-type="float">
            <text:p>30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 office:value-type="float" office:value="94606" calcext:value-type="float">
            <text:p>94606</text:p>
          </table:table-cell>
          <table:table-cell office:value-type="float" office:value="63000" calcext:value-type="float">
            <text:p>63000</text:p>
          </table:table-cell>
          <table:table-cell office:value-type="float" office:value="91299" calcext:value-type="float">
            <text:p>91299</text:p>
          </table:table-cell>
          <table:table-cell office:value-type="float" office:value="1277784" calcext:value-type="float">
            <text:p>1277784</text:p>
          </table:table-cell>
          <table:table-cell office:value-type="float" office:value="1276744" calcext:value-type="float">
            <text:p>1276744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39405" calcext:value-type="float">
            <text:p>39405</text:p>
          </table:table-cell>
          <table:table-cell office:value-type="float" office:value="1771" calcext:value-type="float">
            <text:p>1771</text:p>
          </table:table-cell>
          <table:table-cell office:value-type="float" office:value="4770" calcext:value-type="float">
            <text:p>4770</text:p>
          </table:table-cell>
          <table:table-cell office:value-type="float" office:value="1415029" calcext:value-type="float">
            <text:p>1415029</text:p>
          </table:table-cell>
          <table:table-cell office:value-type="float" office:value="3181125" calcext:value-type="float">
            <text:p>3181125</text:p>
          </table:table-cell>
          <table:table-cell office:value-type="float" office:value="3166955" calcext:value-type="float">
            <text:p>3166955</text:p>
          </table:table-cell>
          <table:table-cell office:value-type="float" office:value="12866" calcext:value-type="float">
            <text:p>12866</text:p>
          </table:table-cell>
          <table:table-cell office:value-type="float" office:value="1304" calcext:value-type="float">
            <text:p>1304</text:p>
          </table:table-cell>
          <table:table-cell office:value-type="float" office:value="2492201" calcext:value-type="float">
            <text:p>2492201</text:p>
          </table:table-cell>
          <table:table-cell office:value-type="float" office:value="363738" calcext:value-type="float">
            <text:p>363738</text:p>
          </table:table-cell>
          <table:table-cell office:value-type="float" office:value="1870389" calcext:value-type="float">
            <text:p>1870389</text:p>
          </table:table-cell>
          <table:table-cell office:value-type="float" office:value="258074" calcext:value-type="float">
            <text:p>258074</text:p>
          </table:table-cell>
          <table:table-cell office:value-type="float" office:value="28410" calcext:value-type="float">
            <text:p>28410</text:p>
          </table:table-cell>
          <table:table-cell office:value-type="float" office:value="8230" calcext:value-type="float">
            <text:p>8230</text:p>
          </table:table-cell>
          <table:table-cell office:value-type="float" office:value="549849" calcext:value-type="float">
            <text:p>549849</text:p>
          </table:table-cell>
          <table:table-cell office:value-type="float" office:value="845910" calcext:value-type="float">
            <text:p>845910</text:p>
          </table:table-cell>
          <table:table-cell office:value-type="float" office:value="1171239" calcext:value-type="float">
            <text:p>1171239</text:p>
          </table:table-cell>
          <table:table-cell office:value-type="float" office:value="4461974" calcext:value-type="float">
            <text:p>4461974</text:p>
          </table:table-cell>
          <table:table-cell office:value-type="float" office:value="4169937" calcext:value-type="float">
            <text:p>4169937</text:p>
          </table:table-cell>
          <table:table-cell office:value-type="float" office:value="174029" calcext:value-type="float">
            <text:p>174029</text:p>
          </table:table-cell>
          <table:table-cell office:value-type="float" office:value="118007" calcext:value-type="float">
            <text:p>118007</text:p>
          </table:table-cell>
          <table:table-cell office:value-type="float" office:value="0" calcext:value-type="float">
            <text:p>0</text:p>
          </table:table-cell>
          <table:table-cell office:value-type="float" office:value="547156" calcext:value-type="float">
            <text:p>547156</text:p>
          </table:table-cell>
          <table:table-cell office:value-type="float" office:value="576126" calcext:value-type="float">
            <text:p>576126</text:p>
          </table:table-cell>
          <table:table-cell office:value-type="float" office:value="349244" calcext:value-type="float">
            <text:p>349244</text:p>
          </table:table-cell>
          <table:table-cell office:value-type="float" office:value="7105738" calcext:value-type="float">
            <text:p>710573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7Jul</text:p>
          </table:table-cell>
          <table:table-cell table:number-columns-repeated="2" office:value-type="float" office:value="1026208" calcext:value-type="float">
            <text:p>1026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235" calcext:value-type="float">
            <text:p>221235</text:p>
          </table:table-cell>
          <table:table-cell office:value-type="float" office:value="42797" calcext:value-type="float">
            <text:p>42797</text:p>
          </table:table-cell>
          <table:table-cell office:value-type="float" office:value="147595" calcext:value-type="float">
            <text:p>147595</text:p>
          </table:table-cell>
          <table:table-cell office:value-type="float" office:value="30843" calcext:value-type="float">
            <text:p>30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94574" calcext:value-type="float">
            <text:p>94574</text:p>
          </table:table-cell>
          <table:table-cell office:value-type="float" office:value="64029" calcext:value-type="float">
            <text:p>64029</text:p>
          </table:table-cell>
          <table:table-cell office:value-type="float" office:value="91423" calcext:value-type="float">
            <text:p>91423</text:p>
          </table:table-cell>
          <table:table-cell office:value-type="float" office:value="1270276" calcext:value-type="float">
            <text:p>1270276</text:p>
          </table:table-cell>
          <table:table-cell office:value-type="float" office:value="1269236" calcext:value-type="float">
            <text:p>1269236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39283" calcext:value-type="float">
            <text:p>39283</text:p>
          </table:table-cell>
          <table:table-cell office:value-type="float" office:value="1762" calcext:value-type="float">
            <text:p>1762</text:p>
          </table:table-cell>
          <table:table-cell office:value-type="float" office:value="4517" calcext:value-type="float">
            <text:p>4517</text:p>
          </table:table-cell>
          <table:table-cell office:value-type="float" office:value="1407261" calcext:value-type="float">
            <text:p>1407261</text:p>
          </table:table-cell>
          <table:table-cell office:value-type="float" office:value="3178579" calcext:value-type="float">
            <text:p>3178579</text:p>
          </table:table-cell>
          <table:table-cell office:value-type="float" office:value="3164415" calcext:value-type="float">
            <text:p>3164415</text:p>
          </table:table-cell>
          <table:table-cell office:value-type="float" office:value="12867" calcext:value-type="float">
            <text:p>12867</text:p>
          </table:table-cell>
          <table:table-cell office:value-type="float" office:value="1298" calcext:value-type="float">
            <text:p>1298</text:p>
          </table:table-cell>
          <table:table-cell office:value-type="float" office:value="2446338" calcext:value-type="float">
            <text:p>2446338</text:p>
          </table:table-cell>
          <table:table-cell office:value-type="float" office:value="358313" calcext:value-type="float">
            <text:p>358313</text:p>
          </table:table-cell>
          <table:table-cell office:value-type="float" office:value="1837516" calcext:value-type="float">
            <text:p>1837516</text:p>
          </table:table-cell>
          <table:table-cell office:value-type="float" office:value="250509" calcext:value-type="float">
            <text:p>250509</text:p>
          </table:table-cell>
          <table:table-cell office:value-type="float" office:value="28449" calcext:value-type="float">
            <text:p>28449</text:p>
          </table:table-cell>
          <table:table-cell office:value-type="float" office:value="8206" calcext:value-type="float">
            <text:p>8206</text:p>
          </table:table-cell>
          <table:table-cell office:value-type="float" office:value="547151" calcext:value-type="float">
            <text:p>547151</text:p>
          </table:table-cell>
          <table:table-cell office:value-type="float" office:value="832778" calcext:value-type="float">
            <text:p>832778</text:p>
          </table:table-cell>
          <table:table-cell office:value-type="float" office:value="1172716" calcext:value-type="float">
            <text:p>1172716</text:p>
          </table:table-cell>
          <table:table-cell office:value-type="float" office:value="4424652" calcext:value-type="float">
            <text:p>4424652</text:p>
          </table:table-cell>
          <table:table-cell office:value-type="float" office:value="4110783" calcext:value-type="float">
            <text:p>4110783</text:p>
          </table:table-cell>
          <table:table-cell office:value-type="float" office:value="186862" calcext:value-type="float">
            <text:p>186862</text:p>
          </table:table-cell>
          <table:table-cell office:value-type="float" office:value="127007" calcext:value-type="float">
            <text:p>127007</text:p>
          </table:table-cell>
          <table:table-cell office:value-type="float" office:value="0" calcext:value-type="float">
            <text:p>0</text:p>
          </table:table-cell>
          <table:table-cell office:value-type="float" office:value="533128" calcext:value-type="float">
            <text:p>533128</text:p>
          </table:table-cell>
          <table:table-cell office:value-type="float" office:value="573142" calcext:value-type="float">
            <text:p>573142</text:p>
          </table:table-cell>
          <table:table-cell office:value-type="float" office:value="337874" calcext:value-type="float">
            <text:p>337874</text:p>
          </table:table-cell>
          <table:table-cell office:value-type="float" office:value="7041512" calcext:value-type="float">
            <text:p>704151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7Jun</text:p>
          </table:table-cell>
          <table:table-cell table:number-columns-repeated="2" office:value-type="float" office:value="1015582" calcext:value-type="float">
            <text:p>1015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260" calcext:value-type="float">
            <text:p>216260</text:p>
          </table:table-cell>
          <table:table-cell office:value-type="float" office:value="41623" calcext:value-type="float">
            <text:p>41623</text:p>
          </table:table-cell>
          <table:table-cell office:value-type="float" office:value="144373" calcext:value-type="float">
            <text:p>144373</text:p>
          </table:table-cell>
          <table:table-cell office:value-type="float" office:value="30264" calcext:value-type="float">
            <text:p>30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94354" calcext:value-type="float">
            <text:p>94354</text:p>
          </table:table-cell>
          <table:table-cell office:value-type="float" office:value="66021" calcext:value-type="float">
            <text:p>66021</text:p>
          </table:table-cell>
          <table:table-cell office:value-type="float" office:value="90949" calcext:value-type="float">
            <text:p>90949</text:p>
          </table:table-cell>
          <table:table-cell office:value-type="float" office:value="1252456" calcext:value-type="float">
            <text:p>1252456</text:p>
          </table:table-cell>
          <table:table-cell office:value-type="float" office:value="1251416" calcext:value-type="float">
            <text:p>1251416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40571" calcext:value-type="float">
            <text:p>40571</text:p>
          </table:table-cell>
          <table:table-cell office:value-type="float" office:value="2018" calcext:value-type="float">
            <text:p>2018</text:p>
          </table:table-cell>
          <table:table-cell office:value-type="float" office:value="7442" calcext:value-type="float">
            <text:p>7442</text:p>
          </table:table-cell>
          <table:table-cell office:value-type="float" office:value="1393436" calcext:value-type="float">
            <text:p>1393436</text:p>
          </table:table-cell>
          <table:table-cell office:value-type="float" office:value="3154766" calcext:value-type="float">
            <text:p>3154766</text:p>
          </table:table-cell>
          <table:table-cell office:value-type="float" office:value="3140648" calcext:value-type="float">
            <text:p>3140648</text:p>
          </table:table-cell>
          <table:table-cell office:value-type="float" office:value="12921" calcext:value-type="float">
            <text:p>12921</text:p>
          </table:table-cell>
          <table:table-cell office:value-type="float" office:value="1197" calcext:value-type="float">
            <text:p>1197</text:p>
          </table:table-cell>
          <table:table-cell office:value-type="float" office:value="2400793" calcext:value-type="float">
            <text:p>2400793</text:p>
          </table:table-cell>
          <table:table-cell office:value-type="float" office:value="355079" calcext:value-type="float">
            <text:p>355079</text:p>
          </table:table-cell>
          <table:table-cell office:value-type="float" office:value="1804782" calcext:value-type="float">
            <text:p>1804782</text:p>
          </table:table-cell>
          <table:table-cell office:value-type="float" office:value="240932" calcext:value-type="float">
            <text:p>240932</text:p>
          </table:table-cell>
          <table:table-cell office:value-type="float" office:value="28529" calcext:value-type="float">
            <text:p>28529</text:p>
          </table:table-cell>
          <table:table-cell office:value-type="float" office:value="8239" calcext:value-type="float">
            <text:p>8239</text:p>
          </table:table-cell>
          <table:table-cell office:value-type="float" office:value="549820" calcext:value-type="float">
            <text:p>549820</text:p>
          </table:table-cell>
          <table:table-cell office:value-type="float" office:value="848516" calcext:value-type="float">
            <text:p>848516</text:p>
          </table:table-cell>
          <table:table-cell office:value-type="float" office:value="1166643" calcext:value-type="float">
            <text:p>1166643</text:p>
          </table:table-cell>
          <table:table-cell office:value-type="float" office:value="4337325" calcext:value-type="float">
            <text:p>4337325</text:p>
          </table:table-cell>
          <table:table-cell office:value-type="float" office:value="3997489" calcext:value-type="float">
            <text:p>3997489</text:p>
          </table:table-cell>
          <table:table-cell office:value-type="float" office:value="209841" calcext:value-type="float">
            <text:p>209841</text:p>
          </table:table-cell>
          <table:table-cell office:value-type="float" office:value="129996" calcext:value-type="float">
            <text:p>129996</text:p>
          </table:table-cell>
          <table:table-cell office:value-type="float" office:value="0" calcext:value-type="float">
            <text:p>0</text:p>
          </table:table-cell>
          <table:table-cell office:value-type="float" office:value="539338" calcext:value-type="float">
            <text:p>539338</text:p>
          </table:table-cell>
          <table:table-cell office:value-type="float" office:value="571036" calcext:value-type="float">
            <text:p>571036</text:p>
          </table:table-cell>
          <table:table-cell office:value-type="float" office:value="376336" calcext:value-type="float">
            <text:p>376336</text:p>
          </table:table-cell>
          <table:table-cell office:value-type="float" office:value="6990679" calcext:value-type="float">
            <text:p>699067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7May</text:p>
          </table:table-cell>
          <table:table-cell table:number-columns-repeated="2" office:value-type="float" office:value="1035422" calcext:value-type="float">
            <text:p>1035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393" calcext:value-type="float">
            <text:p>210393</text:p>
          </table:table-cell>
          <table:table-cell office:value-type="float" office:value="40597" calcext:value-type="float">
            <text:p>40597</text:p>
          </table:table-cell>
          <table:table-cell office:value-type="float" office:value="140195" calcext:value-type="float">
            <text:p>140195</text:p>
          </table:table-cell>
          <table:table-cell office:value-type="float" office:value="29601" calcext:value-type="float">
            <text:p>29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93490" calcext:value-type="float">
            <text:p>93490</text:p>
          </table:table-cell>
          <table:table-cell office:value-type="float" office:value="67606" calcext:value-type="float">
            <text:p>67606</text:p>
          </table:table-cell>
          <table:table-cell office:value-type="float" office:value="90089" calcext:value-type="float">
            <text:p>90089</text:p>
          </table:table-cell>
          <table:table-cell office:value-type="float" office:value="1269356" calcext:value-type="float">
            <text:p>1269356</text:p>
          </table:table-cell>
          <table:table-cell office:value-type="float" office:value="1268316" calcext:value-type="float">
            <text:p>1268316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42164" calcext:value-type="float">
            <text:p>42164</text:p>
          </table:table-cell>
          <table:table-cell office:value-type="float" office:value="2173" calcext:value-type="float">
            <text:p>2173</text:p>
          </table:table-cell>
          <table:table-cell office:value-type="float" office:value="4352" calcext:value-type="float">
            <text:p>4352</text:p>
          </table:table-cell>
          <table:table-cell office:value-type="float" office:value="1408134" calcext:value-type="float">
            <text:p>1408134</text:p>
          </table:table-cell>
          <table:table-cell office:value-type="float" office:value="3194846" calcext:value-type="float">
            <text:p>3194846</text:p>
          </table:table-cell>
          <table:table-cell office:value-type="float" office:value="3180180" calcext:value-type="float">
            <text:p>3180180</text:p>
          </table:table-cell>
          <table:table-cell office:value-type="float" office:value="13556" calcext:value-type="float">
            <text:p>13556</text:p>
          </table:table-cell>
          <table:table-cell office:value-type="float" office:value="1110" calcext:value-type="float">
            <text:p>1110</text:p>
          </table:table-cell>
          <table:table-cell office:value-type="float" office:value="2350772" calcext:value-type="float">
            <text:p>2350772</text:p>
          </table:table-cell>
          <table:table-cell office:value-type="float" office:value="351092" calcext:value-type="float">
            <text:p>351092</text:p>
          </table:table-cell>
          <table:table-cell office:value-type="float" office:value="1768044" calcext:value-type="float">
            <text:p>1768044</text:p>
          </table:table-cell>
          <table:table-cell office:value-type="float" office:value="231636" calcext:value-type="float">
            <text:p>231636</text:p>
          </table:table-cell>
          <table:table-cell office:value-type="float" office:value="28717" calcext:value-type="float">
            <text:p>28717</text:p>
          </table:table-cell>
          <table:table-cell office:value-type="float" office:value="8219" calcext:value-type="float">
            <text:p>8219</text:p>
          </table:table-cell>
          <table:table-cell office:value-type="float" office:value="541808" calcext:value-type="float">
            <text:p>541808</text:p>
          </table:table-cell>
          <table:table-cell office:value-type="float" office:value="860660" calcext:value-type="float">
            <text:p>860660</text:p>
          </table:table-cell>
          <table:table-cell office:value-type="float" office:value="1155672" calcext:value-type="float">
            <text:p>1155672</text:p>
          </table:table-cell>
          <table:table-cell office:value-type="float" office:value="4372196" calcext:value-type="float">
            <text:p>4372196</text:p>
          </table:table-cell>
          <table:table-cell office:value-type="float" office:value="4054814" calcext:value-type="float">
            <text:p>4054814</text:p>
          </table:table-cell>
          <table:table-cell office:value-type="float" office:value="193255" calcext:value-type="float">
            <text:p>193255</text:p>
          </table:table-cell>
          <table:table-cell office:value-type="float" office:value="124127" calcext:value-type="float">
            <text:p>124127</text:p>
          </table:table-cell>
          <table:table-cell office:value-type="float" office:value="0" calcext:value-type="float">
            <text:p>0</text:p>
          </table:table-cell>
          <table:table-cell office:value-type="float" office:value="559184" calcext:value-type="float">
            <text:p>559184</text:p>
          </table:table-cell>
          <table:table-cell office:value-type="float" office:value="565955" calcext:value-type="float">
            <text:p>565955</text:p>
          </table:table-cell>
          <table:table-cell office:value-type="float" office:value="332010" calcext:value-type="float">
            <text:p>332010</text:p>
          </table:table-cell>
          <table:table-cell office:value-type="float" office:value="6985018" calcext:value-type="float">
            <text:p>698501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7Apr</text:p>
          </table:table-cell>
          <table:table-cell table:number-columns-repeated="2" office:value-type="float" office:value="1031684" calcext:value-type="float">
            <text:p>1031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453" calcext:value-type="float">
            <text:p>205453</text:p>
          </table:table-cell>
          <table:table-cell office:value-type="float" office:value="39462" calcext:value-type="float">
            <text:p>39462</text:p>
          </table:table-cell>
          <table:table-cell office:value-type="float" office:value="136488" calcext:value-type="float">
            <text:p>136488</text:p>
          </table:table-cell>
          <table:table-cell office:value-type="float" office:value="29503" calcext:value-type="float">
            <text:p>29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93557" calcext:value-type="float">
            <text:p>93557</text:p>
          </table:table-cell>
          <table:table-cell office:value-type="float" office:value="69720" calcext:value-type="float">
            <text:p>69720</text:p>
          </table:table-cell>
          <table:table-cell office:value-type="float" office:value="90020" calcext:value-type="float">
            <text:p>90020</text:p>
          </table:table-cell>
          <table:table-cell office:value-type="float" office:value="1260261" calcext:value-type="float">
            <text:p>1260261</text:p>
          </table:table-cell>
          <table:table-cell office:value-type="float" office:value="1259221" calcext:value-type="float">
            <text:p>1259221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43887" calcext:value-type="float">
            <text:p>43887</text:p>
          </table:table-cell>
          <table:table-cell office:value-type="float" office:value="2104" calcext:value-type="float">
            <text:p>2104</text:p>
          </table:table-cell>
          <table:table-cell office:value-type="float" office:value="5367" calcext:value-type="float">
            <text:p>5367</text:p>
          </table:table-cell>
          <table:table-cell office:value-type="float" office:value="1401639" calcext:value-type="float">
            <text:p>1401639</text:p>
          </table:table-cell>
          <table:table-cell office:value-type="float" office:value="3192528" calcext:value-type="float">
            <text:p>3192528</text:p>
          </table:table-cell>
          <table:table-cell office:value-type="float" office:value="3177668" calcext:value-type="float">
            <text:p>3177668</text:p>
          </table:table-cell>
          <table:table-cell office:value-type="float" office:value="13557" calcext:value-type="float">
            <text:p>13557</text:p>
          </table:table-cell>
          <table:table-cell office:value-type="float" office:value="1303" calcext:value-type="float">
            <text:p>1303</text:p>
          </table:table-cell>
          <table:table-cell office:value-type="float" office:value="2294568" calcext:value-type="float">
            <text:p>2294568</text:p>
          </table:table-cell>
          <table:table-cell office:value-type="float" office:value="344191" calcext:value-type="float">
            <text:p>344191</text:p>
          </table:table-cell>
          <table:table-cell office:value-type="float" office:value="1729451" calcext:value-type="float">
            <text:p>1729451</text:p>
          </table:table-cell>
          <table:table-cell office:value-type="float" office:value="220926" calcext:value-type="float">
            <text:p>220926</text:p>
          </table:table-cell>
          <table:table-cell office:value-type="float" office:value="28342" calcext:value-type="float">
            <text:p>28342</text:p>
          </table:table-cell>
          <table:table-cell office:value-type="float" office:value="8202" calcext:value-type="float">
            <text:p>8202</text:p>
          </table:table-cell>
          <table:table-cell office:value-type="float" office:value="539338" calcext:value-type="float">
            <text:p>539338</text:p>
          </table:table-cell>
          <table:table-cell office:value-type="float" office:value="877947" calcext:value-type="float">
            <text:p>877947</text:p>
          </table:table-cell>
          <table:table-cell office:value-type="float" office:value="1154609" calcext:value-type="float">
            <text:p>1154609</text:p>
          </table:table-cell>
          <table:table-cell office:value-type="float" office:value="4305325" calcext:value-type="float">
            <text:p>4305325</text:p>
          </table:table-cell>
          <table:table-cell office:value-type="float" office:value="4011173" calcext:value-type="float">
            <text:p>4011173</text:p>
          </table:table-cell>
          <table:table-cell office:value-type="float" office:value="177674" calcext:value-type="float">
            <text:p>177674</text:p>
          </table:table-cell>
          <table:table-cell office:value-type="float" office:value="116478" calcext:value-type="float">
            <text:p>116478</text:p>
          </table:table-cell>
          <table:table-cell office:value-type="float" office:value="0" calcext:value-type="float">
            <text:p>0</text:p>
          </table:table-cell>
          <table:table-cell office:value-type="float" office:value="572613" calcext:value-type="float">
            <text:p>572613</text:p>
          </table:table-cell>
          <table:table-cell office:value-type="float" office:value="563590" calcext:value-type="float">
            <text:p>563590</text:p>
          </table:table-cell>
          <table:table-cell office:value-type="float" office:value="344798" calcext:value-type="float">
            <text:p>344798</text:p>
          </table:table-cell>
          <table:table-cell office:value-type="float" office:value="6940935" calcext:value-type="float">
            <text:p>694093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7Mar</text:p>
          </table:table-cell>
          <table:table-cell table:number-columns-repeated="2" office:value-type="float" office:value="1023253" calcext:value-type="float">
            <text:p>1023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429" calcext:value-type="float">
            <text:p>200429</text:p>
          </table:table-cell>
          <table:table-cell office:value-type="float" office:value="38633" calcext:value-type="float">
            <text:p>38633</text:p>
          </table:table-cell>
          <table:table-cell office:value-type="float" office:value="131971" calcext:value-type="float">
            <text:p>131971</text:p>
          </table:table-cell>
          <table:table-cell office:value-type="float" office:value="29825" calcext:value-type="float">
            <text:p>29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92692" calcext:value-type="float">
            <text:p>92692</text:p>
          </table:table-cell>
          <table:table-cell office:value-type="float" office:value="70775" calcext:value-type="float">
            <text:p>70775</text:p>
          </table:table-cell>
          <table:table-cell office:value-type="float" office:value="89156" calcext:value-type="float">
            <text:p>89156</text:p>
          </table:table-cell>
          <table:table-cell office:value-type="float" office:value="1242009" calcext:value-type="float">
            <text:p>1242009</text:p>
          </table:table-cell>
          <table:table-cell office:value-type="float" office:value="1240969" calcext:value-type="float">
            <text:p>1240969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44922" calcext:value-type="float">
            <text:p>44922</text:p>
          </table:table-cell>
          <table:table-cell office:value-type="float" office:value="2752" calcext:value-type="float">
            <text:p>2752</text:p>
          </table:table-cell>
          <table:table-cell office:value-type="float" office:value="9540" calcext:value-type="float">
            <text:p>9540</text:p>
          </table:table-cell>
          <table:table-cell office:value-type="float" office:value="1388379" calcext:value-type="float">
            <text:p>1388379</text:p>
          </table:table-cell>
          <table:table-cell office:value-type="float" office:value="3164086" calcext:value-type="float">
            <text:p>3164086</text:p>
          </table:table-cell>
          <table:table-cell office:value-type="float" office:value="3149273" calcext:value-type="float">
            <text:p>3149273</text:p>
          </table:table-cell>
          <table:table-cell office:value-type="float" office:value="13557" calcext:value-type="float">
            <text:p>13557</text:p>
          </table:table-cell>
          <table:table-cell office:value-type="float" office:value="1256" calcext:value-type="float">
            <text:p>1256</text:p>
          </table:table-cell>
          <table:table-cell office:value-type="float" office:value="2242617" calcext:value-type="float">
            <text:p>2242617</text:p>
          </table:table-cell>
          <table:table-cell office:value-type="float" office:value="341739" calcext:value-type="float">
            <text:p>341739</text:p>
          </table:table-cell>
          <table:table-cell office:value-type="float" office:value="1689173" calcext:value-type="float">
            <text:p>1689173</text:p>
          </table:table-cell>
          <table:table-cell office:value-type="float" office:value="211704" calcext:value-type="float">
            <text:p>211704</text:p>
          </table:table-cell>
          <table:table-cell office:value-type="float" office:value="28080" calcext:value-type="float">
            <text:p>28080</text:p>
          </table:table-cell>
          <table:table-cell office:value-type="float" office:value="8181" calcext:value-type="float">
            <text:p>8181</text:p>
          </table:table-cell>
          <table:table-cell office:value-type="float" office:value="534870" calcext:value-type="float">
            <text:p>534870</text:p>
          </table:table-cell>
          <table:table-cell office:value-type="float" office:value="894523" calcext:value-type="float">
            <text:p>894523</text:p>
          </table:table-cell>
          <table:table-cell office:value-type="float" office:value="1143740" calcext:value-type="float">
            <text:p>1143740</text:p>
          </table:table-cell>
          <table:table-cell office:value-type="float" office:value="4200600" calcext:value-type="float">
            <text:p>4200600</text:p>
          </table:table-cell>
          <table:table-cell office:value-type="float" office:value="3905914" calcext:value-type="float">
            <text:p>3905914</text:p>
          </table:table-cell>
          <table:table-cell office:value-type="float" office:value="184023" calcext:value-type="float">
            <text:p>184023</text:p>
          </table:table-cell>
          <table:table-cell office:value-type="float" office:value="110663" calcext:value-type="float">
            <text:p>110663</text:p>
          </table:table-cell>
          <table:table-cell office:value-type="float" office:value="0" calcext:value-type="float">
            <text:p>0</text:p>
          </table:table-cell>
          <table:table-cell office:value-type="float" office:value="581623" calcext:value-type="float">
            <text:p>581623</text:p>
          </table:table-cell>
          <table:table-cell office:value-type="float" office:value="558539" calcext:value-type="float">
            <text:p>558539</text:p>
          </table:table-cell>
          <table:table-cell office:value-type="float" office:value="387864" calcext:value-type="float">
            <text:p>387864</text:p>
          </table:table-cell>
          <table:table-cell office:value-type="float" office:value="6872366" calcext:value-type="float">
            <text:p>687236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7Feb</text:p>
          </table:table-cell>
          <table:table-cell table:number-columns-repeated="2" office:value-type="float" office:value="976419" calcext:value-type="float">
            <text:p>976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909" calcext:value-type="float">
            <text:p>192909</text:p>
          </table:table-cell>
          <table:table-cell office:value-type="float" office:value="37817" calcext:value-type="float">
            <text:p>37817</text:p>
          </table:table-cell>
          <table:table-cell office:value-type="float" office:value="126143" calcext:value-type="float">
            <text:p>126143</text:p>
          </table:table-cell>
          <table:table-cell office:value-type="float" office:value="28949" calcext:value-type="float">
            <text:p>28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 office:value-type="float" office:value="92463" calcext:value-type="float">
            <text:p>92463</text:p>
          </table:table-cell>
          <table:table-cell office:value-type="float" office:value="72268" calcext:value-type="float">
            <text:p>72268</text:p>
          </table:table-cell>
          <table:table-cell office:value-type="float" office:value="88882" calcext:value-type="float">
            <text:p>88882</text:p>
          </table:table-cell>
          <table:table-cell office:value-type="float" office:value="1191821" calcext:value-type="float">
            <text:p>1191821</text:p>
          </table:table-cell>
          <table:table-cell office:value-type="float" office:value="1190781" calcext:value-type="float">
            <text:p>1190781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45715" calcext:value-type="float">
            <text:p>45715</text:p>
          </table:table-cell>
          <table:table-cell office:value-type="float" office:value="2130" calcext:value-type="float">
            <text:p>2130</text:p>
          </table:table-cell>
          <table:table-cell office:value-type="float" office:value="6745" calcext:value-type="float">
            <text:p>6745</text:p>
          </table:table-cell>
          <table:table-cell office:value-type="float" office:value="1335293" calcext:value-type="float">
            <text:p>1335293</text:p>
          </table:table-cell>
          <table:table-cell office:value-type="float" office:value="2876178" calcext:value-type="float">
            <text:p>2876178</text:p>
          </table:table-cell>
          <table:table-cell office:value-type="float" office:value="2861404" calcext:value-type="float">
            <text:p>2861404</text:p>
          </table:table-cell>
          <table:table-cell office:value-type="float" office:value="13509" calcext:value-type="float">
            <text:p>13509</text:p>
          </table:table-cell>
          <table:table-cell office:value-type="float" office:value="1264" calcext:value-type="float">
            <text:p>1264</text:p>
          </table:table-cell>
          <table:table-cell office:value-type="float" office:value="2181666" calcext:value-type="float">
            <text:p>2181666</text:p>
          </table:table-cell>
          <table:table-cell office:value-type="float" office:value="338374" calcext:value-type="float">
            <text:p>338374</text:p>
          </table:table-cell>
          <table:table-cell office:value-type="float" office:value="1643320" calcext:value-type="float">
            <text:p>1643320</text:p>
          </table:table-cell>
          <table:table-cell office:value-type="float" office:value="199972" calcext:value-type="float">
            <text:p>199972</text:p>
          </table:table-cell>
          <table:table-cell office:value-type="float" office:value="27434" calcext:value-type="float">
            <text:p>27434</text:p>
          </table:table-cell>
          <table:table-cell office:value-type="float" office:value="8201" calcext:value-type="float">
            <text:p>8201</text:p>
          </table:table-cell>
          <table:table-cell office:value-type="float" office:value="532701" calcext:value-type="float">
            <text:p>532701</text:p>
          </table:table-cell>
          <table:table-cell office:value-type="float" office:value="896687" calcext:value-type="float">
            <text:p>896687</text:p>
          </table:table-cell>
          <table:table-cell office:value-type="float" office:value="1140128" calcext:value-type="float">
            <text:p>1140128</text:p>
          </table:table-cell>
          <table:table-cell office:value-type="float" office:value="3880183" calcext:value-type="float">
            <text:p>3880183</text:p>
          </table:table-cell>
          <table:table-cell office:value-type="float" office:value="3623820" calcext:value-type="float">
            <text:p>3623820</text:p>
          </table:table-cell>
          <table:table-cell office:value-type="float" office:value="154446" calcext:value-type="float">
            <text:p>154446</text:p>
          </table:table-cell>
          <table:table-cell office:value-type="float" office:value="101916" calcext:value-type="float">
            <text:p>101916</text:p>
          </table:table-cell>
          <table:table-cell office:value-type="float" office:value="0" calcext:value-type="float">
            <text:p>0</text:p>
          </table:table-cell>
          <table:table-cell office:value-type="float" office:value="595160" calcext:value-type="float">
            <text:p>595160</text:p>
          </table:table-cell>
          <table:table-cell office:value-type="float" office:value="555925" calcext:value-type="float">
            <text:p>555925</text:p>
          </table:table-cell>
          <table:table-cell office:value-type="float" office:value="351470" calcext:value-type="float">
            <text:p>351470</text:p>
          </table:table-cell>
          <table:table-cell office:value-type="float" office:value="6522866" calcext:value-type="float">
            <text:p>652286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7Jan</text:p>
          </table:table-cell>
          <table:table-cell table:number-columns-repeated="2" office:value-type="float" office:value="931811" calcext:value-type="float">
            <text:p>93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840" calcext:value-type="float">
            <text:p>185840</text:p>
          </table:table-cell>
          <table:table-cell office:value-type="float" office:value="36523" calcext:value-type="float">
            <text:p>36523</text:p>
          </table:table-cell>
          <table:table-cell office:value-type="float" office:value="120515" calcext:value-type="float">
            <text:p>120515</text:p>
          </table:table-cell>
          <table:table-cell office:value-type="float" office:value="28802" calcext:value-type="float">
            <text:p>28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93155" calcext:value-type="float">
            <text:p>93155</text:p>
          </table:table-cell>
          <table:table-cell office:value-type="float" office:value="69930" calcext:value-type="float">
            <text:p>69930</text:p>
          </table:table-cell>
          <table:table-cell office:value-type="float" office:value="88728" calcext:value-type="float">
            <text:p>88728</text:p>
          </table:table-cell>
          <table:table-cell office:value-type="float" office:value="1140389" calcext:value-type="float">
            <text:p>1140389</text:p>
          </table:table-cell>
          <table:table-cell office:value-type="float" office:value="1139349" calcext:value-type="float">
            <text:p>1139349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44841" calcext:value-type="float">
            <text:p>44841</text:p>
          </table:table-cell>
          <table:table-cell office:value-type="float" office:value="2146" calcext:value-type="float">
            <text:p>2146</text:p>
          </table:table-cell>
          <table:table-cell office:value-type="float" office:value="5874" calcext:value-type="float">
            <text:p>5874</text:p>
          </table:table-cell>
          <table:table-cell office:value-type="float" office:value="1281978" calcext:value-type="float">
            <text:p>1281978</text:p>
          </table:table-cell>
          <table:table-cell office:value-type="float" office:value="2785421" calcext:value-type="float">
            <text:p>2785421</text:p>
          </table:table-cell>
          <table:table-cell office:value-type="float" office:value="2770746" calcext:value-type="float">
            <text:p>2770746</text:p>
          </table:table-cell>
          <table:table-cell office:value-type="float" office:value="13509" calcext:value-type="float">
            <text:p>13509</text:p>
          </table:table-cell>
          <table:table-cell office:value-type="float" office:value="1166" calcext:value-type="float">
            <text:p>1166</text:p>
          </table:table-cell>
          <table:table-cell office:value-type="float" office:value="2109336" calcext:value-type="float">
            <text:p>2109336</text:p>
          </table:table-cell>
          <table:table-cell office:value-type="float" office:value="330524" calcext:value-type="float">
            <text:p>330524</text:p>
          </table:table-cell>
          <table:table-cell office:value-type="float" office:value="1588960" calcext:value-type="float">
            <text:p>1588960</text:p>
          </table:table-cell>
          <table:table-cell office:value-type="float" office:value="189853" calcext:value-type="float">
            <text:p>189853</text:p>
          </table:table-cell>
          <table:table-cell office:value-type="float" office:value="27121" calcext:value-type="float">
            <text:p>27121</text:p>
          </table:table-cell>
          <table:table-cell office:value-type="float" office:value="8183" calcext:value-type="float">
            <text:p>8183</text:p>
          </table:table-cell>
          <table:table-cell office:value-type="float" office:value="528064" calcext:value-type="float">
            <text:p>528064</text:p>
          </table:table-cell>
          <table:table-cell office:value-type="float" office:value="855097" calcext:value-type="float">
            <text:p>855097</text:p>
          </table:table-cell>
          <table:table-cell office:value-type="float" office:value="1138153" calcext:value-type="float">
            <text:p>1138153</text:p>
          </table:table-cell>
          <table:table-cell office:value-type="float" office:value="3737493" calcext:value-type="float">
            <text:p>3737493</text:p>
          </table:table-cell>
          <table:table-cell office:value-type="float" office:value="3464440" calcext:value-type="float">
            <text:p>3464440</text:p>
          </table:table-cell>
          <table:table-cell office:value-type="float" office:value="179111" calcext:value-type="float">
            <text:p>179111</text:p>
          </table:table-cell>
          <table:table-cell office:value-type="float" office:value="93942" calcext:value-type="float">
            <text:p>93942</text:p>
          </table:table-cell>
          <table:table-cell office:value-type="float" office:value="0" calcext:value-type="float">
            <text:p>0</text:p>
          </table:table-cell>
          <table:table-cell office:value-type="float" office:value="562807" calcext:value-type="float">
            <text:p>562807</text:p>
          </table:table-cell>
          <table:table-cell office:value-type="float" office:value="554271" calcext:value-type="float">
            <text:p>554271</text:p>
          </table:table-cell>
          <table:table-cell office:value-type="float" office:value="320499" calcext:value-type="float">
            <text:p>320499</text:p>
          </table:table-cell>
          <table:table-cell office:value-type="float" office:value="6313223" calcext:value-type="float">
            <text:p>631322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6Dec</text:p>
          </table:table-cell>
          <table:table-cell table:number-columns-repeated="2" office:value-type="float" office:value="912044" calcext:value-type="float">
            <text:p>91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426" calcext:value-type="float">
            <text:p>178426</text:p>
          </table:table-cell>
          <table:table-cell office:value-type="float" office:value="35237" calcext:value-type="float">
            <text:p>35237</text:p>
          </table:table-cell>
          <table:table-cell office:value-type="float" office:value="115223" calcext:value-type="float">
            <text:p>115223</text:p>
          </table:table-cell>
          <table:table-cell office:value-type="float" office:value="27966" calcext:value-type="float">
            <text:p>27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  <table:table-cell office:value-type="float" office:value="93815" calcext:value-type="float">
            <text:p>93815</text:p>
          </table:table-cell>
          <table:table-cell office:value-type="float" office:value="70736" calcext:value-type="float">
            <text:p>70736</text:p>
          </table:table-cell>
          <table:table-cell office:value-type="float" office:value="90097" calcext:value-type="float">
            <text:p>90097</text:p>
          </table:table-cell>
          <table:table-cell office:value-type="float" office:value="1102188" calcext:value-type="float">
            <text:p>1102188</text:p>
          </table:table-cell>
          <table:table-cell office:value-type="float" office:value="1101128" calcext:value-type="float">
            <text:p>1101128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45266" calcext:value-type="float">
            <text:p>45266</text:p>
          </table:table-cell>
          <table:table-cell office:value-type="float" office:value="1985" calcext:value-type="float">
            <text:p>1985</text:p>
          </table:table-cell>
          <table:table-cell office:value-type="float" office:value="16730" calcext:value-type="float">
            <text:p>16730</text:p>
          </table:table-cell>
          <table:table-cell office:value-type="float" office:value="1256266" calcext:value-type="float">
            <text:p>1256266</text:p>
          </table:table-cell>
          <table:table-cell office:value-type="float" office:value="2720202" calcext:value-type="float">
            <text:p>2720202</text:p>
          </table:table-cell>
          <table:table-cell office:value-type="float" office:value="2705559" calcext:value-type="float">
            <text:p>2705559</text:p>
          </table:table-cell>
          <table:table-cell office:value-type="float" office:value="13509" calcext:value-type="float">
            <text:p>13509</text:p>
          </table:table-cell>
          <table:table-cell office:value-type="float" office:value="1134" calcext:value-type="float">
            <text:p>1134</text:p>
          </table:table-cell>
          <table:table-cell office:value-type="float" office:value="2052353" calcext:value-type="float">
            <text:p>2052353</text:p>
          </table:table-cell>
          <table:table-cell office:value-type="float" office:value="317956" calcext:value-type="float">
            <text:p>317956</text:p>
          </table:table-cell>
          <table:table-cell office:value-type="float" office:value="1560009" calcext:value-type="float">
            <text:p>1560009</text:p>
          </table:table-cell>
          <table:table-cell office:value-type="float" office:value="174388" calcext:value-type="float">
            <text:p>174388</text:p>
          </table:table-cell>
          <table:table-cell office:value-type="float" office:value="27218" calcext:value-type="float">
            <text:p>27218</text:p>
          </table:table-cell>
          <table:table-cell office:value-type="float" office:value="8328" calcext:value-type="float">
            <text:p>8328</text:p>
          </table:table-cell>
          <table:table-cell office:value-type="float" office:value="528048" calcext:value-type="float">
            <text:p>528048</text:p>
          </table:table-cell>
          <table:table-cell office:value-type="float" office:value="856296" calcext:value-type="float">
            <text:p>856296</text:p>
          </table:table-cell>
          <table:table-cell office:value-type="float" office:value="1155399" calcext:value-type="float">
            <text:p>1155399</text:p>
          </table:table-cell>
          <table:table-cell office:value-type="float" office:value="3551013" calcext:value-type="float">
            <text:p>3551013</text:p>
          </table:table-cell>
          <table:table-cell office:value-type="float" office:value="3339677" calcext:value-type="float">
            <text:p>3339677</text:p>
          </table:table-cell>
          <table:table-cell office:value-type="float" office:value="116620" calcext:value-type="float">
            <text:p>116620</text:p>
          </table:table-cell>
          <table:table-cell office:value-type="float" office:value="94717" calcext:value-type="float">
            <text:p>94717</text:p>
          </table:table-cell>
          <table:table-cell office:value-type="float" office:value="0" calcext:value-type="float">
            <text:p>0</text:p>
          </table:table-cell>
          <table:table-cell office:value-type="float" office:value="573124" calcext:value-type="float">
            <text:p>573124</text:p>
          </table:table-cell>
          <table:table-cell office:value-type="float" office:value="553927" calcext:value-type="float">
            <text:p>553927</text:p>
          </table:table-cell>
          <table:table-cell office:value-type="float" office:value="359000" calcext:value-type="float">
            <text:p>359000</text:p>
          </table:table-cell>
          <table:table-cell office:value-type="float" office:value="6192463" calcext:value-type="float">
            <text:p>619246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6Nov</text:p>
          </table:table-cell>
          <table:table-cell table:number-columns-repeated="2" office:value-type="float" office:value="927407" calcext:value-type="float">
            <text:p>927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564" calcext:value-type="float">
            <text:p>172564</text:p>
          </table:table-cell>
          <table:table-cell office:value-type="float" office:value="34634" calcext:value-type="float">
            <text:p>34634</text:p>
          </table:table-cell>
          <table:table-cell office:value-type="float" office:value="110492" calcext:value-type="float">
            <text:p>110492</text:p>
          </table:table-cell>
          <table:table-cell office:value-type="float" office:value="27438" calcext:value-type="float">
            <text:p>27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  <table:table-cell office:value-type="float" office:value="91667" calcext:value-type="float">
            <text:p>91667</text:p>
          </table:table-cell>
          <table:table-cell office:value-type="float" office:value="70298" calcext:value-type="float">
            <text:p>70298</text:p>
          </table:table-cell>
          <table:table-cell office:value-type="float" office:value="88242" calcext:value-type="float">
            <text:p>88242</text:p>
          </table:table-cell>
          <table:table-cell office:value-type="float" office:value="1123435" calcext:value-type="float">
            <text:p>1123435</text:p>
          </table:table-cell>
          <table:table-cell office:value-type="float" office:value="1122375" calcext:value-type="float">
            <text:p>1122375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45084" calcext:value-type="float">
            <text:p>45084</text:p>
          </table:table-cell>
          <table:table-cell office:value-type="float" office:value="2251" calcext:value-type="float">
            <text:p>2251</text:p>
          </table:table-cell>
          <table:table-cell office:value-type="float" office:value="4148" calcext:value-type="float">
            <text:p>4148</text:p>
          </table:table-cell>
          <table:table-cell office:value-type="float" office:value="1263160" calcext:value-type="float">
            <text:p>1263160</text:p>
          </table:table-cell>
          <table:table-cell office:value-type="float" office:value="2725993" calcext:value-type="float">
            <text:p>2725993</text:p>
          </table:table-cell>
          <table:table-cell office:value-type="float" office:value="2711303" calcext:value-type="float">
            <text:p>2711303</text:p>
          </table:table-cell>
          <table:table-cell office:value-type="float" office:value="13556" calcext:value-type="float">
            <text:p>13556</text:p>
          </table:table-cell>
          <table:table-cell office:value-type="float" office:value="1134" calcext:value-type="float">
            <text:p>1134</text:p>
          </table:table-cell>
          <table:table-cell office:value-type="float" office:value="1989618" calcext:value-type="float">
            <text:p>1989618</text:p>
          </table:table-cell>
          <table:table-cell office:value-type="float" office:value="315898" calcext:value-type="float">
            <text:p>315898</text:p>
          </table:table-cell>
          <table:table-cell office:value-type="float" office:value="1506176" calcext:value-type="float">
            <text:p>1506176</text:p>
          </table:table-cell>
          <table:table-cell office:value-type="float" office:value="167544" calcext:value-type="float">
            <text:p>167544</text:p>
          </table:table-cell>
          <table:table-cell office:value-type="float" office:value="27507" calcext:value-type="float">
            <text:p>27507</text:p>
          </table:table-cell>
          <table:table-cell office:value-type="float" office:value="8374" calcext:value-type="float">
            <text:p>8374</text:p>
          </table:table-cell>
          <table:table-cell office:value-type="float" office:value="524769" calcext:value-type="float">
            <text:p>524769</text:p>
          </table:table-cell>
          <table:table-cell office:value-type="float" office:value="845128" calcext:value-type="float">
            <text:p>845128</text:p>
          </table:table-cell>
          <table:table-cell office:value-type="float" office:value="1132150" calcext:value-type="float">
            <text:p>1132150</text:p>
          </table:table-cell>
          <table:table-cell office:value-type="float" office:value="3589676" calcext:value-type="float">
            <text:p>3589676</text:p>
          </table:table-cell>
          <table:table-cell office:value-type="float" office:value="3336932" calcext:value-type="float">
            <text:p>3336932</text:p>
          </table:table-cell>
          <table:table-cell office:value-type="float" office:value="151055" calcext:value-type="float">
            <text:p>151055</text:p>
          </table:table-cell>
          <table:table-cell office:value-type="float" office:value="101688" calcext:value-type="float">
            <text:p>101688</text:p>
          </table:table-cell>
          <table:table-cell office:value-type="float" office:value="0" calcext:value-type="float">
            <text:p>0</text:p>
          </table:table-cell>
          <table:table-cell office:value-type="float" office:value="577182" calcext:value-type="float">
            <text:p>577182</text:p>
          </table:table-cell>
          <table:table-cell office:value-type="float" office:value="545398" calcext:value-type="float">
            <text:p>545398</text:p>
          </table:table-cell>
          <table:table-cell office:value-type="float" office:value="276999" calcext:value-type="float">
            <text:p>276999</text:p>
          </table:table-cell>
          <table:table-cell office:value-type="float" office:value="6121405" calcext:value-type="float">
            <text:p>612140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6Oct</text:p>
          </table:table-cell>
          <table:table-cell table:number-columns-repeated="2" office:value-type="float" office:value="895478" calcext:value-type="float">
            <text:p>895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046" calcext:value-type="float">
            <text:p>164046</text:p>
          </table:table-cell>
          <table:table-cell office:value-type="float" office:value="33174" calcext:value-type="float">
            <text:p>33174</text:p>
          </table:table-cell>
          <table:table-cell office:value-type="float" office:value="104930" calcext:value-type="float">
            <text:p>104930</text:p>
          </table:table-cell>
          <table:table-cell office:value-type="float" office:value="25942" calcext:value-type="float">
            <text:p>25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91598" calcext:value-type="float">
            <text:p>91598</text:p>
          </table:table-cell>
          <table:table-cell office:value-type="float" office:value="71549" calcext:value-type="float">
            <text:p>71549</text:p>
          </table:table-cell>
          <table:table-cell office:value-type="float" office:value="88141" calcext:value-type="float">
            <text:p>88141</text:p>
          </table:table-cell>
          <table:table-cell office:value-type="float" office:value="1084870" calcext:value-type="float">
            <text:p>1084870</text:p>
          </table:table-cell>
          <table:table-cell office:value-type="float" office:value="1083810" calcext:value-type="float">
            <text:p>1083810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45280" calcext:value-type="float">
            <text:p>45280</text:p>
          </table:table-cell>
          <table:table-cell office:value-type="float" office:value="2405" calcext:value-type="float">
            <text:p>2405</text:p>
          </table:table-cell>
          <table:table-cell office:value-type="float" office:value="3204" calcext:value-type="float">
            <text:p>3204</text:p>
          </table:table-cell>
          <table:table-cell office:value-type="float" office:value="1223900" calcext:value-type="float">
            <text:p>1223900</text:p>
          </table:table-cell>
          <table:table-cell office:value-type="float" office:value="2670776" calcext:value-type="float">
            <text:p>2670776</text:p>
          </table:table-cell>
          <table:table-cell office:value-type="float" office:value="2656079" calcext:value-type="float">
            <text:p>2656079</text:p>
          </table:table-cell>
          <table:table-cell office:value-type="float" office:value="13556" calcext:value-type="float">
            <text:p>13556</text:p>
          </table:table-cell>
          <table:table-cell office:value-type="float" office:value="1140" calcext:value-type="float">
            <text:p>1140</text:p>
          </table:table-cell>
          <table:table-cell office:value-type="float" office:value="1920514" calcext:value-type="float">
            <text:p>1920514</text:p>
          </table:table-cell>
          <table:table-cell office:value-type="float" office:value="312051" calcext:value-type="float">
            <text:p>312051</text:p>
          </table:table-cell>
          <table:table-cell office:value-type="float" office:value="1455339" calcext:value-type="float">
            <text:p>1455339</text:p>
          </table:table-cell>
          <table:table-cell office:value-type="float" office:value="153124" calcext:value-type="float">
            <text:p>153124</text:p>
          </table:table-cell>
          <table:table-cell office:value-type="float" office:value="27284" calcext:value-type="float">
            <text:p>27284</text:p>
          </table:table-cell>
          <table:table-cell office:value-type="float" office:value="8350" calcext:value-type="float">
            <text:p>8350</text:p>
          </table:table-cell>
          <table:table-cell office:value-type="float" office:value="517561" calcext:value-type="float">
            <text:p>517561</text:p>
          </table:table-cell>
          <table:table-cell office:value-type="float" office:value="852606" calcext:value-type="float">
            <text:p>852606</text:p>
          </table:table-cell>
          <table:table-cell office:value-type="float" office:value="1130807" calcext:value-type="float">
            <text:p>1130807</text:p>
          </table:table-cell>
          <table:table-cell office:value-type="float" office:value="3460670" calcext:value-type="float">
            <text:p>3460670</text:p>
          </table:table-cell>
          <table:table-cell office:value-type="float" office:value="3211188" calcext:value-type="float">
            <text:p>3211188</text:p>
          </table:table-cell>
          <table:table-cell office:value-type="float" office:value="149619" calcext:value-type="float">
            <text:p>149619</text:p>
          </table:table-cell>
          <table:table-cell office:value-type="float" office:value="99863" calcext:value-type="float">
            <text:p>99863</text:p>
          </table:table-cell>
          <table:table-cell office:value-type="float" office:value="0" calcext:value-type="float">
            <text:p>0</text:p>
          </table:table-cell>
          <table:table-cell office:value-type="float" office:value="598497" calcext:value-type="float">
            <text:p>598497</text:p>
          </table:table-cell>
          <table:table-cell office:value-type="float" office:value="544148" calcext:value-type="float">
            <text:p>544148</text:p>
          </table:table-cell>
          <table:table-cell office:value-type="float" office:value="262983" calcext:value-type="float">
            <text:p>262983</text:p>
          </table:table-cell>
          <table:table-cell office:value-type="float" office:value="5997106" calcext:value-type="float">
            <text:p>599710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6Sep</text:p>
          </table:table-cell>
          <table:table-cell table:number-columns-repeated="2" office:value-type="float" office:value="915694" calcext:value-type="float">
            <text:p>915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797" calcext:value-type="float">
            <text:p>156797</text:p>
          </table:table-cell>
          <table:table-cell office:value-type="float" office:value="32249" calcext:value-type="float">
            <text:p>32249</text:p>
          </table:table-cell>
          <table:table-cell office:value-type="float" office:value="99407" calcext:value-type="float">
            <text:p>99407</text:p>
          </table:table-cell>
          <table:table-cell office:value-type="float" office:value="25141" calcext:value-type="float">
            <text:p>25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 office:value-type="float" office:value="90874" calcext:value-type="float">
            <text:p>90874</text:p>
          </table:table-cell>
          <table:table-cell office:value-type="float" office:value="71707" calcext:value-type="float">
            <text:p>71707</text:p>
          </table:table-cell>
          <table:table-cell office:value-type="float" office:value="87699" calcext:value-type="float">
            <text:p>87699</text:p>
          </table:table-cell>
          <table:table-cell office:value-type="float" office:value="1092833" calcext:value-type="float">
            <text:p>1092833</text:p>
          </table:table-cell>
          <table:table-cell office:value-type="float" office:value="1091773" calcext:value-type="float">
            <text:p>1091773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45121" calcext:value-type="float">
            <text:p>45121</text:p>
          </table:table-cell>
          <table:table-cell office:value-type="float" office:value="2014" calcext:value-type="float">
            <text:p>2014</text:p>
          </table:table-cell>
          <table:table-cell office:value-type="float" office:value="8639" calcext:value-type="float">
            <text:p>8639</text:p>
          </table:table-cell>
          <table:table-cell office:value-type="float" office:value="1236306" calcext:value-type="float">
            <text:p>1236306</text:p>
          </table:table-cell>
          <table:table-cell office:value-type="float" office:value="2690222" calcext:value-type="float">
            <text:p>2690222</text:p>
          </table:table-cell>
          <table:table-cell office:value-type="float" office:value="2675525" calcext:value-type="float">
            <text:p>2675525</text:p>
          </table:table-cell>
          <table:table-cell office:value-type="float" office:value="13556" calcext:value-type="float">
            <text:p>13556</text:p>
          </table:table-cell>
          <table:table-cell office:value-type="float" office:value="1140" calcext:value-type="float">
            <text:p>1140</text:p>
          </table:table-cell>
          <table:table-cell office:value-type="float" office:value="1865601" calcext:value-type="float">
            <text:p>1865601</text:p>
          </table:table-cell>
          <table:table-cell office:value-type="float" office:value="309896" calcext:value-type="float">
            <text:p>309896</text:p>
          </table:table-cell>
          <table:table-cell office:value-type="float" office:value="1415694" calcext:value-type="float">
            <text:p>1415694</text:p>
          </table:table-cell>
          <table:table-cell office:value-type="float" office:value="140011" calcext:value-type="float">
            <text:p>140011</text:p>
          </table:table-cell>
          <table:table-cell office:value-type="float" office:value="27258" calcext:value-type="float">
            <text:p>27258</text:p>
          </table:table-cell>
          <table:table-cell office:value-type="float" office:value="8331" calcext:value-type="float">
            <text:p>8331</text:p>
          </table:table-cell>
          <table:table-cell office:value-type="float" office:value="513195" calcext:value-type="float">
            <text:p>513195</text:p>
          </table:table-cell>
          <table:table-cell office:value-type="float" office:value="871966" calcext:value-type="float">
            <text:p>871966</text:p>
          </table:table-cell>
          <table:table-cell office:value-type="float" office:value="1125232" calcext:value-type="float">
            <text:p>1125232</text:p>
          </table:table-cell>
          <table:table-cell office:value-type="float" office:value="3428267" calcext:value-type="float">
            <text:p>3428267</text:p>
          </table:table-cell>
          <table:table-cell office:value-type="float" office:value="3174893" calcext:value-type="float">
            <text:p>3174893</text:p>
          </table:table-cell>
          <table:table-cell office:value-type="float" office:value="157546" calcext:value-type="float">
            <text:p>157546</text:p>
          </table:table-cell>
          <table:table-cell office:value-type="float" office:value="95829" calcext:value-type="float">
            <text:p>95829</text:p>
          </table:table-cell>
          <table:table-cell office:value-type="float" office:value="0" calcext:value-type="float">
            <text:p>0</text:p>
          </table:table-cell>
          <table:table-cell office:value-type="float" office:value="618485" calcext:value-type="float">
            <text:p>618485</text:p>
          </table:table-cell>
          <table:table-cell office:value-type="float" office:value="540631" calcext:value-type="float">
            <text:p>540631</text:p>
          </table:table-cell>
          <table:table-cell office:value-type="float" office:value="263965" calcext:value-type="float">
            <text:p>263965</text:p>
          </table:table-cell>
          <table:table-cell office:value-type="float" office:value="5976581" calcext:value-type="float">
            <text:p>597658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6Aug</text:p>
          </table:table-cell>
          <table:table-cell table:number-columns-repeated="2" office:value-type="float" office:value="858513" calcext:value-type="float">
            <text:p>858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778" calcext:value-type="float">
            <text:p>148778</text:p>
          </table:table-cell>
          <table:table-cell office:value-type="float" office:value="31383" calcext:value-type="float">
            <text:p>31383</text:p>
          </table:table-cell>
          <table:table-cell office:value-type="float" office:value="92994" calcext:value-type="float">
            <text:p>92994</text:p>
          </table:table-cell>
          <table:table-cell office:value-type="float" office:value="24401" calcext:value-type="float">
            <text:p>24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 office:value-type="float" office:value="90529" calcext:value-type="float">
            <text:p>90529</text:p>
          </table:table-cell>
          <table:table-cell office:value-type="float" office:value="71618" calcext:value-type="float">
            <text:p>71618</text:p>
          </table:table-cell>
          <table:table-cell office:value-type="float" office:value="87453" calcext:value-type="float">
            <text:p>87453</text:p>
          </table:table-cell>
          <table:table-cell office:value-type="float" office:value="1033009" calcext:value-type="float">
            <text:p>1033009</text:p>
          </table:table-cell>
          <table:table-cell office:value-type="float" office:value="1031949" calcext:value-type="float">
            <text:p>1031949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44883" calcext:value-type="float">
            <text:p>44883</text:p>
          </table:table-cell>
          <table:table-cell office:value-type="float" office:value="2015" calcext:value-type="float">
            <text:p>2015</text:p>
          </table:table-cell>
          <table:table-cell office:value-type="float" office:value="3315" calcext:value-type="float">
            <text:p>3315</text:p>
          </table:table-cell>
          <table:table-cell office:value-type="float" office:value="1170675" calcext:value-type="float">
            <text:p>1170675</text:p>
          </table:table-cell>
          <table:table-cell office:value-type="float" office:value="2557311" calcext:value-type="float">
            <text:p>2557311</text:p>
          </table:table-cell>
          <table:table-cell office:value-type="float" office:value="2542573" calcext:value-type="float">
            <text:p>2542573</text:p>
          </table:table-cell>
          <table:table-cell office:value-type="float" office:value="13575" calcext:value-type="float">
            <text:p>13575</text:p>
          </table:table-cell>
          <table:table-cell office:value-type="float" office:value="1163" calcext:value-type="float">
            <text:p>1163</text:p>
          </table:table-cell>
          <table:table-cell office:value-type="float" office:value="1792858" calcext:value-type="float">
            <text:p>1792858</text:p>
          </table:table-cell>
          <table:table-cell office:value-type="float" office:value="305966" calcext:value-type="float">
            <text:p>305966</text:p>
          </table:table-cell>
          <table:table-cell office:value-type="float" office:value="1361206" calcext:value-type="float">
            <text:p>1361206</text:p>
          </table:table-cell>
          <table:table-cell office:value-type="float" office:value="125687" calcext:value-type="float">
            <text:p>125687</text:p>
          </table:table-cell>
          <table:table-cell office:value-type="float" office:value="27237" calcext:value-type="float">
            <text:p>27237</text:p>
          </table:table-cell>
          <table:table-cell office:value-type="float" office:value="8309" calcext:value-type="float">
            <text:p>8309</text:p>
          </table:table-cell>
          <table:table-cell office:value-type="float" office:value="509838" calcext:value-type="float">
            <text:p>509838</text:p>
          </table:table-cell>
          <table:table-cell office:value-type="float" office:value="853436" calcext:value-type="float">
            <text:p>853436</text:p>
          </table:table-cell>
          <table:table-cell office:value-type="float" office:value="1122116" calcext:value-type="float">
            <text:p>1122116</text:p>
          </table:table-cell>
          <table:table-cell office:value-type="float" office:value="3242225" calcext:value-type="float">
            <text:p>3242225</text:p>
          </table:table-cell>
          <table:table-cell office:value-type="float" office:value="3014426" calcext:value-type="float">
            <text:p>3014426</text:p>
          </table:table-cell>
          <table:table-cell office:value-type="float" office:value="138265" calcext:value-type="float">
            <text:p>138265</text:p>
          </table:table-cell>
          <table:table-cell office:value-type="float" office:value="89534" calcext:value-type="float">
            <text:p>89534</text:p>
          </table:table-cell>
          <table:table-cell office:value-type="float" office:value="0" calcext:value-type="float">
            <text:p>0</text:p>
          </table:table-cell>
          <table:table-cell office:value-type="float" office:value="614709" calcext:value-type="float">
            <text:p>614709</text:p>
          </table:table-cell>
          <table:table-cell office:value-type="float" office:value="535706" calcext:value-type="float">
            <text:p>535706</text:p>
          </table:table-cell>
          <table:table-cell office:value-type="float" office:value="234246" calcext:value-type="float">
            <text:p>234246</text:p>
          </table:table-cell>
          <table:table-cell office:value-type="float" office:value="5749003" calcext:value-type="float">
            <text:p>574900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6Jul</text:p>
          </table:table-cell>
          <table:table-cell table:number-columns-repeated="2" office:value-type="float" office:value="841469" calcext:value-type="float">
            <text:p>841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983" calcext:value-type="float">
            <text:p>143983</text:p>
          </table:table-cell>
          <table:table-cell office:value-type="float" office:value="30078" calcext:value-type="float">
            <text:p>30078</text:p>
          </table:table-cell>
          <table:table-cell office:value-type="float" office:value="89610" calcext:value-type="float">
            <text:p>89610</text:p>
          </table:table-cell>
          <table:table-cell office:value-type="float" office:value="24295" calcext:value-type="float">
            <text:p>24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90674" calcext:value-type="float">
            <text:p>90674</text:p>
          </table:table-cell>
          <table:table-cell office:value-type="float" office:value="71333" calcext:value-type="float">
            <text:p>71333</text:p>
          </table:table-cell>
          <table:table-cell office:value-type="float" office:value="87757" calcext:value-type="float">
            <text:p>87757</text:p>
          </table:table-cell>
          <table:table-cell office:value-type="float" office:value="1010770" calcext:value-type="float">
            <text:p>1010770</text:p>
          </table:table-cell>
          <table:table-cell office:value-type="float" office:value="1009710" calcext:value-type="float">
            <text:p>1009710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45330" calcext:value-type="float">
            <text:p>45330</text:p>
          </table:table-cell>
          <table:table-cell office:value-type="float" office:value="1903" calcext:value-type="float">
            <text:p>1903</text:p>
          </table:table-cell>
          <table:table-cell office:value-type="float" office:value="2938" calcext:value-type="float">
            <text:p>2938</text:p>
          </table:table-cell>
          <table:table-cell office:value-type="float" office:value="1148698" calcext:value-type="float">
            <text:p>1148698</text:p>
          </table:table-cell>
          <table:table-cell office:value-type="float" office:value="2523135" calcext:value-type="float">
            <text:p>2523135</text:p>
          </table:table-cell>
          <table:table-cell office:value-type="float" office:value="2508411" calcext:value-type="float">
            <text:p>2508411</text:p>
          </table:table-cell>
          <table:table-cell office:value-type="float" office:value="13575" calcext:value-type="float">
            <text:p>13575</text:p>
          </table:table-cell>
          <table:table-cell office:value-type="float" office:value="1150" calcext:value-type="float">
            <text:p>1150</text:p>
          </table:table-cell>
          <table:table-cell office:value-type="float" office:value="1741556" calcext:value-type="float">
            <text:p>1741556</text:p>
          </table:table-cell>
          <table:table-cell office:value-type="float" office:value="300626" calcext:value-type="float">
            <text:p>300626</text:p>
          </table:table-cell>
          <table:table-cell office:value-type="float" office:value="1324771" calcext:value-type="float">
            <text:p>1324771</text:p>
          </table:table-cell>
          <table:table-cell office:value-type="float" office:value="116160" calcext:value-type="float">
            <text:p>116160</text:p>
          </table:table-cell>
          <table:table-cell office:value-type="float" office:value="27019" calcext:value-type="float">
            <text:p>27019</text:p>
          </table:table-cell>
          <table:table-cell office:value-type="float" office:value="8274" calcext:value-type="float">
            <text:p>8274</text:p>
          </table:table-cell>
          <table:table-cell office:value-type="float" office:value="507296" calcext:value-type="float">
            <text:p>507296</text:p>
          </table:table-cell>
          <table:table-cell office:value-type="float" office:value="859051" calcext:value-type="float">
            <text:p>859051</text:p>
          </table:table-cell>
          <table:table-cell office:value-type="float" office:value="1125815" calcext:value-type="float">
            <text:p>1125815</text:p>
          </table:table-cell>
          <table:table-cell office:value-type="float" office:value="3159893" calcext:value-type="float">
            <text:p>3159893</text:p>
          </table:table-cell>
          <table:table-cell office:value-type="float" office:value="2886730" calcext:value-type="float">
            <text:p>2886730</text:p>
          </table:table-cell>
          <table:table-cell office:value-type="float" office:value="183799" calcext:value-type="float">
            <text:p>183799</text:p>
          </table:table-cell>
          <table:table-cell office:value-type="float" office:value="89365" calcext:value-type="float">
            <text:p>89365</text:p>
          </table:table-cell>
          <table:table-cell office:value-type="float" office:value="0" calcext:value-type="float">
            <text:p>0</text:p>
          </table:table-cell>
          <table:table-cell office:value-type="float" office:value="622407" calcext:value-type="float">
            <text:p>622407</text:p>
          </table:table-cell>
          <table:table-cell office:value-type="float" office:value="534461" calcext:value-type="float">
            <text:p>534461</text:p>
          </table:table-cell>
          <table:table-cell office:value-type="float" office:value="223757" calcext:value-type="float">
            <text:p>223757</text:p>
          </table:table-cell>
          <table:table-cell office:value-type="float" office:value="5666333" calcext:value-type="float">
            <text:p>566633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6Jun</text:p>
          </table:table-cell>
          <table:table-cell table:number-columns-repeated="2" office:value-type="float" office:value="834503" calcext:value-type="float">
            <text:p>834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758" calcext:value-type="float">
            <text:p>136758</text:p>
          </table:table-cell>
          <table:table-cell office:value-type="float" office:value="29176" calcext:value-type="float">
            <text:p>29176</text:p>
          </table:table-cell>
          <table:table-cell office:value-type="float" office:value="84243" calcext:value-type="float">
            <text:p>84243</text:p>
          </table:table-cell>
          <table:table-cell office:value-type="float" office:value="23339" calcext:value-type="float">
            <text:p>23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 office:value-type="float" office:value="89771" calcext:value-type="float">
            <text:p>89771</text:p>
          </table:table-cell>
          <table:table-cell office:value-type="float" office:value="71611" calcext:value-type="float">
            <text:p>71611</text:p>
          </table:table-cell>
          <table:table-cell office:value-type="float" office:value="86924" calcext:value-type="float">
            <text:p>86924</text:p>
          </table:table-cell>
          <table:table-cell office:value-type="float" office:value="995900" calcext:value-type="float">
            <text:p>995900</text:p>
          </table:table-cell>
          <table:table-cell office:value-type="float" office:value="994840" calcext:value-type="float">
            <text:p>994840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45153" calcext:value-type="float">
            <text:p>45153</text:p>
          </table:table-cell>
          <table:table-cell office:value-type="float" office:value="2196" calcext:value-type="float">
            <text:p>2196</text:p>
          </table:table-cell>
          <table:table-cell office:value-type="float" office:value="3713" calcext:value-type="float">
            <text:p>3713</text:p>
          </table:table-cell>
          <table:table-cell office:value-type="float" office:value="1133886" calcext:value-type="float">
            <text:p>1133886</text:p>
          </table:table-cell>
          <table:table-cell office:value-type="float" office:value="2507603" calcext:value-type="float">
            <text:p>2507603</text:p>
          </table:table-cell>
          <table:table-cell office:value-type="float" office:value="2492816" calcext:value-type="float">
            <text:p>2492816</text:p>
          </table:table-cell>
          <table:table-cell office:value-type="float" office:value="13632" calcext:value-type="float">
            <text:p>13632</text:p>
          </table:table-cell>
          <table:table-cell office:value-type="float" office:value="1155" calcext:value-type="float">
            <text:p>1155</text:p>
          </table:table-cell>
          <table:table-cell office:value-type="float" office:value="1671800" calcext:value-type="float">
            <text:p>1671800</text:p>
          </table:table-cell>
          <table:table-cell office:value-type="float" office:value="298059" calcext:value-type="float">
            <text:p>298059</text:p>
          </table:table-cell>
          <table:table-cell office:value-type="float" office:value="1268799" calcext:value-type="float">
            <text:p>1268799</text:p>
          </table:table-cell>
          <table:table-cell office:value-type="float" office:value="104942" calcext:value-type="float">
            <text:p>104942</text:p>
          </table:table-cell>
          <table:table-cell office:value-type="float" office:value="26837" calcext:value-type="float">
            <text:p>26837</text:p>
          </table:table-cell>
          <table:table-cell office:value-type="float" office:value="8299" calcext:value-type="float">
            <text:p>8299</text:p>
          </table:table-cell>
          <table:table-cell office:value-type="float" office:value="503625" calcext:value-type="float">
            <text:p>503625</text:p>
          </table:table-cell>
          <table:table-cell office:value-type="float" office:value="858550" calcext:value-type="float">
            <text:p>858550</text:p>
          </table:table-cell>
          <table:table-cell office:value-type="float" office:value="1115190" calcext:value-type="float">
            <text:p>1115190</text:p>
          </table:table-cell>
          <table:table-cell office:value-type="float" office:value="3091025" calcext:value-type="float">
            <text:p>3091025</text:p>
          </table:table-cell>
          <table:table-cell office:value-type="float" office:value="2811546" calcext:value-type="float">
            <text:p>2811546</text:p>
          </table:table-cell>
          <table:table-cell office:value-type="float" office:value="181862" calcext:value-type="float">
            <text:p>181862</text:p>
          </table:table-cell>
          <table:table-cell office:value-type="float" office:value="97616" calcext:value-type="float">
            <text:p>97616</text:p>
          </table:table-cell>
          <table:table-cell office:value-type="float" office:value="0" calcext:value-type="float">
            <text:p>0</text:p>
          </table:table-cell>
          <table:table-cell office:value-type="float" office:value="612808" calcext:value-type="float">
            <text:p>612808</text:p>
          </table:table-cell>
          <table:table-cell office:value-type="float" office:value="531220" calcext:value-type="float">
            <text:p>531220</text:p>
          </table:table-cell>
          <table:table-cell office:value-type="float" office:value="226477" calcext:value-type="float">
            <text:p>226477</text:p>
          </table:table-cell>
          <table:table-cell office:value-type="float" office:value="5576720" calcext:value-type="float">
            <text:p>557672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6May</text:p>
          </table:table-cell>
          <table:table-cell table:number-columns-repeated="2" office:value-type="float" office:value="847733" calcext:value-type="float">
            <text:p>847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151" calcext:value-type="float">
            <text:p>129151</text:p>
          </table:table-cell>
          <table:table-cell office:value-type="float" office:value="28309" calcext:value-type="float">
            <text:p>28309</text:p>
          </table:table-cell>
          <table:table-cell office:value-type="float" office:value="78139" calcext:value-type="float">
            <text:p>78139</text:p>
          </table:table-cell>
          <table:table-cell office:value-type="float" office:value="22703" calcext:value-type="float">
            <text:p>22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 office:value-type="float" office:value="88674" calcext:value-type="float">
            <text:p>88674</text:p>
          </table:table-cell>
          <table:table-cell office:value-type="float" office:value="68514" calcext:value-type="float">
            <text:p>68514</text:p>
          </table:table-cell>
          <table:table-cell office:value-type="float" office:value="86186" calcext:value-type="float">
            <text:p>86186</text:p>
          </table:table-cell>
          <table:table-cell office:value-type="float" office:value="997670" calcext:value-type="float">
            <text:p>997670</text:p>
          </table:table-cell>
          <table:table-cell office:value-type="float" office:value="996610" calcext:value-type="float">
            <text:p>996610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42251" calcext:value-type="float">
            <text:p>42251</text:p>
          </table:table-cell>
          <table:table-cell office:value-type="float" office:value="1808" calcext:value-type="float">
            <text:p>1808</text:p>
          </table:table-cell>
          <table:table-cell office:value-type="float" office:value="7404" calcext:value-type="float">
            <text:p>7404</text:p>
          </table:table-cell>
          <table:table-cell office:value-type="float" office:value="1135319" calcext:value-type="float">
            <text:p>1135319</text:p>
          </table:table-cell>
          <table:table-cell office:value-type="float" office:value="2505982" calcext:value-type="float">
            <text:p>2505982</text:p>
          </table:table-cell>
          <table:table-cell office:value-type="float" office:value="2490870" calcext:value-type="float">
            <text:p>2490870</text:p>
          </table:table-cell>
          <table:table-cell office:value-type="float" office:value="13952" calcext:value-type="float">
            <text:p>13952</text:p>
          </table:table-cell>
          <table:table-cell office:value-type="float" office:value="1160" calcext:value-type="float">
            <text:p>1160</text:p>
          </table:table-cell>
          <table:table-cell office:value-type="float" office:value="1583396" calcext:value-type="float">
            <text:p>1583396</text:p>
          </table:table-cell>
          <table:table-cell office:value-type="float" office:value="292207" calcext:value-type="float">
            <text:p>292207</text:p>
          </table:table-cell>
          <table:table-cell office:value-type="float" office:value="1196161" calcext:value-type="float">
            <text:p>1196161</text:p>
          </table:table-cell>
          <table:table-cell office:value-type="float" office:value="95028" calcext:value-type="float">
            <text:p>95028</text:p>
          </table:table-cell>
          <table:table-cell office:value-type="float" office:value="27089" calcext:value-type="float">
            <text:p>27089</text:p>
          </table:table-cell>
          <table:table-cell office:value-type="float" office:value="8271" calcext:value-type="float">
            <text:p>8271</text:p>
          </table:table-cell>
          <table:table-cell office:value-type="float" office:value="505714" calcext:value-type="float">
            <text:p>505714</text:p>
          </table:table-cell>
          <table:table-cell office:value-type="float" office:value="808157" calcext:value-type="float">
            <text:p>808157</text:p>
          </table:table-cell>
          <table:table-cell office:value-type="float" office:value="1105832" calcext:value-type="float">
            <text:p>1105832</text:p>
          </table:table-cell>
          <table:table-cell office:value-type="float" office:value="3032512" calcext:value-type="float">
            <text:p>3032512</text:p>
          </table:table-cell>
          <table:table-cell office:value-type="float" office:value="2796887" calcext:value-type="float">
            <text:p>2796887</text:p>
          </table:table-cell>
          <table:table-cell office:value-type="float" office:value="140768" calcext:value-type="float">
            <text:p>140768</text:p>
          </table:table-cell>
          <table:table-cell office:value-type="float" office:value="94858" calcext:value-type="float">
            <text:p>94858</text:p>
          </table:table-cell>
          <table:table-cell office:value-type="float" office:value="0" calcext:value-type="float">
            <text:p>0</text:p>
          </table:table-cell>
          <table:table-cell office:value-type="float" office:value="563773" calcext:value-type="float">
            <text:p>563773</text:p>
          </table:table-cell>
          <table:table-cell office:value-type="float" office:value="528522" calcext:value-type="float">
            <text:p>528522</text:p>
          </table:table-cell>
          <table:table-cell office:value-type="float" office:value="207970" calcext:value-type="float">
            <text:p>207970</text:p>
          </table:table-cell>
          <table:table-cell office:value-type="float" office:value="5438611" calcext:value-type="float">
            <text:p>543861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6Apr</text:p>
          </table:table-cell>
          <table:table-cell table:number-columns-repeated="2" office:value-type="float" office:value="813267" calcext:value-type="float">
            <text:p>813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991" calcext:value-type="float">
            <text:p>120991</text:p>
          </table:table-cell>
          <table:table-cell office:value-type="float" office:value="26575" calcext:value-type="float">
            <text:p>26575</text:p>
          </table:table-cell>
          <table:table-cell office:value-type="float" office:value="72031" calcext:value-type="float">
            <text:p>72031</text:p>
          </table:table-cell>
          <table:table-cell office:value-type="float" office:value="22385" calcext:value-type="float">
            <text:p>22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 office:value-type="float" office:value="87222" calcext:value-type="float">
            <text:p>87222</text:p>
          </table:table-cell>
          <table:table-cell office:value-type="float" office:value="68548" calcext:value-type="float">
            <text:p>68548</text:p>
          </table:table-cell>
          <table:table-cell office:value-type="float" office:value="85887" calcext:value-type="float">
            <text:p>85887</text:p>
          </table:table-cell>
          <table:table-cell office:value-type="float" office:value="954880" calcext:value-type="float">
            <text:p>954880</text:p>
          </table:table-cell>
          <table:table-cell office:value-type="float" office:value="953820" calcext:value-type="float">
            <text:p>953820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41871" calcext:value-type="float">
            <text:p>41871</text:p>
          </table:table-cell>
          <table:table-cell office:value-type="float" office:value="535" calcext:value-type="float">
            <text:p>535</text:p>
          </table:table-cell>
          <table:table-cell office:value-type="float" office:value="8106" calcext:value-type="float">
            <text:p>8106</text:p>
          </table:table-cell>
          <table:table-cell office:value-type="float" office:value="1091279" calcext:value-type="float">
            <text:p>1091279</text:p>
          </table:table-cell>
          <table:table-cell office:value-type="float" office:value="2438617" calcext:value-type="float">
            <text:p>2438617</text:p>
          </table:table-cell>
          <table:table-cell office:value-type="float" office:value="2423508" calcext:value-type="float">
            <text:p>2423508</text:p>
          </table:table-cell>
          <table:table-cell office:value-type="float" office:value="13952" calcext:value-type="float">
            <text:p>13952</text:p>
          </table:table-cell>
          <table:table-cell office:value-type="float" office:value="1158" calcext:value-type="float">
            <text:p>1158</text:p>
          </table:table-cell>
          <table:table-cell office:value-type="float" office:value="1503732" calcext:value-type="float">
            <text:p>1503732</text:p>
          </table:table-cell>
          <table:table-cell office:value-type="float" office:value="284018" calcext:value-type="float">
            <text:p>284018</text:p>
          </table:table-cell>
          <table:table-cell office:value-type="float" office:value="1129347" calcext:value-type="float">
            <text:p>1129347</text:p>
          </table:table-cell>
          <table:table-cell office:value-type="float" office:value="90366" calcext:value-type="float">
            <text:p>90366</text:p>
          </table:table-cell>
          <table:table-cell office:value-type="float" office:value="27019" calcext:value-type="float">
            <text:p>27019</text:p>
          </table:table-cell>
          <table:table-cell office:value-type="float" office:value="8251" calcext:value-type="float">
            <text:p>8251</text:p>
          </table:table-cell>
          <table:table-cell office:value-type="float" office:value="499681" calcext:value-type="float">
            <text:p>499681</text:p>
          </table:table-cell>
          <table:table-cell office:value-type="float" office:value="808183" calcext:value-type="float">
            <text:p>808183</text:p>
          </table:table-cell>
          <table:table-cell office:value-type="float" office:value="1101870" calcext:value-type="float">
            <text:p>1101870</text:p>
          </table:table-cell>
          <table:table-cell office:value-type="float" office:value="2879619" calcext:value-type="float">
            <text:p>2879619</text:p>
          </table:table-cell>
          <table:table-cell office:value-type="float" office:value="2674090" calcext:value-type="float">
            <text:p>2674090</text:p>
          </table:table-cell>
          <table:table-cell office:value-type="float" office:value="120895" calcext:value-type="float">
            <text:p>120895</text:p>
          </table:table-cell>
          <table:table-cell office:value-type="float" office:value="84634" calcext:value-type="float">
            <text:p>84634</text:p>
          </table:table-cell>
          <table:table-cell office:value-type="float" office:value="0" calcext:value-type="float">
            <text:p>0</text:p>
          </table:table-cell>
          <table:table-cell office:value-type="float" office:value="568058" calcext:value-type="float">
            <text:p>568058</text:p>
          </table:table-cell>
          <table:table-cell office:value-type="float" office:value="525776" calcext:value-type="float">
            <text:p>525776</text:p>
          </table:table-cell>
          <table:table-cell office:value-type="float" office:value="210165" calcext:value-type="float">
            <text:p>210165</text:p>
          </table:table-cell>
          <table:table-cell office:value-type="float" office:value="5285487" calcext:value-type="float">
            <text:p>528548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6Mar</text:p>
          </table:table-cell>
          <table:table-cell table:number-columns-repeated="2" office:value-type="float" office:value="777140" calcext:value-type="float">
            <text:p>777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477" calcext:value-type="float">
            <text:p>113477</text:p>
          </table:table-cell>
          <table:table-cell office:value-type="float" office:value="24863" calcext:value-type="float">
            <text:p>24863</text:p>
          </table:table-cell>
          <table:table-cell office:value-type="float" office:value="66719" calcext:value-type="float">
            <text:p>66719</text:p>
          </table:table-cell>
          <table:table-cell office:value-type="float" office:value="21895" calcext:value-type="float">
            <text:p>21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 office:value-type="float" office:value="86981" calcext:value-type="float">
            <text:p>86981</text:p>
          </table:table-cell>
          <table:table-cell office:value-type="float" office:value="67427" calcext:value-type="float">
            <text:p>67427</text:p>
          </table:table-cell>
          <table:table-cell office:value-type="float" office:value="85678" calcext:value-type="float">
            <text:p>85678</text:p>
          </table:table-cell>
          <table:table-cell office:value-type="float" office:value="914109" calcext:value-type="float">
            <text:p>914109</text:p>
          </table:table-cell>
          <table:table-cell office:value-type="float" office:value="913049" calcext:value-type="float">
            <text:p>913049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40982" calcext:value-type="float">
            <text:p>40982</text:p>
          </table:table-cell>
          <table:table-cell office:value-type="float" office:value="1114" calcext:value-type="float">
            <text:p>1114</text:p>
          </table:table-cell>
          <table:table-cell office:value-type="float" office:value="4396" calcext:value-type="float">
            <text:p>4396</text:p>
          </table:table-cell>
          <table:table-cell office:value-type="float" office:value="1046279" calcext:value-type="float">
            <text:p>1046279</text:p>
          </table:table-cell>
          <table:table-cell office:value-type="float" office:value="2364916" calcext:value-type="float">
            <text:p>2364916</text:p>
          </table:table-cell>
          <table:table-cell office:value-type="float" office:value="2349800" calcext:value-type="float">
            <text:p>2349800</text:p>
          </table:table-cell>
          <table:table-cell office:value-type="float" office:value="13957" calcext:value-type="float">
            <text:p>13957</text:p>
          </table:table-cell>
          <table:table-cell office:value-type="float" office:value="1159" calcext:value-type="float">
            <text:p>1159</text:p>
          </table:table-cell>
          <table:table-cell office:value-type="float" office:value="1440603" calcext:value-type="float">
            <text:p>1440603</text:p>
          </table:table-cell>
          <table:table-cell office:value-type="float" office:value="275239" calcext:value-type="float">
            <text:p>275239</text:p>
          </table:table-cell>
          <table:table-cell office:value-type="float" office:value="1080796" calcext:value-type="float">
            <text:p>1080796</text:p>
          </table:table-cell>
          <table:table-cell office:value-type="float" office:value="84569" calcext:value-type="float">
            <text:p>84569</text:p>
          </table:table-cell>
          <table:table-cell office:value-type="float" office:value="26941" calcext:value-type="float">
            <text:p>26941</text:p>
          </table:table-cell>
          <table:table-cell office:value-type="float" office:value="8230" calcext:value-type="float">
            <text:p>8230</text:p>
          </table:table-cell>
          <table:table-cell office:value-type="float" office:value="497315" calcext:value-type="float">
            <text:p>497315</text:p>
          </table:table-cell>
          <table:table-cell office:value-type="float" office:value="794576" calcext:value-type="float">
            <text:p>794576</text:p>
          </table:table-cell>
          <table:table-cell office:value-type="float" office:value="1099235" calcext:value-type="float">
            <text:p>1099235</text:p>
          </table:table-cell>
          <table:table-cell office:value-type="float" office:value="2742044" calcext:value-type="float">
            <text:p>2742044</text:p>
          </table:table-cell>
          <table:table-cell office:value-type="float" office:value="2521125" calcext:value-type="float">
            <text:p>2521125</text:p>
          </table:table-cell>
          <table:table-cell office:value-type="float" office:value="139705" calcext:value-type="float">
            <text:p>139705</text:p>
          </table:table-cell>
          <table:table-cell office:value-type="float" office:value="81214" calcext:value-type="float">
            <text:p>81214</text:p>
          </table:table-cell>
          <table:table-cell office:value-type="float" office:value="0" calcext:value-type="float">
            <text:p>0</text:p>
          </table:table-cell>
          <table:table-cell office:value-type="float" office:value="559626" calcext:value-type="float">
            <text:p>559626</text:p>
          </table:table-cell>
          <table:table-cell office:value-type="float" office:value="523523" calcext:value-type="float">
            <text:p>523523</text:p>
          </table:table-cell>
          <table:table-cell office:value-type="float" office:value="208165" calcext:value-type="float">
            <text:p>208165</text:p>
          </table:table-cell>
          <table:table-cell office:value-type="float" office:value="5132593" calcext:value-type="float">
            <text:p>513259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6Feb</text:p>
          </table:table-cell>
          <table:table-cell table:number-columns-repeated="2" office:value-type="float" office:value="796099" calcext:value-type="float">
            <text:p>796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203" calcext:value-type="float">
            <text:p>108203</text:p>
          </table:table-cell>
          <table:table-cell office:value-type="float" office:value="23453" calcext:value-type="float">
            <text:p>23453</text:p>
          </table:table-cell>
          <table:table-cell office:value-type="float" office:value="63433" calcext:value-type="float">
            <text:p>63433</text:p>
          </table:table-cell>
          <table:table-cell office:value-type="float" office:value="21317" calcext:value-type="float">
            <text:p>21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3" calcext:value-type="float">
            <text:p>1253</text:p>
          </table:table-cell>
          <table:table-cell office:value-type="float" office:value="86403" calcext:value-type="float">
            <text:p>86403</text:p>
          </table:table-cell>
          <table:table-cell office:value-type="float" office:value="70652" calcext:value-type="float">
            <text:p>70652</text:p>
          </table:table-cell>
          <table:table-cell office:value-type="float" office:value="85054" calcext:value-type="float">
            <text:p>85054</text:p>
          </table:table-cell>
          <table:table-cell office:value-type="float" office:value="931298" calcext:value-type="float">
            <text:p>931298</text:p>
          </table:table-cell>
          <table:table-cell office:value-type="float" office:value="930238" calcext:value-type="float">
            <text:p>930238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43839" calcext:value-type="float">
            <text:p>43839</text:p>
          </table:table-cell>
          <table:table-cell office:value-type="float" office:value="581" calcext:value-type="float">
            <text:p>581</text:p>
          </table:table-cell>
          <table:table-cell office:value-type="float" office:value="1846" calcext:value-type="float">
            <text:p>1846</text:p>
          </table:table-cell>
          <table:table-cell office:value-type="float" office:value="1062618" calcext:value-type="float">
            <text:p>1062618</text:p>
          </table:table-cell>
          <table:table-cell office:value-type="float" office:value="2406585" calcext:value-type="float">
            <text:p>2406585</text:p>
          </table:table-cell>
          <table:table-cell office:value-type="float" office:value="2391514" calcext:value-type="float">
            <text:p>2391514</text:p>
          </table:table-cell>
          <table:table-cell office:value-type="float" office:value="13908" calcext:value-type="float">
            <text:p>13908</text:p>
          </table:table-cell>
          <table:table-cell office:value-type="float" office:value="1163" calcext:value-type="float">
            <text:p>1163</text:p>
          </table:table-cell>
          <table:table-cell office:value-type="float" office:value="1383956" calcext:value-type="float">
            <text:p>1383956</text:p>
          </table:table-cell>
          <table:table-cell office:value-type="float" office:value="268225" calcext:value-type="float">
            <text:p>268225</text:p>
          </table:table-cell>
          <table:table-cell office:value-type="float" office:value="1032996" calcext:value-type="float">
            <text:p>1032996</text:p>
          </table:table-cell>
          <table:table-cell office:value-type="float" office:value="82735" calcext:value-type="float">
            <text:p>82735</text:p>
          </table:table-cell>
          <table:table-cell office:value-type="float" office:value="26630" calcext:value-type="float">
            <text:p>26630</text:p>
          </table:table-cell>
          <table:table-cell office:value-type="float" office:value="8215" calcext:value-type="float">
            <text:p>8215</text:p>
          </table:table-cell>
          <table:table-cell office:value-type="float" office:value="496358" calcext:value-type="float">
            <text:p>496358</text:p>
          </table:table-cell>
          <table:table-cell office:value-type="float" office:value="816783" calcext:value-type="float">
            <text:p>816783</text:p>
          </table:table-cell>
          <table:table-cell office:value-type="float" office:value="1091340" calcext:value-type="float">
            <text:p>1091340</text:p>
          </table:table-cell>
          <table:table-cell office:value-type="float" office:value="2737441" calcext:value-type="float">
            <text:p>2737441</text:p>
          </table:table-cell>
          <table:table-cell office:value-type="float" office:value="2540201" calcext:value-type="float">
            <text:p>2540201</text:p>
          </table:table-cell>
          <table:table-cell office:value-type="float" office:value="116734" calcext:value-type="float">
            <text:p>116734</text:p>
          </table:table-cell>
          <table:table-cell office:value-type="float" office:value="80506" calcext:value-type="float">
            <text:p>80506</text:p>
          </table:table-cell>
          <table:table-cell office:value-type="float" office:value="0" calcext:value-type="float">
            <text:p>0</text:p>
          </table:table-cell>
          <table:table-cell office:value-type="float" office:value="579778" calcext:value-type="float">
            <text:p>579778</text:p>
          </table:table-cell>
          <table:table-cell office:value-type="float" office:value="523325" calcext:value-type="float">
            <text:p>523325</text:p>
          </table:table-cell>
          <table:table-cell office:value-type="float" office:value="206645" calcext:value-type="float">
            <text:p>206645</text:p>
          </table:table-cell>
          <table:table-cell office:value-type="float" office:value="5138529" calcext:value-type="float">
            <text:p>513852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6Jan</text:p>
          </table:table-cell>
          <table:table-cell table:number-columns-repeated="2" office:value-type="float" office:value="758721" calcext:value-type="float">
            <text:p>758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44" calcext:value-type="float">
            <text:p>102644</text:p>
          </table:table-cell>
          <table:table-cell office:value-type="float" office:value="22278" calcext:value-type="float">
            <text:p>22278</text:p>
          </table:table-cell>
          <table:table-cell office:value-type="float" office:value="60350" calcext:value-type="float">
            <text:p>60350</text:p>
          </table:table-cell>
          <table:table-cell office:value-type="float" office:value="20016" calcext:value-type="float">
            <text:p>2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87351" calcext:value-type="float">
            <text:p>87351</text:p>
          </table:table-cell>
          <table:table-cell office:value-type="float" office:value="66313" calcext:value-type="float">
            <text:p>66313</text:p>
          </table:table-cell>
          <table:table-cell office:value-type="float" office:value="85009" calcext:value-type="float">
            <text:p>85009</text:p>
          </table:table-cell>
          <table:table-cell office:value-type="float" office:value="886849" calcext:value-type="float">
            <text:p>886849</text:p>
          </table:table-cell>
          <table:table-cell office:value-type="float" office:value="885789" calcext:value-type="float">
            <text:p>885789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42308" calcext:value-type="float">
            <text:p>42308</text:p>
          </table:table-cell>
          <table:table-cell office:value-type="float" office:value="719" calcext:value-type="float">
            <text:p>719</text:p>
          </table:table-cell>
          <table:table-cell office:value-type="float" office:value="1408" calcext:value-type="float">
            <text:p>1408</text:p>
          </table:table-cell>
          <table:table-cell office:value-type="float" office:value="1016293" calcext:value-type="float">
            <text:p>1016293</text:p>
          </table:table-cell>
          <table:table-cell office:value-type="float" office:value="2332020" calcext:value-type="float">
            <text:p>2332020</text:p>
          </table:table-cell>
          <table:table-cell office:value-type="float" office:value="2318624" calcext:value-type="float">
            <text:p>2318624</text:p>
          </table:table-cell>
          <table:table-cell office:value-type="float" office:value="12229" calcext:value-type="float">
            <text:p>12229</text:p>
          </table:table-cell>
          <table:table-cell office:value-type="float" office:value="1167" calcext:value-type="float">
            <text:p>1167</text:p>
          </table:table-cell>
          <table:table-cell office:value-type="float" office:value="1329385" calcext:value-type="float">
            <text:p>1329385</text:p>
          </table:table-cell>
          <table:table-cell office:value-type="float" office:value="257959" calcext:value-type="float">
            <text:p>257959</text:p>
          </table:table-cell>
          <table:table-cell office:value-type="float" office:value="992469" calcext:value-type="float">
            <text:p>992469</text:p>
          </table:table-cell>
          <table:table-cell office:value-type="float" office:value="78957" calcext:value-type="float">
            <text:p>78957</text:p>
          </table:table-cell>
          <table:table-cell office:value-type="float" office:value="27081" calcext:value-type="float">
            <text:p>27081</text:p>
          </table:table-cell>
          <table:table-cell office:value-type="float" office:value="8186" calcext:value-type="float">
            <text:p>8186</text:p>
          </table:table-cell>
          <table:table-cell office:value-type="float" office:value="497565" calcext:value-type="float">
            <text:p>497565</text:p>
          </table:table-cell>
          <table:table-cell office:value-type="float" office:value="770932" calcext:value-type="float">
            <text:p>770932</text:p>
          </table:table-cell>
          <table:table-cell office:value-type="float" office:value="1090732" calcext:value-type="float">
            <text:p>1090732</text:p>
          </table:table-cell>
          <table:table-cell office:value-type="float" office:value="2622573" calcext:value-type="float">
            <text:p>2622573</text:p>
          </table:table-cell>
          <table:table-cell office:value-type="float" office:value="2433636" calcext:value-type="float">
            <text:p>2433636</text:p>
          </table:table-cell>
          <table:table-cell office:value-type="float" office:value="112951" calcext:value-type="float">
            <text:p>112951</text:p>
          </table:table-cell>
          <table:table-cell office:value-type="float" office:value="75987" calcext:value-type="float">
            <text:p>75987</text:p>
          </table:table-cell>
          <table:table-cell office:value-type="float" office:value="0" calcext:value-type="float">
            <text:p>0</text:p>
          </table:table-cell>
          <table:table-cell office:value-type="float" office:value="541785" calcext:value-type="float">
            <text:p>541785</text:p>
          </table:table-cell>
          <table:table-cell office:value-type="float" office:value="520700" calcext:value-type="float">
            <text:p>520700</text:p>
          </table:table-cell>
          <table:table-cell office:value-type="float" office:value="189377" calcext:value-type="float">
            <text:p>189377</text:p>
          </table:table-cell>
          <table:table-cell office:value-type="float" office:value="4965167" calcext:value-type="float">
            <text:p>496516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5Dec</text:p>
          </table:table-cell>
          <table:table-cell table:number-columns-repeated="2" office:value-type="float" office:value="733567" calcext:value-type="float">
            <text:p>733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906" calcext:value-type="float">
            <text:p>95906</text:p>
          </table:table-cell>
          <table:table-cell office:value-type="float" office:value="21216" calcext:value-type="float">
            <text:p>21216</text:p>
          </table:table-cell>
          <table:table-cell office:value-type="float" office:value="57228" calcext:value-type="float">
            <text:p>57228</text:p>
          </table:table-cell>
          <table:table-cell office:value-type="float" office:value="17462" calcext:value-type="float">
            <text:p>17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3" calcext:value-type="float">
            <text:p>1263</text:p>
          </table:table-cell>
          <table:table-cell office:value-type="float" office:value="88153" calcext:value-type="float">
            <text:p>88153</text:p>
          </table:table-cell>
          <table:table-cell office:value-type="float" office:value="66672" calcext:value-type="float">
            <text:p>66672</text:p>
          </table:table-cell>
          <table:table-cell office:value-type="float" office:value="86674" calcext:value-type="float">
            <text:p>86674</text:p>
          </table:table-cell>
          <table:table-cell office:value-type="float" office:value="854553" calcext:value-type="float">
            <text:p>854553</text:p>
          </table:table-cell>
          <table:table-cell office:value-type="float" office:value="853527" calcext:value-type="float">
            <text:p>853527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float" office:value="41358" calcext:value-type="float">
            <text:p>41358</text:p>
          </table:table-cell>
          <table:table-cell office:value-type="float" office:value="651" calcext:value-type="float">
            <text:p>651</text:p>
          </table:table-cell>
          <table:table-cell office:value-type="float" office:value="2330" calcext:value-type="float">
            <text:p>2330</text:p>
          </table:table-cell>
          <table:table-cell office:value-type="float" office:value="985566" calcext:value-type="float">
            <text:p>985566</text:p>
          </table:table-cell>
          <table:table-cell office:value-type="float" office:value="2296236" calcext:value-type="float">
            <text:p>2296236</text:p>
          </table:table-cell>
          <table:table-cell office:value-type="float" office:value="2282835" calcext:value-type="float">
            <text:p>2282835</text:p>
          </table:table-cell>
          <table:table-cell office:value-type="float" office:value="12229" calcext:value-type="float">
            <text:p>12229</text:p>
          </table:table-cell>
          <table:table-cell office:value-type="float" office:value="1171" calcext:value-type="float">
            <text:p>1171</text:p>
          </table:table-cell>
          <table:table-cell office:value-type="float" office:value="1271439" calcext:value-type="float">
            <text:p>1271439</text:p>
          </table:table-cell>
          <table:table-cell office:value-type="float" office:value="250946" calcext:value-type="float">
            <text:p>250946</text:p>
          </table:table-cell>
          <table:table-cell office:value-type="float" office:value="947586" calcext:value-type="float">
            <text:p>947586</text:p>
          </table:table-cell>
          <table:table-cell office:value-type="float" office:value="72906" calcext:value-type="float">
            <text:p>72906</text:p>
          </table:table-cell>
          <table:table-cell office:value-type="float" office:value="27567" calcext:value-type="float">
            <text:p>27567</text:p>
          </table:table-cell>
          <table:table-cell office:value-type="float" office:value="8246" calcext:value-type="float">
            <text:p>8246</text:p>
          </table:table-cell>
          <table:table-cell office:value-type="float" office:value="498031" calcext:value-type="float">
            <text:p>498031</text:p>
          </table:table-cell>
          <table:table-cell office:value-type="float" office:value="762426" calcext:value-type="float">
            <text:p>762426</text:p>
          </table:table-cell>
          <table:table-cell office:value-type="float" office:value="1111806" calcext:value-type="float">
            <text:p>1111806</text:p>
          </table:table-cell>
          <table:table-cell office:value-type="float" office:value="2501330" calcext:value-type="float">
            <text:p>2501330</text:p>
          </table:table-cell>
          <table:table-cell office:value-type="float" office:value="2364664" calcext:value-type="float">
            <text:p>2364664</text:p>
          </table:table-cell>
          <table:table-cell office:value-type="float" office:value="64511" calcext:value-type="float">
            <text:p>64511</text:p>
          </table:table-cell>
          <table:table-cell office:value-type="float" office:value="72155" calcext:value-type="float">
            <text:p>72155</text:p>
          </table:table-cell>
          <table:table-cell office:value-type="float" office:value="0" calcext:value-type="float">
            <text:p>0</text:p>
          </table:table-cell>
          <table:table-cell office:value-type="float" office:value="520907" calcext:value-type="float">
            <text:p>520907</text:p>
          </table:table-cell>
          <table:table-cell office:value-type="float" office:value="519140" calcext:value-type="float">
            <text:p>519140</text:p>
          </table:table-cell>
          <table:table-cell office:value-type="float" office:value="210770" calcext:value-type="float">
            <text:p>210770</text:p>
          </table:table-cell>
          <table:table-cell office:value-type="float" office:value="4863953" calcext:value-type="float">
            <text:p>486395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5Nov</text:p>
          </table:table-cell>
          <table:table-cell table:number-columns-repeated="2" office:value-type="float" office:value="749780" calcext:value-type="float">
            <text:p>749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656" calcext:value-type="float">
            <text:p>91656</text:p>
          </table:table-cell>
          <table:table-cell office:value-type="float" office:value="20421" calcext:value-type="float">
            <text:p>20421</text:p>
          </table:table-cell>
          <table:table-cell office:value-type="float" office:value="53968" calcext:value-type="float">
            <text:p>53968</text:p>
          </table:table-cell>
          <table:table-cell office:value-type="float" office:value="17267" calcext:value-type="float">
            <text:p>17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86077" calcext:value-type="float">
            <text:p>86077</text:p>
          </table:table-cell>
          <table:table-cell office:value-type="float" office:value="68368" calcext:value-type="float">
            <text:p>68368</text:p>
          </table:table-cell>
          <table:table-cell office:value-type="float" office:value="84696" calcext:value-type="float">
            <text:p>84696</text:p>
          </table:table-cell>
          <table:table-cell office:value-type="float" office:value="861489" calcext:value-type="float">
            <text:p>861489</text:p>
          </table:table-cell>
          <table:table-cell office:value-type="float" office:value="860463" calcext:value-type="float">
            <text:p>860463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float" office:value="42852" calcext:value-type="float">
            <text:p>42852</text:p>
          </table:table-cell>
          <table:table-cell office:value-type="float" office:value="1242" calcext:value-type="float">
            <text:p>1242</text:p>
          </table:table-cell>
          <table:table-cell office:value-type="float" office:value="6840" calcext:value-type="float">
            <text:p>6840</text:p>
          </table:table-cell>
          <table:table-cell office:value-type="float" office:value="997119" calcext:value-type="float">
            <text:p>997119</text:p>
          </table:table-cell>
          <table:table-cell office:value-type="float" office:value="2311218" calcext:value-type="float">
            <text:p>2311218</text:p>
          </table:table-cell>
          <table:table-cell office:value-type="float" office:value="2297160" calcext:value-type="float">
            <text:p>2297160</text:p>
          </table:table-cell>
          <table:table-cell office:value-type="float" office:value="12896" calcext:value-type="float">
            <text:p>12896</text:p>
          </table:table-cell>
          <table:table-cell office:value-type="float" office:value="1162" calcext:value-type="float">
            <text:p>1162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245523" calcext:value-type="float">
            <text:p>245523</text:p>
          </table:table-cell>
          <table:table-cell office:value-type="float" office:value="914734" calcext:value-type="float">
            <text:p>914734</text:p>
          </table:table-cell>
          <table:table-cell office:value-type="float" office:value="70137" calcext:value-type="float">
            <text:p>70137</text:p>
          </table:table-cell>
          <table:table-cell office:value-type="float" office:value="28149" calcext:value-type="float">
            <text:p>28149</text:p>
          </table:table-cell>
          <table:table-cell office:value-type="float" office:value="8330" calcext:value-type="float">
            <text:p>8330</text:p>
          </table:table-cell>
          <table:table-cell office:value-type="float" office:value="495663" calcext:value-type="float">
            <text:p>495663</text:p>
          </table:table-cell>
          <table:table-cell office:value-type="float" office:value="765292" calcext:value-type="float">
            <text:p>765292</text:p>
          </table:table-cell>
          <table:table-cell office:value-type="float" office:value="1086867" calcext:value-type="float">
            <text:p>1086867</text:p>
          </table:table-cell>
          <table:table-cell office:value-type="float" office:value="2483512" calcext:value-type="float">
            <text:p>2483512</text:p>
          </table:table-cell>
          <table:table-cell office:value-type="float" office:value="2285355" calcext:value-type="float">
            <text:p>2285355</text:p>
          </table:table-cell>
          <table:table-cell office:value-type="float" office:value="103934" calcext:value-type="float">
            <text:p>103934</text:p>
          </table:table-cell>
          <table:table-cell office:value-type="float" office:value="94223" calcext:value-type="float">
            <text:p>94223</text:p>
          </table:table-cell>
          <table:table-cell office:value-type="float" office:value="0" calcext:value-type="float">
            <text:p>0</text:p>
          </table:table-cell>
          <table:table-cell office:value-type="float" office:value="539485" calcext:value-type="float">
            <text:p>539485</text:p>
          </table:table-cell>
          <table:table-cell office:value-type="float" office:value="519674" calcext:value-type="float">
            <text:p>519674</text:p>
          </table:table-cell>
          <table:table-cell office:value-type="float" office:value="209517" calcext:value-type="float">
            <text:p>209517</text:p>
          </table:table-cell>
          <table:table-cell office:value-type="float" office:value="4839055" calcext:value-type="float">
            <text:p>483905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5Oct</text:p>
          </table:table-cell>
          <table:table-cell table:number-columns-repeated="2" office:value-type="float" office:value="718571" calcext:value-type="float">
            <text:p>718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768" calcext:value-type="float">
            <text:p>85768</text:p>
          </table:table-cell>
          <table:table-cell office:value-type="float" office:value="19148" calcext:value-type="float">
            <text:p>19148</text:p>
          </table:table-cell>
          <table:table-cell office:value-type="float" office:value="50095" calcext:value-type="float">
            <text:p>50095</text:p>
          </table:table-cell>
          <table:table-cell office:value-type="float" office:value="16525" calcext:value-type="float">
            <text:p>16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85822" calcext:value-type="float">
            <text:p>85822</text:p>
          </table:table-cell>
          <table:table-cell office:value-type="float" office:value="66509" calcext:value-type="float">
            <text:p>66509</text:p>
          </table:table-cell>
          <table:table-cell office:value-type="float" office:value="84300" calcext:value-type="float">
            <text:p>84300</text:p>
          </table:table-cell>
          <table:table-cell office:value-type="float" office:value="823940" calcext:value-type="float">
            <text:p>823940</text:p>
          </table:table-cell>
          <table:table-cell office:value-type="float" office:value="822920" calcext:value-type="float">
            <text:p>822920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41509" calcext:value-type="float">
            <text:p>41509</text:p>
          </table:table-cell>
          <table:table-cell office:value-type="float" office:value="1109" calcext:value-type="float">
            <text:p>1109</text:p>
          </table:table-cell>
          <table:table-cell office:value-type="float" office:value="7051" calcext:value-type="float">
            <text:p>7051</text:p>
          </table:table-cell>
          <table:table-cell office:value-type="float" office:value="957909" calcext:value-type="float">
            <text:p>957909</text:p>
          </table:table-cell>
          <table:table-cell office:value-type="float" office:value="2257656" calcext:value-type="float">
            <text:p>2257656</text:p>
          </table:table-cell>
          <table:table-cell office:value-type="float" office:value="2243598" calcext:value-type="float">
            <text:p>2243598</text:p>
          </table:table-cell>
          <table:table-cell office:value-type="float" office:value="12895" calcext:value-type="float">
            <text:p>12895</text:p>
          </table:table-cell>
          <table:table-cell office:value-type="float" office:value="1163" calcext:value-type="float">
            <text:p>1163</text:p>
          </table:table-cell>
          <table:table-cell office:value-type="float" office:value="1172483" calcext:value-type="float">
            <text:p>1172483</text:p>
          </table:table-cell>
          <table:table-cell office:value-type="float" office:value="236271" calcext:value-type="float">
            <text:p>236271</text:p>
          </table:table-cell>
          <table:table-cell office:value-type="float" office:value="870631" calcext:value-type="float">
            <text:p>870631</text:p>
          </table:table-cell>
          <table:table-cell office:value-type="float" office:value="65582" calcext:value-type="float">
            <text:p>65582</text:p>
          </table:table-cell>
          <table:table-cell office:value-type="float" office:value="27852" calcext:value-type="float">
            <text:p>27852</text:p>
          </table:table-cell>
          <table:table-cell office:value-type="float" office:value="8293" calcext:value-type="float">
            <text:p>8293</text:p>
          </table:table-cell>
          <table:table-cell office:value-type="float" office:value="489598" calcext:value-type="float">
            <text:p>489598</text:p>
          </table:table-cell>
          <table:table-cell office:value-type="float" office:value="763282" calcext:value-type="float">
            <text:p>763282</text:p>
          </table:table-cell>
          <table:table-cell office:value-type="float" office:value="1081870" calcext:value-type="float">
            <text:p>1081870</text:p>
          </table:table-cell>
          <table:table-cell office:value-type="float" office:value="2376310" calcext:value-type="float">
            <text:p>2376310</text:p>
          </table:table-cell>
          <table:table-cell office:value-type="float" office:value="2182977" calcext:value-type="float">
            <text:p>2182977</text:p>
          </table:table-cell>
          <table:table-cell office:value-type="float" office:value="116511" calcext:value-type="float">
            <text:p>116511</text:p>
          </table:table-cell>
          <table:table-cell office:value-type="float" office:value="76822" calcext:value-type="float">
            <text:p>76822</text:p>
          </table:table-cell>
          <table:table-cell office:value-type="float" office:value="0" calcext:value-type="float">
            <text:p>0</text:p>
          </table:table-cell>
          <table:table-cell office:value-type="float" office:value="543227" calcext:value-type="float">
            <text:p>543227</text:p>
          </table:table-cell>
          <table:table-cell office:value-type="float" office:value="512614" calcext:value-type="float">
            <text:p>512614</text:p>
          </table:table-cell>
          <table:table-cell office:value-type="float" office:value="205155" calcext:value-type="float">
            <text:p>205155</text:p>
          </table:table-cell>
          <table:table-cell office:value-type="float" office:value="4719176" calcext:value-type="float">
            <text:p>471917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5Sep</text:p>
          </table:table-cell>
          <table:table-cell table:number-columns-repeated="2" office:value-type="float" office:value="710548" calcext:value-type="float">
            <text:p>71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672" calcext:value-type="float">
            <text:p>79672</text:p>
          </table:table-cell>
          <table:table-cell office:value-type="float" office:value="18031" calcext:value-type="float">
            <text:p>18031</text:p>
          </table:table-cell>
          <table:table-cell office:value-type="float" office:value="46866" calcext:value-type="float">
            <text:p>46866</text:p>
          </table:table-cell>
          <table:table-cell office:value-type="float" office:value="14775" calcext:value-type="float">
            <text:p>14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85422" calcext:value-type="float">
            <text:p>85422</text:p>
          </table:table-cell>
          <table:table-cell office:value-type="float" office:value="65228" calcext:value-type="float">
            <text:p>65228</text:p>
          </table:table-cell>
          <table:table-cell office:value-type="float" office:value="84179" calcext:value-type="float">
            <text:p>84179</text:p>
          </table:table-cell>
          <table:table-cell office:value-type="float" office:value="813054" calcext:value-type="float">
            <text:p>813054</text:p>
          </table:table-cell>
          <table:table-cell office:value-type="float" office:value="812034" calcext:value-type="float">
            <text:p>812034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40084" calcext:value-type="float">
            <text:p>40084</text:p>
          </table:table-cell>
          <table:table-cell office:value-type="float" office:value="751" calcext:value-type="float">
            <text:p>751</text:p>
          </table:table-cell>
          <table:table-cell office:value-type="float" office:value="4039" calcext:value-type="float">
            <text:p>4039</text:p>
          </table:table-cell>
          <table:table-cell office:value-type="float" office:value="942107" calcext:value-type="float">
            <text:p>942107</text:p>
          </table:table-cell>
          <table:table-cell office:value-type="float" office:value="2245029" calcext:value-type="float">
            <text:p>2245029</text:p>
          </table:table-cell>
          <table:table-cell office:value-type="float" office:value="2230965" calcext:value-type="float">
            <text:p>2230965</text:p>
          </table:table-cell>
          <table:table-cell office:value-type="float" office:value="12895" calcext:value-type="float">
            <text:p>12895</text:p>
          </table:table-cell>
          <table:table-cell office:value-type="float" office:value="1169" calcext:value-type="float">
            <text:p>1169</text:p>
          </table:table-cell>
          <table:table-cell office:value-type="float" office:value="1114106" calcext:value-type="float">
            <text:p>1114106</text:p>
          </table:table-cell>
          <table:table-cell office:value-type="float" office:value="224884" calcext:value-type="float">
            <text:p>224884</text:p>
          </table:table-cell>
          <table:table-cell office:value-type="float" office:value="828986" calcext:value-type="float">
            <text:p>828986</text:p>
          </table:table-cell>
          <table:table-cell office:value-type="float" office:value="60236" calcext:value-type="float">
            <text:p>60236</text:p>
          </table:table-cell>
          <table:table-cell office:value-type="float" office:value="27180" calcext:value-type="float">
            <text:p>27180</text:p>
          </table:table-cell>
          <table:table-cell office:value-type="float" office:value="8269" calcext:value-type="float">
            <text:p>8269</text:p>
          </table:table-cell>
          <table:table-cell office:value-type="float" office:value="485089" calcext:value-type="float">
            <text:p>485089</text:p>
          </table:table-cell>
          <table:table-cell office:value-type="float" office:value="752581" calcext:value-type="float">
            <text:p>752581</text:p>
          </table:table-cell>
          <table:table-cell office:value-type="float" office:value="1080293" calcext:value-type="float">
            <text:p>1080293</text:p>
          </table:table-cell>
          <table:table-cell office:value-type="float" office:value="2313794" calcext:value-type="float">
            <text:p>2313794</text:p>
          </table:table-cell>
          <table:table-cell office:value-type="float" office:value="2147560" calcext:value-type="float">
            <text:p>2147560</text:p>
          </table:table-cell>
          <table:table-cell office:value-type="float" office:value="95902" calcext:value-type="float">
            <text:p>95902</text:p>
          </table:table-cell>
          <table:table-cell office:value-type="float" office:value="70331" calcext:value-type="float">
            <text:p>70331</text:p>
          </table:table-cell>
          <table:table-cell office:value-type="float" office:value="0" calcext:value-type="float">
            <text:p>0</text:p>
          </table:table-cell>
          <table:table-cell office:value-type="float" office:value="522789" calcext:value-type="float">
            <text:p>522789</text:p>
          </table:table-cell>
          <table:table-cell office:value-type="float" office:value="505875" calcext:value-type="float">
            <text:p>505875</text:p>
          </table:table-cell>
          <table:table-cell office:value-type="float" office:value="209512" calcext:value-type="float">
            <text:p>209512</text:p>
          </table:table-cell>
          <table:table-cell office:value-type="float" office:value="4632262" calcext:value-type="float">
            <text:p>463226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5Aug</text:p>
          </table:table-cell>
          <table:table-cell table:number-columns-repeated="2" office:value-type="float" office:value="725238" calcext:value-type="float">
            <text:p>725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345" calcext:value-type="float">
            <text:p>73345</text:p>
          </table:table-cell>
          <table:table-cell office:value-type="float" office:value="16690" calcext:value-type="float">
            <text:p>16690</text:p>
          </table:table-cell>
          <table:table-cell office:value-type="float" office:value="44123" calcext:value-type="float">
            <text:p>44123</text:p>
          </table:table-cell>
          <table:table-cell office:value-type="float" office:value="12532" calcext:value-type="float">
            <text:p>12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 office:value-type="float" office:value="85591" calcext:value-type="float">
            <text:p>85591</text:p>
          </table:table-cell>
          <table:table-cell office:value-type="float" office:value="64932" calcext:value-type="float">
            <text:p>64932</text:p>
          </table:table-cell>
          <table:table-cell office:value-type="float" office:value="84348" calcext:value-type="float">
            <text:p>84348</text:p>
          </table:table-cell>
          <table:table-cell office:value-type="float" office:value="823414" calcext:value-type="float">
            <text:p>823414</text:p>
          </table:table-cell>
          <table:table-cell office:value-type="float" office:value="822394" calcext:value-type="float">
            <text:p>822394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39899" calcext:value-type="float">
            <text:p>39899</text:p>
          </table:table-cell>
          <table:table-cell office:value-type="float" office:value="857" calcext:value-type="float">
            <text:p>857</text:p>
          </table:table-cell>
          <table:table-cell office:value-type="float" office:value="1831" calcext:value-type="float">
            <text:p>1831</text:p>
          </table:table-cell>
          <table:table-cell office:value-type="float" office:value="950349" calcext:value-type="float">
            <text:p>950349</text:p>
          </table:table-cell>
          <table:table-cell office:value-type="float" office:value="2259726" calcext:value-type="float">
            <text:p>2259726</text:p>
          </table:table-cell>
          <table:table-cell office:value-type="float" office:value="2245605" calcext:value-type="float">
            <text:p>2245605</text:p>
          </table:table-cell>
          <table:table-cell office:value-type="float" office:value="12947" calcext:value-type="float">
            <text:p>12947</text:p>
          </table:table-cell>
          <table:table-cell office:value-type="float" office:value="1175" calcext:value-type="float">
            <text:p>1175</text:p>
          </table:table-cell>
          <table:table-cell office:value-type="float" office:value="1052644" calcext:value-type="float">
            <text:p>1052644</text:p>
          </table:table-cell>
          <table:table-cell office:value-type="float" office:value="214641" calcext:value-type="float">
            <text:p>214641</text:p>
          </table:table-cell>
          <table:table-cell office:value-type="float" office:value="783597" calcext:value-type="float">
            <text:p>783597</text:p>
          </table:table-cell>
          <table:table-cell office:value-type="float" office:value="54405" calcext:value-type="float">
            <text:p>54405</text:p>
          </table:table-cell>
          <table:table-cell office:value-type="float" office:value="27583" calcext:value-type="float">
            <text:p>27583</text:p>
          </table:table-cell>
          <table:table-cell office:value-type="float" office:value="8229" calcext:value-type="float">
            <text:p>8229</text:p>
          </table:table-cell>
          <table:table-cell office:value-type="float" office:value="483847" calcext:value-type="float">
            <text:p>483847</text:p>
          </table:table-cell>
          <table:table-cell office:value-type="float" office:value="744468" calcext:value-type="float">
            <text:p>744468</text:p>
          </table:table-cell>
          <table:table-cell office:value-type="float" office:value="1082379" calcext:value-type="float">
            <text:p>1082379</text:p>
          </table:table-cell>
          <table:table-cell office:value-type="float" office:value="2278015" calcext:value-type="float">
            <text:p>2278015</text:p>
          </table:table-cell>
          <table:table-cell office:value-type="float" office:value="2159751" calcext:value-type="float">
            <text:p>2159751</text:p>
          </table:table-cell>
          <table:table-cell office:value-type="float" office:value="61416" calcext:value-type="float">
            <text:p>61416</text:p>
          </table:table-cell>
          <table:table-cell office:value-type="float" office:value="56848" calcext:value-type="float">
            <text:p>56848</text:p>
          </table:table-cell>
          <table:table-cell office:value-type="float" office:value="0" calcext:value-type="float">
            <text:p>0</text:p>
          </table:table-cell>
          <table:table-cell office:value-type="float" office:value="521969" calcext:value-type="float">
            <text:p>521969</text:p>
          </table:table-cell>
          <table:table-cell office:value-type="float" office:value="502236" calcext:value-type="float">
            <text:p>502236</text:p>
          </table:table-cell>
          <table:table-cell office:value-type="float" office:value="191902" calcext:value-type="float">
            <text:p>191902</text:p>
          </table:table-cell>
          <table:table-cell office:value-type="float" office:value="4576502" calcext:value-type="float">
            <text:p>457650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5Jul</text:p>
          </table:table-cell>
          <table:table-cell table:number-columns-repeated="2" office:value-type="float" office:value="688776" calcext:value-type="float">
            <text:p>688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320" calcext:value-type="float">
            <text:p>68320</text:p>
          </table:table-cell>
          <table:table-cell office:value-type="float" office:value="15405" calcext:value-type="float">
            <text:p>15405</text:p>
          </table:table-cell>
          <table:table-cell office:value-type="float" office:value="42012" calcext:value-type="float">
            <text:p>42012</text:p>
          </table:table-cell>
          <table:table-cell office:value-type="float" office:value="10903" calcext:value-type="float">
            <text:p>10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 office:value-type="float" office:value="85763" calcext:value-type="float">
            <text:p>85763</text:p>
          </table:table-cell>
          <table:table-cell office:value-type="float" office:value="65348" calcext:value-type="float">
            <text:p>65348</text:p>
          </table:table-cell>
          <table:table-cell office:value-type="float" office:value="84549" calcext:value-type="float">
            <text:p>84549</text:p>
          </table:table-cell>
          <table:table-cell office:value-type="float" office:value="781444" calcext:value-type="float">
            <text:p>781444</text:p>
          </table:table-cell>
          <table:table-cell office:value-type="float" office:value="780424" calcext:value-type="float">
            <text:p>780424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40474" calcext:value-type="float">
            <text:p>40474</text:p>
          </table:table-cell>
          <table:table-cell office:value-type="float" office:value="716" calcext:value-type="float">
            <text:p>716</text:p>
          </table:table-cell>
          <table:table-cell office:value-type="float" office:value="2267" calcext:value-type="float">
            <text:p>2267</text:p>
          </table:table-cell>
          <table:table-cell office:value-type="float" office:value="909450" calcext:value-type="float">
            <text:p>909450</text:p>
          </table:table-cell>
          <table:table-cell office:value-type="float" office:value="2198177" calcext:value-type="float">
            <text:p>2198177</text:p>
          </table:table-cell>
          <table:table-cell office:value-type="float" office:value="2184050" calcext:value-type="float">
            <text:p>2184050</text:p>
          </table:table-cell>
          <table:table-cell office:value-type="float" office:value="12943" calcext:value-type="float">
            <text:p>12943</text:p>
          </table:table-cell>
          <table:table-cell office:value-type="float" office:value="1184" calcext:value-type="float">
            <text:p>1184</text:p>
          </table:table-cell>
          <table:table-cell office:value-type="float" office:value="1012954" calcext:value-type="float">
            <text:p>1012954</text:p>
          </table:table-cell>
          <table:table-cell office:value-type="float" office:value="205424" calcext:value-type="float">
            <text:p>205424</text:p>
          </table:table-cell>
          <table:table-cell office:value-type="float" office:value="758073" calcext:value-type="float">
            <text:p>758073</text:p>
          </table:table-cell>
          <table:table-cell office:value-type="float" office:value="49456" calcext:value-type="float">
            <text:p>49456</text:p>
          </table:table-cell>
          <table:table-cell office:value-type="float" office:value="28457" calcext:value-type="float">
            <text:p>28457</text:p>
          </table:table-cell>
          <table:table-cell office:value-type="float" office:value="8212" calcext:value-type="float">
            <text:p>8212</text:p>
          </table:table-cell>
          <table:table-cell office:value-type="float" office:value="485069" calcext:value-type="float">
            <text:p>485069</text:p>
          </table:table-cell>
          <table:table-cell office:value-type="float" office:value="741123" calcext:value-type="float">
            <text:p>741123</text:p>
          </table:table-cell>
          <table:table-cell office:value-type="float" office:value="1084836" calcext:value-type="float">
            <text:p>1084836</text:p>
          </table:table-cell>
          <table:table-cell office:value-type="float" office:value="2162980" calcext:value-type="float">
            <text:p>2162980</text:p>
          </table:table-cell>
          <table:table-cell office:value-type="float" office:value="2028069" calcext:value-type="float">
            <text:p>2028069</text:p>
          </table:table-cell>
          <table:table-cell office:value-type="float" office:value="77539" calcext:value-type="float">
            <text:p>77539</text:p>
          </table:table-cell>
          <table:table-cell office:value-type="float" office:value="57372" calcext:value-type="float">
            <text:p>57372</text:p>
          </table:table-cell>
          <table:table-cell office:value-type="float" office:value="0" calcext:value-type="float">
            <text:p>0</text:p>
          </table:table-cell>
          <table:table-cell office:value-type="float" office:value="524275" calcext:value-type="float">
            <text:p>524275</text:p>
          </table:table-cell>
          <table:table-cell office:value-type="float" office:value="502685" calcext:value-type="float">
            <text:p>502685</text:p>
          </table:table-cell>
          <table:table-cell office:value-type="float" office:value="199229" calcext:value-type="float">
            <text:p>199229</text:p>
          </table:table-cell>
          <table:table-cell office:value-type="float" office:value="4474005" calcext:value-type="float">
            <text:p>447400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5Jun</text:p>
          </table:table-cell>
          <table:table-cell table:number-columns-repeated="2" office:value-type="float" office:value="666809" calcext:value-type="float">
            <text:p>666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316" calcext:value-type="float">
            <text:p>63316</text:p>
          </table:table-cell>
          <table:table-cell office:value-type="float" office:value="14468" calcext:value-type="float">
            <text:p>14468</text:p>
          </table:table-cell>
          <table:table-cell office:value-type="float" office:value="39046" calcext:value-type="float">
            <text:p>39046</text:p>
          </table:table-cell>
          <table:table-cell office:value-type="float" office:value="9802" calcext:value-type="float">
            <text:p>9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 office:value-type="float" office:value="84531" calcext:value-type="float">
            <text:p>84531</text:p>
          </table:table-cell>
          <table:table-cell office:value-type="float" office:value="65914" calcext:value-type="float">
            <text:p>65914</text:p>
          </table:table-cell>
          <table:table-cell office:value-type="float" office:value="83351" calcext:value-type="float">
            <text:p>83351</text:p>
          </table:table-cell>
          <table:table-cell office:value-type="float" office:value="754957" calcext:value-type="float">
            <text:p>754957</text:p>
          </table:table-cell>
          <table:table-cell office:value-type="float" office:value="753937" calcext:value-type="float">
            <text:p>753937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40377" calcext:value-type="float">
            <text:p>40377</text:p>
          </table:table-cell>
          <table:table-cell office:value-type="float" office:value="960" calcext:value-type="float">
            <text:p>960</text:p>
          </table:table-cell>
          <table:table-cell office:value-type="float" office:value="2165" calcext:value-type="float">
            <text:p>2165</text:p>
          </table:table-cell>
          <table:table-cell office:value-type="float" office:value="881810" calcext:value-type="float">
            <text:p>881810</text:p>
          </table:table-cell>
          <table:table-cell office:value-type="float" office:value="2155712" calcext:value-type="float">
            <text:p>2155712</text:p>
          </table:table-cell>
          <table:table-cell office:value-type="float" office:value="2141018" calcext:value-type="float">
            <text:p>2141018</text:p>
          </table:table-cell>
          <table:table-cell office:value-type="float" office:value="13468" calcext:value-type="float">
            <text:p>13468</text:p>
          </table:table-cell>
          <table:table-cell office:value-type="float" office:value="1226" calcext:value-type="float">
            <text:p>1226</text:p>
          </table:table-cell>
          <table:table-cell office:value-type="float" office:value="958000" calcext:value-type="float">
            <text:p>958000</text:p>
          </table:table-cell>
          <table:table-cell office:value-type="float" office:value="195039" calcext:value-type="float">
            <text:p>195039</text:p>
          </table:table-cell>
          <table:table-cell office:value-type="float" office:value="718890" calcext:value-type="float">
            <text:p>718890</text:p>
          </table:table-cell>
          <table:table-cell office:value-type="float" office:value="44071" calcext:value-type="float">
            <text:p>44071</text:p>
          </table:table-cell>
          <table:table-cell office:value-type="float" office:value="28346" calcext:value-type="float">
            <text:p>28346</text:p>
          </table:table-cell>
          <table:table-cell office:value-type="float" office:value="8160" calcext:value-type="float">
            <text:p>8160</text:p>
          </table:table-cell>
          <table:table-cell office:value-type="float" office:value="480089" calcext:value-type="float">
            <text:p>480089</text:p>
          </table:table-cell>
          <table:table-cell office:value-type="float" office:value="762408" calcext:value-type="float">
            <text:p>762408</text:p>
          </table:table-cell>
          <table:table-cell office:value-type="float" office:value="1069686" calcext:value-type="float">
            <text:p>1069686</text:p>
          </table:table-cell>
          <table:table-cell office:value-type="float" office:value="2102344" calcext:value-type="float">
            <text:p>2102344</text:p>
          </table:table-cell>
          <table:table-cell office:value-type="float" office:value="1940342" calcext:value-type="float">
            <text:p>1940342</text:p>
          </table:table-cell>
          <table:table-cell office:value-type="float" office:value="99461" calcext:value-type="float">
            <text:p>99461</text:p>
          </table:table-cell>
          <table:table-cell office:value-type="float" office:value="62541" calcext:value-type="float">
            <text:p>62541</text:p>
          </table:table-cell>
          <table:table-cell office:value-type="float" office:value="0" calcext:value-type="float">
            <text:p>0</text:p>
          </table:table-cell>
          <table:table-cell office:value-type="float" office:value="530019" calcext:value-type="float">
            <text:p>530019</text:p>
          </table:table-cell>
          <table:table-cell office:value-type="float" office:value="496528" calcext:value-type="float">
            <text:p>496528</text:p>
          </table:table-cell>
          <table:table-cell office:value-type="float" office:value="194142" calcext:value-type="float">
            <text:p>194142</text:p>
          </table:table-cell>
          <table:table-cell office:value-type="float" office:value="4392719" calcext:value-type="float">
            <text:p>439271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5May</text:p>
          </table:table-cell>
          <table:table-cell table:number-columns-repeated="2" office:value-type="float" office:value="662352" calcext:value-type="float">
            <text:p>662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12" calcext:value-type="float">
            <text:p>57212</text:p>
          </table:table-cell>
          <table:table-cell office:value-type="float" office:value="14030" calcext:value-type="float">
            <text:p>14030</text:p>
          </table:table-cell>
          <table:table-cell office:value-type="float" office:value="34906" calcext:value-type="float">
            <text:p>34906</text:p>
          </table:table-cell>
          <table:table-cell office:value-type="float" office:value="8276" calcext:value-type="float">
            <text:p>8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 office:value-type="float" office:value="83767" calcext:value-type="float">
            <text:p>83767</text:p>
          </table:table-cell>
          <table:table-cell office:value-type="float" office:value="67550" calcext:value-type="float">
            <text:p>67550</text:p>
          </table:table-cell>
          <table:table-cell office:value-type="float" office:value="82549" calcext:value-type="float">
            <text:p>82549</text:p>
          </table:table-cell>
          <table:table-cell office:value-type="float" office:value="744607" calcext:value-type="float">
            <text:p>744607</text:p>
          </table:table-cell>
          <table:table-cell office:value-type="float" office:value="743587" calcext:value-type="float">
            <text:p>743587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42207" calcext:value-type="float">
            <text:p>42207</text:p>
          </table:table-cell>
          <table:table-cell office:value-type="float" office:value="986" calcext:value-type="float">
            <text:p>986</text:p>
          </table:table-cell>
          <table:table-cell office:value-type="float" office:value="1774" calcext:value-type="float">
            <text:p>1774</text:p>
          </table:table-cell>
          <table:table-cell office:value-type="float" office:value="872123" calcext:value-type="float">
            <text:p>872123</text:p>
          </table:table-cell>
          <table:table-cell office:value-type="float" office:value="2081553" calcext:value-type="float">
            <text:p>2081553</text:p>
          </table:table-cell>
          <table:table-cell office:value-type="float" office:value="2066815" calcext:value-type="float">
            <text:p>2066815</text:p>
          </table:table-cell>
          <table:table-cell office:value-type="float" office:value="13549" calcext:value-type="float">
            <text:p>13549</text:p>
          </table:table-cell>
          <table:table-cell office:value-type="float" office:value="1189" calcext:value-type="float">
            <text:p>1189</text:p>
          </table:table-cell>
          <table:table-cell office:value-type="float" office:value="917409" calcext:value-type="float">
            <text:p>917409</text:p>
          </table:table-cell>
          <table:table-cell office:value-type="float" office:value="189820" calcext:value-type="float">
            <text:p>189820</text:p>
          </table:table-cell>
          <table:table-cell office:value-type="float" office:value="689059" calcext:value-type="float">
            <text:p>689059</text:p>
          </table:table-cell>
          <table:table-cell office:value-type="float" office:value="38530" calcext:value-type="float">
            <text:p>38530</text:p>
          </table:table-cell>
          <table:table-cell office:value-type="float" office:value="28938" calcext:value-type="float">
            <text:p>28938</text:p>
          </table:table-cell>
          <table:table-cell office:value-type="float" office:value="8152" calcext:value-type="float">
            <text:p>8152</text:p>
          </table:table-cell>
          <table:table-cell office:value-type="float" office:value="474323" calcext:value-type="float">
            <text:p>474323</text:p>
          </table:table-cell>
          <table:table-cell office:value-type="float" office:value="767454" calcext:value-type="float">
            <text:p>767454</text:p>
          </table:table-cell>
          <table:table-cell office:value-type="float" office:value="1059535" calcext:value-type="float">
            <text:p>1059535</text:p>
          </table:table-cell>
          <table:table-cell office:value-type="float" office:value="1972557" calcext:value-type="float">
            <text:p>1972557</text:p>
          </table:table-cell>
          <table:table-cell office:value-type="float" office:value="1829517" calcext:value-type="float">
            <text:p>1829517</text:p>
          </table:table-cell>
          <table:table-cell office:value-type="float" office:value="85063" calcext:value-type="float">
            <text:p>85063</text:p>
          </table:table-cell>
          <table:table-cell office:value-type="float" office:value="57976" calcext:value-type="float">
            <text:p>57976</text:p>
          </table:table-cell>
          <table:table-cell office:value-type="float" office:value="0" calcext:value-type="float">
            <text:p>0</text:p>
          </table:table-cell>
          <table:table-cell office:value-type="float" office:value="557649" calcext:value-type="float">
            <text:p>557649</text:p>
          </table:table-cell>
          <table:table-cell office:value-type="float" office:value="494818" calcext:value-type="float">
            <text:p>494818</text:p>
          </table:table-cell>
          <table:table-cell office:value-type="float" office:value="193277" calcext:value-type="float">
            <text:p>193277</text:p>
          </table:table-cell>
          <table:table-cell office:value-type="float" office:value="4277836" calcext:value-type="float">
            <text:p>427783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5Apr</text:p>
          </table:table-cell>
          <table:table-cell table:number-columns-repeated="2" office:value-type="float" office:value="655311" calcext:value-type="float">
            <text:p>655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726" calcext:value-type="float">
            <text:p>50726</text:p>
          </table:table-cell>
          <table:table-cell office:value-type="float" office:value="13394" calcext:value-type="float">
            <text:p>13394</text:p>
          </table:table-cell>
          <table:table-cell office:value-type="float" office:value="30539" calcext:value-type="float">
            <text:p>30539</text:p>
          </table:table-cell>
          <table:table-cell office:value-type="float" office:value="6793" calcext:value-type="float">
            <text:p>6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  <table:table-cell office:value-type="float" office:value="83078" calcext:value-type="float">
            <text:p>83078</text:p>
          </table:table-cell>
          <table:table-cell office:value-type="float" office:value="66461" calcext:value-type="float">
            <text:p>66461</text:p>
          </table:table-cell>
          <table:table-cell office:value-type="float" office:value="82111" calcext:value-type="float">
            <text:p>82111</text:p>
          </table:table-cell>
          <table:table-cell office:value-type="float" office:value="731319" calcext:value-type="float">
            <text:p>731319</text:p>
          </table:table-cell>
          <table:table-cell office:value-type="float" office:value="730299" calcext:value-type="float">
            <text:p>730299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41071" calcext:value-type="float">
            <text:p>41071</text:p>
          </table:table-cell>
          <table:table-cell office:value-type="float" office:value="665" calcext:value-type="float">
            <text:p>665</text:p>
          </table:table-cell>
          <table:table-cell office:value-type="float" office:value="1655" calcext:value-type="float">
            <text:p>1655</text:p>
          </table:table-cell>
          <table:table-cell office:value-type="float" office:value="856821" calcext:value-type="float">
            <text:p>856821</text:p>
          </table:table-cell>
          <table:table-cell office:value-type="float" office:value="2076530" calcext:value-type="float">
            <text:p>2076530</text:p>
          </table:table-cell>
          <table:table-cell office:value-type="float" office:value="2062442" calcext:value-type="float">
            <text:p>2062442</text:p>
          </table:table-cell>
          <table:table-cell office:value-type="float" office:value="12899" calcext:value-type="float">
            <text:p>12899</text:p>
          </table:table-cell>
          <table:table-cell office:value-type="float" office:value="1189" calcext:value-type="float">
            <text:p>1189</text:p>
          </table:table-cell>
          <table:table-cell office:value-type="float" office:value="860748" calcext:value-type="float">
            <text:p>860748</text:p>
          </table:table-cell>
          <table:table-cell office:value-type="float" office:value="179262" calcext:value-type="float">
            <text:p>179262</text:p>
          </table:table-cell>
          <table:table-cell office:value-type="float" office:value="648783" calcext:value-type="float">
            <text:p>648783</text:p>
          </table:table-cell>
          <table:table-cell office:value-type="float" office:value="32702" calcext:value-type="float">
            <text:p>32702</text:p>
          </table:table-cell>
          <table:table-cell office:value-type="float" office:value="28947" calcext:value-type="float">
            <text:p>28947</text:p>
          </table:table-cell>
          <table:table-cell office:value-type="float" office:value="8131" calcext:value-type="float">
            <text:p>8131</text:p>
          </table:table-cell>
          <table:table-cell office:value-type="float" office:value="468712" calcext:value-type="float">
            <text:p>468712</text:p>
          </table:table-cell>
          <table:table-cell office:value-type="float" office:value="755737" calcext:value-type="float">
            <text:p>755737</text:p>
          </table:table-cell>
          <table:table-cell office:value-type="float" office:value="1053881" calcext:value-type="float">
            <text:p>1053881</text:p>
          </table:table-cell>
          <table:table-cell office:value-type="float" office:value="1909411" calcext:value-type="float">
            <text:p>1909411</text:p>
          </table:table-cell>
          <table:table-cell office:value-type="float" office:value="1801820" calcext:value-type="float">
            <text:p>1801820</text:p>
          </table:table-cell>
          <table:table-cell office:value-type="float" office:value="52774" calcext:value-type="float">
            <text:p>52774</text:p>
          </table:table-cell>
          <table:table-cell office:value-type="float" office:value="54816" calcext:value-type="float">
            <text:p>54816</text:p>
          </table:table-cell>
          <table:table-cell office:value-type="float" office:value="0" calcext:value-type="float">
            <text:p>0</text:p>
          </table:table-cell>
          <table:table-cell office:value-type="float" office:value="550169" calcext:value-type="float">
            <text:p>550169</text:p>
          </table:table-cell>
          <table:table-cell office:value-type="float" office:value="491000" calcext:value-type="float">
            <text:p>491000</text:p>
          </table:table-cell>
          <table:table-cell office:value-type="float" office:value="194352" calcext:value-type="float">
            <text:p>194352</text:p>
          </table:table-cell>
          <table:table-cell office:value-type="float" office:value="4198813" calcext:value-type="float">
            <text:p>419881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5Mar</text:p>
          </table:table-cell>
          <table:table-cell table:number-columns-repeated="2" office:value-type="float" office:value="646087" calcext:value-type="float">
            <text:p>646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86" calcext:value-type="float">
            <text:p>44986</text:p>
          </table:table-cell>
          <table:table-cell office:value-type="float" office:value="12556" calcext:value-type="float">
            <text:p>12556</text:p>
          </table:table-cell>
          <table:table-cell office:value-type="float" office:value="26783" calcext:value-type="float">
            <text:p>26783</text:p>
          </table:table-cell>
          <table:table-cell office:value-type="float" office:value="5647" calcext:value-type="float">
            <text:p>5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office:value-type="float" office:value="82258" calcext:value-type="float">
            <text:p>82258</text:p>
          </table:table-cell>
          <table:table-cell office:value-type="float" office:value="69126" calcext:value-type="float">
            <text:p>69126</text:p>
          </table:table-cell>
          <table:table-cell office:value-type="float" office:value="81297" calcext:value-type="float">
            <text:p>81297</text:p>
          </table:table-cell>
          <table:table-cell office:value-type="float" office:value="715126" calcext:value-type="float">
            <text:p>715126</text:p>
          </table:table-cell>
          <table:table-cell office:value-type="float" office:value="714106" calcext:value-type="float">
            <text:p>714106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43628" calcext:value-type="float">
            <text:p>43628</text:p>
          </table:table-cell>
          <table:table-cell office:value-type="float" office:value="1198" calcext:value-type="float">
            <text:p>1198</text:p>
          </table:table-cell>
          <table:table-cell office:value-type="float" office:value="2453" calcext:value-type="float">
            <text:p>2453</text:p>
          </table:table-cell>
          <table:table-cell office:value-type="float" office:value="843702" calcext:value-type="float">
            <text:p>843702</text:p>
          </table:table-cell>
          <table:table-cell office:value-type="float" office:value="2066525" calcext:value-type="float">
            <text:p>2066525</text:p>
          </table:table-cell>
          <table:table-cell office:value-type="float" office:value="2051465" calcext:value-type="float">
            <text:p>2051465</text:p>
          </table:table-cell>
          <table:table-cell office:value-type="float" office:value="13872" calcext:value-type="float">
            <text:p>13872</text:p>
          </table:table-cell>
          <table:table-cell office:value-type="float" office:value="1188" calcext:value-type="float">
            <text:p>1188</text:p>
          </table:table-cell>
          <table:table-cell office:value-type="float" office:value="815315" calcext:value-type="float">
            <text:p>815315</text:p>
          </table:table-cell>
          <table:table-cell office:value-type="float" office:value="169926" calcext:value-type="float">
            <text:p>169926</text:p>
          </table:table-cell>
          <table:table-cell office:value-type="float" office:value="618519" calcext:value-type="float">
            <text:p>618519</text:p>
          </table:table-cell>
          <table:table-cell office:value-type="float" office:value="26870" calcext:value-type="float">
            <text:p>26870</text:p>
          </table:table-cell>
          <table:table-cell office:value-type="float" office:value="29182" calcext:value-type="float">
            <text:p>29182</text:p>
          </table:table-cell>
          <table:table-cell office:value-type="float" office:value="8121" calcext:value-type="float">
            <text:p>8121</text:p>
          </table:table-cell>
          <table:table-cell office:value-type="float" office:value="462904" calcext:value-type="float">
            <text:p>462904</text:p>
          </table:table-cell>
          <table:table-cell office:value-type="float" office:value="788048" calcext:value-type="float">
            <text:p>788048</text:p>
          </table:table-cell>
          <table:table-cell office:value-type="float" office:value="1043583" calcext:value-type="float">
            <text:p>1043583</text:p>
          </table:table-cell>
          <table:table-cell office:value-type="float" office:value="1858237" calcext:value-type="float">
            <text:p>1858237</text:p>
          </table:table-cell>
          <table:table-cell office:value-type="float" office:value="1751751" calcext:value-type="float">
            <text:p>1751751</text:p>
          </table:table-cell>
          <table:table-cell office:value-type="float" office:value="55734" calcext:value-type="float">
            <text:p>55734</text:p>
          </table:table-cell>
          <table:table-cell office:value-type="float" office:value="50753" calcext:value-type="float">
            <text:p>50753</text:p>
          </table:table-cell>
          <table:table-cell office:value-type="float" office:value="0" calcext:value-type="float">
            <text:p>0</text:p>
          </table:table-cell>
          <table:table-cell office:value-type="float" office:value="572551" calcext:value-type="float">
            <text:p>572551</text:p>
          </table:table-cell>
          <table:table-cell office:value-type="float" office:value="489285" calcext:value-type="float">
            <text:p>489285</text:p>
          </table:table-cell>
          <table:table-cell office:value-type="float" office:value="206446" calcext:value-type="float">
            <text:p>206446</text:p>
          </table:table-cell>
          <table:table-cell office:value-type="float" office:value="4170102" calcext:value-type="float">
            <text:p>417010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5Feb</text:p>
          </table:table-cell>
          <table:table-cell table:number-columns-repeated="2" office:value-type="float" office:value="619387" calcext:value-type="float">
            <text:p>619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39" calcext:value-type="float">
            <text:p>39139</text:p>
          </table:table-cell>
          <table:table-cell office:value-type="float" office:value="11467" calcext:value-type="float">
            <text:p>11467</text:p>
          </table:table-cell>
          <table:table-cell office:value-type="float" office:value="23144" calcext:value-type="float">
            <text:p>23144</text:p>
          </table:table-cell>
          <table:table-cell office:value-type="float" office:value="4528" calcext:value-type="float">
            <text:p>4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81508" calcext:value-type="float">
            <text:p>81508</text:p>
          </table:table-cell>
          <table:table-cell office:value-type="float" office:value="65899" calcext:value-type="float">
            <text:p>65899</text:p>
          </table:table-cell>
          <table:table-cell office:value-type="float" office:value="80539" calcext:value-type="float">
            <text:p>80539</text:p>
          </table:table-cell>
          <table:table-cell office:value-type="float" office:value="683891" calcext:value-type="float">
            <text:p>683891</text:p>
          </table:table-cell>
          <table:table-cell office:value-type="float" office:value="682871" calcext:value-type="float">
            <text:p>682871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40846" calcext:value-type="float">
            <text:p>40846</text:p>
          </table:table-cell>
          <table:table-cell office:value-type="float" office:value="612" calcext:value-type="float">
            <text:p>612</text:p>
          </table:table-cell>
          <table:table-cell office:value-type="float" office:value="1294" calcext:value-type="float">
            <text:p>1294</text:p>
          </table:table-cell>
          <table:table-cell office:value-type="float" office:value="807182" calcext:value-type="float">
            <text:p>807182</text:p>
          </table:table-cell>
          <table:table-cell office:value-type="float" office:value="1960760" calcext:value-type="float">
            <text:p>1960760</text:p>
          </table:table-cell>
          <table:table-cell office:value-type="float" office:value="1945894" calcext:value-type="float">
            <text:p>1945894</text:p>
          </table:table-cell>
          <table:table-cell office:value-type="float" office:value="13660" calcext:value-type="float">
            <text:p>13660</text:p>
          </table:table-cell>
          <table:table-cell office:value-type="float" office:value="1206" calcext:value-type="float">
            <text:p>1206</text:p>
          </table:table-cell>
          <table:table-cell office:value-type="float" office:value="755241" calcext:value-type="float">
            <text:p>755241</text:p>
          </table:table-cell>
          <table:table-cell office:value-type="float" office:value="157244" calcext:value-type="float">
            <text:p>157244</text:p>
          </table:table-cell>
          <table:table-cell office:value-type="float" office:value="574739" calcext:value-type="float">
            <text:p>574739</text:p>
          </table:table-cell>
          <table:table-cell office:value-type="float" office:value="23259" calcext:value-type="float">
            <text:p>23259</text:p>
          </table:table-cell>
          <table:table-cell office:value-type="float" office:value="28838" calcext:value-type="float">
            <text:p>28838</text:p>
          </table:table-cell>
          <table:table-cell office:value-type="float" office:value="8113" calcext:value-type="float">
            <text:p>8113</text:p>
          </table:table-cell>
          <table:table-cell office:value-type="float" office:value="463912" calcext:value-type="float">
            <text:p>463912</text:p>
          </table:table-cell>
          <table:table-cell office:value-type="float" office:value="764911" calcext:value-type="float">
            <text:p>764911</text:p>
          </table:table-cell>
          <table:table-cell office:value-type="float" office:value="1034059" calcext:value-type="float">
            <text:p>1034059</text:p>
          </table:table-cell>
          <table:table-cell office:value-type="float" office:value="1683581" calcext:value-type="float">
            <text:p>1683581</text:p>
          </table:table-cell>
          <table:table-cell office:value-type="float" office:value="1581523" calcext:value-type="float">
            <text:p>1581523</text:p>
          </table:table-cell>
          <table:table-cell office:value-type="float" office:value="55558" calcext:value-type="float">
            <text:p>55558</text:p>
          </table:table-cell>
          <table:table-cell office:value-type="float" office:value="46501" calcext:value-type="float">
            <text:p>46501</text:p>
          </table:table-cell>
          <table:table-cell office:value-type="float" office:value="0" calcext:value-type="float">
            <text:p>0</text:p>
          </table:table-cell>
          <table:table-cell office:value-type="float" office:value="545033" calcext:value-type="float">
            <text:p>545033</text:p>
          </table:table-cell>
          <table:table-cell office:value-type="float" office:value="495224" calcext:value-type="float">
            <text:p>495224</text:p>
          </table:table-cell>
          <table:table-cell office:value-type="float" office:value="223872" calcext:value-type="float">
            <text:p>223872</text:p>
          </table:table-cell>
          <table:table-cell office:value-type="float" office:value="3981768" calcext:value-type="float">
            <text:p>398176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5Jan</text:p>
          </table:table-cell>
          <table:table-cell table:number-columns-repeated="2" office:value-type="float" office:value="617179" calcext:value-type="float">
            <text:p>61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72" calcext:value-type="float">
            <text:p>37572</text:p>
          </table:table-cell>
          <table:table-cell office:value-type="float" office:value="10784" calcext:value-type="float">
            <text:p>10784</text:p>
          </table:table-cell>
          <table:table-cell office:value-type="float" office:value="23154" calcext:value-type="float">
            <text:p>23154</text:p>
          </table:table-cell>
          <table:table-cell office:value-type="float" office:value="3634" calcext:value-type="float">
            <text:p>3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82083" calcext:value-type="float">
            <text:p>82083</text:p>
          </table:table-cell>
          <table:table-cell office:value-type="float" office:value="66837" calcext:value-type="float">
            <text:p>66837</text:p>
          </table:table-cell>
          <table:table-cell office:value-type="float" office:value="80307" calcext:value-type="float">
            <text:p>80307</text:p>
          </table:table-cell>
          <table:table-cell office:value-type="float" office:value="679927" calcext:value-type="float">
            <text:p>679927</text:p>
          </table:table-cell>
          <table:table-cell office:value-type="float" office:value="678907" calcext:value-type="float">
            <text:p>678907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42412" calcext:value-type="float">
            <text:p>42412</text:p>
          </table:table-cell>
          <table:table-cell office:value-type="float" office:value="754" calcext:value-type="float">
            <text:p>754</text:p>
          </table:table-cell>
          <table:table-cell office:value-type="float" office:value="1525" calcext:value-type="float">
            <text:p>1525</text:p>
          </table:table-cell>
          <table:table-cell office:value-type="float" office:value="804925" calcext:value-type="float">
            <text:p>804925</text:p>
          </table:table-cell>
          <table:table-cell office:value-type="float" office:value="1993972" calcext:value-type="float">
            <text:p>1993972</text:p>
          </table:table-cell>
          <table:table-cell office:value-type="float" office:value="1979100" calcext:value-type="float">
            <text:p>1979100</text:p>
          </table:table-cell>
          <table:table-cell office:value-type="float" office:value="13660" calcext:value-type="float">
            <text:p>13660</text:p>
          </table:table-cell>
          <table:table-cell office:value-type="float" office:value="1212" calcext:value-type="float">
            <text:p>1212</text:p>
          </table:table-cell>
          <table:table-cell office:value-type="float" office:value="745995" calcext:value-type="float">
            <text:p>745995</text:p>
          </table:table-cell>
          <table:table-cell office:value-type="float" office:value="149783" calcext:value-type="float">
            <text:p>149783</text:p>
          </table:table-cell>
          <table:table-cell office:value-type="float" office:value="575370" calcext:value-type="float">
            <text:p>575370</text:p>
          </table:table-cell>
          <table:table-cell office:value-type="float" office:value="20843" calcext:value-type="float">
            <text:p>20843</text:p>
          </table:table-cell>
          <table:table-cell office:value-type="float" office:value="28099" calcext:value-type="float">
            <text:p>28099</text:p>
          </table:table-cell>
          <table:table-cell office:value-type="float" office:value="8099" calcext:value-type="float">
            <text:p>8099</text:p>
          </table:table-cell>
          <table:table-cell office:value-type="float" office:value="460736" calcext:value-type="float">
            <text:p>460736</text:p>
          </table:table-cell>
          <table:table-cell office:value-type="float" office:value="768418" calcext:value-type="float">
            <text:p>768418</text:p>
          </table:table-cell>
          <table:table-cell office:value-type="float" office:value="1031361" calcext:value-type="float">
            <text:p>1031361</text:p>
          </table:table-cell>
          <table:table-cell office:value-type="float" office:value="1685756" calcext:value-type="float">
            <text:p>1685756</text:p>
          </table:table-cell>
          <table:table-cell office:value-type="float" office:value="1567986" calcext:value-type="float">
            <text:p>1567986</text:p>
          </table:table-cell>
          <table:table-cell office:value-type="float" office:value="79408" calcext:value-type="float">
            <text:p>79408</text:p>
          </table:table-cell>
          <table:table-cell office:value-type="float" office:value="38361" calcext:value-type="float">
            <text:p>38361</text:p>
          </table:table-cell>
          <table:table-cell office:value-type="float" office:value="0" calcext:value-type="float">
            <text:p>0</text:p>
          </table:table-cell>
          <table:table-cell office:value-type="float" office:value="555343" calcext:value-type="float">
            <text:p>555343</text:p>
          </table:table-cell>
          <table:table-cell office:value-type="float" office:value="488225" calcext:value-type="float">
            <text:p>488225</text:p>
          </table:table-cell>
          <table:table-cell office:value-type="float" office:value="244633" calcext:value-type="float">
            <text:p>244633</text:p>
          </table:table-cell>
          <table:table-cell office:value-type="float" office:value="4005317" calcext:value-type="float">
            <text:p>400531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4Dec</text:p>
          </table:table-cell>
          <table:table-cell table:number-columns-repeated="2" office:value-type="float" office:value="592851" calcext:value-type="float">
            <text:p>592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42" calcext:value-type="float">
            <text:p>35842</text:p>
          </table:table-cell>
          <table:table-cell office:value-type="float" office:value="9934" calcext:value-type="float">
            <text:p>9934</text:p>
          </table:table-cell>
          <table:table-cell office:value-type="float" office:value="22824" calcext:value-type="float">
            <text:p>22824</text:p>
          </table:table-cell>
          <table:table-cell office:value-type="float" office:value="3084" calcext:value-type="float">
            <text:p>3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 office:value-type="float" office:value="83072" calcext:value-type="float">
            <text:p>83072</text:p>
          </table:table-cell>
          <table:table-cell office:value-type="float" office:value="62035" calcext:value-type="float">
            <text:p>62035</text:p>
          </table:table-cell>
          <table:table-cell office:value-type="float" office:value="81322" calcext:value-type="float">
            <text:p>81322</text:p>
          </table:table-cell>
          <table:table-cell office:value-type="float" office:value="654465" calcext:value-type="float">
            <text:p>654465</text:p>
          </table:table-cell>
          <table:table-cell office:value-type="float" office:value="653445" calcext:value-type="float">
            <text:p>653445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36312" calcext:value-type="float">
            <text:p>36312</text:p>
          </table:table-cell>
          <table:table-cell office:value-type="float" office:value="1447" calcext:value-type="float">
            <text:p>1447</text:p>
          </table:table-cell>
          <table:table-cell office:value-type="float" office:value="1508" calcext:value-type="float">
            <text:p>1508</text:p>
          </table:table-cell>
          <table:table-cell office:value-type="float" office:value="775054" calcext:value-type="float">
            <text:p>775054</text:p>
          </table:table-cell>
          <table:table-cell office:value-type="float" office:value="1977798" calcext:value-type="float">
            <text:p>1977798</text:p>
          </table:table-cell>
          <table:table-cell office:value-type="float" office:value="1962943" calcext:value-type="float">
            <text:p>1962943</text:p>
          </table:table-cell>
          <table:table-cell office:value-type="float" office:value="13658" calcext:value-type="float">
            <text:p>13658</text:p>
          </table:table-cell>
          <table:table-cell office:value-type="float" office:value="1196" calcext:value-type="float">
            <text:p>1196</text:p>
          </table:table-cell>
          <table:table-cell office:value-type="float" office:value="731319" calcext:value-type="float">
            <text:p>731319</text:p>
          </table:table-cell>
          <table:table-cell office:value-type="float" office:value="141690" calcext:value-type="float">
            <text:p>141690</text:p>
          </table:table-cell>
          <table:table-cell office:value-type="float" office:value="570334" calcext:value-type="float">
            <text:p>570334</text:p>
          </table:table-cell>
          <table:table-cell office:value-type="float" office:value="19295" calcext:value-type="float">
            <text:p>19295</text:p>
          </table:table-cell>
          <table:table-cell office:value-type="float" office:value="26624" calcext:value-type="float">
            <text:p>26624</text:p>
          </table:table-cell>
          <table:table-cell office:value-type="float" office:value="8132" calcext:value-type="float">
            <text:p>8132</text:p>
          </table:table-cell>
          <table:table-cell office:value-type="float" office:value="455930" calcext:value-type="float">
            <text:p>455930</text:p>
          </table:table-cell>
          <table:table-cell office:value-type="float" office:value="704367" calcext:value-type="float">
            <text:p>704367</text:p>
          </table:table-cell>
          <table:table-cell office:value-type="float" office:value="1043811" calcext:value-type="float">
            <text:p>1043811</text:p>
          </table:table-cell>
          <table:table-cell office:value-type="float" office:value="1692903" calcext:value-type="float">
            <text:p>1692903</text:p>
          </table:table-cell>
          <table:table-cell office:value-type="float" office:value="1620073" calcext:value-type="float">
            <text:p>1620073</text:p>
          </table:table-cell>
          <table:table-cell office:value-type="float" office:value="38679" calcext:value-type="float">
            <text:p>38679</text:p>
          </table:table-cell>
          <table:table-cell office:value-type="float" office:value="34151" calcext:value-type="float">
            <text:p>34151</text:p>
          </table:table-cell>
          <table:table-cell office:value-type="float" office:value="0" calcext:value-type="float">
            <text:p>0</text:p>
          </table:table-cell>
          <table:table-cell office:value-type="float" office:value="496463" calcext:value-type="float">
            <text:p>496463</text:p>
          </table:table-cell>
          <table:table-cell office:value-type="float" office:value="474340" calcext:value-type="float">
            <text:p>474340</text:p>
          </table:table-cell>
          <table:table-cell office:value-type="float" office:value="196664" calcext:value-type="float">
            <text:p>196664</text:p>
          </table:table-cell>
          <table:table-cell office:value-type="float" office:value="3904180" calcext:value-type="float">
            <text:p>390418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4Nov</text:p>
          </table:table-cell>
          <table:table-cell table:number-columns-repeated="2" office:value-type="float" office:value="579750" calcext:value-type="float">
            <text:p>579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15" calcext:value-type="float">
            <text:p>33315</text:p>
          </table:table-cell>
          <table:table-cell office:value-type="float" office:value="9201" calcext:value-type="float">
            <text:p>9201</text:p>
          </table:table-cell>
          <table:table-cell office:value-type="float" office:value="22406" calcext:value-type="float">
            <text:p>22406</text:p>
          </table:table-cell>
          <table:table-cell office:value-type="float" office:value="1708" calcext:value-type="float">
            <text:p>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float" office:value="79229" calcext:value-type="float">
            <text:p>79229</text:p>
          </table:table-cell>
          <table:table-cell office:value-type="float" office:value="58652" calcext:value-type="float">
            <text:p>58652</text:p>
          </table:table-cell>
          <table:table-cell office:value-type="float" office:value="78474" calcext:value-type="float">
            <text:p>78474</text:p>
          </table:table-cell>
          <table:table-cell office:value-type="float" office:value="637561" calcext:value-type="float">
            <text:p>637561</text:p>
          </table:table-cell>
          <table:table-cell office:value-type="float" office:value="636541" calcext:value-type="float">
            <text:p>636541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34710" calcext:value-type="float">
            <text:p>34710</text:p>
          </table:table-cell>
          <table:table-cell office:value-type="float" office:value="402" calcext:value-type="float">
            <text:p>402</text:p>
          </table:table-cell>
          <table:table-cell office:value-type="float" office:value="954" calcext:value-type="float">
            <text:p>954</text:p>
          </table:table-cell>
          <table:table-cell office:value-type="float" office:value="752101" calcext:value-type="float">
            <text:p>752101</text:p>
          </table:table-cell>
          <table:table-cell office:value-type="float" office:value="1827651" calcext:value-type="float">
            <text:p>1827651</text:p>
          </table:table-cell>
          <table:table-cell office:value-type="float" office:value="1812825" calcext:value-type="float">
            <text:p>1812825</text:p>
          </table:table-cell>
          <table:table-cell office:value-type="float" office:value="13620" calcext:value-type="float">
            <text:p>13620</text:p>
          </table:table-cell>
          <table:table-cell office:value-type="float" office:value="1205" calcext:value-type="float">
            <text:p>1205</text:p>
          </table:table-cell>
          <table:table-cell office:value-type="float" office:value="709415" calcext:value-type="float">
            <text:p>709415</text:p>
          </table:table-cell>
          <table:table-cell office:value-type="float" office:value="131980" calcext:value-type="float">
            <text:p>131980</text:p>
          </table:table-cell>
          <table:table-cell office:value-type="float" office:value="561132" calcext:value-type="float">
            <text:p>561132</text:p>
          </table:table-cell>
          <table:table-cell office:value-type="float" office:value="16304" calcext:value-type="float">
            <text:p>16304</text:p>
          </table:table-cell>
          <table:table-cell office:value-type="float" office:value="27141" calcext:value-type="float">
            <text:p>27141</text:p>
          </table:table-cell>
          <table:table-cell office:value-type="float" office:value="8208" calcext:value-type="float">
            <text:p>8208</text:p>
          </table:table-cell>
          <table:table-cell office:value-type="float" office:value="440483" calcext:value-type="float">
            <text:p>440483</text:p>
          </table:table-cell>
          <table:table-cell office:value-type="float" office:value="682804" calcext:value-type="float">
            <text:p>682804</text:p>
          </table:table-cell>
          <table:table-cell office:value-type="float" office:value="1007917" calcext:value-type="float">
            <text:p>1007917</text:p>
          </table:table-cell>
          <table:table-cell office:value-type="float" office:value="1567954" calcext:value-type="float">
            <text:p>1567954</text:p>
          </table:table-cell>
          <table:table-cell office:value-type="float" office:value="1462500" calcext:value-type="float">
            <text:p>1462500</text:p>
          </table:table-cell>
          <table:table-cell office:value-type="float" office:value="50839" calcext:value-type="float">
            <text:p>50839</text:p>
          </table:table-cell>
          <table:table-cell office:value-type="float" office:value="54614" calcext:value-type="float">
            <text:p>54614</text:p>
          </table:table-cell>
          <table:table-cell office:value-type="float" office:value="0" calcext:value-type="float">
            <text:p>0</text:p>
          </table:table-cell>
          <table:table-cell office:value-type="float" office:value="479681" calcext:value-type="float">
            <text:p>479681</text:p>
          </table:table-cell>
          <table:table-cell office:value-type="float" office:value="506687" calcext:value-type="float">
            <text:p>506687</text:p>
          </table:table-cell>
          <table:table-cell office:value-type="float" office:value="133464" calcext:value-type="float">
            <text:p>133464</text:p>
          </table:table-cell>
          <table:table-cell office:value-type="float" office:value="3695703" calcext:value-type="float">
            <text:p>369570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4Oct</text:p>
          </table:table-cell>
          <table:table-cell table:number-columns-repeated="2" office:value-type="float" office:value="585634" calcext:value-type="float">
            <text:p>585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60" calcext:value-type="float">
            <text:p>31860</text:p>
          </table:table-cell>
          <table:table-cell office:value-type="float" office:value="8272" calcext:value-type="float">
            <text:p>8272</text:p>
          </table:table-cell>
          <table:table-cell office:value-type="float" office:value="22332" calcext:value-type="float">
            <text:p>22332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78665" calcext:value-type="float">
            <text:p>78665</text:p>
          </table:table-cell>
          <table:table-cell office:value-type="float" office:value="58252" calcext:value-type="float">
            <text:p>58252</text:p>
          </table:table-cell>
          <table:table-cell office:value-type="float" office:value="78012" calcext:value-type="float">
            <text:p>78012</text:p>
          </table:table-cell>
          <table:table-cell office:value-type="float" office:value="639969" calcext:value-type="float">
            <text:p>639969</text:p>
          </table:table-cell>
          <table:table-cell office:value-type="float" office:value="638932" calcext:value-type="float">
            <text:p>638932</text:p>
          </table:table-cell>
          <table:table-cell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float" office:value="34647" calcext:value-type="float">
            <text:p>34647</text:p>
          </table:table-cell>
          <table:table-cell office:value-type="float" office:value="296" calcext:value-type="float">
            <text:p>296</text:p>
          </table:table-cell>
          <table:table-cell office:value-type="float" office:value="2639" calcext:value-type="float">
            <text:p>2639</text:p>
          </table:table-cell>
          <table:table-cell office:value-type="float" office:value="755563" calcext:value-type="float">
            <text:p>755563</text:p>
          </table:table-cell>
          <table:table-cell office:value-type="float" office:value="1852752" calcext:value-type="float">
            <text:p>1852752</text:p>
          </table:table-cell>
          <table:table-cell office:value-type="float" office:value="1837937" calcext:value-type="float">
            <text:p>1837937</text:p>
          </table:table-cell>
          <table:table-cell office:value-type="float" office:value="13620" calcext:value-type="float">
            <text:p>13620</text:p>
          </table:table-cell>
          <table:table-cell office:value-type="float" office:value="1196" calcext:value-type="float">
            <text:p>1196</text:p>
          </table:table-cell>
          <table:table-cell office:value-type="float" office:value="691732" calcext:value-type="float">
            <text:p>691732</text:p>
          </table:table-cell>
          <table:table-cell office:value-type="float" office:value="120913" calcext:value-type="float">
            <text:p>120913</text:p>
          </table:table-cell>
          <table:table-cell office:value-type="float" office:value="555227" calcext:value-type="float">
            <text:p>555227</text:p>
          </table:table-cell>
          <table:table-cell office:value-type="float" office:value="15592" calcext:value-type="float">
            <text:p>15592</text:p>
          </table:table-cell>
          <table:table-cell office:value-type="float" office:value="26632" calcext:value-type="float">
            <text:p>26632</text:p>
          </table:table-cell>
          <table:table-cell office:value-type="float" office:value="8182" calcext:value-type="float">
            <text:p>8182</text:p>
          </table:table-cell>
          <table:table-cell office:value-type="float" office:value="433931" calcext:value-type="float">
            <text:p>433931</text:p>
          </table:table-cell>
          <table:table-cell office:value-type="float" office:value="680152" calcext:value-type="float">
            <text:p>680152</text:p>
          </table:table-cell>
          <table:table-cell office:value-type="float" office:value="1002152" calcext:value-type="float">
            <text:p>1002152</text:p>
          </table:table-cell>
          <table:table-cell office:value-type="float" office:value="1579917" calcext:value-type="float">
            <text:p>1579917</text:p>
          </table:table-cell>
          <table:table-cell office:value-type="float" office:value="1477123" calcext:value-type="float">
            <text:p>1477123</text:p>
          </table:table-cell>
          <table:table-cell office:value-type="float" office:value="55484" calcext:value-type="float">
            <text:p>55484</text:p>
          </table:table-cell>
          <table:table-cell office:value-type="float" office:value="47310" calcext:value-type="float">
            <text:p>47310</text:p>
          </table:table-cell>
          <table:table-cell office:value-type="float" office:value="0" calcext:value-type="float">
            <text:p>0</text:p>
          </table:table-cell>
          <table:table-cell office:value-type="float" office:value="473146" calcext:value-type="float">
            <text:p>473146</text:p>
          </table:table-cell>
          <table:table-cell office:value-type="float" office:value="504664" calcext:value-type="float">
            <text:p>504664</text:p>
          </table:table-cell>
          <table:table-cell office:value-type="float" office:value="133502" calcext:value-type="float">
            <text:p>133502</text:p>
          </table:table-cell>
          <table:table-cell office:value-type="float" office:value="3693381" calcext:value-type="float">
            <text:p>369338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4Sep</text:p>
          </table:table-cell>
          <table:table-cell table:number-columns-repeated="2" office:value-type="float" office:value="590071" calcext:value-type="float">
            <text:p>590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62" calcext:value-type="float">
            <text:p>32162</text:p>
          </table:table-cell>
          <table:table-cell office:value-type="float" office:value="8166" calcext:value-type="float">
            <text:p>8166</text:p>
          </table:table-cell>
          <table:table-cell office:value-type="float" office:value="22738" calcext:value-type="float">
            <text:p>22738</text:p>
          </table:table-cell>
          <table:table-cell office:value-type="float" office:value="1258" calcext:value-type="float">
            <text:p>1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float" office:value="78498" calcext:value-type="float">
            <text:p>78498</text:p>
          </table:table-cell>
          <table:table-cell office:value-type="float" office:value="58807" calcext:value-type="float">
            <text:p>58807</text:p>
          </table:table-cell>
          <table:table-cell office:value-type="float" office:value="77707" calcext:value-type="float">
            <text:p>77707</text:p>
          </table:table-cell>
          <table:table-cell office:value-type="float" office:value="646535" calcext:value-type="float">
            <text:p>646535</text:p>
          </table:table-cell>
          <table:table-cell office:value-type="float" office:value="645481" calcext:value-type="float">
            <text:p>645481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34901" calcext:value-type="float">
            <text:p>34901</text:p>
          </table:table-cell>
          <table:table-cell office:value-type="float" office:value="272" calcext:value-type="float">
            <text:p>272</text:p>
          </table:table-cell>
          <table:table-cell office:value-type="float" office:value="1261" calcext:value-type="float">
            <text:p>1261</text:p>
          </table:table-cell>
          <table:table-cell office:value-type="float" office:value="760676" calcext:value-type="float">
            <text:p>760676</text:p>
          </table:table-cell>
          <table:table-cell office:value-type="float" office:value="1867231" calcext:value-type="float">
            <text:p>1867231</text:p>
          </table:table-cell>
          <table:table-cell office:value-type="float" office:value="1852416" calcext:value-type="float">
            <text:p>1852416</text:p>
          </table:table-cell>
          <table:table-cell office:value-type="float" office:value="13620" calcext:value-type="float">
            <text:p>13620</text:p>
          </table:table-cell>
          <table:table-cell office:value-type="float" office:value="1196" calcext:value-type="float">
            <text:p>1196</text:p>
          </table:table-cell>
          <table:table-cell office:value-type="float" office:value="697982" calcext:value-type="float">
            <text:p>697982</text:p>
          </table:table-cell>
          <table:table-cell office:value-type="float" office:value="120649" calcext:value-type="float">
            <text:p>120649</text:p>
          </table:table-cell>
          <table:table-cell office:value-type="float" office:value="562817" calcext:value-type="float">
            <text:p>562817</text:p>
          </table:table-cell>
          <table:table-cell office:value-type="float" office:value="14516" calcext:value-type="float">
            <text:p>14516</text:p>
          </table:table-cell>
          <table:table-cell office:value-type="float" office:value="26746" calcext:value-type="float">
            <text:p>26746</text:p>
          </table:table-cell>
          <table:table-cell office:value-type="float" office:value="8143" calcext:value-type="float">
            <text:p>8143</text:p>
          </table:table-cell>
          <table:table-cell office:value-type="float" office:value="434196" calcext:value-type="float">
            <text:p>434196</text:p>
          </table:table-cell>
          <table:table-cell office:value-type="float" office:value="688273" calcext:value-type="float">
            <text:p>688273</text:p>
          </table:table-cell>
          <table:table-cell office:value-type="float" office:value="998322" calcext:value-type="float">
            <text:p>998322</text:p>
          </table:table-cell>
          <table:table-cell office:value-type="float" office:value="1596864" calcext:value-type="float">
            <text:p>1596864</text:p>
          </table:table-cell>
          <table:table-cell office:value-type="float" office:value="1506386" calcext:value-type="float">
            <text:p>1506386</text:p>
          </table:table-cell>
          <table:table-cell office:value-type="float" office:value="51032" calcext:value-type="float">
            <text:p>51032</text:p>
          </table:table-cell>
          <table:table-cell office:value-type="float" office:value="39446" calcext:value-type="float">
            <text:p>39446</text:p>
          </table:table-cell>
          <table:table-cell office:value-type="float" office:value="0" calcext:value-type="float">
            <text:p>0</text:p>
          </table:table-cell>
          <table:table-cell office:value-type="float" office:value="483329" calcext:value-type="float">
            <text:p>483329</text:p>
          </table:table-cell>
          <table:table-cell office:value-type="float" office:value="501052" calcext:value-type="float">
            <text:p>501052</text:p>
          </table:table-cell>
          <table:table-cell office:value-type="float" office:value="143013" calcext:value-type="float">
            <text:p>143013</text:p>
          </table:table-cell>
          <table:table-cell office:value-type="float" office:value="3722580" calcext:value-type="float">
            <text:p>372258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4Aug</text:p>
          </table:table-cell>
          <table:table-cell table:number-columns-repeated="2" office:value-type="float" office:value="574193" calcext:value-type="float">
            <text:p>574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617" calcext:value-type="float">
            <text:p>32617</text:p>
          </table:table-cell>
          <table:table-cell office:value-type="float" office:value="8376" calcext:value-type="float">
            <text:p>8376</text:p>
          </table:table-cell>
          <table:table-cell office:value-type="float" office:value="22983" calcext:value-type="float">
            <text:p>22983</text:p>
          </table:table-cell>
          <table:table-cell office:value-type="float" office:value="1258" calcext:value-type="float">
            <text:p>1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 office:value-type="float" office:value="78581" calcext:value-type="float">
            <text:p>78581</text:p>
          </table:table-cell>
          <table:table-cell office:value-type="float" office:value="58015" calcext:value-type="float">
            <text:p>58015</text:p>
          </table:table-cell>
          <table:table-cell office:value-type="float" office:value="77696" calcext:value-type="float">
            <text:p>77696</text:p>
          </table:table-cell>
          <table:table-cell office:value-type="float" office:value="631566" calcext:value-type="float">
            <text:p>631566</text:p>
          </table:table-cell>
          <table:table-cell office:value-type="float" office:value="630512" calcext:value-type="float">
            <text:p>630512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33478" calcext:value-type="float">
            <text:p>33478</text:p>
          </table:table-cell>
          <table:table-cell office:value-type="float" office:value="488" calcext:value-type="float">
            <text:p>488</text:p>
          </table:table-cell>
          <table:table-cell office:value-type="float" office:value="1299" calcext:value-type="float">
            <text:p>1299</text:p>
          </table:table-cell>
          <table:table-cell office:value-type="float" office:value="744527" calcext:value-type="float">
            <text:p>744527</text:p>
          </table:table-cell>
          <table:table-cell office:value-type="float" office:value="1830591" calcext:value-type="float">
            <text:p>1830591</text:p>
          </table:table-cell>
          <table:table-cell office:value-type="float" office:value="1815831" calcext:value-type="float">
            <text:p>1815831</text:p>
          </table:table-cell>
          <table:table-cell office:value-type="float" office:value="13568" calcext:value-type="float">
            <text:p>13568</text:p>
          </table:table-cell>
          <table:table-cell office:value-type="float" office:value="1192" calcext:value-type="float">
            <text:p>1192</text:p>
          </table:table-cell>
          <table:table-cell office:value-type="float" office:value="695342" calcext:value-type="float">
            <text:p>695342</text:p>
          </table:table-cell>
          <table:table-cell office:value-type="float" office:value="120893" calcext:value-type="float">
            <text:p>120893</text:p>
          </table:table-cell>
          <table:table-cell office:value-type="float" office:value="560193" calcext:value-type="float">
            <text:p>560193</text:p>
          </table:table-cell>
          <table:table-cell office:value-type="float" office:value="14256" calcext:value-type="float">
            <text:p>14256</text:p>
          </table:table-cell>
          <table:table-cell office:value-type="float" office:value="26729" calcext:value-type="float">
            <text:p>26729</text:p>
          </table:table-cell>
          <table:table-cell office:value-type="float" office:value="8118" calcext:value-type="float">
            <text:p>8118</text:p>
          </table:table-cell>
          <table:table-cell office:value-type="float" office:value="426874" calcext:value-type="float">
            <text:p>426874</text:p>
          </table:table-cell>
          <table:table-cell office:value-type="float" office:value="686126" calcext:value-type="float">
            <text:p>686126</text:p>
          </table:table-cell>
          <table:table-cell office:value-type="float" office:value="998143" calcext:value-type="float">
            <text:p>998143</text:p>
          </table:table-cell>
          <table:table-cell office:value-type="float" office:value="1566176" calcext:value-type="float">
            <text:p>1566176</text:p>
          </table:table-cell>
          <table:table-cell office:value-type="float" office:value="1465013" calcext:value-type="float">
            <text:p>1465013</text:p>
          </table:table-cell>
          <table:table-cell office:value-type="float" office:value="63755" calcext:value-type="float">
            <text:p>63755</text:p>
          </table:table-cell>
          <table:table-cell office:value-type="float" office:value="37408" calcext:value-type="float">
            <text:p>37408</text:p>
          </table:table-cell>
          <table:table-cell office:value-type="float" office:value="0" calcext:value-type="float">
            <text:p>0</text:p>
          </table:table-cell>
          <table:table-cell office:value-type="float" office:value="477122" calcext:value-type="float">
            <text:p>477122</text:p>
          </table:table-cell>
          <table:table-cell office:value-type="float" office:value="491672" calcext:value-type="float">
            <text:p>491672</text:p>
          </table:table-cell>
          <table:table-cell office:value-type="float" office:value="140675" calcext:value-type="float">
            <text:p>140675</text:p>
          </table:table-cell>
          <table:table-cell office:value-type="float" office:value="3673788" calcext:value-type="float">
            <text:p>367378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4Jul</text:p>
          </table:table-cell>
          <table:table-cell table:number-columns-repeated="2" office:value-type="float" office:value="555612" calcext:value-type="float">
            <text:p>555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19" calcext:value-type="float">
            <text:p>33019</text:p>
          </table:table-cell>
          <table:table-cell office:value-type="float" office:value="8459" calcext:value-type="float">
            <text:p>8459</text:p>
          </table:table-cell>
          <table:table-cell office:value-type="float" office:value="23303" calcext:value-type="float">
            <text:p>23303</text:p>
          </table:table-cell>
          <table:table-cell office:value-type="float" office:value="1257" calcext:value-type="float">
            <text:p>1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office:value-type="float" office:value="78424" calcext:value-type="float">
            <text:p>78424</text:p>
          </table:table-cell>
          <table:table-cell office:value-type="float" office:value="56815" calcext:value-type="float">
            <text:p>56815</text:p>
          </table:table-cell>
          <table:table-cell office:value-type="float" office:value="77559" calcext:value-type="float">
            <text:p>77559</text:p>
          </table:table-cell>
          <table:table-cell office:value-type="float" office:value="613597" calcext:value-type="float">
            <text:p>613597</text:p>
          </table:table-cell>
          <table:table-cell office:value-type="float" office:value="612543" calcext:value-type="float">
            <text:p>612543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32637" calcext:value-type="float">
            <text:p>32637</text:p>
          </table:table-cell>
          <table:table-cell office:value-type="float" office:value="389" calcext:value-type="float">
            <text:p>389</text:p>
          </table:table-cell>
          <table:table-cell office:value-type="float" office:value="787" calcext:value-type="float">
            <text:p>787</text:p>
          </table:table-cell>
          <table:table-cell office:value-type="float" office:value="724969" calcext:value-type="float">
            <text:p>724969</text:p>
          </table:table-cell>
          <table:table-cell office:value-type="float" office:value="1815489" calcext:value-type="float">
            <text:p>1815489</text:p>
          </table:table-cell>
          <table:table-cell office:value-type="float" office:value="1800729" calcext:value-type="float">
            <text:p>1800729</text:p>
          </table:table-cell>
          <table:table-cell office:value-type="float" office:value="13564" calcext:value-type="float">
            <text:p>13564</text:p>
          </table:table-cell>
          <table:table-cell office:value-type="float" office:value="1196" calcext:value-type="float">
            <text:p>1196</text:p>
          </table:table-cell>
          <table:table-cell office:value-type="float" office:value="699250" calcext:value-type="float">
            <text:p>699250</text:p>
          </table:table-cell>
          <table:table-cell office:value-type="float" office:value="120706" calcext:value-type="float">
            <text:p>120706</text:p>
          </table:table-cell>
          <table:table-cell office:value-type="float" office:value="564319" calcext:value-type="float">
            <text:p>564319</text:p>
          </table:table-cell>
          <table:table-cell office:value-type="float" office:value="14225" calcext:value-type="float">
            <text:p>14225</text:p>
          </table:table-cell>
          <table:table-cell office:value-type="float" office:value="26466" calcext:value-type="float">
            <text:p>26466</text:p>
          </table:table-cell>
          <table:table-cell office:value-type="float" office:value="8067" calcext:value-type="float">
            <text:p>8067</text:p>
          </table:table-cell>
          <table:table-cell office:value-type="float" office:value="424523" calcext:value-type="float">
            <text:p>424523</text:p>
          </table:table-cell>
          <table:table-cell office:value-type="float" office:value="680292" calcext:value-type="float">
            <text:p>680292</text:p>
          </table:table-cell>
          <table:table-cell office:value-type="float" office:value="996323" calcext:value-type="float">
            <text:p>996323</text:p>
          </table:table-cell>
          <table:table-cell office:value-type="float" office:value="1564844" calcext:value-type="float">
            <text:p>1564844</text:p>
          </table:table-cell>
          <table:table-cell office:value-type="float" office:value="1420749" calcext:value-type="float">
            <text:p>1420749</text:p>
          </table:table-cell>
          <table:table-cell office:value-type="float" office:value="98209" calcext:value-type="float">
            <text:p>98209</text:p>
          </table:table-cell>
          <table:table-cell office:value-type="float" office:value="45887" calcext:value-type="float">
            <text:p>45887</text:p>
          </table:table-cell>
          <table:table-cell office:value-type="float" office:value="0" calcext:value-type="float">
            <text:p>0</text:p>
          </table:table-cell>
          <table:table-cell office:value-type="float" office:value="467334" calcext:value-type="float">
            <text:p>467334</text:p>
          </table:table-cell>
          <table:table-cell office:value-type="float" office:value="489158" calcext:value-type="float">
            <text:p>489158</text:p>
          </table:table-cell>
          <table:table-cell office:value-type="float" office:value="136430" calcext:value-type="float">
            <text:p>136430</text:p>
          </table:table-cell>
          <table:table-cell office:value-type="float" office:value="3654089" calcext:value-type="float">
            <text:p>365408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4Jun</text:p>
          </table:table-cell>
          <table:table-cell table:number-columns-repeated="2" office:value-type="float" office:value="581869" calcext:value-type="float">
            <text:p>581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92" calcext:value-type="float">
            <text:p>33592</text:p>
          </table:table-cell>
          <table:table-cell office:value-type="float" office:value="8560" calcext:value-type="float">
            <text:p>8560</text:p>
          </table:table-cell>
          <table:table-cell office:value-type="float" office:value="23710" calcext:value-type="float">
            <text:p>23710</text:p>
          </table:table-cell>
          <table:table-cell office:value-type="float" office:value="1322" calcext:value-type="float">
            <text:p>1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 office:value-type="float" office:value="77711" calcext:value-type="float">
            <text:p>77711</text:p>
          </table:table-cell>
          <table:table-cell office:value-type="float" office:value="56807" calcext:value-type="float">
            <text:p>56807</text:p>
          </table:table-cell>
          <table:table-cell office:value-type="float" office:value="76744" calcext:value-type="float">
            <text:p>76744</text:p>
          </table:table-cell>
          <table:table-cell office:value-type="float" office:value="640490" calcext:value-type="float">
            <text:p>640490</text:p>
          </table:table-cell>
          <table:table-cell office:value-type="float" office:value="639436" calcext:value-type="float">
            <text:p>639436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31737" calcext:value-type="float">
            <text:p>31737</text:p>
          </table:table-cell>
          <table:table-cell office:value-type="float" office:value="708" calcext:value-type="float">
            <text:p>708</text:p>
          </table:table-cell>
          <table:table-cell office:value-type="float" office:value="1381" calcext:value-type="float">
            <text:p>1381</text:p>
          </table:table-cell>
          <table:table-cell office:value-type="float" office:value="751060" calcext:value-type="float">
            <text:p>751060</text:p>
          </table:table-cell>
          <table:table-cell office:value-type="float" office:value="1897171" calcext:value-type="float">
            <text:p>1897171</text:p>
          </table:table-cell>
          <table:table-cell office:value-type="float" office:value="1882358" calcext:value-type="float">
            <text:p>1882358</text:p>
          </table:table-cell>
          <table:table-cell office:value-type="float" office:value="13618" calcext:value-type="float">
            <text:p>13618</text:p>
          </table:table-cell>
          <table:table-cell office:value-type="float" office:value="1196" calcext:value-type="float">
            <text:p>1196</text:p>
          </table:table-cell>
          <table:table-cell office:value-type="float" office:value="706361" calcext:value-type="float">
            <text:p>706361</text:p>
          </table:table-cell>
          <table:table-cell office:value-type="float" office:value="121327" calcext:value-type="float">
            <text:p>121327</text:p>
          </table:table-cell>
          <table:table-cell office:value-type="float" office:value="569439" calcext:value-type="float">
            <text:p>569439</text:p>
          </table:table-cell>
          <table:table-cell office:value-type="float" office:value="15595" calcext:value-type="float">
            <text:p>15595</text:p>
          </table:table-cell>
          <table:table-cell office:value-type="float" office:value="27007" calcext:value-type="float">
            <text:p>27007</text:p>
          </table:table-cell>
          <table:table-cell office:value-type="float" office:value="8079" calcext:value-type="float">
            <text:p>8079</text:p>
          </table:table-cell>
          <table:table-cell office:value-type="float" office:value="422332" calcext:value-type="float">
            <text:p>422332</text:p>
          </table:table-cell>
          <table:table-cell office:value-type="float" office:value="674969" calcext:value-type="float">
            <text:p>674969</text:p>
          </table:table-cell>
          <table:table-cell office:value-type="float" office:value="986099" calcext:value-type="float">
            <text:p>986099</text:p>
          </table:table-cell>
          <table:table-cell office:value-type="float" office:value="1652413" calcext:value-type="float">
            <text:p>1652413</text:p>
          </table:table-cell>
          <table:table-cell office:value-type="float" office:value="1501392" calcext:value-type="float">
            <text:p>1501392</text:p>
          </table:table-cell>
          <table:table-cell office:value-type="float" office:value="101067" calcext:value-type="float">
            <text:p>101067</text:p>
          </table:table-cell>
          <table:table-cell office:value-type="float" office:value="49953" calcext:value-type="float">
            <text:p>49953</text:p>
          </table:table-cell>
          <table:table-cell office:value-type="float" office:value="0" calcext:value-type="float">
            <text:p>0</text:p>
          </table:table-cell>
          <table:table-cell office:value-type="float" office:value="462102" calcext:value-type="float">
            <text:p>462102</text:p>
          </table:table-cell>
          <table:table-cell office:value-type="float" office:value="486567" calcext:value-type="float">
            <text:p>486567</text:p>
          </table:table-cell>
          <table:table-cell office:value-type="float" office:value="148746" calcext:value-type="float">
            <text:p>148746</text:p>
          </table:table-cell>
          <table:table-cell office:value-type="float" office:value="3735927" calcext:value-type="float">
            <text:p>373592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4May</text:p>
          </table:table-cell>
          <table:table-cell table:number-columns-repeated="2" office:value-type="float" office:value="622776" calcext:value-type="float">
            <text:p>622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69" calcext:value-type="float">
            <text:p>34269</text:p>
          </table:table-cell>
          <table:table-cell office:value-type="float" office:value="8589" calcext:value-type="float">
            <text:p>8589</text:p>
          </table:table-cell>
          <table:table-cell office:value-type="float" office:value="24358" calcext:value-type="float">
            <text:p>24358</text:p>
          </table:table-cell>
          <table:table-cell office:value-type="float" office:value="1322" calcext:value-type="float">
            <text:p>1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 office:value-type="float" office:value="77341" calcext:value-type="float">
            <text:p>77341</text:p>
          </table:table-cell>
          <table:table-cell office:value-type="float" office:value="57334" calcext:value-type="float">
            <text:p>57334</text:p>
          </table:table-cell>
          <table:table-cell office:value-type="float" office:value="76296" calcext:value-type="float">
            <text:p>76296</text:p>
          </table:table-cell>
          <table:table-cell office:value-type="float" office:value="664424" calcext:value-type="float">
            <text:p>664424</text:p>
          </table:table-cell>
          <table:table-cell office:value-type="float" office:value="663370" calcext:value-type="float">
            <text:p>663370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31118" calcext:value-type="float">
            <text:p>31118</text:p>
          </table:table-cell>
          <table:table-cell office:value-type="float" office:value="766" calcext:value-type="float">
            <text:p>766</text:p>
          </table:table-cell>
          <table:table-cell office:value-type="float" office:value="20175" calcext:value-type="float">
            <text:p>20175</text:p>
          </table:table-cell>
          <table:table-cell office:value-type="float" office:value="792779" calcext:value-type="float">
            <text:p>792779</text:p>
          </table:table-cell>
          <table:table-cell office:value-type="float" office:value="2064336" calcext:value-type="float">
            <text:p>2064336</text:p>
          </table:table-cell>
          <table:table-cell office:value-type="float" office:value="2049016" calcext:value-type="float">
            <text:p>2049016</text:p>
          </table:table-cell>
          <table:table-cell office:value-type="float" office:value="14054" calcext:value-type="float">
            <text:p>14054</text:p>
          </table:table-cell>
          <table:table-cell office:value-type="float" office:value="1266" calcext:value-type="float">
            <text:p>1266</text:p>
          </table:table-cell>
          <table:table-cell office:value-type="float" office:value="706251" calcext:value-type="float">
            <text:p>706251</text:p>
          </table:table-cell>
          <table:table-cell office:value-type="float" office:value="121803" calcext:value-type="float">
            <text:p>121803</text:p>
          </table:table-cell>
          <table:table-cell office:value-type="float" office:value="567078" calcext:value-type="float">
            <text:p>567078</text:p>
          </table:table-cell>
          <table:table-cell office:value-type="float" office:value="17370" calcext:value-type="float">
            <text:p>17370</text:p>
          </table:table-cell>
          <table:table-cell office:value-type="float" office:value="26936" calcext:value-type="float">
            <text:p>26936</text:p>
          </table:table-cell>
          <table:table-cell office:value-type="float" office:value="8048" calcext:value-type="float">
            <text:p>8048</text:p>
          </table:table-cell>
          <table:table-cell office:value-type="float" office:value="418179" calcext:value-type="float">
            <text:p>418179</text:p>
          </table:table-cell>
          <table:table-cell office:value-type="float" office:value="664290" calcext:value-type="float">
            <text:p>664290</text:p>
          </table:table-cell>
          <table:table-cell office:value-type="float" office:value="980323" calcext:value-type="float">
            <text:p>980323</text:p>
          </table:table-cell>
          <table:table-cell office:value-type="float" office:value="1811380" calcext:value-type="float">
            <text:p>1811380</text:p>
          </table:table-cell>
          <table:table-cell office:value-type="float" office:value="1643842" calcext:value-type="float">
            <text:p>1643842</text:p>
          </table:table-cell>
          <table:table-cell office:value-type="float" office:value="116736" calcext:value-type="float">
            <text:p>116736</text:p>
          </table:table-cell>
          <table:table-cell office:value-type="float" office:value="50802" calcext:value-type="float">
            <text:p>50802</text:p>
          </table:table-cell>
          <table:table-cell office:value-type="float" office:value="0" calcext:value-type="float">
            <text:p>0</text:p>
          </table:table-cell>
          <table:table-cell office:value-type="float" office:value="446779" calcext:value-type="float">
            <text:p>446779</text:p>
          </table:table-cell>
          <table:table-cell office:value-type="float" office:value="481746" calcext:value-type="float">
            <text:p>481746</text:p>
          </table:table-cell>
          <table:table-cell office:value-type="float" office:value="167815" calcext:value-type="float">
            <text:p>167815</text:p>
          </table:table-cell>
          <table:table-cell office:value-type="float" office:value="3888042" calcext:value-type="float">
            <text:p>388804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4Apr</text:p>
          </table:table-cell>
          <table:table-cell table:number-columns-repeated="2" office:value-type="float" office:value="637349" calcext:value-type="float">
            <text:p>637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02" calcext:value-type="float">
            <text:p>34802</text:p>
          </table:table-cell>
          <table:table-cell office:value-type="float" office:value="8547" calcext:value-type="float">
            <text:p>8547</text:p>
          </table:table-cell>
          <table:table-cell office:value-type="float" office:value="24934" calcext:value-type="float">
            <text:p>24934</text:p>
          </table:table-cell>
          <table:table-cell office:value-type="float" office:value="1321" calcext:value-type="float">
            <text:p>1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76906" calcext:value-type="float">
            <text:p>76906</text:p>
          </table:table-cell>
          <table:table-cell office:value-type="float" office:value="55880" calcext:value-type="float">
            <text:p>55880</text:p>
          </table:table-cell>
          <table:table-cell office:value-type="float" office:value="75911" calcext:value-type="float">
            <text:p>75911</text:p>
          </table:table-cell>
          <table:table-cell office:value-type="float" office:value="679541" calcext:value-type="float">
            <text:p>679541</text:p>
          </table:table-cell>
          <table:table-cell office:value-type="float" office:value="678487" calcext:value-type="float">
            <text:p>678487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30302" calcext:value-type="float">
            <text:p>30302</text:p>
          </table:table-cell>
          <table:table-cell office:value-type="float" office:value="460" calcext:value-type="float">
            <text:p>460</text:p>
          </table:table-cell>
          <table:table-cell office:value-type="float" office:value="19749" calcext:value-type="float">
            <text:p>19749</text:p>
          </table:table-cell>
          <table:table-cell office:value-type="float" office:value="805963" calcext:value-type="float">
            <text:p>805963</text:p>
          </table:table-cell>
          <table:table-cell office:value-type="float" office:value="2101115" calcext:value-type="float">
            <text:p>2101115</text:p>
          </table:table-cell>
          <table:table-cell office:value-type="float" office:value="2085864" calcext:value-type="float">
            <text:p>2085864</text:p>
          </table:table-cell>
          <table:table-cell office:value-type="float" office:value="14059" calcext:value-type="float">
            <text:p>14059</text:p>
          </table:table-cell>
          <table:table-cell office:value-type="float" office:value="1192" calcext:value-type="float">
            <text:p>1192</text:p>
          </table:table-cell>
          <table:table-cell office:value-type="float" office:value="712270" calcext:value-type="float">
            <text:p>712270</text:p>
          </table:table-cell>
          <table:table-cell office:value-type="float" office:value="122038" calcext:value-type="float">
            <text:p>122038</text:p>
          </table:table-cell>
          <table:table-cell office:value-type="float" office:value="567558" calcext:value-type="float">
            <text:p>567558</text:p>
          </table:table-cell>
          <table:table-cell office:value-type="float" office:value="22674" calcext:value-type="float">
            <text:p>22674</text:p>
          </table:table-cell>
          <table:table-cell office:value-type="float" office:value="26665" calcext:value-type="float">
            <text:p>26665</text:p>
          </table:table-cell>
          <table:table-cell office:value-type="float" office:value="7990" calcext:value-type="float">
            <text:p>7990</text:p>
          </table:table-cell>
          <table:table-cell office:value-type="float" office:value="416252" calcext:value-type="float">
            <text:p>416252</text:p>
          </table:table-cell>
          <table:table-cell office:value-type="float" office:value="662290" calcext:value-type="float">
            <text:p>662290</text:p>
          </table:table-cell>
          <table:table-cell office:value-type="float" office:value="975389" calcext:value-type="float">
            <text:p>975389</text:p>
          </table:table-cell>
          <table:table-cell office:value-type="float" office:value="1859427" calcext:value-type="float">
            <text:p>1859427</text:p>
          </table:table-cell>
          <table:table-cell office:value-type="float" office:value="1696845" calcext:value-type="float">
            <text:p>1696845</text:p>
          </table:table-cell>
          <table:table-cell office:value-type="float" office:value="112379" calcext:value-type="float">
            <text:p>112379</text:p>
          </table:table-cell>
          <table:table-cell office:value-type="float" office:value="50204" calcext:value-type="float">
            <text:p>50204</text:p>
          </table:table-cell>
          <table:table-cell office:value-type="float" office:value="0" calcext:value-type="float">
            <text:p>0</text:p>
          </table:table-cell>
          <table:table-cell office:value-type="float" office:value="444302" calcext:value-type="float">
            <text:p>444302</text:p>
          </table:table-cell>
          <table:table-cell office:value-type="float" office:value="479930" calcext:value-type="float">
            <text:p>479930</text:p>
          </table:table-cell>
          <table:table-cell office:value-type="float" office:value="167550" calcext:value-type="float">
            <text:p>167550</text:p>
          </table:table-cell>
          <table:table-cell office:value-type="float" office:value="3926597" calcext:value-type="float">
            <text:p>392659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4Mar</text:p>
          </table:table-cell>
          <table:table-cell table:number-columns-repeated="2" office:value-type="float" office:value="648807" calcext:value-type="float">
            <text:p>648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47" calcext:value-type="float">
            <text:p>35147</text:p>
          </table:table-cell>
          <table:table-cell office:value-type="float" office:value="8579" calcext:value-type="float">
            <text:p>8579</text:p>
          </table:table-cell>
          <table:table-cell office:value-type="float" office:value="25279" calcext:value-type="float">
            <text:p>25279</text:p>
          </table:table-cell>
          <table:table-cell office:value-type="float" office:value="1289" calcext:value-type="float">
            <text:p>1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76211" calcext:value-type="float">
            <text:p>76211</text:p>
          </table:table-cell>
          <table:table-cell office:value-type="float" office:value="56073" calcext:value-type="float">
            <text:p>56073</text:p>
          </table:table-cell>
          <table:table-cell office:value-type="float" office:value="75140" calcext:value-type="float">
            <text:p>75140</text:p>
          </table:table-cell>
          <table:table-cell office:value-type="float" office:value="687565" calcext:value-type="float">
            <text:p>687565</text:p>
          </table:table-cell>
          <table:table-cell office:value-type="float" office:value="686511" calcext:value-type="float">
            <text:p>686511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30387" calcext:value-type="float">
            <text:p>30387</text:p>
          </table:table-cell>
          <table:table-cell office:value-type="float" office:value="1995" calcext:value-type="float">
            <text:p>1995</text:p>
          </table:table-cell>
          <table:table-cell office:value-type="float" office:value="22159" calcext:value-type="float">
            <text:p>22159</text:p>
          </table:table-cell>
          <table:table-cell office:value-type="float" office:value="817246" calcext:value-type="float">
            <text:p>817246</text:p>
          </table:table-cell>
          <table:table-cell office:value-type="float" office:value="2087398" calcext:value-type="float">
            <text:p>2087398</text:p>
          </table:table-cell>
          <table:table-cell office:value-type="float" office:value="2071177" calcext:value-type="float">
            <text:p>2071177</text:p>
          </table:table-cell>
          <table:table-cell office:value-type="float" office:value="15031" calcext:value-type="float">
            <text:p>15031</text:p>
          </table:table-cell>
          <table:table-cell office:value-type="float" office:value="1191" calcext:value-type="float">
            <text:p>1191</text:p>
          </table:table-cell>
          <table:table-cell office:value-type="float" office:value="721921" calcext:value-type="float">
            <text:p>721921</text:p>
          </table:table-cell>
          <table:table-cell office:value-type="float" office:value="121023" calcext:value-type="float">
            <text:p>121023</text:p>
          </table:table-cell>
          <table:table-cell office:value-type="float" office:value="578031" calcext:value-type="float">
            <text:p>578031</text:p>
          </table:table-cell>
          <table:table-cell office:value-type="float" office:value="22867" calcext:value-type="float">
            <text:p>22867</text:p>
          </table:table-cell>
          <table:table-cell office:value-type="float" office:value="26576" calcext:value-type="float">
            <text:p>26576</text:p>
          </table:table-cell>
          <table:table-cell office:value-type="float" office:value="7922" calcext:value-type="float">
            <text:p>7922</text:p>
          </table:table-cell>
          <table:table-cell office:value-type="float" office:value="414521" calcext:value-type="float">
            <text:p>414521</text:p>
          </table:table-cell>
          <table:table-cell office:value-type="float" office:value="657997" calcext:value-type="float">
            <text:p>657997</text:p>
          </table:table-cell>
          <table:table-cell office:value-type="float" office:value="965586" calcext:value-type="float">
            <text:p>965586</text:p>
          </table:table-cell>
          <table:table-cell office:value-type="float" office:value="1860215" calcext:value-type="float">
            <text:p>1860215</text:p>
          </table:table-cell>
          <table:table-cell office:value-type="float" office:value="1735690" calcext:value-type="float">
            <text:p>1735690</text:p>
          </table:table-cell>
          <table:table-cell office:value-type="float" office:value="86128" calcext:value-type="float">
            <text:p>86128</text:p>
          </table:table-cell>
          <table:table-cell office:value-type="float" office:value="38396" calcext:value-type="float">
            <text:p>38396</text:p>
          </table:table-cell>
          <table:table-cell office:value-type="float" office:value="0" calcext:value-type="float">
            <text:p>0</text:p>
          </table:table-cell>
          <table:table-cell office:value-type="float" office:value="444288" calcext:value-type="float">
            <text:p>444288</text:p>
          </table:table-cell>
          <table:table-cell office:value-type="float" office:value="479701" calcext:value-type="float">
            <text:p>479701</text:p>
          </table:table-cell>
          <table:table-cell office:value-type="float" office:value="166549" calcext:value-type="float">
            <text:p>166549</text:p>
          </table:table-cell>
          <table:table-cell office:value-type="float" office:value="3916340" calcext:value-type="float">
            <text:p>391634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4Feb</text:p>
          </table:table-cell>
          <table:table-cell table:number-columns-repeated="2" office:value-type="float" office:value="670299" calcext:value-type="float">
            <text:p>670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55" calcext:value-type="float">
            <text:p>35255</text:p>
          </table:table-cell>
          <table:table-cell office:value-type="float" office:value="8656" calcext:value-type="float">
            <text:p>8656</text:p>
          </table:table-cell>
          <table:table-cell office:value-type="float" office:value="25250" calcext:value-type="float">
            <text:p>25250</text:p>
          </table:table-cell>
          <table:table-cell office:value-type="float" office:value="1349" calcext:value-type="float">
            <text:p>1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office:value-type="float" office:value="75772" calcext:value-type="float">
            <text:p>75772</text:p>
          </table:table-cell>
          <table:table-cell office:value-type="float" office:value="56296" calcext:value-type="float">
            <text:p>56296</text:p>
          </table:table-cell>
          <table:table-cell office:value-type="float" office:value="74694" calcext:value-type="float">
            <text:p>74694</text:p>
          </table:table-cell>
          <table:table-cell office:value-type="float" office:value="711341" calcext:value-type="float">
            <text:p>711341</text:p>
          </table:table-cell>
          <table:table-cell office:value-type="float" office:value="710287" calcext:value-type="float">
            <text:p>710287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30717" calcext:value-type="float">
            <text:p>30717</text:p>
          </table:table-cell>
          <table:table-cell office:value-type="float" office:value="445" calcext:value-type="float">
            <text:p>445</text:p>
          </table:table-cell>
          <table:table-cell office:value-type="float" office:value="21403" calcext:value-type="float">
            <text:p>21403</text:p>
          </table:table-cell>
          <table:table-cell office:value-type="float" office:value="838600" calcext:value-type="float">
            <text:p>838600</text:p>
          </table:table-cell>
          <table:table-cell office:value-type="float" office:value="2156625" calcext:value-type="float">
            <text:p>2156625</text:p>
          </table:table-cell>
          <table:table-cell office:value-type="float" office:value="2140475" calcext:value-type="float">
            <text:p>2140475</text:p>
          </table:table-cell>
          <table:table-cell office:value-type="float" office:value="14960" calcext:value-type="float">
            <text:p>14960</text:p>
          </table:table-cell>
          <table:table-cell office:value-type="float" office:value="1189" calcext:value-type="float">
            <text:p>1189</text:p>
          </table:table-cell>
          <table:table-cell office:value-type="float" office:value="717795" calcext:value-type="float">
            <text:p>717795</text:p>
          </table:table-cell>
          <table:table-cell office:value-type="float" office:value="121478" calcext:value-type="float">
            <text:p>121478</text:p>
          </table:table-cell>
          <table:table-cell office:value-type="float" office:value="571275" calcext:value-type="float">
            <text:p>571275</text:p>
          </table:table-cell>
          <table:table-cell office:value-type="float" office:value="25042" calcext:value-type="float">
            <text:p>25042</text:p>
          </table:table-cell>
          <table:table-cell office:value-type="float" office:value="26505" calcext:value-type="float">
            <text:p>26505</text:p>
          </table:table-cell>
          <table:table-cell office:value-type="float" office:value="7873" calcext:value-type="float">
            <text:p>7873</text:p>
          </table:table-cell>
          <table:table-cell office:value-type="float" office:value="411431" calcext:value-type="float">
            <text:p>411431</text:p>
          </table:table-cell>
          <table:table-cell office:value-type="float" office:value="668468" calcext:value-type="float">
            <text:p>668468</text:p>
          </table:table-cell>
          <table:table-cell office:value-type="float" office:value="959994" calcext:value-type="float">
            <text:p>959994</text:p>
          </table:table-cell>
          <table:table-cell office:value-type="float" office:value="1921305" calcext:value-type="float">
            <text:p>1921305</text:p>
          </table:table-cell>
          <table:table-cell office:value-type="float" office:value="1783721" calcext:value-type="float">
            <text:p>1783721</text:p>
          </table:table-cell>
          <table:table-cell office:value-type="float" office:value="94885" calcext:value-type="float">
            <text:p>94885</text:p>
          </table:table-cell>
          <table:table-cell office:value-type="float" office:value="42698" calcext:value-type="float">
            <text:p>42698</text:p>
          </table:table-cell>
          <table:table-cell office:value-type="float" office:value="0" calcext:value-type="float">
            <text:p>0</text:p>
          </table:table-cell>
          <table:table-cell office:value-type="float" office:value="448981" calcext:value-type="float">
            <text:p>448981</text:p>
          </table:table-cell>
          <table:table-cell office:value-type="float" office:value="480962" calcext:value-type="float">
            <text:p>480962</text:p>
          </table:table-cell>
          <table:table-cell office:value-type="float" office:value="177458" calcext:value-type="float">
            <text:p>177458</text:p>
          </table:table-cell>
          <table:table-cell office:value-type="float" office:value="3988700" calcext:value-type="float">
            <text:p>398870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4Jan</text:p>
          </table:table-cell>
          <table:table-cell table:number-columns-repeated="2" office:value-type="float" office:value="675372" calcext:value-type="float">
            <text:p>675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14" calcext:value-type="float">
            <text:p>35614</text:p>
          </table:table-cell>
          <table:table-cell office:value-type="float" office:value="8703" calcext:value-type="float">
            <text:p>8703</text:p>
          </table:table-cell>
          <table:table-cell office:value-type="float" office:value="25562" calcext:value-type="float">
            <text:p>25562</text:p>
          </table:table-cell>
          <table:table-cell office:value-type="float" office:value="1349" calcext:value-type="float">
            <text:p>1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77072" calcext:value-type="float">
            <text:p>77072</text:p>
          </table:table-cell>
          <table:table-cell office:value-type="float" office:value="57341" calcext:value-type="float">
            <text:p>57341</text:p>
          </table:table-cell>
          <table:table-cell office:value-type="float" office:value="74580" calcext:value-type="float">
            <text:p>74580</text:p>
          </table:table-cell>
          <table:table-cell office:value-type="float" office:value="718536" calcext:value-type="float">
            <text:p>718536</text:p>
          </table:table-cell>
          <table:table-cell office:value-type="float" office:value="717482" calcext:value-type="float">
            <text:p>717482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32260" calcext:value-type="float">
            <text:p>32260</text:p>
          </table:table-cell>
          <table:table-cell office:value-type="float" office:value="612" calcext:value-type="float">
            <text:p>612</text:p>
          </table:table-cell>
          <table:table-cell office:value-type="float" office:value="20363" calcext:value-type="float">
            <text:p>20363</text:p>
          </table:table-cell>
          <table:table-cell office:value-type="float" office:value="846351" calcext:value-type="float">
            <text:p>846351</text:p>
          </table:table-cell>
          <table:table-cell office:value-type="float" office:value="2197101" calcext:value-type="float">
            <text:p>2197101</text:p>
          </table:table-cell>
          <table:table-cell office:value-type="float" office:value="2180951" calcext:value-type="float">
            <text:p>2180951</text:p>
          </table:table-cell>
          <table:table-cell office:value-type="float" office:value="14961" calcext:value-type="float">
            <text:p>14961</text:p>
          </table:table-cell>
          <table:table-cell office:value-type="float" office:value="1189" calcext:value-type="float">
            <text:p>1189</text:p>
          </table:table-cell>
          <table:table-cell office:value-type="float" office:value="718112" calcext:value-type="float">
            <text:p>718112</text:p>
          </table:table-cell>
          <table:table-cell office:value-type="float" office:value="123292" calcext:value-type="float">
            <text:p>123292</text:p>
          </table:table-cell>
          <table:table-cell office:value-type="float" office:value="568279" calcext:value-type="float">
            <text:p>568279</text:p>
          </table:table-cell>
          <table:table-cell office:value-type="float" office:value="26541" calcext:value-type="float">
            <text:p>26541</text:p>
          </table:table-cell>
          <table:table-cell office:value-type="float" office:value="25609" calcext:value-type="float">
            <text:p>25609</text:p>
          </table:table-cell>
          <table:table-cell office:value-type="float" office:value="7839" calcext:value-type="float">
            <text:p>7839</text:p>
          </table:table-cell>
          <table:table-cell office:value-type="float" office:value="410509" calcext:value-type="float">
            <text:p>410509</text:p>
          </table:table-cell>
          <table:table-cell office:value-type="float" office:value="663053" calcext:value-type="float">
            <text:p>663053</text:p>
          </table:table-cell>
          <table:table-cell office:value-type="float" office:value="958617" calcext:value-type="float">
            <text:p>958617</text:p>
          </table:table-cell>
          <table:table-cell office:value-type="float" office:value="1953324" calcext:value-type="float">
            <text:p>1953324</text:p>
          </table:table-cell>
          <table:table-cell office:value-type="float" office:value="1824672" calcext:value-type="float">
            <text:p>1824672</text:p>
          </table:table-cell>
          <table:table-cell office:value-type="float" office:value="87449" calcext:value-type="float">
            <text:p>87449</text:p>
          </table:table-cell>
          <table:table-cell office:value-type="float" office:value="41203" calcext:value-type="float">
            <text:p>41203</text:p>
          </table:table-cell>
          <table:table-cell office:value-type="float" office:value="0" calcext:value-type="float">
            <text:p>0</text:p>
          </table:table-cell>
          <table:table-cell office:value-type="float" office:value="439037" calcext:value-type="float">
            <text:p>439037</text:p>
          </table:table-cell>
          <table:table-cell office:value-type="float" office:value="477281" calcext:value-type="float">
            <text:p>477281</text:p>
          </table:table-cell>
          <table:table-cell office:value-type="float" office:value="193978" calcext:value-type="float">
            <text:p>193978</text:p>
          </table:table-cell>
          <table:table-cell office:value-type="float" office:value="4022236" calcext:value-type="float">
            <text:p>402223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3Dec</text:p>
          </table:table-cell>
          <table:table-cell table:number-columns-repeated="2" office:value-type="float" office:value="690509" calcext:value-type="float">
            <text:p>690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50" calcext:value-type="float">
            <text:p>35250</text:p>
          </table:table-cell>
          <table:table-cell office:value-type="float" office:value="8334" calcext:value-type="float">
            <text:p>8334</text:p>
          </table:table-cell>
          <table:table-cell office:value-type="float" office:value="25816" calcext:value-type="float">
            <text:p>2581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office:value-type="float" office:value="79079" calcext:value-type="float">
            <text:p>79079</text:p>
          </table:table-cell>
          <table:table-cell office:value-type="float" office:value="56116" calcext:value-type="float">
            <text:p>56116</text:p>
          </table:table-cell>
          <table:table-cell office:value-type="float" office:value="76495" calcext:value-type="float">
            <text:p>76495</text:p>
          </table:table-cell>
          <table:table-cell office:value-type="float" office:value="728111" calcext:value-type="float">
            <text:p>728111</text:p>
          </table:table-cell>
          <table:table-cell office:value-type="float" office:value="727057" calcext:value-type="float">
            <text:p>727057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30070" calcext:value-type="float">
            <text:p>30070</text:p>
          </table:table-cell>
          <table:table-cell office:value-type="float" office:value="1994" calcext:value-type="float">
            <text:p>1994</text:p>
          </table:table-cell>
          <table:table-cell office:value-type="float" office:value="25264" calcext:value-type="float">
            <text:p>25264</text:p>
          </table:table-cell>
          <table:table-cell office:value-type="float" office:value="861934" calcext:value-type="float">
            <text:p>861934</text:p>
          </table:table-cell>
          <table:table-cell office:value-type="float" office:value="2283202" calcext:value-type="float">
            <text:p>2283202</text:p>
          </table:table-cell>
          <table:table-cell office:value-type="float" office:value="2267051" calcext:value-type="float">
            <text:p>2267051</text:p>
          </table:table-cell>
          <table:table-cell office:value-type="float" office:value="14960" calcext:value-type="float">
            <text:p>14960</text:p>
          </table:table-cell>
          <table:table-cell office:value-type="float" office:value="1190" calcext:value-type="float">
            <text:p>1190</text:p>
          </table:table-cell>
          <table:table-cell office:value-type="float" office:value="715336" calcext:value-type="float">
            <text:p>715336</text:p>
          </table:table-cell>
          <table:table-cell office:value-type="float" office:value="122825" calcext:value-type="float">
            <text:p>122825</text:p>
          </table:table-cell>
          <table:table-cell office:value-type="float" office:value="567573" calcext:value-type="float">
            <text:p>567573</text:p>
          </table:table-cell>
          <table:table-cell office:value-type="float" office:value="24938" calcext:value-type="float">
            <text:p>24938</text:p>
          </table:table-cell>
          <table:table-cell office:value-type="float" office:value="25035" calcext:value-type="float">
            <text:p>25035</text:p>
          </table:table-cell>
          <table:table-cell office:value-type="float" office:value="8304" calcext:value-type="float">
            <text:p>8304</text:p>
          </table:table-cell>
          <table:table-cell office:value-type="float" office:value="408715" calcext:value-type="float">
            <text:p>408715</text:p>
          </table:table-cell>
          <table:table-cell office:value-type="float" office:value="632427" calcext:value-type="float">
            <text:p>632427</text:p>
          </table:table-cell>
          <table:table-cell office:value-type="float" office:value="982425" calcext:value-type="float">
            <text:p>982425</text:p>
          </table:table-cell>
          <table:table-cell office:value-type="float" office:value="2004297" calcext:value-type="float">
            <text:p>2004297</text:p>
          </table:table-cell>
          <table:table-cell office:value-type="float" office:value="1901878" calcext:value-type="float">
            <text:p>1901878</text:p>
          </table:table-cell>
          <table:table-cell office:value-type="float" office:value="62275" calcext:value-type="float">
            <text:p>62275</text:p>
          </table:table-cell>
          <table:table-cell office:value-type="float" office:value="40144" calcext:value-type="float">
            <text:p>40144</text:p>
          </table:table-cell>
          <table:table-cell office:value-type="float" office:value="0" calcext:value-type="float">
            <text:p>0</text:p>
          </table:table-cell>
          <table:table-cell office:value-type="float" office:value="412469" calcext:value-type="float">
            <text:p>412469</text:p>
          </table:table-cell>
          <table:table-cell office:value-type="float" office:value="471660" calcext:value-type="float">
            <text:p>471660</text:p>
          </table:table-cell>
          <table:table-cell office:value-type="float" office:value="202179" calcext:value-type="float">
            <text:p>202179</text:p>
          </table:table-cell>
          <table:table-cell office:value-type="float" office:value="4073030" calcext:value-type="float">
            <text:p>407303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3Nov</text:p>
          </table:table-cell>
          <table:table-cell table:number-columns-repeated="2" office:value-type="float" office:value="733239" calcext:value-type="float">
            <text:p>733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03" calcext:value-type="float">
            <text:p>36003</text:p>
          </table:table-cell>
          <table:table-cell office:value-type="float" office:value="8482" calcext:value-type="float">
            <text:p>8482</text:p>
          </table:table-cell>
          <table:table-cell office:value-type="float" office:value="26275" calcext:value-type="float">
            <text:p>26275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 office:value-type="float" office:value="75370" calcext:value-type="float">
            <text:p>75370</text:p>
          </table:table-cell>
          <table:table-cell office:value-type="float" office:value="56586" calcext:value-type="float">
            <text:p>56586</text:p>
          </table:table-cell>
          <table:table-cell office:value-type="float" office:value="74199" calcext:value-type="float">
            <text:p>74199</text:p>
          </table:table-cell>
          <table:table-cell office:value-type="float" office:value="773929" calcext:value-type="float">
            <text:p>773929</text:p>
          </table:table-cell>
          <table:table-cell office:value-type="float" office:value="772875" calcext:value-type="float">
            <text:p>772875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31564" calcext:value-type="float">
            <text:p>31564</text:p>
          </table:table-cell>
          <table:table-cell office:value-type="float" office:value="838" calcext:value-type="float">
            <text:p>838</text:p>
          </table:table-cell>
          <table:table-cell office:value-type="float" office:value="21557" calcext:value-type="float">
            <text:p>21557</text:p>
          </table:table-cell>
          <table:table-cell office:value-type="float" office:value="902087" calcext:value-type="float">
            <text:p>902087</text:p>
          </table:table-cell>
          <table:table-cell office:value-type="float" office:value="2338662" calcext:value-type="float">
            <text:p>2338662</text:p>
          </table:table-cell>
          <table:table-cell office:value-type="float" office:value="2322373" calcext:value-type="float">
            <text:p>2322373</text:p>
          </table:table-cell>
          <table:table-cell office:value-type="float" office:value="15102" calcext:value-type="float">
            <text:p>15102</text:p>
          </table:table-cell>
          <table:table-cell office:value-type="float" office:value="1187" calcext:value-type="float">
            <text:p>1187</text:p>
          </table:table-cell>
          <table:table-cell office:value-type="float" office:value="723173" calcext:value-type="float">
            <text:p>723173</text:p>
          </table:table-cell>
          <table:table-cell office:value-type="float" office:value="123573" calcext:value-type="float">
            <text:p>123573</text:p>
          </table:table-cell>
          <table:table-cell office:value-type="float" office:value="573812" calcext:value-type="float">
            <text:p>573812</text:p>
          </table:table-cell>
          <table:table-cell office:value-type="float" office:value="25788" calcext:value-type="float">
            <text:p>25788</text:p>
          </table:table-cell>
          <table:table-cell office:value-type="float" office:value="25022" calcext:value-type="float">
            <text:p>25022</text:p>
          </table:table-cell>
          <table:table-cell office:value-type="float" office:value="8420" calcext:value-type="float">
            <text:p>8420</text:p>
          </table:table-cell>
          <table:table-cell office:value-type="float" office:value="401565" calcext:value-type="float">
            <text:p>401565</text:p>
          </table:table-cell>
          <table:table-cell office:value-type="float" office:value="649913" calcext:value-type="float">
            <text:p>649913</text:p>
          </table:table-cell>
          <table:table-cell office:value-type="float" office:value="953486" calcext:value-type="float">
            <text:p>953486</text:p>
          </table:table-cell>
          <table:table-cell office:value-type="float" office:value="2092988" calcext:value-type="float">
            <text:p>2092988</text:p>
          </table:table-cell>
          <table:table-cell office:value-type="float" office:value="1945878" calcext:value-type="float">
            <text:p>1945878</text:p>
          </table:table-cell>
          <table:table-cell office:value-type="float" office:value="88167" calcext:value-type="float">
            <text:p>88167</text:p>
          </table:table-cell>
          <table:table-cell office:value-type="float" office:value="58943" calcext:value-type="float">
            <text:p>58943</text:p>
          </table:table-cell>
          <table:table-cell office:value-type="float" office:value="0" calcext:value-type="float">
            <text:p>0</text:p>
          </table:table-cell>
          <table:table-cell office:value-type="float" office:value="432435" calcext:value-type="float">
            <text:p>432435</text:p>
          </table:table-cell>
          <table:table-cell office:value-type="float" office:value="464261" calcext:value-type="float">
            <text:p>464261</text:p>
          </table:table-cell>
          <table:table-cell office:value-type="float" office:value="203586" calcext:value-type="float">
            <text:p>203586</text:p>
          </table:table-cell>
          <table:table-cell office:value-type="float" office:value="4146755" calcext:value-type="float">
            <text:p>414675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3Oct</text:p>
          </table:table-cell>
          <table:table-cell table:number-columns-repeated="2" office:value-type="float" office:value="752697" calcext:value-type="float">
            <text:p>752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44" calcext:value-type="float">
            <text:p>36344</text:p>
          </table:table-cell>
          <table:table-cell office:value-type="float" office:value="8387" calcext:value-type="float">
            <text:p>8387</text:p>
          </table:table-cell>
          <table:table-cell office:value-type="float" office:value="26865" calcext:value-type="float">
            <text:p>26865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office:value-type="float" office:value="75138" calcext:value-type="float">
            <text:p>75138</text:p>
          </table:table-cell>
          <table:table-cell office:value-type="float" office:value="57407" calcext:value-type="float">
            <text:p>57407</text:p>
          </table:table-cell>
          <table:table-cell office:value-type="float" office:value="73939" calcext:value-type="float">
            <text:p>73939</text:p>
          </table:table-cell>
          <table:table-cell office:value-type="float" office:value="791886" calcext:value-type="float">
            <text:p>791886</text:p>
          </table:table-cell>
          <table:table-cell office:value-type="float" office:value="790832" calcext:value-type="float">
            <text:p>790832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32692" calcext:value-type="float">
            <text:p>32692</text:p>
          </table:table-cell>
          <table:table-cell office:value-type="float" office:value="888" calcext:value-type="float">
            <text:p>888</text:p>
          </table:table-cell>
          <table:table-cell office:value-type="float" office:value="23049" calcext:value-type="float">
            <text:p>23049</text:p>
          </table:table-cell>
          <table:table-cell office:value-type="float" office:value="922454" calcext:value-type="float">
            <text:p>922454</text:p>
          </table:table-cell>
          <table:table-cell office:value-type="float" office:value="2399541" calcext:value-type="float">
            <text:p>2399541</text:p>
          </table:table-cell>
          <table:table-cell office:value-type="float" office:value="2383255" calcext:value-type="float">
            <text:p>2383255</text:p>
          </table:table-cell>
          <table:table-cell office:value-type="float" office:value="15102" calcext:value-type="float">
            <text:p>15102</text:p>
          </table:table-cell>
          <table:table-cell office:value-type="float" office:value="1185" calcext:value-type="float">
            <text:p>1185</text:p>
          </table:table-cell>
          <table:table-cell office:value-type="float" office:value="724638" calcext:value-type="float">
            <text:p>724638</text:p>
          </table:table-cell>
          <table:table-cell office:value-type="float" office:value="123289" calcext:value-type="float">
            <text:p>123289</text:p>
          </table:table-cell>
          <table:table-cell office:value-type="float" office:value="575658" calcext:value-type="float">
            <text:p>575658</text:p>
          </table:table-cell>
          <table:table-cell office:value-type="float" office:value="25692" calcext:value-type="float">
            <text:p>25692</text:p>
          </table:table-cell>
          <table:table-cell office:value-type="float" office:value="25177" calcext:value-type="float">
            <text:p>25177</text:p>
          </table:table-cell>
          <table:table-cell office:value-type="float" office:value="8378" calcext:value-type="float">
            <text:p>8378</text:p>
          </table:table-cell>
          <table:table-cell office:value-type="float" office:value="399005" calcext:value-type="float">
            <text:p>399005</text:p>
          </table:table-cell>
          <table:table-cell office:value-type="float" office:value="671711" calcext:value-type="float">
            <text:p>671711</text:p>
          </table:table-cell>
          <table:table-cell office:value-type="float" office:value="950355" calcext:value-type="float">
            <text:p>950355</text:p>
          </table:table-cell>
          <table:table-cell office:value-type="float" office:value="2153148" calcext:value-type="float">
            <text:p>2153148</text:p>
          </table:table-cell>
          <table:table-cell office:value-type="float" office:value="2004216" calcext:value-type="float">
            <text:p>2004216</text:p>
          </table:table-cell>
          <table:table-cell office:value-type="float" office:value="79691" calcext:value-type="float">
            <text:p>79691</text:p>
          </table:table-cell>
          <table:table-cell office:value-type="float" office:value="69241" calcext:value-type="float">
            <text:p>69241</text:p>
          </table:table-cell>
          <table:table-cell office:value-type="float" office:value="0" calcext:value-type="float">
            <text:p>0</text:p>
          </table:table-cell>
          <table:table-cell office:value-type="float" office:value="449570" calcext:value-type="float">
            <text:p>449570</text:p>
          </table:table-cell>
          <table:table-cell office:value-type="float" office:value="461878" calcext:value-type="float">
            <text:p>461878</text:p>
          </table:table-cell>
          <table:table-cell office:value-type="float" office:value="213514" calcext:value-type="float">
            <text:p>213514</text:p>
          </table:table-cell>
          <table:table-cell office:value-type="float" office:value="4228465" calcext:value-type="float">
            <text:p>422846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3Sep</text:p>
          </table:table-cell>
          <table:table-cell table:number-columns-repeated="2" office:value-type="float" office:value="768257" calcext:value-type="float">
            <text:p>768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31" calcext:value-type="float">
            <text:p>36831</text:p>
          </table:table-cell>
          <table:table-cell office:value-type="float" office:value="8640" calcext:value-type="float">
            <text:p>8640</text:p>
          </table:table-cell>
          <table:table-cell office:value-type="float" office:value="27079" calcext:value-type="float">
            <text:p>27079</text:p>
          </table:table-cell>
          <table:table-cell office:value-type="float" office:value="1112" calcext:value-type="float">
            <text:p>1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74843" calcext:value-type="float">
            <text:p>74843</text:p>
          </table:table-cell>
          <table:table-cell office:value-type="float" office:value="57709" calcext:value-type="float">
            <text:p>57709</text:p>
          </table:table-cell>
          <table:table-cell office:value-type="float" office:value="73487" calcext:value-type="float">
            <text:p>73487</text:p>
          </table:table-cell>
          <table:table-cell office:value-type="float" office:value="804488" calcext:value-type="float">
            <text:p>804488</text:p>
          </table:table-cell>
          <table:table-cell office:value-type="float" office:value="803417" calcext:value-type="float">
            <text:p>803417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 office:value-type="float" office:value="33127" calcext:value-type="float">
            <text:p>33127</text:p>
          </table:table-cell>
          <table:table-cell office:value-type="float" office:value="836" calcext:value-type="float">
            <text:p>836</text:p>
          </table:table-cell>
          <table:table-cell office:value-type="float" office:value="26547" calcext:value-type="float">
            <text:p>26547</text:p>
          </table:table-cell>
          <table:table-cell office:value-type="float" office:value="938485" calcext:value-type="float">
            <text:p>938485</text:p>
          </table:table-cell>
          <table:table-cell office:value-type="float" office:value="2455021" calcext:value-type="float">
            <text:p>2455021</text:p>
          </table:table-cell>
          <table:table-cell office:value-type="float" office:value="2438736" calcext:value-type="float">
            <text:p>2438736</text:p>
          </table:table-cell>
          <table:table-cell office:value-type="float" office:value="15102" calcext:value-type="float">
            <text:p>15102</text:p>
          </table:table-cell>
          <table:table-cell office:value-type="float" office:value="1184" calcext:value-type="float">
            <text:p>1184</text:p>
          </table:table-cell>
          <table:table-cell office:value-type="float" office:value="727909" calcext:value-type="float">
            <text:p>727909</text:p>
          </table:table-cell>
          <table:table-cell office:value-type="float" office:value="124883" calcext:value-type="float">
            <text:p>124883</text:p>
          </table:table-cell>
          <table:table-cell office:value-type="float" office:value="576707" calcext:value-type="float">
            <text:p>576707</text:p>
          </table:table-cell>
          <table:table-cell office:value-type="float" office:value="26319" calcext:value-type="float">
            <text:p>26319</text:p>
          </table:table-cell>
          <table:table-cell office:value-type="float" office:value="24580" calcext:value-type="float">
            <text:p>24580</text:p>
          </table:table-cell>
          <table:table-cell office:value-type="float" office:value="8319" calcext:value-type="float">
            <text:p>8319</text:p>
          </table:table-cell>
          <table:table-cell office:value-type="float" office:value="396757" calcext:value-type="float">
            <text:p>396757</text:p>
          </table:table-cell>
          <table:table-cell office:value-type="float" office:value="690650" calcext:value-type="float">
            <text:p>690650</text:p>
          </table:table-cell>
          <table:table-cell office:value-type="float" office:value="944555" calcext:value-type="float">
            <text:p>944555</text:p>
          </table:table-cell>
          <table:table-cell office:value-type="float" office:value="2224968" calcext:value-type="float">
            <text:p>2224968</text:p>
          </table:table-cell>
          <table:table-cell office:value-type="float" office:value="2093776" calcext:value-type="float">
            <text:p>2093776</text:p>
          </table:table-cell>
          <table:table-cell office:value-type="float" office:value="82034" calcext:value-type="float">
            <text:p>82034</text:p>
          </table:table-cell>
          <table:table-cell office:value-type="float" office:value="49158" calcext:value-type="float">
            <text:p>49158</text:p>
          </table:table-cell>
          <table:table-cell office:value-type="float" office:value="0" calcext:value-type="float">
            <text:p>0</text:p>
          </table:table-cell>
          <table:table-cell office:value-type="float" office:value="449582" calcext:value-type="float">
            <text:p>449582</text:p>
          </table:table-cell>
          <table:table-cell office:value-type="float" office:value="458730" calcext:value-type="float">
            <text:p>458730</text:p>
          </table:table-cell>
          <table:table-cell office:value-type="float" office:value="225407" calcext:value-type="float">
            <text:p>225407</text:p>
          </table:table-cell>
          <table:table-cell office:value-type="float" office:value="4303242" calcext:value-type="float">
            <text:p>430324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3Aug</text:p>
          </table:table-cell>
          <table:table-cell table:number-columns-repeated="2" office:value-type="float" office:value="770714" calcext:value-type="float">
            <text:p>770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78" calcext:value-type="float">
            <text:p>37778</text:p>
          </table:table-cell>
          <table:table-cell office:value-type="float" office:value="8694" calcext:value-type="float">
            <text:p>8694</text:p>
          </table:table-cell>
          <table:table-cell office:value-type="float" office:value="27973" calcext:value-type="float">
            <text:p>27973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74967" calcext:value-type="float">
            <text:p>74967</text:p>
          </table:table-cell>
          <table:table-cell office:value-type="float" office:value="59125" calcext:value-type="float">
            <text:p>59125</text:p>
          </table:table-cell>
          <table:table-cell office:value-type="float" office:value="73550" calcext:value-type="float">
            <text:p>73550</text:p>
          </table:table-cell>
          <table:table-cell office:value-type="float" office:value="809243" calcext:value-type="float">
            <text:p>809243</text:p>
          </table:table-cell>
          <table:table-cell office:value-type="float" office:value="808172" calcext:value-type="float">
            <text:p>808172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 office:value-type="float" office:value="34723" calcext:value-type="float">
            <text:p>34723</text:p>
          </table:table-cell>
          <table:table-cell office:value-type="float" office:value="945" calcext:value-type="float">
            <text:p>945</text:p>
          </table:table-cell>
          <table:table-cell office:value-type="float" office:value="24946" calcext:value-type="float">
            <text:p>24946</text:p>
          </table:table-cell>
          <table:table-cell office:value-type="float" office:value="943407" calcext:value-type="float">
            <text:p>943407</text:p>
          </table:table-cell>
          <table:table-cell office:value-type="float" office:value="2485767" calcext:value-type="float">
            <text:p>2485767</text:p>
          </table:table-cell>
          <table:table-cell office:value-type="float" office:value="2469546" calcext:value-type="float">
            <text:p>2469546</text:p>
          </table:table-cell>
          <table:table-cell office:value-type="float" office:value="15042" calcext:value-type="float">
            <text:p>15042</text:p>
          </table:table-cell>
          <table:table-cell office:value-type="float" office:value="1180" calcext:value-type="float">
            <text:p>1180</text:p>
          </table:table-cell>
          <table:table-cell office:value-type="float" office:value="730132" calcext:value-type="float">
            <text:p>730132</text:p>
          </table:table-cell>
          <table:table-cell office:value-type="float" office:value="124941" calcext:value-type="float">
            <text:p>124941</text:p>
          </table:table-cell>
          <table:table-cell office:value-type="float" office:value="579442" calcext:value-type="float">
            <text:p>579442</text:p>
          </table:table-cell>
          <table:table-cell office:value-type="float" office:value="25749" calcext:value-type="float">
            <text:p>25749</text:p>
          </table:table-cell>
          <table:table-cell office:value-type="float" office:value="23966" calcext:value-type="float">
            <text:p>23966</text:p>
          </table:table-cell>
          <table:table-cell office:value-type="float" office:value="8291" calcext:value-type="float">
            <text:p>8291</text:p>
          </table:table-cell>
          <table:table-cell office:value-type="float" office:value="394200" calcext:value-type="float">
            <text:p>394200</text:p>
          </table:table-cell>
          <table:table-cell office:value-type="float" office:value="711325" calcext:value-type="float">
            <text:p>711325</text:p>
          </table:table-cell>
          <table:table-cell office:value-type="float" office:value="945322" calcext:value-type="float">
            <text:p>945322</text:p>
          </table:table-cell>
          <table:table-cell office:value-type="float" office:value="2250308" calcext:value-type="float">
            <text:p>2250308</text:p>
          </table:table-cell>
          <table:table-cell office:value-type="float" office:value="2122710" calcext:value-type="float">
            <text:p>2122710</text:p>
          </table:table-cell>
          <table:table-cell office:value-type="float" office:value="81312" calcext:value-type="float">
            <text:p>81312</text:p>
          </table:table-cell>
          <table:table-cell office:value-type="float" office:value="46286" calcext:value-type="float">
            <text:p>46286</text:p>
          </table:table-cell>
          <table:table-cell office:value-type="float" office:value="0" calcext:value-type="float">
            <text:p>0</text:p>
          </table:table-cell>
          <table:table-cell office:value-type="float" office:value="473441" calcext:value-type="float">
            <text:p>473441</text:p>
          </table:table-cell>
          <table:table-cell office:value-type="float" office:value="455184" calcext:value-type="float">
            <text:p>455184</text:p>
          </table:table-cell>
          <table:table-cell office:value-type="float" office:value="229434" calcext:value-type="float">
            <text:p>229434</text:p>
          </table:table-cell>
          <table:table-cell office:value-type="float" office:value="4353688" calcext:value-type="float">
            <text:p>435368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3Jul</text:p>
          </table:table-cell>
          <table:table-cell table:number-columns-repeated="2" office:value-type="float" office:value="770666" calcext:value-type="float">
            <text:p>770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38" calcext:value-type="float">
            <text:p>38238</text:p>
          </table:table-cell>
          <table:table-cell office:value-type="float" office:value="8706" calcext:value-type="float">
            <text:p>8706</text:p>
          </table:table-cell>
          <table:table-cell office:value-type="float" office:value="28421" calcext:value-type="float">
            <text:p>28421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74813" calcext:value-type="float">
            <text:p>74813</text:p>
          </table:table-cell>
          <table:table-cell office:value-type="float" office:value="57349" calcext:value-type="float">
            <text:p>57349</text:p>
          </table:table-cell>
          <table:table-cell office:value-type="float" office:value="73468" calcext:value-type="float">
            <text:p>73468</text:p>
          </table:table-cell>
          <table:table-cell office:value-type="float" office:value="810752" calcext:value-type="float">
            <text:p>810752</text:p>
          </table:table-cell>
          <table:table-cell office:value-type="float" office:value="809681" calcext:value-type="float">
            <text:p>809681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 office:value-type="float" office:value="33778" calcext:value-type="float">
            <text:p>33778</text:p>
          </table:table-cell>
          <table:table-cell office:value-type="float" office:value="817" calcext:value-type="float">
            <text:p>817</text:p>
          </table:table-cell>
          <table:table-cell office:value-type="float" office:value="23048" calcext:value-type="float">
            <text:p>23048</text:p>
          </table:table-cell>
          <table:table-cell office:value-type="float" office:value="941863" calcext:value-type="float">
            <text:p>941863</text:p>
          </table:table-cell>
          <table:table-cell office:value-type="float" office:value="2508611" calcext:value-type="float">
            <text:p>2508611</text:p>
          </table:table-cell>
          <table:table-cell office:value-type="float" office:value="2492386" calcext:value-type="float">
            <text:p>2492386</text:p>
          </table:table-cell>
          <table:table-cell office:value-type="float" office:value="15042" calcext:value-type="float">
            <text:p>15042</text:p>
          </table:table-cell>
          <table:table-cell office:value-type="float" office:value="1183" calcext:value-type="float">
            <text:p>1183</text:p>
          </table:table-cell>
          <table:table-cell office:value-type="float" office:value="737788" calcext:value-type="float">
            <text:p>737788</text:p>
          </table:table-cell>
          <table:table-cell office:value-type="float" office:value="125336" calcext:value-type="float">
            <text:p>125336</text:p>
          </table:table-cell>
          <table:table-cell office:value-type="float" office:value="586727" calcext:value-type="float">
            <text:p>586727</text:p>
          </table:table-cell>
          <table:table-cell office:value-type="float" office:value="25725" calcext:value-type="float">
            <text:p>25725</text:p>
          </table:table-cell>
          <table:table-cell office:value-type="float" office:value="23949" calcext:value-type="float">
            <text:p>23949</text:p>
          </table:table-cell>
          <table:table-cell office:value-type="float" office:value="8257" calcext:value-type="float">
            <text:p>8257</text:p>
          </table:table-cell>
          <table:table-cell office:value-type="float" office:value="391635" calcext:value-type="float">
            <text:p>391635</text:p>
          </table:table-cell>
          <table:table-cell office:value-type="float" office:value="693924" calcext:value-type="float">
            <text:p>693924</text:p>
          </table:table-cell>
          <table:table-cell office:value-type="float" office:value="944281" calcext:value-type="float">
            <text:p>944281</text:p>
          </table:table-cell>
          <table:table-cell office:value-type="float" office:value="2281608" calcext:value-type="float">
            <text:p>2281608</text:p>
          </table:table-cell>
          <table:table-cell office:value-type="float" office:value="2116302" calcext:value-type="float">
            <text:p>2116302</text:p>
          </table:table-cell>
          <table:table-cell office:value-type="float" office:value="114699" calcext:value-type="float">
            <text:p>114699</text:p>
          </table:table-cell>
          <table:table-cell office:value-type="float" office:value="50606" calcext:value-type="float">
            <text:p>50606</text:p>
          </table:table-cell>
          <table:table-cell office:value-type="float" office:value="0" calcext:value-type="float">
            <text:p>0</text:p>
          </table:table-cell>
          <table:table-cell office:value-type="float" office:value="453452" calcext:value-type="float">
            <text:p>453452</text:p>
          </table:table-cell>
          <table:table-cell office:value-type="float" office:value="451919" calcext:value-type="float">
            <text:p>451919</text:p>
          </table:table-cell>
          <table:table-cell office:value-type="float" office:value="232910" calcext:value-type="float">
            <text:p>232910</text:p>
          </table:table-cell>
          <table:table-cell office:value-type="float" office:value="4364170" calcext:value-type="float">
            <text:p>436417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3Jun</text:p>
          </table:table-cell>
          <table:table-cell table:number-columns-repeated="2" office:value-type="float" office:value="793749" calcext:value-type="float">
            <text:p>793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03" calcext:value-type="float">
            <text:p>38703</text:p>
          </table:table-cell>
          <table:table-cell office:value-type="float" office:value="8850" calcext:value-type="float">
            <text:p>8850</text:p>
          </table:table-cell>
          <table:table-cell office:value-type="float" office:value="28742" calcext:value-type="float">
            <text:p>28742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office:value-type="float" office:value="74391" calcext:value-type="float">
            <text:p>74391</text:p>
          </table:table-cell>
          <table:table-cell office:value-type="float" office:value="56026" calcext:value-type="float">
            <text:p>56026</text:p>
          </table:table-cell>
          <table:table-cell office:value-type="float" office:value="72899" calcext:value-type="float">
            <text:p>72899</text:p>
          </table:table-cell>
          <table:table-cell office:value-type="float" office:value="827598" calcext:value-type="float">
            <text:p>827598</text:p>
          </table:table-cell>
          <table:table-cell office:value-type="float" office:value="826527" calcext:value-type="float">
            <text:p>826527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 office:value-type="float" office:value="32821" calcext:value-type="float">
            <text:p>32821</text:p>
          </table:table-cell>
          <table:table-cell office:value-type="float" office:value="1060" calcext:value-type="float">
            <text:p>1060</text:p>
          </table:table-cell>
          <table:table-cell office:value-type="float" office:value="29259" calcext:value-type="float">
            <text:p>29259</text:p>
          </table:table-cell>
          <table:table-cell office:value-type="float" office:value="963637" calcext:value-type="float">
            <text:p>963637</text:p>
          </table:table-cell>
          <table:table-cell office:value-type="float" office:value="2572587" calcext:value-type="float">
            <text:p>2572587</text:p>
          </table:table-cell>
          <table:table-cell office:value-type="float" office:value="2556311" calcext:value-type="float">
            <text:p>2556311</text:p>
          </table:table-cell>
          <table:table-cell office:value-type="float" office:value="15094" calcext:value-type="float">
            <text:p>15094</text:p>
          </table:table-cell>
          <table:table-cell office:value-type="float" office:value="1182" calcext:value-type="float">
            <text:p>1182</text:p>
          </table:table-cell>
          <table:table-cell office:value-type="float" office:value="741657" calcext:value-type="float">
            <text:p>741657</text:p>
          </table:table-cell>
          <table:table-cell office:value-type="float" office:value="127601" calcext:value-type="float">
            <text:p>127601</text:p>
          </table:table-cell>
          <table:table-cell office:value-type="float" office:value="588895" calcext:value-type="float">
            <text:p>588895</text:p>
          </table:table-cell>
          <table:table-cell office:value-type="float" office:value="25160" calcext:value-type="float">
            <text:p>25160</text:p>
          </table:table-cell>
          <table:table-cell office:value-type="float" office:value="23582" calcext:value-type="float">
            <text:p>23582</text:p>
          </table:table-cell>
          <table:table-cell office:value-type="float" office:value="8267" calcext:value-type="float">
            <text:p>8267</text:p>
          </table:table-cell>
          <table:table-cell office:value-type="float" office:value="388365" calcext:value-type="float">
            <text:p>388365</text:p>
          </table:table-cell>
          <table:table-cell office:value-type="float" office:value="664975" calcext:value-type="float">
            <text:p>664975</text:p>
          </table:table-cell>
          <table:table-cell office:value-type="float" office:value="936820" calcext:value-type="float">
            <text:p>936820</text:p>
          </table:table-cell>
          <table:table-cell office:value-type="float" office:value="2350703" calcext:value-type="float">
            <text:p>2350703</text:p>
          </table:table-cell>
          <table:table-cell office:value-type="float" office:value="2197089" calcext:value-type="float">
            <text:p>2197089</text:p>
          </table:table-cell>
          <table:table-cell office:value-type="float" office:value="107895" calcext:value-type="float">
            <text:p>107895</text:p>
          </table:table-cell>
          <table:table-cell office:value-type="float" office:value="45719" calcext:value-type="float">
            <text:p>45719</text:p>
          </table:table-cell>
          <table:table-cell office:value-type="float" office:value="0" calcext:value-type="float">
            <text:p>0</text:p>
          </table:table-cell>
          <table:table-cell office:value-type="float" office:value="424961" calcext:value-type="float">
            <text:p>424961</text:p>
          </table:table-cell>
          <table:table-cell office:value-type="float" office:value="445700" calcext:value-type="float">
            <text:p>445700</text:p>
          </table:table-cell>
          <table:table-cell office:value-type="float" office:value="241250" calcext:value-type="float">
            <text:p>241250</text:p>
          </table:table-cell>
          <table:table-cell office:value-type="float" office:value="4399434" calcext:value-type="float">
            <text:p>439943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3May</text:p>
          </table:table-cell>
          <table:table-cell table:number-columns-repeated="2" office:value-type="float" office:value="816044" calcext:value-type="float">
            <text:p>816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18" calcext:value-type="float">
            <text:p>37318</text:p>
          </table:table-cell>
          <table:table-cell office:value-type="float" office:value="8663" calcext:value-type="float">
            <text:p>8663</text:p>
          </table:table-cell>
          <table:table-cell office:value-type="float" office:value="27473" calcext:value-type="float">
            <text:p>27473</text:p>
          </table:table-cell>
          <table:table-cell office:value-type="float" office:value="1182" calcext:value-type="float">
            <text:p>1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73984" calcext:value-type="float">
            <text:p>73984</text:p>
          </table:table-cell>
          <table:table-cell office:value-type="float" office:value="58624" calcext:value-type="float">
            <text:p>58624</text:p>
          </table:table-cell>
          <table:table-cell office:value-type="float" office:value="72419" calcext:value-type="float">
            <text:p>72419</text:p>
          </table:table-cell>
          <table:table-cell office:value-type="float" office:value="843749" calcext:value-type="float">
            <text:p>843749</text:p>
          </table:table-cell>
          <table:table-cell office:value-type="float" office:value="842678" calcext:value-type="float">
            <text:p>842678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 office:value-type="float" office:value="35738" calcext:value-type="float">
            <text:p>35738</text:p>
          </table:table-cell>
          <table:table-cell office:value-type="float" office:value="1105" calcext:value-type="float">
            <text:p>1105</text:p>
          </table:table-cell>
          <table:table-cell office:value-type="float" office:value="33708" calcext:value-type="float">
            <text:p>33708</text:p>
          </table:table-cell>
          <table:table-cell office:value-type="float" office:value="986719" calcext:value-type="float">
            <text:p>986719</text:p>
          </table:table-cell>
          <table:table-cell office:value-type="float" office:value="2612913" calcext:value-type="float">
            <text:p>2612913</text:p>
          </table:table-cell>
          <table:table-cell office:value-type="float" office:value="2595813" calcext:value-type="float">
            <text:p>2595813</text:p>
          </table:table-cell>
          <table:table-cell office:value-type="float" office:value="15916" calcext:value-type="float">
            <text:p>15916</text:p>
          </table:table-cell>
          <table:table-cell office:value-type="float" office:value="1184" calcext:value-type="float">
            <text:p>1184</text:p>
          </table:table-cell>
          <table:table-cell office:value-type="float" office:value="741367" calcext:value-type="float">
            <text:p>741367</text:p>
          </table:table-cell>
          <table:table-cell office:value-type="float" office:value="128861" calcext:value-type="float">
            <text:p>128861</text:p>
          </table:table-cell>
          <table:table-cell office:value-type="float" office:value="587139" calcext:value-type="float">
            <text:p>587139</text:p>
          </table:table-cell>
          <table:table-cell office:value-type="float" office:value="25367" calcext:value-type="float">
            <text:p>25367</text:p>
          </table:table-cell>
          <table:table-cell office:value-type="float" office:value="24277" calcext:value-type="float">
            <text:p>24277</text:p>
          </table:table-cell>
          <table:table-cell office:value-type="float" office:value="8222" calcext:value-type="float">
            <text:p>8222</text:p>
          </table:table-cell>
          <table:table-cell office:value-type="float" office:value="379502" calcext:value-type="float">
            <text:p>379502</text:p>
          </table:table-cell>
          <table:table-cell office:value-type="float" office:value="723236" calcext:value-type="float">
            <text:p>723236</text:p>
          </table:table-cell>
          <table:table-cell office:value-type="float" office:value="930989" calcext:value-type="float">
            <text:p>930989</text:p>
          </table:table-cell>
          <table:table-cell office:value-type="float" office:value="2377952" calcext:value-type="float">
            <text:p>2377952</text:p>
          </table:table-cell>
          <table:table-cell office:value-type="float" office:value="2222817" calcext:value-type="float">
            <text:p>2222817</text:p>
          </table:table-cell>
          <table:table-cell office:value-type="float" office:value="97440" calcext:value-type="float">
            <text:p>97440</text:p>
          </table:table-cell>
          <table:table-cell office:value-type="float" office:value="57695" calcext:value-type="float">
            <text:p>57695</text:p>
          </table:table-cell>
          <table:table-cell office:value-type="float" office:value="0" calcext:value-type="float">
            <text:p>0</text:p>
          </table:table-cell>
          <table:table-cell office:value-type="float" office:value="490075" calcext:value-type="float">
            <text:p>490075</text:p>
          </table:table-cell>
          <table:table-cell office:value-type="float" office:value="438705" calcext:value-type="float">
            <text:p>438705</text:p>
          </table:table-cell>
          <table:table-cell office:value-type="float" office:value="251801" calcext:value-type="float">
            <text:p>251801</text:p>
          </table:table-cell>
          <table:table-cell office:value-type="float" office:value="4489522" calcext:value-type="float">
            <text:p>448952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3Apr</text:p>
          </table:table-cell>
          <table:table-cell table:number-columns-repeated="2" office:value-type="float" office:value="859142" calcext:value-type="float">
            <text:p>859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66" calcext:value-type="float">
            <text:p>38666</text:p>
          </table:table-cell>
          <table:table-cell office:value-type="float" office:value="8786" calcext:value-type="float">
            <text:p>8786</text:p>
          </table:table-cell>
          <table:table-cell office:value-type="float" office:value="28697" calcext:value-type="float">
            <text:p>28697</text:p>
          </table:table-cell>
          <table:table-cell office:value-type="float" office:value="1183" calcext:value-type="float">
            <text:p>1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73864" calcext:value-type="float">
            <text:p>73864</text:p>
          </table:table-cell>
          <table:table-cell office:value-type="float" office:value="59752" calcext:value-type="float">
            <text:p>59752</text:p>
          </table:table-cell>
          <table:table-cell office:value-type="float" office:value="72122" calcext:value-type="float">
            <text:p>72122</text:p>
          </table:table-cell>
          <table:table-cell office:value-type="float" office:value="882593" calcext:value-type="float">
            <text:p>882593</text:p>
          </table:table-cell>
          <table:table-cell office:value-type="float" office:value="881569" calcext:value-type="float">
            <text:p>881569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36574" calcext:value-type="float">
            <text:p>36574</text:p>
          </table:table-cell>
          <table:table-cell office:value-type="float" office:value="951" calcext:value-type="float">
            <text:p>951</text:p>
          </table:table-cell>
          <table:table-cell office:value-type="float" office:value="39918" calcext:value-type="float">
            <text:p>39918</text:p>
          </table:table-cell>
          <table:table-cell office:value-type="float" office:value="1032158" calcext:value-type="float">
            <text:p>1032158</text:p>
          </table:table-cell>
          <table:table-cell office:value-type="float" office:value="2749381" calcext:value-type="float">
            <text:p>2749381</text:p>
          </table:table-cell>
          <table:table-cell office:value-type="float" office:value="2732274" calcext:value-type="float">
            <text:p>2732274</text:p>
          </table:table-cell>
          <table:table-cell office:value-type="float" office:value="15922" calcext:value-type="float">
            <text:p>15922</text:p>
          </table:table-cell>
          <table:table-cell office:value-type="float" office:value="1185" calcext:value-type="float">
            <text:p>1185</text:p>
          </table:table-cell>
          <table:table-cell office:value-type="float" office:value="744256" calcext:value-type="float">
            <text:p>744256</text:p>
          </table:table-cell>
          <table:table-cell office:value-type="float" office:value="130233" calcext:value-type="float">
            <text:p>130233</text:p>
          </table:table-cell>
          <table:table-cell office:value-type="float" office:value="588861" calcext:value-type="float">
            <text:p>588861</text:p>
          </table:table-cell>
          <table:table-cell office:value-type="float" office:value="25163" calcext:value-type="float">
            <text:p>25163</text:p>
          </table:table-cell>
          <table:table-cell office:value-type="float" office:value="24205" calcext:value-type="float">
            <text:p>24205</text:p>
          </table:table-cell>
          <table:table-cell office:value-type="float" office:value="8194" calcext:value-type="float">
            <text:p>8194</text:p>
          </table:table-cell>
          <table:table-cell office:value-type="float" office:value="377804" calcext:value-type="float">
            <text:p>377804</text:p>
          </table:table-cell>
          <table:table-cell office:value-type="float" office:value="744235" calcext:value-type="float">
            <text:p>744235</text:p>
          </table:table-cell>
          <table:table-cell office:value-type="float" office:value="927104" calcext:value-type="float">
            <text:p>927104</text:p>
          </table:table-cell>
          <table:table-cell office:value-type="float" office:value="2510052" calcext:value-type="float">
            <text:p>2510052</text:p>
          </table:table-cell>
          <table:table-cell office:value-type="float" office:value="2371773" calcext:value-type="float">
            <text:p>2371773</text:p>
          </table:table-cell>
          <table:table-cell office:value-type="float" office:value="71771" calcext:value-type="float">
            <text:p>71771</text:p>
          </table:table-cell>
          <table:table-cell office:value-type="float" office:value="66508" calcext:value-type="float">
            <text:p>66508</text:p>
          </table:table-cell>
          <table:table-cell office:value-type="float" office:value="0" calcext:value-type="float">
            <text:p>0</text:p>
          </table:table-cell>
          <table:table-cell office:value-type="float" office:value="506434" calcext:value-type="float">
            <text:p>506434</text:p>
          </table:table-cell>
          <table:table-cell office:value-type="float" office:value="439628" calcext:value-type="float">
            <text:p>439628</text:p>
          </table:table-cell>
          <table:table-cell office:value-type="float" office:value="264862" calcext:value-type="float">
            <text:p>264862</text:p>
          </table:table-cell>
          <table:table-cell office:value-type="float" office:value="4648081" calcext:value-type="float">
            <text:p>464808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3Mar</text:p>
          </table:table-cell>
          <table:table-cell table:number-columns-repeated="2" office:value-type="float" office:value="831806" calcext:value-type="float">
            <text:p>831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22" calcext:value-type="float">
            <text:p>39322</text:p>
          </table:table-cell>
          <table:table-cell office:value-type="float" office:value="8846" calcext:value-type="float">
            <text:p>8846</text:p>
          </table:table-cell>
          <table:table-cell office:value-type="float" office:value="29326" calcext:value-type="float">
            <text:p>29326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73653" calcext:value-type="float">
            <text:p>73653</text:p>
          </table:table-cell>
          <table:table-cell office:value-type="float" office:value="62714" calcext:value-type="float">
            <text:p>62714</text:p>
          </table:table-cell>
          <table:table-cell office:value-type="float" office:value="71694" calcext:value-type="float">
            <text:p>71694</text:p>
          </table:table-cell>
          <table:table-cell office:value-type="float" office:value="856745" calcext:value-type="float">
            <text:p>856745</text:p>
          </table:table-cell>
          <table:table-cell office:value-type="float" office:value="855721" calcext:value-type="float">
            <text:p>855721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39461" calcext:value-type="float">
            <text:p>39461</text:p>
          </table:table-cell>
          <table:table-cell office:value-type="float" office:value="1566" calcext:value-type="float">
            <text:p>1566</text:p>
          </table:table-cell>
          <table:table-cell office:value-type="float" office:value="38743" calcext:value-type="float">
            <text:p>38743</text:p>
          </table:table-cell>
          <table:table-cell office:value-type="float" office:value="1008209" calcext:value-type="float">
            <text:p>1008209</text:p>
          </table:table-cell>
          <table:table-cell office:value-type="float" office:value="2727450" calcext:value-type="float">
            <text:p>2727450</text:p>
          </table:table-cell>
          <table:table-cell office:value-type="float" office:value="2709374" calcext:value-type="float">
            <text:p>2709374</text:p>
          </table:table-cell>
          <table:table-cell office:value-type="float" office:value="16895" calcext:value-type="float">
            <text:p>16895</text:p>
          </table:table-cell>
          <table:table-cell office:value-type="float" office:value="1181" calcext:value-type="float">
            <text:p>1181</text:p>
          </table:table-cell>
          <table:table-cell office:value-type="float" office:value="747527" calcext:value-type="float">
            <text:p>747527</text:p>
          </table:table-cell>
          <table:table-cell office:value-type="float" office:value="132475" calcext:value-type="float">
            <text:p>132475</text:p>
          </table:table-cell>
          <table:table-cell office:value-type="float" office:value="590666" calcext:value-type="float">
            <text:p>590666</text:p>
          </table:table-cell>
          <table:table-cell office:value-type="float" office:value="24386" calcext:value-type="float">
            <text:p>24386</text:p>
          </table:table-cell>
          <table:table-cell office:value-type="float" office:value="23894" calcext:value-type="float">
            <text:p>23894</text:p>
          </table:table-cell>
          <table:table-cell office:value-type="float" office:value="8159" calcext:value-type="float">
            <text:p>8159</text:p>
          </table:table-cell>
          <table:table-cell office:value-type="float" office:value="376727" calcext:value-type="float">
            <text:p>376727</text:p>
          </table:table-cell>
          <table:table-cell office:value-type="float" office:value="791749" calcext:value-type="float">
            <text:p>791749</text:p>
          </table:table-cell>
          <table:table-cell office:value-type="float" office:value="921867" calcext:value-type="float">
            <text:p>921867</text:p>
          </table:table-cell>
          <table:table-cell office:value-type="float" office:value="2500322" calcext:value-type="float">
            <text:p>2500322</text:p>
          </table:table-cell>
          <table:table-cell office:value-type="float" office:value="2368920" calcext:value-type="float">
            <text:p>2368920</text:p>
          </table:table-cell>
          <table:table-cell office:value-type="float" office:value="93362" calcext:value-type="float">
            <text:p>93362</text:p>
          </table:table-cell>
          <table:table-cell office:value-type="float" office:value="38040" calcext:value-type="float">
            <text:p>38040</text:p>
          </table:table-cell>
          <table:table-cell office:value-type="float" office:value="0" calcext:value-type="float">
            <text:p>0</text:p>
          </table:table-cell>
          <table:table-cell office:value-type="float" office:value="544838" calcext:value-type="float">
            <text:p>544838</text:p>
          </table:table-cell>
          <table:table-cell office:value-type="float" office:value="440272" calcext:value-type="float">
            <text:p>440272</text:p>
          </table:table-cell>
          <table:table-cell office:value-type="float" office:value="268213" calcext:value-type="float">
            <text:p>268213</text:p>
          </table:table-cell>
          <table:table-cell office:value-type="float" office:value="4675512" calcext:value-type="float">
            <text:p>467551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3Feb</text:p>
          </table:table-cell>
          <table:table-cell table:number-columns-repeated="2" office:value-type="float" office:value="901136" calcext:value-type="float">
            <text:p>901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94" calcext:value-type="float">
            <text:p>39094</text:p>
          </table:table-cell>
          <table:table-cell office:value-type="float" office:value="8827" calcext:value-type="float">
            <text:p>8827</text:p>
          </table:table-cell>
          <table:table-cell office:value-type="float" office:value="29114" calcext:value-type="float">
            <text:p>29114</text:p>
          </table:table-cell>
          <table:table-cell office:value-type="float" office:value="1153" calcext:value-type="float">
            <text:p>1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72352" calcext:value-type="float">
            <text:p>72352</text:p>
          </table:table-cell>
          <table:table-cell office:value-type="float" office:value="61695" calcext:value-type="float">
            <text:p>61695</text:p>
          </table:table-cell>
          <table:table-cell office:value-type="float" office:value="70397" calcext:value-type="float">
            <text:p>70397</text:p>
          </table:table-cell>
          <table:table-cell office:value-type="float" office:value="924015" calcext:value-type="float">
            <text:p>924015</text:p>
          </table:table-cell>
          <table:table-cell office:value-type="float" office:value="922991" calcext:value-type="float">
            <text:p>922991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37735" calcext:value-type="float">
            <text:p>37735</text:p>
          </table:table-cell>
          <table:table-cell office:value-type="float" office:value="1008" calcext:value-type="float">
            <text:p>1008</text:p>
          </table:table-cell>
          <table:table-cell office:value-type="float" office:value="41793" calcext:value-type="float">
            <text:p>41793</text:p>
          </table:table-cell>
          <table:table-cell office:value-type="float" office:value="1074948" calcext:value-type="float">
            <text:p>1074948</text:p>
          </table:table-cell>
          <table:table-cell office:value-type="float" office:value="2886898" calcext:value-type="float">
            <text:p>2886898</text:p>
          </table:table-cell>
          <table:table-cell office:value-type="float" office:value="2869027" calcext:value-type="float">
            <text:p>2869027</text:p>
          </table:table-cell>
          <table:table-cell office:value-type="float" office:value="16899" calcext:value-type="float">
            <text:p>16899</text:p>
          </table:table-cell>
          <table:table-cell office:value-type="float" office:value="972" calcext:value-type="float">
            <text:p>972</text:p>
          </table:table-cell>
          <table:table-cell office:value-type="float" office:value="732623" calcext:value-type="float">
            <text:p>732623</text:p>
          </table:table-cell>
          <table:table-cell office:value-type="float" office:value="131622" calcext:value-type="float">
            <text:p>131622</text:p>
          </table:table-cell>
          <table:table-cell office:value-type="float" office:value="589056" calcext:value-type="float">
            <text:p>589056</text:p>
          </table:table-cell>
          <table:table-cell office:value-type="float" office:value="11945" calcext:value-type="float">
            <text:p>11945</text:p>
          </table:table-cell>
          <table:table-cell office:value-type="float" office:value="23698" calcext:value-type="float">
            <text:p>23698</text:p>
          </table:table-cell>
          <table:table-cell office:value-type="float" office:value="8099" calcext:value-type="float">
            <text:p>8099</text:p>
          </table:table-cell>
          <table:table-cell office:value-type="float" office:value="385167" calcext:value-type="float">
            <text:p>385167</text:p>
          </table:table-cell>
          <table:table-cell office:value-type="float" office:value="784522" calcext:value-type="float">
            <text:p>784522</text:p>
          </table:table-cell>
          <table:table-cell office:value-type="float" office:value="905374" calcext:value-type="float">
            <text:p>905374</text:p>
          </table:table-cell>
          <table:table-cell office:value-type="float" office:value="2684599" calcext:value-type="float">
            <text:p>2684599</text:p>
          </table:table-cell>
          <table:table-cell office:value-type="float" office:value="2548057" calcext:value-type="float">
            <text:p>2548057</text:p>
          </table:table-cell>
          <table:table-cell office:value-type="float" office:value="82737" calcext:value-type="float">
            <text:p>82737</text:p>
          </table:table-cell>
          <table:table-cell office:value-type="float" office:value="53805" calcext:value-type="float">
            <text:p>53805</text:p>
          </table:table-cell>
          <table:table-cell office:value-type="float" office:value="0" calcext:value-type="float">
            <text:p>0</text:p>
          </table:table-cell>
          <table:table-cell office:value-type="float" office:value="523183" calcext:value-type="float">
            <text:p>523183</text:p>
          </table:table-cell>
          <table:table-cell office:value-type="float" office:value="437776" calcext:value-type="float">
            <text:p>437776</text:p>
          </table:table-cell>
          <table:table-cell office:value-type="float" office:value="270077" calcext:value-type="float">
            <text:p>270077</text:p>
          </table:table-cell>
          <table:table-cell office:value-type="float" office:value="4821009" calcext:value-type="float">
            <text:p>482100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3Jan</text:p>
          </table:table-cell>
          <table:table-cell table:number-columns-repeated="2" office:value-type="float" office:value="907188" calcext:value-type="float">
            <text:p>907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53" calcext:value-type="float">
            <text:p>39253</text:p>
          </table:table-cell>
          <table:table-cell office:value-type="float" office:value="9077" calcext:value-type="float">
            <text:p>9077</text:p>
          </table:table-cell>
          <table:table-cell office:value-type="float" office:value="29024" calcext:value-type="float">
            <text:p>29024</text:p>
          </table:table-cell>
          <table:table-cell office:value-type="float" office:value="1152" calcext:value-type="float">
            <text:p>1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73188" calcext:value-type="float">
            <text:p>73188</text:p>
          </table:table-cell>
          <table:table-cell office:value-type="float" office:value="60387" calcext:value-type="float">
            <text:p>60387</text:p>
          </table:table-cell>
          <table:table-cell office:value-type="float" office:value="70602" calcext:value-type="float">
            <text:p>70602</text:p>
          </table:table-cell>
          <table:table-cell office:value-type="float" office:value="929881" calcext:value-type="float">
            <text:p>929881</text:p>
          </table:table-cell>
          <table:table-cell office:value-type="float" office:value="928857" calcext:value-type="float">
            <text:p>928857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37650" calcext:value-type="float">
            <text:p>37650</text:p>
          </table:table-cell>
          <table:table-cell office:value-type="float" office:value="1256" calcext:value-type="float">
            <text:p>1256</text:p>
          </table:table-cell>
          <table:table-cell office:value-type="float" office:value="41282" calcext:value-type="float">
            <text:p>41282</text:p>
          </table:table-cell>
          <table:table-cell office:value-type="float" office:value="1080671" calcext:value-type="float">
            <text:p>1080671</text:p>
          </table:table-cell>
          <table:table-cell office:value-type="float" office:value="3015293" calcext:value-type="float">
            <text:p>3015293</text:p>
          </table:table-cell>
          <table:table-cell office:value-type="float" office:value="2997416" calcext:value-type="float">
            <text:p>2997416</text:p>
          </table:table-cell>
          <table:table-cell office:value-type="float" office:value="16899" calcext:value-type="float">
            <text:p>16899</text:p>
          </table:table-cell>
          <table:table-cell office:value-type="float" office:value="978" calcext:value-type="float">
            <text:p>978</text:p>
          </table:table-cell>
          <table:table-cell office:value-type="float" office:value="719911" calcext:value-type="float">
            <text:p>719911</text:p>
          </table:table-cell>
          <table:table-cell office:value-type="float" office:value="140902" calcext:value-type="float">
            <text:p>140902</text:p>
          </table:table-cell>
          <table:table-cell office:value-type="float" office:value="567947" calcext:value-type="float">
            <text:p>567947</text:p>
          </table:table-cell>
          <table:table-cell office:value-type="float" office:value="11062" calcext:value-type="float">
            <text:p>11062</text:p>
          </table:table-cell>
          <table:table-cell office:value-type="float" office:value="23620" calcext:value-type="float">
            <text:p>23620</text:p>
          </table:table-cell>
          <table:table-cell office:value-type="float" office:value="8068" calcext:value-type="float">
            <text:p>8068</text:p>
          </table:table-cell>
          <table:table-cell office:value-type="float" office:value="378788" calcext:value-type="float">
            <text:p>378788</text:p>
          </table:table-cell>
          <table:table-cell office:value-type="float" office:value="784429" calcext:value-type="float">
            <text:p>784429</text:p>
          </table:table-cell>
          <table:table-cell office:value-type="float" office:value="907953" calcext:value-type="float">
            <text:p>907953</text:p>
          </table:table-cell>
          <table:table-cell office:value-type="float" office:value="2775799" calcext:value-type="float">
            <text:p>2775799</text:p>
          </table:table-cell>
          <table:table-cell office:value-type="float" office:value="2617041" calcext:value-type="float">
            <text:p>2617041</text:p>
          </table:table-cell>
          <table:table-cell office:value-type="float" office:value="103274" calcext:value-type="float">
            <text:p>103274</text:p>
          </table:table-cell>
          <table:table-cell office:value-type="float" office:value="55484" calcext:value-type="float">
            <text:p>55484</text:p>
          </table:table-cell>
          <table:table-cell office:value-type="float" office:value="0" calcext:value-type="float">
            <text:p>0</text:p>
          </table:table-cell>
          <table:table-cell office:value-type="float" office:value="533214" calcext:value-type="float">
            <text:p>533214</text:p>
          </table:table-cell>
          <table:table-cell office:value-type="float" office:value="435489" calcext:value-type="float">
            <text:p>435489</text:p>
          </table:table-cell>
          <table:table-cell office:value-type="float" office:value="277658" calcext:value-type="float">
            <text:p>277658</text:p>
          </table:table-cell>
          <table:table-cell office:value-type="float" office:value="4930113" calcext:value-type="float">
            <text:p>493011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2Dec</text:p>
          </table:table-cell>
          <table:table-cell table:number-columns-repeated="2" office:value-type="float" office:value="985909" calcext:value-type="float">
            <text:p>985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20" calcext:value-type="float">
            <text:p>38120</text:p>
          </table:table-cell>
          <table:table-cell office:value-type="float" office:value="8983" calcext:value-type="float">
            <text:p>8983</text:p>
          </table:table-cell>
          <table:table-cell office:value-type="float" office:value="28622" calcext:value-type="float">
            <text:p>28622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75813" calcext:value-type="float">
            <text:p>75813</text:p>
          </table:table-cell>
          <table:table-cell office:value-type="float" office:value="62720" calcext:value-type="float">
            <text:p>62720</text:p>
          </table:table-cell>
          <table:table-cell office:value-type="float" office:value="73007" calcext:value-type="float">
            <text:p>73007</text:p>
          </table:table-cell>
          <table:table-cell office:value-type="float" office:value="997330" calcext:value-type="float">
            <text:p>997330</text:p>
          </table:table-cell>
          <table:table-cell office:value-type="float" office:value="996306" calcext:value-type="float">
            <text:p>996306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39715" calcext:value-type="float">
            <text:p>39715</text:p>
          </table:table-cell>
          <table:table-cell office:value-type="float" office:value="2073" calcext:value-type="float">
            <text:p>2073</text:p>
          </table:table-cell>
          <table:table-cell office:value-type="float" office:value="51081" calcext:value-type="float">
            <text:p>51081</text:p>
          </table:table-cell>
          <table:table-cell office:value-type="float" office:value="1163206" calcext:value-type="float">
            <text:p>1163206</text:p>
          </table:table-cell>
          <table:table-cell office:value-type="float" office:value="3351199" calcext:value-type="float">
            <text:p>3351199</text:p>
          </table:table-cell>
          <table:table-cell office:value-type="float" office:value="3333318" calcext:value-type="float">
            <text:p>3333318</text:p>
          </table:table-cell>
          <table:table-cell office:value-type="float" office:value="16900" calcext:value-type="float">
            <text:p>16900</text:p>
          </table:table-cell>
          <table:table-cell office:value-type="float" office:value="981" calcext:value-type="float">
            <text:p>981</text:p>
          </table:table-cell>
          <table:table-cell office:value-type="float" office:value="723087" calcext:value-type="float">
            <text:p>723087</text:p>
          </table:table-cell>
          <table:table-cell office:value-type="float" office:value="144356" calcext:value-type="float">
            <text:p>144356</text:p>
          </table:table-cell>
          <table:table-cell office:value-type="float" office:value="568439" calcext:value-type="float">
            <text:p>568439</text:p>
          </table:table-cell>
          <table:table-cell office:value-type="float" office:value="10292" calcext:value-type="float">
            <text:p>10292</text:p>
          </table:table-cell>
          <table:table-cell office:value-type="float" office:value="23351" calcext:value-type="float">
            <text:p>23351</text:p>
          </table:table-cell>
          <table:table-cell office:value-type="float" office:value="8252" calcext:value-type="float">
            <text:p>8252</text:p>
          </table:table-cell>
          <table:table-cell office:value-type="float" office:value="382277" calcext:value-type="float">
            <text:p>382277</text:p>
          </table:table-cell>
          <table:table-cell office:value-type="float" office:value="799906" calcext:value-type="float">
            <text:p>799906</text:p>
          </table:table-cell>
          <table:table-cell office:value-type="float" office:value="938173" calcext:value-type="float">
            <text:p>938173</text:p>
          </table:table-cell>
          <table:table-cell office:value-type="float" office:value="3062187" calcext:value-type="float">
            <text:p>3062187</text:p>
          </table:table-cell>
          <table:table-cell office:value-type="float" office:value="2916351" calcext:value-type="float">
            <text:p>2916351</text:p>
          </table:table-cell>
          <table:table-cell office:value-type="float" office:value="81358" calcext:value-type="float">
            <text:p>81358</text:p>
          </table:table-cell>
          <table:table-cell office:value-type="float" office:value="64478" calcext:value-type="float">
            <text:p>64478</text:p>
          </table:table-cell>
          <table:table-cell office:value-type="float" office:value="0" calcext:value-type="float">
            <text:p>0</text:p>
          </table:table-cell>
          <table:table-cell office:value-type="float" office:value="544769" calcext:value-type="float">
            <text:p>544769</text:p>
          </table:table-cell>
          <table:table-cell office:value-type="float" office:value="444282" calcext:value-type="float">
            <text:p>444282</text:p>
          </table:table-cell>
          <table:table-cell office:value-type="float" office:value="298662" calcext:value-type="float">
            <text:p>298662</text:p>
          </table:table-cell>
          <table:table-cell office:value-type="float" office:value="5288073" calcext:value-type="float">
            <text:p>528807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2Nov</text:p>
          </table:table-cell>
          <table:table-cell table:number-columns-repeated="2" office:value-type="float" office:value="1022445" calcext:value-type="float">
            <text:p>1022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83" calcext:value-type="float">
            <text:p>37783</text:p>
          </table:table-cell>
          <table:table-cell office:value-type="float" office:value="8983" calcext:value-type="float">
            <text:p>8983</text:p>
          </table:table-cell>
          <table:table-cell office:value-type="float" office:value="28241" calcext:value-type="float">
            <text:p>28241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73209" calcext:value-type="float">
            <text:p>73209</text:p>
          </table:table-cell>
          <table:table-cell office:value-type="float" office:value="64602" calcext:value-type="float">
            <text:p>64602</text:p>
          </table:table-cell>
          <table:table-cell office:value-type="float" office:value="71178" calcext:value-type="float">
            <text:p>71178</text:p>
          </table:table-cell>
          <table:table-cell office:value-type="float" office:value="1034078" calcext:value-type="float">
            <text:p>1034078</text:p>
          </table:table-cell>
          <table:table-cell office:value-type="float" office:value="1033054" calcext:value-type="float">
            <text:p>103305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40636" calcext:value-type="float">
            <text:p>40636</text:p>
          </table:table-cell>
          <table:table-cell office:value-type="float" office:value="1710" calcext:value-type="float">
            <text:p>1710</text:p>
          </table:table-cell>
          <table:table-cell office:value-type="float" office:value="51055" calcext:value-type="float">
            <text:p>51055</text:p>
          </table:table-cell>
          <table:table-cell office:value-type="float" office:value="1198657" calcext:value-type="float">
            <text:p>1198657</text:p>
          </table:table-cell>
          <table:table-cell office:value-type="float" office:value="3448311" calcext:value-type="float">
            <text:p>3448311</text:p>
          </table:table-cell>
          <table:table-cell office:value-type="float" office:value="3430282" calcext:value-type="float">
            <text:p>3430282</text:p>
          </table:table-cell>
          <table:table-cell office:value-type="float" office:value="17051" calcext:value-type="float">
            <text:p>17051</text:p>
          </table:table-cell>
          <table:table-cell office:value-type="float" office:value="978" calcext:value-type="float">
            <text:p>978</text:p>
          </table:table-cell>
          <table:table-cell office:value-type="float" office:value="722317" calcext:value-type="float">
            <text:p>722317</text:p>
          </table:table-cell>
          <table:table-cell office:value-type="float" office:value="143988" calcext:value-type="float">
            <text:p>143988</text:p>
          </table:table-cell>
          <table:table-cell office:value-type="float" office:value="568210" calcext:value-type="float">
            <text:p>568210</text:p>
          </table:table-cell>
          <table:table-cell office:value-type="float" office:value="10119" calcext:value-type="float">
            <text:p>10119</text:p>
          </table:table-cell>
          <table:table-cell office:value-type="float" office:value="22109" calcext:value-type="float">
            <text:p>22109</text:p>
          </table:table-cell>
          <table:table-cell office:value-type="float" office:value="8415" calcext:value-type="float">
            <text:p>8415</text:p>
          </table:table-cell>
          <table:table-cell office:value-type="float" office:value="371624" calcext:value-type="float">
            <text:p>371624</text:p>
          </table:table-cell>
          <table:table-cell office:value-type="float" office:value="829466" calcext:value-type="float">
            <text:p>829466</text:p>
          </table:table-cell>
          <table:table-cell office:value-type="float" office:value="915087" calcext:value-type="float">
            <text:p>915087</text:p>
          </table:table-cell>
          <table:table-cell office:value-type="float" office:value="3190753" calcext:value-type="float">
            <text:p>3190753</text:p>
          </table:table-cell>
          <table:table-cell office:value-type="float" office:value="3003951" calcext:value-type="float">
            <text:p>3003951</text:p>
          </table:table-cell>
          <table:table-cell office:value-type="float" office:value="115634" calcext:value-type="float">
            <text:p>115634</text:p>
          </table:table-cell>
          <table:table-cell office:value-type="float" office:value="71168" calcext:value-type="float">
            <text:p>71168</text:p>
          </table:table-cell>
          <table:table-cell office:value-type="float" office:value="0" calcext:value-type="float">
            <text:p>0</text:p>
          </table:table-cell>
          <table:table-cell office:value-type="float" office:value="573002" calcext:value-type="float">
            <text:p>573002</text:p>
          </table:table-cell>
          <table:table-cell office:value-type="float" office:value="430733" calcext:value-type="float">
            <text:p>430733</text:p>
          </table:table-cell>
          <table:table-cell office:value-type="float" office:value="292675" calcext:value-type="float">
            <text:p>292675</text:p>
          </table:table-cell>
          <table:table-cell office:value-type="float" office:value="5402250" calcext:value-type="float">
            <text:p>540225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2Oct</text:p>
          </table:table-cell>
          <table:table-cell table:number-columns-repeated="2" office:value-type="float" office:value="1052370" calcext:value-type="float">
            <text:p>1052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64" calcext:value-type="float">
            <text:p>37864</text:p>
          </table:table-cell>
          <table:table-cell office:value-type="float" office:value="9100" calcext:value-type="float">
            <text:p>9100</text:p>
          </table:table-cell>
          <table:table-cell office:value-type="float" office:value="28205" calcext:value-type="float">
            <text:p>28205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73288" calcext:value-type="float">
            <text:p>73288</text:p>
          </table:table-cell>
          <table:table-cell office:value-type="float" office:value="65062" calcext:value-type="float">
            <text:p>65062</text:p>
          </table:table-cell>
          <table:table-cell office:value-type="float" office:value="71311" calcext:value-type="float">
            <text:p>71311</text:p>
          </table:table-cell>
          <table:table-cell office:value-type="float" office:value="1064791" calcext:value-type="float">
            <text:p>1064791</text:p>
          </table:table-cell>
          <table:table-cell office:value-type="float" office:value="1063767" calcext:value-type="float">
            <text:p>1063767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40538" calcext:value-type="float">
            <text:p>40538</text:p>
          </table:table-cell>
          <table:table-cell office:value-type="float" office:value="1590" calcext:value-type="float">
            <text:p>1590</text:p>
          </table:table-cell>
          <table:table-cell office:value-type="float" office:value="50952" calcext:value-type="float">
            <text:p>50952</text:p>
          </table:table-cell>
          <table:table-cell office:value-type="float" office:value="1229182" calcext:value-type="float">
            <text:p>1229182</text:p>
          </table:table-cell>
          <table:table-cell office:value-type="float" office:value="3538601" calcext:value-type="float">
            <text:p>3538601</text:p>
          </table:table-cell>
          <table:table-cell office:value-type="float" office:value="3520570" calcext:value-type="float">
            <text:p>3520570</text:p>
          </table:table-cell>
          <table:table-cell office:value-type="float" office:value="17050" calcext:value-type="float">
            <text:p>17050</text:p>
          </table:table-cell>
          <table:table-cell office:value-type="float" office:value="981" calcext:value-type="float">
            <text:p>981</text:p>
          </table:table-cell>
          <table:table-cell office:value-type="float" office:value="721027" calcext:value-type="float">
            <text:p>721027</text:p>
          </table:table-cell>
          <table:table-cell office:value-type="float" office:value="145448" calcext:value-type="float">
            <text:p>145448</text:p>
          </table:table-cell>
          <table:table-cell office:value-type="float" office:value="565728" calcext:value-type="float">
            <text:p>565728</text:p>
          </table:table-cell>
          <table:table-cell office:value-type="float" office:value="9851" calcext:value-type="float">
            <text:p>9851</text:p>
          </table:table-cell>
          <table:table-cell office:value-type="float" office:value="21946" calcext:value-type="float">
            <text:p>21946</text:p>
          </table:table-cell>
          <table:table-cell office:value-type="float" office:value="8374" calcext:value-type="float">
            <text:p>8374</text:p>
          </table:table-cell>
          <table:table-cell office:value-type="float" office:value="367685" calcext:value-type="float">
            <text:p>367685</text:p>
          </table:table-cell>
          <table:table-cell office:value-type="float" office:value="822682" calcext:value-type="float">
            <text:p>822682</text:p>
          </table:table-cell>
          <table:table-cell office:value-type="float" office:value="916761" calcext:value-type="float">
            <text:p>916761</text:p>
          </table:table-cell>
          <table:table-cell office:value-type="float" office:value="3278468" calcext:value-type="float">
            <text:p>3278468</text:p>
          </table:table-cell>
          <table:table-cell office:value-type="float" office:value="3130440" calcext:value-type="float">
            <text:p>3130440</text:p>
          </table:table-cell>
          <table:table-cell office:value-type="float" office:value="83954" calcext:value-type="float">
            <text:p>83954</text:p>
          </table:table-cell>
          <table:table-cell office:value-type="float" office:value="64074" calcext:value-type="float">
            <text:p>64074</text:p>
          </table:table-cell>
          <table:table-cell office:value-type="float" office:value="0" calcext:value-type="float">
            <text:p>0</text:p>
          </table:table-cell>
          <table:table-cell office:value-type="float" office:value="565994" calcext:value-type="float">
            <text:p>565994</text:p>
          </table:table-cell>
          <table:table-cell office:value-type="float" office:value="427940" calcext:value-type="float">
            <text:p>427940</text:p>
          </table:table-cell>
          <table:table-cell office:value-type="float" office:value="291153" calcext:value-type="float">
            <text:p>291153</text:p>
          </table:table-cell>
          <table:table-cell office:value-type="float" office:value="5480316" calcext:value-type="float">
            <text:p>548031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2Sep</text:p>
          </table:table-cell>
          <table:table-cell table:number-columns-repeated="2" office:value-type="float" office:value="1037258" calcext:value-type="float">
            <text:p>1037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80" calcext:value-type="float">
            <text:p>37780</text:p>
          </table:table-cell>
          <table:table-cell office:value-type="float" office:value="9208" calcext:value-type="float">
            <text:p>9208</text:p>
          </table:table-cell>
          <table:table-cell office:value-type="float" office:value="28015" calcext:value-type="float">
            <text:p>28015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73618" calcext:value-type="float">
            <text:p>73618</text:p>
          </table:table-cell>
          <table:table-cell office:value-type="float" office:value="66349" calcext:value-type="float">
            <text:p>66349</text:p>
          </table:table-cell>
          <table:table-cell office:value-type="float" office:value="71399" calcext:value-type="float">
            <text:p>71399</text:p>
          </table:table-cell>
          <table:table-cell office:value-type="float" office:value="1046968" calcext:value-type="float">
            <text:p>1046968</text:p>
          </table:table-cell>
          <table:table-cell office:value-type="float" office:value="1045944" calcext:value-type="float">
            <text:p>104594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41779" calcext:value-type="float">
            <text:p>41779</text:p>
          </table:table-cell>
          <table:table-cell office:value-type="float" office:value="1680" calcext:value-type="float">
            <text:p>1680</text:p>
          </table:table-cell>
          <table:table-cell office:value-type="float" office:value="53763" calcext:value-type="float">
            <text:p>53763</text:p>
          </table:table-cell>
          <table:table-cell office:value-type="float" office:value="1215589" calcext:value-type="float">
            <text:p>1215589</text:p>
          </table:table-cell>
          <table:table-cell office:value-type="float" office:value="3517102" calcext:value-type="float">
            <text:p>3517102</text:p>
          </table:table-cell>
          <table:table-cell office:value-type="float" office:value="3499072" calcext:value-type="float">
            <text:p>3499072</text:p>
          </table:table-cell>
          <table:table-cell office:value-type="float" office:value="17051" calcext:value-type="float">
            <text:p>17051</text:p>
          </table:table-cell>
          <table:table-cell office:value-type="float" office:value="978" calcext:value-type="float">
            <text:p>978</text:p>
          </table:table-cell>
          <table:table-cell office:value-type="float" office:value="729951" calcext:value-type="float">
            <text:p>729951</text:p>
          </table:table-cell>
          <table:table-cell office:value-type="float" office:value="147589" calcext:value-type="float">
            <text:p>147589</text:p>
          </table:table-cell>
          <table:table-cell office:value-type="float" office:value="572655" calcext:value-type="float">
            <text:p>572655</text:p>
          </table:table-cell>
          <table:table-cell office:value-type="float" office:value="9708" calcext:value-type="float">
            <text:p>9708</text:p>
          </table:table-cell>
          <table:table-cell office:value-type="float" office:value="21708" calcext:value-type="float">
            <text:p>21708</text:p>
          </table:table-cell>
          <table:table-cell office:value-type="float" office:value="8364" calcext:value-type="float">
            <text:p>8364</text:p>
          </table:table-cell>
          <table:table-cell office:value-type="float" office:value="368946" calcext:value-type="float">
            <text:p>368946</text:p>
          </table:table-cell>
          <table:table-cell office:value-type="float" office:value="843559" calcext:value-type="float">
            <text:p>843559</text:p>
          </table:table-cell>
          <table:table-cell office:value-type="float" office:value="917843" calcext:value-type="float">
            <text:p>917843</text:p>
          </table:table-cell>
          <table:table-cell office:value-type="float" office:value="3257676" calcext:value-type="float">
            <text:p>3257676</text:p>
          </table:table-cell>
          <table:table-cell office:value-type="float" office:value="3144563" calcext:value-type="float">
            <text:p>3144563</text:p>
          </table:table-cell>
          <table:table-cell office:value-type="float" office:value="91878" calcext:value-type="float">
            <text:p>91878</text:p>
          </table:table-cell>
          <table:table-cell office:value-type="float" office:value="21235" calcext:value-type="float">
            <text:p>21235</text:p>
          </table:table-cell>
          <table:table-cell office:value-type="float" office:value="0" calcext:value-type="float">
            <text:p>0</text:p>
          </table:table-cell>
          <table:table-cell office:value-type="float" office:value="581481" calcext:value-type="float">
            <text:p>581481</text:p>
          </table:table-cell>
          <table:table-cell office:value-type="float" office:value="428816" calcext:value-type="float">
            <text:p>428816</text:p>
          </table:table-cell>
          <table:table-cell office:value-type="float" office:value="303818" calcext:value-type="float">
            <text:p>303818</text:p>
          </table:table-cell>
          <table:table-cell office:value-type="float" office:value="5489634" calcext:value-type="float">
            <text:p>548963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2Aug</text:p>
          </table:table-cell>
          <table:table-cell table:number-columns-repeated="2" office:value-type="float" office:value="1097220" calcext:value-type="float">
            <text:p>1097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9" calcext:value-type="float">
            <text:p>38269</text:p>
          </table:table-cell>
          <table:table-cell office:value-type="float" office:value="9241" calcext:value-type="float">
            <text:p>9241</text:p>
          </table:table-cell>
          <table:table-cell office:value-type="float" office:value="28472" calcext:value-type="float">
            <text:p>28472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73908" calcext:value-type="float">
            <text:p>73908</text:p>
          </table:table-cell>
          <table:table-cell office:value-type="float" office:value="66620" calcext:value-type="float">
            <text:p>66620</text:p>
          </table:table-cell>
          <table:table-cell office:value-type="float" office:value="71714" calcext:value-type="float">
            <text:p>71714</text:p>
          </table:table-cell>
          <table:table-cell office:value-type="float" office:value="1104795" calcext:value-type="float">
            <text:p>1104795</text:p>
          </table:table-cell>
          <table:table-cell office:value-type="float" office:value="1103755" calcext:value-type="float">
            <text:p>1103755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41545" calcext:value-type="float">
            <text:p>41545</text:p>
          </table:table-cell>
          <table:table-cell office:value-type="float" office:value="1771" calcext:value-type="float">
            <text:p>1771</text:p>
          </table:table-cell>
          <table:table-cell office:value-type="float" office:value="56764" calcext:value-type="float">
            <text:p>56764</text:p>
          </table:table-cell>
          <table:table-cell office:value-type="float" office:value="1276589" calcext:value-type="float">
            <text:p>1276589</text:p>
          </table:table-cell>
          <table:table-cell office:value-type="float" office:value="3674840" calcext:value-type="float">
            <text:p>3674840</text:p>
          </table:table-cell>
          <table:table-cell office:value-type="float" office:value="3656927" calcext:value-type="float">
            <text:p>3656927</text:p>
          </table:table-cell>
          <table:table-cell office:value-type="float" office:value="16934" calcext:value-type="float">
            <text:p>16934</text:p>
          </table:table-cell>
          <table:table-cell office:value-type="float" office:value="980" calcext:value-type="float">
            <text:p>980</text:p>
          </table:table-cell>
          <table:table-cell office:value-type="float" office:value="731070" calcext:value-type="float">
            <text:p>731070</text:p>
          </table:table-cell>
          <table:table-cell office:value-type="float" office:value="149799" calcext:value-type="float">
            <text:p>149799</text:p>
          </table:table-cell>
          <table:table-cell office:value-type="float" office:value="571719" calcext:value-type="float">
            <text:p>571719</text:p>
          </table:table-cell>
          <table:table-cell office:value-type="float" office:value="9553" calcext:value-type="float">
            <text:p>9553</text:p>
          </table:table-cell>
          <table:table-cell office:value-type="float" office:value="21610" calcext:value-type="float">
            <text:p>21610</text:p>
          </table:table-cell>
          <table:table-cell office:value-type="float" office:value="8331" calcext:value-type="float">
            <text:p>8331</text:p>
          </table:table-cell>
          <table:table-cell office:value-type="float" office:value="369639" calcext:value-type="float">
            <text:p>369639</text:p>
          </table:table-cell>
          <table:table-cell office:value-type="float" office:value="822624" calcext:value-type="float">
            <text:p>822624</text:p>
          </table:table-cell>
          <table:table-cell office:value-type="float" office:value="921770" calcext:value-type="float">
            <text:p>921770</text:p>
          </table:table-cell>
          <table:table-cell office:value-type="float" office:value="3414750" calcext:value-type="float">
            <text:p>3414750</text:p>
          </table:table-cell>
          <table:table-cell office:value-type="float" office:value="3310500" calcext:value-type="float">
            <text:p>3310500</text:p>
          </table:table-cell>
          <table:table-cell office:value-type="float" office:value="80165" calcext:value-type="float">
            <text:p>80165</text:p>
          </table:table-cell>
          <table:table-cell office:value-type="float" office:value="24085" calcext:value-type="float">
            <text:p>24085</text:p>
          </table:table-cell>
          <table:table-cell office:value-type="float" office:value="0" calcext:value-type="float">
            <text:p>0</text:p>
          </table:table-cell>
          <table:table-cell office:value-type="float" office:value="556202" calcext:value-type="float">
            <text:p>556202</text:p>
          </table:table-cell>
          <table:table-cell office:value-type="float" office:value="425113" calcext:value-type="float">
            <text:p>425113</text:p>
          </table:table-cell>
          <table:table-cell office:value-type="float" office:value="310288" calcext:value-type="float">
            <text:p>310288</text:p>
          </table:table-cell>
          <table:table-cell office:value-type="float" office:value="5628123" calcext:value-type="float">
            <text:p>562812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2Jul</text:p>
          </table:table-cell>
          <table:table-cell table:number-columns-repeated="2" office:value-type="float" office:value="1083185" calcext:value-type="float">
            <text:p>1083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19" calcext:value-type="float">
            <text:p>38219</text:p>
          </table:table-cell>
          <table:table-cell office:value-type="float" office:value="9137" calcext:value-type="float">
            <text:p>9137</text:p>
          </table:table-cell>
          <table:table-cell office:value-type="float" office:value="28527" calcext:value-type="float">
            <text:p>28527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74056" calcext:value-type="float">
            <text:p>74056</text:p>
          </table:table-cell>
          <table:table-cell office:value-type="float" office:value="67609" calcext:value-type="float">
            <text:p>67609</text:p>
          </table:table-cell>
          <table:table-cell office:value-type="float" office:value="71828" calcext:value-type="float">
            <text:p>71828</text:p>
          </table:table-cell>
          <table:table-cell office:value-type="float" office:value="1087151" calcext:value-type="float">
            <text:p>1087151</text:p>
          </table:table-cell>
          <table:table-cell office:value-type="float" office:value="1086111" calcext:value-type="float">
            <text:p>1086111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42692" calcext:value-type="float">
            <text:p>42692</text:p>
          </table:table-cell>
          <table:table-cell office:value-type="float" office:value="1734" calcext:value-type="float">
            <text:p>1734</text:p>
          </table:table-cell>
          <table:table-cell office:value-type="float" office:value="60217" calcext:value-type="float">
            <text:p>60217</text:p>
          </table:table-cell>
          <table:table-cell office:value-type="float" office:value="1263622" calcext:value-type="float">
            <text:p>1263622</text:p>
          </table:table-cell>
          <table:table-cell office:value-type="float" office:value="3654703" calcext:value-type="float">
            <text:p>3654703</text:p>
          </table:table-cell>
          <table:table-cell office:value-type="float" office:value="3636788" calcext:value-type="float">
            <text:p>3636788</text:p>
          </table:table-cell>
          <table:table-cell office:value-type="float" office:value="16934" calcext:value-type="float">
            <text:p>16934</text:p>
          </table:table-cell>
          <table:table-cell office:value-type="float" office:value="982" calcext:value-type="float">
            <text:p>982</text:p>
          </table:table-cell>
          <table:table-cell office:value-type="float" office:value="730017" calcext:value-type="float">
            <text:p>730017</text:p>
          </table:table-cell>
          <table:table-cell office:value-type="float" office:value="151012" calcext:value-type="float">
            <text:p>151012</text:p>
          </table:table-cell>
          <table:table-cell office:value-type="float" office:value="569729" calcext:value-type="float">
            <text:p>569729</text:p>
          </table:table-cell>
          <table:table-cell office:value-type="float" office:value="9276" calcext:value-type="float">
            <text:p>9276</text:p>
          </table:table-cell>
          <table:table-cell office:value-type="float" office:value="21009" calcext:value-type="float">
            <text:p>21009</text:p>
          </table:table-cell>
          <table:table-cell office:value-type="float" office:value="8289" calcext:value-type="float">
            <text:p>8289</text:p>
          </table:table-cell>
          <table:table-cell office:value-type="float" office:value="364283" calcext:value-type="float">
            <text:p>364283</text:p>
          </table:table-cell>
          <table:table-cell office:value-type="float" office:value="828047" calcext:value-type="float">
            <text:p>828047</text:p>
          </table:table-cell>
          <table:table-cell office:value-type="float" office:value="923125" calcext:value-type="float">
            <text:p>923125</text:p>
          </table:table-cell>
          <table:table-cell office:value-type="float" office:value="3389604" calcext:value-type="float">
            <text:p>3389604</text:p>
          </table:table-cell>
          <table:table-cell office:value-type="float" office:value="3249651" calcext:value-type="float">
            <text:p>3249651</text:p>
          </table:table-cell>
          <table:table-cell office:value-type="float" office:value="112005" calcext:value-type="float">
            <text:p>112005</text:p>
          </table:table-cell>
          <table:table-cell office:value-type="float" office:value="27947" calcext:value-type="float">
            <text:p>27947</text:p>
          </table:table-cell>
          <table:table-cell office:value-type="float" office:value="0" calcext:value-type="float">
            <text:p>0</text:p>
          </table:table-cell>
          <table:table-cell office:value-type="float" office:value="555684" calcext:value-type="float">
            <text:p>555684</text:p>
          </table:table-cell>
          <table:table-cell office:value-type="float" office:value="420937" calcext:value-type="float">
            <text:p>420937</text:p>
          </table:table-cell>
          <table:table-cell office:value-type="float" office:value="317008" calcext:value-type="float">
            <text:p>317008</text:p>
          </table:table-cell>
          <table:table-cell office:value-type="float" office:value="5606357" calcext:value-type="float">
            <text:p>560635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2Jun</text:p>
          </table:table-cell>
          <table:table-cell table:number-columns-repeated="2" office:value-type="float" office:value="1070979" calcext:value-type="float">
            <text:p>1070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74" calcext:value-type="float">
            <text:p>38374</text:p>
          </table:table-cell>
          <table:table-cell office:value-type="float" office:value="9129" calcext:value-type="float">
            <text:p>9129</text:p>
          </table:table-cell>
          <table:table-cell office:value-type="float" office:value="28692" calcext:value-type="float">
            <text:p>28692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74015" calcext:value-type="float">
            <text:p>74015</text:p>
          </table:table-cell>
          <table:table-cell office:value-type="float" office:value="65372" calcext:value-type="float">
            <text:p>65372</text:p>
          </table:table-cell>
          <table:table-cell office:value-type="float" office:value="71499" calcext:value-type="float">
            <text:p>71499</text:p>
          </table:table-cell>
          <table:table-cell office:value-type="float" office:value="1092359" calcext:value-type="float">
            <text:p>1092359</text:p>
          </table:table-cell>
          <table:table-cell office:value-type="float" office:value="1091319" calcext:value-type="float">
            <text:p>1091319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39825" calcext:value-type="float">
            <text:p>39825</text:p>
          </table:table-cell>
          <table:table-cell office:value-type="float" office:value="2088" calcext:value-type="float">
            <text:p>2088</text:p>
          </table:table-cell>
          <table:table-cell office:value-type="float" office:value="43493" calcext:value-type="float">
            <text:p>43493</text:p>
          </table:table-cell>
          <table:table-cell office:value-type="float" office:value="1249264" calcext:value-type="float">
            <text:p>1249264</text:p>
          </table:table-cell>
          <table:table-cell office:value-type="float" office:value="3656622" calcext:value-type="float">
            <text:p>3656622</text:p>
          </table:table-cell>
          <table:table-cell office:value-type="float" office:value="3638660" calcext:value-type="float">
            <text:p>3638660</text:p>
          </table:table-cell>
          <table:table-cell office:value-type="float" office:value="16985" calcext:value-type="float">
            <text:p>16985</text:p>
          </table:table-cell>
          <table:table-cell office:value-type="float" office:value="977" calcext:value-type="float">
            <text:p>977</text:p>
          </table:table-cell>
          <table:table-cell office:value-type="float" office:value="729580" calcext:value-type="float">
            <text:p>729580</text:p>
          </table:table-cell>
          <table:table-cell office:value-type="float" office:value="150581" calcext:value-type="float">
            <text:p>150581</text:p>
          </table:table-cell>
          <table:table-cell office:value-type="float" office:value="569928" calcext:value-type="float">
            <text:p>569928</text:p>
          </table:table-cell>
          <table:table-cell office:value-type="float" office:value="9072" calcext:value-type="float">
            <text:p>9072</text:p>
          </table:table-cell>
          <table:table-cell office:value-type="float" office:value="20893" calcext:value-type="float">
            <text:p>20893</text:p>
          </table:table-cell>
          <table:table-cell office:value-type="float" office:value="8179" calcext:value-type="float">
            <text:p>8179</text:p>
          </table:table-cell>
          <table:table-cell office:value-type="float" office:value="363898" calcext:value-type="float">
            <text:p>363898</text:p>
          </table:table-cell>
          <table:table-cell office:value-type="float" office:value="793635" calcext:value-type="float">
            <text:p>793635</text:p>
          </table:table-cell>
          <table:table-cell office:value-type="float" office:value="918920" calcext:value-type="float">
            <text:p>918920</text:p>
          </table:table-cell>
          <table:table-cell office:value-type="float" office:value="3425890" calcext:value-type="float">
            <text:p>3425890</text:p>
          </table:table-cell>
          <table:table-cell office:value-type="float" office:value="3272158" calcext:value-type="float">
            <text:p>3272158</text:p>
          </table:table-cell>
          <table:table-cell office:value-type="float" office:value="142406" calcext:value-type="float">
            <text:p>142406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525802" calcext:value-type="float">
            <text:p>525802</text:p>
          </table:table-cell>
          <table:table-cell office:value-type="float" office:value="418301" calcext:value-type="float">
            <text:p>418301</text:p>
          </table:table-cell>
          <table:table-cell office:value-type="float" office:value="283896" calcext:value-type="float">
            <text:p>283896</text:p>
          </table:table-cell>
          <table:table-cell office:value-type="float" office:value="5572810" calcext:value-type="float">
            <text:p>557281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2May</text:p>
          </table:table-cell>
          <table:table-cell table:number-columns-repeated="2" office:value-type="float" office:value="1035461" calcext:value-type="float">
            <text:p>1035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07" calcext:value-type="float">
            <text:p>38207</text:p>
          </table:table-cell>
          <table:table-cell office:value-type="float" office:value="9056" calcext:value-type="float">
            <text:p>9056</text:p>
          </table:table-cell>
          <table:table-cell office:value-type="float" office:value="28590" calcext:value-type="float">
            <text:p>28590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73019" calcext:value-type="float">
            <text:p>73019</text:p>
          </table:table-cell>
          <table:table-cell office:value-type="float" office:value="65463" calcext:value-type="float">
            <text:p>65463</text:p>
          </table:table-cell>
          <table:table-cell office:value-type="float" office:value="70641" calcext:value-type="float">
            <text:p>70641</text:p>
          </table:table-cell>
          <table:table-cell office:value-type="float" office:value="1061658" calcext:value-type="float">
            <text:p>1061658</text:p>
          </table:table-cell>
          <table:table-cell office:value-type="float" office:value="1060618" calcext:value-type="float">
            <text:p>1060618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40811" calcext:value-type="float">
            <text:p>40811</text:p>
          </table:table-cell>
          <table:table-cell office:value-type="float" office:value="2048" calcext:value-type="float">
            <text:p>2048</text:p>
          </table:table-cell>
          <table:table-cell office:value-type="float" office:value="37503" calcext:value-type="float">
            <text:p>37503</text:p>
          </table:table-cell>
          <table:table-cell office:value-type="float" office:value="1212661" calcext:value-type="float">
            <text:p>1212661</text:p>
          </table:table-cell>
          <table:table-cell office:value-type="float" office:value="3500655" calcext:value-type="float">
            <text:p>3500655</text:p>
          </table:table-cell>
          <table:table-cell office:value-type="float" office:value="3482281" calcext:value-type="float">
            <text:p>3482281</text:p>
          </table:table-cell>
          <table:table-cell office:value-type="float" office:value="17398" calcext:value-type="float">
            <text:p>17398</text:p>
          </table:table-cell>
          <table:table-cell office:value-type="float" office:value="976" calcext:value-type="float">
            <text:p>976</text:p>
          </table:table-cell>
          <table:table-cell office:value-type="float" office:value="732576" calcext:value-type="float">
            <text:p>732576</text:p>
          </table:table-cell>
          <table:table-cell office:value-type="float" office:value="156195" calcext:value-type="float">
            <text:p>156195</text:p>
          </table:table-cell>
          <table:table-cell office:value-type="float" office:value="566524" calcext:value-type="float">
            <text:p>566524</text:p>
          </table:table-cell>
          <table:table-cell office:value-type="float" office:value="9857" calcext:value-type="float">
            <text:p>9857</text:p>
          </table:table-cell>
          <table:table-cell office:value-type="float" office:value="20487" calcext:value-type="float">
            <text:p>20487</text:p>
          </table:table-cell>
          <table:table-cell office:value-type="float" office:value="8143" calcext:value-type="float">
            <text:p>8143</text:p>
          </table:table-cell>
          <table:table-cell office:value-type="float" office:value="351532" calcext:value-type="float">
            <text:p>351532</text:p>
          </table:table-cell>
          <table:table-cell office:value-type="float" office:value="811076" calcext:value-type="float">
            <text:p>811076</text:p>
          </table:table-cell>
          <table:table-cell office:value-type="float" office:value="908135" calcext:value-type="float">
            <text:p>908135</text:p>
          </table:table-cell>
          <table:table-cell office:value-type="float" office:value="3324021" calcext:value-type="float">
            <text:p>3324021</text:p>
          </table:table-cell>
          <table:table-cell office:value-type="float" office:value="3203775" calcext:value-type="float">
            <text:p>3203775</text:p>
          </table:table-cell>
          <table:table-cell office:value-type="float" office:value="110384" calcext:value-type="float">
            <text:p>110384</text:p>
          </table:table-cell>
          <table:table-cell office:value-type="float" office:value="9862" calcext:value-type="float">
            <text:p>9862</text:p>
          </table:table-cell>
          <table:table-cell office:value-type="float" office:value="0" calcext:value-type="float">
            <text:p>0</text:p>
          </table:table-cell>
          <table:table-cell office:value-type="float" office:value="525232" calcext:value-type="float">
            <text:p>525232</text:p>
          </table:table-cell>
          <table:table-cell office:value-type="float" office:value="412212" calcext:value-type="float">
            <text:p>412212</text:p>
          </table:table-cell>
          <table:table-cell office:value-type="float" office:value="254875" calcext:value-type="float">
            <text:p>254875</text:p>
          </table:table-cell>
          <table:table-cell office:value-type="float" office:value="5424475" calcext:value-type="float">
            <text:p>542447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2Apr</text:p>
          </table:table-cell>
          <table:table-cell table:number-columns-repeated="2" office:value-type="float" office:value="974106" calcext:value-type="float">
            <text:p>974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66" calcext:value-type="float">
            <text:p>38866</text:p>
          </table:table-cell>
          <table:table-cell office:value-type="float" office:value="9073" calcext:value-type="float">
            <text:p>9073</text:p>
          </table:table-cell>
          <table:table-cell office:value-type="float" office:value="29232" calcext:value-type="float">
            <text:p>29232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72176" calcext:value-type="float">
            <text:p>72176</text:p>
          </table:table-cell>
          <table:table-cell office:value-type="float" office:value="61752" calcext:value-type="float">
            <text:p>61752</text:p>
          </table:table-cell>
          <table:table-cell office:value-type="float" office:value="69908" calcext:value-type="float">
            <text:p>69908</text:p>
          </table:table-cell>
          <table:table-cell office:value-type="float" office:value="1004912" calcext:value-type="float">
            <text:p>1004912</text:p>
          </table:table-cell>
          <table:table-cell office:value-type="float" office:value="1003872" calcext:value-type="float">
            <text:p>1003872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37453" calcext:value-type="float">
            <text:p>37453</text:p>
          </table:table-cell>
          <table:table-cell office:value-type="float" office:value="1591" calcext:value-type="float">
            <text:p>1591</text:p>
          </table:table-cell>
          <table:table-cell office:value-type="float" office:value="33530" calcext:value-type="float">
            <text:p>33530</text:p>
          </table:table-cell>
          <table:table-cell office:value-type="float" office:value="1147394" calcext:value-type="float">
            <text:p>1147394</text:p>
          </table:table-cell>
          <table:table-cell office:value-type="float" office:value="3344952" calcext:value-type="float">
            <text:p>3344952</text:p>
          </table:table-cell>
          <table:table-cell office:value-type="float" office:value="3326573" calcext:value-type="float">
            <text:p>3326573</text:p>
          </table:table-cell>
          <table:table-cell office:value-type="float" office:value="17403" calcext:value-type="float">
            <text:p>17403</text:p>
          </table:table-cell>
          <table:table-cell office:value-type="float" office:value="977" calcext:value-type="float">
            <text:p>977</text:p>
          </table:table-cell>
          <table:table-cell office:value-type="float" office:value="738283" calcext:value-type="float">
            <text:p>738283</text:p>
          </table:table-cell>
          <table:table-cell office:value-type="float" office:value="156135" calcext:value-type="float">
            <text:p>156135</text:p>
          </table:table-cell>
          <table:table-cell office:value-type="float" office:value="572408" calcext:value-type="float">
            <text:p>572408</text:p>
          </table:table-cell>
          <table:table-cell office:value-type="float" office:value="9740" calcext:value-type="float">
            <text:p>9740</text:p>
          </table:table-cell>
          <table:table-cell office:value-type="float" office:value="20970" calcext:value-type="float">
            <text:p>20970</text:p>
          </table:table-cell>
          <table:table-cell office:value-type="float" office:value="8099" calcext:value-type="float">
            <text:p>8099</text:p>
          </table:table-cell>
          <table:table-cell office:value-type="float" office:value="350796" calcext:value-type="float">
            <text:p>350796</text:p>
          </table:table-cell>
          <table:table-cell office:value-type="float" office:value="789815" calcext:value-type="float">
            <text:p>789815</text:p>
          </table:table-cell>
          <table:table-cell office:value-type="float" office:value="898843" calcext:value-type="float">
            <text:p>898843</text:p>
          </table:table-cell>
          <table:table-cell office:value-type="float" office:value="3212858" calcext:value-type="float">
            <text:p>3212858</text:p>
          </table:table-cell>
          <table:table-cell office:value-type="float" office:value="3101615" calcext:value-type="float">
            <text:p>3101615</text:p>
          </table:table-cell>
          <table:table-cell office:value-type="float" office:value="100688" calcext:value-type="float">
            <text:p>100688</text:p>
          </table:table-cell>
          <table:table-cell office:value-type="float" office:value="10554" calcext:value-type="float">
            <text:p>10554</text:p>
          </table:table-cell>
          <table:table-cell office:value-type="float" office:value="0" calcext:value-type="float">
            <text:p>0</text:p>
          </table:table-cell>
          <table:table-cell office:value-type="float" office:value="520117" calcext:value-type="float">
            <text:p>520117</text:p>
          </table:table-cell>
          <table:table-cell office:value-type="float" office:value="409165" calcext:value-type="float">
            <text:p>409165</text:p>
          </table:table-cell>
          <table:table-cell office:value-type="float" office:value="211941" calcext:value-type="float">
            <text:p>211941</text:p>
          </table:table-cell>
          <table:table-cell office:value-type="float" office:value="5252922" calcext:value-type="float">
            <text:p>525292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2Mar</text:p>
          </table:table-cell>
          <table:table-cell table:number-columns-repeated="2" office:value-type="float" office:value="971058" calcext:value-type="float">
            <text:p>971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51" calcext:value-type="float">
            <text:p>38651</text:p>
          </table:table-cell>
          <table:table-cell office:value-type="float" office:value="9070" calcext:value-type="float">
            <text:p>9070</text:p>
          </table:table-cell>
          <table:table-cell office:value-type="float" office:value="29020" calcext:value-type="float">
            <text:p>29020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72071" calcext:value-type="float">
            <text:p>72071</text:p>
          </table:table-cell>
          <table:table-cell office:value-type="float" office:value="59929" calcext:value-type="float">
            <text:p>59929</text:p>
          </table:table-cell>
          <table:table-cell office:value-type="float" office:value="69595" calcext:value-type="float">
            <text:p>69595</text:p>
          </table:table-cell>
          <table:table-cell office:value-type="float" office:value="1000841" calcext:value-type="float">
            <text:p>1000841</text:p>
          </table:table-cell>
          <table:table-cell office:value-type="float" office:value="999801" calcext:value-type="float">
            <text:p>999801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36321" calcext:value-type="float">
            <text:p>36321</text:p>
          </table:table-cell>
          <table:table-cell office:value-type="float" office:value="1664" calcext:value-type="float">
            <text:p>1664</text:p>
          </table:table-cell>
          <table:table-cell office:value-type="float" office:value="33771" calcext:value-type="float">
            <text:p>33771</text:p>
          </table:table-cell>
          <table:table-cell office:value-type="float" office:value="1142192" calcext:value-type="float">
            <text:p>1142192</text:p>
          </table:table-cell>
          <table:table-cell office:value-type="float" office:value="3336216" calcext:value-type="float">
            <text:p>3336216</text:p>
          </table:table-cell>
          <table:table-cell office:value-type="float" office:value="3317253" calcext:value-type="float">
            <text:p>3317253</text:p>
          </table:table-cell>
          <table:table-cell office:value-type="float" office:value="17987" calcext:value-type="float">
            <text:p>17987</text:p>
          </table:table-cell>
          <table:table-cell office:value-type="float" office:value="977" calcext:value-type="float">
            <text:p>977</text:p>
          </table:table-cell>
          <table:table-cell office:value-type="float" office:value="744376" calcext:value-type="float">
            <text:p>744376</text:p>
          </table:table-cell>
          <table:table-cell office:value-type="float" office:value="156809" calcext:value-type="float">
            <text:p>156809</text:p>
          </table:table-cell>
          <table:table-cell office:value-type="float" office:value="578182" calcext:value-type="float">
            <text:p>578182</text:p>
          </table:table-cell>
          <table:table-cell office:value-type="float" office:value="9385" calcext:value-type="float">
            <text:p>9385</text:p>
          </table:table-cell>
          <table:table-cell office:value-type="float" office:value="21012" calcext:value-type="float">
            <text:p>21012</text:p>
          </table:table-cell>
          <table:table-cell office:value-type="float" office:value="8080" calcext:value-type="float">
            <text:p>8080</text:p>
          </table:table-cell>
          <table:table-cell office:value-type="float" office:value="354102" calcext:value-type="float">
            <text:p>354102</text:p>
          </table:table-cell>
          <table:table-cell office:value-type="float" office:value="774445" calcext:value-type="float">
            <text:p>774445</text:p>
          </table:table-cell>
          <table:table-cell office:value-type="float" office:value="894801" calcext:value-type="float">
            <text:p>894801</text:p>
          </table:table-cell>
          <table:table-cell office:value-type="float" office:value="3219553" calcext:value-type="float">
            <text:p>3219553</text:p>
          </table:table-cell>
          <table:table-cell office:value-type="float" office:value="3074352" calcext:value-type="float">
            <text:p>3074352</text:p>
          </table:table-cell>
          <table:table-cell office:value-type="float" office:value="135990" calcext:value-type="float">
            <text:p>135990</text:p>
          </table:table-cell>
          <table:table-cell office:value-type="float" office:value="9210" calcext:value-type="float">
            <text:p>9210</text:p>
          </table:table-cell>
          <table:table-cell office:value-type="float" office:value="0" calcext:value-type="float">
            <text:p>0</text:p>
          </table:table-cell>
          <table:table-cell office:value-type="float" office:value="512396" calcext:value-type="float">
            <text:p>512396</text:p>
          </table:table-cell>
          <table:table-cell office:value-type="float" office:value="404356" calcext:value-type="float">
            <text:p>404356</text:p>
          </table:table-cell>
          <table:table-cell office:value-type="float" office:value="207128" calcext:value-type="float">
            <text:p>207128</text:p>
          </table:table-cell>
          <table:table-cell office:value-type="float" office:value="5238233" calcext:value-type="float">
            <text:p>523823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2Feb</text:p>
          </table:table-cell>
          <table:table-cell table:number-columns-repeated="2" office:value-type="float" office:value="885494" calcext:value-type="float">
            <text:p>885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14" calcext:value-type="float">
            <text:p>39314</text:p>
          </table:table-cell>
          <table:table-cell office:value-type="float" office:value="8806" calcext:value-type="float">
            <text:p>8806</text:p>
          </table:table-cell>
          <table:table-cell office:value-type="float" office:value="29948" calcext:value-type="float">
            <text:p>29948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72468" calcext:value-type="float">
            <text:p>72468</text:p>
          </table:table-cell>
          <table:table-cell office:value-type="float" office:value="61905" calcext:value-type="float">
            <text:p>61905</text:p>
          </table:table-cell>
          <table:table-cell office:value-type="float" office:value="69385" calcext:value-type="float">
            <text:p>69385</text:p>
          </table:table-cell>
          <table:table-cell office:value-type="float" office:value="875346" calcext:value-type="float">
            <text:p>875346</text:p>
          </table:table-cell>
          <table:table-cell office:value-type="float" office:value="874290" calcext:value-type="float">
            <text:p>874290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38316" calcext:value-type="float">
            <text:p>38316</text:p>
          </table:table-cell>
          <table:table-cell office:value-type="float" office:value="1504" calcext:value-type="float">
            <text:p>1504</text:p>
          </table:table-cell>
          <table:table-cell office:value-type="float" office:value="75086" calcext:value-type="float">
            <text:p>75086</text:p>
          </table:table-cell>
          <table:table-cell office:value-type="float" office:value="1059637" calcext:value-type="float">
            <text:p>1059637</text:p>
          </table:table-cell>
          <table:table-cell office:value-type="float" office:value="2896280" calcext:value-type="float">
            <text:p>2896280</text:p>
          </table:table-cell>
          <table:table-cell office:value-type="float" office:value="2877321" calcext:value-type="float">
            <text:p>2877321</text:p>
          </table:table-cell>
          <table:table-cell office:value-type="float" office:value="17988" calcext:value-type="float">
            <text:p>17988</text:p>
          </table:table-cell>
          <table:table-cell office:value-type="float" office:value="971" calcext:value-type="float">
            <text:p>971</text:p>
          </table:table-cell>
          <table:table-cell office:value-type="float" office:value="738017" calcext:value-type="float">
            <text:p>738017</text:p>
          </table:table-cell>
          <table:table-cell office:value-type="float" office:value="150558" calcext:value-type="float">
            <text:p>150558</text:p>
          </table:table-cell>
          <table:table-cell office:value-type="float" office:value="578230" calcext:value-type="float">
            <text:p>578230</text:p>
          </table:table-cell>
          <table:table-cell office:value-type="float" office:value="9228" calcext:value-type="float">
            <text:p>9228</text:p>
          </table:table-cell>
          <table:table-cell office:value-type="float" office:value="21023" calcext:value-type="float">
            <text:p>21023</text:p>
          </table:table-cell>
          <table:table-cell office:value-type="float" office:value="8030" calcext:value-type="float">
            <text:p>8030</text:p>
          </table:table-cell>
          <table:table-cell office:value-type="float" office:value="355178" calcext:value-type="float">
            <text:p>355178</text:p>
          </table:table-cell>
          <table:table-cell office:value-type="float" office:value="803212" calcext:value-type="float">
            <text:p>803212</text:p>
          </table:table-cell>
          <table:table-cell office:value-type="float" office:value="892114" calcext:value-type="float">
            <text:p>892114</text:p>
          </table:table-cell>
          <table:table-cell office:value-type="float" office:value="2752670" calcext:value-type="float">
            <text:p>2752670</text:p>
          </table:table-cell>
          <table:table-cell office:value-type="float" office:value="2604622" calcext:value-type="float">
            <text:p>2604622</text:p>
          </table:table-cell>
          <table:table-cell office:value-type="float" office:value="135629" calcext:value-type="float">
            <text:p>135629</text:p>
          </table:table-cell>
          <table:table-cell office:value-type="float" office:value="12419" calcext:value-type="float">
            <text:p>12419</text:p>
          </table:table-cell>
          <table:table-cell office:value-type="float" office:value="0" calcext:value-type="float">
            <text:p>0</text:p>
          </table:table-cell>
          <table:table-cell office:value-type="float" office:value="530238" calcext:value-type="float">
            <text:p>530238</text:p>
          </table:table-cell>
          <table:table-cell office:value-type="float" office:value="406514" calcext:value-type="float">
            <text:p>406514</text:p>
          </table:table-cell>
          <table:table-cell office:value-type="float" office:value="240211" calcext:value-type="float">
            <text:p>240211</text:p>
          </table:table-cell>
          <table:table-cell office:value-type="float" office:value="4821747" calcext:value-type="float">
            <text:p>482174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2Jan</text:p>
          </table:table-cell>
          <table:table-cell table:number-columns-repeated="2" office:value-type="float" office:value="871540" calcext:value-type="float">
            <text:p>871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28" calcext:value-type="float">
            <text:p>38528</text:p>
          </table:table-cell>
          <table:table-cell office:value-type="float" office:value="8538" calcext:value-type="float">
            <text:p>8538</text:p>
          </table:table-cell>
          <table:table-cell office:value-type="float" office:value="29430" calcext:value-type="float">
            <text:p>29430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72453" calcext:value-type="float">
            <text:p>72453</text:p>
          </table:table-cell>
          <table:table-cell office:value-type="float" office:value="62901" calcext:value-type="float">
            <text:p>62901</text:p>
          </table:table-cell>
          <table:table-cell office:value-type="float" office:value="69507" calcext:value-type="float">
            <text:p>69507</text:p>
          </table:table-cell>
          <table:table-cell office:value-type="float" office:value="864206" calcext:value-type="float">
            <text:p>864206</text:p>
          </table:table-cell>
          <table:table-cell office:value-type="float" office:value="863150" calcext:value-type="float">
            <text:p>863150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39307" calcext:value-type="float">
            <text:p>39307</text:p>
          </table:table-cell>
          <table:table-cell office:value-type="float" office:value="1549" calcext:value-type="float">
            <text:p>1549</text:p>
          </table:table-cell>
          <table:table-cell office:value-type="float" office:value="71295" calcext:value-type="float">
            <text:p>71295</text:p>
          </table:table-cell>
          <table:table-cell office:value-type="float" office:value="1045864" calcext:value-type="float">
            <text:p>1045864</text:p>
          </table:table-cell>
          <table:table-cell office:value-type="float" office:value="2818177" calcext:value-type="float">
            <text:p>2818177</text:p>
          </table:table-cell>
          <table:table-cell office:value-type="float" office:value="2799218" calcext:value-type="float">
            <text:p>2799218</text:p>
          </table:table-cell>
          <table:table-cell office:value-type="float" office:value="17989" calcext:value-type="float">
            <text:p>17989</text:p>
          </table:table-cell>
          <table:table-cell office:value-type="float" office:value="970" calcext:value-type="float">
            <text:p>970</text:p>
          </table:table-cell>
          <table:table-cell office:value-type="float" office:value="731320" calcext:value-type="float">
            <text:p>731320</text:p>
          </table:table-cell>
          <table:table-cell office:value-type="float" office:value="150171" calcext:value-type="float">
            <text:p>150171</text:p>
          </table:table-cell>
          <table:table-cell office:value-type="float" office:value="572073" calcext:value-type="float">
            <text:p>572073</text:p>
          </table:table-cell>
          <table:table-cell office:value-type="float" office:value="9076" calcext:value-type="float">
            <text:p>9076</text:p>
          </table:table-cell>
          <table:table-cell office:value-type="float" office:value="20720" calcext:value-type="float">
            <text:p>20720</text:p>
          </table:table-cell>
          <table:table-cell office:value-type="float" office:value="8120" calcext:value-type="float">
            <text:p>8120</text:p>
          </table:table-cell>
          <table:table-cell office:value-type="float" office:value="353093" calcext:value-type="float">
            <text:p>353093</text:p>
          </table:table-cell>
          <table:table-cell office:value-type="float" office:value="809410" calcext:value-type="float">
            <text:p>809410</text:p>
          </table:table-cell>
          <table:table-cell office:value-type="float" office:value="893597" calcext:value-type="float">
            <text:p>893597</text:p>
          </table:table-cell>
          <table:table-cell office:value-type="float" office:value="2666893" calcext:value-type="float">
            <text:p>2666893</text:p>
          </table:table-cell>
          <table:table-cell office:value-type="float" office:value="2548432" calcext:value-type="float">
            <text:p>2548432</text:p>
          </table:table-cell>
          <table:table-cell office:value-type="float" office:value="108654" calcext:value-type="float">
            <text:p>108654</text:p>
          </table:table-cell>
          <table:table-cell office:value-type="float" office:value="9806" calcext:value-type="float">
            <text:p>9806</text:p>
          </table:table-cell>
          <table:table-cell office:value-type="float" office:value="0" calcext:value-type="float">
            <text:p>0</text:p>
          </table:table-cell>
          <table:table-cell office:value-type="float" office:value="527855" calcext:value-type="float">
            <text:p>527855</text:p>
          </table:table-cell>
          <table:table-cell office:value-type="float" office:value="410173" calcext:value-type="float">
            <text:p>410173</text:p>
          </table:table-cell>
          <table:table-cell office:value-type="float" office:value="242321" calcext:value-type="float">
            <text:p>242321</text:p>
          </table:table-cell>
          <table:table-cell office:value-type="float" office:value="4740840" calcext:value-type="float">
            <text:p>474084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1Dec</text:p>
          </table:table-cell>
          <table:table-cell table:number-columns-repeated="2" office:value-type="float" office:value="848500" calcext:value-type="float">
            <text:p>84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63" calcext:value-type="float">
            <text:p>35963</text:p>
          </table:table-cell>
          <table:table-cell office:value-type="float" office:value="8778" calcext:value-type="float">
            <text:p>8778</text:p>
          </table:table-cell>
          <table:table-cell office:value-type="float" office:value="26627" calcext:value-type="float">
            <text:p>26627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74235" calcext:value-type="float">
            <text:p>74235</text:p>
          </table:table-cell>
          <table:table-cell office:value-type="float" office:value="63982" calcext:value-type="float">
            <text:p>63982</text:p>
          </table:table-cell>
          <table:table-cell office:value-type="float" office:value="71090" calcext:value-type="float">
            <text:p>71090</text:p>
          </table:table-cell>
          <table:table-cell office:value-type="float" office:value="833709" calcext:value-type="float">
            <text:p>833709</text:p>
          </table:table-cell>
          <table:table-cell office:value-type="float" office:value="832653" calcext:value-type="float">
            <text:p>832653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37945" calcext:value-type="float">
            <text:p>37945</text:p>
          </table:table-cell>
          <table:table-cell office:value-type="float" office:value="2654" calcext:value-type="float">
            <text:p>2654</text:p>
          </table:table-cell>
          <table:table-cell office:value-type="float" office:value="77728" calcext:value-type="float">
            <text:p>77728</text:p>
          </table:table-cell>
          <table:table-cell office:value-type="float" office:value="1023126" calcext:value-type="float">
            <text:p>1023126</text:p>
          </table:table-cell>
          <table:table-cell office:value-type="float" office:value="2780472" calcext:value-type="float">
            <text:p>2780472</text:p>
          </table:table-cell>
          <table:table-cell office:value-type="float" office:value="2761509" calcext:value-type="float">
            <text:p>2761509</text:p>
          </table:table-cell>
          <table:table-cell office:value-type="float" office:value="17989" calcext:value-type="float">
            <text:p>17989</text:p>
          </table:table-cell>
          <table:table-cell office:value-type="float" office:value="974" calcext:value-type="float">
            <text:p>974</text:p>
          </table:table-cell>
          <table:table-cell office:value-type="float" office:value="717206" calcext:value-type="float">
            <text:p>717206</text:p>
          </table:table-cell>
          <table:table-cell office:value-type="float" office:value="150399" calcext:value-type="float">
            <text:p>150399</text:p>
          </table:table-cell>
          <table:table-cell office:value-type="float" office:value="556963" calcext:value-type="float">
            <text:p>556963</text:p>
          </table:table-cell>
          <table:table-cell office:value-type="float" office:value="9844" calcext:value-type="float">
            <text:p>9844</text:p>
          </table:table-cell>
          <table:table-cell office:value-type="float" office:value="20343" calcext:value-type="float">
            <text:p>20343</text:p>
          </table:table-cell>
          <table:table-cell office:value-type="float" office:value="8124" calcext:value-type="float">
            <text:p>8124</text:p>
          </table:table-cell>
          <table:table-cell office:value-type="float" office:value="394968" calcext:value-type="float">
            <text:p>394968</text:p>
          </table:table-cell>
          <table:table-cell office:value-type="float" office:value="779231" calcext:value-type="float">
            <text:p>779231</text:p>
          </table:table-cell>
          <table:table-cell office:value-type="float" office:value="913625" calcext:value-type="float">
            <text:p>913625</text:p>
          </table:table-cell>
          <table:table-cell office:value-type="float" office:value="2608999" calcext:value-type="float">
            <text:p>2608999</text:p>
          </table:table-cell>
          <table:table-cell office:value-type="float" office:value="2533088" calcext:value-type="float">
            <text:p>2533088</text:p>
          </table:table-cell>
          <table:table-cell office:value-type="float" office:value="63782" calcext:value-type="float">
            <text:p>63782</text:p>
          </table:table-cell>
          <table:table-cell office:value-type="float" office:value="12129" calcext:value-type="float">
            <text:p>12129</text:p>
          </table:table-cell>
          <table:table-cell office:value-type="float" office:value="0" calcext:value-type="float">
            <text:p>0</text:p>
          </table:table-cell>
          <table:table-cell office:value-type="float" office:value="486822" calcext:value-type="float">
            <text:p>486822</text:p>
          </table:table-cell>
          <table:table-cell office:value-type="float" office:value="406591" calcext:value-type="float">
            <text:p>406591</text:p>
          </table:table-cell>
          <table:table-cell office:value-type="float" office:value="284325" calcext:value-type="float">
            <text:p>284325</text:p>
          </table:table-cell>
          <table:table-cell office:value-type="float" office:value="4700361" calcext:value-type="float">
            <text:p>470036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1Nov</text:p>
          </table:table-cell>
          <table:table-cell table:number-columns-repeated="2" office:value-type="float" office:value="767937" calcext:value-type="float">
            <text:p>767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24" calcext:value-type="float">
            <text:p>34824</text:p>
          </table:table-cell>
          <table:table-cell office:value-type="float" office:value="8609" calcext:value-type="float">
            <text:p>8609</text:p>
          </table:table-cell>
          <table:table-cell office:value-type="float" office:value="25657" calcext:value-type="float">
            <text:p>25657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71760" calcext:value-type="float">
            <text:p>71760</text:p>
          </table:table-cell>
          <table:table-cell office:value-type="float" office:value="61576" calcext:value-type="float">
            <text:p>61576</text:p>
          </table:table-cell>
          <table:table-cell office:value-type="float" office:value="69423" calcext:value-type="float">
            <text:p>69423</text:p>
          </table:table-cell>
          <table:table-cell office:value-type="float" office:value="819483" calcext:value-type="float">
            <text:p>819483</text:p>
          </table:table-cell>
          <table:table-cell office:value-type="float" office:value="818427" calcext:value-type="float">
            <text:p>818427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35579" calcext:value-type="float">
            <text:p>35579</text:p>
          </table:table-cell>
          <table:table-cell office:value-type="float" office:value="2070" calcext:value-type="float">
            <text:p>2070</text:p>
          </table:table-cell>
          <table:table-cell office:value-type="float" office:value="9951" calcext:value-type="float">
            <text:p>9951</text:p>
          </table:table-cell>
          <table:table-cell office:value-type="float" office:value="936506" calcext:value-type="float">
            <text:p>936506</text:p>
          </table:table-cell>
          <table:table-cell office:value-type="float" office:value="2438948" calcext:value-type="float">
            <text:p>2438948</text:p>
          </table:table-cell>
          <table:table-cell office:value-type="float" office:value="2419995" calcext:value-type="float">
            <text:p>2419995</text:p>
          </table:table-cell>
          <table:table-cell office:value-type="float" office:value="17951" calcext:value-type="float">
            <text:p>17951</text:p>
          </table:table-cell>
          <table:table-cell office:value-type="float" office:value="1001" calcext:value-type="float">
            <text:p>1001</text:p>
          </table:table-cell>
          <table:table-cell office:value-type="float" office:value="692124" calcext:value-type="float">
            <text:p>692124</text:p>
          </table:table-cell>
          <table:table-cell office:value-type="float" office:value="140236" calcext:value-type="float">
            <text:p>140236</text:p>
          </table:table-cell>
          <table:table-cell office:value-type="float" office:value="541258" calcext:value-type="float">
            <text:p>541258</text:p>
          </table:table-cell>
          <table:table-cell office:value-type="float" office:value="10630" calcext:value-type="float">
            <text:p>10630</text:p>
          </table:table-cell>
          <table:table-cell office:value-type="float" office:value="18885" calcext:value-type="float">
            <text:p>18885</text:p>
          </table:table-cell>
          <table:table-cell office:value-type="float" office:value="8276" calcext:value-type="float">
            <text:p>8276</text:p>
          </table:table-cell>
          <table:table-cell office:value-type="float" office:value="386996" calcext:value-type="float">
            <text:p>386996</text:p>
          </table:table-cell>
          <table:table-cell office:value-type="float" office:value="784499" calcext:value-type="float">
            <text:p>784499</text:p>
          </table:table-cell>
          <table:table-cell office:value-type="float" office:value="892665" calcext:value-type="float">
            <text:p>892665</text:p>
          </table:table-cell>
          <table:table-cell office:value-type="float" office:value="2367773" calcext:value-type="float">
            <text:p>2367773</text:p>
          </table:table-cell>
          <table:table-cell office:value-type="float" office:value="2294876" calcext:value-type="float">
            <text:p>2294876</text:p>
          </table:table-cell>
          <table:table-cell office:value-type="float" office:value="60862" calcext:value-type="float">
            <text:p>60862</text:p>
          </table:table-cell>
          <table:table-cell office:value-type="float" office:value="12035" calcext:value-type="float">
            <text:p>12035</text:p>
          </table:table-cell>
          <table:table-cell office:value-type="float" office:value="0" calcext:value-type="float">
            <text:p>0</text:p>
          </table:table-cell>
          <table:table-cell office:value-type="float" office:value="494113" calcext:value-type="float">
            <text:p>494113</text:p>
          </table:table-cell>
          <table:table-cell office:value-type="float" office:value="397992" calcext:value-type="float">
            <text:p>397992</text:p>
          </table:table-cell>
          <table:table-cell office:value-type="float" office:value="177189" calcext:value-type="float">
            <text:p>177189</text:p>
          </table:table-cell>
          <table:table-cell office:value-type="float" office:value="4329732" calcext:value-type="float">
            <text:p>432973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1Oct</text:p>
          </table:table-cell>
          <table:table-cell table:number-columns-repeated="2" office:value-type="float" office:value="674200" calcext:value-type="float">
            <text:p>674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92" calcext:value-type="float">
            <text:p>33592</text:p>
          </table:table-cell>
          <table:table-cell office:value-type="float" office:value="8696" calcext:value-type="float">
            <text:p>8696</text:p>
          </table:table-cell>
          <table:table-cell office:value-type="float" office:value="24237" calcext:value-type="float">
            <text:p>24237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71392" calcext:value-type="float">
            <text:p>71392</text:p>
          </table:table-cell>
          <table:table-cell office:value-type="float" office:value="59202" calcext:value-type="float">
            <text:p>59202</text:p>
          </table:table-cell>
          <table:table-cell office:value-type="float" office:value="69149" calcext:value-type="float">
            <text:p>69149</text:p>
          </table:table-cell>
          <table:table-cell office:value-type="float" office:value="726814" calcext:value-type="float">
            <text:p>726814</text:p>
          </table:table-cell>
          <table:table-cell office:value-type="float" office:value="725742" calcext:value-type="float">
            <text:p>725742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33028" calcext:value-type="float">
            <text:p>33028</text:p>
          </table:table-cell>
          <table:table-cell office:value-type="float" office:value="1949" calcext:value-type="float">
            <text:p>1949</text:p>
          </table:table-cell>
          <table:table-cell office:value-type="float" office:value="7841" calcext:value-type="float">
            <text:p>7841</text:p>
          </table:table-cell>
          <table:table-cell office:value-type="float" office:value="838781" calcext:value-type="float">
            <text:p>838781</text:p>
          </table:table-cell>
          <table:table-cell office:value-type="float" office:value="2171934" calcext:value-type="float">
            <text:p>2171934</text:p>
          </table:table-cell>
          <table:table-cell office:value-type="float" office:value="2152982" calcext:value-type="float">
            <text:p>2152982</text:p>
          </table:table-cell>
          <table:table-cell office:value-type="float" office:value="17985" calcext:value-type="float">
            <text:p>17985</text:p>
          </table:table-cell>
          <table:table-cell office:value-type="float" office:value="967" calcext:value-type="float">
            <text:p>967</text:p>
          </table:table-cell>
          <table:table-cell office:value-type="float" office:value="667328" calcext:value-type="float">
            <text:p>667328</text:p>
          </table:table-cell>
          <table:table-cell office:value-type="float" office:value="140534" calcext:value-type="float">
            <text:p>140534</text:p>
          </table:table-cell>
          <table:table-cell office:value-type="float" office:value="516236" calcext:value-type="float">
            <text:p>516236</text:p>
          </table:table-cell>
          <table:table-cell office:value-type="float" office:value="10558" calcext:value-type="float">
            <text:p>10558</text:p>
          </table:table-cell>
          <table:table-cell office:value-type="float" office:value="19050" calcext:value-type="float">
            <text:p>19050</text:p>
          </table:table-cell>
          <table:table-cell office:value-type="float" office:value="8251" calcext:value-type="float">
            <text:p>8251</text:p>
          </table:table-cell>
          <table:table-cell office:value-type="float" office:value="388862" calcext:value-type="float">
            <text:p>388862</text:p>
          </table:table-cell>
          <table:table-cell office:value-type="float" office:value="757721" calcext:value-type="float">
            <text:p>757721</text:p>
          </table:table-cell>
          <table:table-cell office:value-type="float" office:value="889199" calcext:value-type="float">
            <text:p>889199</text:p>
          </table:table-cell>
          <table:table-cell office:value-type="float" office:value="2068033" calcext:value-type="float">
            <text:p>2068033</text:p>
          </table:table-cell>
          <table:table-cell office:value-type="float" office:value="1991004" calcext:value-type="float">
            <text:p>1991004</text:p>
          </table:table-cell>
          <table:table-cell office:value-type="float" office:value="66412" calcext:value-type="float">
            <text:p>66412</text:p>
          </table:table-cell>
          <table:table-cell office:value-type="float" office:value="10616" calcext:value-type="float">
            <text:p>10616</text:p>
          </table:table-cell>
          <table:table-cell office:value-type="float" office:value="0" calcext:value-type="float">
            <text:p>0</text:p>
          </table:table-cell>
          <table:table-cell office:value-type="float" office:value="481457" calcext:value-type="float">
            <text:p>481457</text:p>
          </table:table-cell>
          <table:table-cell office:value-type="float" office:value="397965" calcext:value-type="float">
            <text:p>397965</text:p>
          </table:table-cell>
          <table:table-cell office:value-type="float" office:value="176484" calcext:value-type="float">
            <text:p>176484</text:p>
          </table:table-cell>
          <table:table-cell office:value-type="float" office:value="4013138" calcext:value-type="float">
            <text:p>401313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1Sep</text:p>
          </table:table-cell>
          <table:table-cell table:number-columns-repeated="2" office:value-type="float" office:value="655509" calcext:value-type="float">
            <text:p>655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79" calcext:value-type="float">
            <text:p>32979</text:p>
          </table:table-cell>
          <table:table-cell office:value-type="float" office:value="8641" calcext:value-type="float">
            <text:p>8641</text:p>
          </table:table-cell>
          <table:table-cell office:value-type="float" office:value="23679" calcext:value-type="float">
            <text:p>23679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70976" calcext:value-type="float">
            <text:p>70976</text:p>
          </table:table-cell>
          <table:table-cell office:value-type="float" office:value="60683" calcext:value-type="float">
            <text:p>60683</text:p>
          </table:table-cell>
          <table:table-cell office:value-type="float" office:value="68585" calcext:value-type="float">
            <text:p>68585</text:p>
          </table:table-cell>
          <table:table-cell office:value-type="float" office:value="707908" calcext:value-type="float">
            <text:p>707908</text:p>
          </table:table-cell>
          <table:table-cell office:value-type="float" office:value="706836" calcext:value-type="float">
            <text:p>706836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34398" calcext:value-type="float">
            <text:p>34398</text:p>
          </table:table-cell>
          <table:table-cell office:value-type="float" office:value="1855" calcext:value-type="float">
            <text:p>1855</text:p>
          </table:table-cell>
          <table:table-cell office:value-type="float" office:value="7788" calcext:value-type="float">
            <text:p>7788</text:p>
          </table:table-cell>
          <table:table-cell office:value-type="float" office:value="820534" calcext:value-type="float">
            <text:p>820534</text:p>
          </table:table-cell>
          <table:table-cell office:value-type="float" office:value="2083110" calcext:value-type="float">
            <text:p>2083110</text:p>
          </table:table-cell>
          <table:table-cell office:value-type="float" office:value="2064163" calcext:value-type="float">
            <text:p>2064163</text:p>
          </table:table-cell>
          <table:table-cell office:value-type="float" office:value="17985" calcext:value-type="float">
            <text:p>17985</text:p>
          </table:table-cell>
          <table:table-cell office:value-type="float" office:value="961" calcext:value-type="float">
            <text:p>961</text:p>
          </table:table-cell>
          <table:table-cell office:value-type="float" office:value="659925" calcext:value-type="float">
            <text:p>659925</text:p>
          </table:table-cell>
          <table:table-cell office:value-type="float" office:value="140746" calcext:value-type="float">
            <text:p>140746</text:p>
          </table:table-cell>
          <table:table-cell office:value-type="float" office:value="508592" calcext:value-type="float">
            <text:p>508592</text:p>
          </table:table-cell>
          <table:table-cell office:value-type="float" office:value="10587" calcext:value-type="float">
            <text:p>10587</text:p>
          </table:table-cell>
          <table:table-cell office:value-type="float" office:value="18417" calcext:value-type="float">
            <text:p>18417</text:p>
          </table:table-cell>
          <table:table-cell office:value-type="float" office:value="8215" calcext:value-type="float">
            <text:p>8215</text:p>
          </table:table-cell>
          <table:table-cell office:value-type="float" office:value="391552" calcext:value-type="float">
            <text:p>391552</text:p>
          </table:table-cell>
          <table:table-cell office:value-type="float" office:value="767367" calcext:value-type="float">
            <text:p>767367</text:p>
          </table:table-cell>
          <table:table-cell office:value-type="float" office:value="882077" calcext:value-type="float">
            <text:p>882077</text:p>
          </table:table-cell>
          <table:table-cell office:value-type="float" office:value="1983982" calcext:value-type="float">
            <text:p>1983982</text:p>
          </table:table-cell>
          <table:table-cell office:value-type="float" office:value="1927348" calcext:value-type="float">
            <text:p>1927348</text:p>
          </table:table-cell>
          <table:table-cell office:value-type="float" office:value="50079" calcext:value-type="float">
            <text:p>50079</text:p>
          </table:table-cell>
          <table:table-cell office:value-type="float" office:value="6554" calcext:value-type="float">
            <text:p>6554</text:p>
          </table:table-cell>
          <table:table-cell office:value-type="float" office:value="0" calcext:value-type="float">
            <text:p>0</text:p>
          </table:table-cell>
          <table:table-cell office:value-type="float" office:value="479523" calcext:value-type="float">
            <text:p>479523</text:p>
          </table:table-cell>
          <table:table-cell office:value-type="float" office:value="394592" calcext:value-type="float">
            <text:p>394592</text:p>
          </table:table-cell>
          <table:table-cell office:value-type="float" office:value="188426" calcext:value-type="float">
            <text:p>188426</text:p>
          </table:table-cell>
          <table:table-cell office:value-type="float" office:value="3928598" calcext:value-type="float">
            <text:p>392859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1Aug</text:p>
          </table:table-cell>
          <table:table-cell table:number-columns-repeated="2" office:value-type="float" office:value="529978" calcext:value-type="float">
            <text:p>529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94" calcext:value-type="float">
            <text:p>31794</text:p>
          </table:table-cell>
          <table:table-cell office:value-type="float" office:value="8663" calcext:value-type="float">
            <text:p>8663</text:p>
          </table:table-cell>
          <table:table-cell office:value-type="float" office:value="22472" calcext:value-type="float">
            <text:p>22472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70163" calcext:value-type="float">
            <text:p>70163</text:p>
          </table:table-cell>
          <table:table-cell office:value-type="float" office:value="59096" calcext:value-type="float">
            <text:p>59096</text:p>
          </table:table-cell>
          <table:table-cell office:value-type="float" office:value="67983" calcext:value-type="float">
            <text:p>67983</text:p>
          </table:table-cell>
          <table:table-cell office:value-type="float" office:value="587599" calcext:value-type="float">
            <text:p>587599</text:p>
          </table:table-cell>
          <table:table-cell office:value-type="float" office:value="586527" calcext:value-type="float">
            <text:p>586527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32368" calcext:value-type="float">
            <text:p>32368</text:p>
          </table:table-cell>
          <table:table-cell office:value-type="float" office:value="1751" calcext:value-type="float">
            <text:p>1751</text:p>
          </table:table-cell>
          <table:table-cell office:value-type="float" office:value="1705" calcext:value-type="float">
            <text:p>1705</text:p>
          </table:table-cell>
          <table:table-cell office:value-type="float" office:value="691406" calcext:value-type="float">
            <text:p>691406</text:p>
          </table:table-cell>
          <table:table-cell office:value-type="float" office:value="1733157" calcext:value-type="float">
            <text:p>1733157</text:p>
          </table:table-cell>
          <table:table-cell office:value-type="float" office:value="1714435" calcext:value-type="float">
            <text:p>1714435</text:p>
          </table:table-cell>
          <table:table-cell office:value-type="float" office:value="17764" calcext:value-type="float">
            <text:p>17764</text:p>
          </table:table-cell>
          <table:table-cell office:value-type="float" office:value="958" calcext:value-type="float">
            <text:p>958</text:p>
          </table:table-cell>
          <table:table-cell office:value-type="float" office:value="628777" calcext:value-type="float">
            <text:p>628777</text:p>
          </table:table-cell>
          <table:table-cell office:value-type="float" office:value="139937" calcext:value-type="float">
            <text:p>139937</text:p>
          </table:table-cell>
          <table:table-cell office:value-type="float" office:value="478697" calcext:value-type="float">
            <text:p>478697</text:p>
          </table:table-cell>
          <table:table-cell office:value-type="float" office:value="10143" calcext:value-type="float">
            <text:p>10143</text:p>
          </table:table-cell>
          <table:table-cell office:value-type="float" office:value="18743" calcext:value-type="float">
            <text:p>18743</text:p>
          </table:table-cell>
          <table:table-cell office:value-type="float" office:value="8191" calcext:value-type="float">
            <text:p>8191</text:p>
          </table:table-cell>
          <table:table-cell office:value-type="float" office:value="397651" calcext:value-type="float">
            <text:p>397651</text:p>
          </table:table-cell>
          <table:table-cell office:value-type="float" office:value="776932" calcext:value-type="float">
            <text:p>776932</text:p>
          </table:table-cell>
          <table:table-cell office:value-type="float" office:value="874476" calcext:value-type="float">
            <text:p>874476</text:p>
          </table:table-cell>
          <table:table-cell office:value-type="float" office:value="1616623" calcext:value-type="float">
            <text:p>1616623</text:p>
          </table:table-cell>
          <table:table-cell office:value-type="float" office:value="1538440" calcext:value-type="float">
            <text:p>1538440</text:p>
          </table:table-cell>
          <table:table-cell office:value-type="float" office:value="69479" calcext:value-type="float">
            <text:p>69479</text:p>
          </table:table-cell>
          <table:table-cell office:value-type="float" office:value="8704" calcext:value-type="float">
            <text:p>8704</text:p>
          </table:table-cell>
          <table:table-cell office:value-type="float" office:value="0" calcext:value-type="float">
            <text:p>0</text:p>
          </table:table-cell>
          <table:table-cell office:value-type="float" office:value="496697" calcext:value-type="float">
            <text:p>496697</text:p>
          </table:table-cell>
          <table:table-cell office:value-type="float" office:value="400212" calcext:value-type="float">
            <text:p>400212</text:p>
          </table:table-cell>
          <table:table-cell office:value-type="float" office:value="175447" calcext:value-type="float">
            <text:p>175447</text:p>
          </table:table-cell>
          <table:table-cell office:value-type="float" office:value="3563455" calcext:value-type="float">
            <text:p>356345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1Jul</text:p>
          </table:table-cell>
          <table:table-cell table:number-columns-repeated="2" office:value-type="float" office:value="438011" calcext:value-type="float">
            <text:p>438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25" calcext:value-type="float">
            <text:p>30025</text:p>
          </table:table-cell>
          <table:table-cell office:value-type="float" office:value="8541" calcext:value-type="float">
            <text:p>8541</text:p>
          </table:table-cell>
          <table:table-cell office:value-type="float" office:value="20825" calcext:value-type="float">
            <text:p>20825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70412" calcext:value-type="float">
            <text:p>70412</text:p>
          </table:table-cell>
          <table:table-cell office:value-type="float" office:value="58312" calcext:value-type="float">
            <text:p>58312</text:p>
          </table:table-cell>
          <table:table-cell office:value-type="float" office:value="68454" calcext:value-type="float">
            <text:p>68454</text:p>
          </table:table-cell>
          <table:table-cell office:value-type="float" office:value="495654" calcext:value-type="float">
            <text:p>495654</text:p>
          </table:table-cell>
          <table:table-cell office:value-type="float" office:value="494582" calcext:value-type="float">
            <text:p>494582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30152" calcext:value-type="float">
            <text:p>30152</text:p>
          </table:table-cell>
          <table:table-cell office:value-type="float" office:value="1526" calcext:value-type="float">
            <text:p>1526</text:p>
          </table:table-cell>
          <table:table-cell office:value-type="float" office:value="1338" calcext:value-type="float">
            <text:p>1338</text:p>
          </table:table-cell>
          <table:table-cell office:value-type="float" office:value="597124" calcext:value-type="float">
            <text:p>597124</text:p>
          </table:table-cell>
          <table:table-cell office:value-type="float" office:value="1531847" calcext:value-type="float">
            <text:p>1531847</text:p>
          </table:table-cell>
          <table:table-cell office:value-type="float" office:value="1513122" calcext:value-type="float">
            <text:p>1513122</text:p>
          </table:table-cell>
          <table:table-cell office:value-type="float" office:value="17764" calcext:value-type="float">
            <text:p>17764</text:p>
          </table:table-cell>
          <table:table-cell office:value-type="float" office:value="962" calcext:value-type="float">
            <text:p>962</text:p>
          </table:table-cell>
          <table:table-cell office:value-type="float" office:value="577986" calcext:value-type="float">
            <text:p>577986</text:p>
          </table:table-cell>
          <table:table-cell office:value-type="float" office:value="139665" calcext:value-type="float">
            <text:p>139665</text:p>
          </table:table-cell>
          <table:table-cell office:value-type="float" office:value="428405" calcext:value-type="float">
            <text:p>428405</text:p>
          </table:table-cell>
          <table:table-cell office:value-type="float" office:value="9916" calcext:value-type="float">
            <text:p>9916</text:p>
          </table:table-cell>
          <table:table-cell office:value-type="float" office:value="19537" calcext:value-type="float">
            <text:p>19537</text:p>
          </table:table-cell>
          <table:table-cell office:value-type="float" office:value="8166" calcext:value-type="float">
            <text:p>8166</text:p>
          </table:table-cell>
          <table:table-cell office:value-type="float" office:value="386625" calcext:value-type="float">
            <text:p>386625</text:p>
          </table:table-cell>
          <table:table-cell office:value-type="float" office:value="727775" calcext:value-type="float">
            <text:p>727775</text:p>
          </table:table-cell>
          <table:table-cell office:value-type="float" office:value="880366" calcext:value-type="float">
            <text:p>880366</text:p>
          </table:table-cell>
          <table:table-cell office:value-type="float" office:value="1364146" calcext:value-type="float">
            <text:p>1364146</text:p>
          </table:table-cell>
          <table:table-cell office:value-type="float" office:value="1269861" calcext:value-type="float">
            <text:p>1269861</text:p>
          </table:table-cell>
          <table:table-cell office:value-type="float" office:value="86045" calcext:value-type="float">
            <text:p>86045</text:p>
          </table:table-cell>
          <table:table-cell office:value-type="float" office:value="8240" calcext:value-type="float">
            <text:p>8240</text:p>
          </table:table-cell>
          <table:table-cell office:value-type="float" office:value="0" calcext:value-type="float">
            <text:p>0</text:p>
          </table:table-cell>
          <table:table-cell office:value-type="float" office:value="447711" calcext:value-type="float">
            <text:p>447711</text:p>
          </table:table-cell>
          <table:table-cell office:value-type="float" office:value="386657" calcext:value-type="float">
            <text:p>386657</text:p>
          </table:table-cell>
          <table:table-cell office:value-type="float" office:value="173057" calcext:value-type="float">
            <text:p>173057</text:p>
          </table:table-cell>
          <table:table-cell office:value-type="float" office:value="3251937" calcext:value-type="float">
            <text:p>325193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1Jun</text:p>
          </table:table-cell>
          <table:table-cell table:number-columns-repeated="2" office:value-type="float" office:value="431099" calcext:value-type="float">
            <text:p>431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91" calcext:value-type="float">
            <text:p>30191</text:p>
          </table:table-cell>
          <table:table-cell office:value-type="float" office:value="8550" calcext:value-type="float">
            <text:p>8550</text:p>
          </table:table-cell>
          <table:table-cell office:value-type="float" office:value="20991" calcext:value-type="float">
            <text:p>20991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69639" calcext:value-type="float">
            <text:p>69639</text:p>
          </table:table-cell>
          <table:table-cell office:value-type="float" office:value="55553" calcext:value-type="float">
            <text:p>55553</text:p>
          </table:table-cell>
          <table:table-cell office:value-type="float" office:value="67756" calcext:value-type="float">
            <text:p>67756</text:p>
          </table:table-cell>
          <table:table-cell office:value-type="float" office:value="488840" calcext:value-type="float">
            <text:p>488840</text:p>
          </table:table-cell>
          <table:table-cell office:value-type="float" office:value="487768" calcext:value-type="float">
            <text:p>487768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27670" calcext:value-type="float">
            <text:p>27670</text:p>
          </table:table-cell>
          <table:table-cell office:value-type="float" office:value="1311" calcext:value-type="float">
            <text:p>1311</text:p>
          </table:table-cell>
          <table:table-cell office:value-type="float" office:value="1253" calcext:value-type="float">
            <text:p>1253</text:p>
          </table:table-cell>
          <table:table-cell office:value-type="float" office:value="586830" calcext:value-type="float">
            <text:p>586830</text:p>
          </table:table-cell>
          <table:table-cell office:value-type="float" office:value="1461592" calcext:value-type="float">
            <text:p>1461592</text:p>
          </table:table-cell>
          <table:table-cell office:value-type="float" office:value="1442819" calcext:value-type="float">
            <text:p>1442819</text:p>
          </table:table-cell>
          <table:table-cell office:value-type="float" office:value="17812" calcext:value-type="float">
            <text:p>17812</text:p>
          </table:table-cell>
          <table:table-cell office:value-type="float" office:value="961" calcext:value-type="float">
            <text:p>961</text:p>
          </table:table-cell>
          <table:table-cell office:value-type="float" office:value="581686" calcext:value-type="float">
            <text:p>581686</text:p>
          </table:table-cell>
          <table:table-cell office:value-type="float" office:value="140657" calcext:value-type="float">
            <text:p>140657</text:p>
          </table:table-cell>
          <table:table-cell office:value-type="float" office:value="431410" calcext:value-type="float">
            <text:p>431410</text:p>
          </table:table-cell>
          <table:table-cell office:value-type="float" office:value="9619" calcext:value-type="float">
            <text:p>9619</text:p>
          </table:table-cell>
          <table:table-cell office:value-type="float" office:value="19919" calcext:value-type="float">
            <text:p>19919</text:p>
          </table:table-cell>
          <table:table-cell office:value-type="float" office:value="8119" calcext:value-type="float">
            <text:p>8119</text:p>
          </table:table-cell>
          <table:table-cell office:value-type="float" office:value="378151" calcext:value-type="float">
            <text:p>378151</text:p>
          </table:table-cell>
          <table:table-cell office:value-type="float" office:value="688385" calcext:value-type="float">
            <text:p>688385</text:p>
          </table:table-cell>
          <table:table-cell office:value-type="float" office:value="871565" calcext:value-type="float">
            <text:p>871565</text:p>
          </table:table-cell>
          <table:table-cell office:value-type="float" office:value="1320082" calcext:value-type="float">
            <text:p>1320082</text:p>
          </table:table-cell>
          <table:table-cell office:value-type="float" office:value="1236330" calcext:value-type="float">
            <text:p>1236330</text:p>
          </table:table-cell>
          <table:table-cell office:value-type="float" office:value="72532" calcext:value-type="float">
            <text:p>72532</text:p>
          </table:table-cell>
          <table:table-cell office:value-type="float" office:value="11220" calcext:value-type="float">
            <text:p>11220</text:p>
          </table:table-cell>
          <table:table-cell office:value-type="float" office:value="0" calcext:value-type="float">
            <text:p>0</text:p>
          </table:table-cell>
          <table:table-cell office:value-type="float" office:value="409749" calcext:value-type="float">
            <text:p>409749</text:p>
          </table:table-cell>
          <table:table-cell office:value-type="float" office:value="379955" calcext:value-type="float">
            <text:p>379955</text:p>
          </table:table-cell>
          <table:table-cell office:value-type="float" office:value="156502" calcext:value-type="float">
            <text:p>156502</text:p>
          </table:table-cell>
          <table:table-cell office:value-type="float" office:value="3137853" calcext:value-type="float">
            <text:p>313785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1May</text:p>
          </table:table-cell>
          <table:table-cell table:number-columns-repeated="2" office:value-type="float" office:value="438587" calcext:value-type="float">
            <text:p>438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88" calcext:value-type="float">
            <text:p>30788</text:p>
          </table:table-cell>
          <table:table-cell office:value-type="float" office:value="8477" calcext:value-type="float">
            <text:p>8477</text:p>
          </table:table-cell>
          <table:table-cell office:value-type="float" office:value="21635" calcext:value-type="float">
            <text:p>21635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68915" calcext:value-type="float">
            <text:p>68915</text:p>
          </table:table-cell>
          <table:table-cell office:value-type="float" office:value="56344" calcext:value-type="float">
            <text:p>56344</text:p>
          </table:table-cell>
          <table:table-cell office:value-type="float" office:value="67037" calcext:value-type="float">
            <text:p>67037</text:p>
          </table:table-cell>
          <table:table-cell office:value-type="float" office:value="497118" calcext:value-type="float">
            <text:p>497118</text:p>
          </table:table-cell>
          <table:table-cell office:value-type="float" office:value="496046" calcext:value-type="float">
            <text:p>496046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28078" calcext:value-type="float">
            <text:p>28078</text:p>
          </table:table-cell>
          <table:table-cell office:value-type="float" office:value="1254" calcext:value-type="float">
            <text:p>1254</text:p>
          </table:table-cell>
          <table:table-cell office:value-type="float" office:value="1476" calcext:value-type="float">
            <text:p>1476</text:p>
          </table:table-cell>
          <table:table-cell office:value-type="float" office:value="594963" calcext:value-type="float">
            <text:p>594963</text:p>
          </table:table-cell>
          <table:table-cell office:value-type="float" office:value="1449637" calcext:value-type="float">
            <text:p>1449637</text:p>
          </table:table-cell>
          <table:table-cell office:value-type="float" office:value="1430446" calcext:value-type="float">
            <text:p>1430446</text:p>
          </table:table-cell>
          <table:table-cell office:value-type="float" office:value="18234" calcext:value-type="float">
            <text:p>18234</text:p>
          </table:table-cell>
          <table:table-cell office:value-type="float" office:value="957" calcext:value-type="float">
            <text:p>957</text:p>
          </table:table-cell>
          <table:table-cell office:value-type="float" office:value="585096" calcext:value-type="float">
            <text:p>585096</text:p>
          </table:table-cell>
          <table:table-cell office:value-type="float" office:value="140538" calcext:value-type="float">
            <text:p>140538</text:p>
          </table:table-cell>
          <table:table-cell office:value-type="float" office:value="435165" calcext:value-type="float">
            <text:p>435165</text:p>
          </table:table-cell>
          <table:table-cell office:value-type="float" office:value="9393" calcext:value-type="float">
            <text:p>9393</text:p>
          </table:table-cell>
          <table:table-cell office:value-type="float" office:value="19995" calcext:value-type="float">
            <text:p>19995</text:p>
          </table:table-cell>
          <table:table-cell office:value-type="float" office:value="8073" calcext:value-type="float">
            <text:p>8073</text:p>
          </table:table-cell>
          <table:table-cell office:value-type="float" office:value="376910" calcext:value-type="float">
            <text:p>376910</text:p>
          </table:table-cell>
          <table:table-cell office:value-type="float" office:value="695982" calcext:value-type="float">
            <text:p>695982</text:p>
          </table:table-cell>
          <table:table-cell office:value-type="float" office:value="862431" calcext:value-type="float">
            <text:p>862431</text:p>
          </table:table-cell>
          <table:table-cell office:value-type="float" office:value="1315385" calcext:value-type="float">
            <text:p>1315385</text:p>
          </table:table-cell>
          <table:table-cell office:value-type="float" office:value="1239566" calcext:value-type="float">
            <text:p>1239566</text:p>
          </table:table-cell>
          <table:table-cell office:value-type="float" office:value="65384" calcext:value-type="float">
            <text:p>65384</text:p>
          </table:table-cell>
          <table:table-cell office:value-type="float" office:value="10435" calcext:value-type="float">
            <text:p>10435</text:p>
          </table:table-cell>
          <table:table-cell office:value-type="float" office:value="0" calcext:value-type="float">
            <text:p>0</text:p>
          </table:table-cell>
          <table:table-cell office:value-type="float" office:value="426114" calcext:value-type="float">
            <text:p>426114</text:p>
          </table:table-cell>
          <table:table-cell office:value-type="float" office:value="374332" calcext:value-type="float">
            <text:p>374332</text:p>
          </table:table-cell>
          <table:table-cell office:value-type="float" office:value="157438" calcext:value-type="float">
            <text:p>157438</text:p>
          </table:table-cell>
          <table:table-cell office:value-type="float" office:value="3135699" calcext:value-type="float">
            <text:p>313569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1Apr</text:p>
          </table:table-cell>
          <table:table-cell table:number-columns-repeated="2" office:value-type="float" office:value="414862" calcext:value-type="float">
            <text:p>414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60" calcext:value-type="float">
            <text:p>31260</text:p>
          </table:table-cell>
          <table:table-cell office:value-type="float" office:value="8666" calcext:value-type="float">
            <text:p>8666</text:p>
          </table:table-cell>
          <table:table-cell office:value-type="float" office:value="21918" calcext:value-type="float">
            <text:p>21918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68582" calcext:value-type="float">
            <text:p>68582</text:p>
          </table:table-cell>
          <table:table-cell office:value-type="float" office:value="55490" calcext:value-type="float">
            <text:p>55490</text:p>
          </table:table-cell>
          <table:table-cell office:value-type="float" office:value="66748" calcext:value-type="float">
            <text:p>66748</text:p>
          </table:table-cell>
          <table:table-cell office:value-type="float" office:value="474322" calcext:value-type="float">
            <text:p>474322</text:p>
          </table:table-cell>
          <table:table-cell office:value-type="float" office:value="473250" calcext:value-type="float">
            <text:p>473250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25999" calcext:value-type="float">
            <text:p>25999</text:p>
          </table:table-cell>
          <table:table-cell office:value-type="float" office:value="1163" calcext:value-type="float">
            <text:p>1163</text:p>
          </table:table-cell>
          <table:table-cell office:value-type="float" office:value="2284" calcext:value-type="float">
            <text:p>2284</text:p>
          </table:table-cell>
          <table:table-cell office:value-type="float" office:value="570516" calcext:value-type="float">
            <text:p>570516</text:p>
          </table:table-cell>
          <table:table-cell office:value-type="float" office:value="1404638" calcext:value-type="float">
            <text:p>1404638</text:p>
          </table:table-cell>
          <table:table-cell office:value-type="float" office:value="1385425" calcext:value-type="float">
            <text:p>1385425</text:p>
          </table:table-cell>
          <table:table-cell office:value-type="float" office:value="18261" calcext:value-type="float">
            <text:p>18261</text:p>
          </table:table-cell>
          <table:table-cell office:value-type="float" office:value="953" calcext:value-type="float">
            <text:p>953</text:p>
          </table:table-cell>
          <table:table-cell office:value-type="float" office:value="580538" calcext:value-type="float">
            <text:p>580538</text:p>
          </table:table-cell>
          <table:table-cell office:value-type="float" office:value="139559" calcext:value-type="float">
            <text:p>139559</text:p>
          </table:table-cell>
          <table:table-cell office:value-type="float" office:value="431775" calcext:value-type="float">
            <text:p>431775</text:p>
          </table:table-cell>
          <table:table-cell office:value-type="float" office:value="9204" calcext:value-type="float">
            <text:p>9204</text:p>
          </table:table-cell>
          <table:table-cell office:value-type="float" office:value="20240" calcext:value-type="float">
            <text:p>20240</text:p>
          </table:table-cell>
          <table:table-cell office:value-type="float" office:value="8008" calcext:value-type="float">
            <text:p>8008</text:p>
          </table:table-cell>
          <table:table-cell office:value-type="float" office:value="370298" calcext:value-type="float">
            <text:p>370298</text:p>
          </table:table-cell>
          <table:table-cell office:value-type="float" office:value="669402" calcext:value-type="float">
            <text:p>669402</text:p>
          </table:table-cell>
          <table:table-cell office:value-type="float" office:value="858754" calcext:value-type="float">
            <text:p>858754</text:p>
          </table:table-cell>
          <table:table-cell office:value-type="float" office:value="1268353" calcext:value-type="float">
            <text:p>1268353</text:p>
          </table:table-cell>
          <table:table-cell office:value-type="float" office:value="1178997" calcext:value-type="float">
            <text:p>1178997</text:p>
          </table:table-cell>
          <table:table-cell office:value-type="float" office:value="80024" calcext:value-type="float">
            <text:p>80024</text:p>
          </table:table-cell>
          <table:table-cell office:value-type="float" office:value="9332" calcext:value-type="float">
            <text:p>9332</text:p>
          </table:table-cell>
          <table:table-cell office:value-type="float" office:value="0" calcext:value-type="float">
            <text:p>0</text:p>
          </table:table-cell>
          <table:table-cell office:value-type="float" office:value="407305" calcext:value-type="float">
            <text:p>407305</text:p>
          </table:table-cell>
          <table:table-cell office:value-type="float" office:value="367599" calcext:value-type="float">
            <text:p>367599</text:p>
          </table:table-cell>
          <table:table-cell office:value-type="float" office:value="151122" calcext:value-type="float">
            <text:p>151122</text:p>
          </table:table-cell>
          <table:table-cell office:value-type="float" office:value="3053133" calcext:value-type="float">
            <text:p>305313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1Mar</text:p>
          </table:table-cell>
          <table:table-cell table:number-columns-repeated="2" office:value-type="float" office:value="410312" calcext:value-type="float">
            <text:p>410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11" calcext:value-type="float">
            <text:p>30911</text:p>
          </table:table-cell>
          <table:table-cell office:value-type="float" office:value="8677" calcext:value-type="float">
            <text:p>8677</text:p>
          </table:table-cell>
          <table:table-cell office:value-type="float" office:value="21498" calcext:value-type="float">
            <text:p>21498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68031" calcext:value-type="float">
            <text:p>68031</text:p>
          </table:table-cell>
          <table:table-cell office:value-type="float" office:value="56139" calcext:value-type="float">
            <text:p>56139</text:p>
          </table:table-cell>
          <table:table-cell office:value-type="float" office:value="65932" calcext:value-type="float">
            <text:p>65932</text:p>
          </table:table-cell>
          <table:table-cell office:value-type="float" office:value="468456" calcext:value-type="float">
            <text:p>468456</text:p>
          </table:table-cell>
          <table:table-cell office:value-type="float" office:value="467384" calcext:value-type="float">
            <text:p>467384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26973" calcext:value-type="float">
            <text:p>26973</text:p>
          </table:table-cell>
          <table:table-cell office:value-type="float" office:value="1273" calcext:value-type="float">
            <text:p>1273</text:p>
          </table:table-cell>
          <table:table-cell office:value-type="float" office:value="3074" calcext:value-type="float">
            <text:p>3074</text:p>
          </table:table-cell>
          <table:table-cell office:value-type="float" office:value="565708" calcext:value-type="float">
            <text:p>565708</text:p>
          </table:table-cell>
          <table:table-cell office:value-type="float" office:value="1376790" calcext:value-type="float">
            <text:p>1376790</text:p>
          </table:table-cell>
          <table:table-cell office:value-type="float" office:value="1357304" calcext:value-type="float">
            <text:p>1357304</text:p>
          </table:table-cell>
          <table:table-cell office:value-type="float" office:value="18534" calcext:value-type="float">
            <text:p>18534</text:p>
          </table:table-cell>
          <table:table-cell office:value-type="float" office:value="951" calcext:value-type="float">
            <text:p>951</text:p>
          </table:table-cell>
          <table:table-cell office:value-type="float" office:value="580770" calcext:value-type="float">
            <text:p>580770</text:p>
          </table:table-cell>
          <table:table-cell office:value-type="float" office:value="140234" calcext:value-type="float">
            <text:p>140234</text:p>
          </table:table-cell>
          <table:table-cell office:value-type="float" office:value="431084" calcext:value-type="float">
            <text:p>431084</text:p>
          </table:table-cell>
          <table:table-cell office:value-type="float" office:value="9452" calcext:value-type="float">
            <text:p>9452</text:p>
          </table:table-cell>
          <table:table-cell office:value-type="float" office:value="19997" calcext:value-type="float">
            <text:p>19997</text:p>
          </table:table-cell>
          <table:table-cell office:value-type="float" office:value="7977" calcext:value-type="float">
            <text:p>7977</text:p>
          </table:table-cell>
          <table:table-cell office:value-type="float" office:value="382554" calcext:value-type="float">
            <text:p>382554</text:p>
          </table:table-cell>
          <table:table-cell office:value-type="float" office:value="670447" calcext:value-type="float">
            <text:p>670447</text:p>
          </table:table-cell>
          <table:table-cell office:value-type="float" office:value="848357" calcext:value-type="float">
            <text:p>848357</text:p>
          </table:table-cell>
          <table:table-cell office:value-type="float" office:value="1264839" calcext:value-type="float">
            <text:p>1264839</text:p>
          </table:table-cell>
          <table:table-cell office:value-type="float" office:value="1195230" calcext:value-type="float">
            <text:p>1195230</text:p>
          </table:table-cell>
          <table:table-cell office:value-type="float" office:value="60753" calcext:value-type="float">
            <text:p>60753</text:p>
          </table:table-cell>
          <table:table-cell office:value-type="float" office:value="8857" calcext:value-type="float">
            <text:p>8857</text:p>
          </table:table-cell>
          <table:table-cell office:value-type="float" office:value="0" calcext:value-type="float">
            <text:p>0</text:p>
          </table:table-cell>
          <table:table-cell office:value-type="float" office:value="406188" calcext:value-type="float">
            <text:p>406188</text:p>
          </table:table-cell>
          <table:table-cell office:value-type="float" office:value="364899" calcext:value-type="float">
            <text:p>364899</text:p>
          </table:table-cell>
          <table:table-cell office:value-type="float" office:value="154257" calcext:value-type="float">
            <text:p>154257</text:p>
          </table:table-cell>
          <table:table-cell office:value-type="float" office:value="3038540" calcext:value-type="float">
            <text:p>303854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1Feb</text:p>
          </table:table-cell>
          <table:table-cell table:number-columns-repeated="2" office:value-type="float" office:value="427807" calcext:value-type="float">
            <text:p>427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36" calcext:value-type="float">
            <text:p>31136</text:p>
          </table:table-cell>
          <table:table-cell office:value-type="float" office:value="8502" calcext:value-type="float">
            <text:p>8502</text:p>
          </table:table-cell>
          <table:table-cell office:value-type="float" office:value="21894" calcext:value-type="float">
            <text:p>21894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67394" calcext:value-type="float">
            <text:p>67394</text:p>
          </table:table-cell>
          <table:table-cell office:value-type="float" office:value="57174" calcext:value-type="float">
            <text:p>57174</text:p>
          </table:table-cell>
          <table:table-cell office:value-type="float" office:value="65619" calcext:value-type="float">
            <text:p>65619</text:p>
          </table:table-cell>
          <table:table-cell office:value-type="float" office:value="484864" calcext:value-type="float">
            <text:p>484864</text:p>
          </table:table-cell>
          <table:table-cell office:value-type="float" office:value="483792" calcext:value-type="float">
            <text:p>483792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28420" calcext:value-type="float">
            <text:p>28420</text:p>
          </table:table-cell>
          <table:table-cell office:value-type="float" office:value="1013" calcext:value-type="float">
            <text:p>1013</text:p>
          </table:table-cell>
          <table:table-cell office:value-type="float" office:value="3905" calcext:value-type="float">
            <text:p>3905</text:p>
          </table:table-cell>
          <table:table-cell office:value-type="float" office:value="583821" calcext:value-type="float">
            <text:p>583821</text:p>
          </table:table-cell>
          <table:table-cell office:value-type="float" office:value="1449754" calcext:value-type="float">
            <text:p>1449754</text:p>
          </table:table-cell>
          <table:table-cell office:value-type="float" office:value="1430189" calcext:value-type="float">
            <text:p>1430189</text:p>
          </table:table-cell>
          <table:table-cell office:value-type="float" office:value="18616" calcext:value-type="float">
            <text:p>18616</text:p>
          </table:table-cell>
          <table:table-cell office:value-type="float" office:value="949" calcext:value-type="float">
            <text:p>949</text:p>
          </table:table-cell>
          <table:table-cell office:value-type="float" office:value="581625" calcext:value-type="float">
            <text:p>581625</text:p>
          </table:table-cell>
          <table:table-cell office:value-type="float" office:value="139502" calcext:value-type="float">
            <text:p>139502</text:p>
          </table:table-cell>
          <table:table-cell office:value-type="float" office:value="432591" calcext:value-type="float">
            <text:p>432591</text:p>
          </table:table-cell>
          <table:table-cell office:value-type="float" office:value="9533" calcext:value-type="float">
            <text:p>9533</text:p>
          </table:table-cell>
          <table:table-cell office:value-type="float" office:value="19971" calcext:value-type="float">
            <text:p>19971</text:p>
          </table:table-cell>
          <table:table-cell office:value-type="float" office:value="7963" calcext:value-type="float">
            <text:p>7963</text:p>
          </table:table-cell>
          <table:table-cell office:value-type="float" office:value="380812" calcext:value-type="float">
            <text:p>380812</text:p>
          </table:table-cell>
          <table:table-cell office:value-type="float" office:value="674681" calcext:value-type="float">
            <text:p>674681</text:p>
          </table:table-cell>
          <table:table-cell office:value-type="float" office:value="844366" calcext:value-type="float">
            <text:p>844366</text:p>
          </table:table-cell>
          <table:table-cell office:value-type="float" office:value="1327557" calcext:value-type="float">
            <text:p>1327557</text:p>
          </table:table-cell>
          <table:table-cell office:value-type="float" office:value="1220712" calcext:value-type="float">
            <text:p>1220712</text:p>
          </table:table-cell>
          <table:table-cell office:value-type="float" office:value="96709" calcext:value-type="float">
            <text:p>96709</text:p>
          </table:table-cell>
          <table:table-cell office:value-type="float" office:value="10136" calcext:value-type="float">
            <text:p>10136</text:p>
          </table:table-cell>
          <table:table-cell office:value-type="float" office:value="0" calcext:value-type="float">
            <text:p>0</text:p>
          </table:table-cell>
          <table:table-cell office:value-type="float" office:value="417794" calcext:value-type="float">
            <text:p>417794</text:p>
          </table:table-cell>
          <table:table-cell office:value-type="float" office:value="367387" calcext:value-type="float">
            <text:p>367387</text:p>
          </table:table-cell>
          <table:table-cell office:value-type="float" office:value="157714" calcext:value-type="float">
            <text:p>157714</text:p>
          </table:table-cell>
          <table:table-cell office:value-type="float" office:value="3114817" calcext:value-type="float">
            <text:p>311481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1Jan</text:p>
          </table:table-cell>
          <table:table-cell table:number-columns-repeated="2" office:value-type="float" office:value="422003" calcext:value-type="float">
            <text:p>422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33" calcext:value-type="float">
            <text:p>30633</text:p>
          </table:table-cell>
          <table:table-cell office:value-type="float" office:value="8026" calcext:value-type="float">
            <text:p>8026</text:p>
          </table:table-cell>
          <table:table-cell office:value-type="float" office:value="21967" calcext:value-type="float">
            <text:p>21967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67438" calcext:value-type="float">
            <text:p>67438</text:p>
          </table:table-cell>
          <table:table-cell office:value-type="float" office:value="56955" calcext:value-type="float">
            <text:p>56955</text:p>
          </table:table-cell>
          <table:table-cell office:value-type="float" office:value="65708" calcext:value-type="float">
            <text:p>65708</text:p>
          </table:table-cell>
          <table:table-cell office:value-type="float" office:value="479813" calcext:value-type="float">
            <text:p>479813</text:p>
          </table:table-cell>
          <table:table-cell office:value-type="float" office:value="478741" calcext:value-type="float">
            <text:p>478741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28041" calcext:value-type="float">
            <text:p>28041</text:p>
          </table:table-cell>
          <table:table-cell office:value-type="float" office:value="1030" calcext:value-type="float">
            <text:p>1030</text:p>
          </table:table-cell>
          <table:table-cell office:value-type="float" office:value="2740" calcext:value-type="float">
            <text:p>2740</text:p>
          </table:table-cell>
          <table:table-cell office:value-type="float" office:value="577332" calcext:value-type="float">
            <text:p>577332</text:p>
          </table:table-cell>
          <table:table-cell office:value-type="float" office:value="1474310" calcext:value-type="float">
            <text:p>1474310</text:p>
          </table:table-cell>
          <table:table-cell office:value-type="float" office:value="1454744" calcext:value-type="float">
            <text:p>1454744</text:p>
          </table:table-cell>
          <table:table-cell office:value-type="float" office:value="18616" calcext:value-type="float">
            <text:p>18616</text:p>
          </table:table-cell>
          <table:table-cell office:value-type="float" office:value="951" calcext:value-type="float">
            <text:p>951</text:p>
          </table:table-cell>
          <table:table-cell office:value-type="float" office:value="579493" calcext:value-type="float">
            <text:p>579493</text:p>
          </table:table-cell>
          <table:table-cell office:value-type="float" office:value="138464" calcext:value-type="float">
            <text:p>138464</text:p>
          </table:table-cell>
          <table:table-cell office:value-type="float" office:value="431725" calcext:value-type="float">
            <text:p>431725</text:p>
          </table:table-cell>
          <table:table-cell office:value-type="float" office:value="9305" calcext:value-type="float">
            <text:p>9305</text:p>
          </table:table-cell>
          <table:table-cell office:value-type="float" office:value="19007" calcext:value-type="float">
            <text:p>19007</text:p>
          </table:table-cell>
          <table:table-cell office:value-type="float" office:value="8019" calcext:value-type="float">
            <text:p>8019</text:p>
          </table:table-cell>
          <table:table-cell office:value-type="float" office:value="363340" calcext:value-type="float">
            <text:p>363340</text:p>
          </table:table-cell>
          <table:table-cell office:value-type="float" office:value="657541" calcext:value-type="float">
            <text:p>657541</text:p>
          </table:table-cell>
          <table:table-cell office:value-type="float" office:value="845413" calcext:value-type="float">
            <text:p>845413</text:p>
          </table:table-cell>
          <table:table-cell office:value-type="float" office:value="1334846" calcext:value-type="float">
            <text:p>1334846</text:p>
          </table:table-cell>
          <table:table-cell office:value-type="float" office:value="1211904" calcext:value-type="float">
            <text:p>1211904</text:p>
          </table:table-cell>
          <table:table-cell office:value-type="float" office:value="113061" calcext:value-type="float">
            <text:p>113061</text:p>
          </table:table-cell>
          <table:table-cell office:value-type="float" office:value="9881" calcext:value-type="float">
            <text:p>9881</text:p>
          </table:table-cell>
          <table:table-cell office:value-type="float" office:value="0" calcext:value-type="float">
            <text:p>0</text:p>
          </table:table-cell>
          <table:table-cell office:value-type="float" office:value="400927" calcext:value-type="float">
            <text:p>400927</text:p>
          </table:table-cell>
          <table:table-cell office:value-type="float" office:value="367546" calcext:value-type="float">
            <text:p>367546</text:p>
          </table:table-cell>
          <table:table-cell office:value-type="float" office:value="152981" calcext:value-type="float">
            <text:p>152981</text:p>
          </table:table-cell>
          <table:table-cell office:value-type="float" office:value="3101713" calcext:value-type="float">
            <text:p>310171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0Dec</text:p>
          </table:table-cell>
          <table:table-cell table:number-columns-repeated="2" office:value-type="float" office:value="441730" calcext:value-type="float">
            <text:p>441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02" calcext:value-type="float">
            <text:p>29202</text:p>
          </table:table-cell>
          <table:table-cell office:value-type="float" office:value="7637" calcext:value-type="float">
            <text:p>7637</text:p>
          </table:table-cell>
          <table:table-cell office:value-type="float" office:value="20924" calcext:value-type="float">
            <text:p>20924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68900" calcext:value-type="float">
            <text:p>68900</text:p>
          </table:table-cell>
          <table:table-cell office:value-type="float" office:value="58975" calcext:value-type="float">
            <text:p>58975</text:p>
          </table:table-cell>
          <table:table-cell office:value-type="float" office:value="67176" calcext:value-type="float">
            <text:p>67176</text:p>
          </table:table-cell>
          <table:table-cell office:value-type="float" office:value="498472" calcext:value-type="float">
            <text:p>498472</text:p>
          </table:table-cell>
          <table:table-cell office:value-type="float" office:value="497400" calcext:value-type="float">
            <text:p>497400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30348" calcext:value-type="float">
            <text:p>30348</text:p>
          </table:table-cell>
          <table:table-cell office:value-type="float" office:value="1272" calcext:value-type="float">
            <text:p>1272</text:p>
          </table:table-cell>
          <table:table-cell office:value-type="float" office:value="1828" calcext:value-type="float">
            <text:p>1828</text:p>
          </table:table-cell>
          <table:table-cell office:value-type="float" office:value="599096" calcext:value-type="float">
            <text:p>599096</text:p>
          </table:table-cell>
          <table:table-cell office:value-type="float" office:value="1566823" calcext:value-type="float">
            <text:p>1566823</text:p>
          </table:table-cell>
          <table:table-cell office:value-type="float" office:value="1547266" calcext:value-type="float">
            <text:p>1547266</text:p>
          </table:table-cell>
          <table:table-cell office:value-type="float" office:value="18616" calcext:value-type="float">
            <text:p>18616</text:p>
          </table:table-cell>
          <table:table-cell office:value-type="float" office:value="941" calcext:value-type="float">
            <text:p>941</text:p>
          </table:table-cell>
          <table:table-cell office:value-type="float" office:value="573590" calcext:value-type="float">
            <text:p>573590</text:p>
          </table:table-cell>
          <table:table-cell office:value-type="float" office:value="138917" calcext:value-type="float">
            <text:p>138917</text:p>
          </table:table-cell>
          <table:table-cell office:value-type="float" office:value="425435" calcext:value-type="float">
            <text:p>425435</text:p>
          </table:table-cell>
          <table:table-cell office:value-type="float" office:value="9239" calcext:value-type="float">
            <text:p>9239</text:p>
          </table:table-cell>
          <table:table-cell office:value-type="float" office:value="18597" calcext:value-type="float">
            <text:p>18597</text:p>
          </table:table-cell>
          <table:table-cell office:value-type="float" office:value="7988" calcext:value-type="float">
            <text:p>7988</text:p>
          </table:table-cell>
          <table:table-cell office:value-type="float" office:value="361366" calcext:value-type="float">
            <text:p>361366</text:p>
          </table:table-cell>
          <table:table-cell office:value-type="float" office:value="684074" calcext:value-type="float">
            <text:p>684074</text:p>
          </table:table-cell>
          <table:table-cell office:value-type="float" office:value="863719" calcext:value-type="float">
            <text:p>863719</text:p>
          </table:table-cell>
          <table:table-cell office:value-type="float" office:value="1394754" calcext:value-type="float">
            <text:p>1394754</text:p>
          </table:table-cell>
          <table:table-cell office:value-type="float" office:value="1318096" calcext:value-type="float">
            <text:p>1318096</text:p>
          </table:table-cell>
          <table:table-cell office:value-type="float" office:value="67969" calcext:value-type="float">
            <text:p>67969</text:p>
          </table:table-cell>
          <table:table-cell office:value-type="float" office:value="8689" calcext:value-type="float">
            <text:p>8689</text:p>
          </table:table-cell>
          <table:table-cell office:value-type="float" office:value="0" calcext:value-type="float">
            <text:p>0</text:p>
          </table:table-cell>
          <table:table-cell office:value-type="float" office:value="433055" calcext:value-type="float">
            <text:p>433055</text:p>
          </table:table-cell>
          <table:table-cell office:value-type="float" office:value="367923" calcext:value-type="float">
            <text:p>367923</text:p>
          </table:table-cell>
          <table:table-cell office:value-type="float" office:value="152993" calcext:value-type="float">
            <text:p>152993</text:p>
          </table:table-cell>
          <table:table-cell office:value-type="float" office:value="3212445" calcext:value-type="float">
            <text:p>321244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0Nov</text:p>
          </table:table-cell>
          <table:table-cell table:number-columns-repeated="2" office:value-type="float" office:value="417519" calcext:value-type="float">
            <text:p>417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79" calcext:value-type="float">
            <text:p>27679</text:p>
          </table:table-cell>
          <table:table-cell office:value-type="float" office:value="7633" calcext:value-type="float">
            <text:p>7633</text:p>
          </table:table-cell>
          <table:table-cell office:value-type="float" office:value="19405" calcext:value-type="float">
            <text:p>19405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66702" calcext:value-type="float">
            <text:p>66702</text:p>
          </table:table-cell>
          <table:table-cell office:value-type="float" office:value="59611" calcext:value-type="float">
            <text:p>59611</text:p>
          </table:table-cell>
          <table:table-cell office:value-type="float" office:value="65341" calcext:value-type="float">
            <text:p>65341</text:p>
          </table:table-cell>
          <table:table-cell office:value-type="float" office:value="473650" calcext:value-type="float">
            <text:p>473650</text:p>
          </table:table-cell>
          <table:table-cell office:value-type="float" office:value="472594" calcext:value-type="float">
            <text:p>472594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30160" calcext:value-type="float">
            <text:p>30160</text:p>
          </table:table-cell>
          <table:table-cell office:value-type="float" office:value="1056" calcext:value-type="float">
            <text:p>1056</text:p>
          </table:table-cell>
          <table:table-cell office:value-type="float" office:value="1594" calcext:value-type="float">
            <text:p>1594</text:p>
          </table:table-cell>
          <table:table-cell office:value-type="float" office:value="571801" calcext:value-type="float">
            <text:p>571801</text:p>
          </table:table-cell>
          <table:table-cell office:value-type="float" office:value="1482976" calcext:value-type="float">
            <text:p>1482976</text:p>
          </table:table-cell>
          <table:table-cell office:value-type="float" office:value="1463528" calcext:value-type="float">
            <text:p>1463528</text:p>
          </table:table-cell>
          <table:table-cell office:value-type="float" office:value="18518" calcext:value-type="float">
            <text:p>18518</text:p>
          </table:table-cell>
          <table:table-cell office:value-type="float" office:value="930" calcext:value-type="float">
            <text:p>930</text:p>
          </table:table-cell>
          <table:table-cell office:value-type="float" office:value="563876" calcext:value-type="float">
            <text:p>563876</text:p>
          </table:table-cell>
          <table:table-cell office:value-type="float" office:value="138230" calcext:value-type="float">
            <text:p>138230</text:p>
          </table:table-cell>
          <table:table-cell office:value-type="float" office:value="416323" calcext:value-type="float">
            <text:p>416323</text:p>
          </table:table-cell>
          <table:table-cell office:value-type="float" office:value="9323" calcext:value-type="float">
            <text:p>9323</text:p>
          </table:table-cell>
          <table:table-cell office:value-type="float" office:value="17134" calcext:value-type="float">
            <text:p>17134</text:p>
          </table:table-cell>
          <table:table-cell office:value-type="float" office:value="8252" calcext:value-type="float">
            <text:p>8252</text:p>
          </table:table-cell>
          <table:table-cell office:value-type="float" office:value="357997" calcext:value-type="float">
            <text:p>357997</text:p>
          </table:table-cell>
          <table:table-cell office:value-type="float" office:value="689730" calcext:value-type="float">
            <text:p>689730</text:p>
          </table:table-cell>
          <table:table-cell office:value-type="float" office:value="840537" calcext:value-type="float">
            <text:p>840537</text:p>
          </table:table-cell>
          <table:table-cell office:value-type="float" office:value="1333449" calcext:value-type="float">
            <text:p>1333449</text:p>
          </table:table-cell>
          <table:table-cell office:value-type="float" office:value="1218531" calcext:value-type="float">
            <text:p>1218531</text:p>
          </table:table-cell>
          <table:table-cell office:value-type="float" office:value="98459" calcext:value-type="float">
            <text:p>98459</text:p>
          </table:table-cell>
          <table:table-cell office:value-type="float" office:value="16459" calcext:value-type="float">
            <text:p>16459</text:p>
          </table:table-cell>
          <table:table-cell office:value-type="float" office:value="0" calcext:value-type="float">
            <text:p>0</text:p>
          </table:table-cell>
          <table:table-cell office:value-type="float" office:value="441644" calcext:value-type="float">
            <text:p>441644</text:p>
          </table:table-cell>
          <table:table-cell office:value-type="float" office:value="365310" calcext:value-type="float">
            <text:p>365310</text:p>
          </table:table-cell>
          <table:table-cell office:value-type="float" office:value="139040" calcext:value-type="float">
            <text:p>139040</text:p>
          </table:table-cell>
          <table:table-cell office:value-type="float" office:value="3119979" calcext:value-type="float">
            <text:p>311997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0Oct</text:p>
          </table:table-cell>
          <table:table-cell table:number-columns-repeated="2" office:value-type="float" office:value="404234" calcext:value-type="float">
            <text:p>404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9" calcext:value-type="float">
            <text:p>26699</text:p>
          </table:table-cell>
          <table:table-cell office:value-type="float" office:value="7415" calcext:value-type="float">
            <text:p>7415</text:p>
          </table:table-cell>
          <table:table-cell office:value-type="float" office:value="18641" calcext:value-type="float">
            <text:p>18641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66544" calcext:value-type="float">
            <text:p>66544</text:p>
          </table:table-cell>
          <table:table-cell office:value-type="float" office:value="56166" calcext:value-type="float">
            <text:p>56166</text:p>
          </table:table-cell>
          <table:table-cell office:value-type="float" office:value="65201" calcext:value-type="float">
            <text:p>65201</text:p>
          </table:table-cell>
          <table:table-cell office:value-type="float" office:value="459216" calcext:value-type="float">
            <text:p>459216</text:p>
          </table:table-cell>
          <table:table-cell office:value-type="float" office:value="458160" calcext:value-type="float">
            <text:p>458160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26407" calcext:value-type="float">
            <text:p>26407</text:p>
          </table:table-cell>
          <table:table-cell office:value-type="float" office:value="1213" calcext:value-type="float">
            <text:p>1213</text:p>
          </table:table-cell>
          <table:table-cell office:value-type="float" office:value="1885" calcext:value-type="float">
            <text:p>1885</text:p>
          </table:table-cell>
          <table:table-cell office:value-type="float" office:value="553922" calcext:value-type="float">
            <text:p>553922</text:p>
          </table:table-cell>
          <table:table-cell office:value-type="float" office:value="1464136" calcext:value-type="float">
            <text:p>1464136</text:p>
          </table:table-cell>
          <table:table-cell office:value-type="float" office:value="1444716" calcext:value-type="float">
            <text:p>1444716</text:p>
          </table:table-cell>
          <table:table-cell office:value-type="float" office:value="18513" calcext:value-type="float">
            <text:p>18513</text:p>
          </table:table-cell>
          <table:table-cell office:value-type="float" office:value="907" calcext:value-type="float">
            <text:p>907</text:p>
          </table:table-cell>
          <table:table-cell office:value-type="float" office:value="561365" calcext:value-type="float">
            <text:p>561365</text:p>
          </table:table-cell>
          <table:table-cell office:value-type="float" office:value="138322" calcext:value-type="float">
            <text:p>138322</text:p>
          </table:table-cell>
          <table:table-cell office:value-type="float" office:value="413689" calcext:value-type="float">
            <text:p>413689</text:p>
          </table:table-cell>
          <table:table-cell office:value-type="float" office:value="9355" calcext:value-type="float">
            <text:p>9355</text:p>
          </table:table-cell>
          <table:table-cell office:value-type="float" office:value="17540" calcext:value-type="float">
            <text:p>17540</text:p>
          </table:table-cell>
          <table:table-cell office:value-type="float" office:value="8229" calcext:value-type="float">
            <text:p>8229</text:p>
          </table:table-cell>
          <table:table-cell office:value-type="float" office:value="335611" calcext:value-type="float">
            <text:p>335611</text:p>
          </table:table-cell>
          <table:table-cell office:value-type="float" office:value="643535" calcext:value-type="float">
            <text:p>643535</text:p>
          </table:table-cell>
          <table:table-cell office:value-type="float" office:value="838721" calcext:value-type="float">
            <text:p>838721</text:p>
          </table:table-cell>
          <table:table-cell office:value-type="float" office:value="1294747" calcext:value-type="float">
            <text:p>1294747</text:p>
          </table:table-cell>
          <table:table-cell office:value-type="float" office:value="1181500" calcext:value-type="float">
            <text:p>1181500</text:p>
          </table:table-cell>
          <table:table-cell office:value-type="float" office:value="100646" calcext:value-type="float">
            <text:p>100646</text:p>
          </table:table-cell>
          <table:table-cell office:value-type="float" office:value="12602" calcext:value-type="float">
            <text:p>12602</text:p>
          </table:table-cell>
          <table:table-cell office:value-type="float" office:value="0" calcext:value-type="float">
            <text:p>0</text:p>
          </table:table-cell>
          <table:table-cell office:value-type="float" office:value="408881" calcext:value-type="float">
            <text:p>408881</text:p>
          </table:table-cell>
          <table:table-cell office:value-type="float" office:value="357812" calcext:value-type="float">
            <text:p>357812</text:p>
          </table:table-cell>
          <table:table-cell office:value-type="float" office:value="130263" calcext:value-type="float">
            <text:p>130263</text:p>
          </table:table-cell>
          <table:table-cell office:value-type="float" office:value="3030424" calcext:value-type="float">
            <text:p>303042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0Sep</text:p>
          </table:table-cell>
          <table:table-cell table:number-columns-repeated="2" office:value-type="float" office:value="418598" calcext:value-type="float">
            <text:p>418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09" calcext:value-type="float">
            <text:p>26309</text:p>
          </table:table-cell>
          <table:table-cell office:value-type="float" office:value="7442" calcext:value-type="float">
            <text:p>7442</text:p>
          </table:table-cell>
          <table:table-cell office:value-type="float" office:value="18224" calcext:value-type="float">
            <text:p>18224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66575" calcext:value-type="float">
            <text:p>66575</text:p>
          </table:table-cell>
          <table:table-cell office:value-type="float" office:value="55840" calcext:value-type="float">
            <text:p>55840</text:p>
          </table:table-cell>
          <table:table-cell office:value-type="float" office:value="65068" calcext:value-type="float">
            <text:p>65068</text:p>
          </table:table-cell>
          <table:table-cell office:value-type="float" office:value="472763" calcext:value-type="float">
            <text:p>472763</text:p>
          </table:table-cell>
          <table:table-cell office:value-type="float" office:value="471707" calcext:value-type="float">
            <text:p>471707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26565" calcext:value-type="float">
            <text:p>26565</text:p>
          </table:table-cell>
          <table:table-cell office:value-type="float" office:value="1199" calcext:value-type="float">
            <text:p>1199</text:p>
          </table:table-cell>
          <table:table-cell office:value-type="float" office:value="1997" calcext:value-type="float">
            <text:p>1997</text:p>
          </table:table-cell>
          <table:table-cell office:value-type="float" office:value="567592" calcext:value-type="float">
            <text:p>567592</text:p>
          </table:table-cell>
          <table:table-cell office:value-type="float" office:value="1469521" calcext:value-type="float">
            <text:p>1469521</text:p>
          </table:table-cell>
          <table:table-cell office:value-type="float" office:value="1450115" calcext:value-type="float">
            <text:p>1450115</text:p>
          </table:table-cell>
          <table:table-cell office:value-type="float" office:value="18515" calcext:value-type="float">
            <text:p>18515</text:p>
          </table:table-cell>
          <table:table-cell office:value-type="float" office:value="891" calcext:value-type="float">
            <text:p>891</text:p>
          </table:table-cell>
          <table:table-cell office:value-type="float" office:value="553307" calcext:value-type="float">
            <text:p>553307</text:p>
          </table:table-cell>
          <table:table-cell office:value-type="float" office:value="138995" calcext:value-type="float">
            <text:p>138995</text:p>
          </table:table-cell>
          <table:table-cell office:value-type="float" office:value="405004" calcext:value-type="float">
            <text:p>405004</text:p>
          </table:table-cell>
          <table:table-cell office:value-type="float" office:value="9307" calcext:value-type="float">
            <text:p>9307</text:p>
          </table:table-cell>
          <table:table-cell office:value-type="float" office:value="17234" calcext:value-type="float">
            <text:p>17234</text:p>
          </table:table-cell>
          <table:table-cell office:value-type="float" office:value="8197" calcext:value-type="float">
            <text:p>8197</text:p>
          </table:table-cell>
          <table:table-cell office:value-type="float" office:value="329991" calcext:value-type="float">
            <text:p>329991</text:p>
          </table:table-cell>
          <table:table-cell office:value-type="float" office:value="645981" calcext:value-type="float">
            <text:p>645981</text:p>
          </table:table-cell>
          <table:table-cell office:value-type="float" office:value="836969" calcext:value-type="float">
            <text:p>836969</text:p>
          </table:table-cell>
          <table:table-cell office:value-type="float" office:value="1294745" calcext:value-type="float">
            <text:p>1294745</text:p>
          </table:table-cell>
          <table:table-cell office:value-type="float" office:value="1194920" calcext:value-type="float">
            <text:p>1194920</text:p>
          </table:table-cell>
          <table:table-cell office:value-type="float" office:value="89224" calcext:value-type="float">
            <text:p>89224</text:p>
          </table:table-cell>
          <table:table-cell office:value-type="float" office:value="10601" calcext:value-type="float">
            <text:p>10601</text:p>
          </table:table-cell>
          <table:table-cell office:value-type="float" office:value="0" calcext:value-type="float">
            <text:p>0</text:p>
          </table:table-cell>
          <table:table-cell office:value-type="float" office:value="405874" calcext:value-type="float">
            <text:p>405874</text:p>
          </table:table-cell>
          <table:table-cell office:value-type="float" office:value="355934" calcext:value-type="float">
            <text:p>355934</text:p>
          </table:table-cell>
          <table:table-cell office:value-type="float" office:value="130709" calcext:value-type="float">
            <text:p>130709</text:p>
          </table:table-cell>
          <table:table-cell office:value-type="float" office:value="3024232" calcext:value-type="float">
            <text:p>302423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0Aug</text:p>
          </table:table-cell>
          <table:table-cell table:number-columns-repeated="2" office:value-type="float" office:value="415392" calcext:value-type="float">
            <text:p>415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66" calcext:value-type="float">
            <text:p>26166</text:p>
          </table:table-cell>
          <table:table-cell office:value-type="float" office:value="7911" calcext:value-type="float">
            <text:p>7911</text:p>
          </table:table-cell>
          <table:table-cell office:value-type="float" office:value="17611" calcext:value-type="float">
            <text:p>17611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66586" calcext:value-type="float">
            <text:p>66586</text:p>
          </table:table-cell>
          <table:table-cell office:value-type="float" office:value="59126" calcext:value-type="float">
            <text:p>59126</text:p>
          </table:table-cell>
          <table:table-cell office:value-type="float" office:value="65114" calcext:value-type="float">
            <text:p>65114</text:p>
          </table:table-cell>
          <table:table-cell office:value-type="float" office:value="469118" calcext:value-type="float">
            <text:p>469118</text:p>
          </table:table-cell>
          <table:table-cell office:value-type="float" office:value="468062" calcext:value-type="float">
            <text:p>468062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29807" calcext:value-type="float">
            <text:p>29807</text:p>
          </table:table-cell>
          <table:table-cell office:value-type="float" office:value="1234" calcext:value-type="float">
            <text:p>1234</text:p>
          </table:table-cell>
          <table:table-cell office:value-type="float" office:value="2262" calcext:value-type="float">
            <text:p>2262</text:p>
          </table:table-cell>
          <table:table-cell office:value-type="float" office:value="567535" calcext:value-type="float">
            <text:p>567535</text:p>
          </table:table-cell>
          <table:table-cell office:value-type="float" office:value="1546531" calcext:value-type="float">
            <text:p>1546531</text:p>
          </table:table-cell>
          <table:table-cell office:value-type="float" office:value="1526925" calcext:value-type="float">
            <text:p>1526925</text:p>
          </table:table-cell>
          <table:table-cell office:value-type="float" office:value="18709" calcext:value-type="float">
            <text:p>18709</text:p>
          </table:table-cell>
          <table:table-cell office:value-type="float" office:value="897" calcext:value-type="float">
            <text:p>897</text:p>
          </table:table-cell>
          <table:table-cell office:value-type="float" office:value="546896" calcext:value-type="float">
            <text:p>546896</text:p>
          </table:table-cell>
          <table:table-cell office:value-type="float" office:value="138657" calcext:value-type="float">
            <text:p>138657</text:p>
          </table:table-cell>
          <table:table-cell office:value-type="float" office:value="398894" calcext:value-type="float">
            <text:p>398894</text:p>
          </table:table-cell>
          <table:table-cell office:value-type="float" office:value="9346" calcext:value-type="float">
            <text:p>9346</text:p>
          </table:table-cell>
          <table:table-cell office:value-type="float" office:value="17077" calcext:value-type="float">
            <text:p>17077</text:p>
          </table:table-cell>
          <table:table-cell office:value-type="float" office:value="8169" calcext:value-type="float">
            <text:p>8169</text:p>
          </table:table-cell>
          <table:table-cell office:value-type="float" office:value="315997" calcext:value-type="float">
            <text:p>315997</text:p>
          </table:table-cell>
          <table:table-cell office:value-type="float" office:value="663877" calcext:value-type="float">
            <text:p>663877</text:p>
          </table:table-cell>
          <table:table-cell office:value-type="float" office:value="837469" calcext:value-type="float">
            <text:p>837469</text:p>
          </table:table-cell>
          <table:table-cell office:value-type="float" office:value="1345767" calcext:value-type="float">
            <text:p>1345767</text:p>
          </table:table-cell>
          <table:table-cell office:value-type="float" office:value="1240229" calcext:value-type="float">
            <text:p>1240229</text:p>
          </table:table-cell>
          <table:table-cell office:value-type="float" office:value="96955" calcext:value-type="float">
            <text:p>96955</text:p>
          </table:table-cell>
          <table:table-cell office:value-type="float" office:value="8582" calcext:value-type="float">
            <text:p>8582</text:p>
          </table:table-cell>
          <table:table-cell office:value-type="float" office:value="92" calcext:value-type="float">
            <text:p>92</text:p>
          </table:table-cell>
          <table:table-cell office:value-type="float" office:value="423950" calcext:value-type="float">
            <text:p>423950</text:p>
          </table:table-cell>
          <table:table-cell office:value-type="float" office:value="355766" calcext:value-type="float">
            <text:p>355766</text:p>
          </table:table-cell>
          <table:table-cell office:value-type="float" office:value="135502" calcext:value-type="float">
            <text:p>135502</text:p>
          </table:table-cell>
          <table:table-cell office:value-type="float" office:value="3098546" calcext:value-type="float">
            <text:p>309854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0Jul</text:p>
          </table:table-cell>
          <table:table-cell table:number-columns-repeated="2" office:value-type="float" office:value="413387" calcext:value-type="float">
            <text:p>413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92" calcext:value-type="float">
            <text:p>25692</text:p>
          </table:table-cell>
          <table:table-cell office:value-type="float" office:value="7778" calcext:value-type="float">
            <text:p>7778</text:p>
          </table:table-cell>
          <table:table-cell office:value-type="float" office:value="17359" calcext:value-type="float">
            <text:p>17359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67101" calcext:value-type="float">
            <text:p>67101</text:p>
          </table:table-cell>
          <table:table-cell office:value-type="float" office:value="56067" calcext:value-type="float">
            <text:p>56067</text:p>
          </table:table-cell>
          <table:table-cell office:value-type="float" office:value="65647" calcext:value-type="float">
            <text:p>65647</text:p>
          </table:table-cell>
          <table:table-cell office:value-type="float" office:value="466091" calcext:value-type="float">
            <text:p>466091</text:p>
          </table:table-cell>
          <table:table-cell office:value-type="float" office:value="465035" calcext:value-type="float">
            <text:p>465035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-</text:p>
          </table:table-cell>
          <table:table-cell office:value-type="float" office:value="26826" calcext:value-type="float">
            <text:p>26826</text:p>
          </table:table-cell>
          <table:table-cell office:value-type="float" office:value="1144" calcext:value-type="float">
            <text:p>1144</text:p>
          </table:table-cell>
          <table:table-cell office:value-type="float" office:value="2800" calcext:value-type="float">
            <text:p>2800</text:p>
          </table:table-cell>
          <table:table-cell office:value-type="float" office:value="562508" calcext:value-type="float">
            <text:p>562508</text:p>
          </table:table-cell>
          <table:table-cell office:value-type="float" office:value="1594413" calcext:value-type="float">
            <text:p>1594413</text:p>
          </table:table-cell>
          <table:table-cell office:value-type="float" office:value="1574802" calcext:value-type="float">
            <text:p>1574802</text:p>
          </table:table-cell>
          <table:table-cell office:value-type="float" office:value="18709" calcext:value-type="float">
            <text:p>18709</text:p>
          </table:table-cell>
          <table:table-cell office:value-type="float" office:value="903" calcext:value-type="float">
            <text:p>903</text:p>
          </table:table-cell>
          <table:table-cell office:value-type="float" office:value="539913" calcext:value-type="float">
            <text:p>539913</text:p>
          </table:table-cell>
          <table:table-cell office:value-type="float" office:value="136819" calcext:value-type="float">
            <text:p>136819</text:p>
          </table:table-cell>
          <table:table-cell office:value-type="float" office:value="393866" calcext:value-type="float">
            <text:p>393866</text:p>
          </table:table-cell>
          <table:table-cell office:value-type="float" office:value="9227" calcext:value-type="float">
            <text:p>9227</text:p>
          </table:table-cell>
          <table:table-cell office:value-type="float" office:value="16597" calcext:value-type="float">
            <text:p>16597</text:p>
          </table:table-cell>
          <table:table-cell office:value-type="float" office:value="8129" calcext:value-type="float">
            <text:p>8129</text:p>
          </table:table-cell>
          <table:table-cell office:value-type="float" office:value="314053" calcext:value-type="float">
            <text:p>314053</text:p>
          </table:table-cell>
          <table:table-cell office:value-type="float" office:value="619825" calcext:value-type="float">
            <text:p>619825</text:p>
          </table:table-cell>
          <table:table-cell office:value-type="float" office:value="844092" calcext:value-type="float">
            <text:p>844092</text:p>
          </table:table-cell>
          <table:table-cell office:value-type="float" office:value="1371279" calcext:value-type="float">
            <text:p>1371279</text:p>
          </table:table-cell>
          <table:table-cell office:value-type="float" office:value="1256562" calcext:value-type="float">
            <text:p>1256562</text:p>
          </table:table-cell>
          <table:table-cell office:value-type="float" office:value="102769" calcext:value-type="float">
            <text:p>102769</text:p>
          </table:table-cell>
          <table:table-cell office:value-type="float" office:value="11947" calcext:value-type="float">
            <text:p>11947</text:p>
          </table:table-cell>
          <table:table-cell office:value-type="float" office:value="92" calcext:value-type="float">
            <text:p>92</text:p>
          </table:table-cell>
          <table:table-cell office:value-type="float" office:value="389102" calcext:value-type="float">
            <text:p>389102</text:p>
          </table:table-cell>
          <table:table-cell office:value-type="float" office:value="351592" calcext:value-type="float">
            <text:p>351592</text:p>
          </table:table-cell>
          <table:table-cell office:value-type="float" office:value="136773" calcext:value-type="float">
            <text:p>136773</text:p>
          </table:table-cell>
          <table:table-cell office:value-type="float" office:value="3092929" calcext:value-type="float">
            <text:p>309292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0Jun</text:p>
          </table:table-cell>
          <table:table-cell table:number-columns-repeated="2" office:value-type="float" office:value="414742" calcext:value-type="float">
            <text:p>414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04" calcext:value-type="float">
            <text:p>24904</text:p>
          </table:table-cell>
          <table:table-cell office:value-type="float" office:value="7790" calcext:value-type="float">
            <text:p>7790</text:p>
          </table:table-cell>
          <table:table-cell office:value-type="float" office:value="16562" calcext:value-type="float">
            <text:p>16562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66419" calcext:value-type="float">
            <text:p>66419</text:p>
          </table:table-cell>
          <table:table-cell office:value-type="float" office:value="59393" calcext:value-type="float">
            <text:p>59393</text:p>
          </table:table-cell>
          <table:table-cell office:value-type="float" office:value="64964" calcext:value-type="float">
            <text:p>64964</text:p>
          </table:table-cell>
          <table:table-cell office:value-type="float" office:value="465652" calcext:value-type="float">
            <text:p>465652</text:p>
          </table:table-cell>
          <table:table-cell office:value-type="float" office:value="464596" calcext:value-type="float">
            <text:p>464596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-</text:p>
          </table:table-cell>
          <table:table-cell office:value-type="float" office:value="30940" calcext:value-type="float">
            <text:p>30940</text:p>
          </table:table-cell>
          <table:table-cell office:value-type="float" office:value="985" calcext:value-type="float">
            <text:p>985</text:p>
          </table:table-cell>
          <table:table-cell office:value-type="float" office:value="3168" calcext:value-type="float">
            <text:p>3168</text:p>
          </table:table-cell>
          <table:table-cell office:value-type="float" office:value="565709" calcext:value-type="float">
            <text:p>565709</text:p>
          </table:table-cell>
          <table:table-cell office:value-type="float" office:value="1845075" calcext:value-type="float">
            <text:p>1845075</text:p>
          </table:table-cell>
          <table:table-cell office:value-type="float" office:value="1825411" calcext:value-type="float">
            <text:p>1825411</text:p>
          </table:table-cell>
          <table:table-cell office:value-type="float" office:value="18754" calcext:value-type="float">
            <text:p>18754</text:p>
          </table:table-cell>
          <table:table-cell office:value-type="float" office:value="910" calcext:value-type="float">
            <text:p>910</text:p>
          </table:table-cell>
          <table:table-cell office:value-type="float" office:value="535867" calcext:value-type="float">
            <text:p>535867</text:p>
          </table:table-cell>
          <table:table-cell office:value-type="float" office:value="138680" calcext:value-type="float">
            <text:p>138680</text:p>
          </table:table-cell>
          <table:table-cell office:value-type="float" office:value="387826" calcext:value-type="float">
            <text:p>387826</text:p>
          </table:table-cell>
          <table:table-cell office:value-type="float" office:value="9362" calcext:value-type="float">
            <text:p>9362</text:p>
          </table:table-cell>
          <table:table-cell office:value-type="float" office:value="16296" calcext:value-type="float">
            <text:p>16296</text:p>
          </table:table-cell>
          <table:table-cell office:value-type="float" office:value="8097" calcext:value-type="float">
            <text:p>8097</text:p>
          </table:table-cell>
          <table:table-cell office:value-type="float" office:value="314293" calcext:value-type="float">
            <text:p>314293</text:p>
          </table:table-cell>
          <table:table-cell office:value-type="float" office:value="670744" calcext:value-type="float">
            <text:p>670744</text:p>
          </table:table-cell>
          <table:table-cell office:value-type="float" office:value="835360" calcext:value-type="float">
            <text:p>835360</text:p>
          </table:table-cell>
          <table:table-cell office:value-type="float" office:value="1630840" calcext:value-type="float">
            <text:p>1630840</text:p>
          </table:table-cell>
          <table:table-cell office:value-type="float" office:value="1472213" calcext:value-type="float">
            <text:p>1472213</text:p>
          </table:table-cell>
          <table:table-cell office:value-type="float" office:value="137218" calcext:value-type="float">
            <text:p>137218</text:p>
          </table:table-cell>
          <table:table-cell office:value-type="float" office:value="21410" calcext:value-type="float">
            <text:p>21410</text:p>
          </table:table-cell>
          <table:table-cell office:value-type="float" office:value="92" calcext:value-type="float">
            <text:p>92</text:p>
          </table:table-cell>
          <table:table-cell office:value-type="float" office:value="431804" calcext:value-type="float">
            <text:p>431804</text:p>
          </table:table-cell>
          <table:table-cell office:value-type="float" office:value="350358" calcext:value-type="float">
            <text:p>350358</text:p>
          </table:table-cell>
          <table:table-cell office:value-type="float" office:value="141919" calcext:value-type="float">
            <text:p>141919</text:p>
          </table:table-cell>
          <table:table-cell office:value-type="float" office:value="3390373" calcext:value-type="float">
            <text:p>339037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0May</text:p>
          </table:table-cell>
          <table:table-cell table:number-columns-repeated="2" office:value-type="float" office:value="405696" calcext:value-type="float">
            <text:p>405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8" calcext:value-type="float">
            <text:p>20138</text:p>
          </table:table-cell>
          <table:table-cell office:value-type="float" office:value="7630" calcext:value-type="float">
            <text:p>7630</text:p>
          </table:table-cell>
          <table:table-cell office:value-type="float" office:value="12044" calcext:value-type="float">
            <text:p>12044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65574" calcext:value-type="float">
            <text:p>65574</text:p>
          </table:table-cell>
          <table:table-cell office:value-type="float" office:value="57805" calcext:value-type="float">
            <text:p>57805</text:p>
          </table:table-cell>
          <table:table-cell office:value-type="float" office:value="64423" calcext:value-type="float">
            <text:p>64423</text:p>
          </table:table-cell>
          <table:table-cell office:value-type="float" office:value="447477" calcext:value-type="float">
            <text:p>447477</text:p>
          </table:table-cell>
          <table:table-cell office:value-type="float" office:value="446421" calcext:value-type="float">
            <text:p>446421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-</text:p>
          </table:table-cell>
          <table:table-cell office:value-type="float" office:value="29785" calcext:value-type="float">
            <text:p>29785</text:p>
          </table:table-cell>
          <table:table-cell office:value-type="float" office:value="758" calcext:value-type="float">
            <text:p>758</text:p>
          </table:table-cell>
          <table:table-cell office:value-type="float" office:value="7005" calcext:value-type="float">
            <text:p>7005</text:p>
          </table:table-cell>
          <table:table-cell office:value-type="float" office:value="549448" calcext:value-type="float">
            <text:p>549448</text:p>
          </table:table-cell>
          <table:table-cell office:value-type="float" office:value="1755270" calcext:value-type="float">
            <text:p>1755270</text:p>
          </table:table-cell>
          <table:table-cell office:value-type="float" office:value="1735619" calcext:value-type="float">
            <text:p>1735619</text:p>
          </table:table-cell>
          <table:table-cell office:value-type="float" office:value="18971" calcext:value-type="float">
            <text:p>18971</text:p>
          </table:table-cell>
          <table:table-cell office:value-type="float" office:value="679" calcext:value-type="float">
            <text:p>679</text:p>
          </table:table-cell>
          <table:table-cell office:value-type="float" office:value="522831" calcext:value-type="float">
            <text:p>522831</text:p>
          </table:table-cell>
          <table:table-cell office:value-type="float" office:value="134979" calcext:value-type="float">
            <text:p>134979</text:p>
          </table:table-cell>
          <table:table-cell office:value-type="float" office:value="378699" calcext:value-type="float">
            <text:p>378699</text:p>
          </table:table-cell>
          <table:table-cell office:value-type="float" office:value="9153" calcext:value-type="float">
            <text:p>9153</text:p>
          </table:table-cell>
          <table:table-cell office:value-type="float" office:value="16429" calcext:value-type="float">
            <text:p>16429</text:p>
          </table:table-cell>
          <table:table-cell office:value-type="float" office:value="7949" calcext:value-type="float">
            <text:p>7949</text:p>
          </table:table-cell>
          <table:table-cell office:value-type="float" office:value="306987" calcext:value-type="float">
            <text:p>306987</text:p>
          </table:table-cell>
          <table:table-cell office:value-type="float" office:value="666427" calcext:value-type="float">
            <text:p>666427</text:p>
          </table:table-cell>
          <table:table-cell office:value-type="float" office:value="828422" calcext:value-type="float">
            <text:p>828422</text:p>
          </table:table-cell>
          <table:table-cell office:value-type="float" office:value="1522182" calcext:value-type="float">
            <text:p>1522182</text:p>
          </table:table-cell>
          <table:table-cell office:value-type="float" office:value="1370732" calcext:value-type="float">
            <text:p>1370732</text:p>
          </table:table-cell>
          <table:table-cell office:value-type="float" office:value="128755" calcext:value-type="float">
            <text:p>128755</text:p>
          </table:table-cell>
          <table:table-cell office:value-type="float" office:value="22695" calcext:value-type="float">
            <text:p>22695</text:p>
          </table:table-cell>
          <table:table-cell office:value-type="float" office:value="84" calcext:value-type="float">
            <text:p>84</text:p>
          </table:table-cell>
          <table:table-cell office:value-type="float" office:value="421314" calcext:value-type="float">
            <text:p>421314</text:p>
          </table:table-cell>
          <table:table-cell office:value-type="float" office:value="349120" calcext:value-type="float">
            <text:p>349120</text:p>
          </table:table-cell>
          <table:table-cell office:value-type="float" office:value="154768" calcext:value-type="float">
            <text:p>154768</text:p>
          </table:table-cell>
          <table:table-cell office:value-type="float" office:value="3275891" calcext:value-type="float">
            <text:p>327589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0Apr</text:p>
          </table:table-cell>
          <table:table-cell table:number-columns-repeated="2" office:value-type="float" office:value="336631" calcext:value-type="float">
            <text:p>336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32" calcext:value-type="float">
            <text:p>14932</text:p>
          </table:table-cell>
          <table:table-cell office:value-type="float" office:value="7326" calcext:value-type="float">
            <text:p>7326</text:p>
          </table:table-cell>
          <table:table-cell office:value-type="float" office:value="7223" calcext:value-type="float">
            <text:p>7223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64754" calcext:value-type="float">
            <text:p>64754</text:p>
          </table:table-cell>
          <table:table-cell office:value-type="float" office:value="52899" calcext:value-type="float">
            <text:p>52899</text:p>
          </table:table-cell>
          <table:table-cell office:value-type="float" office:value="63851" calcext:value-type="float">
            <text:p>63851</text:p>
          </table:table-cell>
          <table:table-cell office:value-type="float" office:value="378654" calcext:value-type="float">
            <text:p>378654</text:p>
          </table:table-cell>
          <table:table-cell office:value-type="float" office:value="377598" calcext:value-type="float">
            <text:p>377598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-</text:p>
          </table:table-cell>
          <table:table-cell office:value-type="float" office:value="24275" calcext:value-type="float">
            <text:p>24275</text:p>
          </table:table-cell>
          <table:table-cell office:value-type="float" office:value="641" calcext:value-type="float">
            <text:p>641</text:p>
          </table:table-cell>
          <table:table-cell office:value-type="float" office:value="2023" calcext:value-type="float">
            <text:p>2023</text:p>
          </table:table-cell>
          <table:table-cell office:value-type="float" office:value="469444" calcext:value-type="float">
            <text:p>469444</text:p>
          </table:table-cell>
          <table:table-cell office:value-type="float" office:value="1529019" calcext:value-type="float">
            <text:p>1529019</text:p>
          </table:table-cell>
          <table:table-cell office:value-type="float" office:value="1509384" calcext:value-type="float">
            <text:p>1509384</text:p>
          </table:table-cell>
          <table:table-cell office:value-type="float" office:value="18971" calcext:value-type="float">
            <text:p>18971</text:p>
          </table:table-cell>
          <table:table-cell office:value-type="float" office:value="663" calcext:value-type="float">
            <text:p>663</text:p>
          </table:table-cell>
          <table:table-cell office:value-type="float" office:value="480972" calcext:value-type="float">
            <text:p>480972</text:p>
          </table:table-cell>
          <table:table-cell office:value-type="float" office:value="127744" calcext:value-type="float">
            <text:p>127744</text:p>
          </table:table-cell>
          <table:table-cell office:value-type="float" office:value="344393" calcext:value-type="float">
            <text:p>344393</text:p>
          </table:table-cell>
          <table:table-cell office:value-type="float" office:value="8835" calcext:value-type="float">
            <text:p>8835</text:p>
          </table:table-cell>
          <table:table-cell office:value-type="float" office:value="16849" calcext:value-type="float">
            <text:p>16849</text:p>
          </table:table-cell>
          <table:table-cell office:value-type="float" office:value="7923" calcext:value-type="float">
            <text:p>7923</text:p>
          </table:table-cell>
          <table:table-cell office:value-type="float" office:value="307652" calcext:value-type="float">
            <text:p>307652</text:p>
          </table:table-cell>
          <table:table-cell office:value-type="float" office:value="610334" calcext:value-type="float">
            <text:p>610334</text:p>
          </table:table-cell>
          <table:table-cell office:value-type="float" office:value="821105" calcext:value-type="float">
            <text:p>821105</text:p>
          </table:table-cell>
          <table:table-cell office:value-type="float" office:value="1272899" calcext:value-type="float">
            <text:p>1272899</text:p>
          </table:table-cell>
          <table:table-cell office:value-type="float" office:value="1163659" calcext:value-type="float">
            <text:p>1163659</text:p>
          </table:table-cell>
          <table:table-cell office:value-type="float" office:value="87838" calcext:value-type="float">
            <text:p>87838</text:p>
          </table:table-cell>
          <table:table-cell office:value-type="float" office:value="21401" calcext:value-type="float">
            <text:p>21401</text:p>
          </table:table-cell>
          <table:table-cell office:value-type="float" office:value="84" calcext:value-type="float">
            <text:p>84</text:p>
          </table:table-cell>
          <table:table-cell office:value-type="float" office:value="377215" calcext:value-type="float">
            <text:p>377215</text:p>
          </table:table-cell>
          <table:table-cell office:value-type="float" office:value="341255" calcext:value-type="float">
            <text:p>341255</text:p>
          </table:table-cell>
          <table:table-cell office:value-type="float" office:value="140191" calcext:value-type="float">
            <text:p>140191</text:p>
          </table:table-cell>
          <table:table-cell office:value-type="float" office:value="2952749" calcext:value-type="float">
            <text:p>295274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0Mar</text:p>
          </table:table-cell>
          <table:table-cell table:number-columns-repeated="2" office:value-type="float" office:value="328319" calcext:value-type="float">
            <text:p>328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60" calcext:value-type="float">
            <text:p>14560</text:p>
          </table:table-cell>
          <table:table-cell office:value-type="float" office:value="6868" calcext:value-type="float">
            <text:p>6868</text:p>
          </table:table-cell>
          <table:table-cell office:value-type="float" office:value="7308" calcext:value-type="float">
            <text:p>7308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64808" calcext:value-type="float">
            <text:p>64808</text:p>
          </table:table-cell>
          <table:table-cell office:value-type="float" office:value="51896" calcext:value-type="float">
            <text:p>51896</text:p>
          </table:table-cell>
          <table:table-cell office:value-type="float" office:value="63764" calcext:value-type="float">
            <text:p>63764</text:p>
          </table:table-cell>
          <table:table-cell office:value-type="float" office:value="369496" calcext:value-type="float">
            <text:p>369496</text:p>
          </table:table-cell>
          <table:table-cell office:value-type="float" office:value="368440" calcext:value-type="float">
            <text:p>368440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-</text:p>
          </table:table-cell>
          <table:table-cell office:value-type="float" office:value="22838" calcext:value-type="float">
            <text:p>22838</text:p>
          </table:table-cell>
          <table:table-cell office:value-type="float" office:value="677" calcext:value-type="float">
            <text:p>677</text:p>
          </table:table-cell>
          <table:table-cell office:value-type="float" office:value="3037" calcext:value-type="float">
            <text:p>3037</text:p>
          </table:table-cell>
          <table:table-cell office:value-type="float" office:value="459812" calcext:value-type="float">
            <text:p>459812</text:p>
          </table:table-cell>
          <table:table-cell office:value-type="float" office:value="1489694" calcext:value-type="float">
            <text:p>1489694</text:p>
          </table:table-cell>
          <table:table-cell office:value-type="float" office:value="1469478" calcext:value-type="float">
            <text:p>1469478</text:p>
          </table:table-cell>
          <table:table-cell office:value-type="float" office:value="19555" calcext:value-type="float">
            <text:p>19555</text:p>
          </table:table-cell>
          <table:table-cell office:value-type="float" office:value="661" calcext:value-type="float">
            <text:p>661</text:p>
          </table:table-cell>
          <table:table-cell office:value-type="float" office:value="475535" calcext:value-type="float">
            <text:p>475535</text:p>
          </table:table-cell>
          <table:table-cell office:value-type="float" office:value="123464" calcext:value-type="float">
            <text:p>123464</text:p>
          </table:table-cell>
          <table:table-cell office:value-type="float" office:value="343625" calcext:value-type="float">
            <text:p>343625</text:p>
          </table:table-cell>
          <table:table-cell office:value-type="float" office:value="8446" calcext:value-type="float">
            <text:p>8446</text:p>
          </table:table-cell>
          <table:table-cell office:value-type="float" office:value="17081" calcext:value-type="float">
            <text:p>17081</text:p>
          </table:table-cell>
          <table:table-cell office:value-type="float" office:value="7900" calcext:value-type="float">
            <text:p>7900</text:p>
          </table:table-cell>
          <table:table-cell office:value-type="float" office:value="306991" calcext:value-type="float">
            <text:p>306991</text:p>
          </table:table-cell>
          <table:table-cell office:value-type="float" office:value="583749" calcext:value-type="float">
            <text:p>583749</text:p>
          </table:table-cell>
          <table:table-cell office:value-type="float" office:value="819928" calcext:value-type="float">
            <text:p>819928</text:p>
          </table:table-cell>
          <table:table-cell office:value-type="float" office:value="1231142" calcext:value-type="float">
            <text:p>1231142</text:p>
          </table:table-cell>
          <table:table-cell office:value-type="float" office:value="1108759" calcext:value-type="float">
            <text:p>1108759</text:p>
          </table:table-cell>
          <table:table-cell office:value-type="float" office:value="101384" calcext:value-type="float">
            <text:p>101384</text:p>
          </table:table-cell>
          <table:table-cell office:value-type="float" office:value="20999" calcext:value-type="float">
            <text:p>20999</text:p>
          </table:table-cell>
          <table:table-cell office:value-type="float" office:value="84" calcext:value-type="float">
            <text:p>84</text:p>
          </table:table-cell>
          <table:table-cell office:value-type="float" office:value="355524" calcext:value-type="float">
            <text:p>355524</text:p>
          </table:table-cell>
          <table:table-cell office:value-type="float" office:value="339628" calcext:value-type="float">
            <text:p>339628</text:p>
          </table:table-cell>
          <table:table-cell office:value-type="float" office:value="134642" calcext:value-type="float">
            <text:p>134642</text:p>
          </table:table-cell>
          <table:table-cell office:value-type="float" office:value="2880948" calcext:value-type="float">
            <text:p>288094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0Feb</text:p>
          </table:table-cell>
          <table:table-cell table:number-columns-repeated="2" office:value-type="float" office:value="331280" calcext:value-type="float">
            <text:p>331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07" calcext:value-type="float">
            <text:p>14207</text:p>
          </table:table-cell>
          <table:table-cell office:value-type="float" office:value="6399" calcext:value-type="float">
            <text:p>6399</text:p>
          </table:table-cell>
          <table:table-cell office:value-type="float" office:value="7467" calcext:value-type="float">
            <text:p>7467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64485" calcext:value-type="float">
            <text:p>64485</text:p>
          </table:table-cell>
          <table:table-cell office:value-type="float" office:value="51588" calcext:value-type="float">
            <text:p>51588</text:p>
          </table:table-cell>
          <table:table-cell office:value-type="float" office:value="62742" calcext:value-type="float">
            <text:p>62742</text:p>
          </table:table-cell>
          <table:table-cell office:value-type="float" office:value="370814" calcext:value-type="float">
            <text:p>370814</text:p>
          </table:table-cell>
          <table:table-cell office:value-type="float" office:value="369758" calcext:value-type="float">
            <text:p>369758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-</text:p>
          </table:table-cell>
          <table:table-cell office:value-type="float" office:value="25194" calcext:value-type="float">
            <text:p>25194</text:p>
          </table:table-cell>
          <table:table-cell office:value-type="float" office:value="679" calcext:value-type="float">
            <text:p>679</text:p>
          </table:table-cell>
          <table:table-cell office:value-type="float" office:value="2357" calcext:value-type="float">
            <text:p>2357</text:p>
          </table:table-cell>
          <table:table-cell office:value-type="float" office:value="461786" calcext:value-type="float">
            <text:p>461786</text:p>
          </table:table-cell>
          <table:table-cell office:value-type="float" office:value="1493283" calcext:value-type="float">
            <text:p>1493283</text:p>
          </table:table-cell>
          <table:table-cell office:value-type="float" office:value="1473158" calcext:value-type="float">
            <text:p>1473158</text:p>
          </table:table-cell>
          <table:table-cell office:value-type="float" office:value="19464" calcext:value-type="float">
            <text:p>19464</text:p>
          </table:table-cell>
          <table:table-cell office:value-type="float" office:value="661" calcext:value-type="float">
            <text:p>661</text:p>
          </table:table-cell>
          <table:table-cell office:value-type="float" office:value="467482" calcext:value-type="float">
            <text:p>467482</text:p>
          </table:table-cell>
          <table:table-cell office:value-type="float" office:value="116837" calcext:value-type="float">
            <text:p>116837</text:p>
          </table:table-cell>
          <table:table-cell office:value-type="float" office:value="342550" calcext:value-type="float">
            <text:p>342550</text:p>
          </table:table-cell>
          <table:table-cell office:value-type="float" office:value="8095" calcext:value-type="float">
            <text:p>8095</text:p>
          </table:table-cell>
          <table:table-cell office:value-type="float" office:value="16576" calcext:value-type="float">
            <text:p>16576</text:p>
          </table:table-cell>
          <table:table-cell office:value-type="float" office:value="7881" calcext:value-type="float">
            <text:p>7881</text:p>
          </table:table-cell>
          <table:table-cell office:value-type="float" office:value="301662" calcext:value-type="float">
            <text:p>301662</text:p>
          </table:table-cell>
          <table:table-cell office:value-type="float" office:value="586495" calcext:value-type="float">
            <text:p>586495</text:p>
          </table:table-cell>
          <table:table-cell office:value-type="float" office:value="807048" calcext:value-type="float">
            <text:p>807048</text:p>
          </table:table-cell>
          <table:table-cell office:value-type="float" office:value="1234880" calcext:value-type="float">
            <text:p>1234880</text:p>
          </table:table-cell>
          <table:table-cell office:value-type="float" office:value="1104615" calcext:value-type="float">
            <text:p>1104615</text:p>
          </table:table-cell>
          <table:table-cell office:value-type="float" office:value="107238" calcext:value-type="float">
            <text:p>107238</text:p>
          </table:table-cell>
          <table:table-cell office:value-type="float" office:value="23026" calcext:value-type="float">
            <text:p>23026</text:p>
          </table:table-cell>
          <table:table-cell office:value-type="float" office:value="85" calcext:value-type="float">
            <text:p>85</text:p>
          </table:table-cell>
          <table:table-cell office:value-type="float" office:value="351130" calcext:value-type="float">
            <text:p>351130</text:p>
          </table:table-cell>
          <table:table-cell office:value-type="float" office:value="342662" calcext:value-type="float">
            <text:p>342662</text:p>
          </table:table-cell>
          <table:table-cell office:value-type="float" office:value="137576" calcext:value-type="float">
            <text:p>137576</text:p>
          </table:table-cell>
          <table:table-cell office:value-type="float" office:value="2873380" calcext:value-type="float">
            <text:p>287338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10Jan</text:p>
          </table:table-cell>
          <table:table-cell table:number-columns-repeated="2" office:value-type="float" office:value="324969" calcext:value-type="float">
            <text:p>324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89" calcext:value-type="float">
            <text:p>13489</text:p>
          </table:table-cell>
          <table:table-cell office:value-type="float" office:value="5966" calcext:value-type="float">
            <text:p>5966</text:p>
          </table:table-cell>
          <table:table-cell office:value-type="float" office:value="7183" calcext:value-type="float">
            <text:p>7183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64404" calcext:value-type="float">
            <text:p>64404</text:p>
          </table:table-cell>
          <table:table-cell office:value-type="float" office:value="49743" calcext:value-type="float">
            <text:p>49743</text:p>
          </table:table-cell>
          <table:table-cell office:value-type="float" office:value="62683" calcext:value-type="float">
            <text:p>62683</text:p>
          </table:table-cell>
          <table:table-cell office:value-type="float" office:value="363575" calcext:value-type="float">
            <text:p>363575</text:p>
          </table:table-cell>
          <table:table-cell office:value-type="float" office:value="362519" calcext:value-type="float">
            <text:p>362519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-</text:p>
          </table:table-cell>
          <table:table-cell office:value-type="float" office:value="23058" calcext:value-type="float">
            <text:p>23058</text:p>
          </table:table-cell>
          <table:table-cell office:value-type="float" office:value="671" calcext:value-type="float">
            <text:p>671</text:p>
          </table:table-cell>
          <table:table-cell office:value-type="float" office:value="2842" calcext:value-type="float">
            <text:p>2842</text:p>
          </table:table-cell>
          <table:table-cell office:value-type="float" office:value="452829" calcext:value-type="float">
            <text:p>452829</text:p>
          </table:table-cell>
          <table:table-cell office:value-type="float" office:value="1480288" calcext:value-type="float">
            <text:p>1480288</text:p>
          </table:table-cell>
          <table:table-cell office:value-type="float" office:value="1460166" calcext:value-type="float">
            <text:p>1460166</text:p>
          </table:table-cell>
          <table:table-cell office:value-type="float" office:value="19465" calcext:value-type="float">
            <text:p>19465</text:p>
          </table:table-cell>
          <table:table-cell office:value-type="float" office:value="657" calcext:value-type="float">
            <text:p>657</text:p>
          </table:table-cell>
          <table:table-cell office:value-type="float" office:value="453780" calcext:value-type="float">
            <text:p>453780</text:p>
          </table:table-cell>
          <table:table-cell office:value-type="float" office:value="112182" calcext:value-type="float">
            <text:p>112182</text:p>
          </table:table-cell>
          <table:table-cell office:value-type="float" office:value="333678" calcext:value-type="float">
            <text:p>333678</text:p>
          </table:table-cell>
          <table:table-cell office:value-type="float" office:value="7921" calcext:value-type="float">
            <text:p>7921</text:p>
          </table:table-cell>
          <table:table-cell office:value-type="float" office:value="16638" calcext:value-type="float">
            <text:p>16638</text:p>
          </table:table-cell>
          <table:table-cell office:value-type="float" office:value="7951" calcext:value-type="float">
            <text:p>7951</text:p>
          </table:table-cell>
          <table:table-cell office:value-type="float" office:value="301927" calcext:value-type="float">
            <text:p>301927</text:p>
          </table:table-cell>
          <table:table-cell office:value-type="float" office:value="563944" calcext:value-type="float">
            <text:p>563944</text:p>
          </table:table-cell>
          <table:table-cell office:value-type="float" office:value="806249" calcext:value-type="float">
            <text:p>806249</text:p>
          </table:table-cell>
          <table:table-cell office:value-type="float" office:value="1213694" calcext:value-type="float">
            <text:p>1213694</text:p>
          </table:table-cell>
          <table:table-cell office:value-type="float" office:value="1074151" calcext:value-type="float">
            <text:p>1074151</text:p>
          </table:table-cell>
          <table:table-cell office:value-type="float" office:value="116549" calcext:value-type="float">
            <text:p>116549</text:p>
          </table:table-cell>
          <table:table-cell office:value-type="float" office:value="22994" calcext:value-type="float">
            <text:p>22994</text:p>
          </table:table-cell>
          <table:table-cell office:value-type="float" office:value="85" calcext:value-type="float">
            <text:p>85</text:p>
          </table:table-cell>
          <table:table-cell office:value-type="float" office:value="332735" calcext:value-type="float">
            <text:p>332735</text:p>
          </table:table-cell>
          <table:table-cell office:value-type="float" office:value="339049" calcext:value-type="float">
            <text:p>339049</text:p>
          </table:table-cell>
          <table:table-cell office:value-type="float" office:value="132717" calcext:value-type="float">
            <text:p>132717</text:p>
          </table:table-cell>
          <table:table-cell office:value-type="float" office:value="2824528" calcext:value-type="float">
            <text:p>282452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9Dec</text:p>
          </table:table-cell>
          <table:table-cell table:number-columns-repeated="2" office:value-type="float" office:value="320702" calcext:value-type="float">
            <text:p>320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32" calcext:value-type="float">
            <text:p>13232</text:p>
          </table:table-cell>
          <table:table-cell office:value-type="float" office:value="5287" calcext:value-type="float">
            <text:p>5287</text:p>
          </table:table-cell>
          <table:table-cell office:value-type="float" office:value="7704" calcext:value-type="float">
            <text:p>7704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66141" calcext:value-type="float">
            <text:p>66141</text:p>
          </table:table-cell>
          <table:table-cell office:value-type="float" office:value="48246" calcext:value-type="float">
            <text:p>48246</text:p>
          </table:table-cell>
          <table:table-cell office:value-type="float" office:value="64513" calcext:value-type="float">
            <text:p>64513</text:p>
          </table:table-cell>
          <table:table-cell office:value-type="float" office:value="351197" calcext:value-type="float">
            <text:p>351197</text:p>
          </table:table-cell>
          <table:table-cell office:value-type="float" office:value="350141" calcext:value-type="float">
            <text:p>350141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-</text:p>
          </table:table-cell>
          <table:table-cell office:value-type="float" office:value="21380" calcext:value-type="float">
            <text:p>21380</text:p>
          </table:table-cell>
          <table:table-cell office:value-type="float" office:value="1778" calcext:value-type="float">
            <text:p>1778</text:p>
          </table:table-cell>
          <table:table-cell office:value-type="float" office:value="9680" calcext:value-type="float">
            <text:p>9680</text:p>
          </table:table-cell>
          <table:table-cell office:value-type="float" office:value="448548" calcext:value-type="float">
            <text:p>448548</text:p>
          </table:table-cell>
          <table:table-cell office:value-type="float" office:value="1490200" calcext:value-type="float">
            <text:p>1490200</text:p>
          </table:table-cell>
          <table:table-cell office:value-type="float" office:value="1470087" calcext:value-type="float">
            <text:p>1470087</text:p>
          </table:table-cell>
          <table:table-cell office:value-type="float" office:value="19455" calcext:value-type="float">
            <text:p>19455</text:p>
          </table:table-cell>
          <table:table-cell office:value-type="float" office:value="658" calcext:value-type="float">
            <text:p>658</text:p>
          </table:table-cell>
          <table:table-cell office:value-type="float" office:value="451756" calcext:value-type="float">
            <text:p>451756</text:p>
          </table:table-cell>
          <table:table-cell office:value-type="float" office:value="110077" calcext:value-type="float">
            <text:p>110077</text:p>
          </table:table-cell>
          <table:table-cell office:value-type="float" office:value="334203" calcext:value-type="float">
            <text:p>334203</text:p>
          </table:table-cell>
          <table:table-cell office:value-type="float" office:value="7476" calcext:value-type="float">
            <text:p>7476</text:p>
          </table:table-cell>
          <table:table-cell office:value-type="float" office:value="16961" calcext:value-type="float">
            <text:p>16961</text:p>
          </table:table-cell>
          <table:table-cell office:value-type="float" office:value="7998" calcext:value-type="float">
            <text:p>7998</text:p>
          </table:table-cell>
          <table:table-cell office:value-type="float" office:value="306276" calcext:value-type="float">
            <text:p>306276</text:p>
          </table:table-cell>
          <table:table-cell office:value-type="float" office:value="556800" calcext:value-type="float">
            <text:p>556800</text:p>
          </table:table-cell>
          <table:table-cell office:value-type="float" office:value="829281" calcext:value-type="float">
            <text:p>829281</text:p>
          </table:table-cell>
          <table:table-cell office:value-type="float" office:value="1196112" calcext:value-type="float">
            <text:p>1196112</text:p>
          </table:table-cell>
          <table:table-cell office:value-type="float" office:value="1070453" calcext:value-type="float">
            <text:p>1070453</text:p>
          </table:table-cell>
          <table:table-cell office:value-type="float" office:value="103575" calcext:value-type="float">
            <text:p>103575</text:p>
          </table:table-cell>
          <table:table-cell office:value-type="float" office:value="22084" calcext:value-type="float">
            <text:p>22084</text:p>
          </table:table-cell>
          <table:table-cell office:value-type="float" office:value="85" calcext:value-type="float">
            <text:p>85</text:p>
          </table:table-cell>
          <table:table-cell office:value-type="float" office:value="325614" calcext:value-type="float">
            <text:p>325614</text:p>
          </table:table-cell>
          <table:table-cell office:value-type="float" office:value="339351" calcext:value-type="float">
            <text:p>339351</text:p>
          </table:table-cell>
          <table:table-cell office:value-type="float" office:value="139550" calcext:value-type="float">
            <text:p>139550</text:p>
          </table:table-cell>
          <table:table-cell office:value-type="float" office:value="2829993" calcext:value-type="float">
            <text:p>282999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9Nov</text:p>
          </table:table-cell>
          <table:table-cell table:number-columns-repeated="2" office:value-type="float" office:value="304048" calcext:value-type="float">
            <text:p>304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57" calcext:value-type="float">
            <text:p>12857</text:p>
          </table:table-cell>
          <table:table-cell office:value-type="float" office:value="4899" calcext:value-type="float">
            <text:p>4899</text:p>
          </table:table-cell>
          <table:table-cell office:value-type="float" office:value="7785" calcext:value-type="float">
            <text:p>7785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62732" calcext:value-type="float">
            <text:p>62732</text:p>
          </table:table-cell>
          <table:table-cell office:value-type="float" office:value="47918" calcext:value-type="float">
            <text:p>47918</text:p>
          </table:table-cell>
          <table:table-cell office:value-type="float" office:value="62088" calcext:value-type="float">
            <text:p>62088</text:p>
          </table:table-cell>
          <table:table-cell office:value-type="float" office:value="321591" calcext:value-type="float">
            <text:p>321591</text:p>
          </table:table-cell>
          <table:table-cell office:value-type="float" office:value="320535" calcext:value-type="float">
            <text:p>320535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-</text:p>
          </table:table-cell>
          <table:table-cell office:value-type="float" office:value="20630" calcext:value-type="float">
            <text:p>20630</text:p>
          </table:table-cell>
          <table:table-cell office:value-type="float" office:value="1089" calcext:value-type="float">
            <text:p>1089</text:p>
          </table:table-cell>
          <table:table-cell office:value-type="float" office:value="22358" calcext:value-type="float">
            <text:p>22358</text:p>
          </table:table-cell>
          <table:table-cell office:value-type="float" office:value="427756" calcext:value-type="float">
            <text:p>427756</text:p>
          </table:table-cell>
          <table:table-cell office:value-type="float" office:value="1343022" calcext:value-type="float">
            <text:p>1343022</text:p>
          </table:table-cell>
          <table:table-cell office:value-type="float" office:value="1322991" calcext:value-type="float">
            <text:p>1322991</text:p>
          </table:table-cell>
          <table:table-cell office:value-type="float" office:value="19373" calcext:value-type="float">
            <text:p>19373</text:p>
          </table:table-cell>
          <table:table-cell office:value-type="float" office:value="657" calcext:value-type="float">
            <text:p>657</text:p>
          </table:table-cell>
          <table:table-cell office:value-type="float" office:value="447249" calcext:value-type="float">
            <text:p>447249</text:p>
          </table:table-cell>
          <table:table-cell office:value-type="float" office:value="106795" calcext:value-type="float">
            <text:p>106795</text:p>
          </table:table-cell>
          <table:table-cell office:value-type="float" office:value="333121" calcext:value-type="float">
            <text:p>333121</text:p>
          </table:table-cell>
          <table:table-cell office:value-type="float" office:value="7334" calcext:value-type="float">
            <text:p>7334</text:p>
          </table:table-cell>
          <table:table-cell office:value-type="float" office:value="16582" calcext:value-type="float">
            <text:p>16582</text:p>
          </table:table-cell>
          <table:table-cell office:value-type="float" office:value="8362" calcext:value-type="float">
            <text:p>8362</text:p>
          </table:table-cell>
          <table:table-cell office:value-type="float" office:value="295223" calcext:value-type="float">
            <text:p>295223</text:p>
          </table:table-cell>
          <table:table-cell office:value-type="float" office:value="558749" calcext:value-type="float">
            <text:p>558749</text:p>
          </table:table-cell>
          <table:table-cell office:value-type="float" office:value="798690" calcext:value-type="float">
            <text:p>798690</text:p>
          </table:table-cell>
          <table:table-cell office:value-type="float" office:value="1046074" calcext:value-type="float">
            <text:p>1046074</text:p>
          </table:table-cell>
          <table:table-cell office:value-type="float" office:value="889469" calcext:value-type="float">
            <text:p>889469</text:p>
          </table:table-cell>
          <table:table-cell office:value-type="float" office:value="129473" calcext:value-type="float">
            <text:p>129473</text:p>
          </table:table-cell>
          <table:table-cell office:value-type="float" office:value="27131" calcext:value-type="float">
            <text:p>27131</text:p>
          </table:table-cell>
          <table:table-cell office:value-type="float" office:value="83" calcext:value-type="float">
            <text:p>83</text:p>
          </table:table-cell>
          <table:table-cell office:value-type="float" office:value="333693" calcext:value-type="float">
            <text:p>333693</text:p>
          </table:table-cell>
          <table:table-cell office:value-type="float" office:value="348508" calcext:value-type="float">
            <text:p>348508</text:p>
          </table:table-cell>
          <table:table-cell office:value-type="float" office:value="142143" calcext:value-type="float">
            <text:p>142143</text:p>
          </table:table-cell>
          <table:table-cell office:value-type="float" office:value="2669190" calcext:value-type="float">
            <text:p>266919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9Oct</text:p>
          </table:table-cell>
          <table:table-cell table:number-columns-repeated="2" office:value-type="float" office:value="326326" calcext:value-type="float">
            <text:p>326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32" calcext:value-type="float">
            <text:p>12432</text:p>
          </table:table-cell>
          <table:table-cell office:value-type="float" office:value="4344" calcext:value-type="float">
            <text:p>4344</text:p>
          </table:table-cell>
          <table:table-cell office:value-type="float" office:value="7870" calcext:value-type="float">
            <text:p>787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62405" calcext:value-type="float">
            <text:p>62405</text:p>
          </table:table-cell>
          <table:table-cell office:value-type="float" office:value="46712" calcext:value-type="float">
            <text:p>46712</text:p>
          </table:table-cell>
          <table:table-cell office:value-type="float" office:value="61719" calcext:value-type="float">
            <text:p>61719</text:p>
          </table:table-cell>
          <table:table-cell office:value-type="float" office:value="337764" calcext:value-type="float">
            <text:p>337764</text:p>
          </table:table-cell>
          <table:table-cell office:value-type="float" office:value="336708" calcext:value-type="float">
            <text:p>336708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-</text:p>
          </table:table-cell>
          <table:table-cell office:value-type="float" office:value="19434" calcext:value-type="float">
            <text:p>19434</text:p>
          </table:table-cell>
          <table:table-cell office:value-type="float" office:value="1010" calcext:value-type="float">
            <text:p>1010</text:p>
          </table:table-cell>
          <table:table-cell office:value-type="float" office:value="28153" calcext:value-type="float">
            <text:p>28153</text:p>
          </table:table-cell>
          <table:table-cell office:value-type="float" office:value="448080" calcext:value-type="float">
            <text:p>448080</text:p>
          </table:table-cell>
          <table:table-cell office:value-type="float" office:value="1403792" calcext:value-type="float">
            <text:p>1403792</text:p>
          </table:table-cell>
          <table:table-cell office:value-type="float" office:value="1383758" calcext:value-type="float">
            <text:p>1383758</text:p>
          </table:table-cell>
          <table:table-cell office:value-type="float" office:value="19377" calcext:value-type="float">
            <text:p>19377</text:p>
          </table:table-cell>
          <table:table-cell office:value-type="float" office:value="656" calcext:value-type="float">
            <text:p>656</text:p>
          </table:table-cell>
          <table:table-cell office:value-type="float" office:value="440527" calcext:value-type="float">
            <text:p>440527</text:p>
          </table:table-cell>
          <table:table-cell office:value-type="float" office:value="101258" calcext:value-type="float">
            <text:p>101258</text:p>
          </table:table-cell>
          <table:table-cell office:value-type="float" office:value="331972" calcext:value-type="float">
            <text:p>331972</text:p>
          </table:table-cell>
          <table:table-cell office:value-type="float" office:value="7296" calcext:value-type="float">
            <text:p>7296</text:p>
          </table:table-cell>
          <table:table-cell office:value-type="float" office:value="16518" calcext:value-type="float">
            <text:p>16518</text:p>
          </table:table-cell>
          <table:table-cell office:value-type="float" office:value="8357" calcext:value-type="float">
            <text:p>8357</text:p>
          </table:table-cell>
          <table:table-cell office:value-type="float" office:value="296800" calcext:value-type="float">
            <text:p>296800</text:p>
          </table:table-cell>
          <table:table-cell office:value-type="float" office:value="528589" calcext:value-type="float">
            <text:p>528589</text:p>
          </table:table-cell>
          <table:table-cell office:value-type="float" office:value="794064" calcext:value-type="float">
            <text:p>794064</text:p>
          </table:table-cell>
          <table:table-cell office:value-type="float" office:value="1106579" calcext:value-type="float">
            <text:p>1106579</text:p>
          </table:table-cell>
          <table:table-cell office:value-type="float" office:value="928246" calcext:value-type="float">
            <text:p>928246</text:p>
          </table:table-cell>
          <table:table-cell office:value-type="float" office:value="152861" calcext:value-type="float">
            <text:p>152861</text:p>
          </table:table-cell>
          <table:table-cell office:value-type="float" office:value="25472" calcext:value-type="float">
            <text:p>25472</text:p>
          </table:table-cell>
          <table:table-cell office:value-type="float" office:value="82" calcext:value-type="float">
            <text:p>82</text:p>
          </table:table-cell>
          <table:table-cell office:value-type="float" office:value="302638" calcext:value-type="float">
            <text:p>302638</text:p>
          </table:table-cell>
          <table:table-cell office:value-type="float" office:value="347328" calcext:value-type="float">
            <text:p>347328</text:p>
          </table:table-cell>
          <table:table-cell office:value-type="float" office:value="143889" calcext:value-type="float">
            <text:p>143889</text:p>
          </table:table-cell>
          <table:table-cell office:value-type="float" office:value="2694580" calcext:value-type="float">
            <text:p>269458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9Sep</text:p>
          </table:table-cell>
          <table:table-cell table:number-columns-repeated="2" office:value-type="float" office:value="359200" calcext:value-type="float">
            <text:p>359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39" calcext:value-type="float">
            <text:p>11739</text:p>
          </table:table-cell>
          <table:table-cell office:value-type="float" office:value="4087" calcext:value-type="float">
            <text:p>4087</text:p>
          </table:table-cell>
          <table:table-cell office:value-type="float" office:value="7453" calcext:value-type="float">
            <text:p>7453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62194" calcext:value-type="float">
            <text:p>62194</text:p>
          </table:table-cell>
          <table:table-cell office:value-type="float" office:value="46619" calcext:value-type="float">
            <text:p>46619</text:p>
          </table:table-cell>
          <table:table-cell office:value-type="float" office:value="61374" calcext:value-type="float">
            <text:p>61374</text:p>
          </table:table-cell>
          <table:table-cell office:value-type="float" office:value="358185" calcext:value-type="float">
            <text:p>358185</text:p>
          </table:table-cell>
          <table:table-cell office:value-type="float" office:value="357145" calcext:value-type="float">
            <text:p>357145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-</text:p>
          </table:table-cell>
          <table:table-cell office:value-type="float" office:value="19646" calcext:value-type="float">
            <text:p>19646</text:p>
          </table:table-cell>
          <table:table-cell office:value-type="float" office:value="1119" calcext:value-type="float">
            <text:p>1119</text:p>
          </table:table-cell>
          <table:table-cell office:value-type="float" office:value="39632" calcext:value-type="float">
            <text:p>39632</text:p>
          </table:table-cell>
          <table:table-cell office:value-type="float" office:value="479956" calcext:value-type="float">
            <text:p>479956</text:p>
          </table:table-cell>
          <table:table-cell office:value-type="float" office:value="1469696" calcext:value-type="float">
            <text:p>1469696</text:p>
          </table:table-cell>
          <table:table-cell office:value-type="float" office:value="1449657" calcext:value-type="float">
            <text:p>1449657</text:p>
          </table:table-cell>
          <table:table-cell office:value-type="float" office:value="19385" calcext:value-type="float">
            <text:p>19385</text:p>
          </table:table-cell>
          <table:table-cell office:value-type="float" office:value="654" calcext:value-type="float">
            <text:p>654</text:p>
          </table:table-cell>
          <table:table-cell office:value-type="float" office:value="435744" calcext:value-type="float">
            <text:p>435744</text:p>
          </table:table-cell>
          <table:table-cell office:value-type="float" office:value="99483" calcext:value-type="float">
            <text:p>99483</text:p>
          </table:table-cell>
          <table:table-cell office:value-type="float" office:value="329572" calcext:value-type="float">
            <text:p>329572</text:p>
          </table:table-cell>
          <table:table-cell office:value-type="float" office:value="6689" calcext:value-type="float">
            <text:p>6689</text:p>
          </table:table-cell>
          <table:table-cell office:value-type="float" office:value="16575" calcext:value-type="float">
            <text:p>16575</text:p>
          </table:table-cell>
          <table:table-cell office:value-type="float" office:value="8333" calcext:value-type="float">
            <text:p>8333</text:p>
          </table:table-cell>
          <table:table-cell office:value-type="float" office:value="298068" calcext:value-type="float">
            <text:p>298068</text:p>
          </table:table-cell>
          <table:table-cell office:value-type="float" office:value="518333" calcext:value-type="float">
            <text:p>518333</text:p>
          </table:table-cell>
          <table:table-cell office:value-type="float" office:value="789721" calcext:value-type="float">
            <text:p>789721</text:p>
          </table:table-cell>
          <table:table-cell office:value-type="float" office:value="1161430" calcext:value-type="float">
            <text:p>1161430</text:p>
          </table:table-cell>
          <table:table-cell office:value-type="float" office:value="1000529" calcext:value-type="float">
            <text:p>1000529</text:p>
          </table:table-cell>
          <table:table-cell office:value-type="float" office:value="138473" calcext:value-type="float">
            <text:p>138473</text:p>
          </table:table-cell>
          <table:table-cell office:value-type="float" office:value="22429" calcext:value-type="float">
            <text:p>22429</text:p>
          </table:table-cell>
          <table:table-cell office:value-type="float" office:value="82" calcext:value-type="float">
            <text:p>82</text:p>
          </table:table-cell>
          <table:table-cell office:value-type="float" office:value="296487" calcext:value-type="float">
            <text:p>296487</text:p>
          </table:table-cell>
          <table:table-cell office:value-type="float" office:value="346762" calcext:value-type="float">
            <text:p>346762</text:p>
          </table:table-cell>
          <table:table-cell office:value-type="float" office:value="152268" calcext:value-type="float">
            <text:p>152268</text:p>
          </table:table-cell>
          <table:table-cell office:value-type="float" office:value="2746751" calcext:value-type="float">
            <text:p>274675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9Aug</text:p>
          </table:table-cell>
          <table:table-cell table:number-columns-repeated="2" office:value-type="float" office:value="332036" calcext:value-type="float">
            <text:p>332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3" calcext:value-type="float">
            <text:p>11123</text:p>
          </table:table-cell>
          <table:table-cell office:value-type="float" office:value="3561" calcext:value-type="float">
            <text:p>3561</text:p>
          </table:table-cell>
          <table:table-cell office:value-type="float" office:value="7397" calcext:value-type="float">
            <text:p>7397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62110" calcext:value-type="float">
            <text:p>62110</text:p>
          </table:table-cell>
          <table:table-cell office:value-type="float" office:value="52641" calcext:value-type="float">
            <text:p>52641</text:p>
          </table:table-cell>
          <table:table-cell office:value-type="float" office:value="61401" calcext:value-type="float">
            <text:p>61401</text:p>
          </table:table-cell>
          <table:table-cell office:value-type="float" office:value="321737" calcext:value-type="float">
            <text:p>321737</text:p>
          </table:table-cell>
          <table:table-cell office:value-type="float" office:value="320697" calcext:value-type="float">
            <text:p>320697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-</text:p>
          </table:table-cell>
          <table:table-cell office:value-type="float" office:value="19817" calcext:value-type="float">
            <text:p>19817</text:p>
          </table:table-cell>
          <table:table-cell office:value-type="float" office:value="1427" calcext:value-type="float">
            <text:p>1427</text:p>
          </table:table-cell>
          <table:table-cell office:value-type="float" office:value="53729" calcext:value-type="float">
            <text:p>53729</text:p>
          </table:table-cell>
          <table:table-cell office:value-type="float" office:value="458111" calcext:value-type="float">
            <text:p>458111</text:p>
          </table:table-cell>
          <table:table-cell office:value-type="float" office:value="1451859" calcext:value-type="float">
            <text:p>1451859</text:p>
          </table:table-cell>
          <table:table-cell office:value-type="float" office:value="1431826" calcext:value-type="float">
            <text:p>1431826</text:p>
          </table:table-cell>
          <table:table-cell office:value-type="float" office:value="19377" calcext:value-type="float">
            <text:p>19377</text:p>
          </table:table-cell>
          <table:table-cell office:value-type="float" office:value="656" calcext:value-type="float">
            <text:p>656</text:p>
          </table:table-cell>
          <table:table-cell office:value-type="float" office:value="426129" calcext:value-type="float">
            <text:p>426129</text:p>
          </table:table-cell>
          <table:table-cell office:value-type="float" office:value="94920" calcext:value-type="float">
            <text:p>94920</text:p>
          </table:table-cell>
          <table:table-cell office:value-type="float" office:value="324992" calcext:value-type="float">
            <text:p>324992</text:p>
          </table:table-cell>
          <table:table-cell office:value-type="float" office:value="6217" calcext:value-type="float">
            <text:p>6217</text:p>
          </table:table-cell>
          <table:table-cell office:value-type="float" office:value="16118" calcext:value-type="float">
            <text:p>16118</text:p>
          </table:table-cell>
          <table:table-cell office:value-type="float" office:value="8301" calcext:value-type="float">
            <text:p>8301</text:p>
          </table:table-cell>
          <table:table-cell office:value-type="float" office:value="295971" calcext:value-type="float">
            <text:p>295971</text:p>
          </table:table-cell>
          <table:table-cell office:value-type="float" office:value="524745" calcext:value-type="float">
            <text:p>524745</text:p>
          </table:table-cell>
          <table:table-cell office:value-type="float" office:value="790001" calcext:value-type="float">
            <text:p>790001</text:p>
          </table:table-cell>
          <table:table-cell office:value-type="float" office:value="1127181" calcext:value-type="float">
            <text:p>1127181</text:p>
          </table:table-cell>
          <table:table-cell office:value-type="float" office:value="981927" calcext:value-type="float">
            <text:p>981927</text:p>
          </table:table-cell>
          <table:table-cell office:value-type="float" office:value="124092" calcext:value-type="float">
            <text:p>124092</text:p>
          </table:table-cell>
          <table:table-cell office:value-type="float" office:value="21162" calcext:value-type="float">
            <text:p>21162</text:p>
          </table:table-cell>
          <table:table-cell office:value-type="float" office:value="88" calcext:value-type="float">
            <text:p>88</text:p>
          </table:table-cell>
          <table:table-cell office:value-type="float" office:value="291908" calcext:value-type="float">
            <text:p>291908</text:p>
          </table:table-cell>
          <table:table-cell office:value-type="float" office:value="338219" calcext:value-type="float">
            <text:p>338219</text:p>
          </table:table-cell>
          <table:table-cell office:value-type="float" office:value="175721" calcext:value-type="float">
            <text:p>175721</text:p>
          </table:table-cell>
          <table:table-cell office:value-type="float" office:value="2723118" calcext:value-type="float">
            <text:p>272311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9Jul</text:p>
          </table:table-cell>
          <table:table-cell table:number-columns-repeated="2" office:value-type="float" office:value="327105" calcext:value-type="float">
            <text:p>327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21" calcext:value-type="float">
            <text:p>10421</text:p>
          </table:table-cell>
          <table:table-cell office:value-type="float" office:value="3241" calcext:value-type="float">
            <text:p>3241</text:p>
          </table:table-cell>
          <table:table-cell office:value-type="float" office:value="6992" calcext:value-type="float">
            <text:p>699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62492" calcext:value-type="float">
            <text:p>62492</text:p>
          </table:table-cell>
          <table:table-cell office:value-type="float" office:value="54161" calcext:value-type="float">
            <text:p>54161</text:p>
          </table:table-cell>
          <table:table-cell office:value-type="float" office:value="61814" calcext:value-type="float">
            <text:p>61814</text:p>
          </table:table-cell>
          <table:table-cell office:value-type="float" office:value="313403" calcext:value-type="float">
            <text:p>313403</text:p>
          </table:table-cell>
          <table:table-cell office:value-type="float" office:value="312363" calcext:value-type="float">
            <text:p>312363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-</text:p>
          </table:table-cell>
          <table:table-cell office:value-type="float" office:value="19765" calcext:value-type="float">
            <text:p>19765</text:p>
          </table:table-cell>
          <table:table-cell office:value-type="float" office:value="1445" calcext:value-type="float">
            <text:p>1445</text:p>
          </table:table-cell>
          <table:table-cell office:value-type="float" office:value="57952" calcext:value-type="float">
            <text:p>57952</text:p>
          </table:table-cell>
          <table:table-cell office:value-type="float" office:value="454379" calcext:value-type="float">
            <text:p>454379</text:p>
          </table:table-cell>
          <table:table-cell office:value-type="float" office:value="1503473" calcext:value-type="float">
            <text:p>1503473</text:p>
          </table:table-cell>
          <table:table-cell office:value-type="float" office:value="1483333" calcext:value-type="float">
            <text:p>1483333</text:p>
          </table:table-cell>
          <table:table-cell office:value-type="float" office:value="19483" calcext:value-type="float">
            <text:p>19483</text:p>
          </table:table-cell>
          <table:table-cell office:value-type="float" office:value="658" calcext:value-type="float">
            <text:p>658</text:p>
          </table:table-cell>
          <table:table-cell office:value-type="float" office:value="415820" calcext:value-type="float">
            <text:p>415820</text:p>
          </table:table-cell>
          <table:table-cell office:value-type="float" office:value="90258" calcext:value-type="float">
            <text:p>90258</text:p>
          </table:table-cell>
          <table:table-cell office:value-type="float" office:value="319907" calcext:value-type="float">
            <text:p>319907</text:p>
          </table:table-cell>
          <table:table-cell office:value-type="float" office:value="5655" calcext:value-type="float">
            <text:p>5655</text:p>
          </table:table-cell>
          <table:table-cell office:value-type="float" office:value="15796" calcext:value-type="float">
            <text:p>15796</text:p>
          </table:table-cell>
          <table:table-cell office:value-type="float" office:value="8285" calcext:value-type="float">
            <text:p>8285</text:p>
          </table:table-cell>
          <table:table-cell office:value-type="float" office:value="301191" calcext:value-type="float">
            <text:p>301191</text:p>
          </table:table-cell>
          <table:table-cell office:value-type="float" office:value="489803" calcext:value-type="float">
            <text:p>489803</text:p>
          </table:table-cell>
          <table:table-cell office:value-type="float" office:value="795068" calcext:value-type="float">
            <text:p>795068</text:p>
          </table:table-cell>
          <table:table-cell office:value-type="float" office:value="1168006" calcext:value-type="float">
            <text:p>1168006</text:p>
          </table:table-cell>
          <table:table-cell office:value-type="float" office:value="1019963" calcext:value-type="float">
            <text:p>1019963</text:p>
          </table:table-cell>
          <table:table-cell office:value-type="float" office:value="128372" calcext:value-type="float">
            <text:p>128372</text:p>
          </table:table-cell>
          <table:table-cell office:value-type="float" office:value="19672" calcext:value-type="float">
            <text:p>19672</text:p>
          </table:table-cell>
          <table:table-cell office:value-type="float" office:value="88" calcext:value-type="float">
            <text:p>88</text:p>
          </table:table-cell>
          <table:table-cell office:value-type="float" office:value="289702" calcext:value-type="float">
            <text:p>289702</text:p>
          </table:table-cell>
          <table:table-cell office:value-type="float" office:value="294679" calcext:value-type="float">
            <text:p>294679</text:p>
          </table:table-cell>
          <table:table-cell office:value-type="float" office:value="186803" calcext:value-type="float">
            <text:p>186803</text:p>
          </table:table-cell>
          <table:table-cell office:value-type="float" office:value="2734346" calcext:value-type="float">
            <text:p>273434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9Jun</text:p>
          </table:table-cell>
          <table:table-cell table:number-columns-repeated="2" office:value-type="float" office:value="359245" calcext:value-type="float">
            <text:p>359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3" calcext:value-type="float">
            <text:p>10133</text:p>
          </table:table-cell>
          <table:table-cell office:value-type="float" office:value="3058" calcext:value-type="float">
            <text:p>3058</text:p>
          </table:table-cell>
          <table:table-cell office:value-type="float" office:value="6931" calcext:value-type="float">
            <text:p>693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61932" calcext:value-type="float">
            <text:p>61932</text:p>
          </table:table-cell>
          <table:table-cell office:value-type="float" office:value="53116" calcext:value-type="float">
            <text:p>53116</text:p>
          </table:table-cell>
          <table:table-cell office:value-type="float" office:value="61097" calcext:value-type="float">
            <text:p>61097</text:p>
          </table:table-cell>
          <table:table-cell office:value-type="float" office:value="325086" calcext:value-type="float">
            <text:p>325086</text:p>
          </table:table-cell>
          <table:table-cell office:value-type="float" office:value="324046" calcext:value-type="float">
            <text:p>324046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-</text:p>
          </table:table-cell>
          <table:table-cell office:value-type="float" office:value="19737" calcext:value-type="float">
            <text:p>19737</text:p>
          </table:table-cell>
          <table:table-cell office:value-type="float" office:value="1665" calcext:value-type="float">
            <text:p>1665</text:p>
          </table:table-cell>
          <table:table-cell office:value-type="float" office:value="77044" calcext:value-type="float">
            <text:p>77044</text:p>
          </table:table-cell>
          <table:table-cell office:value-type="float" office:value="484629" calcext:value-type="float">
            <text:p>484629</text:p>
          </table:table-cell>
          <table:table-cell office:value-type="float" office:value="1674712" calcext:value-type="float">
            <text:p>1674712</text:p>
          </table:table-cell>
          <table:table-cell office:value-type="float" office:value="1654531" calcext:value-type="float">
            <text:p>1654531</text:p>
          </table:table-cell>
          <table:table-cell office:value-type="float" office:value="19526" calcext:value-type="float">
            <text:p>19526</text:p>
          </table:table-cell>
          <table:table-cell office:value-type="float" office:value="655" calcext:value-type="float">
            <text:p>655</text:p>
          </table:table-cell>
          <table:table-cell office:value-type="float" office:value="409324" calcext:value-type="float">
            <text:p>409324</text:p>
          </table:table-cell>
          <table:table-cell office:value-type="float" office:value="85940" calcext:value-type="float">
            <text:p>85940</text:p>
          </table:table-cell>
          <table:table-cell office:value-type="float" office:value="318554" calcext:value-type="float">
            <text:p>318554</text:p>
          </table:table-cell>
          <table:table-cell office:value-type="float" office:value="4830" calcext:value-type="float">
            <text:p>4830</text:p>
          </table:table-cell>
          <table:table-cell office:value-type="float" office:value="15451" calcext:value-type="float">
            <text:p>15451</text:p>
          </table:table-cell>
          <table:table-cell office:value-type="float" office:value="8291" calcext:value-type="float">
            <text:p>8291</text:p>
          </table:table-cell>
          <table:table-cell office:value-type="float" office:value="297913" calcext:value-type="float">
            <text:p>297913</text:p>
          </table:table-cell>
          <table:table-cell office:value-type="float" office:value="487722" calcext:value-type="float">
            <text:p>487722</text:p>
          </table:table-cell>
          <table:table-cell office:value-type="float" office:value="785988" calcext:value-type="float">
            <text:p>785988</text:p>
          </table:table-cell>
          <table:table-cell office:value-type="float" office:value="1327382" calcext:value-type="float">
            <text:p>1327382</text:p>
          </table:table-cell>
          <table:table-cell office:value-type="float" office:value="1177243" calcext:value-type="float">
            <text:p>1177243</text:p>
          </table:table-cell>
          <table:table-cell office:value-type="float" office:value="127087" calcext:value-type="float">
            <text:p>127087</text:p>
          </table:table-cell>
          <table:table-cell office:value-type="float" office:value="23052" calcext:value-type="float">
            <text:p>23052</text:p>
          </table:table-cell>
          <table:table-cell office:value-type="float" office:value="88" calcext:value-type="float">
            <text:p>88</text:p>
          </table:table-cell>
          <table:table-cell office:value-type="float" office:value="286029" calcext:value-type="float">
            <text:p>286029</text:p>
          </table:table-cell>
          <table:table-cell office:value-type="float" office:value="292582" calcext:value-type="float">
            <text:p>292582</text:p>
          </table:table-cell>
          <table:table-cell office:value-type="float" office:value="201321" calcext:value-type="float">
            <text:p>201321</text:p>
          </table:table-cell>
          <table:table-cell office:value-type="float" office:value="2893390" calcext:value-type="float">
            <text:p>289339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9May</text:p>
          </table:table-cell>
          <table:table-cell table:number-columns-repeated="2" office:value-type="float" office:value="362541" calcext:value-type="float">
            <text:p>362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5" calcext:value-type="float">
            <text:p>10245</text:p>
          </table:table-cell>
          <table:table-cell office:value-type="float" office:value="3137" calcext:value-type="float">
            <text:p>3137</text:p>
          </table:table-cell>
          <table:table-cell office:value-type="float" office:value="6909" calcext:value-type="float">
            <text:p>6909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61677" calcext:value-type="float">
            <text:p>61677</text:p>
          </table:table-cell>
          <table:table-cell office:value-type="float" office:value="51487" calcext:value-type="float">
            <text:p>51487</text:p>
          </table:table-cell>
          <table:table-cell office:value-type="float" office:value="60901" calcext:value-type="float">
            <text:p>60901</text:p>
          </table:table-cell>
          <table:table-cell office:value-type="float" office:value="288420" calcext:value-type="float">
            <text:p>288420</text:p>
          </table:table-cell>
          <table:table-cell office:value-type="float" office:value="287380" calcext:value-type="float">
            <text:p>287380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-</text:p>
          </table:table-cell>
          <table:table-cell office:value-type="float" office:value="20002" calcext:value-type="float">
            <text:p>20002</text:p>
          </table:table-cell>
          <table:table-cell office:value-type="float" office:value="1886" calcext:value-type="float">
            <text:p>1886</text:p>
          </table:table-cell>
          <table:table-cell office:value-type="float" office:value="114942" calcext:value-type="float">
            <text:p>114942</text:p>
          </table:table-cell>
          <table:table-cell office:value-type="float" office:value="486151" calcext:value-type="float">
            <text:p>486151</text:p>
          </table:table-cell>
          <table:table-cell office:value-type="float" office:value="1457644" calcext:value-type="float">
            <text:p>1457644</text:p>
          </table:table-cell>
          <table:table-cell office:value-type="float" office:value="1436952" calcext:value-type="float">
            <text:p>1436952</text:p>
          </table:table-cell>
          <table:table-cell office:value-type="float" office:value="20037" calcext:value-type="float">
            <text:p>20037</text:p>
          </table:table-cell>
          <table:table-cell office:value-type="float" office:value="655" calcext:value-type="float">
            <text:p>655</text:p>
          </table:table-cell>
          <table:table-cell office:value-type="float" office:value="399468" calcext:value-type="float">
            <text:p>399468</text:p>
          </table:table-cell>
          <table:table-cell office:value-type="float" office:value="79572" calcext:value-type="float">
            <text:p>79572</text:p>
          </table:table-cell>
          <table:table-cell office:value-type="float" office:value="315614" calcext:value-type="float">
            <text:p>315614</text:p>
          </table:table-cell>
          <table:table-cell office:value-type="float" office:value="4282" calcext:value-type="float">
            <text:p>4282</text:p>
          </table:table-cell>
          <table:table-cell office:value-type="float" office:value="15411" calcext:value-type="float">
            <text:p>15411</text:p>
          </table:table-cell>
          <table:table-cell office:value-type="float" office:value="8276" calcext:value-type="float">
            <text:p>8276</text:p>
          </table:table-cell>
          <table:table-cell office:value-type="float" office:value="303893" calcext:value-type="float">
            <text:p>303893</text:p>
          </table:table-cell>
          <table:table-cell office:value-type="float" office:value="493797" calcext:value-type="float">
            <text:p>493797</text:p>
          </table:table-cell>
          <table:table-cell office:value-type="float" office:value="783454" calcext:value-type="float">
            <text:p>783454</text:p>
          </table:table-cell>
          <table:table-cell office:value-type="float" office:value="1063127" calcext:value-type="float">
            <text:p>1063127</text:p>
          </table:table-cell>
          <table:table-cell office:value-type="float" office:value="907325" calcext:value-type="float">
            <text:p>907325</text:p>
          </table:table-cell>
          <table:table-cell office:value-type="float" office:value="137375" calcext:value-type="float">
            <text:p>137375</text:p>
          </table:table-cell>
          <table:table-cell office:value-type="float" office:value="18426" calcext:value-type="float">
            <text:p>18426</text:p>
          </table:table-cell>
          <table:table-cell office:value-type="float" office:value="81" calcext:value-type="float">
            <text:p>81</text:p>
          </table:table-cell>
          <table:table-cell office:value-type="float" office:value="293948" calcext:value-type="float">
            <text:p>293948</text:p>
          </table:table-cell>
          <table:table-cell office:value-type="float" office:value="295332" calcext:value-type="float">
            <text:p>295332</text:p>
          </table:table-cell>
          <table:table-cell office:value-type="float" office:value="242520" calcext:value-type="float">
            <text:p>242520</text:p>
          </table:table-cell>
          <table:table-cell office:value-type="float" office:value="2678461" calcext:value-type="float">
            <text:p>267846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9Apr</text:p>
          </table:table-cell>
          <table:table-cell table:number-columns-repeated="2" office:value-type="float" office:value="388685" calcext:value-type="float">
            <text:p>388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0" calcext:value-type="float">
            <text:p>10190</text:p>
          </table:table-cell>
          <table:table-cell office:value-type="float" office:value="3216" calcext:value-type="float">
            <text:p>3216</text:p>
          </table:table-cell>
          <table:table-cell office:value-type="float" office:value="6775" calcext:value-type="float">
            <text:p>6775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61523" calcext:value-type="float">
            <text:p>61523</text:p>
          </table:table-cell>
          <table:table-cell office:value-type="float" office:value="53443" calcext:value-type="float">
            <text:p>53443</text:p>
          </table:table-cell>
          <table:table-cell office:value-type="float" office:value="60720" calcext:value-type="float">
            <text:p>60720</text:p>
          </table:table-cell>
          <table:table-cell office:value-type="float" office:value="292925" calcext:value-type="float">
            <text:p>292925</text:p>
          </table:table-cell>
          <table:table-cell office:value-type="float" office:value="291869" calcext:value-type="float">
            <text:p>291869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-</text:p>
          </table:table-cell>
          <table:table-cell office:value-type="float" office:value="21929" calcext:value-type="float">
            <text:p>21929</text:p>
          </table:table-cell>
          <table:table-cell office:value-type="float" office:value="1835" calcext:value-type="float">
            <text:p>1835</text:p>
          </table:table-cell>
          <table:table-cell office:value-type="float" office:value="136632" calcext:value-type="float">
            <text:p>136632</text:p>
          </table:table-cell>
          <table:table-cell office:value-type="float" office:value="514041" calcext:value-type="float">
            <text:p>514041</text:p>
          </table:table-cell>
          <table:table-cell office:value-type="float" office:value="1486337" calcext:value-type="float">
            <text:p>1486337</text:p>
          </table:table-cell>
          <table:table-cell office:value-type="float" office:value="1465643" calcext:value-type="float">
            <text:p>1465643</text:p>
          </table:table-cell>
          <table:table-cell office:value-type="float" office:value="20039" calcext:value-type="float">
            <text:p>20039</text:p>
          </table:table-cell>
          <table:table-cell office:value-type="float" office:value="656" calcext:value-type="float">
            <text:p>656</text:p>
          </table:table-cell>
          <table:table-cell office:value-type="float" office:value="402491" calcext:value-type="float">
            <text:p>402491</text:p>
          </table:table-cell>
          <table:table-cell office:value-type="float" office:value="78480" calcext:value-type="float">
            <text:p>78480</text:p>
          </table:table-cell>
          <table:table-cell office:value-type="float" office:value="319903" calcext:value-type="float">
            <text:p>319903</text:p>
          </table:table-cell>
          <table:table-cell office:value-type="float" office:value="4107" calcext:value-type="float">
            <text:p>4107</text:p>
          </table:table-cell>
          <table:table-cell office:value-type="float" office:value="15146" calcext:value-type="float">
            <text:p>15146</text:p>
          </table:table-cell>
          <table:table-cell office:value-type="float" office:value="8252" calcext:value-type="float">
            <text:p>8252</text:p>
          </table:table-cell>
          <table:table-cell office:value-type="float" office:value="302346" calcext:value-type="float">
            <text:p>302346</text:p>
          </table:table-cell>
          <table:table-cell office:value-type="float" office:value="493283" calcext:value-type="float">
            <text:p>493283</text:p>
          </table:table-cell>
          <table:table-cell office:value-type="float" office:value="781031" calcext:value-type="float">
            <text:p>781031</text:p>
          </table:table-cell>
          <table:table-cell office:value-type="float" office:value="1072779" calcext:value-type="float">
            <text:p>1072779</text:p>
          </table:table-cell>
          <table:table-cell office:value-type="float" office:value="911463" calcext:value-type="float">
            <text:p>911463</text:p>
          </table:table-cell>
          <table:table-cell office:value-type="float" office:value="140357" calcext:value-type="float">
            <text:p>140357</text:p>
          </table:table-cell>
          <table:table-cell office:value-type="float" office:value="20960" calcext:value-type="float">
            <text:p>20960</text:p>
          </table:table-cell>
          <table:table-cell office:value-type="float" office:value="81" calcext:value-type="float">
            <text:p>81</text:p>
          </table:table-cell>
          <table:table-cell office:value-type="float" office:value="293102" calcext:value-type="float">
            <text:p>293102</text:p>
          </table:table-cell>
          <table:table-cell office:value-type="float" office:value="292867" calcext:value-type="float">
            <text:p>292867</text:p>
          </table:table-cell>
          <table:table-cell office:value-type="float" office:value="267972" calcext:value-type="float">
            <text:p>267972</text:p>
          </table:table-cell>
          <table:table-cell office:value-type="float" office:value="2707833" calcext:value-type="float">
            <text:p>270783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9Mar</text:p>
          </table:table-cell>
          <table:table-cell table:number-columns-repeated="2" office:value-type="float" office:value="425098" calcext:value-type="float">
            <text:p>425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36" calcext:value-type="float">
            <text:p>10436</text:p>
          </table:table-cell>
          <table:table-cell office:value-type="float" office:value="3449" calcext:value-type="float">
            <text:p>3449</text:p>
          </table:table-cell>
          <table:table-cell office:value-type="float" office:value="6788" calcext:value-type="float">
            <text:p>6788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61452" calcext:value-type="float">
            <text:p>61452</text:p>
          </table:table-cell>
          <table:table-cell office:value-type="float" office:value="54543" calcext:value-type="float">
            <text:p>54543</text:p>
          </table:table-cell>
          <table:table-cell office:value-type="float" office:value="59764" calcext:value-type="float">
            <text:p>59764</text:p>
          </table:table-cell>
          <table:table-cell office:value-type="float" office:value="298315" calcext:value-type="float">
            <text:p>298315</text:p>
          </table:table-cell>
          <table:table-cell office:value-type="float" office:value="297259" calcext:value-type="float">
            <text:p>297259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-</text:p>
          </table:table-cell>
          <table:table-cell office:value-type="float" office:value="22181" calcext:value-type="float">
            <text:p>22181</text:p>
          </table:table-cell>
          <table:table-cell office:value-type="float" office:value="2365" calcext:value-type="float">
            <text:p>2365</text:p>
          </table:table-cell>
          <table:table-cell office:value-type="float" office:value="169105" calcext:value-type="float">
            <text:p>169105</text:p>
          </table:table-cell>
          <table:table-cell office:value-type="float" office:value="551730" calcext:value-type="float">
            <text:p>551730</text:p>
          </table:table-cell>
          <table:table-cell office:value-type="float" office:value="1568169" calcext:value-type="float">
            <text:p>1568169</text:p>
          </table:table-cell>
          <table:table-cell office:value-type="float" office:value="1546857" calcext:value-type="float">
            <text:p>1546857</text:p>
          </table:table-cell>
          <table:table-cell office:value-type="float" office:value="20658" calcext:value-type="float">
            <text:p>20658</text:p>
          </table:table-cell>
          <table:table-cell office:value-type="float" office:value="655" calcext:value-type="float">
            <text:p>655</text:p>
          </table:table-cell>
          <table:table-cell office:value-type="float" office:value="390105" calcext:value-type="float">
            <text:p>390105</text:p>
          </table:table-cell>
          <table:table-cell office:value-type="float" office:value="73593" calcext:value-type="float">
            <text:p>73593</text:p>
          </table:table-cell>
          <table:table-cell office:value-type="float" office:value="312424" calcext:value-type="float">
            <text:p>312424</text:p>
          </table:table-cell>
          <table:table-cell office:value-type="float" office:value="4087" calcext:value-type="float">
            <text:p>4087</text:p>
          </table:table-cell>
          <table:table-cell office:value-type="float" office:value="14385" calcext:value-type="float">
            <text:p>14385</text:p>
          </table:table-cell>
          <table:table-cell office:value-type="float" office:value="8231" calcext:value-type="float">
            <text:p>8231</text:p>
          </table:table-cell>
          <table:table-cell office:value-type="float" office:value="304928" calcext:value-type="float">
            <text:p>304928</text:p>
          </table:table-cell>
          <table:table-cell office:value-type="float" office:value="497795" calcext:value-type="float">
            <text:p>497795</text:p>
          </table:table-cell>
          <table:table-cell office:value-type="float" office:value="768877" calcext:value-type="float">
            <text:p>768877</text:p>
          </table:table-cell>
          <table:table-cell office:value-type="float" office:value="1128467" calcext:value-type="float">
            <text:p>1128467</text:p>
          </table:table-cell>
          <table:table-cell office:value-type="float" office:value="969836" calcext:value-type="float">
            <text:p>969836</text:p>
          </table:table-cell>
          <table:table-cell office:value-type="float" office:value="135853" calcext:value-type="float">
            <text:p>135853</text:p>
          </table:table-cell>
          <table:table-cell office:value-type="float" office:value="22778" calcext:value-type="float">
            <text:p>22778</text:p>
          </table:table-cell>
          <table:table-cell office:value-type="float" office:value="81" calcext:value-type="float">
            <text:p>81</text:p>
          </table:table-cell>
          <table:table-cell office:value-type="float" office:value="300230" calcext:value-type="float">
            <text:p>300230</text:p>
          </table:table-cell>
          <table:table-cell office:value-type="float" office:value="290922" calcext:value-type="float">
            <text:p>290922</text:p>
          </table:table-cell>
          <table:table-cell office:value-type="float" office:value="295017" calcext:value-type="float">
            <text:p>295017</text:p>
          </table:table-cell>
          <table:table-cell office:value-type="float" office:value="2783594" calcext:value-type="float">
            <text:p>278359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9Feb</text:p>
          </table:table-cell>
          <table:table-cell table:number-columns-repeated="2" office:value-type="float" office:value="398200" calcext:value-type="float">
            <text:p>398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4" calcext:value-type="float">
            <text:p>10264</text:p>
          </table:table-cell>
          <table:table-cell office:value-type="float" office:value="3396" calcext:value-type="float">
            <text:p>3396</text:p>
          </table:table-cell>
          <table:table-cell office:value-type="float" office:value="6669" calcext:value-type="float">
            <text:p>6669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61638" calcext:value-type="float">
            <text:p>61638</text:p>
          </table:table-cell>
          <table:table-cell office:value-type="float" office:value="58088" calcext:value-type="float">
            <text:p>58088</text:p>
          </table:table-cell>
          <table:table-cell office:value-type="float" office:value="59352" calcext:value-type="float">
            <text:p>59352</text:p>
          </table:table-cell>
          <table:table-cell office:value-type="float" office:value="277573" calcext:value-type="float">
            <text:p>277573</text:p>
          </table:table-cell>
          <table:table-cell office:value-type="float" office:value="276517" calcext:value-type="float">
            <text:p>276517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-</text:p>
          </table:table-cell>
          <table:table-cell office:value-type="float" office:value="26058" calcext:value-type="float">
            <text:p>26058</text:p>
          </table:table-cell>
          <table:table-cell office:value-type="float" office:value="2067" calcext:value-type="float">
            <text:p>2067</text:p>
          </table:table-cell>
          <table:table-cell office:value-type="float" office:value="163340" calcext:value-type="float">
            <text:p>163340</text:p>
          </table:table-cell>
          <table:table-cell office:value-type="float" office:value="528390" calcext:value-type="float">
            <text:p>528390</text:p>
          </table:table-cell>
          <table:table-cell office:value-type="float" office:value="1550608" calcext:value-type="float">
            <text:p>1550608</text:p>
          </table:table-cell>
          <table:table-cell office:value-type="float" office:value="1529367" calcext:value-type="float">
            <text:p>1529367</text:p>
          </table:table-cell>
          <table:table-cell office:value-type="float" office:value="20588" calcext:value-type="float">
            <text:p>20588</text:p>
          </table:table-cell>
          <table:table-cell office:value-type="float" office:value="654" calcext:value-type="float">
            <text:p>654</text:p>
          </table:table-cell>
          <table:table-cell office:value-type="float" office:value="384071" calcext:value-type="float">
            <text:p>384071</text:p>
          </table:table-cell>
          <table:table-cell office:value-type="float" office:value="76215" calcext:value-type="float">
            <text:p>76215</text:p>
          </table:table-cell>
          <table:table-cell office:value-type="float" office:value="304257" calcext:value-type="float">
            <text:p>304257</text:p>
          </table:table-cell>
          <table:table-cell office:value-type="float" office:value="3599" calcext:value-type="float">
            <text:p>3599</text:p>
          </table:table-cell>
          <table:table-cell office:value-type="float" office:value="14063" calcext:value-type="float">
            <text:p>14063</text:p>
          </table:table-cell>
          <table:table-cell office:value-type="float" office:value="8243" calcext:value-type="float">
            <text:p>8243</text:p>
          </table:table-cell>
          <table:table-cell office:value-type="float" office:value="287115" calcext:value-type="float">
            <text:p>287115</text:p>
          </table:table-cell>
          <table:table-cell office:value-type="float" office:value="541914" calcext:value-type="float">
            <text:p>541914</text:p>
          </table:table-cell>
          <table:table-cell office:value-type="float" office:value="763768" calcext:value-type="float">
            <text:p>763768</text:p>
          </table:table-cell>
          <table:table-cell office:value-type="float" office:value="1092608" calcext:value-type="float">
            <text:p>1092608</text:p>
          </table:table-cell>
          <table:table-cell office:value-type="float" office:value="959248" calcext:value-type="float">
            <text:p>959248</text:p>
          </table:table-cell>
          <table:table-cell office:value-type="float" office:value="111594" calcext:value-type="float">
            <text:p>111594</text:p>
          </table:table-cell>
          <table:table-cell office:value-type="float" office:value="21766" calcext:value-type="float">
            <text:p>21766</text:p>
          </table:table-cell>
          <table:table-cell office:value-type="float" office:value="79" calcext:value-type="float">
            <text:p>79</text:p>
          </table:table-cell>
          <table:table-cell office:value-type="float" office:value="328417" calcext:value-type="float">
            <text:p>328417</text:p>
          </table:table-cell>
          <table:table-cell office:value-type="float" office:value="306263" calcext:value-type="float">
            <text:p>306263</text:p>
          </table:table-cell>
          <table:table-cell office:value-type="float" office:value="294856" calcext:value-type="float">
            <text:p>294856</text:p>
          </table:table-cell>
          <table:table-cell office:value-type="float" office:value="2785990" calcext:value-type="float">
            <text:p>278599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9Jan</text:p>
          </table:table-cell>
          <table:table-cell table:number-columns-repeated="2" office:value-type="float" office:value="404043" calcext:value-type="float">
            <text:p>404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75" calcext:value-type="float">
            <text:p>9375</text:p>
          </table:table-cell>
          <table:table-cell office:value-type="float" office:value="3122" calcext:value-type="float">
            <text:p>3122</text:p>
          </table:table-cell>
          <table:table-cell office:value-type="float" office:value="6076" calcext:value-type="float">
            <text:p>6076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62123" calcext:value-type="float">
            <text:p>62123</text:p>
          </table:table-cell>
          <table:table-cell office:value-type="float" office:value="59243" calcext:value-type="float">
            <text:p>59243</text:p>
          </table:table-cell>
          <table:table-cell office:value-type="float" office:value="59183" calcext:value-type="float">
            <text:p>59183</text:p>
          </table:table-cell>
          <table:table-cell office:value-type="float" office:value="253244" calcext:value-type="float">
            <text:p>253244</text:p>
          </table:table-cell>
          <table:table-cell office:value-type="float" office:value="252188" calcext:value-type="float">
            <text:p>252188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-</text:p>
          </table:table-cell>
          <table:table-cell office:value-type="float" office:value="25804" calcext:value-type="float">
            <text:p>25804</text:p>
          </table:table-cell>
          <table:table-cell office:value-type="float" office:value="2915" calcext:value-type="float">
            <text:p>2915</text:p>
          </table:table-cell>
          <table:table-cell office:value-type="float" office:value="193839" calcext:value-type="float">
            <text:p>193839</text:p>
          </table:table-cell>
          <table:table-cell office:value-type="float" office:value="534985" calcext:value-type="float">
            <text:p>534985</text:p>
          </table:table-cell>
          <table:table-cell office:value-type="float" office:value="1624770" calcext:value-type="float">
            <text:p>1624770</text:p>
          </table:table-cell>
          <table:table-cell office:value-type="float" office:value="1603561" calcext:value-type="float">
            <text:p>1603561</text:p>
          </table:table-cell>
          <table:table-cell office:value-type="float" office:value="20552" calcext:value-type="float">
            <text:p>20552</text:p>
          </table:table-cell>
          <table:table-cell office:value-type="float" office:value="657" calcext:value-type="float">
            <text:p>657</text:p>
          </table:table-cell>
          <table:table-cell office:value-type="float" office:value="376328" calcext:value-type="float">
            <text:p>376328</text:p>
          </table:table-cell>
          <table:table-cell office:value-type="float" office:value="75877" calcext:value-type="float">
            <text:p>75877</text:p>
          </table:table-cell>
          <table:table-cell office:value-type="float" office:value="297093" calcext:value-type="float">
            <text:p>297093</text:p>
          </table:table-cell>
          <table:table-cell office:value-type="float" office:value="3358" calcext:value-type="float">
            <text:p>3358</text:p>
          </table:table-cell>
          <table:table-cell office:value-type="float" office:value="14653" calcext:value-type="float">
            <text:p>14653</text:p>
          </table:table-cell>
          <table:table-cell office:value-type="float" office:value="8329" calcext:value-type="float">
            <text:p>8329</text:p>
          </table:table-cell>
          <table:table-cell office:value-type="float" office:value="279232" calcext:value-type="float">
            <text:p>279232</text:p>
          </table:table-cell>
          <table:table-cell office:value-type="float" office:value="536891" calcext:value-type="float">
            <text:p>536891</text:p>
          </table:table-cell>
          <table:table-cell office:value-type="float" office:value="761914" calcext:value-type="float">
            <text:p>761914</text:p>
          </table:table-cell>
          <table:table-cell office:value-type="float" office:value="1137636" calcext:value-type="float">
            <text:p>1137636</text:p>
          </table:table-cell>
          <table:table-cell office:value-type="float" office:value="1013101" calcext:value-type="float">
            <text:p>1013101</text:p>
          </table:table-cell>
          <table:table-cell office:value-type="float" office:value="105481" calcext:value-type="float">
            <text:p>105481</text:p>
          </table:table-cell>
          <table:table-cell office:value-type="float" office:value="19054" calcext:value-type="float">
            <text:p>19054</text:p>
          </table:table-cell>
          <table:table-cell office:value-type="float" office:value="79" calcext:value-type="float">
            <text:p>79</text:p>
          </table:table-cell>
          <table:table-cell office:value-type="float" office:value="315649" calcext:value-type="float">
            <text:p>315649</text:p>
          </table:table-cell>
          <table:table-cell office:value-type="float" office:value="303726" calcext:value-type="float">
            <text:p>303726</text:p>
          </table:table-cell>
          <table:table-cell office:value-type="float" office:value="321175" calcext:value-type="float">
            <text:p>321175</text:p>
          </table:table-cell>
          <table:table-cell office:value-type="float" office:value="2840178" calcext:value-type="float">
            <text:p>284017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8Dec</text:p>
          </table:table-cell>
          <table:table-cell table:number-columns-repeated="2" office:value-type="float" office:value="443689" calcext:value-type="float">
            <text:p>443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60" calcext:value-type="float">
            <text:p>9460</text:p>
          </table:table-cell>
          <table:table-cell office:value-type="float" office:value="3138" calcext:value-type="float">
            <text:p>3138</text:p>
          </table:table-cell>
          <table:table-cell office:value-type="float" office:value="6170" calcext:value-type="float">
            <text:p>617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64077" calcext:value-type="float">
            <text:p>64077</text:p>
          </table:table-cell>
          <table:table-cell office:value-type="float" office:value="53166" calcext:value-type="float">
            <text:p>53166</text:p>
          </table:table-cell>
          <table:table-cell office:value-type="float" office:value="61022" calcext:value-type="float">
            <text:p>61022</text:p>
          </table:table-cell>
          <table:table-cell office:value-type="float" office:value="227281" calcext:value-type="float">
            <text:p>227281</text:p>
          </table:table-cell>
          <table:table-cell office:value-type="float" office:value="226261" calcext:value-type="float">
            <text:p>226261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-</text:p>
          </table:table-cell>
          <table:table-cell office:value-type="float" office:value="20876" calcext:value-type="float">
            <text:p>20876</text:p>
          </table:table-cell>
          <table:table-cell office:value-type="float" office:value="6006" calcext:value-type="float">
            <text:p>6006</text:p>
          </table:table-cell>
          <table:table-cell office:value-type="float" office:value="255406" calcext:value-type="float">
            <text:p>255406</text:p>
          </table:table-cell>
          <table:table-cell office:value-type="float" office:value="570591" calcext:value-type="float">
            <text:p>570591</text:p>
          </table:table-cell>
          <table:table-cell office:value-type="float" office:value="1829033" calcext:value-type="float">
            <text:p>1829033</text:p>
          </table:table-cell>
          <table:table-cell office:value-type="float" office:value="1807813" calcext:value-type="float">
            <text:p>1807813</text:p>
          </table:table-cell>
          <table:table-cell office:value-type="float" office:value="20575" calcext:value-type="float">
            <text:p>20575</text:p>
          </table:table-cell>
          <table:table-cell office:value-type="float" office:value="644" calcext:value-type="float">
            <text:p>644</text:p>
          </table:table-cell>
          <table:table-cell office:value-type="float" office:value="362884" calcext:value-type="float">
            <text:p>362884</text:p>
          </table:table-cell>
          <table:table-cell office:value-type="float" office:value="68986" calcext:value-type="float">
            <text:p>68986</text:p>
          </table:table-cell>
          <table:table-cell office:value-type="float" office:value="290578" calcext:value-type="float">
            <text:p>290578</text:p>
          </table:table-cell>
          <table:table-cell office:value-type="float" office:value="3320" calcext:value-type="float">
            <text:p>3320</text:p>
          </table:table-cell>
          <table:table-cell office:value-type="float" office:value="14832" calcext:value-type="float">
            <text:p>14832</text:p>
          </table:table-cell>
          <table:table-cell office:value-type="float" office:value="8156" calcext:value-type="float">
            <text:p>8156</text:p>
          </table:table-cell>
          <table:table-cell office:value-type="float" office:value="283310" calcext:value-type="float">
            <text:p>283310</text:p>
          </table:table-cell>
          <table:table-cell office:value-type="float" office:value="484735" calcext:value-type="float">
            <text:p>484735</text:p>
          </table:table-cell>
          <table:table-cell office:value-type="float" office:value="784662" calcext:value-type="float">
            <text:p>784662</text:p>
          </table:table-cell>
          <table:table-cell office:value-type="float" office:value="1254893" calcext:value-type="float">
            <text:p>1254893</text:p>
          </table:table-cell>
          <table:table-cell office:value-type="float" office:value="1166684" calcext:value-type="float">
            <text:p>1166684</text:p>
          </table:table-cell>
          <table:table-cell office:value-type="float" office:value="71564" calcext:value-type="float">
            <text:p>71564</text:p>
          </table:table-cell>
          <table:table-cell office:value-type="float" office:value="16645" calcext:value-type="float">
            <text:p>16645</text:p>
          </table:table-cell>
          <table:table-cell office:value-type="float" office:value="79" calcext:value-type="float">
            <text:p>79</text:p>
          </table:table-cell>
          <table:table-cell office:value-type="float" office:value="277610" calcext:value-type="float">
            <text:p>277610</text:p>
          </table:table-cell>
          <table:table-cell office:value-type="float" office:value="288243" calcext:value-type="float">
            <text:p>288243</text:p>
          </table:table-cell>
          <table:table-cell office:value-type="float" office:value="377439" calcext:value-type="float">
            <text:p>377439</text:p>
          </table:table-cell>
          <table:table-cell office:value-type="float" office:value="2982926" calcext:value-type="float">
            <text:p>298292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8Nov</text:p>
          </table:table-cell>
          <table:table-cell table:number-columns-repeated="2" office:value-type="float" office:value="387836" calcext:value-type="float">
            <text:p>387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8" calcext:value-type="float">
            <text:p>9188</text:p>
          </table:table-cell>
          <table:table-cell office:value-type="float" office:value="2993" calcext:value-type="float">
            <text:p>2993</text:p>
          </table:table-cell>
          <table:table-cell office:value-type="float" office:value="6109" calcext:value-type="float">
            <text:p>6109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60847" calcext:value-type="float">
            <text:p>60847</text:p>
          </table:table-cell>
          <table:table-cell office:value-type="float" office:value="55718" calcext:value-type="float">
            <text:p>55718</text:p>
          </table:table-cell>
          <table:table-cell office:value-type="float" office:value="58505" calcext:value-type="float">
            <text:p>58505</text:p>
          </table:table-cell>
          <table:table-cell office:value-type="float" office:value="189281" calcext:value-type="float">
            <text:p>189281</text:p>
          </table:table-cell>
          <table:table-cell office:value-type="float" office:value="188261" calcext:value-type="float">
            <text:p>188261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-</text:p>
          </table:table-cell>
          <table:table-cell office:value-type="float" office:value="23310" calcext:value-type="float">
            <text:p>23310</text:p>
          </table:table-cell>
          <table:table-cell office:value-type="float" office:value="4561" calcext:value-type="float">
            <text:p>4561</text:p>
          </table:table-cell>
          <table:table-cell office:value-type="float" office:value="238130" calcext:value-type="float">
            <text:p>238130</text:p>
          </table:table-cell>
          <table:table-cell office:value-type="float" office:value="513787" calcext:value-type="float">
            <text:p>513787</text:p>
          </table:table-cell>
          <table:table-cell office:value-type="float" office:value="1650128" calcext:value-type="float">
            <text:p>1650128</text:p>
          </table:table-cell>
          <table:table-cell office:value-type="float" office:value="1629003" calcext:value-type="float">
            <text:p>1629003</text:p>
          </table:table-cell>
          <table:table-cell office:value-type="float" office:value="20482" calcext:value-type="float">
            <text:p>20482</text:p>
          </table:table-cell>
          <table:table-cell office:value-type="float" office:value="642" calcext:value-type="float">
            <text:p>642</text:p>
          </table:table-cell>
          <table:table-cell office:value-type="float" office:value="350948" calcext:value-type="float">
            <text:p>350948</text:p>
          </table:table-cell>
          <table:table-cell office:value-type="float" office:value="68939" calcext:value-type="float">
            <text:p>68939</text:p>
          </table:table-cell>
          <table:table-cell office:value-type="float" office:value="278675" calcext:value-type="float">
            <text:p>278675</text:p>
          </table:table-cell>
          <table:table-cell office:value-type="float" office:value="3334" calcext:value-type="float">
            <text:p>3334</text:p>
          </table:table-cell>
          <table:table-cell office:value-type="float" office:value="14654" calcext:value-type="float">
            <text:p>14654</text:p>
          </table:table-cell>
          <table:table-cell office:value-type="float" office:value="8464" calcext:value-type="float">
            <text:p>8464</text:p>
          </table:table-cell>
          <table:table-cell office:value-type="float" office:value="263645" calcext:value-type="float">
            <text:p>263645</text:p>
          </table:table-cell>
          <table:table-cell office:value-type="float" office:value="517991" calcext:value-type="float">
            <text:p>517991</text:p>
          </table:table-cell>
          <table:table-cell office:value-type="float" office:value="752891" calcext:value-type="float">
            <text:p>752891</text:p>
          </table:table-cell>
          <table:table-cell office:value-type="float" office:value="1115626" calcext:value-type="float">
            <text:p>1115626</text:p>
          </table:table-cell>
          <table:table-cell office:value-type="float" office:value="973715" calcext:value-type="float">
            <text:p>973715</text:p>
          </table:table-cell>
          <table:table-cell office:value-type="float" office:value="114304" calcext:value-type="float">
            <text:p>114304</text:p>
          </table:table-cell>
          <table:table-cell office:value-type="float" office:value="27608" calcext:value-type="float">
            <text:p>27608</text:p>
          </table:table-cell>
          <table:table-cell office:value-type="float" office:value="95" calcext:value-type="float">
            <text:p>95</text:p>
          </table:table-cell>
          <table:table-cell office:value-type="float" office:value="289137" calcext:value-type="float">
            <text:p>289137</text:p>
          </table:table-cell>
          <table:table-cell office:value-type="float" office:value="275003" calcext:value-type="float">
            <text:p>275003</text:p>
          </table:table-cell>
          <table:table-cell office:value-type="float" office:value="373057" calcext:value-type="float">
            <text:p>373057</text:p>
          </table:table-cell>
          <table:table-cell office:value-type="float" office:value="2805811" calcext:value-type="float">
            <text:p>280581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8Oct</text:p>
          </table:table-cell>
          <table:table-cell table:number-columns-repeated="2" office:value-type="float" office:value="371635" calcext:value-type="float">
            <text:p>371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2" calcext:value-type="float">
            <text:p>8832</text:p>
          </table:table-cell>
          <table:table-cell office:value-type="float" office:value="2873" calcext:value-type="float">
            <text:p>2873</text:p>
          </table:table-cell>
          <table:table-cell office:value-type="float" office:value="5794" calcext:value-type="float">
            <text:p>5794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59799" calcext:value-type="float">
            <text:p>59799</text:p>
          </table:table-cell>
          <table:table-cell office:value-type="float" office:value="50044" calcext:value-type="float">
            <text:p>50044</text:p>
          </table:table-cell>
          <table:table-cell office:value-type="float" office:value="58204" calcext:value-type="float">
            <text:p>58204</text:p>
          </table:table-cell>
          <table:table-cell office:value-type="float" office:value="151481" calcext:value-type="float">
            <text:p>151481</text:p>
          </table:table-cell>
          <table:table-cell office:value-type="float" office:value="150461" calcext:value-type="float">
            <text:p>150461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-</text:p>
          </table:table-cell>
          <table:table-cell office:value-type="float" office:value="21235" calcext:value-type="float">
            <text:p>21235</text:p>
          </table:table-cell>
          <table:table-cell office:value-type="float" office:value="5332" calcext:value-type="float">
            <text:p>5332</text:p>
          </table:table-cell>
          <table:table-cell office:value-type="float" office:value="254257" calcext:value-type="float">
            <text:p>254257</text:p>
          </table:table-cell>
          <table:table-cell office:value-type="float" office:value="490509" calcext:value-type="float">
            <text:p>490509</text:p>
          </table:table-cell>
          <table:table-cell office:value-type="float" office:value="1651124" calcext:value-type="float">
            <text:p>1651124</text:p>
          </table:table-cell>
          <table:table-cell office:value-type="float" office:value="1630026" calcext:value-type="float">
            <text:p>1630026</text:p>
          </table:table-cell>
          <table:table-cell office:value-type="float" office:value="20430" calcext:value-type="float">
            <text:p>20430</text:p>
          </table:table-cell>
          <table:table-cell office:value-type="float" office:value="667" calcext:value-type="float">
            <text:p>667</text:p>
          </table:table-cell>
          <table:table-cell office:value-type="float" office:value="343044" calcext:value-type="float">
            <text:p>343044</text:p>
          </table:table-cell>
          <table:table-cell office:value-type="float" office:value="68684" calcext:value-type="float">
            <text:p>68684</text:p>
          </table:table-cell>
          <table:table-cell office:value-type="float" office:value="271074" calcext:value-type="float">
            <text:p>271074</text:p>
          </table:table-cell>
          <table:table-cell office:value-type="float" office:value="3287" calcext:value-type="float">
            <text:p>3287</text:p>
          </table:table-cell>
          <table:table-cell office:value-type="float" office:value="14346" calcext:value-type="float">
            <text:p>14346</text:p>
          </table:table-cell>
          <table:table-cell office:value-type="float" office:value="8445" calcext:value-type="float">
            <text:p>8445</text:p>
          </table:table-cell>
          <table:table-cell office:value-type="float" office:value="263696" calcext:value-type="float">
            <text:p>263696</text:p>
          </table:table-cell>
          <table:table-cell office:value-type="float" office:value="495807" calcext:value-type="float">
            <text:p>495807</text:p>
          </table:table-cell>
          <table:table-cell office:value-type="float" office:value="749101" calcext:value-type="float">
            <text:p>749101</text:p>
          </table:table-cell>
          <table:table-cell office:value-type="float" office:value="1088883" calcext:value-type="float">
            <text:p>1088883</text:p>
          </table:table-cell>
          <table:table-cell office:value-type="float" office:value="974564" calcext:value-type="float">
            <text:p>974564</text:p>
          </table:table-cell>
          <table:table-cell office:value-type="float" office:value="84523" calcext:value-type="float">
            <text:p>84523</text:p>
          </table:table-cell>
          <table:table-cell office:value-type="float" office:value="29797" calcext:value-type="float">
            <text:p>29797</text:p>
          </table:table-cell>
          <table:table-cell office:value-type="float" office:value="95" calcext:value-type="float">
            <text:p>95</text:p>
          </table:table-cell>
          <table:table-cell office:value-type="float" office:value="261798" calcext:value-type="float">
            <text:p>261798</text:p>
          </table:table-cell>
          <table:table-cell office:value-type="float" office:value="271365" calcext:value-type="float">
            <text:p>271365</text:p>
          </table:table-cell>
          <table:table-cell office:value-type="float" office:value="405199" calcext:value-type="float">
            <text:p>405199</text:p>
          </table:table-cell>
          <table:table-cell office:value-type="float" office:value="2776440" calcext:value-type="float">
            <text:p>277644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8Sep</text:p>
          </table:table-cell>
          <table:table-cell table:number-columns-repeated="2" office:value-type="float" office:value="301364" calcext:value-type="float">
            <text:p>301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17" calcext:value-type="float">
            <text:p>8917</text:p>
          </table:table-cell>
          <table:table-cell office:value-type="float" office:value="2667" calcext:value-type="float">
            <text:p>2667</text:p>
          </table:table-cell>
          <table:table-cell office:value-type="float" office:value="6025" calcext:value-type="float">
            <text:p>6025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57247" calcext:value-type="float">
            <text:p>57247</text:p>
          </table:table-cell>
          <table:table-cell office:value-type="float" office:value="44603" calcext:value-type="float">
            <text:p>44603</text:p>
          </table:table-cell>
          <table:table-cell office:value-type="float" office:value="54711" calcext:value-type="float">
            <text:p>54711</text:p>
          </table:table-cell>
          <table:table-cell office:value-type="float" office:value="210198" calcext:value-type="float">
            <text:p>210198</text:p>
          </table:table-cell>
          <table:table-cell office:value-type="float" office:value="209178" calcext:value-type="float">
            <text:p>209178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-</text:p>
          </table:table-cell>
          <table:table-cell office:value-type="float" office:value="17107" calcext:value-type="float">
            <text:p>17107</text:p>
          </table:table-cell>
          <table:table-cell office:value-type="float" office:value="2662" calcext:value-type="float">
            <text:p>2662</text:p>
          </table:table-cell>
          <table:table-cell office:value-type="float" office:value="127651" calcext:value-type="float">
            <text:p>127651</text:p>
          </table:table-cell>
          <table:table-cell office:value-type="float" office:value="412329" calcext:value-type="float">
            <text:p>412329</text:p>
          </table:table-cell>
          <table:table-cell office:value-type="float" office:value="1361822" calcext:value-type="float">
            <text:p>1361822</text:p>
          </table:table-cell>
          <table:table-cell office:value-type="float" office:value="1340734" calcext:value-type="float">
            <text:p>1340734</text:p>
          </table:table-cell>
          <table:table-cell office:value-type="float" office:value="20437" calcext:value-type="float">
            <text:p>20437</text:p>
          </table:table-cell>
          <table:table-cell office:value-type="float" office:value="651" calcext:value-type="float">
            <text:p>651</text:p>
          </table:table-cell>
          <table:table-cell office:value-type="float" office:value="338888" calcext:value-type="float">
            <text:p>338888</text:p>
          </table:table-cell>
          <table:table-cell office:value-type="float" office:value="70386" calcext:value-type="float">
            <text:p>70386</text:p>
          </table:table-cell>
          <table:table-cell office:value-type="float" office:value="265237" calcext:value-type="float">
            <text:p>265237</text:p>
          </table:table-cell>
          <table:table-cell office:value-type="float" office:value="3265" calcext:value-type="float">
            <text:p>3265</text:p>
          </table:table-cell>
          <table:table-cell office:value-type="float" office:value="15219" calcext:value-type="float">
            <text:p>15219</text:p>
          </table:table-cell>
          <table:table-cell office:value-type="float" office:value="8408" calcext:value-type="float">
            <text:p>8408</text:p>
          </table:table-cell>
          <table:table-cell office:value-type="float" office:value="266991" calcext:value-type="float">
            <text:p>266991</text:p>
          </table:table-cell>
          <table:table-cell office:value-type="float" office:value="487088" calcext:value-type="float">
            <text:p>487088</text:p>
          </table:table-cell>
          <table:table-cell office:value-type="float" office:value="705363" calcext:value-type="float">
            <text:p>705363</text:p>
          </table:table-cell>
          <table:table-cell office:value-type="float" office:value="961402" calcext:value-type="float">
            <text:p>961402</text:p>
          </table:table-cell>
          <table:table-cell office:value-type="float" office:value="892467" calcext:value-type="float">
            <text:p>892467</text:p>
          </table:table-cell>
          <table:table-cell office:value-type="float" office:value="51268" calcext:value-type="float">
            <text:p>51268</text:p>
          </table:table-cell>
          <table:table-cell office:value-type="float" office:value="17667" calcext:value-type="float">
            <text:p>17667</text:p>
          </table:table-cell>
          <table:table-cell office:value-type="float" office:value="95" calcext:value-type="float">
            <text:p>95</text:p>
          </table:table-cell>
          <table:table-cell office:value-type="float" office:value="268010" calcext:value-type="float">
            <text:p>268010</text:p>
          </table:table-cell>
          <table:table-cell office:value-type="float" office:value="263591" calcext:value-type="float">
            <text:p>263591</text:p>
          </table:table-cell>
          <table:table-cell office:value-type="float" office:value="279928" calcext:value-type="float">
            <text:p>279928</text:p>
          </table:table-cell>
          <table:table-cell office:value-type="float" office:value="2478390" calcext:value-type="float">
            <text:p>247839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8Aug</text:p>
          </table:table-cell>
          <table:table-cell table:number-columns-repeated="2" office:value-type="float" office:value="241897" calcext:value-type="float">
            <text:p>241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89" calcext:value-type="float">
            <text:p>8789</text:p>
          </table:table-cell>
          <table:table-cell office:value-type="float" office:value="2704" calcext:value-type="float">
            <text:p>2704</text:p>
          </table:table-cell>
          <table:table-cell office:value-type="float" office:value="5860" calcext:value-type="float">
            <text:p>586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56122" calcext:value-type="float">
            <text:p>56122</text:p>
          </table:table-cell>
          <table:table-cell office:value-type="float" office:value="42359" calcext:value-type="float">
            <text:p>42359</text:p>
          </table:table-cell>
          <table:table-cell office:value-type="float" office:value="54670" calcext:value-type="float">
            <text:p>54670</text:p>
          </table:table-cell>
          <table:table-cell office:value-type="float" office:value="242744" calcext:value-type="float">
            <text:p>242744</text:p>
          </table:table-cell>
          <table:table-cell office:value-type="float" office:value="241724" calcext:value-type="float">
            <text:p>241724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-</text:p>
          </table:table-cell>
          <table:table-cell office:value-type="float" office:value="14187" calcext:value-type="float">
            <text:p>14187</text:p>
          </table:table-cell>
          <table:table-cell office:value-type="float" office:value="1935" calcext:value-type="float">
            <text:p>1935</text:p>
          </table:table-cell>
          <table:table-cell office:value-type="float" office:value="35829" calcext:value-type="float">
            <text:p>35829</text:p>
          </table:table-cell>
          <table:table-cell office:value-type="float" office:value="349365" calcext:value-type="float">
            <text:p>349365</text:p>
          </table:table-cell>
          <table:table-cell office:value-type="float" office:value="1060615" calcext:value-type="float">
            <text:p>1060615</text:p>
          </table:table-cell>
          <table:table-cell office:value-type="float" office:value="1039579" calcext:value-type="float">
            <text:p>1039579</text:p>
          </table:table-cell>
          <table:table-cell office:value-type="float" office:value="20374" calcext:value-type="float">
            <text:p>20374</text:p>
          </table:table-cell>
          <table:table-cell office:value-type="float" office:value="661" calcext:value-type="float">
            <text:p>661</text:p>
          </table:table-cell>
          <table:table-cell office:value-type="float" office:value="337306" calcext:value-type="float">
            <text:p>337306</text:p>
          </table:table-cell>
          <table:table-cell office:value-type="float" office:value="69722" calcext:value-type="float">
            <text:p>69722</text:p>
          </table:table-cell>
          <table:table-cell office:value-type="float" office:value="264243" calcext:value-type="float">
            <text:p>264243</text:p>
          </table:table-cell>
          <table:table-cell office:value-type="float" office:value="3341" calcext:value-type="float">
            <text:p>3341</text:p>
          </table:table-cell>
          <table:table-cell office:value-type="float" office:value="16004" calcext:value-type="float">
            <text:p>16004</text:p>
          </table:table-cell>
          <table:table-cell office:value-type="float" office:value="8444" calcext:value-type="float">
            <text:p>8444</text:p>
          </table:table-cell>
          <table:table-cell office:value-type="float" office:value="259682" calcext:value-type="float">
            <text:p>259682</text:p>
          </table:table-cell>
          <table:table-cell office:value-type="float" office:value="462365" calcext:value-type="float">
            <text:p>462365</text:p>
          </table:table-cell>
          <table:table-cell office:value-type="float" office:value="704785" calcext:value-type="float">
            <text:p>704785</text:p>
          </table:table-cell>
          <table:table-cell office:value-type="float" office:value="769843" calcext:value-type="float">
            <text:p>769843</text:p>
          </table:table-cell>
          <table:table-cell office:value-type="float" office:value="687583" calcext:value-type="float">
            <text:p>687583</text:p>
          </table:table-cell>
          <table:table-cell office:value-type="float" office:value="67485" calcext:value-type="float">
            <text:p>67485</text:p>
          </table:table-cell>
          <table:table-cell office:value-type="float" office:value="14775" calcext:value-type="float">
            <text:p>14775</text:p>
          </table:table-cell>
          <table:table-cell office:value-type="float" office:value="95" calcext:value-type="float">
            <text:p>95</text:p>
          </table:table-cell>
          <table:table-cell office:value-type="float" office:value="244605" calcext:value-type="float">
            <text:p>244605</text:p>
          </table:table-cell>
          <table:table-cell office:value-type="float" office:value="252379" calcext:value-type="float">
            <text:p>252379</text:p>
          </table:table-cell>
          <table:table-cell office:value-type="float" office:value="172688" calcext:value-type="float">
            <text:p>172688</text:p>
          </table:table-cell>
          <table:table-cell office:value-type="float" office:value="2144395" calcext:value-type="float">
            <text:p>214439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8Jul</text:p>
          </table:table-cell>
          <table:table-cell table:number-columns-repeated="2" office:value-type="float" office:value="220161" calcext:value-type="float">
            <text:p>220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28" calcext:value-type="float">
            <text:p>8728</text:p>
          </table:table-cell>
          <table:table-cell office:value-type="float" office:value="2729" calcext:value-type="float">
            <text:p>2729</text:p>
          </table:table-cell>
          <table:table-cell office:value-type="float" office:value="5775" calcext:value-type="float">
            <text:p>5775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56227" calcext:value-type="float">
            <text:p>56227</text:p>
          </table:table-cell>
          <table:table-cell office:value-type="float" office:value="41056" calcext:value-type="float">
            <text:p>41056</text:p>
          </table:table-cell>
          <table:table-cell office:value-type="float" office:value="54923" calcext:value-type="float">
            <text:p>54923</text:p>
          </table:table-cell>
          <table:table-cell office:value-type="float" office:value="223715" calcext:value-type="float">
            <text:p>223715</text:p>
          </table:table-cell>
          <table:table-cell office:value-type="float" office:value="222695" calcext:value-type="float">
            <text:p>222695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-</text:p>
          </table:table-cell>
          <table:table-cell office:value-type="float" office:value="12540" calcext:value-type="float">
            <text:p>12540</text:p>
          </table:table-cell>
          <table:table-cell office:value-type="float" office:value="1716" calcext:value-type="float">
            <text:p>1716</text:p>
          </table:table-cell>
          <table:table-cell office:value-type="float" office:value="33474" calcext:value-type="float">
            <text:p>33474</text:p>
          </table:table-cell>
          <table:table-cell office:value-type="float" office:value="326368" calcext:value-type="float">
            <text:p>326368</text:p>
          </table:table-cell>
          <table:table-cell office:value-type="float" office:value="1014461" calcext:value-type="float">
            <text:p>1014461</text:p>
          </table:table-cell>
          <table:table-cell office:value-type="float" office:value="993427" calcext:value-type="float">
            <text:p>993427</text:p>
          </table:table-cell>
          <table:table-cell office:value-type="float" office:value="20372" calcext:value-type="float">
            <text:p>20372</text:p>
          </table:table-cell>
          <table:table-cell office:value-type="float" office:value="662" calcext:value-type="float">
            <text:p>662</text:p>
          </table:table-cell>
          <table:table-cell office:value-type="float" office:value="334649" calcext:value-type="float">
            <text:p>334649</text:p>
          </table:table-cell>
          <table:table-cell office:value-type="float" office:value="68464" calcext:value-type="float">
            <text:p>68464</text:p>
          </table:table-cell>
          <table:table-cell office:value-type="float" office:value="262819" calcext:value-type="float">
            <text:p>262819</text:p>
          </table:table-cell>
          <table:table-cell office:value-type="float" office:value="3367" calcext:value-type="float">
            <text:p>3367</text:p>
          </table:table-cell>
          <table:table-cell office:value-type="float" office:value="15906" calcext:value-type="float">
            <text:p>15906</text:p>
          </table:table-cell>
          <table:table-cell office:value-type="float" office:value="8432" calcext:value-type="float">
            <text:p>8432</text:p>
          </table:table-cell>
          <table:table-cell office:value-type="float" office:value="260094" calcext:value-type="float">
            <text:p>260094</text:p>
          </table:table-cell>
          <table:table-cell office:value-type="float" office:value="464744" calcext:value-type="float">
            <text:p>464744</text:p>
          </table:table-cell>
          <table:table-cell office:value-type="float" office:value="707885" calcext:value-type="float">
            <text:p>707885</text:p>
          </table:table-cell>
          <table:table-cell office:value-type="float" office:value="725694" calcext:value-type="float">
            <text:p>725694</text:p>
          </table:table-cell>
          <table:table-cell office:value-type="float" office:value="646894" calcext:value-type="float">
            <text:p>646894</text:p>
          </table:table-cell>
          <table:table-cell office:value-type="float" office:value="61295" calcext:value-type="float">
            <text:p>61295</text:p>
          </table:table-cell>
          <table:table-cell office:value-type="float" office:value="17505" calcext:value-type="float">
            <text:p>17505</text:p>
          </table:table-cell>
          <table:table-cell office:value-type="float" office:value="95" calcext:value-type="float">
            <text:p>95</text:p>
          </table:table-cell>
          <table:table-cell office:value-type="float" office:value="244626" calcext:value-type="float">
            <text:p>244626</text:p>
          </table:table-cell>
          <table:table-cell office:value-type="float" office:value="250900" calcext:value-type="float">
            <text:p>250900</text:p>
          </table:table-cell>
          <table:table-cell office:value-type="float" office:value="169062" calcext:value-type="float">
            <text:p>169062</text:p>
          </table:table-cell>
          <table:table-cell office:value-type="float" office:value="2098263" calcext:value-type="float">
            <text:p>209826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8Jun</text:p>
          </table:table-cell>
          <table:table-cell table:number-columns-repeated="2" office:value-type="float" office:value="214300" calcext:value-type="float">
            <text:p>214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4" calcext:value-type="float">
            <text:p>8404</text:p>
          </table:table-cell>
          <table:table-cell office:value-type="float" office:value="2784" calcext:value-type="float">
            <text:p>2784</text:p>
          </table:table-cell>
          <table:table-cell office:value-type="float" office:value="5396" calcext:value-type="float">
            <text:p>5396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56354" calcext:value-type="float">
            <text:p>56354</text:p>
          </table:table-cell>
          <table:table-cell office:value-type="float" office:value="40789" calcext:value-type="float">
            <text:p>40789</text:p>
          </table:table-cell>
          <table:table-cell office:value-type="float" office:value="54283" calcext:value-type="float">
            <text:p>54283</text:p>
          </table:table-cell>
          <table:table-cell office:value-type="float" office:value="216882" calcext:value-type="float">
            <text:p>216882</text:p>
          </table:table-cell>
          <table:table-cell office:value-type="float" office:value="215862" calcext:value-type="float">
            <text:p>215862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-</text:p>
          </table:table-cell>
          <table:table-cell office:value-type="float" office:value="12462" calcext:value-type="float">
            <text:p>12462</text:p>
          </table:table-cell>
          <table:table-cell office:value-type="float" office:value="1871" calcext:value-type="float">
            <text:p>1871</text:p>
          </table:table-cell>
          <table:table-cell office:value-type="float" office:value="34544" calcext:value-type="float">
            <text:p>34544</text:p>
          </table:table-cell>
          <table:table-cell office:value-type="float" office:value="320042" calcext:value-type="float">
            <text:p>320042</text:p>
          </table:table-cell>
          <table:table-cell office:value-type="float" office:value="1021471" calcext:value-type="float">
            <text:p>1021471</text:p>
          </table:table-cell>
          <table:table-cell office:value-type="float" office:value="1000388" calcext:value-type="float">
            <text:p>1000388</text:p>
          </table:table-cell>
          <table:table-cell office:value-type="float" office:value="20422" calcext:value-type="float">
            <text:p>20422</text:p>
          </table:table-cell>
          <table:table-cell office:value-type="float" office:value="661" calcext:value-type="float">
            <text:p>661</text:p>
          </table:table-cell>
          <table:table-cell office:value-type="float" office:value="331727" calcext:value-type="float">
            <text:p>331727</text:p>
          </table:table-cell>
          <table:table-cell office:value-type="float" office:value="68633" calcext:value-type="float">
            <text:p>68633</text:p>
          </table:table-cell>
          <table:table-cell office:value-type="float" office:value="259750" calcext:value-type="float">
            <text:p>259750</text:p>
          </table:table-cell>
          <table:table-cell office:value-type="float" office:value="3344" calcext:value-type="float">
            <text:p>3344</text:p>
          </table:table-cell>
          <table:table-cell office:value-type="float" office:value="16186" calcext:value-type="float">
            <text:p>16186</text:p>
          </table:table-cell>
          <table:table-cell office:value-type="float" office:value="8398" calcext:value-type="float">
            <text:p>8398</text:p>
          </table:table-cell>
          <table:table-cell office:value-type="float" office:value="255532" calcext:value-type="float">
            <text:p>255532</text:p>
          </table:table-cell>
          <table:table-cell office:value-type="float" office:value="465313" calcext:value-type="float">
            <text:p>465313</text:p>
          </table:table-cell>
          <table:table-cell office:value-type="float" office:value="699740" calcext:value-type="float">
            <text:p>699740</text:p>
          </table:table-cell>
          <table:table-cell office:value-type="float" office:value="738221" calcext:value-type="float">
            <text:p>738221</text:p>
          </table:table-cell>
          <table:table-cell office:value-type="float" office:value="658401" calcext:value-type="float">
            <text:p>658401</text:p>
          </table:table-cell>
          <table:table-cell office:value-type="float" office:value="55238" calcext:value-type="float">
            <text:p>55238</text:p>
          </table:table-cell>
          <table:table-cell office:value-type="float" office:value="24582" calcext:value-type="float">
            <text:p>24582</text:p>
          </table:table-cell>
          <table:table-cell office:value-type="float" office:value="95" calcext:value-type="float">
            <text:p>95</text:p>
          </table:table-cell>
          <table:table-cell office:value-type="float" office:value="242833" calcext:value-type="float">
            <text:p>242833</text:p>
          </table:table-cell>
          <table:table-cell office:value-type="float" office:value="248301" calcext:value-type="float">
            <text:p>248301</text:p>
          </table:table-cell>
          <table:table-cell office:value-type="float" office:value="169414" calcext:value-type="float">
            <text:p>169414</text:p>
          </table:table-cell>
          <table:table-cell office:value-type="float" office:value="2098604" calcext:value-type="float">
            <text:p>209860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8May</text:p>
          </table:table-cell>
          <table:table-cell table:number-columns-repeated="2" office:value-type="float" office:value="190204" calcext:value-type="float">
            <text:p>190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13" calcext:value-type="float">
            <text:p>8313</text:p>
          </table:table-cell>
          <table:table-cell office:value-type="float" office:value="2830" calcext:value-type="float">
            <text:p>2830</text:p>
          </table:table-cell>
          <table:table-cell office:value-type="float" office:value="5258" calcext:value-type="float">
            <text:p>5258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54990" calcext:value-type="float">
            <text:p>54990</text:p>
          </table:table-cell>
          <table:table-cell office:value-type="float" office:value="40645" calcext:value-type="float">
            <text:p>40645</text:p>
          </table:table-cell>
          <table:table-cell office:value-type="float" office:value="53746" calcext:value-type="float">
            <text:p>53746</text:p>
          </table:table-cell>
          <table:table-cell office:value-type="float" office:value="193262" calcext:value-type="float">
            <text:p>193262</text:p>
          </table:table-cell>
          <table:table-cell office:value-type="float" office:value="192242" calcext:value-type="float">
            <text:p>192242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-</text:p>
          </table:table-cell>
          <table:table-cell office:value-type="float" office:value="12074" calcext:value-type="float">
            <text:p>12074</text:p>
          </table:table-cell>
          <table:table-cell office:value-type="float" office:value="1406" calcext:value-type="float">
            <text:p>1406</text:p>
          </table:table-cell>
          <table:table-cell office:value-type="float" office:value="33858" calcext:value-type="float">
            <text:p>33858</text:p>
          </table:table-cell>
          <table:table-cell office:value-type="float" office:value="294346" calcext:value-type="float">
            <text:p>294346</text:p>
          </table:table-cell>
          <table:table-cell office:value-type="float" office:value="945386" calcext:value-type="float">
            <text:p>945386</text:p>
          </table:table-cell>
          <table:table-cell office:value-type="float" office:value="923844" calcext:value-type="float">
            <text:p>923844</text:p>
          </table:table-cell>
          <table:table-cell office:value-type="float" office:value="20883" calcext:value-type="float">
            <text:p>20883</text:p>
          </table:table-cell>
          <table:table-cell office:value-type="float" office:value="660" calcext:value-type="float">
            <text:p>660</text:p>
          </table:table-cell>
          <table:table-cell office:value-type="float" office:value="327426" calcext:value-type="float">
            <text:p>327426</text:p>
          </table:table-cell>
          <table:table-cell office:value-type="float" office:value="67456" calcext:value-type="float">
            <text:p>67456</text:p>
          </table:table-cell>
          <table:table-cell office:value-type="float" office:value="256734" calcext:value-type="float">
            <text:p>256734</text:p>
          </table:table-cell>
          <table:table-cell office:value-type="float" office:value="3237" calcext:value-type="float">
            <text:p>3237</text:p>
          </table:table-cell>
          <table:table-cell office:value-type="float" office:value="17006" calcext:value-type="float">
            <text:p>17006</text:p>
          </table:table-cell>
          <table:table-cell office:value-type="float" office:value="8437" calcext:value-type="float">
            <text:p>8437</text:p>
          </table:table-cell>
          <table:table-cell office:value-type="float" office:value="256255" calcext:value-type="float">
            <text:p>256255</text:p>
          </table:table-cell>
          <table:table-cell office:value-type="float" office:value="452692" calcext:value-type="float">
            <text:p>452692</text:p>
          </table:table-cell>
          <table:table-cell office:value-type="float" office:value="692885" calcext:value-type="float">
            <text:p>692885</text:p>
          </table:table-cell>
          <table:table-cell office:value-type="float" office:value="659998" calcext:value-type="float">
            <text:p>659998</text:p>
          </table:table-cell>
          <table:table-cell office:value-type="float" office:value="590568" calcext:value-type="float">
            <text:p>590568</text:p>
          </table:table-cell>
          <table:table-cell office:value-type="float" office:value="44381" calcext:value-type="float">
            <text:p>44381</text:p>
          </table:table-cell>
          <table:table-cell office:value-type="float" office:value="25048" calcext:value-type="float">
            <text:p>25048</text:p>
          </table:table-cell>
          <table:table-cell office:value-type="float" office:value="102" calcext:value-type="float">
            <text:p>102</text:p>
          </table:table-cell>
          <table:table-cell office:value-type="float" office:value="238868" calcext:value-type="float">
            <text:p>238868</text:p>
          </table:table-cell>
          <table:table-cell office:value-type="float" office:value="251578" calcext:value-type="float">
            <text:p>251578</text:p>
          </table:table-cell>
          <table:table-cell office:value-type="float" office:value="163749" calcext:value-type="float">
            <text:p>163749</text:p>
          </table:table-cell>
          <table:table-cell office:value-type="float" office:value="2007180" calcext:value-type="float">
            <text:p>200718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8Apr</text:p>
          </table:table-cell>
          <table:table-cell table:number-columns-repeated="2" office:value-type="float" office:value="195428" calcext:value-type="float">
            <text:p>195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80" calcext:value-type="float">
            <text:p>8280</text:p>
          </table:table-cell>
          <table:table-cell office:value-type="float" office:value="2961" calcext:value-type="float">
            <text:p>2961</text:p>
          </table:table-cell>
          <table:table-cell office:value-type="float" office:value="5093" calcext:value-type="float">
            <text:p>5093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54785" calcext:value-type="float">
            <text:p>54785</text:p>
          </table:table-cell>
          <table:table-cell office:value-type="float" office:value="41002" calcext:value-type="float">
            <text:p>41002</text:p>
          </table:table-cell>
          <table:table-cell office:value-type="float" office:value="53570" calcext:value-type="float">
            <text:p>53570</text:p>
          </table:table-cell>
          <table:table-cell office:value-type="float" office:value="211466" calcext:value-type="float">
            <text:p>211466</text:p>
          </table:table-cell>
          <table:table-cell office:value-type="float" office:value="210446" calcext:value-type="float">
            <text:p>210446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-</text:p>
          </table:table-cell>
          <table:table-cell office:value-type="float" office:value="12145" calcext:value-type="float">
            <text:p>12145</text:p>
          </table:table-cell>
          <table:table-cell office:value-type="float" office:value="1285" calcext:value-type="float">
            <text:p>1285</text:p>
          </table:table-cell>
          <table:table-cell office:value-type="float" office:value="21218" calcext:value-type="float">
            <text:p>21218</text:p>
          </table:table-cell>
          <table:table-cell office:value-type="float" office:value="299684" calcext:value-type="float">
            <text:p>299684</text:p>
          </table:table-cell>
          <table:table-cell office:value-type="float" office:value="962886" calcext:value-type="float">
            <text:p>962886</text:p>
          </table:table-cell>
          <table:table-cell office:value-type="float" office:value="941341" calcext:value-type="float">
            <text:p>941341</text:p>
          </table:table-cell>
          <table:table-cell office:value-type="float" office:value="20885" calcext:value-type="float">
            <text:p>20885</text:p>
          </table:table-cell>
          <table:table-cell office:value-type="float" office:value="661" calcext:value-type="float">
            <text:p>661</text:p>
          </table:table-cell>
          <table:table-cell office:value-type="float" office:value="320957" calcext:value-type="float">
            <text:p>320957</text:p>
          </table:table-cell>
          <table:table-cell office:value-type="float" office:value="65613" calcext:value-type="float">
            <text:p>65613</text:p>
          </table:table-cell>
          <table:table-cell office:value-type="float" office:value="252176" calcext:value-type="float">
            <text:p>252176</text:p>
          </table:table-cell>
          <table:table-cell office:value-type="float" office:value="3168" calcext:value-type="float">
            <text:p>3168</text:p>
          </table:table-cell>
          <table:table-cell office:value-type="float" office:value="17083" calcext:value-type="float">
            <text:p>17083</text:p>
          </table:table-cell>
          <table:table-cell office:value-type="float" office:value="8422" calcext:value-type="float">
            <text:p>8422</text:p>
          </table:table-cell>
          <table:table-cell office:value-type="float" office:value="255714" calcext:value-type="float">
            <text:p>255714</text:p>
          </table:table-cell>
          <table:table-cell office:value-type="float" office:value="443431" calcext:value-type="float">
            <text:p>443431</text:p>
          </table:table-cell>
          <table:table-cell office:value-type="float" office:value="690556" calcext:value-type="float">
            <text:p>690556</text:p>
          </table:table-cell>
          <table:table-cell office:value-type="float" office:value="686109" calcext:value-type="float">
            <text:p>686109</text:p>
          </table:table-cell>
          <table:table-cell office:value-type="float" office:value="596075" calcext:value-type="float">
            <text:p>596075</text:p>
          </table:table-cell>
          <table:table-cell office:value-type="float" office:value="66887" calcext:value-type="float">
            <text:p>66887</text:p>
          </table:table-cell>
          <table:table-cell office:value-type="float" office:value="23148" calcext:value-type="float">
            <text:p>23148</text:p>
          </table:table-cell>
          <table:table-cell office:value-type="float" office:value="102" calcext:value-type="float">
            <text:p>102</text:p>
          </table:table-cell>
          <table:table-cell office:value-type="float" office:value="236298" calcext:value-type="float">
            <text:p>236298</text:p>
          </table:table-cell>
          <table:table-cell office:value-type="float" office:value="249565" calcext:value-type="float">
            <text:p>249565</text:p>
          </table:table-cell>
          <table:table-cell office:value-type="float" office:value="145841" calcext:value-type="float">
            <text:p>145841</text:p>
          </table:table-cell>
          <table:table-cell office:value-type="float" office:value="2008471" calcext:value-type="float">
            <text:p>200847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8Mar</text:p>
          </table:table-cell>
          <table:table-cell table:number-columns-repeated="2" office:value-type="float" office:value="182825" calcext:value-type="float">
            <text:p>182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office:value-type="float" office:value="2917" calcext:value-type="float">
            <text:p>2917</text:p>
          </table:table-cell>
          <table:table-cell office:value-type="float" office:value="5048" calcext:value-type="float">
            <text:p>5048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54513" calcext:value-type="float">
            <text:p>54513</text:p>
          </table:table-cell>
          <table:table-cell office:value-type="float" office:value="41157" calcext:value-type="float">
            <text:p>41157</text:p>
          </table:table-cell>
          <table:table-cell office:value-type="float" office:value="52851" calcext:value-type="float">
            <text:p>52851</text:p>
          </table:table-cell>
          <table:table-cell office:value-type="float" office:value="207436" calcext:value-type="float">
            <text:p>207436</text:p>
          </table:table-cell>
          <table:table-cell office:value-type="float" office:value="206401" calcext:value-type="float">
            <text:p>206401</text:p>
          </table:table-cell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-</text:p>
          </table:table-cell>
          <table:table-cell office:value-type="float" office:value="12968" calcext:value-type="float">
            <text:p>12968</text:p>
          </table:table-cell>
          <table:table-cell office:value-type="float" office:value="1112" calcext:value-type="float">
            <text:p>1112</text:p>
          </table:table-cell>
          <table:table-cell office:value-type="float" office:value="12508" calcext:value-type="float">
            <text:p>12508</text:p>
          </table:table-cell>
          <table:table-cell office:value-type="float" office:value="286875" calcext:value-type="float">
            <text:p>286875</text:p>
          </table:table-cell>
          <table:table-cell office:value-type="float" office:value="976758" calcext:value-type="float">
            <text:p>976758</text:p>
          </table:table-cell>
          <table:table-cell office:value-type="float" office:value="954608" calcext:value-type="float">
            <text:p>954608</text:p>
          </table:table-cell>
          <table:table-cell office:value-type="float" office:value="21489" calcext:value-type="float">
            <text:p>21489</text:p>
          </table:table-cell>
          <table:table-cell office:value-type="float" office:value="661" calcext:value-type="float">
            <text:p>661</text:p>
          </table:table-cell>
          <table:table-cell office:value-type="float" office:value="317829" calcext:value-type="float">
            <text:p>317829</text:p>
          </table:table-cell>
          <table:table-cell office:value-type="float" office:value="62746" calcext:value-type="float">
            <text:p>62746</text:p>
          </table:table-cell>
          <table:table-cell office:value-type="float" office:value="252118" calcext:value-type="float">
            <text:p>252118</text:p>
          </table:table-cell>
          <table:table-cell office:value-type="float" office:value="2965" calcext:value-type="float">
            <text:p>2965</text:p>
          </table:table-cell>
          <table:table-cell office:value-type="float" office:value="16652" calcext:value-type="float">
            <text:p>16652</text:p>
          </table:table-cell>
          <table:table-cell office:value-type="float" office:value="8415" calcext:value-type="float">
            <text:p>8415</text:p>
          </table:table-cell>
          <table:table-cell office:value-type="float" office:value="247727" calcext:value-type="float">
            <text:p>247727</text:p>
          </table:table-cell>
          <table:table-cell office:value-type="float" office:value="450531" calcext:value-type="float">
            <text:p>450531</text:p>
          </table:table-cell>
          <table:table-cell office:value-type="float" office:value="681915" calcext:value-type="float">
            <text:p>681915</text:p>
          </table:table-cell>
          <table:table-cell office:value-type="float" office:value="706193" calcext:value-type="float">
            <text:p>706193</text:p>
          </table:table-cell>
          <table:table-cell office:value-type="float" office:value="625027" calcext:value-type="float">
            <text:p>625027</text:p>
          </table:table-cell>
          <table:table-cell office:value-type="float" office:value="60401" calcext:value-type="float">
            <text:p>60401</text:p>
          </table:table-cell>
          <table:table-cell office:value-type="float" office:value="20765" calcext:value-type="float">
            <text:p>20765</text:p>
          </table:table-cell>
          <table:table-cell office:value-type="float" office:value="102" calcext:value-type="float">
            <text:p>102</text:p>
          </table:table-cell>
          <table:table-cell office:value-type="float" office:value="249555" calcext:value-type="float">
            <text:p>249555</text:p>
          </table:table-cell>
          <table:table-cell office:value-type="float" office:value="250971" calcext:value-type="float">
            <text:p>250971</text:p>
          </table:table-cell>
          <table:table-cell office:value-type="float" office:value="129158" calcext:value-type="float">
            <text:p>129158</text:p>
          </table:table-cell>
          <table:table-cell office:value-type="float" office:value="2017894" calcext:value-type="float">
            <text:p>201789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8Feb</text:p>
          </table:table-cell>
          <table:table-cell table:number-columns-repeated="2" office:value-type="float" office:value="175353" calcext:value-type="float">
            <text:p>175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6" calcext:value-type="float">
            <text:p>8176</text:p>
          </table:table-cell>
          <table:table-cell office:value-type="float" office:value="2884" calcext:value-type="float">
            <text:p>2884</text:p>
          </table:table-cell>
          <table:table-cell office:value-type="float" office:value="5064" calcext:value-type="float">
            <text:p>5064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53408" calcext:value-type="float">
            <text:p>53408</text:p>
          </table:table-cell>
          <table:table-cell office:value-type="float" office:value="43149" calcext:value-type="float">
            <text:p>43149</text:p>
          </table:table-cell>
          <table:table-cell office:value-type="float" office:value="52300" calcext:value-type="float">
            <text:p>52300</text:p>
          </table:table-cell>
          <table:table-cell office:value-type="float" office:value="210465" calcext:value-type="float">
            <text:p>210465</text:p>
          </table:table-cell>
          <table:table-cell office:value-type="float" office:value="209415" calcext:value-type="float">
            <text:p>209415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14275" calcext:value-type="float">
            <text:p>14275</text:p>
          </table:table-cell>
          <table:table-cell office:value-type="float" office:value="916" calcext:value-type="float">
            <text:p>916</text:p>
          </table:table-cell>
          <table:table-cell office:value-type="float" office:value="2316" calcext:value-type="float">
            <text:p>2316</text:p>
          </table:table-cell>
          <table:table-cell office:value-type="float" office:value="280272" calcext:value-type="float">
            <text:p>280272</text:p>
          </table:table-cell>
          <table:table-cell office:value-type="float" office:value="912427" calcext:value-type="float">
            <text:p>912427</text:p>
          </table:table-cell>
          <table:table-cell office:value-type="float" office:value="890273" calcext:value-type="float">
            <text:p>890273</text:p>
          </table:table-cell>
          <table:table-cell office:value-type="float" office:value="21490" calcext:value-type="float">
            <text:p>21490</text:p>
          </table:table-cell>
          <table:table-cell office:value-type="float" office:value="664" calcext:value-type="float">
            <text:p>664</text:p>
          </table:table-cell>
          <table:table-cell office:value-type="float" office:value="317651" calcext:value-type="float">
            <text:p>317651</text:p>
          </table:table-cell>
          <table:table-cell office:value-type="float" office:value="62336" calcext:value-type="float">
            <text:p>62336</text:p>
          </table:table-cell>
          <table:table-cell office:value-type="float" office:value="252378" calcext:value-type="float">
            <text:p>252378</text:p>
          </table:table-cell>
          <table:table-cell office:value-type="float" office:value="2938" calcext:value-type="float">
            <text:p>2938</text:p>
          </table:table-cell>
          <table:table-cell office:value-type="float" office:value="17048" calcext:value-type="float">
            <text:p>17048</text:p>
          </table:table-cell>
          <table:table-cell office:value-type="float" office:value="8408" calcext:value-type="float">
            <text:p>8408</text:p>
          </table:table-cell>
          <table:table-cell office:value-type="float" office:value="246525" calcext:value-type="float">
            <text:p>246525</text:p>
          </table:table-cell>
          <table:table-cell office:value-type="float" office:value="463744" calcext:value-type="float">
            <text:p>463744</text:p>
          </table:table-cell>
          <table:table-cell office:value-type="float" office:value="674708" calcext:value-type="float">
            <text:p>674708</text:p>
          </table:table-cell>
          <table:table-cell office:value-type="float" office:value="655568" calcext:value-type="float">
            <text:p>655568</text:p>
          </table:table-cell>
          <table:table-cell office:value-type="float" office:value="578678" calcext:value-type="float">
            <text:p>578678</text:p>
          </table:table-cell>
          <table:table-cell office:value-type="float" office:value="53747" calcext:value-type="float">
            <text:p>53747</text:p>
          </table:table-cell>
          <table:table-cell office:value-type="float" office:value="23143" calcext:value-type="float">
            <text:p>23143</text:p>
          </table:table-cell>
          <table:table-cell office:value-type="float" office:value="102" calcext:value-type="float">
            <text:p>102</text:p>
          </table:table-cell>
          <table:table-cell office:value-type="float" office:value="268687" calcext:value-type="float">
            <text:p>268687</text:p>
          </table:table-cell>
          <table:table-cell office:value-type="float" office:value="253395" calcext:value-type="float">
            <text:p>253395</text:p>
          </table:table-cell>
          <table:table-cell office:value-type="float" office:value="113316" calcext:value-type="float">
            <text:p>113316</text:p>
          </table:table-cell>
          <table:table-cell office:value-type="float" office:value="1965775" calcext:value-type="float">
            <text:p>196577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8Jan</text:p>
          </table:table-cell>
          <table:table-cell table:number-columns-repeated="2" office:value-type="float" office:value="176262" calcext:value-type="float">
            <text:p>176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69" calcext:value-type="float">
            <text:p>8369</text:p>
          </table:table-cell>
          <table:table-cell office:value-type="float" office:value="2861" calcext:value-type="float">
            <text:p>2861</text:p>
          </table:table-cell>
          <table:table-cell office:value-type="float" office:value="5288" calcext:value-type="float">
            <text:p>5288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3124" calcext:value-type="float">
            <text:p>53124</text:p>
          </table:table-cell>
          <table:table-cell office:value-type="float" office:value="43301" calcext:value-type="float">
            <text:p>43301</text:p>
          </table:table-cell>
          <table:table-cell office:value-type="float" office:value="52031" calcext:value-type="float">
            <text:p>52031</text:p>
          </table:table-cell>
          <table:table-cell office:value-type="float" office:value="198225" calcext:value-type="float">
            <text:p>198225</text:p>
          </table:table-cell>
          <table:table-cell office:value-type="float" office:value="197175" calcext:value-type="float">
            <text:p>197175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14373" calcext:value-type="float">
            <text:p>14373</text:p>
          </table:table-cell>
          <table:table-cell office:value-type="float" office:value="787" calcext:value-type="float">
            <text:p>787</text:p>
          </table:table-cell>
          <table:table-cell office:value-type="float" office:value="15826" calcext:value-type="float">
            <text:p>15826</text:p>
          </table:table-cell>
          <table:table-cell office:value-type="float" office:value="281242" calcext:value-type="float">
            <text:p>281242</text:p>
          </table:table-cell>
          <table:table-cell office:value-type="float" office:value="896522" calcext:value-type="float">
            <text:p>896522</text:p>
          </table:table-cell>
          <table:table-cell office:value-type="float" office:value="874354" calcext:value-type="float">
            <text:p>874354</text:p>
          </table:table-cell>
          <table:table-cell office:value-type="float" office:value="21509" calcext:value-type="float">
            <text:p>21509</text:p>
          </table:table-cell>
          <table:table-cell office:value-type="float" office:value="659" calcext:value-type="float">
            <text:p>659</text:p>
          </table:table-cell>
          <table:table-cell office:value-type="float" office:value="311805" calcext:value-type="float">
            <text:p>311805</text:p>
          </table:table-cell>
          <table:table-cell office:value-type="float" office:value="62108" calcext:value-type="float">
            <text:p>62108</text:p>
          </table:table-cell>
          <table:table-cell office:value-type="float" office:value="247007" calcext:value-type="float">
            <text:p>247007</text:p>
          </table:table-cell>
          <table:table-cell office:value-type="float" office:value="2690" calcext:value-type="float">
            <text:p>2690</text:p>
          </table:table-cell>
          <table:table-cell office:value-type="float" office:value="16766" calcext:value-type="float">
            <text:p>16766</text:p>
          </table:table-cell>
          <table:table-cell office:value-type="float" office:value="8442" calcext:value-type="float">
            <text:p>8442</text:p>
          </table:table-cell>
          <table:table-cell office:value-type="float" office:value="242813" calcext:value-type="float">
            <text:p>242813</text:p>
          </table:table-cell>
          <table:table-cell office:value-type="float" office:value="463635" calcext:value-type="float">
            <text:p>463635</text:p>
          </table:table-cell>
          <table:table-cell office:value-type="float" office:value="671310" calcext:value-type="float">
            <text:p>671310</text:p>
          </table:table-cell>
          <table:table-cell office:value-type="float" office:value="628701" calcext:value-type="float">
            <text:p>628701</text:p>
          </table:table-cell>
          <table:table-cell office:value-type="float" office:value="553181" calcext:value-type="float">
            <text:p>553181</text:p>
          </table:table-cell>
          <table:table-cell office:value-type="float" office:value="54563" calcext:value-type="float">
            <text:p>54563</text:p>
          </table:table-cell>
          <table:table-cell office:value-type="float" office:value="20957" calcext:value-type="float">
            <text:p>20957</text:p>
          </table:table-cell>
          <table:table-cell office:value-type="float" office:value="102" calcext:value-type="float">
            <text:p>102</text:p>
          </table:table-cell>
          <table:table-cell office:value-type="float" office:value="262380" calcext:value-type="float">
            <text:p>262380</text:p>
          </table:table-cell>
          <table:table-cell office:value-type="float" office:value="252976" calcext:value-type="float">
            <text:p>252976</text:p>
          </table:table-cell>
          <table:table-cell office:value-type="float" office:value="124495" calcext:value-type="float">
            <text:p>124495</text:p>
          </table:table-cell>
          <table:table-cell office:value-type="float" office:value="1939963" calcext:value-type="float">
            <text:p>193996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7Dec</text:p>
          </table:table-cell>
          <table:table-cell table:number-columns-repeated="2" office:value-type="float" office:value="149957" calcext:value-type="float">
            <text:p>149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40" calcext:value-type="float">
            <text:p>8540</text:p>
          </table:table-cell>
          <table:table-cell office:value-type="float" office:value="2987" calcext:value-type="float">
            <text:p>2987</text:p>
          </table:table-cell>
          <table:table-cell office:value-type="float" office:value="5354" calcext:value-type="float">
            <text:p>5354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55695" calcext:value-type="float">
            <text:p>55695</text:p>
          </table:table-cell>
          <table:table-cell office:value-type="float" office:value="39646" calcext:value-type="float">
            <text:p>39646</text:p>
          </table:table-cell>
          <table:table-cell office:value-type="float" office:value="54131" calcext:value-type="float">
            <text:p>54131</text:p>
          </table:table-cell>
          <table:table-cell office:value-type="float" office:value="169688" calcext:value-type="float">
            <text:p>169688</text:p>
          </table:table-cell>
          <table:table-cell office:value-type="float" office:value="168638" calcext:value-type="float">
            <text:p>168638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12990" calcext:value-type="float">
            <text:p>12990</text:p>
          </table:table-cell>
          <table:table-cell office:value-type="float" office:value="1978" calcext:value-type="float">
            <text:p>1978</text:p>
          </table:table-cell>
          <table:table-cell office:value-type="float" office:value="15238" calcext:value-type="float">
            <text:p>15238</text:p>
          </table:table-cell>
          <table:table-cell office:value-type="float" office:value="254025" calcext:value-type="float">
            <text:p>254025</text:p>
          </table:table-cell>
          <table:table-cell office:value-type="float" office:value="1038653" calcext:value-type="float">
            <text:p>1038653</text:p>
          </table:table-cell>
          <table:table-cell office:value-type="float" office:value="1018151" calcext:value-type="float">
            <text:p>1018151</text:p>
          </table:table-cell>
          <table:table-cell office:value-type="float" office:value="19869" calcext:value-type="float">
            <text:p>19869</text:p>
          </table:table-cell>
          <table:table-cell office:value-type="float" office:value="633" calcext:value-type="float">
            <text:p>633</text:p>
          </table:table-cell>
          <table:table-cell office:value-type="float" office:value="300517" calcext:value-type="float">
            <text:p>300517</text:p>
          </table:table-cell>
          <table:table-cell office:value-type="float" office:value="57178" calcext:value-type="float">
            <text:p>57178</text:p>
          </table:table-cell>
          <table:table-cell office:value-type="float" office:value="240695" calcext:value-type="float">
            <text:p>240695</text:p>
          </table:table-cell>
          <table:table-cell office:value-type="float" office:value="2644" calcext:value-type="float">
            <text:p>2644</text:p>
          </table:table-cell>
          <table:table-cell office:value-type="float" office:value="17897" calcext:value-type="float">
            <text:p>17897</text:p>
          </table:table-cell>
          <table:table-cell office:value-type="float" office:value="8369" calcext:value-type="float">
            <text:p>8369</text:p>
          </table:table-cell>
          <table:table-cell office:value-type="float" office:value="249423" calcext:value-type="float">
            <text:p>249423</text:p>
          </table:table-cell>
          <table:table-cell office:value-type="float" office:value="431552" calcext:value-type="float">
            <text:p>431552</text:p>
          </table:table-cell>
          <table:table-cell office:value-type="float" office:value="697124" calcext:value-type="float">
            <text:p>697124</text:p>
          </table:table-cell>
          <table:table-cell office:value-type="float" office:value="740966" calcext:value-type="float">
            <text:p>740966</text:p>
          </table:table-cell>
          <table:table-cell office:value-type="float" office:value="698554" calcext:value-type="float">
            <text:p>698554</text:p>
          </table:table-cell>
          <table:table-cell office:value-type="float" office:value="23870" calcext:value-type="float">
            <text:p>23870</text:p>
          </table:table-cell>
          <table:table-cell office:value-type="float" office:value="18542" calcext:value-type="float">
            <text:p>18542</text:p>
          </table:table-cell>
          <table:table-cell office:value-type="float" office:value="102" calcext:value-type="float">
            <text:p>102</text:p>
          </table:table-cell>
          <table:table-cell office:value-type="float" office:value="239414" calcext:value-type="float">
            <text:p>239414</text:p>
          </table:table-cell>
          <table:table-cell office:value-type="float" office:value="253376" calcext:value-type="float">
            <text:p>253376</text:p>
          </table:table-cell>
          <table:table-cell office:value-type="float" office:value="115428" calcext:value-type="float">
            <text:p>115428</text:p>
          </table:table-cell>
          <table:table-cell office:value-type="float" office:value="2046409" calcext:value-type="float">
            <text:p>204640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7Nov</text:p>
          </table:table-cell>
          <table:table-cell table:number-columns-repeated="2" office:value-type="float" office:value="130872" calcext:value-type="float">
            <text:p>130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82" calcext:value-type="float">
            <text:p>8482</text:p>
          </table:table-cell>
          <table:table-cell office:value-type="float" office:value="2939" calcext:value-type="float">
            <text:p>2939</text:p>
          </table:table-cell>
          <table:table-cell office:value-type="float" office:value="5344" calcext:value-type="float">
            <text:p>5344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53053" calcext:value-type="float">
            <text:p>53053</text:p>
          </table:table-cell>
          <table:table-cell office:value-type="float" office:value="39777" calcext:value-type="float">
            <text:p>39777</text:p>
          </table:table-cell>
          <table:table-cell office:value-type="float" office:value="51652" calcext:value-type="float">
            <text:p>51652</text:p>
          </table:table-cell>
          <table:table-cell office:value-type="float" office:value="165048" calcext:value-type="float">
            <text:p>165048</text:p>
          </table:table-cell>
          <table:table-cell office:value-type="float" office:value="163998" calcext:value-type="float">
            <text:p>163998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11951" calcext:value-type="float">
            <text:p>11951</text:p>
          </table:table-cell>
          <table:table-cell office:value-type="float" office:value="2204" calcext:value-type="float">
            <text:p>2204</text:p>
          </table:table-cell>
          <table:table-cell office:value-type="float" office:value="1513" calcext:value-type="float">
            <text:p>1513</text:p>
          </table:table-cell>
          <table:table-cell office:value-type="float" office:value="232368" calcext:value-type="float">
            <text:p>232368</text:p>
          </table:table-cell>
          <table:table-cell office:value-type="float" office:value="820013" calcext:value-type="float">
            <text:p>820013</text:p>
          </table:table-cell>
          <table:table-cell office:value-type="float" office:value="799536" calcext:value-type="float">
            <text:p>799536</text:p>
          </table:table-cell>
          <table:table-cell office:value-type="float" office:value="19845" calcext:value-type="float">
            <text:p>19845</text:p>
          </table:table-cell>
          <table:table-cell office:value-type="float" office:value="632" calcext:value-type="float">
            <text:p>632</text:p>
          </table:table-cell>
          <table:table-cell office:value-type="float" office:value="297303" calcext:value-type="float">
            <text:p>297303</text:p>
          </table:table-cell>
          <table:table-cell office:value-type="float" office:value="55814" calcext:value-type="float">
            <text:p>55814</text:p>
          </table:table-cell>
          <table:table-cell office:value-type="float" office:value="238693" calcext:value-type="float">
            <text:p>238693</text:p>
          </table:table-cell>
          <table:table-cell office:value-type="float" office:value="2796" calcext:value-type="float">
            <text:p>2796</text:p>
          </table:table-cell>
          <table:table-cell office:value-type="float" office:value="18088" calcext:value-type="float">
            <text:p>18088</text:p>
          </table:table-cell>
          <table:table-cell office:value-type="float" office:value="8703" calcext:value-type="float">
            <text:p>8703</text:p>
          </table:table-cell>
          <table:table-cell office:value-type="float" office:value="247374" calcext:value-type="float">
            <text:p>247374</text:p>
          </table:table-cell>
          <table:table-cell office:value-type="float" office:value="414541" calcext:value-type="float">
            <text:p>414541</text:p>
          </table:table-cell>
          <table:table-cell office:value-type="float" office:value="665608" calcext:value-type="float">
            <text:p>665608</text:p>
          </table:table-cell>
          <table:table-cell office:value-type="float" office:value="570107" calcext:value-type="float">
            <text:p>570107</text:p>
          </table:table-cell>
          <table:table-cell office:value-type="float" office:value="497777" calcext:value-type="float">
            <text:p>497777</text:p>
          </table:table-cell>
          <table:table-cell office:value-type="float" office:value="48238" calcext:value-type="float">
            <text:p>48238</text:p>
          </table:table-cell>
          <table:table-cell office:value-type="float" office:value="24092" calcext:value-type="float">
            <text:p>24092</text:p>
          </table:table-cell>
          <table:table-cell office:value-type="float" office:value="108" calcext:value-type="float">
            <text:p>108</text:p>
          </table:table-cell>
          <table:table-cell office:value-type="float" office:value="230059" calcext:value-type="float">
            <text:p>230059</text:p>
          </table:table-cell>
          <table:table-cell office:value-type="float" office:value="249643" calcext:value-type="float">
            <text:p>249643</text:p>
          </table:table-cell>
          <table:table-cell office:value-type="float" office:value="90496" calcext:value-type="float">
            <text:p>90496</text:p>
          </table:table-cell>
          <table:table-cell office:value-type="float" office:value="1806021" calcext:value-type="float">
            <text:p>180602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7Oct</text:p>
          </table:table-cell>
          <table:table-cell table:number-columns-repeated="2" office:value-type="float" office:value="138146" calcext:value-type="float">
            <text:p>138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3" calcext:value-type="float">
            <text:p>8393</text:p>
          </table:table-cell>
          <table:table-cell office:value-type="float" office:value="2901" calcext:value-type="float">
            <text:p>2901</text:p>
          </table:table-cell>
          <table:table-cell office:value-type="float" office:value="5293" calcext:value-type="float">
            <text:p>5293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52205" calcext:value-type="float">
            <text:p>52205</text:p>
          </table:table-cell>
          <table:table-cell office:value-type="float" office:value="40058" calcext:value-type="float">
            <text:p>40058</text:p>
          </table:table-cell>
          <table:table-cell office:value-type="float" office:value="51343" calcext:value-type="float">
            <text:p>51343</text:p>
          </table:table-cell>
          <table:table-cell office:value-type="float" office:value="172105" calcext:value-type="float">
            <text:p>172105</text:p>
          </table:table-cell>
          <table:table-cell office:value-type="float" office:value="171055" calcext:value-type="float">
            <text:p>171055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12267" calcext:value-type="float">
            <text:p>12267</text:p>
          </table:table-cell>
          <table:table-cell office:value-type="float" office:value="1569" calcext:value-type="float">
            <text:p>1569</text:p>
          </table:table-cell>
          <table:table-cell office:value-type="float" office:value="1697" calcext:value-type="float">
            <text:p>1697</text:p>
          </table:table-cell>
          <table:table-cell office:value-type="float" office:value="238981" calcext:value-type="float">
            <text:p>238981</text:p>
          </table:table-cell>
          <table:table-cell office:value-type="float" office:value="803443" calcext:value-type="float">
            <text:p>803443</text:p>
          </table:table-cell>
          <table:table-cell office:value-type="float" office:value="782957" calcext:value-type="float">
            <text:p>782957</text:p>
          </table:table-cell>
          <table:table-cell office:value-type="float" office:value="19853" calcext:value-type="float">
            <text:p>19853</text:p>
          </table:table-cell>
          <table:table-cell office:value-type="float" office:value="633" calcext:value-type="float">
            <text:p>633</text:p>
          </table:table-cell>
          <table:table-cell office:value-type="float" office:value="293199" calcext:value-type="float">
            <text:p>293199</text:p>
          </table:table-cell>
          <table:table-cell office:value-type="float" office:value="54065" calcext:value-type="float">
            <text:p>54065</text:p>
          </table:table-cell>
          <table:table-cell office:value-type="float" office:value="236252" calcext:value-type="float">
            <text:p>236252</text:p>
          </table:table-cell>
          <table:table-cell office:value-type="float" office:value="2882" calcext:value-type="float">
            <text:p>2882</text:p>
          </table:table-cell>
          <table:table-cell office:value-type="float" office:value="18438" calcext:value-type="float">
            <text:p>18438</text:p>
          </table:table-cell>
          <table:table-cell office:value-type="float" office:value="8684" calcext:value-type="float">
            <text:p>8684</text:p>
          </table:table-cell>
          <table:table-cell office:value-type="float" office:value="246413" calcext:value-type="float">
            <text:p>246413</text:p>
          </table:table-cell>
          <table:table-cell office:value-type="float" office:value="414515" calcext:value-type="float">
            <text:p>414515</text:p>
          </table:table-cell>
          <table:table-cell office:value-type="float" office:value="661949" calcext:value-type="float">
            <text:p>661949</text:p>
          </table:table-cell>
          <table:table-cell office:value-type="float" office:value="561268" calcext:value-type="float">
            <text:p>561268</text:p>
          </table:table-cell>
          <table:table-cell office:value-type="float" office:value="484060" calcext:value-type="float">
            <text:p>484060</text:p>
          </table:table-cell>
          <table:table-cell office:value-type="float" office:value="54888" calcext:value-type="float">
            <text:p>54888</text:p>
          </table:table-cell>
          <table:table-cell office:value-type="float" office:value="22320" calcext:value-type="float">
            <text:p>22320</text:p>
          </table:table-cell>
          <table:table-cell office:value-type="float" office:value="108" calcext:value-type="float">
            <text:p>108</text:p>
          </table:table-cell>
          <table:table-cell office:value-type="float" office:value="234134" calcext:value-type="float">
            <text:p>234134</text:p>
          </table:table-cell>
          <table:table-cell office:value-type="float" office:value="247941" calcext:value-type="float">
            <text:p>247941</text:p>
          </table:table-cell>
          <table:table-cell office:value-type="float" office:value="79288" calcext:value-type="float">
            <text:p>79288</text:p>
          </table:table-cell>
          <table:table-cell office:value-type="float" office:value="1784687" calcext:value-type="float">
            <text:p>178468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7Sep</text:p>
          </table:table-cell>
          <table:table-cell table:number-columns-repeated="2" office:value-type="float" office:value="105661" calcext:value-type="float">
            <text:p>105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60" calcext:value-type="float">
            <text:p>8260</text:p>
          </table:table-cell>
          <table:table-cell office:value-type="float" office:value="2827" calcext:value-type="float">
            <text:p>2827</text:p>
          </table:table-cell>
          <table:table-cell office:value-type="float" office:value="5234" calcext:value-type="float">
            <text:p>5234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52377" calcext:value-type="float">
            <text:p>52377</text:p>
          </table:table-cell>
          <table:table-cell office:value-type="float" office:value="40763" calcext:value-type="float">
            <text:p>40763</text:p>
          </table:table-cell>
          <table:table-cell office:value-type="float" office:value="50980" calcext:value-type="float">
            <text:p>50980</text:p>
          </table:table-cell>
          <table:table-cell office:value-type="float" office:value="140277" calcext:value-type="float">
            <text:p>140277</text:p>
          </table:table-cell>
          <table:table-cell office:value-type="float" office:value="139212" calcext:value-type="float">
            <text:p>139212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-</text:p>
          </table:table-cell>
          <table:table-cell office:value-type="float" office:value="12406" calcext:value-type="float">
            <text:p>12406</text:p>
          </table:table-cell>
          <table:table-cell office:value-type="float" office:value="1459" calcext:value-type="float">
            <text:p>1459</text:p>
          </table:table-cell>
          <table:table-cell office:value-type="float" office:value="2119" calcext:value-type="float">
            <text:p>2119</text:p>
          </table:table-cell>
          <table:table-cell office:value-type="float" office:value="207241" calcext:value-type="float">
            <text:p>207241</text:p>
          </table:table-cell>
          <table:table-cell office:value-type="float" office:value="754733" calcext:value-type="float">
            <text:p>754733</text:p>
          </table:table-cell>
          <table:table-cell office:value-type="float" office:value="734235" calcext:value-type="float">
            <text:p>734235</text:p>
          </table:table-cell>
          <table:table-cell office:value-type="float" office:value="19865" calcext:value-type="float">
            <text:p>19865</text:p>
          </table:table-cell>
          <table:table-cell office:value-type="float" office:value="633" calcext:value-type="float">
            <text:p>633</text:p>
          </table:table-cell>
          <table:table-cell office:value-type="float" office:value="284922" calcext:value-type="float">
            <text:p>284922</text:p>
          </table:table-cell>
          <table:table-cell office:value-type="float" office:value="53786" calcext:value-type="float">
            <text:p>53786</text:p>
          </table:table-cell>
          <table:table-cell office:value-type="float" office:value="228241" calcext:value-type="float">
            <text:p>228241</text:p>
          </table:table-cell>
          <table:table-cell office:value-type="float" office:value="2896" calcext:value-type="float">
            <text:p>2896</text:p>
          </table:table-cell>
          <table:table-cell office:value-type="float" office:value="18193" calcext:value-type="float">
            <text:p>18193</text:p>
          </table:table-cell>
          <table:table-cell office:value-type="float" office:value="8647" calcext:value-type="float">
            <text:p>8647</text:p>
          </table:table-cell>
          <table:table-cell office:value-type="float" office:value="241939" calcext:value-type="float">
            <text:p>241939</text:p>
          </table:table-cell>
          <table:table-cell office:value-type="float" office:value="398958" calcext:value-type="float">
            <text:p>398958</text:p>
          </table:table-cell>
          <table:table-cell office:value-type="float" office:value="657281" calcext:value-type="float">
            <text:p>657281</text:p>
          </table:table-cell>
          <table:table-cell office:value-type="float" office:value="510629" calcext:value-type="float">
            <text:p>510629</text:p>
          </table:table-cell>
          <table:table-cell office:value-type="float" office:value="440328" calcext:value-type="float">
            <text:p>440328</text:p>
          </table:table-cell>
          <table:table-cell office:value-type="float" office:value="51728" calcext:value-type="float">
            <text:p>51728</text:p>
          </table:table-cell>
          <table:table-cell office:value-type="float" office:value="18574" calcext:value-type="float">
            <text:p>18574</text:p>
          </table:table-cell>
          <table:table-cell office:value-type="float" office:value="108" calcext:value-type="float">
            <text:p>108</text:p>
          </table:table-cell>
          <table:table-cell office:value-type="float" office:value="225464" calcext:value-type="float">
            <text:p>225464</text:p>
          </table:table-cell>
          <table:table-cell office:value-type="float" office:value="246744" calcext:value-type="float">
            <text:p>246744</text:p>
          </table:table-cell>
          <table:table-cell office:value-type="float" office:value="67163" calcext:value-type="float">
            <text:p>67163</text:p>
          </table:table-cell>
          <table:table-cell office:value-type="float" office:value="1707388" calcext:value-type="float">
            <text:p>170738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7Aug</text:p>
          </table:table-cell>
          <table:table-cell table:number-columns-repeated="2" office:value-type="float" office:value="122544" calcext:value-type="float">
            <text:p>122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20" calcext:value-type="float">
            <text:p>8220</text:p>
          </table:table-cell>
          <table:table-cell office:value-type="float" office:value="2920" calcext:value-type="float">
            <text:p>2920</text:p>
          </table:table-cell>
          <table:table-cell office:value-type="float" office:value="5101" calcext:value-type="float">
            <text:p>5101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51853" calcext:value-type="float">
            <text:p>51853</text:p>
          </table:table-cell>
          <table:table-cell office:value-type="float" office:value="40823" calcext:value-type="float">
            <text:p>40823</text:p>
          </table:table-cell>
          <table:table-cell office:value-type="float" office:value="50972" calcext:value-type="float">
            <text:p>50972</text:p>
          </table:table-cell>
          <table:table-cell office:value-type="float" office:value="156655" calcext:value-type="float">
            <text:p>156655</text:p>
          </table:table-cell>
          <table:table-cell office:value-type="float" office:value="155575" calcext:value-type="float">
            <text:p>155575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</text:p>
          </table:table-cell>
          <table:table-cell office:value-type="float" office:value="12227" calcext:value-type="float">
            <text:p>12227</text:p>
          </table:table-cell>
          <table:table-cell office:value-type="float" office:value="1317" calcext:value-type="float">
            <text:p>1317</text:p>
          </table:table-cell>
          <table:table-cell office:value-type="float" office:value="2446" calcext:value-type="float">
            <text:p>2446</text:p>
          </table:table-cell>
          <table:table-cell office:value-type="float" office:value="223617" calcext:value-type="float">
            <text:p>223617</text:p>
          </table:table-cell>
          <table:table-cell office:value-type="float" office:value="730544" calcext:value-type="float">
            <text:p>730544</text:p>
          </table:table-cell>
          <table:table-cell office:value-type="float" office:value="710080" calcext:value-type="float">
            <text:p>710080</text:p>
          </table:table-cell>
          <table:table-cell office:value-type="float" office:value="19829" calcext:value-type="float">
            <text:p>19829</text:p>
          </table:table-cell>
          <table:table-cell office:value-type="float" office:value="634" calcext:value-type="float">
            <text:p>634</text:p>
          </table:table-cell>
          <table:table-cell office:value-type="float" office:value="277409" calcext:value-type="float">
            <text:p>277409</text:p>
          </table:table-cell>
          <table:table-cell office:value-type="float" office:value="48527" calcext:value-type="float">
            <text:p>48527</text:p>
          </table:table-cell>
          <table:table-cell office:value-type="float" office:value="226044" calcext:value-type="float">
            <text:p>226044</text:p>
          </table:table-cell>
          <table:table-cell office:value-type="float" office:value="2839" calcext:value-type="float">
            <text:p>2839</text:p>
          </table:table-cell>
          <table:table-cell office:value-type="float" office:value="18076" calcext:value-type="float">
            <text:p>18076</text:p>
          </table:table-cell>
          <table:table-cell office:value-type="float" office:value="8654" calcext:value-type="float">
            <text:p>8654</text:p>
          </table:table-cell>
          <table:table-cell office:value-type="float" office:value="239496" calcext:value-type="float">
            <text:p>239496</text:p>
          </table:table-cell>
          <table:table-cell office:value-type="float" office:value="376634" calcext:value-type="float">
            <text:p>376634</text:p>
          </table:table-cell>
          <table:table-cell office:value-type="float" office:value="657090" calcext:value-type="float">
            <text:p>657090</text:p>
          </table:table-cell>
          <table:table-cell office:value-type="float" office:value="482389" calcext:value-type="float">
            <text:p>482389</text:p>
          </table:table-cell>
          <table:table-cell office:value-type="float" office:value="412556" calcext:value-type="float">
            <text:p>412556</text:p>
          </table:table-cell>
          <table:table-cell office:value-type="float" office:value="52927" calcext:value-type="float">
            <text:p>52927</text:p>
          </table:table-cell>
          <table:table-cell office:value-type="float" office:value="16906" calcext:value-type="float">
            <text:p>16906</text:p>
          </table:table-cell>
          <table:table-cell office:value-type="float" office:value="111" calcext:value-type="float">
            <text:p>111</text:p>
          </table:table-cell>
          <table:table-cell office:value-type="float" office:value="215023" calcext:value-type="float">
            <text:p>215023</text:p>
          </table:table-cell>
          <table:table-cell office:value-type="float" office:value="241930" calcext:value-type="float">
            <text:p>241930</text:p>
          </table:table-cell>
          <table:table-cell office:value-type="float" office:value="54269" calcext:value-type="float">
            <text:p>54269</text:p>
          </table:table-cell>
          <table:table-cell office:value-type="float" office:value="1650812" calcext:value-type="float">
            <text:p>165081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7Jul</text:p>
          </table:table-cell>
          <table:table-cell table:number-columns-repeated="2" office:value-type="float" office:value="106425" calcext:value-type="float">
            <text:p>106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8" calcext:value-type="float">
            <text:p>8068</text:p>
          </table:table-cell>
          <table:table-cell office:value-type="float" office:value="2723" calcext:value-type="float">
            <text:p>2723</text:p>
          </table:table-cell>
          <table:table-cell office:value-type="float" office:value="5146" calcext:value-type="float">
            <text:p>5146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52061" calcext:value-type="float">
            <text:p>52061</text:p>
          </table:table-cell>
          <table:table-cell office:value-type="float" office:value="41789" calcext:value-type="float">
            <text:p>41789</text:p>
          </table:table-cell>
          <table:table-cell office:value-type="float" office:value="51220" calcext:value-type="float">
            <text:p>51220</text:p>
          </table:table-cell>
          <table:table-cell office:value-type="float" office:value="141633" calcext:value-type="float">
            <text:p>141633</text:p>
          </table:table-cell>
          <table:table-cell office:value-type="float" office:value="140553" calcext:value-type="float">
            <text:p>140553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</text:p>
          </table:table-cell>
          <table:table-cell office:value-type="float" office:value="11880" calcext:value-type="float">
            <text:p>11880</text:p>
          </table:table-cell>
          <table:table-cell office:value-type="float" office:value="1184" calcext:value-type="float">
            <text:p>1184</text:p>
          </table:table-cell>
          <table:table-cell office:value-type="float" office:value="2599" calcext:value-type="float">
            <text:p>2599</text:p>
          </table:table-cell>
          <table:table-cell office:value-type="float" office:value="208516" calcext:value-type="float">
            <text:p>208516</text:p>
          </table:table-cell>
          <table:table-cell office:value-type="float" office:value="763694" calcext:value-type="float">
            <text:p>763694</text:p>
          </table:table-cell>
          <table:table-cell office:value-type="float" office:value="743223" calcext:value-type="float">
            <text:p>743223</text:p>
          </table:table-cell>
          <table:table-cell office:value-type="float" office:value="19832" calcext:value-type="float">
            <text:p>19832</text:p>
          </table:table-cell>
          <table:table-cell office:value-type="float" office:value="638" calcext:value-type="float">
            <text:p>638</text:p>
          </table:table-cell>
          <table:table-cell office:value-type="float" office:value="274257" calcext:value-type="float">
            <text:p>274257</text:p>
          </table:table-cell>
          <table:table-cell office:value-type="float" office:value="47251" calcext:value-type="float">
            <text:p>47251</text:p>
          </table:table-cell>
          <table:table-cell office:value-type="float" office:value="224139" calcext:value-type="float">
            <text:p>224139</text:p>
          </table:table-cell>
          <table:table-cell office:value-type="float" office:value="2867" calcext:value-type="float">
            <text:p>2867</text:p>
          </table:table-cell>
          <table:table-cell office:value-type="float" office:value="18021" calcext:value-type="float">
            <text:p>18021</text:p>
          </table:table-cell>
          <table:table-cell office:value-type="float" office:value="8646" calcext:value-type="float">
            <text:p>8646</text:p>
          </table:table-cell>
          <table:table-cell office:value-type="float" office:value="236164" calcext:value-type="float">
            <text:p>236164</text:p>
          </table:table-cell>
          <table:table-cell office:value-type="float" office:value="369624" calcext:value-type="float">
            <text:p>369624</text:p>
          </table:table-cell>
          <table:table-cell office:value-type="float" office:value="660093" calcext:value-type="float">
            <text:p>660093</text:p>
          </table:table-cell>
          <table:table-cell office:value-type="float" office:value="510986" calcext:value-type="float">
            <text:p>510986</text:p>
          </table:table-cell>
          <table:table-cell office:value-type="float" office:value="436510" calcext:value-type="float">
            <text:p>436510</text:p>
          </table:table-cell>
          <table:table-cell office:value-type="float" office:value="53278" calcext:value-type="float">
            <text:p>53278</text:p>
          </table:table-cell>
          <table:table-cell office:value-type="float" office:value="21198" calcext:value-type="float">
            <text:p>21198</text:p>
          </table:table-cell>
          <table:table-cell office:value-type="float" office:value="111" calcext:value-type="float">
            <text:p>111</text:p>
          </table:table-cell>
          <table:table-cell office:value-type="float" office:value="211579" calcext:value-type="float">
            <text:p>211579</text:p>
          </table:table-cell>
          <table:table-cell office:value-type="float" office:value="239414" calcext:value-type="float">
            <text:p>239414</text:p>
          </table:table-cell>
          <table:table-cell office:value-type="float" office:value="48218" calcext:value-type="float">
            <text:p>48218</text:p>
          </table:table-cell>
          <table:table-cell office:value-type="float" office:value="1670400" calcext:value-type="float">
            <text:p>167040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7Jun</text:p>
          </table:table-cell>
          <table:table-cell table:number-columns-repeated="2" office:value-type="float" office:value="104869" calcext:value-type="float">
            <text:p>104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12" calcext:value-type="float">
            <text:p>8112</text:p>
          </table:table-cell>
          <table:table-cell office:value-type="float" office:value="2664" calcext:value-type="float">
            <text:p>2664</text:p>
          </table:table-cell>
          <table:table-cell office:value-type="float" office:value="5269" calcext:value-type="float">
            <text:p>5269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51969" calcext:value-type="float">
            <text:p>51969</text:p>
          </table:table-cell>
          <table:table-cell office:value-type="float" office:value="41004" calcext:value-type="float">
            <text:p>41004</text:p>
          </table:table-cell>
          <table:table-cell office:value-type="float" office:value="50643" calcext:value-type="float">
            <text:p>50643</text:p>
          </table:table-cell>
          <table:table-cell office:value-type="float" office:value="131686" calcext:value-type="float">
            <text:p>131686</text:p>
          </table:table-cell>
          <table:table-cell office:value-type="float" office:value="130621" calcext:value-type="float">
            <text:p>130621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-</text:p>
          </table:table-cell>
          <table:table-cell office:value-type="float" office:value="11932" calcext:value-type="float">
            <text:p>11932</text:p>
          </table:table-cell>
          <table:table-cell office:value-type="float" office:value="1055" calcext:value-type="float">
            <text:p>1055</text:p>
          </table:table-cell>
          <table:table-cell office:value-type="float" office:value="10810" calcext:value-type="float">
            <text:p>10810</text:p>
          </table:table-cell>
          <table:table-cell office:value-type="float" office:value="206126" calcext:value-type="float">
            <text:p>206126</text:p>
          </table:table-cell>
          <table:table-cell office:value-type="float" office:value="751270" calcext:value-type="float">
            <text:p>751270</text:p>
          </table:table-cell>
          <table:table-cell office:value-type="float" office:value="730803" calcext:value-type="float">
            <text:p>730803</text:p>
          </table:table-cell>
          <table:table-cell office:value-type="float" office:value="19832" calcext:value-type="float">
            <text:p>19832</text:p>
          </table:table-cell>
          <table:table-cell office:value-type="float" office:value="636" calcext:value-type="float">
            <text:p>636</text:p>
          </table:table-cell>
          <table:table-cell office:value-type="float" office:value="269634" calcext:value-type="float">
            <text:p>269634</text:p>
          </table:table-cell>
          <table:table-cell office:value-type="float" office:value="46132" calcext:value-type="float">
            <text:p>46132</text:p>
          </table:table-cell>
          <table:table-cell office:value-type="float" office:value="220586" calcext:value-type="float">
            <text:p>220586</text:p>
          </table:table-cell>
          <table:table-cell office:value-type="float" office:value="2917" calcext:value-type="float">
            <text:p>2917</text:p>
          </table:table-cell>
          <table:table-cell office:value-type="float" office:value="18268" calcext:value-type="float">
            <text:p>18268</text:p>
          </table:table-cell>
          <table:table-cell office:value-type="float" office:value="8563" calcext:value-type="float">
            <text:p>8563</text:p>
          </table:table-cell>
          <table:table-cell office:value-type="float" office:value="237046" calcext:value-type="float">
            <text:p>237046</text:p>
          </table:table-cell>
          <table:table-cell office:value-type="float" office:value="364972" calcext:value-type="float">
            <text:p>364972</text:p>
          </table:table-cell>
          <table:table-cell office:value-type="float" office:value="652723" calcext:value-type="float">
            <text:p>652723</text:p>
          </table:table-cell>
          <table:table-cell office:value-type="float" office:value="494730" calcext:value-type="float">
            <text:p>494730</text:p>
          </table:table-cell>
          <table:table-cell office:value-type="float" office:value="420816" calcext:value-type="float">
            <text:p>420816</text:p>
          </table:table-cell>
          <table:table-cell office:value-type="float" office:value="51189" calcext:value-type="float">
            <text:p>51189</text:p>
          </table:table-cell>
          <table:table-cell office:value-type="float" office:value="22726" calcext:value-type="float">
            <text:p>22726</text:p>
          </table:table-cell>
          <table:table-cell office:value-type="float" office:value="111" calcext:value-type="float">
            <text:p>111</text:p>
          </table:table-cell>
          <table:table-cell office:value-type="float" office:value="208428" calcext:value-type="float">
            <text:p>208428</text:p>
          </table:table-cell>
          <table:table-cell office:value-type="float" office:value="240280" calcext:value-type="float">
            <text:p>240280</text:p>
          </table:table-cell>
          <table:table-cell office:value-type="float" office:value="53480" calcext:value-type="float">
            <text:p>53480</text:p>
          </table:table-cell>
          <table:table-cell office:value-type="float" office:value="1649752" calcext:value-type="float">
            <text:p>164975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7May</text:p>
          </table:table-cell>
          <table:table-cell table:number-columns-repeated="2" office:value-type="float" office:value="101216" calcext:value-type="float">
            <text:p>10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9" calcext:value-type="float">
            <text:p>8019</text:p>
          </table:table-cell>
          <table:table-cell office:value-type="float" office:value="2590" calcext:value-type="float">
            <text:p>2590</text:p>
          </table:table-cell>
          <table:table-cell office:value-type="float" office:value="5270" calcext:value-type="float">
            <text:p>527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51155" calcext:value-type="float">
            <text:p>51155</text:p>
          </table:table-cell>
          <table:table-cell office:value-type="float" office:value="41079" calcext:value-type="float">
            <text:p>41079</text:p>
          </table:table-cell>
          <table:table-cell office:value-type="float" office:value="50031" calcext:value-type="float">
            <text:p>50031</text:p>
          </table:table-cell>
          <table:table-cell office:value-type="float" office:value="136674" calcext:value-type="float">
            <text:p>136674</text:p>
          </table:table-cell>
          <table:table-cell office:value-type="float" office:value="135609" calcext:value-type="float">
            <text:p>135609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-</text:p>
          </table:table-cell>
          <table:table-cell office:value-type="float" office:value="11836" calcext:value-type="float">
            <text:p>11836</text:p>
          </table:table-cell>
          <table:table-cell office:value-type="float" office:value="1225" calcext:value-type="float">
            <text:p>1225</text:p>
          </table:table-cell>
          <table:table-cell office:value-type="float" office:value="1876" calcext:value-type="float">
            <text:p>1876</text:p>
          </table:table-cell>
          <table:table-cell office:value-type="float" office:value="201642" calcext:value-type="float">
            <text:p>201642</text:p>
          </table:table-cell>
          <table:table-cell office:value-type="float" office:value="724388" calcext:value-type="float">
            <text:p>724388</text:p>
          </table:table-cell>
          <table:table-cell office:value-type="float" office:value="703426" calcext:value-type="float">
            <text:p>703426</text:p>
          </table:table-cell>
          <table:table-cell office:value-type="float" office:value="20327" calcext:value-type="float">
            <text:p>20327</text:p>
          </table:table-cell>
          <table:table-cell office:value-type="float" office:value="635" calcext:value-type="float">
            <text:p>635</text:p>
          </table:table-cell>
          <table:table-cell office:value-type="float" office:value="269046" calcext:value-type="float">
            <text:p>269046</text:p>
          </table:table-cell>
          <table:table-cell office:value-type="float" office:value="46677" calcext:value-type="float">
            <text:p>46677</text:p>
          </table:table-cell>
          <table:table-cell office:value-type="float" office:value="219951" calcext:value-type="float">
            <text:p>219951</text:p>
          </table:table-cell>
          <table:table-cell office:value-type="float" office:value="2418" calcext:value-type="float">
            <text:p>2418</text:p>
          </table:table-cell>
          <table:table-cell office:value-type="float" office:value="18335" calcext:value-type="float">
            <text:p>18335</text:p>
          </table:table-cell>
          <table:table-cell office:value-type="float" office:value="8586" calcext:value-type="float">
            <text:p>8586</text:p>
          </table:table-cell>
          <table:table-cell office:value-type="float" office:value="231691" calcext:value-type="float">
            <text:p>231691</text:p>
          </table:table-cell>
          <table:table-cell office:value-type="float" office:value="366592" calcext:value-type="float">
            <text:p>366592</text:p>
          </table:table-cell>
          <table:table-cell office:value-type="float" office:value="644953" calcext:value-type="float">
            <text:p>644953</text:p>
          </table:table-cell>
          <table:table-cell office:value-type="float" office:value="481876" calcext:value-type="float">
            <text:p>481876</text:p>
          </table:table-cell>
          <table:table-cell office:value-type="float" office:value="413873" calcext:value-type="float">
            <text:p>413873</text:p>
          </table:table-cell>
          <table:table-cell office:value-type="float" office:value="47228" calcext:value-type="float">
            <text:p>47228</text:p>
          </table:table-cell>
          <table:table-cell office:value-type="float" office:value="20774" calcext:value-type="float">
            <text:p>20774</text:p>
          </table:table-cell>
          <table:table-cell office:value-type="float" office:value="110" calcext:value-type="float">
            <text:p>110</text:p>
          </table:table-cell>
          <table:table-cell office:value-type="float" office:value="211420" calcext:value-type="float">
            <text:p>211420</text:p>
          </table:table-cell>
          <table:table-cell office:value-type="float" office:value="237003" calcext:value-type="float">
            <text:p>237003</text:p>
          </table:table-cell>
          <table:table-cell office:value-type="float" office:value="43276" calcext:value-type="float">
            <text:p>43276</text:p>
          </table:table-cell>
          <table:table-cell office:value-type="float" office:value="1618638" calcext:value-type="float">
            <text:p>161863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7Apr</text:p>
          </table:table-cell>
          <table:table-cell table:number-columns-repeated="2" office:value-type="float" office:value="87048" calcext:value-type="float">
            <text:p>87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92" calcext:value-type="float">
            <text:p>7792</text:p>
          </table:table-cell>
          <table:table-cell office:value-type="float" office:value="2661" calcext:value-type="float">
            <text:p>2661</text:p>
          </table:table-cell>
          <table:table-cell office:value-type="float" office:value="4991" calcext:value-type="float">
            <text:p>499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50608" calcext:value-type="float">
            <text:p>50608</text:p>
          </table:table-cell>
          <table:table-cell office:value-type="float" office:value="41021" calcext:value-type="float">
            <text:p>41021</text:p>
          </table:table-cell>
          <table:table-cell office:value-type="float" office:value="49717" calcext:value-type="float">
            <text:p>49717</text:p>
          </table:table-cell>
          <table:table-cell office:value-type="float" office:value="121931" calcext:value-type="float">
            <text:p>121931</text:p>
          </table:table-cell>
          <table:table-cell office:value-type="float" office:value="120866" calcext:value-type="float">
            <text:p>120866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-</text:p>
          </table:table-cell>
          <table:table-cell office:value-type="float" office:value="11908" calcext:value-type="float">
            <text:p>11908</text:p>
          </table:table-cell>
          <table:table-cell office:value-type="float" office:value="950" calcext:value-type="float">
            <text:p>950</text:p>
          </table:table-cell>
          <table:table-cell office:value-type="float" office:value="2135" calcext:value-type="float">
            <text:p>2135</text:p>
          </table:table-cell>
          <table:table-cell office:value-type="float" office:value="186641" calcext:value-type="float">
            <text:p>186641</text:p>
          </table:table-cell>
          <table:table-cell office:value-type="float" office:value="700078" calcext:value-type="float">
            <text:p>700078</text:p>
          </table:table-cell>
          <table:table-cell office:value-type="float" office:value="678121" calcext:value-type="float">
            <text:p>678121</text:p>
          </table:table-cell>
          <table:table-cell office:value-type="float" office:value="21334" calcext:value-type="float">
            <text:p>21334</text:p>
          </table:table-cell>
          <table:table-cell office:value-type="float" office:value="622" calcext:value-type="float">
            <text:p>622</text:p>
          </table:table-cell>
          <table:table-cell office:value-type="float" office:value="264066" calcext:value-type="float">
            <text:p>264066</text:p>
          </table:table-cell>
          <table:table-cell office:value-type="float" office:value="44975" calcext:value-type="float">
            <text:p>44975</text:p>
          </table:table-cell>
          <table:table-cell office:value-type="float" office:value="216660" calcext:value-type="float">
            <text:p>216660</text:p>
          </table:table-cell>
          <table:table-cell office:value-type="float" office:value="2431" calcext:value-type="float">
            <text:p>2431</text:p>
          </table:table-cell>
          <table:table-cell office:value-type="float" office:value="18236" calcext:value-type="float">
            <text:p>18236</text:p>
          </table:table-cell>
          <table:table-cell office:value-type="float" office:value="8576" calcext:value-type="float">
            <text:p>8576</text:p>
          </table:table-cell>
          <table:table-cell office:value-type="float" office:value="228828" calcext:value-type="float">
            <text:p>228828</text:p>
          </table:table-cell>
          <table:table-cell office:value-type="float" office:value="365639" calcext:value-type="float">
            <text:p>365639</text:p>
          </table:table-cell>
          <table:table-cell office:value-type="float" office:value="641716" calcext:value-type="float">
            <text:p>641716</text:p>
          </table:table-cell>
          <table:table-cell office:value-type="float" office:value="455133" calcext:value-type="float">
            <text:p>455133</text:p>
          </table:table-cell>
          <table:table-cell office:value-type="float" office:value="393896" calcext:value-type="float">
            <text:p>393896</text:p>
          </table:table-cell>
          <table:table-cell office:value-type="float" office:value="42019" calcext:value-type="float">
            <text:p>42019</text:p>
          </table:table-cell>
          <table:table-cell office:value-type="float" office:value="19218" calcext:value-type="float">
            <text:p>19218</text:p>
          </table:table-cell>
          <table:table-cell office:value-type="float" office:value="110" calcext:value-type="float">
            <text:p>110</text:p>
          </table:table-cell>
          <table:table-cell office:value-type="float" office:value="214112" calcext:value-type="float">
            <text:p>214112</text:p>
          </table:table-cell>
          <table:table-cell office:value-type="float" office:value="232019" calcext:value-type="float">
            <text:p>232019</text:p>
          </table:table-cell>
          <table:table-cell office:value-type="float" office:value="42324" calcext:value-type="float">
            <text:p>42324</text:p>
          </table:table-cell>
          <table:table-cell office:value-type="float" office:value="1585414" calcext:value-type="float">
            <text:p>158541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7Mar</text:p>
          </table:table-cell>
          <table:table-cell table:number-columns-repeated="2" office:value-type="float" office:value="87593" calcext:value-type="float">
            <text:p>87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02" calcext:value-type="float">
            <text:p>7702</text:p>
          </table:table-cell>
          <table:table-cell office:value-type="float" office:value="2662" calcext:value-type="float">
            <text:p>2662</text:p>
          </table:table-cell>
          <table:table-cell office:value-type="float" office:value="4860" calcext:value-type="float">
            <text:p>48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50252" calcext:value-type="float">
            <text:p>50252</text:p>
          </table:table-cell>
          <table:table-cell office:value-type="float" office:value="41429" calcext:value-type="float">
            <text:p>41429</text:p>
          </table:table-cell>
          <table:table-cell office:value-type="float" office:value="49085" calcext:value-type="float">
            <text:p>49085</text:p>
          </table:table-cell>
          <table:table-cell office:value-type="float" office:value="122604" calcext:value-type="float">
            <text:p>122604</text:p>
          </table:table-cell>
          <table:table-cell office:value-type="float" office:value="121539" calcext:value-type="float">
            <text:p>121539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-</text:p>
          </table:table-cell>
          <table:table-cell office:value-type="float" office:value="12977" calcext:value-type="float">
            <text:p>12977</text:p>
          </table:table-cell>
          <table:table-cell office:value-type="float" office:value="386" calcext:value-type="float">
            <text:p>386</text:p>
          </table:table-cell>
          <table:table-cell office:value-type="float" office:value="2096" calcext:value-type="float">
            <text:p>2096</text:p>
          </table:table-cell>
          <table:table-cell office:value-type="float" office:value="187148" calcext:value-type="float">
            <text:p>187148</text:p>
          </table:table-cell>
          <table:table-cell office:value-type="float" office:value="695832" calcext:value-type="float">
            <text:p>695832</text:p>
          </table:table-cell>
          <table:table-cell office:value-type="float" office:value="673238" calcext:value-type="float">
            <text:p>673238</text:p>
          </table:table-cell>
          <table:table-cell office:value-type="float" office:value="21961" calcext:value-type="float">
            <text:p>21961</text:p>
          </table:table-cell>
          <table:table-cell office:value-type="float" office:value="632" calcext:value-type="float">
            <text:p>632</text:p>
          </table:table-cell>
          <table:table-cell office:value-type="float" office:value="255646" calcext:value-type="float">
            <text:p>255646</text:p>
          </table:table-cell>
          <table:table-cell office:value-type="float" office:value="41516" calcext:value-type="float">
            <text:p>41516</text:p>
          </table:table-cell>
          <table:table-cell office:value-type="float" office:value="211711" calcext:value-type="float">
            <text:p>211711</text:p>
          </table:table-cell>
          <table:table-cell office:value-type="float" office:value="2419" calcext:value-type="float">
            <text:p>2419</text:p>
          </table:table-cell>
          <table:table-cell office:value-type="float" office:value="17848" calcext:value-type="float">
            <text:p>17848</text:p>
          </table:table-cell>
          <table:table-cell office:value-type="float" office:value="8554" calcext:value-type="float">
            <text:p>8554</text:p>
          </table:table-cell>
          <table:table-cell office:value-type="float" office:value="228615" calcext:value-type="float">
            <text:p>228615</text:p>
          </table:table-cell>
          <table:table-cell office:value-type="float" office:value="368739" calcext:value-type="float">
            <text:p>368739</text:p>
          </table:table-cell>
          <table:table-cell office:value-type="float" office:value="632722" calcext:value-type="float">
            <text:p>632722</text:p>
          </table:table-cell>
          <table:table-cell office:value-type="float" office:value="453693" calcext:value-type="float">
            <text:p>453693</text:p>
          </table:table-cell>
          <table:table-cell office:value-type="float" office:value="391960" calcext:value-type="float">
            <text:p>391960</text:p>
          </table:table-cell>
          <table:table-cell office:value-type="float" office:value="44806" calcext:value-type="float">
            <text:p>44806</text:p>
          </table:table-cell>
          <table:table-cell office:value-type="float" office:value="16927" calcext:value-type="float">
            <text:p>16927</text:p>
          </table:table-cell>
          <table:table-cell office:value-type="float" office:value="265" calcext:value-type="float">
            <text:p>265</text:p>
          </table:table-cell>
          <table:table-cell office:value-type="float" office:value="217761" calcext:value-type="float">
            <text:p>217761</text:p>
          </table:table-cell>
          <table:table-cell office:value-type="float" office:value="231823" calcext:value-type="float">
            <text:p>231823</text:p>
          </table:table-cell>
          <table:table-cell office:value-type="float" office:value="38964" calcext:value-type="float">
            <text:p>38964</text:p>
          </table:table-cell>
          <table:table-cell office:value-type="float" office:value="1575228" calcext:value-type="float">
            <text:p>157522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7Feb</text:p>
          </table:table-cell>
          <table:table-cell table:number-columns-repeated="2" office:value-type="float" office:value="94128" calcext:value-type="float">
            <text:p>94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6" calcext:value-type="float">
            <text:p>7956</text:p>
          </table:table-cell>
          <table:table-cell office:value-type="float" office:value="2356" calcext:value-type="float">
            <text:p>2356</text:p>
          </table:table-cell>
          <table:table-cell office:value-type="float" office:value="5420" calcext:value-type="float">
            <text:p>542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49090" calcext:value-type="float">
            <text:p>49090</text:p>
          </table:table-cell>
          <table:table-cell office:value-type="float" office:value="43594" calcext:value-type="float">
            <text:p>43594</text:p>
          </table:table-cell>
          <table:table-cell office:value-type="float" office:value="48337" calcext:value-type="float">
            <text:p>48337</text:p>
          </table:table-cell>
          <table:table-cell office:value-type="float" office:value="130527" calcext:value-type="float">
            <text:p>130527</text:p>
          </table:table-cell>
          <table:table-cell office:value-type="float" office:value="129462" calcext:value-type="float">
            <text:p>129462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-</text:p>
          </table:table-cell>
          <table:table-cell office:value-type="float" office:value="12750" calcext:value-type="float">
            <text:p>12750</text:p>
          </table:table-cell>
          <table:table-cell office:value-type="float" office:value="548" calcext:value-type="float">
            <text:p>548</text:p>
          </table:table-cell>
          <table:table-cell office:value-type="float" office:value="2776" calcext:value-type="float">
            <text:p>2776</text:p>
          </table:table-cell>
          <table:table-cell office:value-type="float" office:value="194938" calcext:value-type="float">
            <text:p>194938</text:p>
          </table:table-cell>
          <table:table-cell office:value-type="float" office:value="693525" calcext:value-type="float">
            <text:p>693525</text:p>
          </table:table-cell>
          <table:table-cell office:value-type="float" office:value="670935" calcext:value-type="float">
            <text:p>670935</text:p>
          </table:table-cell>
          <table:table-cell office:value-type="float" office:value="21956" calcext:value-type="float">
            <text:p>21956</text:p>
          </table:table-cell>
          <table:table-cell office:value-type="float" office:value="633" calcext:value-type="float">
            <text:p>633</text:p>
          </table:table-cell>
          <table:table-cell office:value-type="float" office:value="255403" calcext:value-type="float">
            <text:p>255403</text:p>
          </table:table-cell>
          <table:table-cell office:value-type="float" office:value="41085" calcext:value-type="float">
            <text:p>41085</text:p>
          </table:table-cell>
          <table:table-cell office:value-type="float" office:value="211705" calcext:value-type="float">
            <text:p>211705</text:p>
          </table:table-cell>
          <table:table-cell office:value-type="float" office:value="2614" calcext:value-type="float">
            <text:p>2614</text:p>
          </table:table-cell>
          <table:table-cell office:value-type="float" office:value="17668" calcext:value-type="float">
            <text:p>17668</text:p>
          </table:table-cell>
          <table:table-cell office:value-type="float" office:value="8540" calcext:value-type="float">
            <text:p>8540</text:p>
          </table:table-cell>
          <table:table-cell office:value-type="float" office:value="224443" calcext:value-type="float">
            <text:p>224443</text:p>
          </table:table-cell>
          <table:table-cell office:value-type="float" office:value="375309" calcext:value-type="float">
            <text:p>375309</text:p>
          </table:table-cell>
          <table:table-cell office:value-type="float" office:value="623252" calcext:value-type="float">
            <text:p>623252</text:p>
          </table:table-cell>
          <table:table-cell office:value-type="float" office:value="456722" calcext:value-type="float">
            <text:p>456722</text:p>
          </table:table-cell>
          <table:table-cell office:value-type="float" office:value="386042" calcext:value-type="float">
            <text:p>386042</text:p>
          </table:table-cell>
          <table:table-cell office:value-type="float" office:value="51426" calcext:value-type="float">
            <text:p>51426</text:p>
          </table:table-cell>
          <table:table-cell office:value-type="float" office:value="19254" calcext:value-type="float">
            <text:p>19254</text:p>
          </table:table-cell>
          <table:table-cell office:value-type="float" office:value="433" calcext:value-type="float">
            <text:p>433</text:p>
          </table:table-cell>
          <table:table-cell office:value-type="float" office:value="220649" calcext:value-type="float">
            <text:p>220649</text:p>
          </table:table-cell>
          <table:table-cell office:value-type="float" office:value="233935" calcext:value-type="float">
            <text:p>233935</text:p>
          </table:table-cell>
          <table:table-cell office:value-type="float" office:value="39899" calcext:value-type="float">
            <text:p>39899</text:p>
          </table:table-cell>
          <table:table-cell office:value-type="float" office:value="1574890" calcext:value-type="float">
            <text:p>157489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7Jan</text:p>
          </table:table-cell>
          <table:table-cell table:number-columns-repeated="2" office:value-type="float" office:value="88768" calcext:value-type="float">
            <text:p>88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85" calcext:value-type="float">
            <text:p>6585</text:p>
          </table:table-cell>
          <table:table-cell office:value-type="float" office:value="2007" calcext:value-type="float">
            <text:p>2007</text:p>
          </table:table-cell>
          <table:table-cell office:value-type="float" office:value="4418" calcext:value-type="float">
            <text:p>441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8952" calcext:value-type="float">
            <text:p>48952</text:p>
          </table:table-cell>
          <table:table-cell office:value-type="float" office:value="43172" calcext:value-type="float">
            <text:p>43172</text:p>
          </table:table-cell>
          <table:table-cell office:value-type="float" office:value="48181" calcext:value-type="float">
            <text:p>48181</text:p>
          </table:table-cell>
          <table:table-cell office:value-type="float" office:value="123467" calcext:value-type="float">
            <text:p>123467</text:p>
          </table:table-cell>
          <table:table-cell office:value-type="float" office:value="122402" calcext:value-type="float">
            <text:p>122402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-</text:p>
          </table:table-cell>
          <table:table-cell office:value-type="float" office:value="12834" calcext:value-type="float">
            <text:p>12834</text:p>
          </table:table-cell>
          <table:table-cell office:value-type="float" office:value="491" calcext:value-type="float">
            <text:p>491</text:p>
          </table:table-cell>
          <table:table-cell office:value-type="float" office:value="2674" calcext:value-type="float">
            <text:p>2674</text:p>
          </table:table-cell>
          <table:table-cell office:value-type="float" office:value="187647" calcext:value-type="float">
            <text:p>187647</text:p>
          </table:table-cell>
          <table:table-cell office:value-type="float" office:value="673860" calcext:value-type="float">
            <text:p>673860</text:p>
          </table:table-cell>
          <table:table-cell office:value-type="float" office:value="651269" calcext:value-type="float">
            <text:p>651269</text:p>
          </table:table-cell>
          <table:table-cell office:value-type="float" office:value="21949" calcext:value-type="float">
            <text:p>21949</text:p>
          </table:table-cell>
          <table:table-cell office:value-type="float" office:value="641" calcext:value-type="float">
            <text:p>641</text:p>
          </table:table-cell>
          <table:table-cell office:value-type="float" office:value="248093" calcext:value-type="float">
            <text:p>248093</text:p>
          </table:table-cell>
          <table:table-cell office:value-type="float" office:value="39206" calcext:value-type="float">
            <text:p>39206</text:p>
          </table:table-cell>
          <table:table-cell office:value-type="float" office:value="206295" calcext:value-type="float">
            <text:p>206295</text:p>
          </table:table-cell>
          <table:table-cell office:value-type="float" office:value="2593" calcext:value-type="float">
            <text:p>2593</text:p>
          </table:table-cell>
          <table:table-cell office:value-type="float" office:value="17736" calcext:value-type="float">
            <text:p>17736</text:p>
          </table:table-cell>
          <table:table-cell office:value-type="float" office:value="8570" calcext:value-type="float">
            <text:p>8570</text:p>
          </table:table-cell>
          <table:table-cell office:value-type="float" office:value="221521" calcext:value-type="float">
            <text:p>221521</text:p>
          </table:table-cell>
          <table:table-cell office:value-type="float" office:value="372668" calcext:value-type="float">
            <text:p>372668</text:p>
          </table:table-cell>
          <table:table-cell office:value-type="float" office:value="621246" calcext:value-type="float">
            <text:p>621246</text:p>
          </table:table-cell>
          <table:table-cell office:value-type="float" office:value="432803" calcext:value-type="float">
            <text:p>432803</text:p>
          </table:table-cell>
          <table:table-cell office:value-type="float" office:value="366343" calcext:value-type="float">
            <text:p>366343</text:p>
          </table:table-cell>
          <table:table-cell office:value-type="float" office:value="48175" calcext:value-type="float">
            <text:p>48175</text:p>
          </table:table-cell>
          <table:table-cell office:value-type="float" office:value="18285" calcext:value-type="float">
            <text:p>18285</text:p>
          </table:table-cell>
          <table:table-cell office:value-type="float" office:value="826" calcext:value-type="float">
            <text:p>826</text:p>
          </table:table-cell>
          <table:table-cell office:value-type="float" office:value="218660" calcext:value-type="float">
            <text:p>218660</text:p>
          </table:table-cell>
          <table:table-cell office:value-type="float" office:value="229472" calcext:value-type="float">
            <text:p>229472</text:p>
          </table:table-cell>
          <table:table-cell office:value-type="float" office:value="39441" calcext:value-type="float">
            <text:p>39441</text:p>
          </table:table-cell>
          <table:table-cell office:value-type="float" office:value="1542448" calcext:value-type="float">
            <text:p>154244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6Dec</text:p>
          </table:table-cell>
          <table:table-cell table:number-columns-repeated="2" office:value-type="float" office:value="87170" calcext:value-type="float">
            <text:p>87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41" calcext:value-type="float">
            <text:p>7041</text:p>
          </table:table-cell>
          <table:table-cell office:value-type="float" office:value="2106" calcext:value-type="float">
            <text:p>2106</text:p>
          </table:table-cell>
          <table:table-cell office:value-type="float" office:value="4795" calcext:value-type="float">
            <text:p>4795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51365" calcext:value-type="float">
            <text:p>51365</text:p>
          </table:table-cell>
          <table:table-cell office:value-type="float" office:value="40211" calcext:value-type="float">
            <text:p>40211</text:p>
          </table:table-cell>
          <table:table-cell office:value-type="float" office:value="50259" calcext:value-type="float">
            <text:p>50259</text:p>
          </table:table-cell>
          <table:table-cell office:value-type="float" office:value="121593" calcext:value-type="float">
            <text:p>121593</text:p>
          </table:table-cell>
          <table:table-cell office:value-type="float" office:value="120528" calcext:value-type="float">
            <text:p>120528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-</text:p>
          </table:table-cell>
          <table:table-cell office:value-type="float" office:value="12061" calcext:value-type="float">
            <text:p>12061</text:p>
          </table:table-cell>
          <table:table-cell office:value-type="float" office:value="1366" calcext:value-type="float">
            <text:p>1366</text:p>
          </table:table-cell>
          <table:table-cell office:value-type="float" office:value="680" calcext:value-type="float">
            <text:p>680</text:p>
          </table:table-cell>
          <table:table-cell office:value-type="float" office:value="185959" calcext:value-type="float">
            <text:p>185959</text:p>
          </table:table-cell>
          <table:table-cell office:value-type="float" office:value="706546" calcext:value-type="float">
            <text:p>706546</text:p>
          </table:table-cell>
          <table:table-cell office:value-type="float" office:value="683993" calcext:value-type="float">
            <text:p>683993</text:p>
          </table:table-cell>
          <table:table-cell office:value-type="float" office:value="21920" calcext:value-type="float">
            <text:p>21920</text:p>
          </table:table-cell>
          <table:table-cell office:value-type="float" office:value="633" calcext:value-type="float">
            <text:p>633</text:p>
          </table:table-cell>
          <table:table-cell office:value-type="float" office:value="241054" calcext:value-type="float">
            <text:p>241054</text:p>
          </table:table-cell>
          <table:table-cell office:value-type="float" office:value="37892" calcext:value-type="float">
            <text:p>37892</text:p>
          </table:table-cell>
          <table:table-cell office:value-type="float" office:value="200702" calcext:value-type="float">
            <text:p>200702</text:p>
          </table:table-cell>
          <table:table-cell office:value-type="float" office:value="2460" calcext:value-type="float">
            <text:p>2460</text:p>
          </table:table-cell>
          <table:table-cell office:value-type="float" office:value="17654" calcext:value-type="float">
            <text:p>17654</text:p>
          </table:table-cell>
          <table:table-cell office:value-type="float" office:value="8556" calcext:value-type="float">
            <text:p>8556</text:p>
          </table:table-cell>
          <table:table-cell office:value-type="float" office:value="227137" calcext:value-type="float">
            <text:p>227137</text:p>
          </table:table-cell>
          <table:table-cell office:value-type="float" office:value="357336" calcext:value-type="float">
            <text:p>357336</text:p>
          </table:table-cell>
          <table:table-cell office:value-type="float" office:value="647083" calcext:value-type="float">
            <text:p>647083</text:p>
          </table:table-cell>
          <table:table-cell office:value-type="float" office:value="431292" calcext:value-type="float">
            <text:p>431292</text:p>
          </table:table-cell>
          <table:table-cell office:value-type="float" office:value="381967" calcext:value-type="float">
            <text:p>381967</text:p>
          </table:table-cell>
          <table:table-cell office:value-type="float" office:value="33983" calcext:value-type="float">
            <text:p>33983</text:p>
          </table:table-cell>
          <table:table-cell office:value-type="float" office:value="15342" calcext:value-type="float">
            <text:p>15342</text:p>
          </table:table-cell>
          <table:table-cell office:value-type="float" office:value="112" calcext:value-type="float">
            <text:p>112</text:p>
          </table:table-cell>
          <table:table-cell office:value-type="float" office:value="210559" calcext:value-type="float">
            <text:p>210559</text:p>
          </table:table-cell>
          <table:table-cell office:value-type="float" office:value="232472" calcext:value-type="float">
            <text:p>232472</text:p>
          </table:table-cell>
          <table:table-cell office:value-type="float" office:value="36759" calcext:value-type="float">
            <text:p>36759</text:p>
          </table:table-cell>
          <table:table-cell office:value-type="float" office:value="1558277" calcext:value-type="float">
            <text:p>155827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6Nov</text:p>
          </table:table-cell>
          <table:table-cell table:number-columns-repeated="2" office:value-type="float" office:value="90647" calcext:value-type="float">
            <text:p>90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82" calcext:value-type="float">
            <text:p>7082</text:p>
          </table:table-cell>
          <table:table-cell office:value-type="float" office:value="2134" calcext:value-type="float">
            <text:p>2134</text:p>
          </table:table-cell>
          <table:table-cell office:value-type="float" office:value="4889" calcext:value-type="float">
            <text:p>488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48790" calcext:value-type="float">
            <text:p>48790</text:p>
          </table:table-cell>
          <table:table-cell office:value-type="float" office:value="40405" calcext:value-type="float">
            <text:p>40405</text:p>
          </table:table-cell>
          <table:table-cell office:value-type="float" office:value="47885" calcext:value-type="float">
            <text:p>47885</text:p>
          </table:table-cell>
          <table:table-cell office:value-type="float" office:value="124811" calcext:value-type="float">
            <text:p>124811</text:p>
          </table:table-cell>
          <table:table-cell office:value-type="float" office:value="123761" calcext:value-type="float">
            <text:p>123761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11864" calcext:value-type="float">
            <text:p>11864</text:p>
          </table:table-cell>
          <table:table-cell office:value-type="float" office:value="1435" calcext:value-type="float">
            <text:p>1435</text:p>
          </table:table-cell>
          <table:table-cell office:value-type="float" office:value="1099" calcext:value-type="float">
            <text:p>1099</text:p>
          </table:table-cell>
          <table:table-cell office:value-type="float" office:value="187094" calcext:value-type="float">
            <text:p>187094</text:p>
          </table:table-cell>
          <table:table-cell office:value-type="float" office:value="692041" calcext:value-type="float">
            <text:p>692041</text:p>
          </table:table-cell>
          <table:table-cell office:value-type="float" office:value="668850" calcext:value-type="float">
            <text:p>668850</text:p>
          </table:table-cell>
          <table:table-cell office:value-type="float" office:value="22558" calcext:value-type="float">
            <text:p>22558</text:p>
          </table:table-cell>
          <table:table-cell office:value-type="float" office:value="633" calcext:value-type="float">
            <text:p>633</text:p>
          </table:table-cell>
          <table:table-cell office:value-type="float" office:value="213742" calcext:value-type="float">
            <text:p>213742</text:p>
          </table:table-cell>
          <table:table-cell office:value-type="float" office:value="25525" calcext:value-type="float">
            <text:p>25525</text:p>
          </table:table-cell>
          <table:table-cell office:value-type="float" office:value="185843" calcext:value-type="float">
            <text:p>185843</text:p>
          </table:table-cell>
          <table:table-cell office:value-type="float" office:value="2374" calcext:value-type="float">
            <text:p>2374</text:p>
          </table:table-cell>
          <table:table-cell office:value-type="float" office:value="17043" calcext:value-type="float">
            <text:p>17043</text:p>
          </table:table-cell>
          <table:table-cell office:value-type="float" office:value="14835" calcext:value-type="float">
            <text:p>14835</text:p>
          </table:table-cell>
          <table:table-cell office:value-type="float" office:value="244011" calcext:value-type="float">
            <text:p>244011</text:p>
          </table:table-cell>
          <table:table-cell office:value-type="float" office:value="350470" calcext:value-type="float">
            <text:p>350470</text:p>
          </table:table-cell>
          <table:table-cell office:value-type="float" office:value="617160" calcext:value-type="float">
            <text:p>617160</text:p>
          </table:table-cell>
          <table:table-cell office:value-type="float" office:value="443273" calcext:value-type="float">
            <text:p>443273</text:p>
          </table:table-cell>
          <table:table-cell office:value-type="float" office:value="371389" calcext:value-type="float">
            <text:p>371389</text:p>
          </table:table-cell>
          <table:table-cell office:value-type="float" office:value="51982" calcext:value-type="float">
            <text:p>51982</text:p>
          </table:table-cell>
          <table:table-cell office:value-type="float" office:value="19902" calcext:value-type="float">
            <text:p>19902</text:p>
          </table:table-cell>
          <table:table-cell office:value-type="float" office:value="111" calcext:value-type="float">
            <text:p>111</text:p>
          </table:table-cell>
          <table:table-cell office:value-type="float" office:value="212007" calcext:value-type="float">
            <text:p>212007</text:p>
          </table:table-cell>
          <table:table-cell office:value-type="float" office:value="232789" calcext:value-type="float">
            <text:p>232789</text:p>
          </table:table-cell>
          <table:table-cell office:value-type="float" office:value="26792" calcext:value-type="float">
            <text:p>26792</text:p>
          </table:table-cell>
          <table:table-cell office:value-type="float" office:value="1532132" calcext:value-type="float">
            <text:p>153213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6Oct</text:p>
          </table:table-cell>
          <table:table-cell table:number-columns-repeated="2" office:value-type="float" office:value="93537" calcext:value-type="float">
            <text:p>93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62" calcext:value-type="float">
            <text:p>6962</text:p>
          </table:table-cell>
          <table:table-cell office:value-type="float" office:value="2157" calcext:value-type="float">
            <text:p>2157</text:p>
          </table:table-cell>
          <table:table-cell office:value-type="float" office:value="4746" calcext:value-type="float">
            <text:p>474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48237" calcext:value-type="float">
            <text:p>48237</text:p>
          </table:table-cell>
          <table:table-cell office:value-type="float" office:value="41114" calcext:value-type="float">
            <text:p>41114</text:p>
          </table:table-cell>
          <table:table-cell office:value-type="float" office:value="47578" calcext:value-type="float">
            <text:p>47578</text:p>
          </table:table-cell>
          <table:table-cell office:value-type="float" office:value="127937" calcext:value-type="float">
            <text:p>127937</text:p>
          </table:table-cell>
          <table:table-cell office:value-type="float" office:value="126887" calcext:value-type="float">
            <text:p>126887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12764" calcext:value-type="float">
            <text:p>12764</text:p>
          </table:table-cell>
          <table:table-cell office:value-type="float" office:value="1118" calcext:value-type="float">
            <text:p>1118</text:p>
          </table:table-cell>
          <table:table-cell office:value-type="float" office:value="624" calcext:value-type="float">
            <text:p>624</text:p>
          </table:table-cell>
          <table:table-cell office:value-type="float" office:value="190021" calcext:value-type="float">
            <text:p>190021</text:p>
          </table:table-cell>
          <table:table-cell office:value-type="float" office:value="701363" calcext:value-type="float">
            <text:p>701363</text:p>
          </table:table-cell>
          <table:table-cell office:value-type="float" office:value="678173" calcext:value-type="float">
            <text:p>678173</text:p>
          </table:table-cell>
          <table:table-cell office:value-type="float" office:value="22558" calcext:value-type="float">
            <text:p>22558</text:p>
          </table:table-cell>
          <table:table-cell office:value-type="float" office:value="632" calcext:value-type="float">
            <text:p>632</text:p>
          </table:table-cell>
          <table:table-cell office:value-type="float" office:value="208293" calcext:value-type="float">
            <text:p>208293</text:p>
          </table:table-cell>
          <table:table-cell office:value-type="float" office:value="25518" calcext:value-type="float">
            <text:p>25518</text:p>
          </table:table-cell>
          <table:table-cell office:value-type="float" office:value="180550" calcext:value-type="float">
            <text:p>180550</text:p>
          </table:table-cell>
          <table:table-cell office:value-type="float" office:value="2225" calcext:value-type="float">
            <text:p>2225</text:p>
          </table:table-cell>
          <table:table-cell office:value-type="float" office:value="16767" calcext:value-type="float">
            <text:p>16767</text:p>
          </table:table-cell>
          <table:table-cell office:value-type="float" office:value="14850" calcext:value-type="float">
            <text:p>14850</text:p>
          </table:table-cell>
          <table:table-cell office:value-type="float" office:value="240665" calcext:value-type="float">
            <text:p>240665</text:p>
          </table:table-cell>
          <table:table-cell office:value-type="float" office:value="350341" calcext:value-type="float">
            <text:p>350341</text:p>
          </table:table-cell>
          <table:table-cell office:value-type="float" office:value="613285" calcext:value-type="float">
            <text:p>613285</text:p>
          </table:table-cell>
          <table:table-cell office:value-type="float" office:value="453990" calcext:value-type="float">
            <text:p>453990</text:p>
          </table:table-cell>
          <table:table-cell office:value-type="float" office:value="380546" calcext:value-type="float">
            <text:p>380546</text:p>
          </table:table-cell>
          <table:table-cell office:value-type="float" office:value="53389" calcext:value-type="float">
            <text:p>53389</text:p>
          </table:table-cell>
          <table:table-cell office:value-type="float" office:value="20055" calcext:value-type="float">
            <text:p>20055</text:p>
          </table:table-cell>
          <table:table-cell office:value-type="float" office:value="111" calcext:value-type="float">
            <text:p>111</text:p>
          </table:table-cell>
          <table:table-cell office:value-type="float" office:value="210969" calcext:value-type="float">
            <text:p>210969</text:p>
          </table:table-cell>
          <table:table-cell office:value-type="float" office:value="229367" calcext:value-type="float">
            <text:p>229367</text:p>
          </table:table-cell>
          <table:table-cell office:value-type="float" office:value="24563" calcext:value-type="float">
            <text:p>24563</text:p>
          </table:table-cell>
          <table:table-cell office:value-type="float" office:value="1532285" calcext:value-type="float">
            <text:p>153228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6Sep</text:p>
          </table:table-cell>
          <table:table-cell table:number-columns-repeated="2" office:value-type="float" office:value="90289" calcext:value-type="float">
            <text:p>90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8" calcext:value-type="float">
            <text:p>6958</text:p>
          </table:table-cell>
          <table:table-cell office:value-type="float" office:value="2138" calcext:value-type="float">
            <text:p>2138</text:p>
          </table:table-cell>
          <table:table-cell office:value-type="float" office:value="4750" calcext:value-type="float">
            <text:p>47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48130" calcext:value-type="float">
            <text:p>48130</text:p>
          </table:table-cell>
          <table:table-cell office:value-type="float" office:value="41245" calcext:value-type="float">
            <text:p>41245</text:p>
          </table:table-cell>
          <table:table-cell office:value-type="float" office:value="47139" calcext:value-type="float">
            <text:p>47139</text:p>
          </table:table-cell>
          <table:table-cell office:value-type="float" office:value="124524" calcext:value-type="float">
            <text:p>124524</text:p>
          </table:table-cell>
          <table:table-cell office:value-type="float" office:value="123474" calcext:value-type="float">
            <text:p>123474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12880" calcext:value-type="float">
            <text:p>12880</text:p>
          </table:table-cell>
          <table:table-cell office:value-type="float" office:value="1047" calcext:value-type="float">
            <text:p>1047</text:p>
          </table:table-cell>
          <table:table-cell office:value-type="float" office:value="1203" calcext:value-type="float">
            <text:p>1203</text:p>
          </table:table-cell>
          <table:table-cell office:value-type="float" office:value="186793" calcext:value-type="float">
            <text:p>186793</text:p>
          </table:table-cell>
          <table:table-cell office:value-type="float" office:value="696433" calcext:value-type="float">
            <text:p>696433</text:p>
          </table:table-cell>
          <table:table-cell office:value-type="float" office:value="673248" calcext:value-type="float">
            <text:p>673248</text:p>
          </table:table-cell>
          <table:table-cell office:value-type="float" office:value="22552" calcext:value-type="float">
            <text:p>22552</text:p>
          </table:table-cell>
          <table:table-cell office:value-type="float" office:value="633" calcext:value-type="float">
            <text:p>633</text:p>
          </table:table-cell>
          <table:table-cell office:value-type="float" office:value="204277" calcext:value-type="float">
            <text:p>204277</text:p>
          </table:table-cell>
          <table:table-cell office:value-type="float" office:value="24381" calcext:value-type="float">
            <text:p>24381</text:p>
          </table:table-cell>
          <table:table-cell office:value-type="float" office:value="177666" calcext:value-type="float">
            <text:p>177666</text:p>
          </table:table-cell>
          <table:table-cell office:value-type="float" office:value="2230" calcext:value-type="float">
            <text:p>2230</text:p>
          </table:table-cell>
          <table:table-cell office:value-type="float" office:value="16473" calcext:value-type="float">
            <text:p>16473</text:p>
          </table:table-cell>
          <table:table-cell office:value-type="float" office:value="14822" calcext:value-type="float">
            <text:p>14822</text:p>
          </table:table-cell>
          <table:table-cell office:value-type="float" office:value="241082" calcext:value-type="float">
            <text:p>241082</text:p>
          </table:table-cell>
          <table:table-cell office:value-type="float" office:value="348480" calcext:value-type="float">
            <text:p>348480</text:p>
          </table:table-cell>
          <table:table-cell office:value-type="float" office:value="607696" calcext:value-type="float">
            <text:p>607696</text:p>
          </table:table-cell>
          <table:table-cell office:value-type="float" office:value="448339" calcext:value-type="float">
            <text:p>448339</text:p>
          </table:table-cell>
          <table:table-cell office:value-type="float" office:value="376986" calcext:value-type="float">
            <text:p>376986</text:p>
          </table:table-cell>
          <table:table-cell office:value-type="float" office:value="55226" calcext:value-type="float">
            <text:p>55226</text:p>
          </table:table-cell>
          <table:table-cell office:value-type="float" office:value="16127" calcext:value-type="float">
            <text:p>16127</text:p>
          </table:table-cell>
          <table:table-cell office:value-type="float" office:value="111" calcext:value-type="float">
            <text:p>111</text:p>
          </table:table-cell>
          <table:table-cell office:value-type="float" office:value="210864" calcext:value-type="float">
            <text:p>210864</text:p>
          </table:table-cell>
          <table:table-cell office:value-type="float" office:value="227264" calcext:value-type="float">
            <text:p>227264</text:p>
          </table:table-cell>
          <table:table-cell office:value-type="float" office:value="27288" calcext:value-type="float">
            <text:p>27288</text:p>
          </table:table-cell>
          <table:table-cell office:value-type="float" office:value="1521562" calcext:value-type="float">
            <text:p>152156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6Aug</text:p>
          </table:table-cell>
          <table:table-cell table:number-columns-repeated="2" office:value-type="float" office:value="99533" calcext:value-type="float">
            <text:p>99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8" calcext:value-type="float">
            <text:p>6908</text:p>
          </table:table-cell>
          <table:table-cell office:value-type="float" office:value="1886" calcext:value-type="float">
            <text:p>1886</text:p>
          </table:table-cell>
          <table:table-cell office:value-type="float" office:value="4952" calcext:value-type="float">
            <text:p>495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47552" calcext:value-type="float">
            <text:p>47552</text:p>
          </table:table-cell>
          <table:table-cell office:value-type="float" office:value="40552" calcext:value-type="float">
            <text:p>40552</text:p>
          </table:table-cell>
          <table:table-cell office:value-type="float" office:value="46841" calcext:value-type="float">
            <text:p>46841</text:p>
          </table:table-cell>
          <table:table-cell office:value-type="float" office:value="134022" calcext:value-type="float">
            <text:p>134022</text:p>
          </table:table-cell>
          <table:table-cell office:value-type="float" office:value="132972" calcext:value-type="float">
            <text:p>132972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12203" calcext:value-type="float">
            <text:p>12203</text:p>
          </table:table-cell>
          <table:table-cell office:value-type="float" office:value="986" calcext:value-type="float">
            <text:p>986</text:p>
          </table:table-cell>
          <table:table-cell office:value-type="float" office:value="661" calcext:value-type="float">
            <text:p>661</text:p>
          </table:table-cell>
          <table:table-cell office:value-type="float" office:value="194713" calcext:value-type="float">
            <text:p>194713</text:p>
          </table:table-cell>
          <table:table-cell office:value-type="float" office:value="711165" calcext:value-type="float">
            <text:p>711165</text:p>
          </table:table-cell>
          <table:table-cell office:value-type="float" office:value="687985" calcext:value-type="float">
            <text:p>687985</text:p>
          </table:table-cell>
          <table:table-cell office:value-type="float" office:value="22547" calcext:value-type="float">
            <text:p>22547</text:p>
          </table:table-cell>
          <table:table-cell office:value-type="float" office:value="633" calcext:value-type="float">
            <text:p>633</text:p>
          </table:table-cell>
          <table:table-cell office:value-type="float" office:value="202221" calcext:value-type="float">
            <text:p>202221</text:p>
          </table:table-cell>
          <table:table-cell office:value-type="float" office:value="23300" calcext:value-type="float">
            <text:p>23300</text:p>
          </table:table-cell>
          <table:table-cell office:value-type="float" office:value="176767" calcext:value-type="float">
            <text:p>176767</text:p>
          </table:table-cell>
          <table:table-cell office:value-type="float" office:value="2154" calcext:value-type="float">
            <text:p>2154</text:p>
          </table:table-cell>
          <table:table-cell office:value-type="float" office:value="16393" calcext:value-type="float">
            <text:p>16393</text:p>
          </table:table-cell>
          <table:table-cell office:value-type="float" office:value="14793" calcext:value-type="float">
            <text:p>14793</text:p>
          </table:table-cell>
          <table:table-cell office:value-type="float" office:value="236023" calcext:value-type="float">
            <text:p>236023</text:p>
          </table:table-cell>
          <table:table-cell office:value-type="float" office:value="348860" calcext:value-type="float">
            <text:p>348860</text:p>
          </table:table-cell>
          <table:table-cell office:value-type="float" office:value="603869" calcext:value-type="float">
            <text:p>603869</text:p>
          </table:table-cell>
          <table:table-cell office:value-type="float" office:value="467606" calcext:value-type="float">
            <text:p>467606</text:p>
          </table:table-cell>
          <table:table-cell office:value-type="float" office:value="388909" calcext:value-type="float">
            <text:p>388909</text:p>
          </table:table-cell>
          <table:table-cell office:value-type="float" office:value="63694" calcext:value-type="float">
            <text:p>63694</text:p>
          </table:table-cell>
          <table:table-cell office:value-type="float" office:value="15003" calcext:value-type="float">
            <text:p>15003</text:p>
          </table:table-cell>
          <table:table-cell office:value-type="float" office:value="108" calcext:value-type="float">
            <text:p>108</text:p>
          </table:table-cell>
          <table:table-cell office:value-type="float" office:value="210726" calcext:value-type="float">
            <text:p>210726</text:p>
          </table:table-cell>
          <table:table-cell office:value-type="float" office:value="221990" calcext:value-type="float">
            <text:p>221990</text:p>
          </table:table-cell>
          <table:table-cell office:value-type="float" office:value="25155" calcext:value-type="float">
            <text:p>25155</text:p>
          </table:table-cell>
          <table:table-cell office:value-type="float" office:value="1529454" calcext:value-type="float">
            <text:p>152945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6Jul</text:p>
          </table:table-cell>
          <table:table-cell table:number-columns-repeated="2" office:value-type="float" office:value="100809" calcext:value-type="float">
            <text:p>100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96" calcext:value-type="float">
            <text:p>6596</text:p>
          </table:table-cell>
          <table:table-cell office:value-type="float" office:value="1959" calcext:value-type="float">
            <text:p>1959</text:p>
          </table:table-cell>
          <table:table-cell office:value-type="float" office:value="4541" calcext:value-type="float">
            <text:p>454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47828" calcext:value-type="float">
            <text:p>47828</text:p>
          </table:table-cell>
          <table:table-cell office:value-type="float" office:value="41215" calcext:value-type="float">
            <text:p>41215</text:p>
          </table:table-cell>
          <table:table-cell office:value-type="float" office:value="47157" calcext:value-type="float">
            <text:p>47157</text:p>
          </table:table-cell>
          <table:table-cell office:value-type="float" office:value="134929" calcext:value-type="float">
            <text:p>134929</text:p>
          </table:table-cell>
          <table:table-cell office:value-type="float" office:value="133879" calcext:value-type="float">
            <text:p>133879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12783" calcext:value-type="float">
            <text:p>12783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float" office:value="196618" calcext:value-type="float">
            <text:p>196618</text:p>
          </table:table-cell>
          <table:table-cell office:value-type="float" office:value="743598" calcext:value-type="float">
            <text:p>743598</text:p>
          </table:table-cell>
          <table:table-cell office:value-type="float" office:value="720414" calcext:value-type="float">
            <text:p>720414</text:p>
          </table:table-cell>
          <table:table-cell office:value-type="float" office:value="22549" calcext:value-type="float">
            <text:p>22549</text:p>
          </table:table-cell>
          <table:table-cell office:value-type="float" office:value="635" calcext:value-type="float">
            <text:p>635</text:p>
          </table:table-cell>
          <table:table-cell office:value-type="float" office:value="195710" calcext:value-type="float">
            <text:p>195710</text:p>
          </table:table-cell>
          <table:table-cell office:value-type="float" office:value="22144" calcext:value-type="float">
            <text:p>22144</text:p>
          </table:table-cell>
          <table:table-cell office:value-type="float" office:value="171438" calcext:value-type="float">
            <text:p>171438</text:p>
          </table:table-cell>
          <table:table-cell office:value-type="float" office:value="2128" calcext:value-type="float">
            <text:p>2128</text:p>
          </table:table-cell>
          <table:table-cell office:value-type="float" office:value="16363" calcext:value-type="float">
            <text:p>16363</text:p>
          </table:table-cell>
          <table:table-cell office:value-type="float" office:value="14771" calcext:value-type="float">
            <text:p>14771</text:p>
          </table:table-cell>
          <table:table-cell office:value-type="float" office:value="231196" calcext:value-type="float">
            <text:p>231196</text:p>
          </table:table-cell>
          <table:table-cell office:value-type="float" office:value="352612" calcext:value-type="float">
            <text:p>352612</text:p>
          </table:table-cell>
          <table:table-cell office:value-type="float" office:value="607706" calcext:value-type="float">
            <text:p>607706</text:p>
          </table:table-cell>
          <table:table-cell office:value-type="float" office:value="490107" calcext:value-type="float">
            <text:p>490107</text:p>
          </table:table-cell>
          <table:table-cell office:value-type="float" office:value="406110" calcext:value-type="float">
            <text:p>406110</text:p>
          </table:table-cell>
          <table:table-cell office:value-type="float" office:value="64695" calcext:value-type="float">
            <text:p>64695</text:p>
          </table:table-cell>
          <table:table-cell office:value-type="float" office:value="19302" calcext:value-type="float">
            <text:p>19302</text:p>
          </table:table-cell>
          <table:table-cell office:value-type="float" office:value="109" calcext:value-type="float">
            <text:p>109</text:p>
          </table:table-cell>
          <table:table-cell office:value-type="float" office:value="213275" calcext:value-type="float">
            <text:p>213275</text:p>
          </table:table-cell>
          <table:table-cell office:value-type="float" office:value="218552" calcext:value-type="float">
            <text:p>218552</text:p>
          </table:table-cell>
          <table:table-cell office:value-type="float" office:value="24496" calcext:value-type="float">
            <text:p>24496</text:p>
          </table:table-cell>
          <table:table-cell office:value-type="float" office:value="1554245" calcext:value-type="float">
            <text:p>155424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6Jun</text:p>
          </table:table-cell>
          <table:table-cell table:number-columns-repeated="2" office:value-type="float" office:value="103247" calcext:value-type="float">
            <text:p>103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7" calcext:value-type="float">
            <text:p>6557</text:p>
          </table:table-cell>
          <table:table-cell office:value-type="float" office:value="1914" calcext:value-type="float">
            <text:p>1914</text:p>
          </table:table-cell>
          <table:table-cell office:value-type="float" office:value="4395" calcext:value-type="float">
            <text:p>4395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7900" calcext:value-type="float">
            <text:p>47900</text:p>
          </table:table-cell>
          <table:table-cell office:value-type="float" office:value="39139" calcext:value-type="float">
            <text:p>39139</text:p>
          </table:table-cell>
          <table:table-cell office:value-type="float" office:value="46411" calcext:value-type="float">
            <text:p>46411</text:p>
          </table:table-cell>
          <table:table-cell office:value-type="float" office:value="136730" calcext:value-type="float">
            <text:p>136730</text:p>
          </table:table-cell>
          <table:table-cell office:value-type="float" office:value="135680" calcext:value-type="float">
            <text:p>135680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12228" calcext:value-type="float">
            <text:p>12228</text:p>
          </table:table-cell>
          <table:table-cell office:value-type="float" office:value="1355" calcext:value-type="float">
            <text:p>1355</text:p>
          </table:table-cell>
          <table:table-cell office:value-type="float" office:value="288" calcext:value-type="float">
            <text:p>288</text:p>
          </table:table-cell>
          <table:table-cell office:value-type="float" office:value="197012" calcext:value-type="float">
            <text:p>197012</text:p>
          </table:table-cell>
          <table:table-cell office:value-type="float" office:value="733276" calcext:value-type="float">
            <text:p>733276</text:p>
          </table:table-cell>
          <table:table-cell office:value-type="float" office:value="710097" calcext:value-type="float">
            <text:p>710097</text:p>
          </table:table-cell>
          <table:table-cell office:value-type="float" office:value="22546" calcext:value-type="float">
            <text:p>22546</text:p>
          </table:table-cell>
          <table:table-cell office:value-type="float" office:value="633" calcext:value-type="float">
            <text:p>633</text:p>
          </table:table-cell>
          <table:table-cell office:value-type="float" office:value="190626" calcext:value-type="float">
            <text:p>190626</text:p>
          </table:table-cell>
          <table:table-cell office:value-type="float" office:value="20173" calcext:value-type="float">
            <text:p>20173</text:p>
          </table:table-cell>
          <table:table-cell office:value-type="float" office:value="168125" calcext:value-type="float">
            <text:p>168125</text:p>
          </table:table-cell>
          <table:table-cell office:value-type="float" office:value="2328" calcext:value-type="float">
            <text:p>2328</text:p>
          </table:table-cell>
          <table:table-cell office:value-type="float" office:value="16357" calcext:value-type="float">
            <text:p>16357</text:p>
          </table:table-cell>
          <table:table-cell office:value-type="float" office:value="14612" calcext:value-type="float">
            <text:p>14612</text:p>
          </table:table-cell>
          <table:table-cell office:value-type="float" office:value="233514" calcext:value-type="float">
            <text:p>233514</text:p>
          </table:table-cell>
          <table:table-cell office:value-type="float" office:value="343679" calcext:value-type="float">
            <text:p>343679</text:p>
          </table:table-cell>
          <table:table-cell office:value-type="float" office:value="598250" calcext:value-type="float">
            <text:p>598250</text:p>
          </table:table-cell>
          <table:table-cell office:value-type="float" office:value="487364" calcext:value-type="float">
            <text:p>487364</text:p>
          </table:table-cell>
          <table:table-cell office:value-type="float" office:value="396526" calcext:value-type="float">
            <text:p>396526</text:p>
          </table:table-cell>
          <table:table-cell office:value-type="float" office:value="69340" calcext:value-type="float">
            <text:p>69340</text:p>
          </table:table-cell>
          <table:table-cell office:value-type="float" office:value="21498" calcext:value-type="float">
            <text:p>21498</text:p>
          </table:table-cell>
          <table:table-cell office:value-type="float" office:value="109" calcext:value-type="float">
            <text:p>109</text:p>
          </table:table-cell>
          <table:table-cell office:value-type="float" office:value="205497" calcext:value-type="float">
            <text:p>205497</text:p>
          </table:table-cell>
          <table:table-cell office:value-type="float" office:value="216755" calcext:value-type="float">
            <text:p>216755</text:p>
          </table:table-cell>
          <table:table-cell office:value-type="float" office:value="24098" calcext:value-type="float">
            <text:p>24098</text:p>
          </table:table-cell>
          <table:table-cell office:value-type="float" office:value="1532073" calcext:value-type="float">
            <text:p>153207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6May</text:p>
          </table:table-cell>
          <table:table-cell table:number-columns-repeated="2" office:value-type="float" office:value="87871" calcext:value-type="float">
            <text:p>87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0" calcext:value-type="float">
            <text:p>6550</text:p>
          </table:table-cell>
          <table:table-cell office:value-type="float" office:value="1854" calcext:value-type="float">
            <text:p>1854</text:p>
          </table:table-cell>
          <table:table-cell office:value-type="float" office:value="4427" calcext:value-type="float">
            <text:p>4427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6227" calcext:value-type="float">
            <text:p>46227</text:p>
          </table:table-cell>
          <table:table-cell office:value-type="float" office:value="41581" calcext:value-type="float">
            <text:p>41581</text:p>
          </table:table-cell>
          <table:table-cell office:value-type="float" office:value="45667" calcext:value-type="float">
            <text:p>45667</text:p>
          </table:table-cell>
          <table:table-cell office:value-type="float" office:value="122199" calcext:value-type="float">
            <text:p>122199</text:p>
          </table:table-cell>
          <table:table-cell office:value-type="float" office:value="121149" calcext:value-type="float">
            <text:p>121149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12463" calcext:value-type="float">
            <text:p>12463</text:p>
          </table:table-cell>
          <table:table-cell office:value-type="float" office:value="659" calcext:value-type="float">
            <text:p>659</text:p>
          </table:table-cell>
          <table:table-cell office:value-type="float" office:value="1410" calcext:value-type="float">
            <text:p>1410</text:p>
          </table:table-cell>
          <table:table-cell office:value-type="float" office:value="182398" calcext:value-type="float">
            <text:p>182398</text:p>
          </table:table-cell>
          <table:table-cell office:value-type="float" office:value="664671" calcext:value-type="float">
            <text:p>664671</text:p>
          </table:table-cell>
          <table:table-cell office:value-type="float" office:value="640999" calcext:value-type="float">
            <text:p>640999</text:p>
          </table:table-cell>
          <table:table-cell office:value-type="float" office:value="23038" calcext:value-type="float">
            <text:p>23038</text:p>
          </table:table-cell>
          <table:table-cell office:value-type="float" office:value="634" calcext:value-type="float">
            <text:p>634</text:p>
          </table:table-cell>
          <table:table-cell office:value-type="float" office:value="191662" calcext:value-type="float">
            <text:p>191662</text:p>
          </table:table-cell>
          <table:table-cell office:value-type="float" office:value="20298" calcext:value-type="float">
            <text:p>20298</text:p>
          </table:table-cell>
          <table:table-cell office:value-type="float" office:value="169038" calcext:value-type="float">
            <text:p>169038</text:p>
          </table:table-cell>
          <table:table-cell office:value-type="float" office:value="2326" calcext:value-type="float">
            <text:p>2326</text:p>
          </table:table-cell>
          <table:table-cell office:value-type="float" office:value="16389" calcext:value-type="float">
            <text:p>16389</text:p>
          </table:table-cell>
          <table:table-cell office:value-type="float" office:value="14645" calcext:value-type="float">
            <text:p>14645</text:p>
          </table:table-cell>
          <table:table-cell office:value-type="float" office:value="227646" calcext:value-type="float">
            <text:p>227646</text:p>
          </table:table-cell>
          <table:table-cell office:value-type="float" office:value="357189" calcext:value-type="float">
            <text:p>357189</text:p>
          </table:table-cell>
          <table:table-cell office:value-type="float" office:value="588751" calcext:value-type="float">
            <text:p>588751</text:p>
          </table:table-cell>
          <table:table-cell office:value-type="float" office:value="427772" calcext:value-type="float">
            <text:p>427772</text:p>
          </table:table-cell>
          <table:table-cell office:value-type="float" office:value="373596" calcext:value-type="float">
            <text:p>373596</text:p>
          </table:table-cell>
          <table:table-cell office:value-type="float" office:value="34761" calcext:value-type="float">
            <text:p>34761</text:p>
          </table:table-cell>
          <table:table-cell office:value-type="float" office:value="19415" calcext:value-type="float">
            <text:p>19415</text:p>
          </table:table-cell>
          <table:table-cell office:value-type="float" office:value="108" calcext:value-type="float">
            <text:p>108</text:p>
          </table:table-cell>
          <table:table-cell office:value-type="float" office:value="216542" calcext:value-type="float">
            <text:p>216542</text:p>
          </table:table-cell>
          <table:table-cell office:value-type="float" office:value="214369" calcext:value-type="float">
            <text:p>214369</text:p>
          </table:table-cell>
          <table:table-cell office:value-type="float" office:value="24660" calcext:value-type="float">
            <text:p>24660</text:p>
          </table:table-cell>
          <table:table-cell office:value-type="float" office:value="1472202" calcext:value-type="float">
            <text:p>147220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6Apr</text:p>
          </table:table-cell>
          <table:table-cell table:number-columns-repeated="2" office:value-type="float" office:value="87089" calcext:value-type="float">
            <text:p>87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15" calcext:value-type="float">
            <text:p>6515</text:p>
          </table:table-cell>
          <table:table-cell office:value-type="float" office:value="1863" calcext:value-type="float">
            <text:p>1863</text:p>
          </table:table-cell>
          <table:table-cell office:value-type="float" office:value="4384" calcext:value-type="float">
            <text:p>4384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6463" calcext:value-type="float">
            <text:p>46463</text:p>
          </table:table-cell>
          <table:table-cell office:value-type="float" office:value="42102" calcext:value-type="float">
            <text:p>42102</text:p>
          </table:table-cell>
          <table:table-cell office:value-type="float" office:value="45506" calcext:value-type="float">
            <text:p>45506</text:p>
          </table:table-cell>
          <table:table-cell office:value-type="float" office:value="121868" calcext:value-type="float">
            <text:p>121868</text:p>
          </table:table-cell>
          <table:table-cell office:value-type="float" office:value="120818" calcext:value-type="float">
            <text:p>120818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13204" calcext:value-type="float">
            <text:p>13204</text:p>
          </table:table-cell>
          <table:table-cell office:value-type="float" office:value="1102" calcext:value-type="float">
            <text:p>1102</text:p>
          </table:table-cell>
          <table:table-cell office:value-type="float" office:value="657" calcext:value-type="float">
            <text:p>657</text:p>
          </table:table-cell>
          <table:table-cell office:value-type="float" office:value="182337" calcext:value-type="float">
            <text:p>182337</text:p>
          </table:table-cell>
          <table:table-cell office:value-type="float" office:value="663364" calcext:value-type="float">
            <text:p>663364</text:p>
          </table:table-cell>
          <table:table-cell office:value-type="float" office:value="639674" calcext:value-type="float">
            <text:p>639674</text:p>
          </table:table-cell>
          <table:table-cell office:value-type="float" office:value="23055" calcext:value-type="float">
            <text:p>23055</text:p>
          </table:table-cell>
          <table:table-cell office:value-type="float" office:value="635" calcext:value-type="float">
            <text:p>635</text:p>
          </table:table-cell>
          <table:table-cell office:value-type="float" office:value="187556" calcext:value-type="float">
            <text:p>187556</text:p>
          </table:table-cell>
          <table:table-cell office:value-type="float" office:value="19026" calcext:value-type="float">
            <text:p>19026</text:p>
          </table:table-cell>
          <table:table-cell office:value-type="float" office:value="166209" calcext:value-type="float">
            <text:p>166209</text:p>
          </table:table-cell>
          <table:table-cell office:value-type="float" office:value="2321" calcext:value-type="float">
            <text:p>2321</text:p>
          </table:table-cell>
          <table:table-cell office:value-type="float" office:value="16778" calcext:value-type="float">
            <text:p>16778</text:p>
          </table:table-cell>
          <table:table-cell office:value-type="float" office:value="14706" calcext:value-type="float">
            <text:p>14706</text:p>
          </table:table-cell>
          <table:table-cell office:value-type="float" office:value="227401" calcext:value-type="float">
            <text:p>227401</text:p>
          </table:table-cell>
          <table:table-cell office:value-type="float" office:value="358889" calcext:value-type="float">
            <text:p>358889</text:p>
          </table:table-cell>
          <table:table-cell office:value-type="float" office:value="586558" calcext:value-type="float">
            <text:p>586558</text:p>
          </table:table-cell>
          <table:table-cell office:value-type="float" office:value="425896" calcext:value-type="float">
            <text:p>425896</text:p>
          </table:table-cell>
          <table:table-cell office:value-type="float" office:value="362645" calcext:value-type="float">
            <text:p>362645</text:p>
          </table:table-cell>
          <table:table-cell office:value-type="float" office:value="45813" calcext:value-type="float">
            <text:p>45813</text:p>
          </table:table-cell>
          <table:table-cell office:value-type="float" office:value="17438" calcext:value-type="float">
            <text:p>17438</text:p>
          </table:table-cell>
          <table:table-cell office:value-type="float" office:value="108" calcext:value-type="float">
            <text:p>108</text:p>
          </table:table-cell>
          <table:table-cell office:value-type="float" office:value="217601" calcext:value-type="float">
            <text:p>217601</text:p>
          </table:table-cell>
          <table:table-cell office:value-type="float" office:value="216763" calcext:value-type="float">
            <text:p>216763</text:p>
          </table:table-cell>
          <table:table-cell office:value-type="float" office:value="21769" calcext:value-type="float">
            <text:p>21769</text:p>
          </table:table-cell>
          <table:table-cell office:value-type="float" office:value="1468695" calcext:value-type="float">
            <text:p>146869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6Mar</text:p>
          </table:table-cell>
          <table:table-cell table:number-columns-repeated="2" office:value-type="float" office:value="79151" calcext:value-type="float">
            <text:p>79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55" calcext:value-type="float">
            <text:p>6655</text:p>
          </table:table-cell>
          <table:table-cell office:value-type="float" office:value="2006" calcext:value-type="float">
            <text:p>2006</text:p>
          </table:table-cell>
          <table:table-cell office:value-type="float" office:value="4380" calcext:value-type="float">
            <text:p>438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46288" calcext:value-type="float">
            <text:p>46288</text:p>
          </table:table-cell>
          <table:table-cell office:value-type="float" office:value="40825" calcext:value-type="float">
            <text:p>40825</text:p>
          </table:table-cell>
          <table:table-cell office:value-type="float" office:value="44572" calcext:value-type="float">
            <text:p>44572</text:p>
          </table:table-cell>
          <table:table-cell office:value-type="float" office:value="112096" calcext:value-type="float">
            <text:p>112096</text:p>
          </table:table-cell>
          <table:table-cell office:value-type="float" office:value="111046" calcext:value-type="float">
            <text:p>111046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13635" calcext:value-type="float">
            <text:p>13635</text:p>
          </table:table-cell>
          <table:table-cell office:value-type="float" office:value="1499" calcext:value-type="float">
            <text:p>1499</text:p>
          </table:table-cell>
          <table:table-cell office:value-type="float" office:value="1288" calcext:value-type="float">
            <text:p>1288</text:p>
          </table:table-cell>
          <table:table-cell office:value-type="float" office:value="173090" calcext:value-type="float">
            <text:p>173090</text:p>
          </table:table-cell>
          <table:table-cell office:value-type="float" office:value="639274" calcext:value-type="float">
            <text:p>639274</text:p>
          </table:table-cell>
          <table:table-cell office:value-type="float" office:value="615590" calcext:value-type="float">
            <text:p>615590</text:p>
          </table:table-cell>
          <table:table-cell office:value-type="float" office:value="23056" calcext:value-type="float">
            <text:p>23056</text:p>
          </table:table-cell>
          <table:table-cell office:value-type="float" office:value="628" calcext:value-type="float">
            <text:p>628</text:p>
          </table:table-cell>
          <table:table-cell office:value-type="float" office:value="185868" calcext:value-type="float">
            <text:p>185868</text:p>
          </table:table-cell>
          <table:table-cell office:value-type="float" office:value="17972" calcext:value-type="float">
            <text:p>17972</text:p>
          </table:table-cell>
          <table:table-cell office:value-type="float" office:value="165621" calcext:value-type="float">
            <text:p>165621</text:p>
          </table:table-cell>
          <table:table-cell office:value-type="float" office:value="2275" calcext:value-type="float">
            <text:p>2275</text:p>
          </table:table-cell>
          <table:table-cell office:value-type="float" office:value="15847" calcext:value-type="float">
            <text:p>15847</text:p>
          </table:table-cell>
          <table:table-cell office:value-type="float" office:value="14713" calcext:value-type="float">
            <text:p>14713</text:p>
          </table:table-cell>
          <table:table-cell office:value-type="float" office:value="226626" calcext:value-type="float">
            <text:p>226626</text:p>
          </table:table-cell>
          <table:table-cell office:value-type="float" office:value="348944" calcext:value-type="float">
            <text:p>348944</text:p>
          </table:table-cell>
          <table:table-cell office:value-type="float" office:value="574693" calcext:value-type="float">
            <text:p>574693</text:p>
          </table:table-cell>
          <table:table-cell office:value-type="float" office:value="405039" calcext:value-type="float">
            <text:p>405039</text:p>
          </table:table-cell>
          <table:table-cell office:value-type="float" office:value="344980" calcext:value-type="float">
            <text:p>344980</text:p>
          </table:table-cell>
          <table:table-cell office:value-type="float" office:value="45024" calcext:value-type="float">
            <text:p>45024</text:p>
          </table:table-cell>
          <table:table-cell office:value-type="float" office:value="15035" calcext:value-type="float">
            <text:p>15035</text:p>
          </table:table-cell>
          <table:table-cell office:value-type="float" office:value="108" calcext:value-type="float">
            <text:p>108</text:p>
          </table:table-cell>
          <table:table-cell office:value-type="float" office:value="213771" calcext:value-type="float">
            <text:p>213771</text:p>
          </table:table-cell>
          <table:table-cell office:value-type="float" office:value="214042" calcext:value-type="float">
            <text:p>214042</text:p>
          </table:table-cell>
          <table:table-cell office:value-type="float" office:value="23620" calcext:value-type="float">
            <text:p>23620</text:p>
          </table:table-cell>
          <table:table-cell office:value-type="float" office:value="1431273" calcext:value-type="float">
            <text:p>143127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6Feb</text:p>
          </table:table-cell>
          <table:table-cell table:number-columns-repeated="2" office:value-type="float" office:value="86261" calcext:value-type="float">
            <text:p>86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2" calcext:value-type="float">
            <text:p>6322</text:p>
          </table:table-cell>
          <table:table-cell office:value-type="float" office:value="1606" calcext:value-type="float">
            <text:p>1606</text:p>
          </table:table-cell>
          <table:table-cell office:value-type="float" office:value="4502" calcext:value-type="float">
            <text:p>4502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44932" calcext:value-type="float">
            <text:p>44932</text:p>
          </table:table-cell>
          <table:table-cell office:value-type="float" office:value="43408" calcext:value-type="float">
            <text:p>43408</text:p>
          </table:table-cell>
          <table:table-cell office:value-type="float" office:value="44089" calcext:value-type="float">
            <text:p>44089</text:p>
          </table:table-cell>
          <table:table-cell office:value-type="float" office:value="120816" calcext:value-type="float">
            <text:p>120816</text:p>
          </table:table-cell>
          <table:table-cell office:value-type="float" office:value="119766" calcext:value-type="float">
            <text:p>119766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13827" calcext:value-type="float">
            <text:p>13827</text:p>
          </table:table-cell>
          <table:table-cell office:value-type="float" office:value="734" calcext:value-type="float">
            <text:p>734</text:p>
          </table:table-cell>
          <table:table-cell office:value-type="float" office:value="1628" calcext:value-type="float">
            <text:p>1628</text:p>
          </table:table-cell>
          <table:table-cell office:value-type="float" office:value="181094" calcext:value-type="float">
            <text:p>181094</text:p>
          </table:table-cell>
          <table:table-cell office:value-type="float" office:value="659976" calcext:value-type="float">
            <text:p>659976</text:p>
          </table:table-cell>
          <table:table-cell office:value-type="float" office:value="636318" calcext:value-type="float">
            <text:p>636318</text:p>
          </table:table-cell>
          <table:table-cell office:value-type="float" office:value="23029" calcext:value-type="float">
            <text:p>23029</text:p>
          </table:table-cell>
          <table:table-cell office:value-type="float" office:value="629" calcext:value-type="float">
            <text:p>629</text:p>
          </table:table-cell>
          <table:table-cell office:value-type="float" office:value="184780" calcext:value-type="float">
            <text:p>184780</text:p>
          </table:table-cell>
          <table:table-cell office:value-type="float" office:value="17769" calcext:value-type="float">
            <text:p>17769</text:p>
          </table:table-cell>
          <table:table-cell office:value-type="float" office:value="164792" calcext:value-type="float">
            <text:p>164792</text:p>
          </table:table-cell>
          <table:table-cell office:value-type="float" office:value="2219" calcext:value-type="float">
            <text:p>2219</text:p>
          </table:table-cell>
          <table:table-cell office:value-type="float" office:value="15077" calcext:value-type="float">
            <text:p>15077</text:p>
          </table:table-cell>
          <table:table-cell office:value-type="float" office:value="14653" calcext:value-type="float">
            <text:p>14653</text:p>
          </table:table-cell>
          <table:table-cell office:value-type="float" office:value="217121" calcext:value-type="float">
            <text:p>217121</text:p>
          </table:table-cell>
          <table:table-cell office:value-type="float" office:value="353575" calcext:value-type="float">
            <text:p>353575</text:p>
          </table:table-cell>
          <table:table-cell office:value-type="float" office:value="568569" calcext:value-type="float">
            <text:p>568569</text:p>
          </table:table-cell>
          <table:table-cell office:value-type="float" office:value="429177" calcext:value-type="float">
            <text:p>429177</text:p>
          </table:table-cell>
          <table:table-cell office:value-type="float" office:value="352953" calcext:value-type="float">
            <text:p>352953</text:p>
          </table:table-cell>
          <table:table-cell office:value-type="float" office:value="56547" calcext:value-type="float">
            <text:p>56547</text:p>
          </table:table-cell>
          <table:table-cell office:value-type="float" office:value="19677" calcext:value-type="float">
            <text:p>19677</text:p>
          </table:table-cell>
          <table:table-cell office:value-type="float" office:value="110" calcext:value-type="float">
            <text:p>110</text:p>
          </table:table-cell>
          <table:table-cell office:value-type="float" office:value="210140" calcext:value-type="float">
            <text:p>210140</text:p>
          </table:table-cell>
          <table:table-cell office:value-type="float" office:value="214273" calcext:value-type="float">
            <text:p>214273</text:p>
          </table:table-cell>
          <table:table-cell office:value-type="float" office:value="22908" calcext:value-type="float">
            <text:p>22908</text:p>
          </table:table-cell>
          <table:table-cell office:value-type="float" office:value="1445177" calcext:value-type="float">
            <text:p>144517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6Jan</text:p>
          </table:table-cell>
          <table:table-cell table:number-columns-repeated="2" office:value-type="float" office:value="88766" calcext:value-type="float">
            <text:p>88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37" calcext:value-type="float">
            <text:p>5537</text:p>
          </table:table-cell>
          <table:table-cell office:value-type="float" office:value="1285" calcext:value-type="float">
            <text:p>1285</text:p>
          </table:table-cell>
          <table:table-cell office:value-type="float" office:value="4047" calcext:value-type="float">
            <text:p>4047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44433" calcext:value-type="float">
            <text:p>44433</text:p>
          </table:table-cell>
          <table:table-cell office:value-type="float" office:value="42544" calcext:value-type="float">
            <text:p>42544</text:p>
          </table:table-cell>
          <table:table-cell office:value-type="float" office:value="43756" calcext:value-type="float">
            <text:p>43756</text:p>
          </table:table-cell>
          <table:table-cell office:value-type="float" office:value="122169" calcext:value-type="float">
            <text:p>122169</text:p>
          </table:table-cell>
          <table:table-cell office:value-type="float" office:value="121119" calcext:value-type="float">
            <text:p>121119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13159" calcext:value-type="float">
            <text:p>13159</text:p>
          </table:table-cell>
          <table:table-cell office:value-type="float" office:value="546" calcext:value-type="float">
            <text:p>546</text:p>
          </table:table-cell>
          <table:table-cell office:value-type="float" office:value="1821" calcext:value-type="float">
            <text:p>1821</text:p>
          </table:table-cell>
          <table:table-cell office:value-type="float" office:value="181451" calcext:value-type="float">
            <text:p>181451</text:p>
          </table:table-cell>
          <table:table-cell office:value-type="float" office:value="666718" calcext:value-type="float">
            <text:p>666718</text:p>
          </table:table-cell>
          <table:table-cell office:value-type="float" office:value="643059" calcext:value-type="float">
            <text:p>643059</text:p>
          </table:table-cell>
          <table:table-cell office:value-type="float" office:value="23028" calcext:value-type="float">
            <text:p>23028</text:p>
          </table:table-cell>
          <table:table-cell office:value-type="float" office:value="631" calcext:value-type="float">
            <text:p>631</text:p>
          </table:table-cell>
          <table:table-cell office:value-type="float" office:value="185110" calcext:value-type="float">
            <text:p>185110</text:p>
          </table:table-cell>
          <table:table-cell office:value-type="float" office:value="17647" calcext:value-type="float">
            <text:p>17647</text:p>
          </table:table-cell>
          <table:table-cell office:value-type="float" office:value="165259" calcext:value-type="float">
            <text:p>165259</text:p>
          </table:table-cell>
          <table:table-cell office:value-type="float" office:value="2204" calcext:value-type="float">
            <text:p>2204</text:p>
          </table:table-cell>
          <table:table-cell office:value-type="float" office:value="14898" calcext:value-type="float">
            <text:p>14898</text:p>
          </table:table-cell>
          <table:table-cell office:value-type="float" office:value="14782" calcext:value-type="float">
            <text:p>14782</text:p>
          </table:table-cell>
          <table:table-cell office:value-type="float" office:value="214583" calcext:value-type="float">
            <text:p>214583</text:p>
          </table:table-cell>
          <table:table-cell office:value-type="float" office:value="349469" calcext:value-type="float">
            <text:p>349469</text:p>
          </table:table-cell>
          <table:table-cell office:value-type="float" office:value="564317" calcext:value-type="float">
            <text:p>564317</text:p>
          </table:table-cell>
          <table:table-cell office:value-type="float" office:value="438844" calcext:value-type="float">
            <text:p>438844</text:p>
          </table:table-cell>
          <table:table-cell office:value-type="float" office:value="363294" calcext:value-type="float">
            <text:p>363294</text:p>
          </table:table-cell>
          <table:table-cell office:value-type="float" office:value="57914" calcext:value-type="float">
            <text:p>57914</text:p>
          </table:table-cell>
          <table:table-cell office:value-type="float" office:value="17636" calcext:value-type="float">
            <text:p>17636</text:p>
          </table:table-cell>
          <table:table-cell office:value-type="float" office:value="110" calcext:value-type="float">
            <text:p>110</text:p>
          </table:table-cell>
          <table:table-cell office:value-type="float" office:value="207587" calcext:value-type="float">
            <text:p>207587</text:p>
          </table:table-cell>
          <table:table-cell office:value-type="float" office:value="210808" calcext:value-type="float">
            <text:p>210808</text:p>
          </table:table-cell>
          <table:table-cell office:value-type="float" office:value="23887" calcext:value-type="float">
            <text:p>23887</text:p>
          </table:table-cell>
          <table:table-cell office:value-type="float" office:value="1445553" calcext:value-type="float">
            <text:p>144555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5Dec</text:p>
          </table:table-cell>
          <table:table-cell table:number-columns-repeated="2" office:value-type="float" office:value="79674" calcext:value-type="float">
            <text:p>79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8" calcext:value-type="float">
            <text:p>5548</text:p>
          </table:table-cell>
          <table:table-cell office:value-type="float" office:value="1361" calcext:value-type="float">
            <text:p>1361</text:p>
          </table:table-cell>
          <table:table-cell office:value-type="float" office:value="4028" calcext:value-type="float">
            <text:p>4028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47141" calcext:value-type="float">
            <text:p>47141</text:p>
          </table:table-cell>
          <table:table-cell office:value-type="float" office:value="41793" calcext:value-type="float">
            <text:p>41793</text:p>
          </table:table-cell>
          <table:table-cell office:value-type="float" office:value="45217" calcext:value-type="float">
            <text:p>45217</text:p>
          </table:table-cell>
          <table:table-cell office:value-type="float" office:value="112505" calcext:value-type="float">
            <text:p>112505</text:p>
          </table:table-cell>
          <table:table-cell office:value-type="float" office:value="111455" calcext:value-type="float">
            <text:p>111455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13222" calcext:value-type="float">
            <text:p>13222</text:p>
          </table:table-cell>
          <table:table-cell office:value-type="float" office:value="1597" calcext:value-type="float">
            <text:p>1597</text:p>
          </table:table-cell>
          <table:table-cell office:value-type="float" office:value="1783" calcext:value-type="float">
            <text:p>1783</text:p>
          </table:table-cell>
          <table:table-cell office:value-type="float" office:value="174324" calcext:value-type="float">
            <text:p>174324</text:p>
          </table:table-cell>
          <table:table-cell office:value-type="float" office:value="637887" calcext:value-type="float">
            <text:p>637887</text:p>
          </table:table-cell>
          <table:table-cell office:value-type="float" office:value="614230" calcext:value-type="float">
            <text:p>614230</text:p>
          </table:table-cell>
          <table:table-cell office:value-type="float" office:value="23027" calcext:value-type="float">
            <text:p>23027</text:p>
          </table:table-cell>
          <table:table-cell office:value-type="float" office:value="630" calcext:value-type="float">
            <text:p>630</text:p>
          </table:table-cell>
          <table:table-cell office:value-type="float" office:value="183364" calcext:value-type="float">
            <text:p>183364</text:p>
          </table:table-cell>
          <table:table-cell office:value-type="float" office:value="18084" calcext:value-type="float">
            <text:p>18084</text:p>
          </table:table-cell>
          <table:table-cell office:value-type="float" office:value="163211" calcext:value-type="float">
            <text:p>163211</text:p>
          </table:table-cell>
          <table:table-cell office:value-type="float" office:value="2069" calcext:value-type="float">
            <text:p>2069</text:p>
          </table:table-cell>
          <table:table-cell office:value-type="float" office:value="14762" calcext:value-type="float">
            <text:p>14762</text:p>
          </table:table-cell>
          <table:table-cell office:value-type="float" office:value="14718" calcext:value-type="float">
            <text:p>14718</text:p>
          </table:table-cell>
          <table:table-cell office:value-type="float" office:value="217151" calcext:value-type="float">
            <text:p>217151</text:p>
          </table:table-cell>
          <table:table-cell office:value-type="float" office:value="336973" calcext:value-type="float">
            <text:p>336973</text:p>
          </table:table-cell>
          <table:table-cell office:value-type="float" office:value="582661" calcext:value-type="float">
            <text:p>582661</text:p>
          </table:table-cell>
          <table:table-cell office:value-type="float" office:value="385397" calcext:value-type="float">
            <text:p>385397</text:p>
          </table:table-cell>
          <table:table-cell office:value-type="float" office:value="346456" calcext:value-type="float">
            <text:p>346456</text:p>
          </table:table-cell>
          <table:table-cell office:value-type="float" office:value="24398" calcext:value-type="float">
            <text:p>24398</text:p>
          </table:table-cell>
          <table:table-cell office:value-type="float" office:value="14543" calcext:value-type="float">
            <text:p>14543</text:p>
          </table:table-cell>
          <table:table-cell office:value-type="float" office:value="110" calcext:value-type="float">
            <text:p>110</text:p>
          </table:table-cell>
          <table:table-cell office:value-type="float" office:value="202253" calcext:value-type="float">
            <text:p>202253</text:p>
          </table:table-cell>
          <table:table-cell office:value-type="float" office:value="213586" calcext:value-type="float">
            <text:p>213586</text:p>
          </table:table-cell>
          <table:table-cell office:value-type="float" office:value="20843" calcext:value-type="float">
            <text:p>20843</text:p>
          </table:table-cell>
          <table:table-cell office:value-type="float" office:value="1404850" calcext:value-type="float">
            <text:p>140485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5Nov</text:p>
          </table:table-cell>
          <table:table-cell table:number-columns-repeated="2" office:value-type="float" office:value="82671" calcext:value-type="float">
            <text:p>82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37" calcext:value-type="float">
            <text:p>5437</text:p>
          </table:table-cell>
          <table:table-cell office:value-type="float" office:value="1488" calcext:value-type="float">
            <text:p>1488</text:p>
          </table:table-cell>
          <table:table-cell office:value-type="float" office:value="3790" calcext:value-type="float">
            <text:p>379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44553" calcext:value-type="float">
            <text:p>44553</text:p>
          </table:table-cell>
          <table:table-cell office:value-type="float" office:value="42787" calcext:value-type="float">
            <text:p>42787</text:p>
          </table:table-cell>
          <table:table-cell office:value-type="float" office:value="43324" calcext:value-type="float">
            <text:p>43324</text:p>
          </table:table-cell>
          <table:table-cell office:value-type="float" office:value="116024" calcext:value-type="float">
            <text:p>116024</text:p>
          </table:table-cell>
          <table:table-cell office:value-type="float" office:value="114974" calcext:value-type="float">
            <text:p>114974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12660" calcext:value-type="float">
            <text:p>12660</text:p>
          </table:table-cell>
          <table:table-cell office:value-type="float" office:value="1034" calcext:value-type="float">
            <text:p>1034</text:p>
          </table:table-cell>
          <table:table-cell office:value-type="float" office:value="2576" calcext:value-type="float">
            <text:p>2576</text:p>
          </table:table-cell>
          <table:table-cell office:value-type="float" office:value="175618" calcext:value-type="float">
            <text:p>175618</text:p>
          </table:table-cell>
          <table:table-cell office:value-type="float" office:value="630818" calcext:value-type="float">
            <text:p>630818</text:p>
          </table:table-cell>
          <table:table-cell office:value-type="float" office:value="608945" calcext:value-type="float">
            <text:p>608945</text:p>
          </table:table-cell>
          <table:table-cell office:value-type="float" office:value="21246" calcext:value-type="float">
            <text:p>21246</text:p>
          </table:table-cell>
          <table:table-cell office:value-type="float" office:value="627" calcext:value-type="float">
            <text:p>627</text:p>
          </table:table-cell>
          <table:table-cell office:value-type="float" office:value="184325" calcext:value-type="float">
            <text:p>184325</text:p>
          </table:table-cell>
          <table:table-cell office:value-type="float" office:value="14574" calcext:value-type="float">
            <text:p>14574</text:p>
          </table:table-cell>
          <table:table-cell office:value-type="float" office:value="167710" calcext:value-type="float">
            <text:p>167710</text:p>
          </table:table-cell>
          <table:table-cell office:value-type="float" office:value="2041" calcext:value-type="float">
            <text:p>2041</text:p>
          </table:table-cell>
          <table:table-cell office:value-type="float" office:value="14443" calcext:value-type="float">
            <text:p>14443</text:p>
          </table:table-cell>
          <table:table-cell office:value-type="float" office:value="13359" calcext:value-type="float">
            <text:p>13359</text:p>
          </table:table-cell>
          <table:table-cell office:value-type="float" office:value="204897" calcext:value-type="float">
            <text:p>204897</text:p>
          </table:table-cell>
          <table:table-cell office:value-type="float" office:value="339037" calcext:value-type="float">
            <text:p>339037</text:p>
          </table:table-cell>
          <table:table-cell office:value-type="float" office:value="558856" calcext:value-type="float">
            <text:p>558856</text:p>
          </table:table-cell>
          <table:table-cell office:value-type="float" office:value="409576" calcext:value-type="float">
            <text:p>409576</text:p>
          </table:table-cell>
          <table:table-cell office:value-type="float" office:value="343811" calcext:value-type="float">
            <text:p>343811</text:p>
          </table:table-cell>
          <table:table-cell office:value-type="float" office:value="47901" calcext:value-type="float">
            <text:p>47901</text:p>
          </table:table-cell>
          <table:table-cell office:value-type="float" office:value="17864" calcext:value-type="float">
            <text:p>17864</text:p>
          </table:table-cell>
          <table:table-cell office:value-type="float" office:value="551" calcext:value-type="float">
            <text:p>551</text:p>
          </table:table-cell>
          <table:table-cell office:value-type="float" office:value="193454" calcext:value-type="float">
            <text:p>193454</text:p>
          </table:table-cell>
          <table:table-cell office:value-type="float" office:value="203029" calcext:value-type="float">
            <text:p>203029</text:p>
          </table:table-cell>
          <table:table-cell office:value-type="float" office:value="21415" calcext:value-type="float">
            <text:p>21415</text:p>
          </table:table-cell>
          <table:table-cell office:value-type="float" office:value="1386881" calcext:value-type="float">
            <text:p>138688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5Oct</text:p>
          </table:table-cell>
          <table:table-cell table:number-columns-repeated="2" office:value-type="float" office:value="84323" calcext:value-type="float">
            <text:p>84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93" calcext:value-type="float">
            <text:p>5393</text:p>
          </table:table-cell>
          <table:table-cell office:value-type="float" office:value="1518" calcext:value-type="float">
            <text:p>1518</text:p>
          </table:table-cell>
          <table:table-cell office:value-type="float" office:value="3716" calcext:value-type="float">
            <text:p>3716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44212" calcext:value-type="float">
            <text:p>44212</text:p>
          </table:table-cell>
          <table:table-cell office:value-type="float" office:value="41555" calcext:value-type="float">
            <text:p>41555</text:p>
          </table:table-cell>
          <table:table-cell office:value-type="float" office:value="42996" calcext:value-type="float">
            <text:p>42996</text:p>
          </table:table-cell>
          <table:table-cell office:value-type="float" office:value="118451" calcext:value-type="float">
            <text:p>118451</text:p>
          </table:table-cell>
          <table:table-cell office:value-type="float" office:value="117401" calcext:value-type="float">
            <text:p>117401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11470" calcext:value-type="float">
            <text:p>11470</text:p>
          </table:table-cell>
          <table:table-cell office:value-type="float" office:value="977" calcext:value-type="float">
            <text:p>977</text:p>
          </table:table-cell>
          <table:table-cell office:value-type="float" office:value="1759" calcext:value-type="float">
            <text:p>1759</text:p>
          </table:table-cell>
          <table:table-cell office:value-type="float" office:value="175653" calcext:value-type="float">
            <text:p>175653</text:p>
          </table:table-cell>
          <table:table-cell office:value-type="float" office:value="630519" calcext:value-type="float">
            <text:p>630519</text:p>
          </table:table-cell>
          <table:table-cell office:value-type="float" office:value="608647" calcext:value-type="float">
            <text:p>608647</text:p>
          </table:table-cell>
          <table:table-cell office:value-type="float" office:value="21245" calcext:value-type="float">
            <text:p>21245</text:p>
          </table:table-cell>
          <table:table-cell office:value-type="float" office:value="627" calcext:value-type="float">
            <text:p>627</text:p>
          </table:table-cell>
          <table:table-cell office:value-type="float" office:value="184179" calcext:value-type="float">
            <text:p>184179</text:p>
          </table:table-cell>
          <table:table-cell office:value-type="float" office:value="15697" calcext:value-type="float">
            <text:p>15697</text:p>
          </table:table-cell>
          <table:table-cell office:value-type="float" office:value="166372" calcext:value-type="float">
            <text:p>166372</text:p>
          </table:table-cell>
          <table:table-cell office:value-type="float" office:value="2110" calcext:value-type="float">
            <text:p>2110</text:p>
          </table:table-cell>
          <table:table-cell office:value-type="float" office:value="14369" calcext:value-type="float">
            <text:p>14369</text:p>
          </table:table-cell>
          <table:table-cell office:value-type="float" office:value="13341" calcext:value-type="float">
            <text:p>13341</text:p>
          </table:table-cell>
          <table:table-cell office:value-type="float" office:value="200773" calcext:value-type="float">
            <text:p>200773</text:p>
          </table:table-cell>
          <table:table-cell office:value-type="float" office:value="326883" calcext:value-type="float">
            <text:p>326883</text:p>
          </table:table-cell>
          <table:table-cell office:value-type="float" office:value="554659" calcext:value-type="float">
            <text:p>554659</text:p>
          </table:table-cell>
          <table:table-cell office:value-type="float" office:value="413554" calcext:value-type="float">
            <text:p>413554</text:p>
          </table:table-cell>
          <table:table-cell office:value-type="float" office:value="349736" calcext:value-type="float">
            <text:p>349736</text:p>
          </table:table-cell>
          <table:table-cell office:value-type="float" office:value="46327" calcext:value-type="float">
            <text:p>46327</text:p>
          </table:table-cell>
          <table:table-cell office:value-type="float" office:value="17491" calcext:value-type="float">
            <text:p>17491</text:p>
          </table:table-cell>
          <table:table-cell office:value-type="float" office:value="551" calcext:value-type="float">
            <text:p>551</text:p>
          </table:table-cell>
          <table:table-cell office:value-type="float" office:value="183517" calcext:value-type="float">
            <text:p>183517</text:p>
          </table:table-cell>
          <table:table-cell office:value-type="float" office:value="197107" calcext:value-type="float">
            <text:p>197107</text:p>
          </table:table-cell>
          <table:table-cell office:value-type="float" office:value="20673" calcext:value-type="float">
            <text:p>20673</text:p>
          </table:table-cell>
          <table:table-cell office:value-type="float" office:value="1370061" calcext:value-type="float">
            <text:p>137006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5Sep</text:p>
          </table:table-cell>
          <table:table-cell table:number-columns-repeated="2" office:value-type="float" office:value="77902" calcext:value-type="float">
            <text:p>77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5" calcext:value-type="float">
            <text:p>5305</text:p>
          </table:table-cell>
          <table:table-cell office:value-type="float" office:value="1570" calcext:value-type="float">
            <text:p>1570</text:p>
          </table:table-cell>
          <table:table-cell office:value-type="float" office:value="3659" calcext:value-type="float">
            <text:p>365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44431" calcext:value-type="float">
            <text:p>44431</text:p>
          </table:table-cell>
          <table:table-cell office:value-type="float" office:value="41784" calcext:value-type="float">
            <text:p>41784</text:p>
          </table:table-cell>
          <table:table-cell office:value-type="float" office:value="42657" calcext:value-type="float">
            <text:p>42657</text:p>
          </table:table-cell>
          <table:table-cell office:value-type="float" office:value="111402" calcext:value-type="float">
            <text:p>111402</text:p>
          </table:table-cell>
          <table:table-cell office:value-type="float" office:value="110352" calcext:value-type="float">
            <text:p>110352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11601" calcext:value-type="float">
            <text:p>11601</text:p>
          </table:table-cell>
          <table:table-cell office:value-type="float" office:value="1503" calcext:value-type="float">
            <text:p>1503</text:p>
          </table:table-cell>
          <table:table-cell office:value-type="float" office:value="2429" calcext:value-type="float">
            <text:p>2429</text:p>
          </table:table-cell>
          <table:table-cell office:value-type="float" office:value="169592" calcext:value-type="float">
            <text:p>169592</text:p>
          </table:table-cell>
          <table:table-cell office:value-type="float" office:value="609837" calcext:value-type="float">
            <text:p>609837</text:p>
          </table:table-cell>
          <table:table-cell office:value-type="float" office:value="588001" calcext:value-type="float">
            <text:p>588001</text:p>
          </table:table-cell>
          <table:table-cell office:value-type="float" office:value="21211" calcext:value-type="float">
            <text:p>21211</text:p>
          </table:table-cell>
          <table:table-cell office:value-type="float" office:value="625" calcext:value-type="float">
            <text:p>625</text:p>
          </table:table-cell>
          <table:table-cell office:value-type="float" office:value="183786" calcext:value-type="float">
            <text:p>183786</text:p>
          </table:table-cell>
          <table:table-cell office:value-type="float" office:value="16257" calcext:value-type="float">
            <text:p>16257</text:p>
          </table:table-cell>
          <table:table-cell office:value-type="float" office:value="165602" calcext:value-type="float">
            <text:p>165602</text:p>
          </table:table-cell>
          <table:table-cell office:value-type="float" office:value="1927" calcext:value-type="float">
            <text:p>1927</text:p>
          </table:table-cell>
          <table:table-cell office:value-type="float" office:value="14945" calcext:value-type="float">
            <text:p>14945</text:p>
          </table:table-cell>
          <table:table-cell office:value-type="float" office:value="13304" calcext:value-type="float">
            <text:p>13304</text:p>
          </table:table-cell>
          <table:table-cell office:value-type="float" office:value="200367" calcext:value-type="float">
            <text:p>200367</text:p>
          </table:table-cell>
          <table:table-cell office:value-type="float" office:value="328899" calcext:value-type="float">
            <text:p>328899</text:p>
          </table:table-cell>
          <table:table-cell office:value-type="float" office:value="550296" calcext:value-type="float">
            <text:p>550296</text:p>
          </table:table-cell>
          <table:table-cell office:value-type="float" office:value="396511" calcext:value-type="float">
            <text:p>396511</text:p>
          </table:table-cell>
          <table:table-cell office:value-type="float" office:value="333862" calcext:value-type="float">
            <text:p>333862</text:p>
          </table:table-cell>
          <table:table-cell office:value-type="float" office:value="47369" calcext:value-type="float">
            <text:p>47369</text:p>
          </table:table-cell>
          <table:table-cell office:value-type="float" office:value="15280" calcext:value-type="float">
            <text:p>15280</text:p>
          </table:table-cell>
          <table:table-cell office:value-type="float" office:value="551" calcext:value-type="float">
            <text:p>551</text:p>
          </table:table-cell>
          <table:table-cell office:value-type="float" office:value="185970" calcext:value-type="float">
            <text:p>185970</text:p>
          </table:table-cell>
          <table:table-cell office:value-type="float" office:value="197035" calcext:value-type="float">
            <text:p>197035</text:p>
          </table:table-cell>
          <table:table-cell office:value-type="float" office:value="20777" calcext:value-type="float">
            <text:p>20777</text:p>
          </table:table-cell>
          <table:table-cell office:value-type="float" office:value="1351140" calcext:value-type="float">
            <text:p>135114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5Aug</text:p>
          </table:table-cell>
          <table:table-cell table:number-columns-repeated="2" office:value-type="float" office:value="79181" calcext:value-type="float">
            <text:p>79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39" calcext:value-type="float">
            <text:p>5239</text:p>
          </table:table-cell>
          <table:table-cell office:value-type="float" office:value="1471" calcext:value-type="float">
            <text:p>1471</text:p>
          </table:table-cell>
          <table:table-cell office:value-type="float" office:value="3671" calcext:value-type="float">
            <text:p>367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43167" calcext:value-type="float">
            <text:p>43167</text:p>
          </table:table-cell>
          <table:table-cell office:value-type="float" office:value="39956" calcext:value-type="float">
            <text:p>39956</text:p>
          </table:table-cell>
          <table:table-cell office:value-type="float" office:value="42195" calcext:value-type="float">
            <text:p>42195</text:p>
          </table:table-cell>
          <table:table-cell office:value-type="float" office:value="113072" calcext:value-type="float">
            <text:p>113072</text:p>
          </table:table-cell>
          <table:table-cell office:value-type="float" office:value="112022" calcext:value-type="float">
            <text:p>112022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10201" calcext:value-type="float">
            <text:p>10201</text:p>
          </table:table-cell>
          <table:table-cell office:value-type="float" office:value="847" calcext:value-type="float">
            <text:p>847</text:p>
          </table:table-cell>
          <table:table-cell office:value-type="float" office:value="1401" calcext:value-type="float">
            <text:p>1401</text:p>
          </table:table-cell>
          <table:table-cell office:value-type="float" office:value="167716" calcext:value-type="float">
            <text:p>167716</text:p>
          </table:table-cell>
          <table:table-cell office:value-type="float" office:value="610742" calcext:value-type="float">
            <text:p>610742</text:p>
          </table:table-cell>
          <table:table-cell office:value-type="float" office:value="588935" calcext:value-type="float">
            <text:p>588935</text:p>
          </table:table-cell>
          <table:table-cell office:value-type="float" office:value="21181" calcext:value-type="float">
            <text:p>21181</text:p>
          </table:table-cell>
          <table:table-cell office:value-type="float" office:value="626" calcext:value-type="float">
            <text:p>626</text:p>
          </table:table-cell>
          <table:table-cell office:value-type="float" office:value="180571" calcext:value-type="float">
            <text:p>180571</text:p>
          </table:table-cell>
          <table:table-cell office:value-type="float" office:value="15881" calcext:value-type="float">
            <text:p>15881</text:p>
          </table:table-cell>
          <table:table-cell office:value-type="float" office:value="162757" calcext:value-type="float">
            <text:p>162757</text:p>
          </table:table-cell>
          <table:table-cell office:value-type="float" office:value="1933" calcext:value-type="float">
            <text:p>1933</text:p>
          </table:table-cell>
          <table:table-cell office:value-type="float" office:value="14416" calcext:value-type="float">
            <text:p>14416</text:p>
          </table:table-cell>
          <table:table-cell office:value-type="float" office:value="13297" calcext:value-type="float">
            <text:p>13297</text:p>
          </table:table-cell>
          <table:table-cell office:value-type="float" office:value="195521" calcext:value-type="float">
            <text:p>195521</text:p>
          </table:table-cell>
          <table:table-cell office:value-type="float" office:value="313355" calcext:value-type="float">
            <text:p>313355</text:p>
          </table:table-cell>
          <table:table-cell office:value-type="float" office:value="544432" calcext:value-type="float">
            <text:p>544432</text:p>
          </table:table-cell>
          <table:table-cell office:value-type="float" office:value="402614" calcext:value-type="float">
            <text:p>402614</text:p>
          </table:table-cell>
          <table:table-cell office:value-type="float" office:value="332587" calcext:value-type="float">
            <text:p>332587</text:p>
          </table:table-cell>
          <table:table-cell office:value-type="float" office:value="56626" calcext:value-type="float">
            <text:p>56626</text:p>
          </table:table-cell>
          <table:table-cell office:value-type="float" office:value="13401" calcext:value-type="float">
            <text:p>13401</text:p>
          </table:table-cell>
          <table:table-cell office:value-type="float" office:value="560" calcext:value-type="float">
            <text:p>560</text:p>
          </table:table-cell>
          <table:table-cell office:value-type="float" office:value="170935" calcext:value-type="float">
            <text:p>170935</text:p>
          </table:table-cell>
          <table:table-cell office:value-type="float" office:value="190699" calcext:value-type="float">
            <text:p>190699</text:p>
          </table:table-cell>
          <table:table-cell office:value-type="float" office:value="18657" calcext:value-type="float">
            <text:p>18657</text:p>
          </table:table-cell>
          <table:table-cell office:value-type="float" office:value="1327897" calcext:value-type="float">
            <text:p>132789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5Jul</text:p>
          </table:table-cell>
          <table:table-cell table:number-columns-repeated="2" office:value-type="float" office:value="82562" calcext:value-type="float">
            <text:p>82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6" calcext:value-type="float">
            <text:p>5156</text:p>
          </table:table-cell>
          <table:table-cell office:value-type="float" office:value="1514" calcext:value-type="float">
            <text:p>1514</text:p>
          </table:table-cell>
          <table:table-cell office:value-type="float" office:value="3616" calcext:value-type="float">
            <text:p>361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43675" calcext:value-type="float">
            <text:p>43675</text:p>
          </table:table-cell>
          <table:table-cell office:value-type="float" office:value="40316" calcext:value-type="float">
            <text:p>40316</text:p>
          </table:table-cell>
          <table:table-cell office:value-type="float" office:value="42703" calcext:value-type="float">
            <text:p>42703</text:p>
          </table:table-cell>
          <table:table-cell office:value-type="float" office:value="116884" calcext:value-type="float">
            <text:p>116884</text:p>
          </table:table-cell>
          <table:table-cell office:value-type="float" office:value="115834" calcext:value-type="float">
            <text:p>115834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10351" calcext:value-type="float">
            <text:p>10351</text:p>
          </table:table-cell>
          <table:table-cell office:value-type="float" office:value="775" calcext:value-type="float">
            <text:p>775</text:p>
          </table:table-cell>
          <table:table-cell office:value-type="float" office:value="1173" calcext:value-type="float">
            <text:p>1173</text:p>
          </table:table-cell>
          <table:table-cell office:value-type="float" office:value="171886" calcext:value-type="float">
            <text:p>171886</text:p>
          </table:table-cell>
          <table:table-cell office:value-type="float" office:value="642418" calcext:value-type="float">
            <text:p>642418</text:p>
          </table:table-cell>
          <table:table-cell office:value-type="float" office:value="620611" calcext:value-type="float">
            <text:p>620611</text:p>
          </table:table-cell>
          <table:table-cell office:value-type="float" office:value="21183" calcext:value-type="float">
            <text:p>21183</text:p>
          </table:table-cell>
          <table:table-cell office:value-type="float" office:value="624" calcext:value-type="float">
            <text:p>624</text:p>
          </table:table-cell>
          <table:table-cell office:value-type="float" office:value="176843" calcext:value-type="float">
            <text:p>176843</text:p>
          </table:table-cell>
          <table:table-cell office:value-type="float" office:value="15528" calcext:value-type="float">
            <text:p>15528</text:p>
          </table:table-cell>
          <table:table-cell office:value-type="float" office:value="159553" calcext:value-type="float">
            <text:p>159553</text:p>
          </table:table-cell>
          <table:table-cell office:value-type="float" office:value="1762" calcext:value-type="float">
            <text:p>1762</text:p>
          </table:table-cell>
          <table:table-cell office:value-type="float" office:value="14411" calcext:value-type="float">
            <text:p>14411</text:p>
          </table:table-cell>
          <table:table-cell office:value-type="float" office:value="13293" calcext:value-type="float">
            <text:p>13293</text:p>
          </table:table-cell>
          <table:table-cell office:value-type="float" office:value="193685" calcext:value-type="float">
            <text:p>193685</text:p>
          </table:table-cell>
          <table:table-cell office:value-type="float" office:value="312772" calcext:value-type="float">
            <text:p>312772</text:p>
          </table:table-cell>
          <table:table-cell office:value-type="float" office:value="550679" calcext:value-type="float">
            <text:p>550679</text:p>
          </table:table-cell>
          <table:table-cell office:value-type="float" office:value="426249" calcext:value-type="float">
            <text:p>426249</text:p>
          </table:table-cell>
          <table:table-cell office:value-type="float" office:value="343993" calcext:value-type="float">
            <text:p>343993</text:p>
          </table:table-cell>
          <table:table-cell office:value-type="float" office:value="68484" calcext:value-type="float">
            <text:p>68484</text:p>
          </table:table-cell>
          <table:table-cell office:value-type="float" office:value="13772" calcext:value-type="float">
            <text:p>13772</text:p>
          </table:table-cell>
          <table:table-cell office:value-type="float" office:value="560" calcext:value-type="float">
            <text:p>560</text:p>
          </table:table-cell>
          <table:table-cell office:value-type="float" office:value="169362" calcext:value-type="float">
            <text:p>169362</text:p>
          </table:table-cell>
          <table:table-cell office:value-type="float" office:value="189266" calcext:value-type="float">
            <text:p>189266</text:p>
          </table:table-cell>
          <table:table-cell office:value-type="float" office:value="17312" calcext:value-type="float">
            <text:p>17312</text:p>
          </table:table-cell>
          <table:table-cell office:value-type="float" office:value="1353428" calcext:value-type="float">
            <text:p>135342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5Jun</text:p>
          </table:table-cell>
          <table:table-cell table:number-columns-repeated="2" office:value-type="float" office:value="85113" calcext:value-type="float">
            <text:p>85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4" calcext:value-type="float">
            <text:p>5184</text:p>
          </table:table-cell>
          <table:table-cell office:value-type="float" office:value="1515" calcext:value-type="float">
            <text:p>1515</text:p>
          </table:table-cell>
          <table:table-cell office:value-type="float" office:value="3606" calcext:value-type="float">
            <text:p>360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43433" calcext:value-type="float">
            <text:p>43433</text:p>
          </table:table-cell>
          <table:table-cell office:value-type="float" office:value="40365" calcext:value-type="float">
            <text:p>40365</text:p>
          </table:table-cell>
          <table:table-cell office:value-type="float" office:value="41931" calcext:value-type="float">
            <text:p>41931</text:p>
          </table:table-cell>
          <table:table-cell office:value-type="float" office:value="118835" calcext:value-type="float">
            <text:p>118835</text:p>
          </table:table-cell>
          <table:table-cell office:value-type="float" office:value="117785" calcext:value-type="float">
            <text:p>117785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10685" calcext:value-type="float">
            <text:p>10685</text:p>
          </table:table-cell>
          <table:table-cell office:value-type="float" office:value="1263" calcext:value-type="float">
            <text:p>1263</text:p>
          </table:table-cell>
          <table:table-cell office:value-type="float" office:value="1555" calcext:value-type="float">
            <text:p>1555</text:p>
          </table:table-cell>
          <table:table-cell office:value-type="float" office:value="174269" calcext:value-type="float">
            <text:p>174269</text:p>
          </table:table-cell>
          <table:table-cell office:value-type="float" office:value="638414" calcext:value-type="float">
            <text:p>638414</text:p>
          </table:table-cell>
          <table:table-cell office:value-type="float" office:value="616619" calcext:value-type="float">
            <text:p>616619</text:p>
          </table:table-cell>
          <table:table-cell office:value-type="float" office:value="21162" calcext:value-type="float">
            <text:p>21162</text:p>
          </table:table-cell>
          <table:table-cell office:value-type="float" office:value="633" calcext:value-type="float">
            <text:p>633</text:p>
          </table:table-cell>
          <table:table-cell office:value-type="float" office:value="176858" calcext:value-type="float">
            <text:p>176858</text:p>
          </table:table-cell>
          <table:table-cell office:value-type="float" office:value="16069" calcext:value-type="float">
            <text:p>16069</text:p>
          </table:table-cell>
          <table:table-cell office:value-type="float" office:value="158832" calcext:value-type="float">
            <text:p>158832</text:p>
          </table:table-cell>
          <table:table-cell office:value-type="float" office:value="1957" calcext:value-type="float">
            <text:p>1957</text:p>
          </table:table-cell>
          <table:table-cell office:value-type="float" office:value="14110" calcext:value-type="float">
            <text:p>14110</text:p>
          </table:table-cell>
          <table:table-cell office:value-type="float" office:value="13287" calcext:value-type="float">
            <text:p>13287</text:p>
          </table:table-cell>
          <table:table-cell office:value-type="float" office:value="191327" calcext:value-type="float">
            <text:p>191327</text:p>
          </table:table-cell>
          <table:table-cell office:value-type="float" office:value="319608" calcext:value-type="float">
            <text:p>319608</text:p>
          </table:table-cell>
          <table:table-cell office:value-type="float" office:value="540850" calcext:value-type="float">
            <text:p>540850</text:p>
          </table:table-cell>
          <table:table-cell office:value-type="float" office:value="433631" calcext:value-type="float">
            <text:p>433631</text:p>
          </table:table-cell>
          <table:table-cell office:value-type="float" office:value="338478" calcext:value-type="float">
            <text:p>338478</text:p>
          </table:table-cell>
          <table:table-cell office:value-type="float" office:value="76417" calcext:value-type="float">
            <text:p>76417</text:p>
          </table:table-cell>
          <table:table-cell office:value-type="float" office:value="18736" calcext:value-type="float">
            <text:p>18736</text:p>
          </table:table-cell>
          <table:table-cell office:value-type="float" office:value="560" calcext:value-type="float">
            <text:p>560</text:p>
          </table:table-cell>
          <table:table-cell office:value-type="float" office:value="172949" calcext:value-type="float">
            <text:p>172949</text:p>
          </table:table-cell>
          <table:table-cell office:value-type="float" office:value="187780" calcext:value-type="float">
            <text:p>187780</text:p>
          </table:table-cell>
          <table:table-cell office:value-type="float" office:value="17832" calcext:value-type="float">
            <text:p>17832</text:p>
          </table:table-cell>
          <table:table-cell office:value-type="float" office:value="1353602" calcext:value-type="float">
            <text:p>135360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5May</text:p>
          </table:table-cell>
          <table:table-cell table:number-columns-repeated="2" office:value-type="float" office:value="75530" calcext:value-type="float">
            <text:p>75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1" calcext:value-type="float">
            <text:p>5151</text:p>
          </table:table-cell>
          <table:table-cell office:value-type="float" office:value="1365" calcext:value-type="float">
            <text:p>1365</text:p>
          </table:table-cell>
          <table:table-cell office:value-type="float" office:value="3723" calcext:value-type="float">
            <text:p>372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1753" calcext:value-type="float">
            <text:p>41753</text:p>
          </table:table-cell>
          <table:table-cell office:value-type="float" office:value="38556" calcext:value-type="float">
            <text:p>38556</text:p>
          </table:table-cell>
          <table:table-cell office:value-type="float" office:value="41008" calcext:value-type="float">
            <text:p>41008</text:p>
          </table:table-cell>
          <table:table-cell office:value-type="float" office:value="109361" calcext:value-type="float">
            <text:p>109361</text:p>
          </table:table-cell>
          <table:table-cell office:value-type="float" office:value="108311" calcext:value-type="float">
            <text:p>108311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9415" calcext:value-type="float">
            <text:p>9415</text:p>
          </table:table-cell>
          <table:table-cell office:value-type="float" office:value="660" calcext:value-type="float">
            <text:p>660</text:p>
          </table:table-cell>
          <table:table-cell office:value-type="float" office:value="720" calcext:value-type="float">
            <text:p>720</text:p>
          </table:table-cell>
          <table:table-cell office:value-type="float" office:value="161164" calcext:value-type="float">
            <text:p>161164</text:p>
          </table:table-cell>
          <table:table-cell office:value-type="float" office:value="581025" calcext:value-type="float">
            <text:p>581025</text:p>
          </table:table-cell>
          <table:table-cell office:value-type="float" office:value="558930" calcext:value-type="float">
            <text:p>558930</text:p>
          </table:table-cell>
          <table:table-cell office:value-type="float" office:value="21461" calcext:value-type="float">
            <text:p>21461</text:p>
          </table:table-cell>
          <table:table-cell office:value-type="float" office:value="634" calcext:value-type="float">
            <text:p>634</text:p>
          </table:table-cell>
          <table:table-cell office:value-type="float" office:value="173554" calcext:value-type="float">
            <text:p>173554</text:p>
          </table:table-cell>
          <table:table-cell office:value-type="float" office:value="15434" calcext:value-type="float">
            <text:p>15434</text:p>
          </table:table-cell>
          <table:table-cell office:value-type="float" office:value="156321" calcext:value-type="float">
            <text:p>156321</text:p>
          </table:table-cell>
          <table:table-cell office:value-type="float" office:value="1799" calcext:value-type="float">
            <text:p>1799</text:p>
          </table:table-cell>
          <table:table-cell office:value-type="float" office:value="13903" calcext:value-type="float">
            <text:p>13903</text:p>
          </table:table-cell>
          <table:table-cell office:value-type="float" office:value="13131" calcext:value-type="float">
            <text:p>13131</text:p>
          </table:table-cell>
          <table:table-cell office:value-type="float" office:value="185338" calcext:value-type="float">
            <text:p>185338</text:p>
          </table:table-cell>
          <table:table-cell office:value-type="float" office:value="308588" calcext:value-type="float">
            <text:p>308588</text:p>
          </table:table-cell>
          <table:table-cell office:value-type="float" office:value="528995" calcext:value-type="float">
            <text:p>528995</text:p>
          </table:table-cell>
          <table:table-cell office:value-type="float" office:value="386018" calcext:value-type="float">
            <text:p>386018</text:p>
          </table:table-cell>
          <table:table-cell office:value-type="float" office:value="322546" calcext:value-type="float">
            <text:p>322546</text:p>
          </table:table-cell>
          <table:table-cell office:value-type="float" office:value="46270" calcext:value-type="float">
            <text:p>46270</text:p>
          </table:table-cell>
          <table:table-cell office:value-type="float" office:value="17202" calcext:value-type="float">
            <text:p>17202</text:p>
          </table:table-cell>
          <table:table-cell office:value-type="float" office:value="543" calcext:value-type="float">
            <text:p>543</text:p>
          </table:table-cell>
          <table:table-cell office:value-type="float" office:value="159388" calcext:value-type="float">
            <text:p>159388</text:p>
          </table:table-cell>
          <table:table-cell office:value-type="float" office:value="182395" calcext:value-type="float">
            <text:p>182395</text:p>
          </table:table-cell>
          <table:table-cell office:value-type="float" office:value="18190" calcext:value-type="float">
            <text:p>18190</text:p>
          </table:table-cell>
          <table:table-cell office:value-type="float" office:value="1275529" calcext:value-type="float">
            <text:p>127552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5Apr</text:p>
          </table:table-cell>
          <table:table-cell table:number-columns-repeated="2" office:value-type="float" office:value="82521" calcext:value-type="float">
            <text:p>82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4" calcext:value-type="float">
            <text:p>5164</text:p>
          </table:table-cell>
          <table:table-cell office:value-type="float" office:value="1169" calcext:value-type="float">
            <text:p>1169</text:p>
          </table:table-cell>
          <table:table-cell office:value-type="float" office:value="3969" calcext:value-type="float">
            <text:p>396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41293" calcext:value-type="float">
            <text:p>41293</text:p>
          </table:table-cell>
          <table:table-cell office:value-type="float" office:value="36811" calcext:value-type="float">
            <text:p>36811</text:p>
          </table:table-cell>
          <table:table-cell office:value-type="float" office:value="40557" calcext:value-type="float">
            <text:p>40557</text:p>
          </table:table-cell>
          <table:table-cell office:value-type="float" office:value="115554" calcext:value-type="float">
            <text:p>115554</text:p>
          </table:table-cell>
          <table:table-cell office:value-type="float" office:value="114504" calcext:value-type="float">
            <text:p>114504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7915" calcext:value-type="float">
            <text:p>7915</text:p>
          </table:table-cell>
          <table:table-cell office:value-type="float" office:value="604" calcext:value-type="float">
            <text:p>604</text:p>
          </table:table-cell>
          <table:table-cell office:value-type="float" office:value="1339" calcext:value-type="float">
            <text:p>1339</text:p>
          </table:table-cell>
          <table:table-cell office:value-type="float" office:value="165969" calcext:value-type="float">
            <text:p>165969</text:p>
          </table:table-cell>
          <table:table-cell office:value-type="float" office:value="602856" calcext:value-type="float">
            <text:p>602856</text:p>
          </table:table-cell>
          <table:table-cell office:value-type="float" office:value="580757" calcext:value-type="float">
            <text:p>580757</text:p>
          </table:table-cell>
          <table:table-cell office:value-type="float" office:value="21464" calcext:value-type="float">
            <text:p>21464</text:p>
          </table:table-cell>
          <table:table-cell office:value-type="float" office:value="635" calcext:value-type="float">
            <text:p>635</text:p>
          </table:table-cell>
          <table:table-cell office:value-type="float" office:value="169303" calcext:value-type="float">
            <text:p>169303</text:p>
          </table:table-cell>
          <table:table-cell office:value-type="float" office:value="14661" calcext:value-type="float">
            <text:p>14661</text:p>
          </table:table-cell>
          <table:table-cell office:value-type="float" office:value="153063" calcext:value-type="float">
            <text:p>153063</text:p>
          </table:table-cell>
          <table:table-cell office:value-type="float" office:value="1579" calcext:value-type="float">
            <text:p>1579</text:p>
          </table:table-cell>
          <table:table-cell office:value-type="float" office:value="13662" calcext:value-type="float">
            <text:p>13662</text:p>
          </table:table-cell>
          <table:table-cell office:value-type="float" office:value="13104" calcext:value-type="float">
            <text:p>13104</text:p>
          </table:table-cell>
          <table:table-cell office:value-type="float" office:value="182263" calcext:value-type="float">
            <text:p>182263</text:p>
          </table:table-cell>
          <table:table-cell office:value-type="float" office:value="305179" calcext:value-type="float">
            <text:p>305179</text:p>
          </table:table-cell>
          <table:table-cell office:value-type="float" office:value="523270" calcext:value-type="float">
            <text:p>523270</text:p>
          </table:table-cell>
          <table:table-cell office:value-type="float" office:value="410605" calcext:value-type="float">
            <text:p>410605</text:p>
          </table:table-cell>
          <table:table-cell office:value-type="float" office:value="335494" calcext:value-type="float">
            <text:p>335494</text:p>
          </table:table-cell>
          <table:table-cell office:value-type="float" office:value="59340" calcext:value-type="float">
            <text:p>59340</text:p>
          </table:table-cell>
          <table:table-cell office:value-type="float" office:value="15771" calcext:value-type="float">
            <text:p>15771</text:p>
          </table:table-cell>
          <table:table-cell office:value-type="float" office:value="543" calcext:value-type="float">
            <text:p>543</text:p>
          </table:table-cell>
          <table:table-cell office:value-type="float" office:value="151812" calcext:value-type="float">
            <text:p>151812</text:p>
          </table:table-cell>
          <table:table-cell office:value-type="float" office:value="180538" calcext:value-type="float">
            <text:p>180538</text:p>
          </table:table-cell>
          <table:table-cell office:value-type="float" office:value="19596" calcext:value-type="float">
            <text:p>19596</text:p>
          </table:table-cell>
          <table:table-cell office:value-type="float" office:value="1286364" calcext:value-type="float">
            <text:p>128636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5Mar</text:p>
          </table:table-cell>
          <table:table-cell table:number-columns-repeated="2" office:value-type="float" office:value="82219" calcext:value-type="float">
            <text:p>82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80" calcext:value-type="float">
            <text:p>5280</text:p>
          </table:table-cell>
          <table:table-cell office:value-type="float" office:value="1379" calcext:value-type="float">
            <text:p>1379</text:p>
          </table:table-cell>
          <table:table-cell office:value-type="float" office:value="3886" calcext:value-type="float">
            <text:p>388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41375" calcext:value-type="float">
            <text:p>41375</text:p>
          </table:table-cell>
          <table:table-cell office:value-type="float" office:value="36502" calcext:value-type="float">
            <text:p>36502</text:p>
          </table:table-cell>
          <table:table-cell office:value-type="float" office:value="40015" calcext:value-type="float">
            <text:p>40015</text:p>
          </table:table-cell>
          <table:table-cell office:value-type="float" office:value="114682" calcext:value-type="float">
            <text:p>114682</text:p>
          </table:table-cell>
          <table:table-cell office:value-type="float" office:value="113632" calcext:value-type="float">
            <text:p>113632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7669" calcext:value-type="float">
            <text:p>7669</text:p>
          </table:table-cell>
          <table:table-cell office:value-type="float" office:value="1195" calcext:value-type="float">
            <text:p>1195</text:p>
          </table:table-cell>
          <table:table-cell office:value-type="float" office:value="1997" calcext:value-type="float">
            <text:p>1997</text:p>
          </table:table-cell>
          <table:table-cell office:value-type="float" office:value="165558" calcext:value-type="float">
            <text:p>165558</text:p>
          </table:table-cell>
          <table:table-cell office:value-type="float" office:value="599910" calcext:value-type="float">
            <text:p>599910</text:p>
          </table:table-cell>
          <table:table-cell office:value-type="float" office:value="577751" calcext:value-type="float">
            <text:p>577751</text:p>
          </table:table-cell>
          <table:table-cell office:value-type="float" office:value="21527" calcext:value-type="float">
            <text:p>21527</text:p>
          </table:table-cell>
          <table:table-cell office:value-type="float" office:value="632" calcext:value-type="float">
            <text:p>632</text:p>
          </table:table-cell>
          <table:table-cell office:value-type="float" office:value="167849" calcext:value-type="float">
            <text:p>167849</text:p>
          </table:table-cell>
          <table:table-cell office:value-type="float" office:value="14400" calcext:value-type="float">
            <text:p>14400</text:p>
          </table:table-cell>
          <table:table-cell office:value-type="float" office:value="151858" calcext:value-type="float">
            <text:p>151858</text:p>
          </table:table-cell>
          <table:table-cell office:value-type="float" office:value="1591" calcext:value-type="float">
            <text:p>1591</text:p>
          </table:table-cell>
          <table:table-cell office:value-type="float" office:value="13950" calcext:value-type="float">
            <text:p>13950</text:p>
          </table:table-cell>
          <table:table-cell office:value-type="float" office:value="13009" calcext:value-type="float">
            <text:p>13009</text:p>
          </table:table-cell>
          <table:table-cell office:value-type="float" office:value="178805" calcext:value-type="float">
            <text:p>178805</text:p>
          </table:table-cell>
          <table:table-cell office:value-type="float" office:value="301000" calcext:value-type="float">
            <text:p>301000</text:p>
          </table:table-cell>
          <table:table-cell office:value-type="float" office:value="516387" calcext:value-type="float">
            <text:p>516387</text:p>
          </table:table-cell>
          <table:table-cell office:value-type="float" office:value="411515" calcext:value-type="float">
            <text:p>411515</text:p>
          </table:table-cell>
          <table:table-cell office:value-type="float" office:value="332741" calcext:value-type="float">
            <text:p>332741</text:p>
          </table:table-cell>
          <table:table-cell office:value-type="float" office:value="61139" calcext:value-type="float">
            <text:p>61139</text:p>
          </table:table-cell>
          <table:table-cell office:value-type="float" office:value="17635" calcext:value-type="float">
            <text:p>17635</text:p>
          </table:table-cell>
          <table:table-cell office:value-type="float" office:value="543" calcext:value-type="float">
            <text:p>543</text:p>
          </table:table-cell>
          <table:table-cell office:value-type="float" office:value="149210" calcext:value-type="float">
            <text:p>149210</text:p>
          </table:table-cell>
          <table:table-cell office:value-type="float" office:value="178342" calcext:value-type="float">
            <text:p>178342</text:p>
          </table:table-cell>
          <table:table-cell office:value-type="float" office:value="18527" calcext:value-type="float">
            <text:p>18527</text:p>
          </table:table-cell>
          <table:table-cell office:value-type="float" office:value="1274524" calcext:value-type="float">
            <text:p>127452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5Feb</text:p>
          </table:table-cell>
          <table:table-cell table:number-columns-repeated="2" office:value-type="float" office:value="89771" calcext:value-type="float">
            <text:p>89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0" calcext:value-type="float">
            <text:p>5240</text:p>
          </table:table-cell>
          <table:table-cell office:value-type="float" office:value="1313" calcext:value-type="float">
            <text:p>1313</text:p>
          </table:table-cell>
          <table:table-cell office:value-type="float" office:value="3912" calcext:value-type="float">
            <text:p>39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9648" calcext:value-type="float">
            <text:p>39648</text:p>
          </table:table-cell>
          <table:table-cell office:value-type="float" office:value="35288" calcext:value-type="float">
            <text:p>35288</text:p>
          </table:table-cell>
          <table:table-cell office:value-type="float" office:value="39110" calcext:value-type="float">
            <text:p>39110</text:p>
          </table:table-cell>
          <table:table-cell office:value-type="float" office:value="122842" calcext:value-type="float">
            <text:p>122842</text:p>
          </table:table-cell>
          <table:table-cell office:value-type="float" office:value="121792" calcext:value-type="float">
            <text:p>121792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6967" calcext:value-type="float">
            <text:p>6967</text:p>
          </table:table-cell>
          <table:table-cell office:value-type="float" office:value="531" calcext:value-type="float">
            <text:p>531</text:p>
          </table:table-cell>
          <table:table-cell office:value-type="float" office:value="679" calcext:value-type="float">
            <text:p>679</text:p>
          </table:table-cell>
          <table:table-cell office:value-type="float" office:value="170129" calcext:value-type="float">
            <text:p>170129</text:p>
          </table:table-cell>
          <table:table-cell office:value-type="float" office:value="614515" calcext:value-type="float">
            <text:p>614515</text:p>
          </table:table-cell>
          <table:table-cell office:value-type="float" office:value="592377" calcext:value-type="float">
            <text:p>592377</text:p>
          </table:table-cell>
          <table:table-cell office:value-type="float" office:value="21507" calcext:value-type="float">
            <text:p>21507</text:p>
          </table:table-cell>
          <table:table-cell office:value-type="float" office:value="631" calcext:value-type="float">
            <text:p>631</text:p>
          </table:table-cell>
          <table:table-cell office:value-type="float" office:value="162529" calcext:value-type="float">
            <text:p>162529</text:p>
          </table:table-cell>
          <table:table-cell office:value-type="float" office:value="14360" calcext:value-type="float">
            <text:p>14360</text:p>
          </table:table-cell>
          <table:table-cell office:value-type="float" office:value="146581" calcext:value-type="float">
            <text:p>146581</text:p>
          </table:table-cell>
          <table:table-cell office:value-type="float" office:value="1588" calcext:value-type="float">
            <text:p>1588</text:p>
          </table:table-cell>
          <table:table-cell office:value-type="float" office:value="13900" calcext:value-type="float">
            <text:p>13900</text:p>
          </table:table-cell>
          <table:table-cell office:value-type="float" office:value="12989" calcext:value-type="float">
            <text:p>12989</text:p>
          </table:table-cell>
          <table:table-cell office:value-type="float" office:value="173019" calcext:value-type="float">
            <text:p>173019</text:p>
          </table:table-cell>
          <table:table-cell office:value-type="float" office:value="298423" calcext:value-type="float">
            <text:p>298423</text:p>
          </table:table-cell>
          <table:table-cell office:value-type="float" office:value="504942" calcext:value-type="float">
            <text:p>504942</text:p>
          </table:table-cell>
          <table:table-cell office:value-type="float" office:value="435740" calcext:value-type="float">
            <text:p>435740</text:p>
          </table:table-cell>
          <table:table-cell office:value-type="float" office:value="345910" calcext:value-type="float">
            <text:p>345910</text:p>
          </table:table-cell>
          <table:table-cell office:value-type="float" office:value="71402" calcext:value-type="float">
            <text:p>71402</text:p>
          </table:table-cell>
          <table:table-cell office:value-type="float" office:value="18428" calcext:value-type="float">
            <text:p>18428</text:p>
          </table:table-cell>
          <table:table-cell office:value-type="float" office:value="536" calcext:value-type="float">
            <text:p>536</text:p>
          </table:table-cell>
          <table:table-cell office:value-type="float" office:value="145140" calcext:value-type="float">
            <text:p>145140</text:p>
          </table:table-cell>
          <table:table-cell office:value-type="float" office:value="173489" calcext:value-type="float">
            <text:p>173489</text:p>
          </table:table-cell>
          <table:table-cell office:value-type="float" office:value="15532" calcext:value-type="float">
            <text:p>15532</text:p>
          </table:table-cell>
          <table:table-cell office:value-type="float" office:value="1275379" calcext:value-type="float">
            <text:p>127537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5Jan</text:p>
          </table:table-cell>
          <table:table-cell table:number-columns-repeated="2" office:value-type="float" office:value="81594" calcext:value-type="float">
            <text:p>81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5" calcext:value-type="float">
            <text:p>5205</text:p>
          </table:table-cell>
          <table:table-cell office:value-type="float" office:value="1121" calcext:value-type="float">
            <text:p>1121</text:p>
          </table:table-cell>
          <table:table-cell office:value-type="float" office:value="4084" calcext:value-type="float">
            <text:p>4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9418" calcext:value-type="float">
            <text:p>39418</text:p>
          </table:table-cell>
          <table:table-cell office:value-type="float" office:value="36969" calcext:value-type="float">
            <text:p>36969</text:p>
          </table:table-cell>
          <table:table-cell office:value-type="float" office:value="38913" calcext:value-type="float">
            <text:p>38913</text:p>
          </table:table-cell>
          <table:table-cell office:value-type="float" office:value="115178" calcext:value-type="float">
            <text:p>115178</text:p>
          </table:table-cell>
          <table:table-cell office:value-type="float" office:value="114128" calcext:value-type="float">
            <text:p>114128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7439" calcext:value-type="float">
            <text:p>7439</text:p>
          </table:table-cell>
          <table:table-cell office:value-type="float" office:value="414" calcext:value-type="float">
            <text:p>414</text:p>
          </table:table-cell>
          <table:table-cell office:value-type="float" office:value="1425" calcext:value-type="float">
            <text:p>1425</text:p>
          </table:table-cell>
          <table:table-cell office:value-type="float" office:value="163369" calcext:value-type="float">
            <text:p>163369</text:p>
          </table:table-cell>
          <table:table-cell office:value-type="float" office:value="581909" calcext:value-type="float">
            <text:p>581909</text:p>
          </table:table-cell>
          <table:table-cell office:value-type="float" office:value="559762" calcext:value-type="float">
            <text:p>559762</text:p>
          </table:table-cell>
          <table:table-cell office:value-type="float" office:value="21515" calcext:value-type="float">
            <text:p>21515</text:p>
          </table:table-cell>
          <table:table-cell office:value-type="float" office:value="632" calcext:value-type="float">
            <text:p>632</text:p>
          </table:table-cell>
          <table:table-cell office:value-type="float" office:value="159337" calcext:value-type="float">
            <text:p>159337</text:p>
          </table:table-cell>
          <table:table-cell office:value-type="float" office:value="14077" calcext:value-type="float">
            <text:p>14077</text:p>
          </table:table-cell>
          <table:table-cell office:value-type="float" office:value="143553" calcext:value-type="float">
            <text:p>143553</text:p>
          </table:table-cell>
          <table:table-cell office:value-type="float" office:value="1707" calcext:value-type="float">
            <text:p>1707</text:p>
          </table:table-cell>
          <table:table-cell office:value-type="float" office:value="13765" calcext:value-type="float">
            <text:p>13765</text:p>
          </table:table-cell>
          <table:table-cell office:value-type="float" office:value="14706" calcext:value-type="float">
            <text:p>14706</text:p>
          </table:table-cell>
          <table:table-cell office:value-type="float" office:value="168599" calcext:value-type="float">
            <text:p>168599</text:p>
          </table:table-cell>
          <table:table-cell office:value-type="float" office:value="302331" calcext:value-type="float">
            <text:p>302331</text:p>
          </table:table-cell>
          <table:table-cell office:value-type="float" office:value="502379" calcext:value-type="float">
            <text:p>502379</text:p>
          </table:table-cell>
          <table:table-cell office:value-type="float" office:value="402049" calcext:value-type="float">
            <text:p>402049</text:p>
          </table:table-cell>
          <table:table-cell office:value-type="float" office:value="328411" calcext:value-type="float">
            <text:p>328411</text:p>
          </table:table-cell>
          <table:table-cell office:value-type="float" office:value="57618" calcext:value-type="float">
            <text:p>57618</text:p>
          </table:table-cell>
          <table:table-cell office:value-type="float" office:value="16020" calcext:value-type="float">
            <text:p>16020</text:p>
          </table:table-cell>
          <table:table-cell office:value-type="float" office:value="536" calcext:value-type="float">
            <text:p>536</text:p>
          </table:table-cell>
          <table:table-cell office:value-type="float" office:value="145741" calcext:value-type="float">
            <text:p>145741</text:p>
          </table:table-cell>
          <table:table-cell office:value-type="float" office:value="170450" calcext:value-type="float">
            <text:p>170450</text:p>
          </table:table-cell>
          <table:table-cell office:value-type="float" office:value="19495" calcext:value-type="float">
            <text:p>19495</text:p>
          </table:table-cell>
          <table:table-cell office:value-type="float" office:value="1240650" calcext:value-type="float">
            <text:p>124065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4Dec</text:p>
          </table:table-cell>
          <table:table-cell table:number-columns-repeated="2" office:value-type="float" office:value="67066" calcext:value-type="float">
            <text:p>67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81" calcext:value-type="float">
            <text:p>5281</text:p>
          </table:table-cell>
          <table:table-cell office:value-type="float" office:value="986" calcext:value-type="float">
            <text:p>986</text:p>
          </table:table-cell>
          <table:table-cell office:value-type="float" office:value="4295" calcext:value-type="float">
            <text:p>4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41556" calcext:value-type="float">
            <text:p>41556</text:p>
          </table:table-cell>
          <table:table-cell office:value-type="float" office:value="35654" calcext:value-type="float">
            <text:p>35654</text:p>
          </table:table-cell>
          <table:table-cell office:value-type="float" office:value="40101" calcext:value-type="float">
            <text:p>40101</text:p>
          </table:table-cell>
          <table:table-cell office:value-type="float" office:value="102187" calcext:value-type="float">
            <text:p>102187</text:p>
          </table:table-cell>
          <table:table-cell office:value-type="float" office:value="101137" calcext:value-type="float">
            <text:p>101137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4772" calcext:value-type="float">
            <text:p>4772</text:p>
          </table:table-cell>
          <table:table-cell office:value-type="float" office:value="1294" calcext:value-type="float">
            <text:p>1294</text:p>
          </table:table-cell>
          <table:table-cell office:value-type="float" office:value="1392" calcext:value-type="float">
            <text:p>1392</text:p>
          </table:table-cell>
          <table:table-cell office:value-type="float" office:value="149746" calcext:value-type="float">
            <text:p>149746</text:p>
          </table:table-cell>
          <table:table-cell office:value-type="float" office:value="546458" calcext:value-type="float">
            <text:p>546458</text:p>
          </table:table-cell>
          <table:table-cell office:value-type="float" office:value="524315" calcext:value-type="float">
            <text:p>524315</text:p>
          </table:table-cell>
          <table:table-cell office:value-type="float" office:value="21513" calcext:value-type="float">
            <text:p>21513</text:p>
          </table:table-cell>
          <table:table-cell office:value-type="float" office:value="630" calcext:value-type="float">
            <text:p>630</text:p>
          </table:table-cell>
          <table:table-cell office:value-type="float" office:value="154787" calcext:value-type="float">
            <text:p>154787</text:p>
          </table:table-cell>
          <table:table-cell office:value-type="float" office:value="13072" calcext:value-type="float">
            <text:p>13072</text:p>
          </table:table-cell>
          <table:table-cell office:value-type="float" office:value="140033" calcext:value-type="float">
            <text:p>140033</text:p>
          </table:table-cell>
          <table:table-cell office:value-type="float" office:value="1682" calcext:value-type="float">
            <text:p>1682</text:p>
          </table:table-cell>
          <table:table-cell office:value-type="float" office:value="14220" calcext:value-type="float">
            <text:p>14220</text:p>
          </table:table-cell>
          <table:table-cell office:value-type="float" office:value="13987" calcext:value-type="float">
            <text:p>13987</text:p>
          </table:table-cell>
          <table:table-cell office:value-type="float" office:value="173840" calcext:value-type="float">
            <text:p>173840</text:p>
          </table:table-cell>
          <table:table-cell office:value-type="float" office:value="294050" calcext:value-type="float">
            <text:p>294050</text:p>
          </table:table-cell>
          <table:table-cell office:value-type="float" office:value="517281" calcext:value-type="float">
            <text:p>517281</text:p>
          </table:table-cell>
          <table:table-cell office:value-type="float" office:value="346585" calcext:value-type="float">
            <text:p>346585</text:p>
          </table:table-cell>
          <table:table-cell office:value-type="float" office:value="306801" calcext:value-type="float">
            <text:p>306801</text:p>
          </table:table-cell>
          <table:table-cell office:value-type="float" office:value="24739" calcext:value-type="float">
            <text:p>24739</text:p>
          </table:table-cell>
          <table:table-cell office:value-type="float" office:value="15045" calcext:value-type="float">
            <text:p>15045</text:p>
          </table:table-cell>
          <table:table-cell office:value-type="float" office:value="536" calcext:value-type="float">
            <text:p>536</text:p>
          </table:table-cell>
          <table:table-cell office:value-type="float" office:value="138362" calcext:value-type="float">
            <text:p>138362</text:p>
          </table:table-cell>
          <table:table-cell office:value-type="float" office:value="173588" calcext:value-type="float">
            <text:p>173588</text:p>
          </table:table-cell>
          <table:table-cell office:value-type="float" office:value="20995" calcext:value-type="float">
            <text:p>20995</text:p>
          </table:table-cell>
          <table:table-cell office:value-type="float" office:value="1197347" calcext:value-type="float">
            <text:p>119734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4Nov</text:p>
          </table:table-cell>
          <table:table-cell table:number-columns-repeated="2" office:value-type="float" office:value="68553" calcext:value-type="float">
            <text:p>68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27" calcext:value-type="float">
            <text:p>5227</text:p>
          </table:table-cell>
          <table:table-cell office:value-type="float" office:value="976" calcext:value-type="float">
            <text:p>976</text:p>
          </table:table-cell>
          <table:table-cell office:value-type="float" office:value="4251" calcext:value-type="float">
            <text:p>4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9089" calcext:value-type="float">
            <text:p>39089</text:p>
          </table:table-cell>
          <table:table-cell office:value-type="float" office:value="37007" calcext:value-type="float">
            <text:p>37007</text:p>
          </table:table-cell>
          <table:table-cell office:value-type="float" office:value="38088" calcext:value-type="float">
            <text:p>38088</text:p>
          </table:table-cell>
          <table:table-cell office:value-type="float" office:value="104245" calcext:value-type="float">
            <text:p>104245</text:p>
          </table:table-cell>
          <table:table-cell office:value-type="float" office:value="103195" calcext:value-type="float">
            <text:p>103195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5748" calcext:value-type="float">
            <text:p>5748</text:p>
          </table:table-cell>
          <table:table-cell office:value-type="float" office:value="966" calcext:value-type="float">
            <text:p>966</text:p>
          </table:table-cell>
          <table:table-cell office:value-type="float" office:value="945" calcext:value-type="float">
            <text:p>945</text:p>
          </table:table-cell>
          <table:table-cell office:value-type="float" office:value="149992" calcext:value-type="float">
            <text:p>149992</text:p>
          </table:table-cell>
          <table:table-cell office:value-type="float" office:value="550489" calcext:value-type="float">
            <text:p>550489</text:p>
          </table:table-cell>
          <table:table-cell office:value-type="float" office:value="527630" calcext:value-type="float">
            <text:p>527630</text:p>
          </table:table-cell>
          <table:table-cell office:value-type="float" office:value="22231" calcext:value-type="float">
            <text:p>22231</text:p>
          </table:table-cell>
          <table:table-cell office:value-type="float" office:value="628" calcext:value-type="float">
            <text:p>628</text:p>
          </table:table-cell>
          <table:table-cell office:value-type="float" office:value="156566" calcext:value-type="float">
            <text:p>156566</text:p>
          </table:table-cell>
          <table:table-cell office:value-type="float" office:value="13548" calcext:value-type="float">
            <text:p>13548</text:p>
          </table:table-cell>
          <table:table-cell office:value-type="float" office:value="141733" calcext:value-type="float">
            <text:p>141733</text:p>
          </table:table-cell>
          <table:table-cell office:value-type="float" office:value="1285" calcext:value-type="float">
            <text:p>1285</text:p>
          </table:table-cell>
          <table:table-cell office:value-type="float" office:value="14061" calcext:value-type="float">
            <text:p>14061</text:p>
          </table:table-cell>
          <table:table-cell office:value-type="float" office:value="14337" calcext:value-type="float">
            <text:p>14337</text:p>
          </table:table-cell>
          <table:table-cell office:value-type="float" office:value="163247" calcext:value-type="float">
            <text:p>163247</text:p>
          </table:table-cell>
          <table:table-cell office:value-type="float" office:value="307942" calcext:value-type="float">
            <text:p>307942</text:p>
          </table:table-cell>
          <table:table-cell office:value-type="float" office:value="491912" calcext:value-type="float">
            <text:p>491912</text:p>
          </table:table-cell>
          <table:table-cell office:value-type="float" office:value="379249" calcext:value-type="float">
            <text:p>379249</text:p>
          </table:table-cell>
          <table:table-cell office:value-type="float" office:value="308329" calcext:value-type="float">
            <text:p>308329</text:p>
          </table:table-cell>
          <table:table-cell office:value-type="float" office:value="52987" calcext:value-type="float">
            <text:p>52987</text:p>
          </table:table-cell>
          <table:table-cell office:value-type="float" office:value="17933" calcext:value-type="float">
            <text:p>17933</text:p>
          </table:table-cell>
          <table:table-cell office:value-type="float" office:value="547" calcext:value-type="float">
            <text:p>547</text:p>
          </table:table-cell>
          <table:table-cell office:value-type="float" office:value="145726" calcext:value-type="float">
            <text:p>145726</text:p>
          </table:table-cell>
          <table:table-cell office:value-type="float" office:value="170599" calcext:value-type="float">
            <text:p>170599</text:p>
          </table:table-cell>
          <table:table-cell office:value-type="float" office:value="18613" calcext:value-type="float">
            <text:p>18613</text:p>
          </table:table-cell>
          <table:table-cell office:value-type="float" office:value="1206646" calcext:value-type="float">
            <text:p>120664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4Oct</text:p>
          </table:table-cell>
          <table:table-cell table:number-columns-repeated="2" office:value-type="float" office:value="80868" calcext:value-type="float">
            <text:p>80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88" calcext:value-type="float">
            <text:p>5288</text:p>
          </table:table-cell>
          <table:table-cell office:value-type="float" office:value="1009" calcext:value-type="float">
            <text:p>1009</text:p>
          </table:table-cell>
          <table:table-cell office:value-type="float" office:value="4279" calcext:value-type="float">
            <text:p>4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38717" calcext:value-type="float">
            <text:p>38717</text:p>
          </table:table-cell>
          <table:table-cell office:value-type="float" office:value="38945" calcext:value-type="float">
            <text:p>38945</text:p>
          </table:table-cell>
          <table:table-cell office:value-type="float" office:value="37700" calcext:value-type="float">
            <text:p>37700</text:p>
          </table:table-cell>
          <table:table-cell office:value-type="float" office:value="116891" calcext:value-type="float">
            <text:p>116891</text:p>
          </table:table-cell>
          <table:table-cell office:value-type="float" office:value="115841" calcext:value-type="float">
            <text:p>115841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6793" calcext:value-type="float">
            <text:p>6793</text:p>
          </table:table-cell>
          <table:table-cell office:value-type="float" office:value="929" calcext:value-type="float">
            <text:p>929</text:p>
          </table:table-cell>
          <table:table-cell office:value-type="float" office:value="1624" calcext:value-type="float">
            <text:p>1624</text:p>
          </table:table-cell>
          <table:table-cell office:value-type="float" office:value="163937" calcext:value-type="float">
            <text:p>163937</text:p>
          </table:table-cell>
          <table:table-cell office:value-type="float" office:value="572640" calcext:value-type="float">
            <text:p>572640</text:p>
          </table:table-cell>
          <table:table-cell office:value-type="float" office:value="549764" calcext:value-type="float">
            <text:p>549764</text:p>
          </table:table-cell>
          <table:table-cell office:value-type="float" office:value="22248" calcext:value-type="float">
            <text:p>22248</text:p>
          </table:table-cell>
          <table:table-cell office:value-type="float" office:value="628" calcext:value-type="float">
            <text:p>628</text:p>
          </table:table-cell>
          <table:table-cell office:value-type="float" office:value="152864" calcext:value-type="float">
            <text:p>152864</text:p>
          </table:table-cell>
          <table:table-cell office:value-type="float" office:value="13878" calcext:value-type="float">
            <text:p>13878</text:p>
          </table:table-cell>
          <table:table-cell office:value-type="float" office:value="137312" calcext:value-type="float">
            <text:p>137312</text:p>
          </table:table-cell>
          <table:table-cell office:value-type="float" office:value="1674" calcext:value-type="float">
            <text:p>1674</text:p>
          </table:table-cell>
          <table:table-cell office:value-type="float" office:value="13751" calcext:value-type="float">
            <text:p>13751</text:p>
          </table:table-cell>
          <table:table-cell office:value-type="float" office:value="14195" calcext:value-type="float">
            <text:p>14195</text:p>
          </table:table-cell>
          <table:table-cell office:value-type="float" office:value="161434" calcext:value-type="float">
            <text:p>161434</text:p>
          </table:table-cell>
          <table:table-cell office:value-type="float" office:value="309941" calcext:value-type="float">
            <text:p>309941</text:p>
          </table:table-cell>
          <table:table-cell office:value-type="float" office:value="486952" calcext:value-type="float">
            <text:p>486952</text:p>
          </table:table-cell>
          <table:table-cell office:value-type="float" office:value="401393" calcext:value-type="float">
            <text:p>401393</text:p>
          </table:table-cell>
          <table:table-cell office:value-type="float" office:value="319162" calcext:value-type="float">
            <text:p>319162</text:p>
          </table:table-cell>
          <table:table-cell office:value-type="float" office:value="64058" calcext:value-type="float">
            <text:p>64058</text:p>
          </table:table-cell>
          <table:table-cell office:value-type="float" office:value="18173" calcext:value-type="float">
            <text:p>18173</text:p>
          </table:table-cell>
          <table:table-cell office:value-type="float" office:value="1601" calcext:value-type="float">
            <text:p>1601</text:p>
          </table:table-cell>
          <table:table-cell office:value-type="float" office:value="147549" calcext:value-type="float">
            <text:p>147549</text:p>
          </table:table-cell>
          <table:table-cell office:value-type="float" office:value="169577" calcext:value-type="float">
            <text:p>169577</text:p>
          </table:table-cell>
          <table:table-cell office:value-type="float" office:value="17745" calcext:value-type="float">
            <text:p>17745</text:p>
          </table:table-cell>
          <table:table-cell office:value-type="float" office:value="1224817" calcext:value-type="float">
            <text:p>122481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4Sep</text:p>
          </table:table-cell>
          <table:table-cell table:number-columns-repeated="2" office:value-type="float" office:value="71207" calcext:value-type="float">
            <text:p>71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3" calcext:value-type="float">
            <text:p>5163</text:p>
          </table:table-cell>
          <table:table-cell office:value-type="float" office:value="1017" calcext:value-type="float">
            <text:p>1017</text:p>
          </table:table-cell>
          <table:table-cell office:value-type="float" office:value="4146" calcext:value-type="float">
            <text:p>4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8591" calcext:value-type="float">
            <text:p>38591</text:p>
          </table:table-cell>
          <table:table-cell office:value-type="float" office:value="38837" calcext:value-type="float">
            <text:p>38837</text:p>
          </table:table-cell>
          <table:table-cell office:value-type="float" office:value="37202" calcext:value-type="float">
            <text:p>37202</text:p>
          </table:table-cell>
          <table:table-cell office:value-type="float" office:value="106299" calcext:value-type="float">
            <text:p>106299</text:p>
          </table:table-cell>
          <table:table-cell office:value-type="float" office:value="105249" calcext:value-type="float">
            <text:p>105249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7345" calcext:value-type="float">
            <text:p>7345</text:p>
          </table:table-cell>
          <table:table-cell office:value-type="float" office:value="1270" calcext:value-type="float">
            <text:p>1270</text:p>
          </table:table-cell>
          <table:table-cell office:value-type="float" office:value="1799" calcext:value-type="float">
            <text:p>1799</text:p>
          </table:table-cell>
          <table:table-cell office:value-type="float" office:value="153915" calcext:value-type="float">
            <text:p>153915</text:p>
          </table:table-cell>
          <table:table-cell office:value-type="float" office:value="544326" calcext:value-type="float">
            <text:p>544326</text:p>
          </table:table-cell>
          <table:table-cell office:value-type="float" office:value="521468" calcext:value-type="float">
            <text:p>521468</text:p>
          </table:table-cell>
          <table:table-cell office:value-type="float" office:value="22246" calcext:value-type="float">
            <text:p>22246</text:p>
          </table:table-cell>
          <table:table-cell office:value-type="float" office:value="612" calcext:value-type="float">
            <text:p>612</text:p>
          </table:table-cell>
          <table:table-cell office:value-type="float" office:value="150673" calcext:value-type="float">
            <text:p>150673</text:p>
          </table:table-cell>
          <table:table-cell office:value-type="float" office:value="13626" calcext:value-type="float">
            <text:p>13626</text:p>
          </table:table-cell>
          <table:table-cell office:value-type="float" office:value="135197" calcext:value-type="float">
            <text:p>135197</text:p>
          </table:table-cell>
          <table:table-cell office:value-type="float" office:value="1850" calcext:value-type="float">
            <text:p>1850</text:p>
          </table:table-cell>
          <table:table-cell office:value-type="float" office:value="13458" calcext:value-type="float">
            <text:p>13458</text:p>
          </table:table-cell>
          <table:table-cell office:value-type="float" office:value="14209" calcext:value-type="float">
            <text:p>14209</text:p>
          </table:table-cell>
          <table:table-cell office:value-type="float" office:value="159239" calcext:value-type="float">
            <text:p>159239</text:p>
          </table:table-cell>
          <table:table-cell office:value-type="float" office:value="311645" calcext:value-type="float">
            <text:p>311645</text:p>
          </table:table-cell>
          <table:table-cell office:value-type="float" office:value="480634" calcext:value-type="float">
            <text:p>480634</text:p>
          </table:table-cell>
          <table:table-cell office:value-type="float" office:value="380375" calcext:value-type="float">
            <text:p>380375</text:p>
          </table:table-cell>
          <table:table-cell office:value-type="float" office:value="306334" calcext:value-type="float">
            <text:p>306334</text:p>
          </table:table-cell>
          <table:table-cell office:value-type="float" office:value="57752" calcext:value-type="float">
            <text:p>57752</text:p>
          </table:table-cell>
          <table:table-cell office:value-type="float" office:value="16289" calcext:value-type="float">
            <text:p>16289</text:p>
          </table:table-cell>
          <table:table-cell office:value-type="float" office:value="1601" calcext:value-type="float">
            <text:p>1601</text:p>
          </table:table-cell>
          <table:table-cell office:value-type="float" office:value="148498" calcext:value-type="float">
            <text:p>148498</text:p>
          </table:table-cell>
          <table:table-cell office:value-type="float" office:value="165260" calcext:value-type="float">
            <text:p>165260</text:p>
          </table:table-cell>
          <table:table-cell office:value-type="float" office:value="17177" calcext:value-type="float">
            <text:p>17177</text:p>
          </table:table-cell>
          <table:table-cell office:value-type="float" office:value="1193545" calcext:value-type="float">
            <text:p>119354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4Aug</text:p>
          </table:table-cell>
          <table:table-cell table:number-columns-repeated="2" office:value-type="float" office:value="63218" calcext:value-type="float">
            <text:p>63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float" office:value="1068" calcext:value-type="float">
            <text:p>1068</text:p>
          </table:table-cell>
          <table:table-cell office:value-type="float" office:value="4032" calcext:value-type="float">
            <text:p>4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7606" calcext:value-type="float">
            <text:p>37606</text:p>
          </table:table-cell>
          <table:table-cell office:value-type="float" office:value="38501" calcext:value-type="float">
            <text:p>38501</text:p>
          </table:table-cell>
          <table:table-cell office:value-type="float" office:value="36817" calcext:value-type="float">
            <text:p>36817</text:p>
          </table:table-cell>
          <table:table-cell office:value-type="float" office:value="97690" calcext:value-type="float">
            <text:p>97690</text:p>
          </table:table-cell>
          <table:table-cell office:value-type="float" office:value="96625" calcext:value-type="float">
            <text:p>96625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-</text:p>
          </table:table-cell>
          <table:table-cell office:value-type="float" office:value="8099" calcext:value-type="float">
            <text:p>8099</text:p>
          </table:table-cell>
          <table:table-cell office:value-type="float" office:value="813" calcext:value-type="float">
            <text:p>813</text:p>
          </table:table-cell>
          <table:table-cell office:value-type="float" office:value="1126" calcext:value-type="float">
            <text:p>1126</text:p>
          </table:table-cell>
          <table:table-cell office:value-type="float" office:value="144545" calcext:value-type="float">
            <text:p>144545</text:p>
          </table:table-cell>
          <table:table-cell office:value-type="float" office:value="527142" calcext:value-type="float">
            <text:p>527142</text:p>
          </table:table-cell>
          <table:table-cell office:value-type="float" office:value="504275" calcext:value-type="float">
            <text:p>504275</text:p>
          </table:table-cell>
          <table:table-cell office:value-type="float" office:value="22237" calcext:value-type="float">
            <text:p>22237</text:p>
          </table:table-cell>
          <table:table-cell office:value-type="float" office:value="630" calcext:value-type="float">
            <text:p>630</text:p>
          </table:table-cell>
          <table:table-cell office:value-type="float" office:value="151128" calcext:value-type="float">
            <text:p>151128</text:p>
          </table:table-cell>
          <table:table-cell office:value-type="float" office:value="13666" calcext:value-type="float">
            <text:p>13666</text:p>
          </table:table-cell>
          <table:table-cell office:value-type="float" office:value="135634" calcext:value-type="float">
            <text:p>135634</text:p>
          </table:table-cell>
          <table:table-cell office:value-type="float" office:value="1828" calcext:value-type="float">
            <text:p>1828</text:p>
          </table:table-cell>
          <table:table-cell office:value-type="float" office:value="13170" calcext:value-type="float">
            <text:p>13170</text:p>
          </table:table-cell>
          <table:table-cell office:value-type="float" office:value="14254" calcext:value-type="float">
            <text:p>14254</text:p>
          </table:table-cell>
          <table:table-cell office:value-type="float" office:value="153170" calcext:value-type="float">
            <text:p>153170</text:p>
          </table:table-cell>
          <table:table-cell office:value-type="float" office:value="316152" calcext:value-type="float">
            <text:p>316152</text:p>
          </table:table-cell>
          <table:table-cell office:value-type="float" office:value="475726" calcext:value-type="float">
            <text:p>475726</text:p>
          </table:table-cell>
          <table:table-cell office:value-type="float" office:value="367359" calcext:value-type="float">
            <text:p>367359</text:p>
          </table:table-cell>
          <table:table-cell office:value-type="float" office:value="293237" calcext:value-type="float">
            <text:p>293237</text:p>
          </table:table-cell>
          <table:table-cell office:value-type="float" office:value="58177" calcext:value-type="float">
            <text:p>58177</text:p>
          </table:table-cell>
          <table:table-cell office:value-type="float" office:value="15945" calcext:value-type="float">
            <text:p>15945</text:p>
          </table:table-cell>
          <table:table-cell office:value-type="float" office:value="1619" calcext:value-type="float">
            <text:p>1619</text:p>
          </table:table-cell>
          <table:table-cell office:value-type="float" office:value="151499" calcext:value-type="float">
            <text:p>151499</text:p>
          </table:table-cell>
          <table:table-cell office:value-type="float" office:value="162015" calcext:value-type="float">
            <text:p>162015</text:p>
          </table:table-cell>
          <table:table-cell office:value-type="float" office:value="16799" calcext:value-type="float">
            <text:p>16799</text:p>
          </table:table-cell>
          <table:table-cell office:value-type="float" office:value="1175017" calcext:value-type="float">
            <text:p>117501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4Jul</text:p>
          </table:table-cell>
          <table:table-cell table:number-columns-repeated="2" office:value-type="float" office:value="74025" calcext:value-type="float">
            <text:p>74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7" calcext:value-type="float">
            <text:p>5087</text:p>
          </table:table-cell>
          <table:table-cell office:value-type="float" office:value="1042" calcext:value-type="float">
            <text:p>1042</text:p>
          </table:table-cell>
          <table:table-cell office:value-type="float" office:value="4014" calcext:value-type="float">
            <text:p>401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37864" calcext:value-type="float">
            <text:p>37864</text:p>
          </table:table-cell>
          <table:table-cell office:value-type="float" office:value="38864" calcext:value-type="float">
            <text:p>38864</text:p>
          </table:table-cell>
          <table:table-cell office:value-type="float" office:value="37052" calcext:value-type="float">
            <text:p>37052</text:p>
          </table:table-cell>
          <table:table-cell office:value-type="float" office:value="109256" calcext:value-type="float">
            <text:p>109256</text:p>
          </table:table-cell>
          <table:table-cell office:value-type="float" office:value="108191" calcext:value-type="float">
            <text:p>108191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-</text:p>
          </table:table-cell>
          <table:table-cell office:value-type="float" office:value="7861" calcext:value-type="float">
            <text:p>7861</text:p>
          </table:table-cell>
          <table:table-cell office:value-type="float" office:value="770" calcext:value-type="float">
            <text:p>770</text:p>
          </table:table-cell>
          <table:table-cell office:value-type="float" office:value="1023" calcext:value-type="float">
            <text:p>1023</text:p>
          </table:table-cell>
          <table:table-cell office:value-type="float" office:value="155962" calcext:value-type="float">
            <text:p>155962</text:p>
          </table:table-cell>
          <table:table-cell office:value-type="float" office:value="548713" calcext:value-type="float">
            <text:p>548713</text:p>
          </table:table-cell>
          <table:table-cell office:value-type="float" office:value="525849" calcext:value-type="float">
            <text:p>525849</text:p>
          </table:table-cell>
          <table:table-cell office:value-type="float" office:value="22232" calcext:value-type="float">
            <text:p>22232</text:p>
          </table:table-cell>
          <table:table-cell office:value-type="float" office:value="632" calcext:value-type="float">
            <text:p>632</text:p>
          </table:table-cell>
          <table:table-cell office:value-type="float" office:value="148487" calcext:value-type="float">
            <text:p>148487</text:p>
          </table:table-cell>
          <table:table-cell office:value-type="float" office:value="12696" calcext:value-type="float">
            <text:p>12696</text:p>
          </table:table-cell>
          <table:table-cell office:value-type="float" office:value="134012" calcext:value-type="float">
            <text:p>134012</text:p>
          </table:table-cell>
          <table:table-cell office:value-type="float" office:value="1779" calcext:value-type="float">
            <text:p>1779</text:p>
          </table:table-cell>
          <table:table-cell office:value-type="float" office:value="13223" calcext:value-type="float">
            <text:p>13223</text:p>
          </table:table-cell>
          <table:table-cell office:value-type="float" office:value="14243" calcext:value-type="float">
            <text:p>14243</text:p>
          </table:table-cell>
          <table:table-cell office:value-type="float" office:value="152299" calcext:value-type="float">
            <text:p>152299</text:p>
          </table:table-cell>
          <table:table-cell office:value-type="float" office:value="315231" calcext:value-type="float">
            <text:p>315231</text:p>
          </table:table-cell>
          <table:table-cell office:value-type="float" office:value="478567" calcext:value-type="float">
            <text:p>478567</text:p>
          </table:table-cell>
          <table:table-cell office:value-type="float" office:value="388242" calcext:value-type="float">
            <text:p>388242</text:p>
          </table:table-cell>
          <table:table-cell office:value-type="float" office:value="313192" calcext:value-type="float">
            <text:p>313192</text:p>
          </table:table-cell>
          <table:table-cell office:value-type="float" office:value="58504" calcext:value-type="float">
            <text:p>58504</text:p>
          </table:table-cell>
          <table:table-cell office:value-type="float" office:value="16546" calcext:value-type="float">
            <text:p>16546</text:p>
          </table:table-cell>
          <table:table-cell office:value-type="float" office:value="1619" calcext:value-type="float">
            <text:p>1619</text:p>
          </table:table-cell>
          <table:table-cell office:value-type="float" office:value="146749" calcext:value-type="float">
            <text:p>146749</text:p>
          </table:table-cell>
          <table:table-cell office:value-type="float" office:value="159358" calcext:value-type="float">
            <text:p>159358</text:p>
          </table:table-cell>
          <table:table-cell office:value-type="float" office:value="17664" calcext:value-type="float">
            <text:p>17664</text:p>
          </table:table-cell>
          <table:table-cell office:value-type="float" office:value="1192199" calcext:value-type="float">
            <text:p>119219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4Jun</text:p>
          </table:table-cell>
          <table:table-cell table:number-columns-repeated="2" office:value-type="float" office:value="80833" calcext:value-type="float">
            <text:p>80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2" calcext:value-type="float">
            <text:p>5182</text:p>
          </table:table-cell>
          <table:table-cell office:value-type="float" office:value="1009" calcext:value-type="float">
            <text:p>1009</text:p>
          </table:table-cell>
          <table:table-cell office:value-type="float" office:value="4142" calcext:value-type="float">
            <text:p>414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7132" calcext:value-type="float">
            <text:p>37132</text:p>
          </table:table-cell>
          <table:table-cell office:value-type="float" office:value="38214" calcext:value-type="float">
            <text:p>38214</text:p>
          </table:table-cell>
          <table:table-cell office:value-type="float" office:value="35975" calcext:value-type="float">
            <text:p>35975</text:p>
          </table:table-cell>
          <table:table-cell office:value-type="float" office:value="116044" calcext:value-type="float">
            <text:p>116044</text:p>
          </table:table-cell>
          <table:table-cell office:value-type="float" office:value="114979" calcext:value-type="float">
            <text:p>114979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-</text:p>
          </table:table-cell>
          <table:table-cell office:value-type="float" office:value="7681" calcext:value-type="float">
            <text:p>7681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61483" calcext:value-type="float">
            <text:p>161483</text:p>
          </table:table-cell>
          <table:table-cell office:value-type="float" office:value="560925" calcext:value-type="float">
            <text:p>560925</text:p>
          </table:table-cell>
          <table:table-cell office:value-type="float" office:value="538047" calcext:value-type="float">
            <text:p>538047</text:p>
          </table:table-cell>
          <table:table-cell office:value-type="float" office:value="22242" calcext:value-type="float">
            <text:p>22242</text:p>
          </table:table-cell>
          <table:table-cell office:value-type="float" office:value="636" calcext:value-type="float">
            <text:p>636</text:p>
          </table:table-cell>
          <table:table-cell office:value-type="float" office:value="147767" calcext:value-type="float">
            <text:p>147767</text:p>
          </table:table-cell>
          <table:table-cell office:value-type="float" office:value="12340" calcext:value-type="float">
            <text:p>12340</text:p>
          </table:table-cell>
          <table:table-cell office:value-type="float" office:value="133524" calcext:value-type="float">
            <text:p>133524</text:p>
          </table:table-cell>
          <table:table-cell office:value-type="float" office:value="1903" calcext:value-type="float">
            <text:p>1903</text:p>
          </table:table-cell>
          <table:table-cell office:value-type="float" office:value="13254" calcext:value-type="float">
            <text:p>13254</text:p>
          </table:table-cell>
          <table:table-cell office:value-type="float" office:value="14071" calcext:value-type="float">
            <text:p>14071</text:p>
          </table:table-cell>
          <table:table-cell office:value-type="float" office:value="149346" calcext:value-type="float">
            <text:p>149346</text:p>
          </table:table-cell>
          <table:table-cell office:value-type="float" office:value="314672" calcext:value-type="float">
            <text:p>314672</text:p>
          </table:table-cell>
          <table:table-cell office:value-type="float" office:value="465090" calcext:value-type="float">
            <text:p>465090</text:p>
          </table:table-cell>
          <table:table-cell office:value-type="float" office:value="413158" calcext:value-type="float">
            <text:p>413158</text:p>
          </table:table-cell>
          <table:table-cell office:value-type="float" office:value="327584" calcext:value-type="float">
            <text:p>327584</text:p>
          </table:table-cell>
          <table:table-cell office:value-type="float" office:value="67136" calcext:value-type="float">
            <text:p>67136</text:p>
          </table:table-cell>
          <table:table-cell office:value-type="float" office:value="18438" calcext:value-type="float">
            <text:p>18438</text:p>
          </table:table-cell>
          <table:table-cell office:value-type="float" office:value="1619" calcext:value-type="float">
            <text:p>1619</text:p>
          </table:table-cell>
          <table:table-cell office:value-type="float" office:value="145533" calcext:value-type="float">
            <text:p>145533</text:p>
          </table:table-cell>
          <table:table-cell office:value-type="float" office:value="157664" calcext:value-type="float">
            <text:p>157664</text:p>
          </table:table-cell>
          <table:table-cell office:value-type="float" office:value="16971" calcext:value-type="float">
            <text:p>16971</text:p>
          </table:table-cell>
          <table:table-cell office:value-type="float" office:value="1200035" calcext:value-type="float">
            <text:p>120003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4May</text:p>
          </table:table-cell>
          <table:table-cell table:number-columns-repeated="2" office:value-type="float" office:value="58614" calcext:value-type="float">
            <text:p>58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8" calcext:value-type="float">
            <text:p>5158</text:p>
          </table:table-cell>
          <table:table-cell office:value-type="float" office:value="1009" calcext:value-type="float">
            <text:p>1009</text:p>
          </table:table-cell>
          <table:table-cell office:value-type="float" office:value="4118" calcext:value-type="float">
            <text:p>411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36163" calcext:value-type="float">
            <text:p>36163</text:p>
          </table:table-cell>
          <table:table-cell office:value-type="float" office:value="38293" calcext:value-type="float">
            <text:p>38293</text:p>
          </table:table-cell>
          <table:table-cell office:value-type="float" office:value="35539" calcext:value-type="float">
            <text:p>35539</text:p>
          </table:table-cell>
          <table:table-cell office:value-type="float" office:value="93986" calcext:value-type="float">
            <text:p>93986</text:p>
          </table:table-cell>
          <table:table-cell office:value-type="float" office:value="92921" calcext:value-type="float">
            <text:p>92921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-</text:p>
          </table:table-cell>
          <table:table-cell office:value-type="float" office:value="7397" calcext:value-type="float">
            <text:p>7397</text:p>
          </table:table-cell>
          <table:table-cell office:value-type="float" office:value="635" calcext:value-type="float">
            <text:p>635</text:p>
          </table:table-cell>
          <table:table-cell office:value-type="float" office:value="794" calcext:value-type="float">
            <text:p>794</text:p>
          </table:table-cell>
          <table:table-cell office:value-type="float" office:value="138351" calcext:value-type="float">
            <text:p>138351</text:p>
          </table:table-cell>
          <table:table-cell office:value-type="float" office:value="493374" calcext:value-type="float">
            <text:p>493374</text:p>
          </table:table-cell>
          <table:table-cell office:value-type="float" office:value="470128" calcext:value-type="float">
            <text:p>470128</text:p>
          </table:table-cell>
          <table:table-cell office:value-type="float" office:value="22611" calcext:value-type="float">
            <text:p>22611</text:p>
          </table:table-cell>
          <table:table-cell office:value-type="float" office:value="635" calcext:value-type="float">
            <text:p>635</text:p>
          </table:table-cell>
          <table:table-cell office:value-type="float" office:value="146960" calcext:value-type="float">
            <text:p>146960</text:p>
          </table:table-cell>
          <table:table-cell office:value-type="float" office:value="12260" calcext:value-type="float">
            <text:p>12260</text:p>
          </table:table-cell>
          <table:table-cell office:value-type="float" office:value="132884" calcext:value-type="float">
            <text:p>132884</text:p>
          </table:table-cell>
          <table:table-cell office:value-type="float" office:value="1816" calcext:value-type="float">
            <text:p>1816</text:p>
          </table:table-cell>
          <table:table-cell office:value-type="float" office:value="12986" calcext:value-type="float">
            <text:p>12986</text:p>
          </table:table-cell>
          <table:table-cell office:value-type="float" office:value="14012" calcext:value-type="float">
            <text:p>14012</text:p>
          </table:table-cell>
          <table:table-cell office:value-type="float" office:value="150314" calcext:value-type="float">
            <text:p>150314</text:p>
          </table:table-cell>
          <table:table-cell office:value-type="float" office:value="310499" calcext:value-type="float">
            <text:p>310499</text:p>
          </table:table-cell>
          <table:table-cell office:value-type="float" office:value="459279" calcext:value-type="float">
            <text:p>459279</text:p>
          </table:table-cell>
          <table:table-cell office:value-type="float" office:value="350198" calcext:value-type="float">
            <text:p>350198</text:p>
          </table:table-cell>
          <table:table-cell office:value-type="float" office:value="285820" calcext:value-type="float">
            <text:p>285820</text:p>
          </table:table-cell>
          <table:table-cell office:value-type="float" office:value="46030" calcext:value-type="float">
            <text:p>46030</text:p>
          </table:table-cell>
          <table:table-cell office:value-type="float" office:value="18348" calcext:value-type="float">
            <text:p>18348</text:p>
          </table:table-cell>
          <table:table-cell office:value-type="float" office:value="1640" calcext:value-type="float">
            <text:p>1640</text:p>
          </table:table-cell>
          <table:table-cell office:value-type="float" office:value="146513" calcext:value-type="float">
            <text:p>146513</text:p>
          </table:table-cell>
          <table:table-cell office:value-type="float" office:value="154784" calcext:value-type="float">
            <text:p>154784</text:p>
          </table:table-cell>
          <table:table-cell office:value-type="float" office:value="15729" calcext:value-type="float">
            <text:p>15729</text:p>
          </table:table-cell>
          <table:table-cell office:value-type="float" office:value="1128143" calcext:value-type="float">
            <text:p>112814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4Apr</text:p>
          </table:table-cell>
          <table:table-cell table:number-columns-repeated="2" office:value-type="float" office:value="65160" calcext:value-type="float">
            <text:p>65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92" calcext:value-type="float">
            <text:p>5192</text:p>
          </table:table-cell>
          <table:table-cell office:value-type="float" office:value="1012" calcext:value-type="float">
            <text:p>1012</text:p>
          </table:table-cell>
          <table:table-cell office:value-type="float" office:value="4149" calcext:value-type="float">
            <text:p>414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5453" calcext:value-type="float">
            <text:p>35453</text:p>
          </table:table-cell>
          <table:table-cell office:value-type="float" office:value="38603" calcext:value-type="float">
            <text:p>38603</text:p>
          </table:table-cell>
          <table:table-cell office:value-type="float" office:value="34834" calcext:value-type="float">
            <text:p>34834</text:p>
          </table:table-cell>
          <table:table-cell office:value-type="float" office:value="100408" calcext:value-type="float">
            <text:p>100408</text:p>
          </table:table-cell>
          <table:table-cell office:value-type="float" office:value="99343" calcext:value-type="float">
            <text:p>99343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-</text:p>
          </table:table-cell>
          <table:table-cell office:value-type="float" office:value="8061" calcext:value-type="float">
            <text:p>8061</text:p>
          </table:table-cell>
          <table:table-cell office:value-type="float" office:value="570" calcext:value-type="float">
            <text:p>570</text:p>
          </table:table-cell>
          <table:table-cell office:value-type="float" office:value="660" calcext:value-type="float">
            <text:p>660</text:p>
          </table:table-cell>
          <table:table-cell office:value-type="float" office:value="144533" calcext:value-type="float">
            <text:p>144533</text:p>
          </table:table-cell>
          <table:table-cell office:value-type="float" office:value="493590" calcext:value-type="float">
            <text:p>493590</text:p>
          </table:table-cell>
          <table:table-cell office:value-type="float" office:value="470349" calcext:value-type="float">
            <text:p>470349</text:p>
          </table:table-cell>
          <table:table-cell office:value-type="float" office:value="22601" calcext:value-type="float">
            <text:p>22601</text:p>
          </table:table-cell>
          <table:table-cell office:value-type="float" office:value="640" calcext:value-type="float">
            <text:p>640</text:p>
          </table:table-cell>
          <table:table-cell office:value-type="float" office:value="145972" calcext:value-type="float">
            <text:p>145972</text:p>
          </table:table-cell>
          <table:table-cell office:value-type="float" office:value="12740" calcext:value-type="float">
            <text:p>12740</text:p>
          </table:table-cell>
          <table:table-cell office:value-type="float" office:value="131425" calcext:value-type="float">
            <text:p>131425</text:p>
          </table:table-cell>
          <table:table-cell office:value-type="float" office:value="1807" calcext:value-type="float">
            <text:p>1807</text:p>
          </table:table-cell>
          <table:table-cell office:value-type="float" office:value="13312" calcext:value-type="float">
            <text:p>13312</text:p>
          </table:table-cell>
          <table:table-cell office:value-type="float" office:value="13940" calcext:value-type="float">
            <text:p>13940</text:p>
          </table:table-cell>
          <table:table-cell office:value-type="float" office:value="149126" calcext:value-type="float">
            <text:p>149126</text:p>
          </table:table-cell>
          <table:table-cell office:value-type="float" office:value="314874" calcext:value-type="float">
            <text:p>314874</text:p>
          </table:table-cell>
          <table:table-cell office:value-type="float" office:value="450200" calcext:value-type="float">
            <text:p>450200</text:p>
          </table:table-cell>
          <table:table-cell office:value-type="float" office:value="358258" calcext:value-type="float">
            <text:p>358258</text:p>
          </table:table-cell>
          <table:table-cell office:value-type="float" office:value="297886" calcext:value-type="float">
            <text:p>297886</text:p>
          </table:table-cell>
          <table:table-cell office:value-type="float" office:value="43624" calcext:value-type="float">
            <text:p>43624</text:p>
          </table:table-cell>
          <table:table-cell office:value-type="float" office:value="16748" calcext:value-type="float">
            <text:p>16748</text:p>
          </table:table-cell>
          <table:table-cell office:value-type="float" office:value="1640" calcext:value-type="float">
            <text:p>1640</text:p>
          </table:table-cell>
          <table:table-cell office:value-type="float" office:value="149373" calcext:value-type="float">
            <text:p>149373</text:p>
          </table:table-cell>
          <table:table-cell office:value-type="float" office:value="152817" calcext:value-type="float">
            <text:p>152817</text:p>
          </table:table-cell>
          <table:table-cell office:value-type="float" office:value="18527" calcext:value-type="float">
            <text:p>18527</text:p>
          </table:table-cell>
          <table:table-cell office:value-type="float" office:value="1130815" calcext:value-type="float">
            <text:p>113081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4Mar</text:p>
          </table:table-cell>
          <table:table-cell table:number-columns-repeated="2" office:value-type="float" office:value="57543" calcext:value-type="float">
            <text:p>5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0" calcext:value-type="float">
            <text:p>5110</text:p>
          </table:table-cell>
          <table:table-cell office:value-type="float" office:value="1070" calcext:value-type="float">
            <text:p>1070</text:p>
          </table:table-cell>
          <table:table-cell office:value-type="float" office:value="3974" calcext:value-type="float">
            <text:p>397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4984" calcext:value-type="float">
            <text:p>34984</text:p>
          </table:table-cell>
          <table:table-cell office:value-type="float" office:value="38751" calcext:value-type="float">
            <text:p>38751</text:p>
          </table:table-cell>
          <table:table-cell office:value-type="float" office:value="34029" calcext:value-type="float">
            <text:p>34029</text:p>
          </table:table-cell>
          <table:table-cell office:value-type="float" office:value="92753" calcext:value-type="float">
            <text:p>92753</text:p>
          </table:table-cell>
          <table:table-cell office:value-type="float" office:value="91688" calcext:value-type="float">
            <text:p>91688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-</text:p>
          </table:table-cell>
          <table:table-cell office:value-type="float" office:value="8300" calcext:value-type="float">
            <text:p>8300</text:p>
          </table:table-cell>
          <table:table-cell office:value-type="float" office:value="848" calcext:value-type="float">
            <text:p>848</text:p>
          </table:table-cell>
          <table:table-cell office:value-type="float" office:value="583" calcext:value-type="float">
            <text:p>583</text:p>
          </table:table-cell>
          <table:table-cell office:value-type="float" office:value="136513" calcext:value-type="float">
            <text:p>136513</text:p>
          </table:table-cell>
          <table:table-cell office:value-type="float" office:value="467622" calcext:value-type="float">
            <text:p>467622</text:p>
          </table:table-cell>
          <table:table-cell office:value-type="float" office:value="444256" calcext:value-type="float">
            <text:p>444256</text:p>
          </table:table-cell>
          <table:table-cell office:value-type="float" office:value="22647" calcext:value-type="float">
            <text:p>22647</text:p>
          </table:table-cell>
          <table:table-cell office:value-type="float" office:value="719" calcext:value-type="float">
            <text:p>719</text:p>
          </table:table-cell>
          <table:table-cell office:value-type="float" office:value="143382" calcext:value-type="float">
            <text:p>143382</text:p>
          </table:table-cell>
          <table:table-cell office:value-type="float" office:value="12984" calcext:value-type="float">
            <text:p>12984</text:p>
          </table:table-cell>
          <table:table-cell office:value-type="float" office:value="128872" calcext:value-type="float">
            <text:p>128872</text:p>
          </table:table-cell>
          <table:table-cell office:value-type="float" office:value="1526" calcext:value-type="float">
            <text:p>1526</text:p>
          </table:table-cell>
          <table:table-cell office:value-type="float" office:value="13112" calcext:value-type="float">
            <text:p>13112</text:p>
          </table:table-cell>
          <table:table-cell office:value-type="float" office:value="13959" calcext:value-type="float">
            <text:p>13959</text:p>
          </table:table-cell>
          <table:table-cell office:value-type="float" office:value="143924" calcext:value-type="float">
            <text:p>143924</text:p>
          </table:table-cell>
          <table:table-cell office:value-type="float" office:value="320699" calcext:value-type="float">
            <text:p>320699</text:p>
          </table:table-cell>
          <table:table-cell office:value-type="float" office:value="439938" calcext:value-type="float">
            <text:p>439938</text:p>
          </table:table-cell>
          <table:table-cell office:value-type="float" office:value="336626" calcext:value-type="float">
            <text:p>336626</text:p>
          </table:table-cell>
          <table:table-cell office:value-type="float" office:value="277714" calcext:value-type="float">
            <text:p>277714</text:p>
          </table:table-cell>
          <table:table-cell office:value-type="float" office:value="43142" calcext:value-type="float">
            <text:p>43142</text:p>
          </table:table-cell>
          <table:table-cell office:value-type="float" office:value="15770" calcext:value-type="float">
            <text:p>15770</text:p>
          </table:table-cell>
          <table:table-cell office:value-type="float" office:value="1640" calcext:value-type="float">
            <text:p>1640</text:p>
          </table:table-cell>
          <table:table-cell office:value-type="float" office:value="155540" calcext:value-type="float">
            <text:p>155540</text:p>
          </table:table-cell>
          <table:table-cell office:value-type="float" office:value="151888" calcext:value-type="float">
            <text:p>151888</text:p>
          </table:table-cell>
          <table:table-cell office:value-type="float" office:value="17070" calcext:value-type="float">
            <text:p>17070</text:p>
          </table:table-cell>
          <table:table-cell office:value-type="float" office:value="1102702" calcext:value-type="float">
            <text:p>110270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4Feb</text:p>
          </table:table-cell>
          <table:table-cell table:number-columns-repeated="2" office:value-type="float" office:value="60764" calcext:value-type="float">
            <text:p>60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72" calcext:value-type="float">
            <text:p>5072</text:p>
          </table:table-cell>
          <table:table-cell office:value-type="float" office:value="1010" calcext:value-type="float">
            <text:p>1010</text:p>
          </table:table-cell>
          <table:table-cell office:value-type="float" office:value="4010" calcext:value-type="float">
            <text:p>401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3942" calcext:value-type="float">
            <text:p>33942</text:p>
          </table:table-cell>
          <table:table-cell office:value-type="float" office:value="37206" calcext:value-type="float">
            <text:p>37206</text:p>
          </table:table-cell>
          <table:table-cell office:value-type="float" office:value="33514" calcext:value-type="float">
            <text:p>33514</text:p>
          </table:table-cell>
          <table:table-cell office:value-type="float" office:value="95640" calcext:value-type="float">
            <text:p>95640</text:p>
          </table:table-cell>
          <table:table-cell office:value-type="float" office:value="94575" calcext:value-type="float">
            <text:p>94575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-</text:p>
          </table:table-cell>
          <table:table-cell office:value-type="float" office:value="6656" calcext:value-type="float">
            <text:p>6656</text:p>
          </table:table-cell>
          <table:table-cell office:value-type="float" office:value="496" calcext:value-type="float">
            <text:p>496</text:p>
          </table:table-cell>
          <table:table-cell office:value-type="float" office:value="801" calcext:value-type="float">
            <text:p>801</text:p>
          </table:table-cell>
          <table:table-cell office:value-type="float" office:value="137107" calcext:value-type="float">
            <text:p>137107</text:p>
          </table:table-cell>
          <table:table-cell office:value-type="float" office:value="474485" calcext:value-type="float">
            <text:p>474485</text:p>
          </table:table-cell>
          <table:table-cell office:value-type="float" office:value="451192" calcext:value-type="float">
            <text:p>451192</text:p>
          </table:table-cell>
          <table:table-cell office:value-type="float" office:value="22617" calcext:value-type="float">
            <text:p>22617</text:p>
          </table:table-cell>
          <table:table-cell office:value-type="float" office:value="676" calcext:value-type="float">
            <text:p>676</text:p>
          </table:table-cell>
          <table:table-cell office:value-type="float" office:value="140382" calcext:value-type="float">
            <text:p>140382</text:p>
          </table:table-cell>
          <table:table-cell office:value-type="float" office:value="11824" calcext:value-type="float">
            <text:p>11824</text:p>
          </table:table-cell>
          <table:table-cell office:value-type="float" office:value="127143" calcext:value-type="float">
            <text:p>127143</text:p>
          </table:table-cell>
          <table:table-cell office:value-type="float" office:value="1415" calcext:value-type="float">
            <text:p>1415</text:p>
          </table:table-cell>
          <table:table-cell office:value-type="float" office:value="13077" calcext:value-type="float">
            <text:p>13077</text:p>
          </table:table-cell>
          <table:table-cell office:value-type="float" office:value="13908" calcext:value-type="float">
            <text:p>13908</text:p>
          </table:table-cell>
          <table:table-cell office:value-type="float" office:value="140362" calcext:value-type="float">
            <text:p>140362</text:p>
          </table:table-cell>
          <table:table-cell office:value-type="float" office:value="309049" calcext:value-type="float">
            <text:p>309049</text:p>
          </table:table-cell>
          <table:table-cell office:value-type="float" office:value="433442" calcext:value-type="float">
            <text:p>433442</text:p>
          </table:table-cell>
          <table:table-cell office:value-type="float" office:value="349377" calcext:value-type="float">
            <text:p>349377</text:p>
          </table:table-cell>
          <table:table-cell office:value-type="float" office:value="283905" calcext:value-type="float">
            <text:p>283905</text:p>
          </table:table-cell>
          <table:table-cell office:value-type="float" office:value="48938" calcext:value-type="float">
            <text:p>48938</text:p>
          </table:table-cell>
          <table:table-cell office:value-type="float" office:value="16534" calcext:value-type="float">
            <text:p>16534</text:p>
          </table:table-cell>
          <table:table-cell office:value-type="float" office:value="1605" calcext:value-type="float">
            <text:p>1605</text:p>
          </table:table-cell>
          <table:table-cell office:value-type="float" office:value="142268" calcext:value-type="float">
            <text:p>142268</text:p>
          </table:table-cell>
          <table:table-cell office:value-type="float" office:value="146487" calcext:value-type="float">
            <text:p>146487</text:p>
          </table:table-cell>
          <table:table-cell office:value-type="float" office:value="18084" calcext:value-type="float">
            <text:p>18084</text:p>
          </table:table-cell>
          <table:table-cell office:value-type="float" office:value="1091263" calcext:value-type="float">
            <text:p>109126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4Jan</text:p>
          </table:table-cell>
          <table:table-cell table:number-columns-repeated="2" office:value-type="float" office:value="60654" calcext:value-type="float">
            <text:p>60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13" calcext:value-type="float">
            <text:p>5013</text:p>
          </table:table-cell>
          <table:table-cell office:value-type="float" office:value="1136" calcext:value-type="float">
            <text:p>1136</text:p>
          </table:table-cell>
          <table:table-cell office:value-type="float" office:value="3877" calcext:value-type="float">
            <text:p>3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33725" calcext:value-type="float">
            <text:p>33725</text:p>
          </table:table-cell>
          <table:table-cell office:value-type="float" office:value="39411" calcext:value-type="float">
            <text:p>39411</text:p>
          </table:table-cell>
          <table:table-cell office:value-type="float" office:value="33250" calcext:value-type="float">
            <text:p>33250</text:p>
          </table:table-cell>
          <table:table-cell office:value-type="float" office:value="95946" calcext:value-type="float">
            <text:p>95946</text:p>
          </table:table-cell>
          <table:table-cell office:value-type="float" office:value="94881" calcext:value-type="float">
            <text:p>94881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-</text:p>
          </table:table-cell>
          <table:table-cell office:value-type="float" office:value="7062" calcext:value-type="float">
            <text:p>7062</text:p>
          </table:table-cell>
          <table:table-cell office:value-type="float" office:value="426" calcext:value-type="float">
            <text:p>426</text:p>
          </table:table-cell>
          <table:table-cell office:value-type="float" office:value="2245" calcext:value-type="float">
            <text:p>2245</text:p>
          </table:table-cell>
          <table:table-cell office:value-type="float" office:value="138929" calcext:value-type="float">
            <text:p>138929</text:p>
          </table:table-cell>
          <table:table-cell office:value-type="float" office:value="469679" calcext:value-type="float">
            <text:p>469679</text:p>
          </table:table-cell>
          <table:table-cell office:value-type="float" office:value="446355" calcext:value-type="float">
            <text:p>446355</text:p>
          </table:table-cell>
          <table:table-cell office:value-type="float" office:value="22635" calcext:value-type="float">
            <text:p>22635</text:p>
          </table:table-cell>
          <table:table-cell office:value-type="float" office:value="689" calcext:value-type="float">
            <text:p>689</text:p>
          </table:table-cell>
          <table:table-cell office:value-type="float" office:value="136446" calcext:value-type="float">
            <text:p>136446</text:p>
          </table:table-cell>
          <table:table-cell office:value-type="float" office:value="11157" calcext:value-type="float">
            <text:p>11157</text:p>
          </table:table-cell>
          <table:table-cell office:value-type="float" office:value="123927" calcext:value-type="float">
            <text:p>123927</text:p>
          </table:table-cell>
          <table:table-cell office:value-type="float" office:value="1362" calcext:value-type="float">
            <text:p>1362</text:p>
          </table:table-cell>
          <table:table-cell office:value-type="float" office:value="12936" calcext:value-type="float">
            <text:p>12936</text:p>
          </table:table-cell>
          <table:table-cell office:value-type="float" office:value="12975" calcext:value-type="float">
            <text:p>12975</text:p>
          </table:table-cell>
          <table:table-cell office:value-type="float" office:value="137264" calcext:value-type="float">
            <text:p>137264</text:p>
          </table:table-cell>
          <table:table-cell office:value-type="float" office:value="321779" calcext:value-type="float">
            <text:p>321779</text:p>
          </table:table-cell>
          <table:table-cell office:value-type="float" office:value="430027" calcext:value-type="float">
            <text:p>430027</text:p>
          </table:table-cell>
          <table:table-cell office:value-type="float" office:value="345910" calcext:value-type="float">
            <text:p>345910</text:p>
          </table:table-cell>
          <table:table-cell office:value-type="float" office:value="287646" calcext:value-type="float">
            <text:p>287646</text:p>
          </table:table-cell>
          <table:table-cell office:value-type="float" office:value="42744" calcext:value-type="float">
            <text:p>42744</text:p>
          </table:table-cell>
          <table:table-cell office:value-type="float" office:value="15520" calcext:value-type="float">
            <text:p>15520</text:p>
          </table:table-cell>
          <table:table-cell office:value-type="float" office:value="1605" calcext:value-type="float">
            <text:p>1605</text:p>
          </table:table-cell>
          <table:table-cell office:value-type="float" office:value="144758" calcext:value-type="float">
            <text:p>144758</text:p>
          </table:table-cell>
          <table:table-cell office:value-type="float" office:value="145628" calcext:value-type="float">
            <text:p>145628</text:p>
          </table:table-cell>
          <table:table-cell office:value-type="float" office:value="23148" calcext:value-type="float">
            <text:p>23148</text:p>
          </table:table-cell>
          <table:table-cell office:value-type="float" office:value="1091076" calcext:value-type="float">
            <text:p>109107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3Dec</text:p>
          </table:table-cell>
          <table:table-cell table:number-columns-repeated="2" office:value-type="float" office:value="52510" calcext:value-type="float">
            <text:p>52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34" calcext:value-type="float">
            <text:p>5134</text:p>
          </table:table-cell>
          <table:table-cell office:value-type="float" office:value="1026" calcext:value-type="float">
            <text:p>1026</text:p>
          </table:table-cell>
          <table:table-cell office:value-type="float" office:value="4108" calcext:value-type="float">
            <text:p>4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6173" calcext:value-type="float">
            <text:p>36173</text:p>
          </table:table-cell>
          <table:table-cell office:value-type="float" office:value="37708" calcext:value-type="float">
            <text:p>37708</text:p>
          </table:table-cell>
          <table:table-cell office:value-type="float" office:value="34899" calcext:value-type="float">
            <text:p>34899</text:p>
          </table:table-cell>
          <table:table-cell office:value-type="float" office:value="87205" calcext:value-type="float">
            <text:p>87205</text:p>
          </table:table-cell>
          <table:table-cell office:value-type="float" office:value="86140" calcext:value-type="float">
            <text:p>86140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-</text:p>
          </table:table-cell>
          <table:table-cell office:value-type="float" office:value="6650" calcext:value-type="float">
            <text:p>6650</text:p>
          </table:table-cell>
          <table:table-cell office:value-type="float" office:value="1302" calcext:value-type="float">
            <text:p>1302</text:p>
          </table:table-cell>
          <table:table-cell office:value-type="float" office:value="1599" calcext:value-type="float">
            <text:p>1599</text:p>
          </table:table-cell>
          <table:table-cell office:value-type="float" office:value="131655" calcext:value-type="float">
            <text:p>131655</text:p>
          </table:table-cell>
          <table:table-cell office:value-type="float" office:value="471288" calcext:value-type="float">
            <text:p>471288</text:p>
          </table:table-cell>
          <table:table-cell office:value-type="float" office:value="447999" calcext:value-type="float">
            <text:p>447999</text:p>
          </table:table-cell>
          <table:table-cell office:value-type="float" office:value="22647" calcext:value-type="float">
            <text:p>22647</text:p>
          </table:table-cell>
          <table:table-cell office:value-type="float" office:value="642" calcext:value-type="float">
            <text:p>642</text:p>
          </table:table-cell>
          <table:table-cell office:value-type="float" office:value="133632" calcext:value-type="float">
            <text:p>133632</text:p>
          </table:table-cell>
          <table:table-cell office:value-type="float" office:value="10830" calcext:value-type="float">
            <text:p>10830</text:p>
          </table:table-cell>
          <table:table-cell office:value-type="float" office:value="121487" calcext:value-type="float">
            <text:p>121487</text:p>
          </table:table-cell>
          <table:table-cell office:value-type="float" office:value="1315" calcext:value-type="float">
            <text:p>1315</text:p>
          </table:table-cell>
          <table:table-cell office:value-type="float" office:value="12823" calcext:value-type="float">
            <text:p>12823</text:p>
          </table:table-cell>
          <table:table-cell office:value-type="float" office:value="12396" calcext:value-type="float">
            <text:p>12396</text:p>
          </table:table-cell>
          <table:table-cell office:value-type="float" office:value="138781" calcext:value-type="float">
            <text:p>138781</text:p>
          </table:table-cell>
          <table:table-cell office:value-type="float" office:value="317919" calcext:value-type="float">
            <text:p>317919</text:p>
          </table:table-cell>
          <table:table-cell office:value-type="float" office:value="450521" calcext:value-type="float">
            <text:p>450521</text:p>
          </table:table-cell>
          <table:table-cell office:value-type="float" office:value="324002" calcext:value-type="float">
            <text:p>324002</text:p>
          </table:table-cell>
          <table:table-cell office:value-type="float" office:value="285817" calcext:value-type="float">
            <text:p>285817</text:p>
          </table:table-cell>
          <table:table-cell office:value-type="float" office:value="21306" calcext:value-type="float">
            <text:p>21306</text:p>
          </table:table-cell>
          <table:table-cell office:value-type="float" office:value="16879" calcext:value-type="float">
            <text:p>16879</text:p>
          </table:table-cell>
          <table:table-cell office:value-type="float" office:value="1605" calcext:value-type="float">
            <text:p>1605</text:p>
          </table:table-cell>
          <table:table-cell office:value-type="float" office:value="143795" calcext:value-type="float">
            <text:p>143795</text:p>
          </table:table-cell>
          <table:table-cell office:value-type="float" office:value="145745" calcext:value-type="float">
            <text:p>145745</text:p>
          </table:table-cell>
          <table:table-cell office:value-type="float" office:value="21173" calcext:value-type="float">
            <text:p>21173</text:p>
          </table:table-cell>
          <table:table-cell office:value-type="float" office:value="1086841" calcext:value-type="float">
            <text:p>108684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3Nov</text:p>
          </table:table-cell>
          <table:table-cell table:number-columns-repeated="2" office:value-type="float" office:value="57871" calcext:value-type="float">
            <text:p>57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97" calcext:value-type="float">
            <text:p>5297</text:p>
          </table:table-cell>
          <table:table-cell office:value-type="float" office:value="1091" calcext:value-type="float">
            <text:p>1091</text:p>
          </table:table-cell>
          <table:table-cell office:value-type="float" office:value="4206" calcext:value-type="float">
            <text:p>4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33448" calcext:value-type="float">
            <text:p>33448</text:p>
          </table:table-cell>
          <table:table-cell office:value-type="float" office:value="40135" calcext:value-type="float">
            <text:p>40135</text:p>
          </table:table-cell>
          <table:table-cell office:value-type="float" office:value="32419" calcext:value-type="float">
            <text:p>32419</text:p>
          </table:table-cell>
          <table:table-cell office:value-type="float" office:value="92783" calcext:value-type="float">
            <text:p>92783</text:p>
          </table:table-cell>
          <table:table-cell office:value-type="float" office:value="91747" calcext:value-type="float">
            <text:p>91747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-</text:p>
          </table:table-cell>
          <table:table-cell office:value-type="float" office:value="7962" calcext:value-type="float">
            <text:p>7962</text:p>
          </table:table-cell>
          <table:table-cell office:value-type="float" office:value="1106" calcext:value-type="float">
            <text:p>1106</text:p>
          </table:table-cell>
          <table:table-cell office:value-type="float" office:value="2596" calcext:value-type="float">
            <text:p>2596</text:p>
          </table:table-cell>
          <table:table-cell office:value-type="float" office:value="136866" calcext:value-type="float">
            <text:p>136866</text:p>
          </table:table-cell>
          <table:table-cell office:value-type="float" office:value="452192" calcext:value-type="float">
            <text:p>452192</text:p>
          </table:table-cell>
          <table:table-cell office:value-type="float" office:value="427837" calcext:value-type="float">
            <text:p>427837</text:p>
          </table:table-cell>
          <table:table-cell office:value-type="float" office:value="23718" calcext:value-type="float">
            <text:p>23718</text:p>
          </table:table-cell>
          <table:table-cell office:value-type="float" office:value="637" calcext:value-type="float">
            <text:p>637</text:p>
          </table:table-cell>
          <table:table-cell office:value-type="float" office:value="124370" calcext:value-type="float">
            <text:p>124370</text:p>
          </table:table-cell>
          <table:table-cell office:value-type="float" office:value="10403" calcext:value-type="float">
            <text:p>10403</text:p>
          </table:table-cell>
          <table:table-cell office:value-type="float" office:value="112656" calcext:value-type="float">
            <text:p>112656</text:p>
          </table:table-cell>
          <table:table-cell office:value-type="float" office:value="1311" calcext:value-type="float">
            <text:p>1311</text:p>
          </table:table-cell>
          <table:table-cell office:value-type="float" office:value="12889" calcext:value-type="float">
            <text:p>12889</text:p>
          </table:table-cell>
          <table:table-cell office:value-type="float" office:value="12326" calcext:value-type="float">
            <text:p>12326</text:p>
          </table:table-cell>
          <table:table-cell office:value-type="float" office:value="144415" calcext:value-type="float">
            <text:p>144415</text:p>
          </table:table-cell>
          <table:table-cell office:value-type="float" office:value="332314" calcext:value-type="float">
            <text:p>332314</text:p>
          </table:table-cell>
          <table:table-cell office:value-type="float" office:value="419221" calcext:value-type="float">
            <text:p>419221</text:p>
          </table:table-cell>
          <table:table-cell office:value-type="float" office:value="343110" calcext:value-type="float">
            <text:p>343110</text:p>
          </table:table-cell>
          <table:table-cell office:value-type="float" office:value="274299" calcext:value-type="float">
            <text:p>274299</text:p>
          </table:table-cell>
          <table:table-cell office:value-type="float" office:value="48331" calcext:value-type="float">
            <text:p>48331</text:p>
          </table:table-cell>
          <table:table-cell office:value-type="float" office:value="20480" calcext:value-type="float">
            <text:p>20480</text:p>
          </table:table-cell>
          <table:table-cell office:value-type="float" office:value="1628" calcext:value-type="float">
            <text:p>1628</text:p>
          </table:table-cell>
          <table:table-cell office:value-type="float" office:value="146293" calcext:value-type="float">
            <text:p>146293</text:p>
          </table:table-cell>
          <table:table-cell office:value-type="float" office:value="146671" calcext:value-type="float">
            <text:p>146671</text:p>
          </table:table-cell>
          <table:table-cell office:value-type="float" office:value="21584" calcext:value-type="float">
            <text:p>21584</text:p>
          </table:table-cell>
          <table:table-cell office:value-type="float" office:value="1078507" calcext:value-type="float">
            <text:p>107850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3Oct</text:p>
          </table:table-cell>
          <table:table-cell table:number-columns-repeated="2" office:value-type="float" office:value="65180" calcext:value-type="float">
            <text:p>65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50" calcext:value-type="float">
            <text:p>5250</text:p>
          </table:table-cell>
          <table:table-cell office:value-type="float" office:value="1053" calcext:value-type="float">
            <text:p>1053</text:p>
          </table:table-cell>
          <table:table-cell office:value-type="float" office:value="4197" calcext:value-type="float">
            <text:p>4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2894" calcext:value-type="float">
            <text:p>32894</text:p>
          </table:table-cell>
          <table:table-cell office:value-type="float" office:value="40884" calcext:value-type="float">
            <text:p>40884</text:p>
          </table:table-cell>
          <table:table-cell office:value-type="float" office:value="31869" calcext:value-type="float">
            <text:p>31869</text:p>
          </table:table-cell>
          <table:table-cell office:value-type="float" office:value="100027" calcext:value-type="float">
            <text:p>100027</text:p>
          </table:table-cell>
          <table:table-cell office:value-type="float" office:value="98991" calcext:value-type="float">
            <text:p>98991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-</text:p>
          </table:table-cell>
          <table:table-cell office:value-type="float" office:value="9032" calcext:value-type="float">
            <text:p>9032</text:p>
          </table:table-cell>
          <table:table-cell office:value-type="float" office:value="1038" calcext:value-type="float">
            <text:p>1038</text:p>
          </table:table-cell>
          <table:table-cell office:value-type="float" office:value="2348" calcext:value-type="float">
            <text:p>2348</text:p>
          </table:table-cell>
          <table:table-cell office:value-type="float" office:value="144314" calcext:value-type="float">
            <text:p>144314</text:p>
          </table:table-cell>
          <table:table-cell office:value-type="float" office:value="449569" calcext:value-type="float">
            <text:p>449569</text:p>
          </table:table-cell>
          <table:table-cell office:value-type="float" office:value="425196" calcext:value-type="float">
            <text:p>425196</text:p>
          </table:table-cell>
          <table:table-cell office:value-type="float" office:value="23732" calcext:value-type="float">
            <text:p>23732</text:p>
          </table:table-cell>
          <table:table-cell office:value-type="float" office:value="641" calcext:value-type="float">
            <text:p>641</text:p>
          </table:table-cell>
          <table:table-cell office:value-type="float" office:value="123143" calcext:value-type="float">
            <text:p>123143</text:p>
          </table:table-cell>
          <table:table-cell office:value-type="float" office:value="10178" calcext:value-type="float">
            <text:p>10178</text:p>
          </table:table-cell>
          <table:table-cell office:value-type="float" office:value="111627" calcext:value-type="float">
            <text:p>111627</text:p>
          </table:table-cell>
          <table:table-cell office:value-type="float" office:value="1338" calcext:value-type="float">
            <text:p>1338</text:p>
          </table:table-cell>
          <table:table-cell office:value-type="float" office:value="12652" calcext:value-type="float">
            <text:p>12652</text:p>
          </table:table-cell>
          <table:table-cell office:value-type="float" office:value="12313" calcext:value-type="float">
            <text:p>12313</text:p>
          </table:table-cell>
          <table:table-cell office:value-type="float" office:value="142464" calcext:value-type="float">
            <text:p>142464</text:p>
          </table:table-cell>
          <table:table-cell office:value-type="float" office:value="341299" calcext:value-type="float">
            <text:p>341299</text:p>
          </table:table-cell>
          <table:table-cell office:value-type="float" office:value="412232" calcext:value-type="float">
            <text:p>412232</text:p>
          </table:table-cell>
          <table:table-cell office:value-type="float" office:value="345642" calcext:value-type="float">
            <text:p>345642</text:p>
          </table:table-cell>
          <table:table-cell office:value-type="float" office:value="292053" calcext:value-type="float">
            <text:p>292053</text:p>
          </table:table-cell>
          <table:table-cell office:value-type="float" office:value="35047" calcext:value-type="float">
            <text:p>35047</text:p>
          </table:table-cell>
          <table:table-cell office:value-type="float" office:value="18542" calcext:value-type="float">
            <text:p>18542</text:p>
          </table:table-cell>
          <table:table-cell office:value-type="float" office:value="2603" calcext:value-type="float">
            <text:p>2603</text:p>
          </table:table-cell>
          <table:table-cell office:value-type="float" office:value="150567" calcext:value-type="float">
            <text:p>150567</text:p>
          </table:table-cell>
          <table:table-cell office:value-type="float" office:value="144898" calcext:value-type="float">
            <text:p>144898</text:p>
          </table:table-cell>
          <table:table-cell office:value-type="float" office:value="25501" calcext:value-type="float">
            <text:p>25501</text:p>
          </table:table-cell>
          <table:table-cell office:value-type="float" office:value="1081443" calcext:value-type="float">
            <text:p>108144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3Sep</text:p>
          </table:table-cell>
          <table:table-cell table:number-columns-repeated="2" office:value-type="float" office:value="59387" calcext:value-type="float">
            <text:p>59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6" calcext:value-type="float">
            <text:p>5336</text:p>
          </table:table-cell>
          <table:table-cell office:value-type="float" office:value="1087" calcext:value-type="float">
            <text:p>1087</text:p>
          </table:table-cell>
          <table:table-cell office:value-type="float" office:value="4249" calcext:value-type="float">
            <text:p>4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664" calcext:value-type="float">
            <text:p>32664</text:p>
          </table:table-cell>
          <table:table-cell office:value-type="float" office:value="41125" calcext:value-type="float">
            <text:p>41125</text:p>
          </table:table-cell>
          <table:table-cell office:value-type="float" office:value="31411" calcext:value-type="float">
            <text:p>31411</text:p>
          </table:table-cell>
          <table:table-cell office:value-type="float" office:value="93991" calcext:value-type="float">
            <text:p>93991</text:p>
          </table:table-cell>
          <table:table-cell office:value-type="float" office:value="92955" calcext:value-type="float">
            <text:p>92955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-</text:p>
          </table:table-cell>
          <table:table-cell office:value-type="float" office:value="9102" calcext:value-type="float">
            <text:p>9102</text:p>
          </table:table-cell>
          <table:table-cell office:value-type="float" office:value="1223" calcext:value-type="float">
            <text:p>1223</text:p>
          </table:table-cell>
          <table:table-cell office:value-type="float" office:value="2892" calcext:value-type="float">
            <text:p>2892</text:p>
          </table:table-cell>
          <table:table-cell office:value-type="float" office:value="138619" calcext:value-type="float">
            <text:p>138619</text:p>
          </table:table-cell>
          <table:table-cell office:value-type="float" office:value="462489" calcext:value-type="float">
            <text:p>462489</text:p>
          </table:table-cell>
          <table:table-cell office:value-type="float" office:value="438134" calcext:value-type="float">
            <text:p>438134</text:p>
          </table:table-cell>
          <table:table-cell office:value-type="float" office:value="23715" calcext:value-type="float">
            <text:p>23715</text:p>
          </table:table-cell>
          <table:table-cell office:value-type="float" office:value="640" calcext:value-type="float">
            <text:p>640</text:p>
          </table:table-cell>
          <table:table-cell office:value-type="float" office:value="121893" calcext:value-type="float">
            <text:p>121893</text:p>
          </table:table-cell>
          <table:table-cell office:value-type="float" office:value="10084" calcext:value-type="float">
            <text:p>10084</text:p>
          </table:table-cell>
          <table:table-cell office:value-type="float" office:value="110475" calcext:value-type="float">
            <text:p>110475</text:p>
          </table:table-cell>
          <table:table-cell office:value-type="float" office:value="1334" calcext:value-type="float">
            <text:p>1334</text:p>
          </table:table-cell>
          <table:table-cell office:value-type="float" office:value="12432" calcext:value-type="float">
            <text:p>12432</text:p>
          </table:table-cell>
          <table:table-cell office:value-type="float" office:value="12251" calcext:value-type="float">
            <text:p>12251</text:p>
          </table:table-cell>
          <table:table-cell office:value-type="float" office:value="138438" calcext:value-type="float">
            <text:p>138438</text:p>
          </table:table-cell>
          <table:table-cell office:value-type="float" office:value="341616" calcext:value-type="float">
            <text:p>341616</text:p>
          </table:table-cell>
          <table:table-cell office:value-type="float" office:value="406439" calcext:value-type="float">
            <text:p>406439</text:p>
          </table:table-cell>
          <table:table-cell office:value-type="float" office:value="362129" calcext:value-type="float">
            <text:p>362129</text:p>
          </table:table-cell>
          <table:table-cell office:value-type="float" office:value="289767" calcext:value-type="float">
            <text:p>289767</text:p>
          </table:table-cell>
          <table:table-cell office:value-type="float" office:value="54985" calcext:value-type="float">
            <text:p>54985</text:p>
          </table:table-cell>
          <table:table-cell office:value-type="float" office:value="17377" calcext:value-type="float">
            <text:p>17377</text:p>
          </table:table-cell>
          <table:table-cell office:value-type="float" office:value="2603" calcext:value-type="float">
            <text:p>2603</text:p>
          </table:table-cell>
          <table:table-cell office:value-type="float" office:value="151158" calcext:value-type="float">
            <text:p>151158</text:p>
          </table:table-cell>
          <table:table-cell office:value-type="float" office:value="140959" calcext:value-type="float">
            <text:p>140959</text:p>
          </table:table-cell>
          <table:table-cell office:value-type="float" office:value="25835" calcext:value-type="float">
            <text:p>25835</text:p>
          </table:table-cell>
          <table:table-cell office:value-type="float" office:value="1089123" calcext:value-type="float">
            <text:p>108912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3Aug</text:p>
          </table:table-cell>
          <table:table-cell table:number-columns-repeated="2" office:value-type="float" office:value="52991" calcext:value-type="float">
            <text:p>52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28" calcext:value-type="float">
            <text:p>5228</text:p>
          </table:table-cell>
          <table:table-cell office:value-type="float" office:value="1027" calcext:value-type="float">
            <text:p>1027</text:p>
          </table:table-cell>
          <table:table-cell office:value-type="float" office:value="4201" calcext:value-type="float">
            <text:p>4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2062" calcext:value-type="float">
            <text:p>32062</text:p>
          </table:table-cell>
          <table:table-cell office:value-type="float" office:value="43116" calcext:value-type="float">
            <text:p>43116</text:p>
          </table:table-cell>
          <table:table-cell office:value-type="float" office:value="31236" calcext:value-type="float">
            <text:p>31236</text:p>
          </table:table-cell>
          <table:table-cell office:value-type="float" office:value="87739" calcext:value-type="float">
            <text:p>87739</text:p>
          </table:table-cell>
          <table:table-cell office:value-type="float" office:value="86703" calcext:value-type="float">
            <text:p>86703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-</text:p>
          </table:table-cell>
          <table:table-cell office:value-type="float" office:value="10870" calcext:value-type="float">
            <text:p>10870</text:p>
          </table:table-cell>
          <table:table-cell office:value-type="float" office:value="892" calcext:value-type="float">
            <text:p>892</text:p>
          </table:table-cell>
          <table:table-cell office:value-type="float" office:value="2762" calcext:value-type="float">
            <text:p>2762</text:p>
          </table:table-cell>
          <table:table-cell office:value-type="float" office:value="133499" calcext:value-type="float">
            <text:p>133499</text:p>
          </table:table-cell>
          <table:table-cell office:value-type="float" office:value="437368" calcext:value-type="float">
            <text:p>437368</text:p>
          </table:table-cell>
          <table:table-cell office:value-type="float" office:value="413044" calcext:value-type="float">
            <text:p>413044</text:p>
          </table:table-cell>
          <table:table-cell office:value-type="float" office:value="23665" calcext:value-type="float">
            <text:p>23665</text:p>
          </table:table-cell>
          <table:table-cell office:value-type="float" office:value="659" calcext:value-type="float">
            <text:p>659</text:p>
          </table:table-cell>
          <table:table-cell office:value-type="float" office:value="117655" calcext:value-type="float">
            <text:p>117655</text:p>
          </table:table-cell>
          <table:table-cell office:value-type="float" office:value="9964" calcext:value-type="float">
            <text:p>9964</text:p>
          </table:table-cell>
          <table:table-cell office:value-type="float" office:value="106431" calcext:value-type="float">
            <text:p>106431</text:p>
          </table:table-cell>
          <table:table-cell office:value-type="float" office:value="1260" calcext:value-type="float">
            <text:p>1260</text:p>
          </table:table-cell>
          <table:table-cell office:value-type="float" office:value="12478" calcext:value-type="float">
            <text:p>12478</text:p>
          </table:table-cell>
          <table:table-cell office:value-type="float" office:value="12230" calcext:value-type="float">
            <text:p>12230</text:p>
          </table:table-cell>
          <table:table-cell office:value-type="float" office:value="130122" calcext:value-type="float">
            <text:p>130122</text:p>
          </table:table-cell>
          <table:table-cell office:value-type="float" office:value="353923" calcext:value-type="float">
            <text:p>353923</text:p>
          </table:table-cell>
          <table:table-cell office:value-type="float" office:value="404124" calcext:value-type="float">
            <text:p>404124</text:p>
          </table:table-cell>
          <table:table-cell office:value-type="float" office:value="335847" calcext:value-type="float">
            <text:p>335847</text:p>
          </table:table-cell>
          <table:table-cell office:value-type="float" office:value="270324" calcext:value-type="float">
            <text:p>270324</text:p>
          </table:table-cell>
          <table:table-cell office:value-type="float" office:value="49700" calcext:value-type="float">
            <text:p>49700</text:p>
          </table:table-cell>
          <table:table-cell office:value-type="float" office:value="15823" calcext:value-type="float">
            <text:p>15823</text:p>
          </table:table-cell>
          <table:table-cell office:value-type="float" office:value="2575" calcext:value-type="float">
            <text:p>2575</text:p>
          </table:table-cell>
          <table:table-cell office:value-type="float" office:value="157890" calcext:value-type="float">
            <text:p>157890</text:p>
          </table:table-cell>
          <table:table-cell office:value-type="float" office:value="137279" calcext:value-type="float">
            <text:p>137279</text:p>
          </table:table-cell>
          <table:table-cell office:value-type="float" office:value="26057" calcext:value-type="float">
            <text:p>26057</text:p>
          </table:table-cell>
          <table:table-cell office:value-type="float" office:value="1063772" calcext:value-type="float">
            <text:p>106377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3Jul</text:p>
          </table:table-cell>
          <table:table-cell table:number-columns-repeated="2" office:value-type="float" office:value="58534" calcext:value-type="float">
            <text:p>58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1" calcext:value-type="float">
            <text:p>5091</text:p>
          </table:table-cell>
          <table:table-cell office:value-type="float" office:value="949" calcext:value-type="float">
            <text:p>949</text:p>
          </table:table-cell>
          <table:table-cell office:value-type="float" office:value="4142" calcext:value-type="float">
            <text:p>4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2029" calcext:value-type="float">
            <text:p>32029</text:p>
          </table:table-cell>
          <table:table-cell office:value-type="float" office:value="42024" calcext:value-type="float">
            <text:p>42024</text:p>
          </table:table-cell>
          <table:table-cell office:value-type="float" office:value="31198" calcext:value-type="float">
            <text:p>31198</text:p>
          </table:table-cell>
          <table:table-cell office:value-type="float" office:value="93561" calcext:value-type="float">
            <text:p>93561</text:p>
          </table:table-cell>
          <table:table-cell office:value-type="float" office:value="92525" calcext:value-type="float">
            <text:p>92525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-</text:p>
          </table:table-cell>
          <table:table-cell office:value-type="float" office:value="9062" calcext:value-type="float">
            <text:p>9062</text:p>
          </table:table-cell>
          <table:table-cell office:value-type="float" office:value="835" calcext:value-type="float">
            <text:p>835</text:p>
          </table:table-cell>
          <table:table-cell office:value-type="float" office:value="3125" calcext:value-type="float">
            <text:p>3125</text:p>
          </table:table-cell>
          <table:table-cell office:value-type="float" office:value="137781" calcext:value-type="float">
            <text:p>137781</text:p>
          </table:table-cell>
          <table:table-cell office:value-type="float" office:value="437310" calcext:value-type="float">
            <text:p>437310</text:p>
          </table:table-cell>
          <table:table-cell office:value-type="float" office:value="412902" calcext:value-type="float">
            <text:p>412902</text:p>
          </table:table-cell>
          <table:table-cell office:value-type="float" office:value="23685" calcext:value-type="float">
            <text:p>23685</text:p>
          </table:table-cell>
          <table:table-cell office:value-type="float" office:value="723" calcext:value-type="float">
            <text:p>723</text:p>
          </table:table-cell>
          <table:table-cell office:value-type="float" office:value="115525" calcext:value-type="float">
            <text:p>115525</text:p>
          </table:table-cell>
          <table:table-cell office:value-type="float" office:value="9593" calcext:value-type="float">
            <text:p>9593</text:p>
          </table:table-cell>
          <table:table-cell office:value-type="float" office:value="104623" calcext:value-type="float">
            <text:p>104623</text:p>
          </table:table-cell>
          <table:table-cell office:value-type="float" office:value="1309" calcext:value-type="float">
            <text:p>1309</text:p>
          </table:table-cell>
          <table:table-cell office:value-type="float" office:value="12462" calcext:value-type="float">
            <text:p>12462</text:p>
          </table:table-cell>
          <table:table-cell office:value-type="float" office:value="12218" calcext:value-type="float">
            <text:p>12218</text:p>
          </table:table-cell>
          <table:table-cell office:value-type="float" office:value="133352" calcext:value-type="float">
            <text:p>133352</text:p>
          </table:table-cell>
          <table:table-cell office:value-type="float" office:value="337893" calcext:value-type="float">
            <text:p>337893</text:p>
          </table:table-cell>
          <table:table-cell office:value-type="float" office:value="403547" calcext:value-type="float">
            <text:p>403547</text:p>
          </table:table-cell>
          <table:table-cell office:value-type="float" office:value="334415" calcext:value-type="float">
            <text:p>334415</text:p>
          </table:table-cell>
          <table:table-cell office:value-type="float" office:value="266114" calcext:value-type="float">
            <text:p>266114</text:p>
          </table:table-cell>
          <table:table-cell office:value-type="float" office:value="52311" calcext:value-type="float">
            <text:p>52311</text:p>
          </table:table-cell>
          <table:table-cell office:value-type="float" office:value="15990" calcext:value-type="float">
            <text:p>15990</text:p>
          </table:table-cell>
          <table:table-cell office:value-type="float" office:value="2575" calcext:value-type="float">
            <text:p>2575</text:p>
          </table:table-cell>
          <table:table-cell office:value-type="float" office:value="145234" calcext:value-type="float">
            <text:p>145234</text:p>
          </table:table-cell>
          <table:table-cell office:value-type="float" office:value="137657" calcext:value-type="float">
            <text:p>137657</text:p>
          </table:table-cell>
          <table:table-cell office:value-type="float" office:value="25327" calcext:value-type="float">
            <text:p>25327</text:p>
          </table:table-cell>
          <table:table-cell office:value-type="float" office:value="1048755" calcext:value-type="float">
            <text:p>104875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3Jun</text:p>
          </table:table-cell>
          <table:table-cell table:number-columns-repeated="2" office:value-type="float" office:value="72478" calcext:value-type="float">
            <text:p>72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2" calcext:value-type="float">
            <text:p>4942</text:p>
          </table:table-cell>
          <table:table-cell office:value-type="float" office:value="946" calcext:value-type="float">
            <text:p>946</text:p>
          </table:table-cell>
          <table:table-cell office:value-type="float" office:value="3996" calcext:value-type="float">
            <text:p>3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1343" calcext:value-type="float">
            <text:p>31343</text:p>
          </table:table-cell>
          <table:table-cell office:value-type="float" office:value="40117" calcext:value-type="float">
            <text:p>40117</text:p>
          </table:table-cell>
          <table:table-cell office:value-type="float" office:value="30242" calcext:value-type="float">
            <text:p>30242</text:p>
          </table:table-cell>
          <table:table-cell office:value-type="float" office:value="106997" calcext:value-type="float">
            <text:p>106997</text:p>
          </table:table-cell>
          <table:table-cell office:value-type="float" office:value="105961" calcext:value-type="float">
            <text:p>105961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-</text:p>
          </table:table-cell>
          <table:table-cell office:value-type="float" office:value="8805" calcext:value-type="float">
            <text:p>8805</text:p>
          </table:table-cell>
          <table:table-cell office:value-type="float" office:value="1036" calcext:value-type="float">
            <text:p>1036</text:p>
          </table:table-cell>
          <table:table-cell office:value-type="float" office:value="1902" calcext:value-type="float">
            <text:p>1902</text:p>
          </table:table-cell>
          <table:table-cell office:value-type="float" office:value="148982" calcext:value-type="float">
            <text:p>148982</text:p>
          </table:table-cell>
          <table:table-cell office:value-type="float" office:value="469328" calcext:value-type="float">
            <text:p>469328</text:p>
          </table:table-cell>
          <table:table-cell office:value-type="float" office:value="444990" calcext:value-type="float">
            <text:p>444990</text:p>
          </table:table-cell>
          <table:table-cell office:value-type="float" office:value="23697" calcext:value-type="float">
            <text:p>23697</text:p>
          </table:table-cell>
          <table:table-cell office:value-type="float" office:value="641" calcext:value-type="float">
            <text:p>641</text:p>
          </table:table-cell>
          <table:table-cell office:value-type="float" office:value="114427" calcext:value-type="float">
            <text:p>114427</text:p>
          </table:table-cell>
          <table:table-cell office:value-type="float" office:value="9981" calcext:value-type="float">
            <text:p>9981</text:p>
          </table:table-cell>
          <table:table-cell office:value-type="float" office:value="103129" calcext:value-type="float">
            <text:p>103129</text:p>
          </table:table-cell>
          <table:table-cell office:value-type="float" office:value="1317" calcext:value-type="float">
            <text:p>1317</text:p>
          </table:table-cell>
          <table:table-cell office:value-type="float" office:value="12402" calcext:value-type="float">
            <text:p>12402</text:p>
          </table:table-cell>
          <table:table-cell office:value-type="float" office:value="12041" calcext:value-type="float">
            <text:p>12041</text:p>
          </table:table-cell>
          <table:table-cell office:value-type="float" office:value="132282" calcext:value-type="float">
            <text:p>132282</text:p>
          </table:table-cell>
          <table:table-cell office:value-type="float" office:value="334146" calcext:value-type="float">
            <text:p>334146</text:p>
          </table:table-cell>
          <table:table-cell office:value-type="float" office:value="391390" calcext:value-type="float">
            <text:p>391390</text:p>
          </table:table-cell>
          <table:table-cell office:value-type="float" office:value="379435" calcext:value-type="float">
            <text:p>379435</text:p>
          </table:table-cell>
          <table:table-cell office:value-type="float" office:value="307867" calcext:value-type="float">
            <text:p>307867</text:p>
          </table:table-cell>
          <table:table-cell office:value-type="float" office:value="52647" calcext:value-type="float">
            <text:p>52647</text:p>
          </table:table-cell>
          <table:table-cell office:value-type="float" office:value="18921" calcext:value-type="float">
            <text:p>18921</text:p>
          </table:table-cell>
          <table:table-cell office:value-type="float" office:value="2575" calcext:value-type="float">
            <text:p>2575</text:p>
          </table:table-cell>
          <table:table-cell office:value-type="float" office:value="143081" calcext:value-type="float">
            <text:p>143081</text:p>
          </table:table-cell>
          <table:table-cell office:value-type="float" office:value="134958" calcext:value-type="float">
            <text:p>134958</text:p>
          </table:table-cell>
          <table:table-cell office:value-type="float" office:value="23182" calcext:value-type="float">
            <text:p>23182</text:p>
          </table:table-cell>
          <table:table-cell office:value-type="float" office:value="1074621" calcext:value-type="float">
            <text:p>107462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3May</text:p>
          </table:table-cell>
          <table:table-cell table:number-columns-repeated="2" office:value-type="float" office:value="64493" calcext:value-type="float">
            <text:p>64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3" calcext:value-type="float">
            <text:p>5043</text:p>
          </table:table-cell>
          <table:table-cell office:value-type="float" office:value="983" calcext:value-type="float">
            <text:p>983</text:p>
          </table:table-cell>
          <table:table-cell office:value-type="float" office:value="4060" calcext:value-type="float">
            <text:p>4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0338" calcext:value-type="float">
            <text:p>30338</text:p>
          </table:table-cell>
          <table:table-cell office:value-type="float" office:value="39995" calcext:value-type="float">
            <text:p>39995</text:p>
          </table:table-cell>
          <table:table-cell office:value-type="float" office:value="29680" calcext:value-type="float">
            <text:p>29680</text:p>
          </table:table-cell>
          <table:table-cell office:value-type="float" office:value="99439" calcext:value-type="float">
            <text:p>99439</text:p>
          </table:table-cell>
          <table:table-cell office:value-type="float" office:value="98403" calcext:value-type="float">
            <text:p>98403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-</text:p>
          </table:table-cell>
          <table:table-cell office:value-type="float" office:value="7793" calcext:value-type="float">
            <text:p>7793</text:p>
          </table:table-cell>
          <table:table-cell office:value-type="float" office:value="700" calcext:value-type="float">
            <text:p>700</text:p>
          </table:table-cell>
          <table:table-cell office:value-type="float" office:value="2360" calcext:value-type="float">
            <text:p>2360</text:p>
          </table:table-cell>
          <table:table-cell office:value-type="float" office:value="139972" calcext:value-type="float">
            <text:p>139972</text:p>
          </table:table-cell>
          <table:table-cell office:value-type="float" office:value="444711" calcext:value-type="float">
            <text:p>444711</text:p>
          </table:table-cell>
          <table:table-cell office:value-type="float" office:value="420014" calcext:value-type="float">
            <text:p>420014</text:p>
          </table:table-cell>
          <table:table-cell office:value-type="float" office:value="24047" calcext:value-type="float">
            <text:p>24047</text:p>
          </table:table-cell>
          <table:table-cell office:value-type="float" office:value="650" calcext:value-type="float">
            <text:p>650</text:p>
          </table:table-cell>
          <table:table-cell office:value-type="float" office:value="113268" calcext:value-type="float">
            <text:p>113268</text:p>
          </table:table-cell>
          <table:table-cell office:value-type="float" office:value="10446" calcext:value-type="float">
            <text:p>10446</text:p>
          </table:table-cell>
          <table:table-cell office:value-type="float" office:value="101583" calcext:value-type="float">
            <text:p>101583</text:p>
          </table:table-cell>
          <table:table-cell office:value-type="float" office:value="1239" calcext:value-type="float">
            <text:p>1239</text:p>
          </table:table-cell>
          <table:table-cell office:value-type="float" office:value="12162" calcext:value-type="float">
            <text:p>12162</text:p>
          </table:table-cell>
          <table:table-cell office:value-type="float" office:value="11943" calcext:value-type="float">
            <text:p>11943</text:p>
          </table:table-cell>
          <table:table-cell office:value-type="float" office:value="131013" calcext:value-type="float">
            <text:p>131013</text:p>
          </table:table-cell>
          <table:table-cell office:value-type="float" office:value="333773" calcext:value-type="float">
            <text:p>333773</text:p>
          </table:table-cell>
          <table:table-cell office:value-type="float" office:value="384120" calcext:value-type="float">
            <text:p>384120</text:p>
          </table:table-cell>
          <table:table-cell office:value-type="float" office:value="361908" calcext:value-type="float">
            <text:p>361908</text:p>
          </table:table-cell>
          <table:table-cell office:value-type="float" office:value="297630" calcext:value-type="float">
            <text:p>297630</text:p>
          </table:table-cell>
          <table:table-cell office:value-type="float" office:value="45850" calcext:value-type="float">
            <text:p>45850</text:p>
          </table:table-cell>
          <table:table-cell office:value-type="float" office:value="18428" calcext:value-type="float">
            <text:p>18428</text:p>
          </table:table-cell>
          <table:table-cell office:value-type="float" office:value="2748" calcext:value-type="float">
            <text:p>2748</text:p>
          </table:table-cell>
          <table:table-cell office:value-type="float" office:value="142064" calcext:value-type="float">
            <text:p>142064</text:p>
          </table:table-cell>
          <table:table-cell office:value-type="float" office:value="134428" calcext:value-type="float">
            <text:p>134428</text:p>
          </table:table-cell>
          <table:table-cell office:value-type="float" office:value="21601" calcext:value-type="float">
            <text:p>21601</text:p>
          </table:table-cell>
          <table:table-cell office:value-type="float" office:value="1046869" calcext:value-type="float">
            <text:p>104686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3Apr</text:p>
          </table:table-cell>
          <table:table-cell table:number-columns-repeated="2" office:value-type="float" office:value="47084" calcext:value-type="float">
            <text:p>47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3" calcext:value-type="float">
            <text:p>4863</text:p>
          </table:table-cell>
          <table:table-cell office:value-type="float" office:value="969" calcext:value-type="float">
            <text:p>969</text:p>
          </table:table-cell>
          <table:table-cell office:value-type="float" office:value="3894" calcext:value-type="float">
            <text:p>38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9954" calcext:value-type="float">
            <text:p>29954</text:p>
          </table:table-cell>
          <table:table-cell office:value-type="float" office:value="41515" calcext:value-type="float">
            <text:p>41515</text:p>
          </table:table-cell>
          <table:table-cell office:value-type="float" office:value="29263" calcext:value-type="float">
            <text:p>29263</text:p>
          </table:table-cell>
          <table:table-cell office:value-type="float" office:value="81855" calcext:value-type="float">
            <text:p>81855</text:p>
          </table:table-cell>
          <table:table-cell office:value-type="float" office:value="80819" calcext:value-type="float">
            <text:p>80819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-</text:p>
          </table:table-cell>
          <table:table-cell office:value-type="float" office:value="9348" calcext:value-type="float">
            <text:p>9348</text:p>
          </table:table-cell>
          <table:table-cell office:value-type="float" office:value="609" calcext:value-type="float">
            <text:p>609</text:p>
          </table:table-cell>
          <table:table-cell office:value-type="float" office:value="2446" calcext:value-type="float">
            <text:p>2446</text:p>
          </table:table-cell>
          <table:table-cell office:value-type="float" office:value="123521" calcext:value-type="float">
            <text:p>123521</text:p>
          </table:table-cell>
          <table:table-cell office:value-type="float" office:value="369588" calcext:value-type="float">
            <text:p>369588</text:p>
          </table:table-cell>
          <table:table-cell office:value-type="float" office:value="344887" calcext:value-type="float">
            <text:p>344887</text:p>
          </table:table-cell>
          <table:table-cell office:value-type="float" office:value="24061" calcext:value-type="float">
            <text:p>24061</text:p>
          </table:table-cell>
          <table:table-cell office:value-type="float" office:value="640" calcext:value-type="float">
            <text:p>640</text:p>
          </table:table-cell>
          <table:table-cell office:value-type="float" office:value="107970" calcext:value-type="float">
            <text:p>107970</text:p>
          </table:table-cell>
          <table:table-cell office:value-type="float" office:value="9649" calcext:value-type="float">
            <text:p>9649</text:p>
          </table:table-cell>
          <table:table-cell office:value-type="float" office:value="97291" calcext:value-type="float">
            <text:p>97291</text:p>
          </table:table-cell>
          <table:table-cell office:value-type="float" office:value="1030" calcext:value-type="float">
            <text:p>1030</text:p>
          </table:table-cell>
          <table:table-cell office:value-type="float" office:value="12983" calcext:value-type="float">
            <text:p>12983</text:p>
          </table:table-cell>
          <table:table-cell office:value-type="float" office:value="12009" calcext:value-type="float">
            <text:p>12009</text:p>
          </table:table-cell>
          <table:table-cell office:value-type="float" office:value="128258" calcext:value-type="float">
            <text:p>128258</text:p>
          </table:table-cell>
          <table:table-cell office:value-type="float" office:value="341317" calcext:value-type="float">
            <text:p>341317</text:p>
          </table:table-cell>
          <table:table-cell office:value-type="float" office:value="378731" calcext:value-type="float">
            <text:p>378731</text:p>
          </table:table-cell>
          <table:table-cell office:value-type="float" office:value="292057" calcext:value-type="float">
            <text:p>292057</text:p>
          </table:table-cell>
          <table:table-cell office:value-type="float" office:value="233181" calcext:value-type="float">
            <text:p>233181</text:p>
          </table:table-cell>
          <table:table-cell office:value-type="float" office:value="41960" calcext:value-type="float">
            <text:p>41960</text:p>
          </table:table-cell>
          <table:table-cell office:value-type="float" office:value="16916" calcext:value-type="float">
            <text:p>16916</text:p>
          </table:table-cell>
          <table:table-cell office:value-type="float" office:value="2748" calcext:value-type="float">
            <text:p>2748</text:p>
          </table:table-cell>
          <table:table-cell office:value-type="float" office:value="144854" calcext:value-type="float">
            <text:p>144854</text:p>
          </table:table-cell>
          <table:table-cell office:value-type="float" office:value="132781" calcext:value-type="float">
            <text:p>132781</text:p>
          </table:table-cell>
          <table:table-cell office:value-type="float" office:value="20945" calcext:value-type="float">
            <text:p>20945</text:p>
          </table:table-cell>
          <table:table-cell office:value-type="float" office:value="972116" calcext:value-type="float">
            <text:p>97211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3Mar</text:p>
          </table:table-cell>
          <table:table-cell table:number-columns-repeated="2" office:value-type="float" office:value="56029" calcext:value-type="float">
            <text:p>56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7" calcext:value-type="float">
            <text:p>4757</text:p>
          </table:table-cell>
          <table:table-cell office:value-type="float" office:value="957" calcext:value-type="float">
            <text:p>957</text:p>
          </table:table-cell>
          <table:table-cell office:value-type="float" office:value="3800" calcext:value-type="float">
            <text:p>3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9146" calcext:value-type="float">
            <text:p>29146</text:p>
          </table:table-cell>
          <table:table-cell office:value-type="float" office:value="41414" calcext:value-type="float">
            <text:p>41414</text:p>
          </table:table-cell>
          <table:table-cell office:value-type="float" office:value="28217" calcext:value-type="float">
            <text:p>28217</text:p>
          </table:table-cell>
          <table:table-cell office:value-type="float" office:value="90247" calcext:value-type="float">
            <text:p>90247</text:p>
          </table:table-cell>
          <table:table-cell office:value-type="float" office:value="89211" calcext:value-type="float">
            <text:p>89211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-</text:p>
          </table:table-cell>
          <table:table-cell office:value-type="float" office:value="10290" calcext:value-type="float">
            <text:p>10290</text:p>
          </table:table-cell>
          <table:table-cell office:value-type="float" office:value="796" calcext:value-type="float">
            <text:p>796</text:p>
          </table:table-cell>
          <table:table-cell office:value-type="float" office:value="1907" calcext:value-type="float">
            <text:p>1907</text:p>
          </table:table-cell>
          <table:table-cell office:value-type="float" office:value="131457" calcext:value-type="float">
            <text:p>131457</text:p>
          </table:table-cell>
          <table:table-cell office:value-type="float" office:value="411768" calcext:value-type="float">
            <text:p>411768</text:p>
          </table:table-cell>
          <table:table-cell office:value-type="float" office:value="387027" calcext:value-type="float">
            <text:p>387027</text:p>
          </table:table-cell>
          <table:table-cell office:value-type="float" office:value="24104" calcext:value-type="float">
            <text:p>24104</text:p>
          </table:table-cell>
          <table:table-cell office:value-type="float" office:value="637" calcext:value-type="float">
            <text:p>637</text:p>
          </table:table-cell>
          <table:table-cell office:value-type="float" office:value="105672" calcext:value-type="float">
            <text:p>105672</text:p>
          </table:table-cell>
          <table:table-cell office:value-type="float" office:value="9497" calcext:value-type="float">
            <text:p>9497</text:p>
          </table:table-cell>
          <table:table-cell office:value-type="float" office:value="95108" calcext:value-type="float">
            <text:p>95108</text:p>
          </table:table-cell>
          <table:table-cell office:value-type="float" office:value="1067" calcext:value-type="float">
            <text:p>1067</text:p>
          </table:table-cell>
          <table:table-cell office:value-type="float" office:value="12522" calcext:value-type="float">
            <text:p>12522</text:p>
          </table:table-cell>
          <table:table-cell office:value-type="float" office:value="11905" calcext:value-type="float">
            <text:p>11905</text:p>
          </table:table-cell>
          <table:table-cell office:value-type="float" office:value="124518" calcext:value-type="float">
            <text:p>124518</text:p>
          </table:table-cell>
          <table:table-cell office:value-type="float" office:value="349024" calcext:value-type="float">
            <text:p>349024</text:p>
          </table:table-cell>
          <table:table-cell office:value-type="float" office:value="365429" calcext:value-type="float">
            <text:p>365429</text:p>
          </table:table-cell>
          <table:table-cell office:value-type="float" office:value="345812" calcext:value-type="float">
            <text:p>345812</text:p>
          </table:table-cell>
          <table:table-cell office:value-type="float" office:value="278963" calcext:value-type="float">
            <text:p>278963</text:p>
          </table:table-cell>
          <table:table-cell office:value-type="float" office:value="50681" calcext:value-type="float">
            <text:p>50681</text:p>
          </table:table-cell>
          <table:table-cell office:value-type="float" office:value="16168" calcext:value-type="float">
            <text:p>16168</text:p>
          </table:table-cell>
          <table:table-cell office:value-type="float" office:value="2748" calcext:value-type="float">
            <text:p>2748</text:p>
          </table:table-cell>
          <table:table-cell office:value-type="float" office:value="149492" calcext:value-type="float">
            <text:p>149492</text:p>
          </table:table-cell>
          <table:table-cell office:value-type="float" office:value="130084" calcext:value-type="float">
            <text:p>130084</text:p>
          </table:table-cell>
          <table:table-cell office:value-type="float" office:value="21847" calcext:value-type="float">
            <text:p>21847</text:p>
          </table:table-cell>
          <table:table-cell office:value-type="float" office:value="1015412" calcext:value-type="float">
            <text:p>101541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3Feb</text:p>
          </table:table-cell>
          <table:table-cell table:number-columns-repeated="2" office:value-type="float" office:value="59807" calcext:value-type="float">
            <text:p>59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7" calcext:value-type="float">
            <text:p>4707</text:p>
          </table:table-cell>
          <table:table-cell office:value-type="float" office:value="824" calcext:value-type="float">
            <text:p>824</text:p>
          </table:table-cell>
          <table:table-cell office:value-type="float" office:value="3883" calcext:value-type="float">
            <text:p>3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8706" calcext:value-type="float">
            <text:p>28706</text:p>
          </table:table-cell>
          <table:table-cell office:value-type="float" office:value="42677" calcext:value-type="float">
            <text:p>42677</text:p>
          </table:table-cell>
          <table:table-cell office:value-type="float" office:value="27633" calcext:value-type="float">
            <text:p>27633</text:p>
          </table:table-cell>
          <table:table-cell office:value-type="float" office:value="93606" calcext:value-type="float">
            <text:p>93606</text:p>
          </table:table-cell>
          <table:table-cell office:value-type="float" office:value="92570" calcext:value-type="float">
            <text:p>92570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-</text:p>
          </table:table-cell>
          <table:table-cell office:value-type="float" office:value="12102" calcext:value-type="float">
            <text:p>12102</text:p>
          </table:table-cell>
          <table:table-cell office:value-type="float" office:value="444" calcext:value-type="float">
            <text:p>444</text:p>
          </table:table-cell>
          <table:table-cell office:value-type="float" office:value="2219" calcext:value-type="float">
            <text:p>2219</text:p>
          </table:table-cell>
          <table:table-cell office:value-type="float" office:value="136004" calcext:value-type="float">
            <text:p>136004</text:p>
          </table:table-cell>
          <table:table-cell office:value-type="float" office:value="410154" calcext:value-type="float">
            <text:p>410154</text:p>
          </table:table-cell>
          <table:table-cell office:value-type="float" office:value="385382" calcext:value-type="float">
            <text:p>385382</text:p>
          </table:table-cell>
          <table:table-cell office:value-type="float" office:value="24134" calcext:value-type="float">
            <text:p>24134</text:p>
          </table:table-cell>
          <table:table-cell office:value-type="float" office:value="638" calcext:value-type="float">
            <text:p>638</text:p>
          </table:table-cell>
          <table:table-cell office:value-type="float" office:value="101408" calcext:value-type="float">
            <text:p>101408</text:p>
          </table:table-cell>
          <table:table-cell office:value-type="float" office:value="9132" calcext:value-type="float">
            <text:p>9132</text:p>
          </table:table-cell>
          <table:table-cell office:value-type="float" office:value="91316" calcext:value-type="float">
            <text:p>91316</text:p>
          </table:table-cell>
          <table:table-cell office:value-type="float" office:value="960" calcext:value-type="float">
            <text:p>960</text:p>
          </table:table-cell>
          <table:table-cell office:value-type="float" office:value="12859" calcext:value-type="float">
            <text:p>12859</text:p>
          </table:table-cell>
          <table:table-cell office:value-type="float" office:value="11951" calcext:value-type="float">
            <text:p>11951</text:p>
          </table:table-cell>
          <table:table-cell office:value-type="float" office:value="121068" calcext:value-type="float">
            <text:p>121068</text:p>
          </table:table-cell>
          <table:table-cell office:value-type="float" office:value="363575" calcext:value-type="float">
            <text:p>363575</text:p>
          </table:table-cell>
          <table:table-cell office:value-type="float" office:value="358071" calcext:value-type="float">
            <text:p>358071</text:p>
          </table:table-cell>
          <table:table-cell office:value-type="float" office:value="346012" calcext:value-type="float">
            <text:p>346012</text:p>
          </table:table-cell>
          <table:table-cell office:value-type="float" office:value="276912" calcext:value-type="float">
            <text:p>276912</text:p>
          </table:table-cell>
          <table:table-cell office:value-type="float" office:value="54217" calcext:value-type="float">
            <text:p>54217</text:p>
          </table:table-cell>
          <table:table-cell office:value-type="float" office:value="14883" calcext:value-type="float">
            <text:p>14883</text:p>
          </table:table-cell>
          <table:table-cell office:value-type="float" office:value="2799" calcext:value-type="float">
            <text:p>2799</text:p>
          </table:table-cell>
          <table:table-cell office:value-type="float" office:value="160015" calcext:value-type="float">
            <text:p>160015</text:p>
          </table:table-cell>
          <table:table-cell office:value-type="float" office:value="132353" calcext:value-type="float">
            <text:p>132353</text:p>
          </table:table-cell>
          <table:table-cell office:value-type="float" office:value="21754" calcext:value-type="float">
            <text:p>21754</text:p>
          </table:table-cell>
          <table:table-cell office:value-type="float" office:value="1021004" calcext:value-type="float">
            <text:p>102100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3Jan</text:p>
          </table:table-cell>
          <table:table-cell table:number-columns-repeated="2" office:value-type="float" office:value="62853" calcext:value-type="float">
            <text:p>62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4" calcext:value-type="float">
            <text:p>4994</text:p>
          </table:table-cell>
          <table:table-cell office:value-type="float" office:value="716" calcext:value-type="float">
            <text:p>716</text:p>
          </table:table-cell>
          <table:table-cell office:value-type="float" office:value="4278" calcext:value-type="float">
            <text:p>4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8290" calcext:value-type="float">
            <text:p>28290</text:p>
          </table:table-cell>
          <table:table-cell office:value-type="float" office:value="43591" calcext:value-type="float">
            <text:p>43591</text:p>
          </table:table-cell>
          <table:table-cell office:value-type="float" office:value="27162" calcext:value-type="float">
            <text:p>27162</text:p>
          </table:table-cell>
          <table:table-cell office:value-type="float" office:value="96446" calcext:value-type="float">
            <text:p>96446</text:p>
          </table:table-cell>
          <table:table-cell office:value-type="float" office:value="95410" calcext:value-type="float">
            <text:p>95410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-</text:p>
          </table:table-cell>
          <table:table-cell office:value-type="float" office:value="12332" calcext:value-type="float">
            <text:p>12332</text:p>
          </table:table-cell>
          <table:table-cell office:value-type="float" office:value="391" calcext:value-type="float">
            <text:p>391</text:p>
          </table:table-cell>
          <table:table-cell office:value-type="float" office:value="3508" calcext:value-type="float">
            <text:p>3508</text:p>
          </table:table-cell>
          <table:table-cell office:value-type="float" office:value="139839" calcext:value-type="float">
            <text:p>139839</text:p>
          </table:table-cell>
          <table:table-cell office:value-type="float" office:value="412341" calcext:value-type="float">
            <text:p>412341</text:p>
          </table:table-cell>
          <table:table-cell office:value-type="float" office:value="387486" calcext:value-type="float">
            <text:p>387486</text:p>
          </table:table-cell>
          <table:table-cell office:value-type="float" office:value="24215" calcext:value-type="float">
            <text:p>24215</text:p>
          </table:table-cell>
          <table:table-cell office:value-type="float" office:value="640" calcext:value-type="float">
            <text:p>640</text:p>
          </table:table-cell>
          <table:table-cell office:value-type="float" office:value="97314" calcext:value-type="float">
            <text:p>97314</text:p>
          </table:table-cell>
          <table:table-cell office:value-type="float" office:value="8498" calcext:value-type="float">
            <text:p>8498</text:p>
          </table:table-cell>
          <table:table-cell office:value-type="float" office:value="87873" calcext:value-type="float">
            <text:p>87873</text:p>
          </table:table-cell>
          <table:table-cell office:value-type="float" office:value="943" calcext:value-type="float">
            <text:p>943</text:p>
          </table:table-cell>
          <table:table-cell office:value-type="float" office:value="12972" calcext:value-type="float">
            <text:p>12972</text:p>
          </table:table-cell>
          <table:table-cell office:value-type="float" office:value="12058" calcext:value-type="float">
            <text:p>12058</text:p>
          </table:table-cell>
          <table:table-cell office:value-type="float" office:value="116929" calcext:value-type="float">
            <text:p>116929</text:p>
          </table:table-cell>
          <table:table-cell office:value-type="float" office:value="373692" calcext:value-type="float">
            <text:p>373692</text:p>
          </table:table-cell>
          <table:table-cell office:value-type="float" office:value="352108" calcext:value-type="float">
            <text:p>352108</text:p>
          </table:table-cell>
          <table:table-cell office:value-type="float" office:value="348295" calcext:value-type="float">
            <text:p>348295</text:p>
          </table:table-cell>
          <table:table-cell office:value-type="float" office:value="284057" calcext:value-type="float">
            <text:p>284057</text:p>
          </table:table-cell>
          <table:table-cell office:value-type="float" office:value="49281" calcext:value-type="float">
            <text:p>49281</text:p>
          </table:table-cell>
          <table:table-cell office:value-type="float" office:value="14957" calcext:value-type="float">
            <text:p>14957</text:p>
          </table:table-cell>
          <table:table-cell office:value-type="float" office:value="3585" calcext:value-type="float">
            <text:p>3585</text:p>
          </table:table-cell>
          <table:table-cell office:value-type="float" office:value="164706" calcext:value-type="float">
            <text:p>164706</text:p>
          </table:table-cell>
          <table:table-cell office:value-type="float" office:value="133306" calcext:value-type="float">
            <text:p>133306</text:p>
          </table:table-cell>
          <table:table-cell office:value-type="float" office:value="23301" calcext:value-type="float">
            <text:p>23301</text:p>
          </table:table-cell>
          <table:table-cell office:value-type="float" office:value="1025301" calcext:value-type="float">
            <text:p>102530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2Dec</text:p>
          </table:table-cell>
          <table:table-cell table:number-columns-repeated="2" office:value-type="float" office:value="59593" calcext:value-type="float">
            <text:p>59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4" calcext:value-type="float">
            <text:p>5324</text:p>
          </table:table-cell>
          <table:table-cell office:value-type="float" office:value="793" calcext:value-type="float">
            <text:p>793</text:p>
          </table:table-cell>
          <table:table-cell office:value-type="float" office:value="4531" calcext:value-type="float">
            <text:p>45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0654" calcext:value-type="float">
            <text:p>30654</text:p>
          </table:table-cell>
          <table:table-cell office:value-type="float" office:value="45700" calcext:value-type="float">
            <text:p>45700</text:p>
          </table:table-cell>
          <table:table-cell office:value-type="float" office:value="28681" calcext:value-type="float">
            <text:p>28681</text:p>
          </table:table-cell>
          <table:table-cell office:value-type="float" office:value="92004" calcext:value-type="float">
            <text:p>92004</text:p>
          </table:table-cell>
          <table:table-cell office:value-type="float" office:value="90968" calcext:value-type="float">
            <text:p>90968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/>
          <table:table-cell office:value-type="float" office:value="13138" calcext:value-type="float">
            <text:p>13138</text:p>
          </table:table-cell>
          <table:table-cell office:value-type="float" office:value="2134" calcext:value-type="float">
            <text:p>2134</text:p>
          </table:table-cell>
          <table:table-cell office:value-type="float" office:value="5420" calcext:value-type="float">
            <text:p>5420</text:p>
          </table:table-cell>
          <table:table-cell office:value-type="float" office:value="141377" calcext:value-type="float">
            <text:p>141377</text:p>
          </table:table-cell>
          <table:table-cell office:value-type="float" office:value="416168" calcext:value-type="float">
            <text:p>416168</text:p>
          </table:table-cell>
          <table:table-cell office:value-type="float" office:value="391320" calcext:value-type="float">
            <text:p>391320</text:p>
          </table:table-cell>
          <table:table-cell office:value-type="float" office:value="24217" calcext:value-type="float">
            <text:p>24217</text:p>
          </table:table-cell>
          <table:table-cell office:value-type="float" office:value="631" calcext:value-type="float">
            <text:p>631</text:p>
          </table:table-cell>
          <table:table-cell office:value-type="float" office:value="94638" calcext:value-type="float">
            <text:p>94638</text:p>
          </table:table-cell>
          <table:table-cell office:value-type="float" office:value="7647" calcext:value-type="float">
            <text:p>7647</text:p>
          </table:table-cell>
          <table:table-cell office:value-type="float" office:value="86032" calcext:value-type="float">
            <text:p>86032</text:p>
          </table:table-cell>
          <table:table-cell office:value-type="float" office:value="959" calcext:value-type="float">
            <text:p>959</text:p>
          </table:table-cell>
          <table:table-cell office:value-type="float" office:value="13162" calcext:value-type="float">
            <text:p>13162</text:p>
          </table:table-cell>
          <table:table-cell office:value-type="float" office:value="11925" calcext:value-type="float">
            <text:p>11925</text:p>
          </table:table-cell>
          <table:table-cell office:value-type="float" office:value="131474" calcext:value-type="float">
            <text:p>131474</text:p>
          </table:table-cell>
          <table:table-cell office:value-type="float" office:value="374202" calcext:value-type="float">
            <text:p>374202</text:p>
          </table:table-cell>
          <table:table-cell office:value-type="float" office:value="392946" calcext:value-type="float">
            <text:p>392946</text:p>
          </table:table-cell>
          <table:table-cell office:value-type="float" office:value="328433" calcext:value-type="float">
            <text:p>328433</text:p>
          </table:table-cell>
          <table:table-cell office:value-type="float" office:value="283346" calcext:value-type="float">
            <text:p>283346</text:p>
          </table:table-cell>
          <table:table-cell office:value-type="float" office:value="29513" calcext:value-type="float">
            <text:p>29513</text:p>
          </table:table-cell>
          <table:table-cell office:value-type="float" office:value="15574" calcext:value-type="float">
            <text:p>15574</text:p>
          </table:table-cell>
          <table:table-cell office:value-type="float" office:value="3585" calcext:value-type="float">
            <text:p>3585</text:p>
          </table:table-cell>
          <table:table-cell office:value-type="float" office:value="165975" calcext:value-type="float">
            <text:p>165975</text:p>
          </table:table-cell>
          <table:table-cell office:value-type="float" office:value="124786" calcext:value-type="float">
            <text:p>124786</text:p>
          </table:table-cell>
          <table:table-cell office:value-type="float" office:value="25842" calcext:value-type="float">
            <text:p>25842</text:p>
          </table:table-cell>
          <table:table-cell office:value-type="float" office:value="1041567" calcext:value-type="float">
            <text:p>104156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2Nov</text:p>
          </table:table-cell>
          <table:table-cell table:number-columns-repeated="2" office:value-type="float" office:value="51741" calcext:value-type="float">
            <text:p>51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7" calcext:value-type="float">
            <text:p>5167</text:p>
          </table:table-cell>
          <table:table-cell office:value-type="float" office:value="832" calcext:value-type="float">
            <text:p>832</text:p>
          </table:table-cell>
          <table:table-cell office:value-type="float" office:value="4335" calcext:value-type="float">
            <text:p>4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7361" calcext:value-type="float">
            <text:p>27361</text:p>
          </table:table-cell>
          <table:table-cell office:value-type="float" office:value="45188" calcext:value-type="float">
            <text:p>45188</text:p>
          </table:table-cell>
          <table:table-cell office:value-type="float" office:value="26117" calcext:value-type="float">
            <text:p>26117</text:p>
          </table:table-cell>
          <table:table-cell office:value-type="float" office:value="83704" calcext:value-type="float">
            <text:p>83704</text:p>
          </table:table-cell>
          <table:table-cell office:value-type="float" office:value="82668" calcext:value-type="float">
            <text:p>82668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/>
          <table:table-cell office:value-type="float" office:value="14335" calcext:value-type="float">
            <text:p>14335</text:p>
          </table:table-cell>
          <table:table-cell office:value-type="float" office:value="1545" calcext:value-type="float">
            <text:p>1545</text:p>
          </table:table-cell>
          <table:table-cell office:value-type="float" office:value="3975" calcext:value-type="float">
            <text:p>3975</text:p>
          </table:table-cell>
          <table:table-cell office:value-type="float" office:value="129676" calcext:value-type="float">
            <text:p>129676</text:p>
          </table:table-cell>
          <table:table-cell office:value-type="float" office:value="377285" calcext:value-type="float">
            <text:p>377285</text:p>
          </table:table-cell>
          <table:table-cell office:value-type="float" office:value="351317" calcext:value-type="float">
            <text:p>351317</text:p>
          </table:table-cell>
          <table:table-cell office:value-type="float" office:value="25342" calcext:value-type="float">
            <text:p>25342</text:p>
          </table:table-cell>
          <table:table-cell office:value-type="float" office:value="626" calcext:value-type="float">
            <text:p>626</text:p>
          </table:table-cell>
          <table:table-cell office:value-type="float" office:value="115133" calcext:value-type="float">
            <text:p>115133</text:p>
          </table:table-cell>
          <table:table-cell office:value-type="float" office:value="7028" calcext:value-type="float">
            <text:p>7028</text:p>
          </table:table-cell>
          <table:table-cell office:value-type="float" office:value="107113" calcext:value-type="float">
            <text:p>107113</text:p>
          </table:table-cell>
          <table:table-cell office:value-type="float" office:value="992" calcext:value-type="float">
            <text:p>992</text:p>
          </table:table-cell>
          <table:table-cell office:value-type="float" office:value="13479" calcext:value-type="float">
            <text:p>13479</text:p>
          </table:table-cell>
          <table:table-cell office:value-type="float" office:value="9821" calcext:value-type="float">
            <text:p>9821</text:p>
          </table:table-cell>
          <table:table-cell office:value-type="float" office:value="119065" calcext:value-type="float">
            <text:p>119065</text:p>
          </table:table-cell>
          <table:table-cell office:value-type="float" office:value="378280" calcext:value-type="float">
            <text:p>378280</text:p>
          </table:table-cell>
          <table:table-cell office:value-type="float" office:value="360766" calcext:value-type="float">
            <text:p>360766</text:p>
          </table:table-cell>
          <table:table-cell office:value-type="float" office:value="319263" calcext:value-type="float">
            <text:p>319263</text:p>
          </table:table-cell>
          <table:table-cell office:value-type="float" office:value="255223" calcext:value-type="float">
            <text:p>255223</text:p>
          </table:table-cell>
          <table:table-cell office:value-type="float" office:value="46167" calcext:value-type="float">
            <text:p>46167</text:p>
          </table:table-cell>
          <table:table-cell office:value-type="float" office:value="17873" calcext:value-type="float">
            <text:p>17873</text:p>
          </table:table-cell>
          <table:table-cell office:value-type="float" office:value="3644" calcext:value-type="float">
            <text:p>3644</text:p>
          </table:table-cell>
          <table:table-cell office:value-type="float" office:value="185757" calcext:value-type="float">
            <text:p>185757</text:p>
          </table:table-cell>
          <table:table-cell office:value-type="float" office:value="119319" calcext:value-type="float">
            <text:p>119319</text:p>
          </table:table-cell>
          <table:table-cell office:value-type="float" office:value="24324" calcext:value-type="float">
            <text:p>24324</text:p>
          </table:table-cell>
          <table:table-cell office:value-type="float" office:value="1013073" calcext:value-type="float">
            <text:p>101307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2Oct</text:p>
          </table:table-cell>
          <table:table-cell table:number-columns-repeated="2" office:value-type="float" office:value="55762" calcext:value-type="float">
            <text:p>55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2" calcext:value-type="float">
            <text:p>4942</text:p>
          </table:table-cell>
          <table:table-cell office:value-type="float" office:value="831" calcext:value-type="float">
            <text:p>831</text:p>
          </table:table-cell>
          <table:table-cell office:value-type="float" office:value="4111" calcext:value-type="float">
            <text:p>4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6996" calcext:value-type="float">
            <text:p>26996</text:p>
          </table:table-cell>
          <table:table-cell office:value-type="float" office:value="45750" calcext:value-type="float">
            <text:p>45750</text:p>
          </table:table-cell>
          <table:table-cell office:value-type="float" office:value="25669" calcext:value-type="float">
            <text:p>25669</text:p>
          </table:table-cell>
          <table:table-cell office:value-type="float" office:value="88007" calcext:value-type="float">
            <text:p>88007</text:p>
          </table:table-cell>
          <table:table-cell office:value-type="float" office:value="86971" calcext:value-type="float">
            <text:p>86971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/>
          <table:table-cell office:value-type="float" office:value="14837" calcext:value-type="float">
            <text:p>14837</text:p>
          </table:table-cell>
          <table:table-cell office:value-type="float" office:value="1463" calcext:value-type="float">
            <text:p>1463</text:p>
          </table:table-cell>
          <table:table-cell office:value-type="float" office:value="3691" calcext:value-type="float">
            <text:p>3691</text:p>
          </table:table-cell>
          <table:table-cell office:value-type="float" office:value="133667" calcext:value-type="float">
            <text:p>133667</text:p>
          </table:table-cell>
          <table:table-cell office:value-type="float" office:value="370794" calcext:value-type="float">
            <text:p>370794</text:p>
          </table:table-cell>
          <table:table-cell office:value-type="float" office:value="344840" calcext:value-type="float">
            <text:p>344840</text:p>
          </table:table-cell>
          <table:table-cell office:value-type="float" office:value="25326" calcext:value-type="float">
            <text:p>25326</text:p>
          </table:table-cell>
          <table:table-cell office:value-type="float" office:value="628" calcext:value-type="float">
            <text:p>628</text:p>
          </table:table-cell>
          <table:table-cell office:value-type="float" office:value="113579" calcext:value-type="float">
            <text:p>113579</text:p>
          </table:table-cell>
          <table:table-cell office:value-type="float" office:value="6476" calcext:value-type="float">
            <text:p>6476</text:p>
          </table:table-cell>
          <table:table-cell office:value-type="float" office:value="106142" calcext:value-type="float">
            <text:p>106142</text:p>
          </table:table-cell>
          <table:table-cell office:value-type="float" office:value="961" calcext:value-type="float">
            <text:p>961</text:p>
          </table:table-cell>
          <table:table-cell office:value-type="float" office:value="13024" calcext:value-type="float">
            <text:p>13024</text:p>
          </table:table-cell>
          <table:table-cell office:value-type="float" office:value="12130" calcext:value-type="float">
            <text:p>12130</text:p>
          </table:table-cell>
          <table:table-cell office:value-type="float" office:value="115007" calcext:value-type="float">
            <text:p>115007</text:p>
          </table:table-cell>
          <table:table-cell office:value-type="float" office:value="379254" calcext:value-type="float">
            <text:p>379254</text:p>
          </table:table-cell>
          <table:table-cell office:value-type="float" office:value="355294" calcext:value-type="float">
            <text:p>355294</text:p>
          </table:table-cell>
          <table:table-cell office:value-type="float" office:value="313455" calcext:value-type="float">
            <text:p>313455</text:p>
          </table:table-cell>
          <table:table-cell office:value-type="float" office:value="254363" calcext:value-type="float">
            <text:p>254363</text:p>
          </table:table-cell>
          <table:table-cell office:value-type="float" office:value="40802" calcext:value-type="float">
            <text:p>40802</text:p>
          </table:table-cell>
          <table:table-cell office:value-type="float" office:value="18290" calcext:value-type="float">
            <text:p>18290</text:p>
          </table:table-cell>
          <table:table-cell office:value-type="float" office:value="4554" calcext:value-type="float">
            <text:p>4554</text:p>
          </table:table-cell>
          <table:table-cell office:value-type="float" office:value="187967" calcext:value-type="float">
            <text:p>187967</text:p>
          </table:table-cell>
          <table:table-cell office:value-type="float" office:value="118379" calcext:value-type="float">
            <text:p>118379</text:p>
          </table:table-cell>
          <table:table-cell office:value-type="float" office:value="24141" calcext:value-type="float">
            <text:p>24141</text:p>
          </table:table-cell>
          <table:table-cell office:value-type="float" office:value="1003790" calcext:value-type="float">
            <text:p>100379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2Sep</text:p>
          </table:table-cell>
          <table:table-cell table:number-columns-repeated="2" office:value-type="float" office:value="51680" calcext:value-type="float">
            <text:p>51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4" calcext:value-type="float">
            <text:p>4924</text:p>
          </table:table-cell>
          <table:table-cell office:value-type="float" office:value="825" calcext:value-type="float">
            <text:p>825</text:p>
          </table:table-cell>
          <table:table-cell office:value-type="float" office:value="4099" calcext:value-type="float">
            <text:p>40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6297" calcext:value-type="float">
            <text:p>26297</text:p>
          </table:table-cell>
          <table:table-cell office:value-type="float" office:value="46938" calcext:value-type="float">
            <text:p>46938</text:p>
          </table:table-cell>
          <table:table-cell office:value-type="float" office:value="24994" calcext:value-type="float">
            <text:p>24994</text:p>
          </table:table-cell>
          <table:table-cell office:value-type="float" office:value="84350" calcext:value-type="float">
            <text:p>84350</text:p>
          </table:table-cell>
          <table:table-cell office:value-type="float" office:value="83328" calcext:value-type="float">
            <text:p>83328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float" office:value="15206" calcext:value-type="float">
            <text:p>15206</text:p>
          </table:table-cell>
          <table:table-cell office:value-type="float" office:value="1375" calcext:value-type="float">
            <text:p>1375</text:p>
          </table:table-cell>
          <table:table-cell office:value-type="float" office:value="4129" calcext:value-type="float">
            <text:p>4129</text:p>
          </table:table-cell>
          <table:table-cell office:value-type="float" office:value="130054" calcext:value-type="float">
            <text:p>130054</text:p>
          </table:table-cell>
          <table:table-cell office:value-type="float" office:value="365581" calcext:value-type="float">
            <text:p>365581</text:p>
          </table:table-cell>
          <table:table-cell office:value-type="float" office:value="339629" calcext:value-type="float">
            <text:p>339629</text:p>
          </table:table-cell>
          <table:table-cell office:value-type="float" office:value="25325" calcext:value-type="float">
            <text:p>25325</text:p>
          </table:table-cell>
          <table:table-cell office:value-type="float" office:value="627" calcext:value-type="float">
            <text:p>627</text:p>
          </table:table-cell>
          <table:table-cell office:value-type="float" office:value="112577" calcext:value-type="float">
            <text:p>112577</text:p>
          </table:table-cell>
          <table:table-cell office:value-type="float" office:value="5783" calcext:value-type="float">
            <text:p>5783</text:p>
          </table:table-cell>
          <table:table-cell office:value-type="float" office:value="105939" calcext:value-type="float">
            <text:p>105939</text:p>
          </table:table-cell>
          <table:table-cell office:value-type="float" office:value="855" calcext:value-type="float">
            <text:p>855</text:p>
          </table:table-cell>
          <table:table-cell office:value-type="float" office:value="12325" calcext:value-type="float">
            <text:p>12325</text:p>
          </table:table-cell>
          <table:table-cell office:value-type="float" office:value="12055" calcext:value-type="float">
            <text:p>12055</text:p>
          </table:table-cell>
          <table:table-cell office:value-type="float" office:value="111828" calcext:value-type="float">
            <text:p>111828</text:p>
          </table:table-cell>
          <table:table-cell office:value-type="float" office:value="385959" calcext:value-type="float">
            <text:p>385959</text:p>
          </table:table-cell>
          <table:table-cell office:value-type="float" office:value="346975" calcext:value-type="float">
            <text:p>346975</text:p>
          </table:table-cell>
          <table:table-cell office:value-type="float" office:value="317587" calcext:value-type="float">
            <text:p>317587</text:p>
          </table:table-cell>
          <table:table-cell office:value-type="float" office:value="258858" calcext:value-type="float">
            <text:p>258858</text:p>
          </table:table-cell>
          <table:table-cell office:value-type="float" office:value="41727" calcext:value-type="float">
            <text:p>41727</text:p>
          </table:table-cell>
          <table:table-cell office:value-type="float" office:value="17002" calcext:value-type="float">
            <text:p>17002</text:p>
          </table:table-cell>
          <table:table-cell office:value-type="float" office:value="4554" calcext:value-type="float">
            <text:p>4554</text:p>
          </table:table-cell>
          <table:table-cell office:value-type="float" office:value="190265" calcext:value-type="float">
            <text:p>190265</text:p>
          </table:table-cell>
          <table:table-cell office:value-type="float" office:value="115665" calcext:value-type="float">
            <text:p>115665</text:p>
          </table:table-cell>
          <table:table-cell office:value-type="float" office:value="25274" calcext:value-type="float">
            <text:p>25274</text:p>
          </table:table-cell>
          <table:table-cell office:value-type="float" office:value="1000320" calcext:value-type="float">
            <text:p>100032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2Aug</text:p>
          </table:table-cell>
          <table:table-cell table:number-columns-repeated="2" office:value-type="float" office:value="49343" calcext:value-type="float">
            <text:p>49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836" calcext:value-type="float">
            <text:p>836</text:p>
          </table:table-cell>
          <table:table-cell office:value-type="float" office:value="3964" calcext:value-type="float">
            <text:p>39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5687" calcext:value-type="float">
            <text:p>25687</text:p>
          </table:table-cell>
          <table:table-cell office:value-type="float" office:value="46420" calcext:value-type="float">
            <text:p>46420</text:p>
          </table:table-cell>
          <table:table-cell office:value-type="float" office:value="24597" calcext:value-type="float">
            <text:p>24597</text:p>
          </table:table-cell>
          <table:table-cell office:value-type="float" office:value="82143" calcext:value-type="float">
            <text:p>82143</text:p>
          </table:table-cell>
          <table:table-cell office:value-type="float" office:value="81121" calcext:value-type="float">
            <text:p>81121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float" office:value="14614" calcext:value-type="float">
            <text:p>14614</text:p>
          </table:table-cell>
          <table:table-cell office:value-type="float" office:value="1278" calcext:value-type="float">
            <text:p>1278</text:p>
          </table:table-cell>
          <table:table-cell office:value-type="float" office:value="3834" calcext:value-type="float">
            <text:p>3834</text:p>
          </table:table-cell>
          <table:table-cell office:value-type="float" office:value="126466" calcext:value-type="float">
            <text:p>126466</text:p>
          </table:table-cell>
          <table:table-cell office:value-type="float" office:value="363429" calcext:value-type="float">
            <text:p>363429</text:p>
          </table:table-cell>
          <table:table-cell office:value-type="float" office:value="337498" calcext:value-type="float">
            <text:p>337498</text:p>
          </table:table-cell>
          <table:table-cell office:value-type="float" office:value="25308" calcext:value-type="float">
            <text:p>25308</text:p>
          </table:table-cell>
          <table:table-cell office:value-type="float" office:value="623" calcext:value-type="float">
            <text:p>623</text:p>
          </table:table-cell>
          <table:table-cell office:value-type="float" office:value="110813" calcext:value-type="float">
            <text:p>110813</text:p>
          </table:table-cell>
          <table:table-cell office:value-type="float" office:value="5351" calcext:value-type="float">
            <text:p>5351</text:p>
          </table:table-cell>
          <table:table-cell office:value-type="float" office:value="104620" calcext:value-type="float">
            <text:p>104620</text:p>
          </table:table-cell>
          <table:table-cell office:value-type="float" office:value="842" calcext:value-type="float">
            <text:p>842</text:p>
          </table:table-cell>
          <table:table-cell office:value-type="float" office:value="12785" calcext:value-type="float">
            <text:p>12785</text:p>
          </table:table-cell>
          <table:table-cell office:value-type="float" office:value="12101" calcext:value-type="float">
            <text:p>12101</text:p>
          </table:table-cell>
          <table:table-cell office:value-type="float" office:value="110498" calcext:value-type="float">
            <text:p>110498</text:p>
          </table:table-cell>
          <table:table-cell office:value-type="float" office:value="377704" calcext:value-type="float">
            <text:p>377704</text:p>
          </table:table-cell>
          <table:table-cell office:value-type="float" office:value="342305" calcext:value-type="float">
            <text:p>342305</text:p>
          </table:table-cell>
          <table:table-cell office:value-type="float" office:value="318736" calcext:value-type="float">
            <text:p>318736</text:p>
          </table:table-cell>
          <table:table-cell office:value-type="float" office:value="255765" calcext:value-type="float">
            <text:p>255765</text:p>
          </table:table-cell>
          <table:table-cell office:value-type="float" office:value="47332" calcext:value-type="float">
            <text:p>47332</text:p>
          </table:table-cell>
          <table:table-cell office:value-type="float" office:value="15639" calcext:value-type="float">
            <text:p>15639</text:p>
          </table:table-cell>
          <table:table-cell office:value-type="float" office:value="4562" calcext:value-type="float">
            <text:p>4562</text:p>
          </table:table-cell>
          <table:table-cell office:value-type="float" office:value="186455" calcext:value-type="float">
            <text:p>186455</text:p>
          </table:table-cell>
          <table:table-cell office:value-type="float" office:value="111523" calcext:value-type="float">
            <text:p>111523</text:p>
          </table:table-cell>
          <table:table-cell office:value-type="float" office:value="23741" calcext:value-type="float">
            <text:p>23741</text:p>
          </table:table-cell>
          <table:table-cell office:value-type="float" office:value="987322" calcext:value-type="float">
            <text:p>98732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2Jul</text:p>
          </table:table-cell>
          <table:table-cell table:number-columns-repeated="2" office:value-type="float" office:value="50474" calcext:value-type="float">
            <text:p>50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71" calcext:value-type="float">
            <text:p>4771</text:p>
          </table:table-cell>
          <table:table-cell office:value-type="float" office:value="891" calcext:value-type="float">
            <text:p>891</text:p>
          </table:table-cell>
          <table:table-cell office:value-type="float" office:value="3880" calcext:value-type="float">
            <text:p>38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5483" calcext:value-type="float">
            <text:p>25483</text:p>
          </table:table-cell>
          <table:table-cell office:value-type="float" office:value="47119" calcext:value-type="float">
            <text:p>47119</text:p>
          </table:table-cell>
          <table:table-cell office:value-type="float" office:value="24381" calcext:value-type="float">
            <text:p>24381</text:p>
          </table:table-cell>
          <table:table-cell office:value-type="float" office:value="82340" calcext:value-type="float">
            <text:p>82340</text:p>
          </table:table-cell>
          <table:table-cell office:value-type="float" office:value="81318" calcext:value-type="float">
            <text:p>81318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float" office:value="14400" calcext:value-type="float">
            <text:p>14400</text:p>
          </table:table-cell>
          <table:table-cell office:value-type="float" office:value="1183" calcext:value-type="float">
            <text:p>1183</text:p>
          </table:table-cell>
          <table:table-cell office:value-type="float" office:value="5760" calcext:value-type="float">
            <text:p>5760</text:p>
          </table:table-cell>
          <table:table-cell office:value-type="float" office:value="128064" calcext:value-type="float">
            <text:p>128064</text:p>
          </table:table-cell>
          <table:table-cell office:value-type="float" office:value="364003" calcext:value-type="float">
            <text:p>364003</text:p>
          </table:table-cell>
          <table:table-cell office:value-type="float" office:value="337705" calcext:value-type="float">
            <text:p>337705</text:p>
          </table:table-cell>
          <table:table-cell office:value-type="float" office:value="25675" calcext:value-type="float">
            <text:p>25675</text:p>
          </table:table-cell>
          <table:table-cell office:value-type="float" office:value="623" calcext:value-type="float">
            <text:p>623</text:p>
          </table:table-cell>
          <table:table-cell office:value-type="float" office:value="108904" calcext:value-type="float">
            <text:p>108904</text:p>
          </table:table-cell>
          <table:table-cell office:value-type="float" office:value="5294" calcext:value-type="float">
            <text:p>5294</text:p>
          </table:table-cell>
          <table:table-cell office:value-type="float" office:value="102750" calcext:value-type="float">
            <text:p>102750</text:p>
          </table:table-cell>
          <table:table-cell office:value-type="float" office:value="860" calcext:value-type="float">
            <text:p>860</text:p>
          </table:table-cell>
          <table:table-cell office:value-type="float" office:value="12673" calcext:value-type="float">
            <text:p>12673</text:p>
          </table:table-cell>
          <table:table-cell office:value-type="float" office:value="12103" calcext:value-type="float">
            <text:p>12103</text:p>
          </table:table-cell>
          <table:table-cell office:value-type="float" office:value="110852" calcext:value-type="float">
            <text:p>110852</text:p>
          </table:table-cell>
          <table:table-cell office:value-type="float" office:value="376745" calcext:value-type="float">
            <text:p>376745</text:p>
          </table:table-cell>
          <table:table-cell office:value-type="float" office:value="339880" calcext:value-type="float">
            <text:p>339880</text:p>
          </table:table-cell>
          <table:table-cell office:value-type="float" office:value="315958" calcext:value-type="float">
            <text:p>315958</text:p>
          </table:table-cell>
          <table:table-cell office:value-type="float" office:value="247447" calcext:value-type="float">
            <text:p>247447</text:p>
          </table:table-cell>
          <table:table-cell office:value-type="float" office:value="52938" calcext:value-type="float">
            <text:p>52938</text:p>
          </table:table-cell>
          <table:table-cell office:value-type="float" office:value="15573" calcext:value-type="float">
            <text:p>15573</text:p>
          </table:table-cell>
          <table:table-cell office:value-type="float" office:value="4562" calcext:value-type="float">
            <text:p>4562</text:p>
          </table:table-cell>
          <table:table-cell office:value-type="float" office:value="183797" calcext:value-type="float">
            <text:p>183797</text:p>
          </table:table-cell>
          <table:table-cell office:value-type="float" office:value="113375" calcext:value-type="float">
            <text:p>113375</text:p>
          </table:table-cell>
          <table:table-cell office:value-type="float" office:value="27707" calcext:value-type="float">
            <text:p>27707</text:p>
          </table:table-cell>
          <table:table-cell office:value-type="float" office:value="985279" calcext:value-type="float">
            <text:p>98527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2Jun</text:p>
          </table:table-cell>
          <table:table-cell table:number-columns-repeated="2" office:value-type="float" office:value="59218" calcext:value-type="float">
            <text:p>59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2" calcext:value-type="float">
            <text:p>4952</text:p>
          </table:table-cell>
          <table:table-cell office:value-type="float" office:value="834" calcext:value-type="float">
            <text:p>834</text:p>
          </table:table-cell>
          <table:table-cell office:value-type="float" office:value="4118" calcext:value-type="float">
            <text:p>41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4524" calcext:value-type="float">
            <text:p>24524</text:p>
          </table:table-cell>
          <table:table-cell office:value-type="float" office:value="45592" calcext:value-type="float">
            <text:p>45592</text:p>
          </table:table-cell>
          <table:table-cell office:value-type="float" office:value="23440" calcext:value-type="float">
            <text:p>23440</text:p>
          </table:table-cell>
          <table:table-cell office:value-type="float" office:value="91039" calcext:value-type="float">
            <text:p>91039</text:p>
          </table:table-cell>
          <table:table-cell office:value-type="float" office:value="90017" calcext:value-type="float">
            <text:p>90017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float" office:value="13612" calcext:value-type="float">
            <text:p>13612</text:p>
          </table:table-cell>
          <table:table-cell office:value-type="float" office:value="1051" calcext:value-type="float">
            <text:p>1051</text:p>
          </table:table-cell>
          <table:table-cell office:value-type="float" office:value="5359" calcext:value-type="float">
            <text:p>5359</text:p>
          </table:table-cell>
          <table:table-cell office:value-type="float" office:value="134501" calcext:value-type="float">
            <text:p>134501</text:p>
          </table:table-cell>
          <table:table-cell office:value-type="float" office:value="387662" calcext:value-type="float">
            <text:p>387662</text:p>
          </table:table-cell>
          <table:table-cell office:value-type="float" office:value="361339" calcext:value-type="float">
            <text:p>361339</text:p>
          </table:table-cell>
          <table:table-cell office:value-type="float" office:value="25703" calcext:value-type="float">
            <text:p>25703</text:p>
          </table:table-cell>
          <table:table-cell office:value-type="float" office:value="620" calcext:value-type="float">
            <text:p>620</text:p>
          </table:table-cell>
          <table:table-cell office:value-type="float" office:value="107913" calcext:value-type="float">
            <text:p>107913</text:p>
          </table:table-cell>
          <table:table-cell office:value-type="float" office:value="4948" calcext:value-type="float">
            <text:p>4948</text:p>
          </table:table-cell>
          <table:table-cell office:value-type="float" office:value="101847" calcext:value-type="float">
            <text:p>101847</text:p>
          </table:table-cell>
          <table:table-cell office:value-type="float" office:value="1118" calcext:value-type="float">
            <text:p>1118</text:p>
          </table:table-cell>
          <table:table-cell office:value-type="float" office:value="12949" calcext:value-type="float">
            <text:p>12949</text:p>
          </table:table-cell>
          <table:table-cell office:value-type="float" office:value="11954" calcext:value-type="float">
            <text:p>11954</text:p>
          </table:table-cell>
          <table:table-cell office:value-type="float" office:value="108307" calcext:value-type="float">
            <text:p>108307</text:p>
          </table:table-cell>
          <table:table-cell office:value-type="float" office:value="372596" calcext:value-type="float">
            <text:p>372596</text:p>
          </table:table-cell>
          <table:table-cell office:value-type="float" office:value="329201" calcext:value-type="float">
            <text:p>329201</text:p>
          </table:table-cell>
          <table:table-cell office:value-type="float" office:value="354259" calcext:value-type="float">
            <text:p>354259</text:p>
          </table:table-cell>
          <table:table-cell office:value-type="float" office:value="285228" calcext:value-type="float">
            <text:p>285228</text:p>
          </table:table-cell>
          <table:table-cell office:value-type="float" office:value="51528" calcext:value-type="float">
            <text:p>51528</text:p>
          </table:table-cell>
          <table:table-cell office:value-type="float" office:value="17503" calcext:value-type="float">
            <text:p>17503</text:p>
          </table:table-cell>
          <table:table-cell office:value-type="float" office:value="4562" calcext:value-type="float">
            <text:p>4562</text:p>
          </table:table-cell>
          <table:table-cell office:value-type="float" office:value="182402" calcext:value-type="float">
            <text:p>182402</text:p>
          </table:table-cell>
          <table:table-cell office:value-type="float" office:value="107306" calcext:value-type="float">
            <text:p>107306</text:p>
          </table:table-cell>
          <table:table-cell office:value-type="float" office:value="23644" calcext:value-type="float">
            <text:p>23644</text:p>
          </table:table-cell>
          <table:table-cell office:value-type="float" office:value="1001374" calcext:value-type="float">
            <text:p>100137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2May</text:p>
          </table:table-cell>
          <table:table-cell table:number-columns-repeated="2" office:value-type="float" office:value="53292" calcext:value-type="float">
            <text:p>53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77" calcext:value-type="float">
            <text:p>4777</text:p>
          </table:table-cell>
          <table:table-cell office:value-type="float" office:value="743" calcext:value-type="float">
            <text:p>743</text:p>
          </table:table-cell>
          <table:table-cell office:value-type="float" office:value="4034" calcext:value-type="float">
            <text:p>40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3401" calcext:value-type="float">
            <text:p>23401</text:p>
          </table:table-cell>
          <table:table-cell office:value-type="float" office:value="47233" calcext:value-type="float">
            <text:p>47233</text:p>
          </table:table-cell>
          <table:table-cell office:value-type="float" office:value="22544" calcext:value-type="float">
            <text:p>22544</text:p>
          </table:table-cell>
          <table:table-cell office:value-type="float" office:value="84619" calcext:value-type="float">
            <text:p>84619</text:p>
          </table:table-cell>
          <table:table-cell office:value-type="float" office:value="83597" calcext:value-type="float">
            <text:p>83597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float" office:value="15999" calcext:value-type="float">
            <text:p>15999</text:p>
          </table:table-cell>
          <table:table-cell office:value-type="float" office:value="938" calcext:value-type="float">
            <text:p>938</text:p>
          </table:table-cell>
          <table:table-cell office:value-type="float" office:value="4819" calcext:value-type="float">
            <text:p>4819</text:p>
          </table:table-cell>
          <table:table-cell office:value-type="float" office:value="128919" calcext:value-type="float">
            <text:p>128919</text:p>
          </table:table-cell>
          <table:table-cell office:value-type="float" office:value="356112" calcext:value-type="float">
            <text:p>356112</text:p>
          </table:table-cell>
          <table:table-cell office:value-type="float" office:value="329746" calcext:value-type="float">
            <text:p>329746</text:p>
          </table:table-cell>
          <table:table-cell office:value-type="float" office:value="25745" calcext:value-type="float">
            <text:p>25745</text:p>
          </table:table-cell>
          <table:table-cell office:value-type="float" office:value="621" calcext:value-type="float">
            <text:p>621</text:p>
          </table:table-cell>
          <table:table-cell office:value-type="float" office:value="107013" calcext:value-type="float">
            <text:p>107013</text:p>
          </table:table-cell>
          <table:table-cell office:value-type="float" office:value="4898" calcext:value-type="float">
            <text:p>4898</text:p>
          </table:table-cell>
          <table:table-cell office:value-type="float" office:value="101021" calcext:value-type="float">
            <text:p>101021</text:p>
          </table:table-cell>
          <table:table-cell office:value-type="float" office:value="1094" calcext:value-type="float">
            <text:p>1094</text:p>
          </table:table-cell>
          <table:table-cell office:value-type="float" office:value="13314" calcext:value-type="float">
            <text:p>13314</text:p>
          </table:table-cell>
          <table:table-cell office:value-type="float" office:value="12012" calcext:value-type="float">
            <text:p>12012</text:p>
          </table:table-cell>
          <table:table-cell office:value-type="float" office:value="105180" calcext:value-type="float">
            <text:p>105180</text:p>
          </table:table-cell>
          <table:table-cell office:value-type="float" office:value="394266" calcext:value-type="float">
            <text:p>394266</text:p>
          </table:table-cell>
          <table:table-cell office:value-type="float" office:value="319568" calcext:value-type="float">
            <text:p>319568</text:p>
          </table:table-cell>
          <table:table-cell office:value-type="float" office:value="326566" calcext:value-type="float">
            <text:p>326566</text:p>
          </table:table-cell>
          <table:table-cell office:value-type="float" office:value="268441" calcext:value-type="float">
            <text:p>268441</text:p>
          </table:table-cell>
          <table:table-cell office:value-type="float" office:value="40698" calcext:value-type="float">
            <text:p>40698</text:p>
          </table:table-cell>
          <table:table-cell office:value-type="float" office:value="17427" calcext:value-type="float">
            <text:p>17427</text:p>
          </table:table-cell>
          <table:table-cell office:value-type="float" office:value="4610" calcext:value-type="float">
            <text:p>4610</text:p>
          </table:table-cell>
          <table:table-cell office:value-type="float" office:value="207940" calcext:value-type="float">
            <text:p>207940</text:p>
          </table:table-cell>
          <table:table-cell office:value-type="float" office:value="105178" calcext:value-type="float">
            <text:p>105178</text:p>
          </table:table-cell>
          <table:table-cell office:value-type="float" office:value="24035" calcext:value-type="float">
            <text:p>24035</text:p>
          </table:table-cell>
          <table:table-cell office:value-type="float" office:value="987897" calcext:value-type="float">
            <text:p>98789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2Apr</text:p>
          </table:table-cell>
          <table:table-cell table:number-columns-repeated="2" office:value-type="float" office:value="51393" calcext:value-type="float">
            <text:p>51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1" calcext:value-type="float">
            <text:p>4641</text:p>
          </table:table-cell>
          <table:table-cell office:value-type="float" office:value="564" calcext:value-type="float">
            <text:p>564</text:p>
          </table:table-cell>
          <table:table-cell office:value-type="float" office:value="4077" calcext:value-type="float">
            <text:p>4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2646" calcext:value-type="float">
            <text:p>22646</text:p>
          </table:table-cell>
          <table:table-cell office:value-type="float" office:value="49052" calcext:value-type="float">
            <text:p>49052</text:p>
          </table:table-cell>
          <table:table-cell office:value-type="float" office:value="21694" calcext:value-type="float">
            <text:p>21694</text:p>
          </table:table-cell>
          <table:table-cell office:value-type="float" office:value="82952" calcext:value-type="float">
            <text:p>82952</text:p>
          </table:table-cell>
          <table:table-cell office:value-type="float" office:value="81930" calcext:value-type="float">
            <text:p>8193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float" office:value="17234" calcext:value-type="float">
            <text:p>17234</text:p>
          </table:table-cell>
          <table:table-cell office:value-type="float" office:value="850" calcext:value-type="float">
            <text:p>850</text:p>
          </table:table-cell>
          <table:table-cell office:value-type="float" office:value="5202" calcext:value-type="float">
            <text:p>5202</text:p>
          </table:table-cell>
          <table:table-cell office:value-type="float" office:value="127932" calcext:value-type="float">
            <text:p>127932</text:p>
          </table:table-cell>
          <table:table-cell office:value-type="float" office:value="344196" calcext:value-type="float">
            <text:p>344196</text:p>
          </table:table-cell>
          <table:table-cell office:value-type="float" office:value="317822" calcext:value-type="float">
            <text:p>317822</text:p>
          </table:table-cell>
          <table:table-cell office:value-type="float" office:value="25750" calcext:value-type="float">
            <text:p>25750</text:p>
          </table:table-cell>
          <table:table-cell office:value-type="float" office:value="624" calcext:value-type="float">
            <text:p>624</text:p>
          </table:table-cell>
          <table:table-cell office:value-type="float" office:value="107520" calcext:value-type="float">
            <text:p>107520</text:p>
          </table:table-cell>
          <table:table-cell office:value-type="float" office:value="4952" calcext:value-type="float">
            <text:p>4952</text:p>
          </table:table-cell>
          <table:table-cell office:value-type="float" office:value="101417" calcext:value-type="float">
            <text:p>101417</text:p>
          </table:table-cell>
          <table:table-cell office:value-type="float" office:value="1151" calcext:value-type="float">
            <text:p>1151</text:p>
          </table:table-cell>
          <table:table-cell office:value-type="float" office:value="13546" calcext:value-type="float">
            <text:p>13546</text:p>
          </table:table-cell>
          <table:table-cell office:value-type="float" office:value="11986" calcext:value-type="float">
            <text:p>11986</text:p>
          </table:table-cell>
          <table:table-cell office:value-type="float" office:value="103474" calcext:value-type="float">
            <text:p>103474</text:p>
          </table:table-cell>
          <table:table-cell office:value-type="float" office:value="400688" calcext:value-type="float">
            <text:p>400688</text:p>
          </table:table-cell>
          <table:table-cell office:value-type="float" office:value="311245" calcext:value-type="float">
            <text:p>311245</text:p>
          </table:table-cell>
          <table:table-cell office:value-type="float" office:value="323544" calcext:value-type="float">
            <text:p>323544</text:p>
          </table:table-cell>
          <table:table-cell office:value-type="float" office:value="254843" calcext:value-type="float">
            <text:p>254843</text:p>
          </table:table-cell>
          <table:table-cell office:value-type="float" office:value="50798" calcext:value-type="float">
            <text:p>50798</text:p>
          </table:table-cell>
          <table:table-cell office:value-type="float" office:value="17903" calcext:value-type="float">
            <text:p>17903</text:p>
          </table:table-cell>
          <table:table-cell office:value-type="float" office:value="4610" calcext:value-type="float">
            <text:p>4610</text:p>
          </table:table-cell>
          <table:table-cell office:value-type="float" office:value="212719" calcext:value-type="float">
            <text:p>212719</text:p>
          </table:table-cell>
          <table:table-cell office:value-type="float" office:value="104644" calcext:value-type="float">
            <text:p>104644</text:p>
          </table:table-cell>
          <table:table-cell office:value-type="float" office:value="24647" calcext:value-type="float">
            <text:p>24647</text:p>
          </table:table-cell>
          <table:table-cell office:value-type="float" office:value="981409" calcext:value-type="float">
            <text:p>98140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2Mar</text:p>
          </table:table-cell>
          <table:table-cell table:number-columns-repeated="2" office:value-type="float" office:value="59238" calcext:value-type="float">
            <text:p>59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2" calcext:value-type="float">
            <text:p>4412</text:p>
          </table:table-cell>
          <table:table-cell office:value-type="float" office:value="592" calcext:value-type="float">
            <text:p>592</text:p>
          </table:table-cell>
          <table:table-cell office:value-type="float" office:value="3820" calcext:value-type="float">
            <text:p>38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2024" calcext:value-type="float">
            <text:p>22024</text:p>
          </table:table-cell>
          <table:table-cell office:value-type="float" office:value="51100" calcext:value-type="float">
            <text:p>51100</text:p>
          </table:table-cell>
          <table:table-cell office:value-type="float" office:value="21092" calcext:value-type="float">
            <text:p>21092</text:p>
          </table:table-cell>
          <table:table-cell office:value-type="float" office:value="90991" calcext:value-type="float">
            <text:p>90991</text:p>
          </table:table-cell>
          <table:table-cell office:value-type="float" office:value="89969" calcext:value-type="float">
            <text:p>89969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float" office:value="18181" calcext:value-type="float">
            <text:p>18181</text:p>
          </table:table-cell>
          <table:table-cell office:value-type="float" office:value="763" calcext:value-type="float">
            <text:p>763</text:p>
          </table:table-cell>
          <table:table-cell office:value-type="float" office:value="5947" calcext:value-type="float">
            <text:p>5947</text:p>
          </table:table-cell>
          <table:table-cell office:value-type="float" office:value="136974" calcext:value-type="float">
            <text:p>136974</text:p>
          </table:table-cell>
          <table:table-cell office:value-type="float" office:value="381289" calcext:value-type="float">
            <text:p>381289</text:p>
          </table:table-cell>
          <table:table-cell office:value-type="float" office:value="354869" calcext:value-type="float">
            <text:p>354869</text:p>
          </table:table-cell>
          <table:table-cell office:value-type="float" office:value="25802" calcext:value-type="float">
            <text:p>25802</text:p>
          </table:table-cell>
          <table:table-cell office:value-type="float" office:value="618" calcext:value-type="float">
            <text:p>618</text:p>
          </table:table-cell>
          <table:table-cell office:value-type="float" office:value="106464" calcext:value-type="float">
            <text:p>106464</text:p>
          </table:table-cell>
          <table:table-cell office:value-type="float" office:value="4141" calcext:value-type="float">
            <text:p>4141</text:p>
          </table:table-cell>
          <table:table-cell office:value-type="float" office:value="100968" calcext:value-type="float">
            <text:p>100968</text:p>
          </table:table-cell>
          <table:table-cell office:value-type="float" office:value="1355" calcext:value-type="float">
            <text:p>1355</text:p>
          </table:table-cell>
          <table:table-cell office:value-type="float" office:value="13799" calcext:value-type="float">
            <text:p>13799</text:p>
          </table:table-cell>
          <table:table-cell office:value-type="float" office:value="11906" calcext:value-type="float">
            <text:p>11906</text:p>
          </table:table-cell>
          <table:table-cell office:value-type="float" office:value="101257" calcext:value-type="float">
            <text:p>101257</text:p>
          </table:table-cell>
          <table:table-cell office:value-type="float" office:value="414442" calcext:value-type="float">
            <text:p>414442</text:p>
          </table:table-cell>
          <table:table-cell office:value-type="float" office:value="309137" calcext:value-type="float">
            <text:p>309137</text:p>
          </table:table-cell>
          <table:table-cell office:value-type="float" office:value="355088" calcext:value-type="float">
            <text:p>355088</text:p>
          </table:table-cell>
          <table:table-cell office:value-type="float" office:value="282409" calcext:value-type="float">
            <text:p>282409</text:p>
          </table:table-cell>
          <table:table-cell office:value-type="float" office:value="56309" calcext:value-type="float">
            <text:p>56309</text:p>
          </table:table-cell>
          <table:table-cell office:value-type="float" office:value="16370" calcext:value-type="float">
            <text:p>16370</text:p>
          </table:table-cell>
          <table:table-cell office:value-type="float" office:value="4610" calcext:value-type="float">
            <text:p>4610</text:p>
          </table:table-cell>
          <table:table-cell office:value-type="float" office:value="217871" calcext:value-type="float">
            <text:p>217871</text:p>
          </table:table-cell>
          <table:table-cell office:value-type="float" office:value="113367" calcext:value-type="float">
            <text:p>113367</text:p>
          </table:table-cell>
          <table:table-cell office:value-type="float" office:value="29083" calcext:value-type="float">
            <text:p>29083</text:p>
          </table:table-cell>
          <table:table-cell office:value-type="float" office:value="1029156" calcext:value-type="float">
            <text:p>102915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2Feb</text:p>
          </table:table-cell>
          <table:table-cell table:number-columns-repeated="2" office:value-type="float" office:value="59929" calcext:value-type="float">
            <text:p>59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9" calcext:value-type="float">
            <text:p>4469</text:p>
          </table:table-cell>
          <table:table-cell office:value-type="float" office:value="596" calcext:value-type="float">
            <text:p>596</text:p>
          </table:table-cell>
          <table:table-cell office:value-type="float" office:value="3873" calcext:value-type="float">
            <text:p>38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0378" calcext:value-type="float">
            <text:p>20378</text:p>
          </table:table-cell>
          <table:table-cell office:value-type="float" office:value="51668" calcext:value-type="float">
            <text:p>51668</text:p>
          </table:table-cell>
          <table:table-cell office:value-type="float" office:value="19723" calcext:value-type="float">
            <text:p>19723</text:p>
          </table:table-cell>
          <table:table-cell office:value-type="float" office:value="89723" calcext:value-type="float">
            <text:p>89723</text:p>
          </table:table-cell>
          <table:table-cell office:value-type="float" office:value="88701" calcext:value-type="float">
            <text:p>88701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float" office:value="20088" calcext:value-type="float">
            <text:p>20088</text:p>
          </table:table-cell>
          <table:table-cell office:value-type="float" office:value="550" calcext:value-type="float">
            <text:p>550</text:p>
          </table:table-cell>
          <table:table-cell office:value-type="float" office:value="6559" calcext:value-type="float">
            <text:p>6559</text:p>
          </table:table-cell>
          <table:table-cell office:value-type="float" office:value="136643" calcext:value-type="float">
            <text:p>136643</text:p>
          </table:table-cell>
          <table:table-cell office:value-type="float" office:value="373407" calcext:value-type="float">
            <text:p>373407</text:p>
          </table:table-cell>
          <table:table-cell office:value-type="float" office:value="347081" calcext:value-type="float">
            <text:p>347081</text:p>
          </table:table-cell>
          <table:table-cell office:value-type="float" office:value="25710" calcext:value-type="float">
            <text:p>25710</text:p>
          </table:table-cell>
          <table:table-cell office:value-type="float" office:value="616" calcext:value-type="float">
            <text:p>616</text:p>
          </table:table-cell>
          <table:table-cell office:value-type="float" office:value="105850" calcext:value-type="float">
            <text:p>105850</text:p>
          </table:table-cell>
          <table:table-cell office:value-type="float" office:value="4050" calcext:value-type="float">
            <text:p>4050</text:p>
          </table:table-cell>
          <table:table-cell office:value-type="float" office:value="100614" calcext:value-type="float">
            <text:p>100614</text:p>
          </table:table-cell>
          <table:table-cell office:value-type="float" office:value="1186" calcext:value-type="float">
            <text:p>1186</text:p>
          </table:table-cell>
          <table:table-cell office:value-type="float" office:value="13728" calcext:value-type="float">
            <text:p>13728</text:p>
          </table:table-cell>
          <table:table-cell office:value-type="float" office:value="11963" calcext:value-type="float">
            <text:p>11963</text:p>
          </table:table-cell>
          <table:table-cell office:value-type="float" office:value="95903" calcext:value-type="float">
            <text:p>95903</text:p>
          </table:table-cell>
          <table:table-cell office:value-type="float" office:value="416202" calcext:value-type="float">
            <text:p>416202</text:p>
          </table:table-cell>
          <table:table-cell office:value-type="float" office:value="308216" calcext:value-type="float">
            <text:p>308216</text:p>
          </table:table-cell>
          <table:table-cell office:value-type="float" office:value="349142" calcext:value-type="float">
            <text:p>349142</text:p>
          </table:table-cell>
          <table:table-cell office:value-type="float" office:value="282339" calcext:value-type="float">
            <text:p>282339</text:p>
          </table:table-cell>
          <table:table-cell office:value-type="float" office:value="52064" calcext:value-type="float">
            <text:p>52064</text:p>
          </table:table-cell>
          <table:table-cell office:value-type="float" office:value="14739" calcext:value-type="float">
            <text:p>14739</text:p>
          </table:table-cell>
          <table:table-cell office:value-type="float" office:value="4614" calcext:value-type="float">
            <text:p>4614</text:p>
          </table:table-cell>
          <table:table-cell office:value-type="float" office:value="219910" calcext:value-type="float">
            <text:p>219910</text:p>
          </table:table-cell>
          <table:table-cell office:value-type="float" office:value="109069" calcext:value-type="float">
            <text:p>109069</text:p>
          </table:table-cell>
          <table:table-cell office:value-type="float" office:value="26097" calcext:value-type="float">
            <text:p>26097</text:p>
          </table:table-cell>
          <table:table-cell office:value-type="float" office:value="1017048" calcext:value-type="float">
            <text:p>101704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2Jan</text:p>
          </table:table-cell>
          <table:table-cell table:number-columns-repeated="2" office:value-type="float" office:value="64842" calcext:value-type="float">
            <text:p>64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1" calcext:value-type="float">
            <text:p>4471</text:p>
          </table:table-cell>
          <table:table-cell office:value-type="float" office:value="596" calcext:value-type="float">
            <text:p>596</text:p>
          </table:table-cell>
          <table:table-cell office:value-type="float" office:value="3875" calcext:value-type="float">
            <text:p>3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8475" calcext:value-type="float">
            <text:p>18475</text:p>
          </table:table-cell>
          <table:table-cell office:value-type="float" office:value="52173" calcext:value-type="float">
            <text:p>52173</text:p>
          </table:table-cell>
          <table:table-cell office:value-type="float" office:value="17732" calcext:value-type="float">
            <text:p>17732</text:p>
          </table:table-cell>
          <table:table-cell office:value-type="float" office:value="94490" calcext:value-type="float">
            <text:p>94490</text:p>
          </table:table-cell>
          <table:table-cell office:value-type="float" office:value="93468" calcext:value-type="float">
            <text:p>93468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float" office:value="19687" calcext:value-type="float">
            <text:p>19687</text:p>
          </table:table-cell>
          <table:table-cell office:value-type="float" office:value="468" calcext:value-type="float">
            <text:p>468</text:p>
          </table:table-cell>
          <table:table-cell office:value-type="float" office:value="7766" calcext:value-type="float">
            <text:p>7766</text:p>
          </table:table-cell>
          <table:table-cell office:value-type="float" office:value="140143" calcext:value-type="float">
            <text:p>140143</text:p>
          </table:table-cell>
          <table:table-cell office:value-type="float" office:value="400051" calcext:value-type="float">
            <text:p>400051</text:p>
          </table:table-cell>
          <table:table-cell office:value-type="float" office:value="373731" calcext:value-type="float">
            <text:p>373731</text:p>
          </table:table-cell>
          <table:table-cell office:value-type="float" office:value="25702" calcext:value-type="float">
            <text:p>25702</text:p>
          </table:table-cell>
          <table:table-cell office:value-type="float" office:value="618" calcext:value-type="float">
            <text:p>618</text:p>
          </table:table-cell>
          <table:table-cell office:value-type="float" office:value="104057" calcext:value-type="float">
            <text:p>104057</text:p>
          </table:table-cell>
          <table:table-cell office:value-type="float" office:value="3762" calcext:value-type="float">
            <text:p>3762</text:p>
          </table:table-cell>
          <table:table-cell office:value-type="float" office:value="98990" calcext:value-type="float">
            <text:p>98990</text:p>
          </table:table-cell>
          <table:table-cell office:value-type="float" office:value="1305" calcext:value-type="float">
            <text:p>1305</text:p>
          </table:table-cell>
          <table:table-cell office:value-type="float" office:value="13780" calcext:value-type="float">
            <text:p>13780</text:p>
          </table:table-cell>
          <table:table-cell office:value-type="float" office:value="12028" calcext:value-type="float">
            <text:p>12028</text:p>
          </table:table-cell>
          <table:table-cell office:value-type="float" office:value="97026" calcext:value-type="float">
            <text:p>97026</text:p>
          </table:table-cell>
          <table:table-cell office:value-type="float" office:value="410067" calcext:value-type="float">
            <text:p>410067</text:p>
          </table:table-cell>
          <table:table-cell office:value-type="float" office:value="339729" calcext:value-type="float">
            <text:p>339729</text:p>
          </table:table-cell>
          <table:table-cell office:value-type="float" office:value="344814" calcext:value-type="float">
            <text:p>344814</text:p>
          </table:table-cell>
          <table:table-cell office:value-type="float" office:value="284683" calcext:value-type="float">
            <text:p>284683</text:p>
          </table:table-cell>
          <table:table-cell office:value-type="float" office:value="44920" calcext:value-type="float">
            <text:p>44920</text:p>
          </table:table-cell>
          <table:table-cell office:value-type="float" office:value="15211" calcext:value-type="float">
            <text:p>15211</text:p>
          </table:table-cell>
          <table:table-cell office:value-type="float" office:value="4614" calcext:value-type="float">
            <text:p>4614</text:p>
          </table:table-cell>
          <table:table-cell office:value-type="float" office:value="214509" calcext:value-type="float">
            <text:p>214509</text:p>
          </table:table-cell>
          <table:table-cell office:value-type="float" office:value="103690" calcext:value-type="float">
            <text:p>103690</text:p>
          </table:table-cell>
          <table:table-cell office:value-type="float" office:value="29645" calcext:value-type="float">
            <text:p>29645</text:p>
          </table:table-cell>
          <table:table-cell office:value-type="float" office:value="1037001" calcext:value-type="float">
            <text:p>103700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1Dec</text:p>
          </table:table-cell>
          <table:table-cell table:number-columns-repeated="2" office:value-type="float" office:value="70545" calcext:value-type="float">
            <text:p>70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8" calcext:value-type="float">
            <text:p>4418</text:p>
          </table:table-cell>
          <table:table-cell office:value-type="float" office:value="475" calcext:value-type="float">
            <text:p>475</text:p>
          </table:table-cell>
          <table:table-cell office:value-type="float" office:value="3943" calcext:value-type="float">
            <text:p>39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753" calcext:value-type="float">
            <text:p>753</text:p>
          </table:table-cell>
          <table:table-cell office:value-type="float" office:value="49430" calcext:value-type="float">
            <text:p>49430</text:p>
          </table:table-cell>
          <table:table-cell office:value-type="float" office:value="0" calcext:value-type="float">
            <text:p>0</text:p>
          </table:table-cell>
          <table:table-cell office:value-type="float" office:value="98747" calcext:value-type="float">
            <text:p>98747</text:p>
          </table:table-cell>
          <table:table-cell office:value-type="float" office:value="97725" calcext:value-type="float">
            <text:p>97725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float" office:value="18569" calcext:value-type="float">
            <text:p>18569</text:p>
          </table:table-cell>
          <table:table-cell office:value-type="float" office:value="1914" calcext:value-type="float">
            <text:p>1914</text:p>
          </table:table-cell>
          <table:table-cell office:value-type="float" office:value="6112" calcext:value-type="float">
            <text:p>6112</text:p>
          </table:table-cell>
          <table:table-cell office:value-type="float" office:value="125342" calcext:value-type="float">
            <text:p>125342</text:p>
          </table:table-cell>
          <table:table-cell office:value-type="float" office:value="412665" calcext:value-type="float">
            <text:p>412665</text:p>
          </table:table-cell>
          <table:table-cell office:value-type="float" office:value="386366" calcext:value-type="float">
            <text:p>386366</text:p>
          </table:table-cell>
          <table:table-cell office:value-type="float" office:value="25684" calcext:value-type="float">
            <text:p>25684</text:p>
          </table:table-cell>
          <table:table-cell office:value-type="float" office:value="615" calcext:value-type="float">
            <text:p>615</text:p>
          </table:table-cell>
          <table:table-cell office:value-type="float" office:value="106958" calcext:value-type="float">
            <text:p>106958</text:p>
          </table:table-cell>
          <table:table-cell office:value-type="float" office:value="3800" calcext:value-type="float">
            <text:p>3800</text:p>
          </table:table-cell>
          <table:table-cell office:value-type="float" office:value="101824" calcext:value-type="float">
            <text:p>101824</text:p>
          </table:table-cell>
          <table:table-cell office:value-type="float" office:value="1334" calcext:value-type="float">
            <text:p>1334</text:p>
          </table:table-cell>
          <table:table-cell office:value-type="float" office:value="13827" calcext:value-type="float">
            <text:p>13827</text:p>
          </table:table-cell>
          <table:table-cell office:value-type="float" office:value="11910" calcext:value-type="float">
            <text:p>11910</text:p>
          </table:table-cell>
          <table:table-cell office:value-type="float" office:value="52923" calcext:value-type="float">
            <text:p>52923</text:p>
          </table:table-cell>
          <table:table-cell office:value-type="float" office:value="398967" calcext:value-type="float">
            <text:p>398967</text:p>
          </table:table-cell>
          <table:table-cell office:value-type="float" office:value="285871" calcext:value-type="float">
            <text:p>285871</text:p>
          </table:table-cell>
          <table:table-cell office:value-type="float" office:value="391896" calcext:value-type="float">
            <text:p>391896</text:p>
          </table:table-cell>
          <table:table-cell office:value-type="float" office:value="342358" calcext:value-type="float">
            <text:p>342358</text:p>
          </table:table-cell>
          <table:table-cell office:value-type="float" office:value="35100" calcext:value-type="float">
            <text:p>35100</text:p>
          </table:table-cell>
          <table:table-cell office:value-type="float" office:value="14438" calcext:value-type="float">
            <text:p>14438</text:p>
          </table:table-cell>
          <table:table-cell office:value-type="float" office:value="4614" calcext:value-type="float">
            <text:p>4614</text:p>
          </table:table-cell>
          <table:table-cell office:value-type="float" office:value="210047" calcext:value-type="float">
            <text:p>210047</text:p>
          </table:table-cell>
          <table:table-cell office:value-type="float" office:value="76893" calcext:value-type="float">
            <text:p>76893</text:p>
          </table:table-cell>
          <table:table-cell office:value-type="float" office:value="27927" calcext:value-type="float">
            <text:p>27927</text:p>
          </table:table-cell>
          <table:table-cell office:value-type="float" office:value="997248" calcext:value-type="float">
            <text:p>99724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1Nov</text:p>
          </table:table-cell>
          <table:table-cell table:number-columns-repeated="2" office:value-type="float" office:value="50368" calcext:value-type="float">
            <text:p>50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5" calcext:value-type="float">
            <text:p>4455</text:p>
          </table:table-cell>
          <table:table-cell office:value-type="float" office:value="461" calcext:value-type="float">
            <text:p>461</text:p>
          </table:table-cell>
          <table:table-cell office:value-type="float" office:value="3994" calcext:value-type="float">
            <text:p>39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06" calcext:value-type="float">
            <text:p>706</text:p>
          </table:table-cell>
          <table:table-cell office:value-type="float" office:value="48869" calcext:value-type="float">
            <text:p>48869</text:p>
          </table:table-cell>
          <table:table-cell office:value-type="float" office:value="0" calcext:value-type="float">
            <text:p>0</text:p>
          </table:table-cell>
          <table:table-cell office:value-type="float" office:value="79417" calcext:value-type="float">
            <text:p>79417</text:p>
          </table:table-cell>
          <table:table-cell office:value-type="float" office:value="78395" calcext:value-type="float">
            <text:p>78395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float" office:value="18795" calcext:value-type="float">
            <text:p>18795</text:p>
          </table:table-cell>
          <table:table-cell office:value-type="float" office:value="1458" calcext:value-type="float">
            <text:p>1458</text:p>
          </table:table-cell>
          <table:table-cell office:value-type="float" office:value="4805" calcext:value-type="float">
            <text:p>4805</text:p>
          </table:table-cell>
          <table:table-cell office:value-type="float" office:value="104475" calcext:value-type="float">
            <text:p>104475</text:p>
          </table:table-cell>
          <table:table-cell office:value-type="float" office:value="370046" calcext:value-type="float">
            <text:p>370046</text:p>
          </table:table-cell>
          <table:table-cell office:value-type="float" office:value="342358" calcext:value-type="float">
            <text:p>342358</text:p>
          </table:table-cell>
          <table:table-cell office:value-type="float" office:value="27079" calcext:value-type="float">
            <text:p>27079</text:p>
          </table:table-cell>
          <table:table-cell office:value-type="float" office:value="609" calcext:value-type="float">
            <text:p>609</text:p>
          </table:table-cell>
          <table:table-cell office:value-type="float" office:value="107289" calcext:value-type="float">
            <text:p>107289</text:p>
          </table:table-cell>
          <table:table-cell office:value-type="float" office:value="3831" calcext:value-type="float">
            <text:p>3831</text:p>
          </table:table-cell>
          <table:table-cell office:value-type="float" office:value="102246" calcext:value-type="float">
            <text:p>102246</text:p>
          </table:table-cell>
          <table:table-cell office:value-type="float" office:value="1212" calcext:value-type="float">
            <text:p>1212</text:p>
          </table:table-cell>
          <table:table-cell office:value-type="float" office:value="13587" calcext:value-type="float">
            <text:p>13587</text:p>
          </table:table-cell>
          <table:table-cell office:value-type="float" office:value="12091" calcext:value-type="float">
            <text:p>12091</text:p>
          </table:table-cell>
          <table:table-cell office:value-type="float" office:value="54911" calcext:value-type="float">
            <text:p>54911</text:p>
          </table:table-cell>
          <table:table-cell office:value-type="float" office:value="399529" calcext:value-type="float">
            <text:p>399529</text:p>
          </table:table-cell>
          <table:table-cell office:value-type="float" office:value="317388" calcext:value-type="float">
            <text:p>317388</text:p>
          </table:table-cell>
          <table:table-cell office:value-type="float" office:value="330354" calcext:value-type="float">
            <text:p>330354</text:p>
          </table:table-cell>
          <table:table-cell office:value-type="float" office:value="277548" calcext:value-type="float">
            <text:p>277548</text:p>
          </table:table-cell>
          <table:table-cell office:value-type="float" office:value="35159" calcext:value-type="float">
            <text:p>35159</text:p>
          </table:table-cell>
          <table:table-cell office:value-type="float" office:value="17647" calcext:value-type="float">
            <text:p>17647</text:p>
          </table:table-cell>
          <table:table-cell office:value-type="float" office:value="4688" calcext:value-type="float">
            <text:p>4688</text:p>
          </table:table-cell>
          <table:table-cell office:value-type="float" office:value="210476" calcext:value-type="float">
            <text:p>210476</text:p>
          </table:table-cell>
          <table:table-cell office:value-type="float" office:value="66961" calcext:value-type="float">
            <text:p>66961</text:p>
          </table:table-cell>
          <table:table-cell office:value-type="float" office:value="27581" calcext:value-type="float">
            <text:p>27581</text:p>
          </table:table-cell>
          <table:table-cell office:value-type="float" office:value="957448" calcext:value-type="float">
            <text:p>95744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1Oct</text:p>
          </table:table-cell>
          <table:table-cell table:number-columns-repeated="2" office:value-type="float" office:value="50414" calcext:value-type="float">
            <text:p>50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1" calcext:value-type="float">
            <text:p>4521</text:p>
          </table:table-cell>
          <table:table-cell office:value-type="float" office:value="417" calcext:value-type="float">
            <text:p>417</text:p>
          </table:table-cell>
          <table:table-cell office:value-type="float" office:value="4104" calcext:value-type="float">
            <text:p>4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32" calcext:value-type="float">
            <text:p>832</text:p>
          </table:table-cell>
          <table:table-cell office:value-type="float" office:value="48799" calcext:value-type="float">
            <text:p>48799</text:p>
          </table:table-cell>
          <table:table-cell office:value-type="float" office:value="0" calcext:value-type="float">
            <text:p>0</text:p>
          </table:table-cell>
          <table:table-cell office:value-type="float" office:value="80101" calcext:value-type="float">
            <text:p>80101</text:p>
          </table:table-cell>
          <table:table-cell office:value-type="float" office:value="79079" calcext:value-type="float">
            <text:p>79079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float" office:value="18257" calcext:value-type="float">
            <text:p>18257</text:p>
          </table:table-cell>
          <table:table-cell office:value-type="float" office:value="1687" calcext:value-type="float">
            <text:p>1687</text:p>
          </table:table-cell>
          <table:table-cell office:value-type="float" office:value="4597" calcext:value-type="float">
            <text:p>4597</text:p>
          </table:table-cell>
          <table:table-cell office:value-type="float" office:value="104642" calcext:value-type="float">
            <text:p>104642</text:p>
          </table:table-cell>
          <table:table-cell office:value-type="float" office:value="356735" calcext:value-type="float">
            <text:p>356735</text:p>
          </table:table-cell>
          <table:table-cell office:value-type="float" office:value="328920" calcext:value-type="float">
            <text:p>328920</text:p>
          </table:table-cell>
          <table:table-cell office:value-type="float" office:value="27204" calcext:value-type="float">
            <text:p>27204</text:p>
          </table:table-cell>
          <table:table-cell office:value-type="float" office:value="611" calcext:value-type="float">
            <text:p>611</text:p>
          </table:table-cell>
          <table:table-cell office:value-type="float" office:value="107836" calcext:value-type="float">
            <text:p>107836</text:p>
          </table:table-cell>
          <table:table-cell office:value-type="float" office:value="3908" calcext:value-type="float">
            <text:p>3908</text:p>
          </table:table-cell>
          <table:table-cell office:value-type="float" office:value="102778" calcext:value-type="float">
            <text:p>102778</text:p>
          </table:table-cell>
          <table:table-cell office:value-type="float" office:value="1150" calcext:value-type="float">
            <text:p>1150</text:p>
          </table:table-cell>
          <table:table-cell office:value-type="float" office:value="13423" calcext:value-type="float">
            <text:p>13423</text:p>
          </table:table-cell>
          <table:table-cell office:value-type="float" office:value="12032" calcext:value-type="float">
            <text:p>12032</text:p>
          </table:table-cell>
          <table:table-cell office:value-type="float" office:value="55461" calcext:value-type="float">
            <text:p>55461</text:p>
          </table:table-cell>
          <table:table-cell office:value-type="float" office:value="399140" calcext:value-type="float">
            <text:p>399140</text:p>
          </table:table-cell>
          <table:table-cell office:value-type="float" office:value="333829" calcext:value-type="float">
            <text:p>333829</text:p>
          </table:table-cell>
          <table:table-cell office:value-type="float" office:value="302815" calcext:value-type="float">
            <text:p>302815</text:p>
          </table:table-cell>
          <table:table-cell office:value-type="float" office:value="244665" calcext:value-type="float">
            <text:p>244665</text:p>
          </table:table-cell>
          <table:table-cell office:value-type="float" office:value="40042" calcext:value-type="float">
            <text:p>40042</text:p>
          </table:table-cell>
          <table:table-cell office:value-type="float" office:value="18108" calcext:value-type="float">
            <text:p>18108</text:p>
          </table:table-cell>
          <table:table-cell office:value-type="float" office:value="5533" calcext:value-type="float">
            <text:p>5533</text:p>
          </table:table-cell>
          <table:table-cell office:value-type="float" office:value="210916" calcext:value-type="float">
            <text:p>210916</text:p>
          </table:table-cell>
          <table:table-cell office:value-type="float" office:value="65007" calcext:value-type="float">
            <text:p>65007</text:p>
          </table:table-cell>
          <table:table-cell office:value-type="float" office:value="26519" calcext:value-type="float">
            <text:p>26519</text:p>
          </table:table-cell>
          <table:table-cell office:value-type="float" office:value="944619" calcext:value-type="float">
            <text:p>94461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1Sep</text:p>
          </table:table-cell>
          <table:table-cell table:number-columns-repeated="2" office:value-type="float" office:value="53829" calcext:value-type="float">
            <text:p>53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3" calcext:value-type="float">
            <text:p>4333</text:p>
          </table:table-cell>
          <table:table-cell office:value-type="float" office:value="188" calcext:value-type="float">
            <text:p>188</text:p>
          </table:table-cell>
          <table:table-cell office:value-type="float" office:value="4145" calcext:value-type="float">
            <text:p>4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87" calcext:value-type="float">
            <text:p>787</text:p>
          </table:table-cell>
          <table:table-cell office:value-type="float" office:value="45391" calcext:value-type="float">
            <text:p>45391</text:p>
          </table:table-cell>
          <table:table-cell office:value-type="float" office:value="0" calcext:value-type="float">
            <text:p>0</text:p>
          </table:table-cell>
          <table:table-cell office:value-type="float" office:value="82503" calcext:value-type="float">
            <text:p>82503</text:p>
          </table:table-cell>
          <table:table-cell office:value-type="float" office:value="81481" calcext:value-type="float">
            <text:p>81481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float" office:value="17926" calcext:value-type="float">
            <text:p>17926</text:p>
          </table:table-cell>
          <table:table-cell office:value-type="float" office:value="1578" calcext:value-type="float">
            <text:p>1578</text:p>
          </table:table-cell>
          <table:table-cell office:value-type="float" office:value="2409" calcext:value-type="float">
            <text:p>2409</text:p>
          </table:table-cell>
          <table:table-cell office:value-type="float" office:value="104416" calcext:value-type="float">
            <text:p>104416</text:p>
          </table:table-cell>
          <table:table-cell office:value-type="float" office:value="388168" calcext:value-type="float">
            <text:p>388168</text:p>
          </table:table-cell>
          <table:table-cell office:value-type="float" office:value="360362" calcext:value-type="float">
            <text:p>360362</text:p>
          </table:table-cell>
          <table:table-cell office:value-type="float" office:value="27196" calcext:value-type="float">
            <text:p>27196</text:p>
          </table:table-cell>
          <table:table-cell office:value-type="float" office:value="610" calcext:value-type="float">
            <text:p>610</text:p>
          </table:table-cell>
          <table:table-cell office:value-type="float" office:value="106591" calcext:value-type="float">
            <text:p>106591</text:p>
          </table:table-cell>
          <table:table-cell office:value-type="float" office:value="3659" calcext:value-type="float">
            <text:p>3659</text:p>
          </table:table-cell>
          <table:table-cell office:value-type="float" office:value="101861" calcext:value-type="float">
            <text:p>101861</text:p>
          </table:table-cell>
          <table:table-cell office:value-type="float" office:value="1071" calcext:value-type="float">
            <text:p>1071</text:p>
          </table:table-cell>
          <table:table-cell office:value-type="float" office:value="13089" calcext:value-type="float">
            <text:p>13089</text:p>
          </table:table-cell>
          <table:table-cell office:value-type="float" office:value="11925" calcext:value-type="float">
            <text:p>11925</text:p>
          </table:table-cell>
          <table:table-cell office:value-type="float" office:value="54120" calcext:value-type="float">
            <text:p>54120</text:p>
          </table:table-cell>
          <table:table-cell office:value-type="float" office:value="397127" calcext:value-type="float">
            <text:p>397127</text:p>
          </table:table-cell>
          <table:table-cell office:value-type="float" office:value="346106" calcext:value-type="float">
            <text:p>346106</text:p>
          </table:table-cell>
          <table:table-cell office:value-type="float" office:value="323613" calcext:value-type="float">
            <text:p>323613</text:p>
          </table:table-cell>
          <table:table-cell office:value-type="float" office:value="269366" calcext:value-type="float">
            <text:p>269366</text:p>
          </table:table-cell>
          <table:table-cell office:value-type="float" office:value="37605" calcext:value-type="float">
            <text:p>37605</text:p>
          </table:table-cell>
          <table:table-cell office:value-type="float" office:value="16642" calcext:value-type="float">
            <text:p>16642</text:p>
          </table:table-cell>
          <table:table-cell office:value-type="float" office:value="5533" calcext:value-type="float">
            <text:p>5533</text:p>
          </table:table-cell>
          <table:table-cell office:value-type="float" office:value="209673" calcext:value-type="float">
            <text:p>209673</text:p>
          </table:table-cell>
          <table:table-cell office:value-type="float" office:value="63859" calcext:value-type="float">
            <text:p>63859</text:p>
          </table:table-cell>
          <table:table-cell office:value-type="float" office:value="22233" calcext:value-type="float">
            <text:p>22233</text:p>
          </table:table-cell>
          <table:table-cell office:value-type="float" office:value="971017" calcext:value-type="float">
            <text:p>97101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1Aug</text:p>
          </table:table-cell>
          <table:table-cell table:number-columns-repeated="2" office:value-type="float" office:value="53965" calcext:value-type="float">
            <text:p>53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7" calcext:value-type="float">
            <text:p>4347</text:p>
          </table:table-cell>
          <table:table-cell office:value-type="float" office:value="172" calcext:value-type="float">
            <text:p>172</text:p>
          </table:table-cell>
          <table:table-cell office:value-type="float" office:value="4175" calcext:value-type="float">
            <text:p>4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93" calcext:value-type="float">
            <text:p>793</text:p>
          </table:table-cell>
          <table:table-cell office:value-type="float" office:value="46278" calcext:value-type="float">
            <text:p>46278</text:p>
          </table:table-cell>
          <table:table-cell office:value-type="float" office:value="0" calcext:value-type="float">
            <text:p>0</text:p>
          </table:table-cell>
          <table:table-cell office:value-type="float" office:value="83336" calcext:value-type="float">
            <text:p>83336</text:p>
          </table:table-cell>
          <table:table-cell office:value-type="float" office:value="82271" calcext:value-type="float">
            <text:p>82271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float" office:value="17001" calcext:value-type="float">
            <text:p>17001</text:p>
          </table:table-cell>
          <table:table-cell office:value-type="float" office:value="1489" calcext:value-type="float">
            <text:p>1489</text:p>
          </table:table-cell>
          <table:table-cell office:value-type="float" office:value="3630" calcext:value-type="float">
            <text:p>3630</text:p>
          </table:table-cell>
          <table:table-cell office:value-type="float" office:value="105456" calcext:value-type="float">
            <text:p>105456</text:p>
          </table:table-cell>
          <table:table-cell office:value-type="float" office:value="391088" calcext:value-type="float">
            <text:p>391088</text:p>
          </table:table-cell>
          <table:table-cell office:value-type="float" office:value="363287" calcext:value-type="float">
            <text:p>363287</text:p>
          </table:table-cell>
          <table:table-cell office:value-type="float" office:value="27193" calcext:value-type="float">
            <text:p>27193</text:p>
          </table:table-cell>
          <table:table-cell office:value-type="float" office:value="608" calcext:value-type="float">
            <text:p>608</text:p>
          </table:table-cell>
          <table:table-cell office:value-type="float" office:value="107560" calcext:value-type="float">
            <text:p>107560</text:p>
          </table:table-cell>
          <table:table-cell office:value-type="float" office:value="3518" calcext:value-type="float">
            <text:p>3518</text:p>
          </table:table-cell>
          <table:table-cell office:value-type="float" office:value="102889" calcext:value-type="float">
            <text:p>102889</text:p>
          </table:table-cell>
          <table:table-cell office:value-type="float" office:value="1153" calcext:value-type="float">
            <text:p>1153</text:p>
          </table:table-cell>
          <table:table-cell office:value-type="float" office:value="13978" calcext:value-type="float">
            <text:p>13978</text:p>
          </table:table-cell>
          <table:table-cell office:value-type="float" office:value="11968" calcext:value-type="float">
            <text:p>11968</text:p>
          </table:table-cell>
          <table:table-cell office:value-type="float" office:value="55548" calcext:value-type="float">
            <text:p>55548</text:p>
          </table:table-cell>
          <table:table-cell office:value-type="float" office:value="395177" calcext:value-type="float">
            <text:p>395177</text:p>
          </table:table-cell>
          <table:table-cell office:value-type="float" office:value="356044" calcext:value-type="float">
            <text:p>356044</text:p>
          </table:table-cell>
          <table:table-cell office:value-type="float" office:value="320436" calcext:value-type="float">
            <text:p>320436</text:p>
          </table:table-cell>
          <table:table-cell office:value-type="float" office:value="259216" calcext:value-type="float">
            <text:p>259216</text:p>
          </table:table-cell>
          <table:table-cell office:value-type="float" office:value="46570" calcext:value-type="float">
            <text:p>46570</text:p>
          </table:table-cell>
          <table:table-cell office:value-type="float" office:value="14650" calcext:value-type="float">
            <text:p>14650</text:p>
          </table:table-cell>
          <table:table-cell office:value-type="float" office:value="5593" calcext:value-type="float">
            <text:p>5593</text:p>
          </table:table-cell>
          <table:table-cell office:value-type="float" office:value="212032" calcext:value-type="float">
            <text:p>212032</text:p>
          </table:table-cell>
          <table:table-cell office:value-type="float" office:value="60682" calcext:value-type="float">
            <text:p>60682</text:p>
          </table:table-cell>
          <table:table-cell office:value-type="float" office:value="20528" calcext:value-type="float">
            <text:p>20528</text:p>
          </table:table-cell>
          <table:table-cell office:value-type="float" office:value="975315" calcext:value-type="float">
            <text:p>97531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1Jul</text:p>
          </table:table-cell>
          <table:table-cell table:number-columns-repeated="2" office:value-type="float" office:value="60478" calcext:value-type="float">
            <text:p>60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4" calcext:value-type="float">
            <text:p>4234</text:p>
          </table:table-cell>
          <table:table-cell office:value-type="float" office:value="121" calcext:value-type="float">
            <text:p>121</text:p>
          </table:table-cell>
          <table:table-cell office:value-type="float" office:value="4113" calcext:value-type="float">
            <text:p>4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20" calcext:value-type="float">
            <text:p>920</text:p>
          </table:table-cell>
          <table:table-cell office:value-type="float" office:value="50386" calcext:value-type="float">
            <text:p>50386</text:p>
          </table:table-cell>
          <table:table-cell office:value-type="float" office:value="0" calcext:value-type="float">
            <text:p>0</text:p>
          </table:table-cell>
          <table:table-cell office:value-type="float" office:value="90596" calcext:value-type="float">
            <text:p>90596</text:p>
          </table:table-cell>
          <table:table-cell office:value-type="float" office:value="89531" calcext:value-type="float">
            <text:p>89531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float" office:value="18445" calcext:value-type="float">
            <text:p>18445</text:p>
          </table:table-cell>
          <table:table-cell office:value-type="float" office:value="1403" calcext:value-type="float">
            <text:p>1403</text:p>
          </table:table-cell>
          <table:table-cell office:value-type="float" office:value="5649" calcext:value-type="float">
            <text:p>5649</text:p>
          </table:table-cell>
          <table:table-cell office:value-type="float" office:value="116093" calcext:value-type="float">
            <text:p>116093</text:p>
          </table:table-cell>
          <table:table-cell office:value-type="float" office:value="424440" calcext:value-type="float">
            <text:p>424440</text:p>
          </table:table-cell>
          <table:table-cell office:value-type="float" office:value="396641" calcext:value-type="float">
            <text:p>396641</text:p>
          </table:table-cell>
          <table:table-cell office:value-type="float" office:value="27190" calcext:value-type="float">
            <text:p>27190</text:p>
          </table:table-cell>
          <table:table-cell office:value-type="float" office:value="609" calcext:value-type="float">
            <text:p>609</text:p>
          </table:table-cell>
          <table:table-cell office:value-type="float" office:value="106948" calcext:value-type="float">
            <text:p>106948</text:p>
          </table:table-cell>
          <table:table-cell office:value-type="float" office:value="3344" calcext:value-type="float">
            <text:p>3344</text:p>
          </table:table-cell>
          <table:table-cell office:value-type="float" office:value="102377" calcext:value-type="float">
            <text:p>102377</text:p>
          </table:table-cell>
          <table:table-cell office:value-type="float" office:value="1227" calcext:value-type="float">
            <text:p>1227</text:p>
          </table:table-cell>
          <table:table-cell office:value-type="float" office:value="14333" calcext:value-type="float">
            <text:p>14333</text:p>
          </table:table-cell>
          <table:table-cell office:value-type="float" office:value="11950" calcext:value-type="float">
            <text:p>11950</text:p>
          </table:table-cell>
          <table:table-cell office:value-type="float" office:value="56685" calcext:value-type="float">
            <text:p>56685</text:p>
          </table:table-cell>
          <table:table-cell office:value-type="float" office:value="404912" calcext:value-type="float">
            <text:p>404912</text:p>
          </table:table-cell>
          <table:table-cell office:value-type="float" office:value="366859" calcext:value-type="float">
            <text:p>366859</text:p>
          </table:table-cell>
          <table:table-cell office:value-type="float" office:value="343533" calcext:value-type="float">
            <text:p>343533</text:p>
          </table:table-cell>
          <table:table-cell office:value-type="float" office:value="282681" calcext:value-type="float">
            <text:p>282681</text:p>
          </table:table-cell>
          <table:table-cell office:value-type="float" office:value="46862" calcext:value-type="float">
            <text:p>46862</text:p>
          </table:table-cell>
          <table:table-cell office:value-type="float" office:value="13990" calcext:value-type="float">
            <text:p>13990</text:p>
          </table:table-cell>
          <table:table-cell office:value-type="float" office:value="5593" calcext:value-type="float">
            <text:p>5593</text:p>
          </table:table-cell>
          <table:table-cell office:value-type="float" office:value="215133" calcext:value-type="float">
            <text:p>215133</text:p>
          </table:table-cell>
          <table:table-cell office:value-type="float" office:value="64241" calcext:value-type="float">
            <text:p>64241</text:p>
          </table:table-cell>
          <table:table-cell office:value-type="float" office:value="23913" calcext:value-type="float">
            <text:p>23913</text:p>
          </table:table-cell>
          <table:table-cell office:value-type="float" office:value="1019272" calcext:value-type="float">
            <text:p>101927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1Jun</text:p>
          </table:table-cell>
          <table:table-cell table:number-columns-repeated="2" office:value-type="float" office:value="61224" calcext:value-type="float">
            <text:p>61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1" calcext:value-type="float">
            <text:p>3881</text:p>
          </table:table-cell>
          <table:table-cell office:value-type="float" office:value="0" calcext:value-type="float">
            <text:p>0</text:p>
          </table:table-cell>
          <table:table-cell office:value-type="float" office:value="3881" calcext:value-type="float">
            <text:p>38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25" calcext:value-type="float">
            <text:p>925</text:p>
          </table:table-cell>
          <table:table-cell office:value-type="float" office:value="51376" calcext:value-type="float">
            <text:p>51376</text:p>
          </table:table-cell>
          <table:table-cell office:value-type="float" office:value="0" calcext:value-type="float">
            <text:p>0</text:p>
          </table:table-cell>
          <table:table-cell office:value-type="float" office:value="89626" calcext:value-type="float">
            <text:p>89626</text:p>
          </table:table-cell>
          <table:table-cell office:value-type="float" office:value="88561" calcext:value-type="float">
            <text:p>88561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float" office:value="19760" calcext:value-type="float">
            <text:p>19760</text:p>
          </table:table-cell>
          <table:table-cell office:value-type="float" office:value="1279" calcext:value-type="float">
            <text:p>1279</text:p>
          </table:table-cell>
          <table:table-cell office:value-type="float" office:value="6817" calcext:value-type="float">
            <text:p>6817</text:p>
          </table:table-cell>
          <table:table-cell office:value-type="float" office:value="117482" calcext:value-type="float">
            <text:p>117482</text:p>
          </table:table-cell>
          <table:table-cell office:value-type="float" office:value="426041" calcext:value-type="float">
            <text:p>426041</text:p>
          </table:table-cell>
          <table:table-cell office:value-type="float" office:value="398235" calcext:value-type="float">
            <text:p>398235</text:p>
          </table:table-cell>
          <table:table-cell office:value-type="float" office:value="27201" calcext:value-type="float">
            <text:p>27201</text:p>
          </table:table-cell>
          <table:table-cell office:value-type="float" office:value="605" calcext:value-type="float">
            <text:p>605</text:p>
          </table:table-cell>
          <table:table-cell office:value-type="float" office:value="105830" calcext:value-type="float">
            <text:p>105830</text:p>
          </table:table-cell>
          <table:table-cell office:value-type="float" office:value="3100" calcext:value-type="float">
            <text:p>3100</text:p>
          </table:table-cell>
          <table:table-cell office:value-type="float" office:value="101521" calcext:value-type="float">
            <text:p>101521</text:p>
          </table:table-cell>
          <table:table-cell office:value-type="float" office:value="1209" calcext:value-type="float">
            <text:p>1209</text:p>
          </table:table-cell>
          <table:table-cell office:value-type="float" office:value="14204" calcext:value-type="float">
            <text:p>14204</text:p>
          </table:table-cell>
          <table:table-cell office:value-type="float" office:value="11877" calcext:value-type="float">
            <text:p>11877</text:p>
          </table:table-cell>
          <table:table-cell office:value-type="float" office:value="53969" calcext:value-type="float">
            <text:p>53969</text:p>
          </table:table-cell>
          <table:table-cell office:value-type="float" office:value="414727" calcext:value-type="float">
            <text:p>414727</text:p>
          </table:table-cell>
          <table:table-cell office:value-type="float" office:value="368835" calcext:value-type="float">
            <text:p>368835</text:p>
          </table:table-cell>
          <table:table-cell office:value-type="float" office:value="342171" calcext:value-type="float">
            <text:p>342171</text:p>
          </table:table-cell>
          <table:table-cell office:value-type="float" office:value="274093" calcext:value-type="float">
            <text:p>274093</text:p>
          </table:table-cell>
          <table:table-cell office:value-type="float" office:value="51792" calcext:value-type="float">
            <text:p>51792</text:p>
          </table:table-cell>
          <table:table-cell office:value-type="float" office:value="16286" calcext:value-type="float">
            <text:p>16286</text:p>
          </table:table-cell>
          <table:table-cell office:value-type="float" office:value="5593" calcext:value-type="float">
            <text:p>5593</text:p>
          </table:table-cell>
          <table:table-cell office:value-type="float" office:value="224080" calcext:value-type="float">
            <text:p>224080</text:p>
          </table:table-cell>
          <table:table-cell office:value-type="float" office:value="61423" calcext:value-type="float">
            <text:p>61423</text:p>
          </table:table-cell>
          <table:table-cell office:value-type="float" office:value="24551" calcext:value-type="float">
            <text:p>24551</text:p>
          </table:table-cell>
          <table:table-cell office:value-type="float" office:value="1026653" calcext:value-type="float">
            <text:p>102665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1May</text:p>
          </table:table-cell>
          <table:table-cell table:number-columns-repeated="2" office:value-type="float" office:value="51180" calcext:value-type="float">
            <text:p>51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4" calcext:value-type="float">
            <text:p>3904</text:p>
          </table:table-cell>
          <table:table-cell office:value-type="float" office:value="0" calcext:value-type="float">
            <text:p>0</text:p>
          </table:table-cell>
          <table:table-cell office:value-type="float" office:value="3904" calcext:value-type="float">
            <text:p>39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80" calcext:value-type="float">
            <text:p>980</text:p>
          </table:table-cell>
          <table:table-cell office:value-type="float" office:value="47795" calcext:value-type="float">
            <text:p>47795</text:p>
          </table:table-cell>
          <table:table-cell office:value-type="float" office:value="0" calcext:value-type="float">
            <text:p>0</text:p>
          </table:table-cell>
          <table:table-cell office:value-type="float" office:value="81694" calcext:value-type="float">
            <text:p>81694</text:p>
          </table:table-cell>
          <table:table-cell office:value-type="float" office:value="80629" calcext:value-type="float">
            <text:p>80629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float" office:value="17802" calcext:value-type="float">
            <text:p>17802</text:p>
          </table:table-cell>
          <table:table-cell office:value-type="float" office:value="1152" calcext:value-type="float">
            <text:p>1152</text:p>
          </table:table-cell>
          <table:table-cell office:value-type="float" office:value="3280" calcext:value-type="float">
            <text:p>3280</text:p>
          </table:table-cell>
          <table:table-cell office:value-type="float" office:value="103928" calcext:value-type="float">
            <text:p>103928</text:p>
          </table:table-cell>
          <table:table-cell office:value-type="float" office:value="398474" calcext:value-type="float">
            <text:p>398474</text:p>
          </table:table-cell>
          <table:table-cell office:value-type="float" office:value="370690" calcext:value-type="float">
            <text:p>370690</text:p>
          </table:table-cell>
          <table:table-cell office:value-type="float" office:value="27181" calcext:value-type="float">
            <text:p>27181</text:p>
          </table:table-cell>
          <table:table-cell office:value-type="float" office:value="603" calcext:value-type="float">
            <text:p>603</text:p>
          </table:table-cell>
          <table:table-cell office:value-type="float" office:value="106405" calcext:value-type="float">
            <text:p>106405</text:p>
          </table:table-cell>
          <table:table-cell office:value-type="float" office:value="2850" calcext:value-type="float">
            <text:p>2850</text:p>
          </table:table-cell>
          <table:table-cell office:value-type="float" office:value="102302" calcext:value-type="float">
            <text:p>102302</text:p>
          </table:table-cell>
          <table:table-cell office:value-type="float" office:value="1253" calcext:value-type="float">
            <text:p>1253</text:p>
          </table:table-cell>
          <table:table-cell office:value-type="float" office:value="14328" calcext:value-type="float">
            <text:p>14328</text:p>
          </table:table-cell>
          <table:table-cell office:value-type="float" office:value="11787" calcext:value-type="float">
            <text:p>11787</text:p>
          </table:table-cell>
          <table:table-cell office:value-type="float" office:value="52773" calcext:value-type="float">
            <text:p>52773</text:p>
          </table:table-cell>
          <table:table-cell office:value-type="float" office:value="398907" calcext:value-type="float">
            <text:p>398907</text:p>
          </table:table-cell>
          <table:table-cell office:value-type="float" office:value="369536" calcext:value-type="float">
            <text:p>369536</text:p>
          </table:table-cell>
          <table:table-cell office:value-type="float" office:value="317530" calcext:value-type="float">
            <text:p>317530</text:p>
          </table:table-cell>
          <table:table-cell office:value-type="float" office:value="266450" calcext:value-type="float">
            <text:p>266450</text:p>
          </table:table-cell>
          <table:table-cell office:value-type="float" office:value="36013" calcext:value-type="float">
            <text:p>36013</text:p>
          </table:table-cell>
          <table:table-cell office:value-type="float" office:value="15067" calcext:value-type="float">
            <text:p>15067</text:p>
          </table:table-cell>
          <table:table-cell office:value-type="float" office:value="5512" calcext:value-type="float">
            <text:p>5512</text:p>
          </table:table-cell>
          <table:table-cell office:value-type="float" office:value="212462" calcext:value-type="float">
            <text:p>212462</text:p>
          </table:table-cell>
          <table:table-cell office:value-type="float" office:value="58010" calcext:value-type="float">
            <text:p>58010</text:p>
          </table:table-cell>
          <table:table-cell office:value-type="float" office:value="19627" calcext:value-type="float">
            <text:p>19627</text:p>
          </table:table-cell>
          <table:table-cell office:value-type="float" office:value="982677" calcext:value-type="float">
            <text:p>98267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1Apr</text:p>
          </table:table-cell>
          <table:table-cell table:number-columns-repeated="2" office:value-type="float" office:value="44916" calcext:value-type="float">
            <text:p>44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7" calcext:value-type="float">
            <text:p>4037</text:p>
          </table:table-cell>
          <table:table-cell office:value-type="float" office:value="0" calcext:value-type="float">
            <text:p>0</text:p>
          </table:table-cell>
          <table:table-cell office:value-type="float" office:value="4037" calcext:value-type="float">
            <text:p>4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14" calcext:value-type="float">
            <text:p>914</text:p>
          </table:table-cell>
          <table:table-cell office:value-type="float" office:value="45238" calcext:value-type="float">
            <text:p>45238</text:p>
          </table:table-cell>
          <table:table-cell office:value-type="float" office:value="0" calcext:value-type="float">
            <text:p>0</text:p>
          </table:table-cell>
          <table:table-cell office:value-type="float" office:value="74317" calcext:value-type="float">
            <text:p>74317</text:p>
          </table:table-cell>
          <table:table-cell office:value-type="float" office:value="73237" calcext:value-type="float">
            <text:p>73237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17708" calcext:value-type="float">
            <text:p>17708</text:p>
          </table:table-cell>
          <table:table-cell office:value-type="float" office:value="903" calcext:value-type="float">
            <text:p>903</text:p>
          </table:table-cell>
          <table:table-cell office:value-type="float" office:value="2240" calcext:value-type="float">
            <text:p>2240</text:p>
          </table:table-cell>
          <table:table-cell office:value-type="float" office:value="95168" calcext:value-type="float">
            <text:p>95168</text:p>
          </table:table-cell>
          <table:table-cell office:value-type="float" office:value="376087" calcext:value-type="float">
            <text:p>376087</text:p>
          </table:table-cell>
          <table:table-cell office:value-type="float" office:value="348302" calcext:value-type="float">
            <text:p>348302</text:p>
          </table:table-cell>
          <table:table-cell office:value-type="float" office:value="27181" calcext:value-type="float">
            <text:p>27181</text:p>
          </table:table-cell>
          <table:table-cell office:value-type="float" office:value="604" calcext:value-type="float">
            <text:p>604</text:p>
          </table:table-cell>
          <table:table-cell office:value-type="float" office:value="106524" calcext:value-type="float">
            <text:p>106524</text:p>
          </table:table-cell>
          <table:table-cell office:value-type="float" office:value="2610" calcext:value-type="float">
            <text:p>2610</text:p>
          </table:table-cell>
          <table:table-cell office:value-type="float" office:value="102661" calcext:value-type="float">
            <text:p>102661</text:p>
          </table:table-cell>
          <table:table-cell office:value-type="float" office:value="1253" calcext:value-type="float">
            <text:p>1253</text:p>
          </table:table-cell>
          <table:table-cell office:value-type="float" office:value="14686" calcext:value-type="float">
            <text:p>14686</text:p>
          </table:table-cell>
          <table:table-cell office:value-type="float" office:value="11746" calcext:value-type="float">
            <text:p>11746</text:p>
          </table:table-cell>
          <table:table-cell office:value-type="float" office:value="53211" calcext:value-type="float">
            <text:p>53211</text:p>
          </table:table-cell>
          <table:table-cell office:value-type="float" office:value="390285" calcext:value-type="float">
            <text:p>390285</text:p>
          </table:table-cell>
          <table:table-cell office:value-type="float" office:value="372493" calcext:value-type="float">
            <text:p>372493</text:p>
          </table:table-cell>
          <table:table-cell office:value-type="float" office:value="289872" calcext:value-type="float">
            <text:p>289872</text:p>
          </table:table-cell>
          <table:table-cell office:value-type="float" office:value="234840" calcext:value-type="float">
            <text:p>234840</text:p>
          </table:table-cell>
          <table:table-cell office:value-type="float" office:value="41231" calcext:value-type="float">
            <text:p>41231</text:p>
          </table:table-cell>
          <table:table-cell office:value-type="float" office:value="13801" calcext:value-type="float">
            <text:p>13801</text:p>
          </table:table-cell>
          <table:table-cell office:value-type="float" office:value="5512" calcext:value-type="float">
            <text:p>5512</text:p>
          </table:table-cell>
          <table:table-cell office:value-type="float" office:value="205928" calcext:value-type="float">
            <text:p>205928</text:p>
          </table:table-cell>
          <table:table-cell office:value-type="float" office:value="61263" calcext:value-type="float">
            <text:p>61263</text:p>
          </table:table-cell>
          <table:table-cell office:value-type="float" office:value="17474" calcext:value-type="float">
            <text:p>17474</text:p>
          </table:table-cell>
          <table:table-cell office:value-type="float" office:value="952542" calcext:value-type="float">
            <text:p>95254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1Mar</text:p>
          </table:table-cell>
          <table:table-cell table:number-columns-repeated="2" office:value-type="float" office:value="46262" calcext:value-type="float">
            <text:p>46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1" calcext:value-type="float">
            <text:p>3961</text:p>
          </table:table-cell>
          <table:table-cell office:value-type="float" office:value="0" calcext:value-type="float">
            <text:p>0</text:p>
          </table:table-cell>
          <table:table-cell office:value-type="float" office:value="3961" calcext:value-type="float">
            <text:p>39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13" calcext:value-type="float">
            <text:p>1013</text:p>
          </table:table-cell>
          <table:table-cell office:value-type="float" office:value="46816" calcext:value-type="float">
            <text:p>46816</text:p>
          </table:table-cell>
          <table:table-cell office:value-type="float" office:value="0" calcext:value-type="float">
            <text:p>0</text:p>
          </table:table-cell>
          <table:table-cell office:value-type="float" office:value="75645" calcext:value-type="float">
            <text:p>75645</text:p>
          </table:table-cell>
          <table:table-cell office:value-type="float" office:value="74565" calcext:value-type="float">
            <text:p>74565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17587" calcext:value-type="float">
            <text:p>17587</text:p>
          </table:table-cell>
          <table:table-cell office:value-type="float" office:value="898" calcext:value-type="float">
            <text:p>898</text:p>
          </table:table-cell>
          <table:table-cell office:value-type="float" office:value="3987" calcext:value-type="float">
            <text:p>3987</text:p>
          </table:table-cell>
          <table:table-cell office:value-type="float" office:value="98117" calcext:value-type="float">
            <text:p>98117</text:p>
          </table:table-cell>
          <table:table-cell office:value-type="float" office:value="401723" calcext:value-type="float">
            <text:p>401723</text:p>
          </table:table-cell>
          <table:table-cell office:value-type="float" office:value="373899" calcext:value-type="float">
            <text:p>373899</text:p>
          </table:table-cell>
          <table:table-cell office:value-type="float" office:value="27224" calcext:value-type="float">
            <text:p>27224</text:p>
          </table:table-cell>
          <table:table-cell office:value-type="float" office:value="600" calcext:value-type="float">
            <text:p>6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2734" calcext:value-type="float">
            <text:p>2734</text:p>
          </table:table-cell>
          <table:table-cell office:value-type="float" office:value="101170" calcext:value-type="float">
            <text:p>101170</text:p>
          </table:table-cell>
          <table:table-cell office:value-type="float" office:value="1096" calcext:value-type="float">
            <text:p>1096</text:p>
          </table:table-cell>
          <table:table-cell office:value-type="float" office:value="14733" calcext:value-type="float">
            <text:p>14733</text:p>
          </table:table-cell>
          <table:table-cell office:value-type="float" office:value="11252" calcext:value-type="float">
            <text:p>11252</text:p>
          </table:table-cell>
          <table:table-cell office:value-type="float" office:value="54087" calcext:value-type="float">
            <text:p>54087</text:p>
          </table:table-cell>
          <table:table-cell office:value-type="float" office:value="396739" calcext:value-type="float">
            <text:p>396739</text:p>
          </table:table-cell>
          <table:table-cell office:value-type="float" office:value="370469" calcext:value-type="float">
            <text:p>370469</text:p>
          </table:table-cell>
          <table:table-cell office:value-type="float" office:value="312628" calcext:value-type="float">
            <text:p>312628</text:p>
          </table:table-cell>
          <table:table-cell office:value-type="float" office:value="253431" calcext:value-type="float">
            <text:p>253431</text:p>
          </table:table-cell>
          <table:table-cell office:value-type="float" office:value="46771" calcext:value-type="float">
            <text:p>46771</text:p>
          </table:table-cell>
          <table:table-cell office:value-type="float" office:value="12426" calcext:value-type="float">
            <text:p>12426</text:p>
          </table:table-cell>
          <table:table-cell office:value-type="float" office:value="5512" calcext:value-type="float">
            <text:p>5512</text:p>
          </table:table-cell>
          <table:table-cell office:value-type="float" office:value="204895" calcext:value-type="float">
            <text:p>204895</text:p>
          </table:table-cell>
          <table:table-cell office:value-type="float" office:value="71111" calcext:value-type="float">
            <text:p>71111</text:p>
          </table:table-cell>
          <table:table-cell office:value-type="float" office:value="18922" calcext:value-type="float">
            <text:p>18922</text:p>
          </table:table-cell>
          <table:table-cell office:value-type="float" office:value="983537" calcext:value-type="float">
            <text:p>98353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1Feb</text:p>
          </table:table-cell>
          <table:table-cell table:number-columns-repeated="2" office:value-type="float" office:value="50579" calcext:value-type="float">
            <text:p>50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3" calcext:value-type="float">
            <text:p>3913</text:p>
          </table:table-cell>
          <table:table-cell office:value-type="float" office:value="0" calcext:value-type="float">
            <text:p>0</text:p>
          </table:table-cell>
          <table:table-cell office:value-type="float" office:value="3913" calcext:value-type="float">
            <text:p>3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34" calcext:value-type="float">
            <text:p>1134</text:p>
          </table:table-cell>
          <table:table-cell office:value-type="float" office:value="46349" calcext:value-type="float">
            <text:p>46349</text:p>
          </table:table-cell>
          <table:table-cell office:value-type="float" office:value="0" calcext:value-type="float">
            <text:p>0</text:p>
          </table:table-cell>
          <table:table-cell office:value-type="float" office:value="78181" calcext:value-type="float">
            <text:p>78181</text:p>
          </table:table-cell>
          <table:table-cell office:value-type="float" office:value="77101" calcext:value-type="float">
            <text:p>77101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17114" calcext:value-type="float">
            <text:p>17114</text:p>
          </table:table-cell>
          <table:table-cell office:value-type="float" office:value="857" calcext:value-type="float">
            <text:p>857</text:p>
          </table:table-cell>
          <table:table-cell office:value-type="float" office:value="5890" calcext:value-type="float">
            <text:p>5890</text:p>
          </table:table-cell>
          <table:table-cell office:value-type="float" office:value="102042" calcext:value-type="float">
            <text:p>102042</text:p>
          </table:table-cell>
          <table:table-cell office:value-type="float" office:value="398826" calcext:value-type="float">
            <text:p>398826</text:p>
          </table:table-cell>
          <table:table-cell office:value-type="float" office:value="371004" calcext:value-type="float">
            <text:p>371004</text:p>
          </table:table-cell>
          <table:table-cell office:value-type="float" office:value="27220" calcext:value-type="float">
            <text:p>27220</text:p>
          </table:table-cell>
          <table:table-cell office:value-type="float" office:value="602" calcext:value-type="float">
            <text:p>602</text:p>
          </table:table-cell>
          <table:table-cell office:value-type="float" office:value="105179" calcext:value-type="float">
            <text:p>105179</text:p>
          </table:table-cell>
          <table:table-cell office:value-type="float" office:value="2541" calcext:value-type="float">
            <text:p>2541</text:p>
          </table:table-cell>
          <table:table-cell office:value-type="float" office:value="101450" calcext:value-type="float">
            <text:p>101450</text:p>
          </table:table-cell>
          <table:table-cell office:value-type="float" office:value="1188" calcext:value-type="float">
            <text:p>1188</text:p>
          </table:table-cell>
          <table:table-cell office:value-type="float" office:value="14946" calcext:value-type="float">
            <text:p>14946</text:p>
          </table:table-cell>
          <table:table-cell office:value-type="float" office:value="11271" calcext:value-type="float">
            <text:p>11271</text:p>
          </table:table-cell>
          <table:table-cell office:value-type="float" office:value="54625" calcext:value-type="float">
            <text:p>54625</text:p>
          </table:table-cell>
          <table:table-cell office:value-type="float" office:value="386214" calcext:value-type="float">
            <text:p>386214</text:p>
          </table:table-cell>
          <table:table-cell office:value-type="float" office:value="370518" calcext:value-type="float">
            <text:p>370518</text:p>
          </table:table-cell>
          <table:table-cell office:value-type="float" office:value="313115" calcext:value-type="float">
            <text:p>313115</text:p>
          </table:table-cell>
          <table:table-cell office:value-type="float" office:value="249678" calcext:value-type="float">
            <text:p>249678</text:p>
          </table:table-cell>
          <table:table-cell office:value-type="float" office:value="52013" calcext:value-type="float">
            <text:p>52013</text:p>
          </table:table-cell>
          <table:table-cell office:value-type="float" office:value="11424" calcext:value-type="float">
            <text:p>11424</text:p>
          </table:table-cell>
          <table:table-cell office:value-type="float" office:value="5512" calcext:value-type="float">
            <text:p>5512</text:p>
          </table:table-cell>
          <table:table-cell office:value-type="float" office:value="194890" calcext:value-type="float">
            <text:p>194890</text:p>
          </table:table-cell>
          <table:table-cell office:value-type="float" office:value="66896" calcext:value-type="float">
            <text:p>66896</text:p>
          </table:table-cell>
          <table:table-cell office:value-type="float" office:value="20136" calcext:value-type="float">
            <text:p>20136</text:p>
          </table:table-cell>
          <table:table-cell office:value-type="float" office:value="971067" calcext:value-type="float">
            <text:p>97106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1Jan</text:p>
          </table:table-cell>
          <table:table-cell table:number-columns-repeated="2" office:value-type="float" office:value="49731" calcext:value-type="float">
            <text:p>49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7" calcext:value-type="float">
            <text:p>3927</text:p>
          </table:table-cell>
          <table:table-cell office:value-type="float" office:value="0" calcext:value-type="float">
            <text:p>0</text:p>
          </table:table-cell>
          <table:table-cell office:value-type="float" office:value="3927" calcext:value-type="float">
            <text:p>39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97" calcext:value-type="float">
            <text:p>997</text:p>
          </table:table-cell>
          <table:table-cell office:value-type="float" office:value="45953" calcext:value-type="float">
            <text:p>45953</text:p>
          </table:table-cell>
          <table:table-cell office:value-type="float" office:value="0" calcext:value-type="float">
            <text:p>0</text:p>
          </table:table-cell>
          <table:table-cell office:value-type="float" office:value="76186" calcext:value-type="float">
            <text:p>76186</text:p>
          </table:table-cell>
          <table:table-cell office:value-type="float" office:value="75106" calcext:value-type="float">
            <text:p>75106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16931" calcext:value-type="float">
            <text:p>16931</text:p>
          </table:table-cell>
          <table:table-cell office:value-type="float" office:value="529" calcext:value-type="float">
            <text:p>529</text:p>
          </table:table-cell>
          <table:table-cell office:value-type="float" office:value="7033" calcext:value-type="float">
            <text:p>7033</text:p>
          </table:table-cell>
          <table:table-cell office:value-type="float" office:value="100679" calcext:value-type="float">
            <text:p>100679</text:p>
          </table:table-cell>
          <table:table-cell office:value-type="float" office:value="401513" calcext:value-type="float">
            <text:p>401513</text:p>
          </table:table-cell>
          <table:table-cell office:value-type="float" office:value="373700" calcext:value-type="float">
            <text:p>373700</text:p>
          </table:table-cell>
          <table:table-cell office:value-type="float" office:value="27209" calcext:value-type="float">
            <text:p>27209</text:p>
          </table:table-cell>
          <table:table-cell office:value-type="float" office:value="604" calcext:value-type="float">
            <text:p>604</text:p>
          </table:table-cell>
          <table:table-cell office:value-type="float" office:value="104465" calcext:value-type="float">
            <text:p>104465</text:p>
          </table:table-cell>
          <table:table-cell office:value-type="float" office:value="2622" calcext:value-type="float">
            <text:p>2622</text:p>
          </table:table-cell>
          <table:table-cell office:value-type="float" office:value="100815" calcext:value-type="float">
            <text:p>100815</text:p>
          </table:table-cell>
          <table:table-cell office:value-type="float" office:value="1028" calcext:value-type="float">
            <text:p>1028</text:p>
          </table:table-cell>
          <table:table-cell office:value-type="float" office:value="15535" calcext:value-type="float">
            <text:p>15535</text:p>
          </table:table-cell>
          <table:table-cell office:value-type="float" office:value="11382" calcext:value-type="float">
            <text:p>11382</text:p>
          </table:table-cell>
          <table:table-cell office:value-type="float" office:value="53912" calcext:value-type="float">
            <text:p>53912</text:p>
          </table:table-cell>
          <table:table-cell office:value-type="float" office:value="390412" calcext:value-type="float">
            <text:p>390412</text:p>
          </table:table-cell>
          <table:table-cell office:value-type="float" office:value="373113" calcext:value-type="float">
            <text:p>373113</text:p>
          </table:table-cell>
          <table:table-cell office:value-type="float" office:value="313254" calcext:value-type="float">
            <text:p>313254</text:p>
          </table:table-cell>
          <table:table-cell office:value-type="float" office:value="250851" calcext:value-type="float">
            <text:p>250851</text:p>
          </table:table-cell>
          <table:table-cell office:value-type="float" office:value="51479" calcext:value-type="float">
            <text:p>51479</text:p>
          </table:table-cell>
          <table:table-cell office:value-type="float" office:value="10924" calcext:value-type="float">
            <text:p>10924</text:p>
          </table:table-cell>
          <table:table-cell office:value-type="float" office:value="5512" calcext:value-type="float">
            <text:p>5512</text:p>
          </table:table-cell>
          <table:table-cell office:value-type="float" office:value="196841" calcext:value-type="float">
            <text:p>196841</text:p>
          </table:table-cell>
          <table:table-cell office:value-type="float" office:value="65676" calcext:value-type="float">
            <text:p>65676</text:p>
          </table:table-cell>
          <table:table-cell office:value-type="float" office:value="22829" calcext:value-type="float">
            <text:p>22829</text:p>
          </table:table-cell>
          <table:table-cell office:value-type="float" office:value="977225" calcext:value-type="float">
            <text:p>97722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0Dec</text:p>
          </table:table-cell>
          <table:table-cell table:number-columns-repeated="2" office:value-type="float" office:value="63123" calcext:value-type="float">
            <text:p>63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8" calcext:value-type="float">
            <text:p>3668</text:p>
          </table:table-cell>
          <table:table-cell office:value-type="float" office:value="0" calcext:value-type="float">
            <text:p>0</text:p>
          </table:table-cell>
          <table:table-cell office:value-type="float" office:value="3668" calcext:value-type="float">
            <text:p>36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97" calcext:value-type="float">
            <text:p>1097</text:p>
          </table:table-cell>
          <table:table-cell office:value-type="float" office:value="45253" calcext:value-type="float">
            <text:p>45253</text:p>
          </table:table-cell>
          <table:table-cell office:value-type="float" office:value="0" calcext:value-type="float">
            <text:p>0</text:p>
          </table:table-cell>
          <table:table-cell office:value-type="float" office:value="86767" calcext:value-type="float">
            <text:p>86767</text:p>
          </table:table-cell>
          <table:table-cell office:value-type="float" office:value="85687" calcext:value-type="float">
            <text:p>85687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16350" calcext:value-type="float">
            <text:p>16350</text:p>
          </table:table-cell>
          <table:table-cell office:value-type="float" office:value="1869" calcext:value-type="float">
            <text:p>1869</text:p>
          </table:table-cell>
          <table:table-cell office:value-type="float" office:value="8224" calcext:value-type="float">
            <text:p>8224</text:p>
          </table:table-cell>
          <table:table-cell office:value-type="float" office:value="113210" calcext:value-type="float">
            <text:p>113210</text:p>
          </table:table-cell>
          <table:table-cell office:value-type="float" office:value="444995" calcext:value-type="float">
            <text:p>444995</text:p>
          </table:table-cell>
          <table:table-cell office:value-type="float" office:value="427378" calcext:value-type="float">
            <text:p>427378</text:p>
          </table:table-cell>
          <table:table-cell office:value-type="float" office:value="17147" calcext:value-type="float">
            <text:p>17147</text:p>
          </table:table-cell>
          <table:table-cell office:value-type="float" office:value="470" calcext:value-type="float">
            <text:p>470</text:p>
          </table:table-cell>
          <table:table-cell office:value-type="float" office:value="97421" calcext:value-type="float">
            <text:p>97421</text:p>
          </table:table-cell>
          <table:table-cell office:value-type="float" office:value="2536" calcext:value-type="float">
            <text:p>2536</text:p>
          </table:table-cell>
          <table:table-cell office:value-type="float" office:value="93586" calcext:value-type="float">
            <text:p>93586</text:p>
          </table:table-cell>
          <table:table-cell office:value-type="float" office:value="1299" calcext:value-type="float">
            <text:p>1299</text:p>
          </table:table-cell>
          <table:table-cell office:value-type="float" office:value="15306" calcext:value-type="float">
            <text:p>15306</text:p>
          </table:table-cell>
          <table:table-cell office:value-type="float" office:value="11166" calcext:value-type="float">
            <text:p>11166</text:p>
          </table:table-cell>
          <table:table-cell office:value-type="float" office:value="54939" calcext:value-type="float">
            <text:p>54939</text:p>
          </table:table-cell>
          <table:table-cell office:value-type="float" office:value="380714" calcext:value-type="float">
            <text:p>380714</text:p>
          </table:table-cell>
          <table:table-cell office:value-type="float" office:value="390212" calcext:value-type="float">
            <text:p>390212</text:p>
          </table:table-cell>
          <table:table-cell office:value-type="float" office:value="327289" calcext:value-type="float">
            <text:p>327289</text:p>
          </table:table-cell>
          <table:table-cell office:value-type="float" office:value="270374" calcext:value-type="float">
            <text:p>270374</text:p>
          </table:table-cell>
          <table:table-cell office:value-type="float" office:value="47116" calcext:value-type="float">
            <text:p>47116</text:p>
          </table:table-cell>
          <table:table-cell office:value-type="float" office:value="9799" calcext:value-type="float">
            <text:p>9799</text:p>
          </table:table-cell>
          <table:table-cell office:value-type="float" office:value="3784" calcext:value-type="float">
            <text:p>3784</text:p>
          </table:table-cell>
          <table:table-cell office:value-type="float" office:value="197575" calcext:value-type="float">
            <text:p>197575</text:p>
          </table:table-cell>
          <table:table-cell office:value-type="float" office:value="62446" calcext:value-type="float">
            <text:p>62446</text:p>
          </table:table-cell>
          <table:table-cell office:value-type="float" office:value="23236" calcext:value-type="float">
            <text:p>23236</text:p>
          </table:table-cell>
          <table:table-cell office:value-type="float" office:value="1004542" calcext:value-type="float">
            <text:p>100454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0Nov</text:p>
          </table:table-cell>
          <table:table-cell table:number-columns-repeated="2" office:value-type="float" office:value="66533" calcext:value-type="float">
            <text:p>66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9" calcext:value-type="float">
            <text:p>3589</text:p>
          </table:table-cell>
          <table:table-cell office:value-type="float" office:value="0" calcext:value-type="float">
            <text:p>0</text:p>
          </table:table-cell>
          <table:table-cell office:value-type="float" office:value="3589" calcext:value-type="float">
            <text:p>35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20" calcext:value-type="float">
            <text:p>920</text:p>
          </table:table-cell>
          <table:table-cell office:value-type="float" office:value="47016" calcext:value-type="float">
            <text:p>47016</text:p>
          </table:table-cell>
          <table:table-cell office:value-type="float" office:value="0" calcext:value-type="float">
            <text:p>0</text:p>
          </table:table-cell>
          <table:table-cell office:value-type="float" office:value="91087" calcext:value-type="float">
            <text:p>91087</text:p>
          </table:table-cell>
          <table:table-cell office:value-type="float" office:value="90065" calcext:value-type="float">
            <text:p>90065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float" office:value="18660" calcext:value-type="float">
            <text:p>18660</text:p>
          </table:table-cell>
          <table:table-cell office:value-type="float" office:value="1590" calcext:value-type="float">
            <text:p>1590</text:p>
          </table:table-cell>
          <table:table-cell office:value-type="float" office:value="6771" calcext:value-type="float">
            <text:p>6771</text:p>
          </table:table-cell>
          <table:table-cell office:value-type="float" office:value="118108" calcext:value-type="float">
            <text:p>118108</text:p>
          </table:table-cell>
          <table:table-cell office:value-type="float" office:value="431481" calcext:value-type="float">
            <text:p>431481</text:p>
          </table:table-cell>
          <table:table-cell office:value-type="float" office:value="412773" calcext:value-type="float">
            <text:p>412773</text:p>
          </table:table-cell>
          <table:table-cell office:value-type="float" office:value="18238" calcext:value-type="float">
            <text:p>18238</text:p>
          </table:table-cell>
          <table:table-cell office:value-type="float" office:value="470" calcext:value-type="float">
            <text:p>470</text:p>
          </table:table-cell>
          <table:table-cell office:value-type="float" office:value="98806" calcext:value-type="float">
            <text:p>98806</text:p>
          </table:table-cell>
          <table:table-cell office:value-type="float" office:value="2558" calcext:value-type="float">
            <text:p>2558</text:p>
          </table:table-cell>
          <table:table-cell office:value-type="float" office:value="94851" calcext:value-type="float">
            <text:p>94851</text:p>
          </table:table-cell>
          <table:table-cell office:value-type="float" office:value="1397" calcext:value-type="float">
            <text:p>1397</text:p>
          </table:table-cell>
          <table:table-cell office:value-type="float" office:value="15410" calcext:value-type="float">
            <text:p>15410</text:p>
          </table:table-cell>
          <table:table-cell office:value-type="float" office:value="10276" calcext:value-type="float">
            <text:p>10276</text:p>
          </table:table-cell>
          <table:table-cell office:value-type="float" office:value="53486" calcext:value-type="float">
            <text:p>53486</text:p>
          </table:table-cell>
          <table:table-cell office:value-type="float" office:value="402762" calcext:value-type="float">
            <text:p>402762</text:p>
          </table:table-cell>
          <table:table-cell office:value-type="float" office:value="372209" calcext:value-type="float">
            <text:p>372209</text:p>
          </table:table-cell>
          <table:table-cell office:value-type="float" office:value="334572" calcext:value-type="float">
            <text:p>334572</text:p>
          </table:table-cell>
          <table:table-cell office:value-type="float" office:value="265647" calcext:value-type="float">
            <text:p>265647</text:p>
          </table:table-cell>
          <table:table-cell office:value-type="float" office:value="54882" calcext:value-type="float">
            <text:p>54882</text:p>
          </table:table-cell>
          <table:table-cell office:value-type="float" office:value="14043" calcext:value-type="float">
            <text:p>14043</text:p>
          </table:table-cell>
          <table:table-cell office:value-type="float" office:value="3784" calcext:value-type="float">
            <text:p>3784</text:p>
          </table:table-cell>
          <table:table-cell office:value-type="float" office:value="221816" calcext:value-type="float">
            <text:p>221816</text:p>
          </table:table-cell>
          <table:table-cell office:value-type="float" office:value="57653" calcext:value-type="float">
            <text:p>57653</text:p>
          </table:table-cell>
          <table:table-cell office:value-type="float" office:value="22190" calcext:value-type="float">
            <text:p>22190</text:p>
          </table:table-cell>
          <table:table-cell office:value-type="float" office:value="1012224" calcext:value-type="float">
            <text:p>101222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0Oct</text:p>
          </table:table-cell>
          <table:table-cell table:number-columns-repeated="2" office:value-type="float" office:value="9944" calcext:value-type="float">
            <text:p>9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92" calcext:value-type="float">
            <text:p>892</text:p>
          </table:table-cell>
          <table:table-cell office:value-type="float" office:value="61656" calcext:value-type="float">
            <text:p>61656</text:p>
          </table:table-cell>
          <table:table-cell office:value-type="float" office:value="0" calcext:value-type="float">
            <text:p>0</text:p>
          </table:table-cell>
          <table:table-cell office:value-type="float" office:value="50752" calcext:value-type="float">
            <text:p>50752</text:p>
          </table:table-cell>
          <table:table-cell office:value-type="float" office:value="49702" calcext:value-type="float">
            <text:p>49702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18487" calcext:value-type="float">
            <text:p>18487</text:p>
          </table:table-cell>
          <table:table-cell office:value-type="float" office:value="1325" calcext:value-type="float">
            <text:p>1325</text:p>
          </table:table-cell>
          <table:table-cell office:value-type="float" office:value="5576" calcext:value-type="float">
            <text:p>5576</text:p>
          </table:table-cell>
          <table:table-cell office:value-type="float" office:value="76140" calcext:value-type="float">
            <text:p>76140</text:p>
          </table:table-cell>
          <table:table-cell office:value-type="float" office:value="478803" calcext:value-type="float">
            <text:p>478803</text:p>
          </table:table-cell>
          <table:table-cell office:value-type="float" office:value="460091" calcext:value-type="float">
            <text:p>460091</text:p>
          </table:table-cell>
          <table:table-cell office:value-type="float" office:value="18238" calcext:value-type="float">
            <text:p>18238</text:p>
          </table:table-cell>
          <table:table-cell office:value-type="float" office:value="474" calcext:value-type="float">
            <text:p>474</text:p>
          </table:table-cell>
          <table:table-cell office:value-type="float" office:value="98690" calcext:value-type="float">
            <text:p>98690</text:p>
          </table:table-cell>
          <table:table-cell office:value-type="float" office:value="2614" calcext:value-type="float">
            <text:p>2614</text:p>
          </table:table-cell>
          <table:table-cell office:value-type="float" office:value="94892" calcext:value-type="float">
            <text:p>94892</text:p>
          </table:table-cell>
          <table:table-cell office:value-type="float" office:value="1184" calcext:value-type="float">
            <text:p>1184</text:p>
          </table:table-cell>
          <table:table-cell office:value-type="float" office:value="15016" calcext:value-type="float">
            <text:p>15016</text:p>
          </table:table-cell>
          <table:table-cell office:value-type="float" office:value="10522" calcext:value-type="float">
            <text:p>10522</text:p>
          </table:table-cell>
          <table:table-cell office:value-type="float" office:value="53222" calcext:value-type="float">
            <text:p>53222</text:p>
          </table:table-cell>
          <table:table-cell office:value-type="float" office:value="454680" calcext:value-type="float">
            <text:p>454680</text:p>
          </table:table-cell>
          <table:table-cell office:value-type="float" office:value="372610" calcext:value-type="float">
            <text:p>372610</text:p>
          </table:table-cell>
          <table:table-cell office:value-type="float" office:value="388079" calcext:value-type="float">
            <text:p>388079</text:p>
          </table:table-cell>
          <table:table-cell office:value-type="float" office:value="323316" calcext:value-type="float">
            <text:p>323316</text:p>
          </table:table-cell>
          <table:table-cell office:value-type="float" office:value="51069" calcext:value-type="float">
            <text:p>51069</text:p>
          </table:table-cell>
          <table:table-cell office:value-type="float" office:value="13694" calcext:value-type="float">
            <text:p>13694</text:p>
          </table:table-cell>
          <table:table-cell office:value-type="float" office:value="4574" calcext:value-type="float">
            <text:p>4574</text:p>
          </table:table-cell>
          <table:table-cell office:value-type="float" office:value="225676" calcext:value-type="float">
            <text:p>225676</text:p>
          </table:table-cell>
          <table:table-cell office:value-type="float" office:value="57668" calcext:value-type="float">
            <text:p>57668</text:p>
          </table:table-cell>
          <table:table-cell office:value-type="float" office:value="62331" calcext:value-type="float">
            <text:p>62331</text:p>
          </table:table-cell>
          <table:table-cell office:value-type="float" office:value="1110938" calcext:value-type="float">
            <text:p>111093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0Sep</text:p>
          </table:table-cell>
          <table:table-cell table:number-columns-repeated="2" office:value-type="float" office:value="18004" calcext:value-type="float">
            <text:p>1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9" calcext:value-type="float">
            <text:p>3589</text:p>
          </table:table-cell>
          <table:table-cell office:value-type="float" office:value="0" calcext:value-type="float">
            <text:p>0</text:p>
          </table:table-cell>
          <table:table-cell office:value-type="float" office:value="3589" calcext:value-type="float">
            <text:p>35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47" calcext:value-type="float">
            <text:p>1347</text:p>
          </table:table-cell>
          <table:table-cell office:value-type="float" office:value="63525" calcext:value-type="float">
            <text:p>63525</text:p>
          </table:table-cell>
          <table:table-cell office:value-type="float" office:value="0" calcext:value-type="float">
            <text:p>0</text:p>
          </table:table-cell>
          <table:table-cell office:value-type="float" office:value="60179" calcext:value-type="float">
            <text:p>60179</text:p>
          </table:table-cell>
          <table:table-cell office:value-type="float" office:value="59129" calcext:value-type="float">
            <text:p>59129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18362" calcext:value-type="float">
            <text:p>18362</text:p>
          </table:table-cell>
          <table:table-cell office:value-type="float" office:value="1715" calcext:value-type="float">
            <text:p>1715</text:p>
          </table:table-cell>
          <table:table-cell office:value-type="float" office:value="6256" calcext:value-type="float">
            <text:p>6256</text:p>
          </table:table-cell>
          <table:table-cell office:value-type="float" office:value="86512" calcext:value-type="float">
            <text:p>86512</text:p>
          </table:table-cell>
          <table:table-cell office:value-type="float" office:value="493139" calcext:value-type="float">
            <text:p>493139</text:p>
          </table:table-cell>
          <table:table-cell office:value-type="float" office:value="474429" calcext:value-type="float">
            <text:p>474429</text:p>
          </table:table-cell>
          <table:table-cell office:value-type="float" office:value="18238" calcext:value-type="float">
            <text:p>18238</text:p>
          </table:table-cell>
          <table:table-cell office:value-type="float" office:value="472" calcext:value-type="float">
            <text:p>472</text:p>
          </table:table-cell>
          <table:table-cell office:value-type="float" office:value="98497" calcext:value-type="float">
            <text:p>98497</text:p>
          </table:table-cell>
          <table:table-cell office:value-type="float" office:value="2885" calcext:value-type="float">
            <text:p>2885</text:p>
          </table:table-cell>
          <table:table-cell office:value-type="float" office:value="94570" calcext:value-type="float">
            <text:p>94570</text:p>
          </table:table-cell>
          <table:table-cell office:value-type="float" office:value="1042" calcext:value-type="float">
            <text:p>1042</text:p>
          </table:table-cell>
          <table:table-cell office:value-type="float" office:value="14584" calcext:value-type="float">
            <text:p>14584</text:p>
          </table:table-cell>
          <table:table-cell office:value-type="float" office:value="10157" calcext:value-type="float">
            <text:p>10157</text:p>
          </table:table-cell>
          <table:table-cell office:value-type="float" office:value="53733" calcext:value-type="float">
            <text:p>53733</text:p>
          </table:table-cell>
          <table:table-cell office:value-type="float" office:value="459065" calcext:value-type="float">
            <text:p>459065</text:p>
          </table:table-cell>
          <table:table-cell office:value-type="float" office:value="373456" calcext:value-type="float">
            <text:p>373456</text:p>
          </table:table-cell>
          <table:table-cell office:value-type="float" office:value="404159" calcext:value-type="float">
            <text:p>404159</text:p>
          </table:table-cell>
          <table:table-cell office:value-type="float" office:value="346136" calcext:value-type="float">
            <text:p>346136</text:p>
          </table:table-cell>
          <table:table-cell office:value-type="float" office:value="45565" calcext:value-type="float">
            <text:p>45565</text:p>
          </table:table-cell>
          <table:table-cell office:value-type="float" office:value="12458" calcext:value-type="float">
            <text:p>12458</text:p>
          </table:table-cell>
          <table:table-cell office:value-type="float" office:value="4574" calcext:value-type="float">
            <text:p>4574</text:p>
          </table:table-cell>
          <table:table-cell office:value-type="float" office:value="221522" calcext:value-type="float">
            <text:p>221522</text:p>
          </table:table-cell>
          <table:table-cell office:value-type="float" office:value="57541" calcext:value-type="float">
            <text:p>57541</text:p>
          </table:table-cell>
          <table:table-cell office:value-type="float" office:value="67926" calcext:value-type="float">
            <text:p>67926</text:p>
          </table:table-cell>
          <table:table-cell office:value-type="float" office:value="1129178" calcext:value-type="float">
            <text:p>112917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0Aug</text:p>
          </table:table-cell>
          <table:table-cell table:number-columns-repeated="2" office:value-type="float" office:value="8816" calcext:value-type="float">
            <text:p>8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3" calcext:value-type="float">
            <text:p>3513</text:p>
          </table:table-cell>
          <table:table-cell office:value-type="float" office:value="0" calcext:value-type="float">
            <text:p>0</text:p>
          </table:table-cell>
          <table:table-cell office:value-type="float" office:value="3513" calcext:value-type="float">
            <text:p>35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38" calcext:value-type="float">
            <text:p>838</text:p>
          </table:table-cell>
          <table:table-cell office:value-type="float" office:value="57519" calcext:value-type="float">
            <text:p>57519</text:p>
          </table:table-cell>
          <table:table-cell office:value-type="float" office:value="0" calcext:value-type="float">
            <text:p>0</text:p>
          </table:table-cell>
          <table:table-cell office:value-type="float" office:value="51102" calcext:value-type="float">
            <text:p>51102</text:p>
          </table:table-cell>
          <table:table-cell office:value-type="float" office:value="50052" calcext:value-type="float">
            <text:p>50052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13978" calcext:value-type="float">
            <text:p>13978</text:p>
          </table:table-cell>
          <table:table-cell office:value-type="float" office:value="1191" calcext:value-type="float">
            <text:p>1191</text:p>
          </table:table-cell>
          <table:table-cell office:value-type="float" office:value="4462" calcext:value-type="float">
            <text:p>4462</text:p>
          </table:table-cell>
          <table:table-cell office:value-type="float" office:value="70733" calcext:value-type="float">
            <text:p>70733</text:p>
          </table:table-cell>
          <table:table-cell office:value-type="float" office:value="482486" calcext:value-type="float">
            <text:p>482486</text:p>
          </table:table-cell>
          <table:table-cell office:value-type="float" office:value="463653" calcext:value-type="float">
            <text:p>463653</text:p>
          </table:table-cell>
          <table:table-cell office:value-type="float" office:value="18357" calcext:value-type="float">
            <text:p>18357</text:p>
          </table:table-cell>
          <table:table-cell office:value-type="float" office:value="476" calcext:value-type="float">
            <text:p>476</text:p>
          </table:table-cell>
          <table:table-cell office:value-type="float" office:value="98472" calcext:value-type="float">
            <text:p>98472</text:p>
          </table:table-cell>
          <table:table-cell office:value-type="float" office:value="2750" calcext:value-type="float">
            <text:p>2750</text:p>
          </table:table-cell>
          <table:table-cell office:value-type="float" office:value="94446" calcext:value-type="float">
            <text:p>94446</text:p>
          </table:table-cell>
          <table:table-cell office:value-type="float" office:value="1276" calcext:value-type="float">
            <text:p>1276</text:p>
          </table:table-cell>
          <table:table-cell office:value-type="float" office:value="14650" calcext:value-type="float">
            <text:p>14650</text:p>
          </table:table-cell>
          <table:table-cell office:value-type="float" office:value="10152" calcext:value-type="float">
            <text:p>10152</text:p>
          </table:table-cell>
          <table:table-cell office:value-type="float" office:value="51807" calcext:value-type="float">
            <text:p>51807</text:p>
          </table:table-cell>
          <table:table-cell office:value-type="float" office:value="435361" calcext:value-type="float">
            <text:p>435361</text:p>
          </table:table-cell>
          <table:table-cell office:value-type="float" office:value="373240" calcext:value-type="float">
            <text:p>373240</text:p>
          </table:table-cell>
          <table:table-cell office:value-type="float" office:value="401049" calcext:value-type="float">
            <text:p>401049</text:p>
          </table:table-cell>
          <table:table-cell office:value-type="float" office:value="336066" calcext:value-type="float">
            <text:p>336066</text:p>
          </table:table-cell>
          <table:table-cell office:value-type="float" office:value="53778" calcext:value-type="float">
            <text:p>53778</text:p>
          </table:table-cell>
          <table:table-cell office:value-type="float" office:value="11205" calcext:value-type="float">
            <text:p>11205</text:p>
          </table:table-cell>
          <table:table-cell office:value-type="float" office:value="6265" calcext:value-type="float">
            <text:p>6265</text:p>
          </table:table-cell>
          <table:table-cell office:value-type="float" office:value="199676" calcext:value-type="float">
            <text:p>199676</text:p>
          </table:table-cell>
          <table:table-cell office:value-type="float" office:value="52944" calcext:value-type="float">
            <text:p>52944</text:p>
          </table:table-cell>
          <table:table-cell office:value-type="float" office:value="59765" calcext:value-type="float">
            <text:p>59765</text:p>
          </table:table-cell>
          <table:table-cell office:value-type="float" office:value="1092939" calcext:value-type="float">
            <text:p>109293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0Jul</text:p>
          </table:table-cell>
          <table:table-cell table:number-columns-repeated="2" office:value-type="float" office:value="14441" calcext:value-type="float">
            <text:p>14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5" calcext:value-type="float">
            <text:p>3655</text:p>
          </table:table-cell>
          <table:table-cell office:value-type="float" office:value="0" calcext:value-type="float">
            <text:p>0</text:p>
          </table:table-cell>
          <table:table-cell office:value-type="float" office:value="3655" calcext:value-type="float">
            <text:p>36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02" calcext:value-type="float">
            <text:p>802</text:p>
          </table:table-cell>
          <table:table-cell office:value-type="float" office:value="53531" calcext:value-type="float">
            <text:p>53531</text:p>
          </table:table-cell>
          <table:table-cell office:value-type="float" office:value="0" calcext:value-type="float">
            <text:p>0</text:p>
          </table:table-cell>
          <table:table-cell office:value-type="float" office:value="53265" calcext:value-type="float">
            <text:p>53265</text:p>
          </table:table-cell>
          <table:table-cell office:value-type="float" office:value="52215" calcext:value-type="float">
            <text:p>52215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13826" calcext:value-type="float">
            <text:p>13826</text:p>
          </table:table-cell>
          <table:table-cell office:value-type="float" office:value="965" calcext:value-type="float">
            <text:p>965</text:p>
          </table:table-cell>
          <table:table-cell office:value-type="float" office:value="4420" calcext:value-type="float">
            <text:p>4420</text:p>
          </table:table-cell>
          <table:table-cell office:value-type="float" office:value="72476" calcext:value-type="float">
            <text:p>72476</text:p>
          </table:table-cell>
          <table:table-cell office:value-type="float" office:value="501444" calcext:value-type="float">
            <text:p>501444</text:p>
          </table:table-cell>
          <table:table-cell office:value-type="float" office:value="482609" calcext:value-type="float">
            <text:p>482609</text:p>
          </table:table-cell>
          <table:table-cell office:value-type="float" office:value="18357" calcext:value-type="float">
            <text:p>18357</text:p>
          </table:table-cell>
          <table:table-cell office:value-type="float" office:value="478" calcext:value-type="float">
            <text:p>478</text:p>
          </table:table-cell>
          <table:table-cell office:value-type="float" office:value="98211" calcext:value-type="float">
            <text:p>98211</text:p>
          </table:table-cell>
          <table:table-cell office:value-type="float" office:value="2525" calcext:value-type="float">
            <text:p>2525</text:p>
          </table:table-cell>
          <table:table-cell office:value-type="float" office:value="94463" calcext:value-type="float">
            <text:p>94463</text:p>
          </table:table-cell>
          <table:table-cell office:value-type="float" office:value="1223" calcext:value-type="float">
            <text:p>1223</text:p>
          </table:table-cell>
          <table:table-cell office:value-type="float" office:value="14650" calcext:value-type="float">
            <text:p>14650</text:p>
          </table:table-cell>
          <table:table-cell office:value-type="float" office:value="10127" calcext:value-type="float">
            <text:p>10127</text:p>
          </table:table-cell>
          <table:table-cell office:value-type="float" office:value="51101" calcext:value-type="float">
            <text:p>51101</text:p>
          </table:table-cell>
          <table:table-cell office:value-type="float" office:value="449657" calcext:value-type="float">
            <text:p>449657</text:p>
          </table:table-cell>
          <table:table-cell office:value-type="float" office:value="377689" calcext:value-type="float">
            <text:p>377689</text:p>
          </table:table-cell>
          <table:table-cell office:value-type="float" office:value="414932" calcext:value-type="float">
            <text:p>414932</text:p>
          </table:table-cell>
          <table:table-cell office:value-type="float" office:value="354745" calcext:value-type="float">
            <text:p>354745</text:p>
          </table:table-cell>
          <table:table-cell office:value-type="float" office:value="49723" calcext:value-type="float">
            <text:p>49723</text:p>
          </table:table-cell>
          <table:table-cell office:value-type="float" office:value="10464" calcext:value-type="float">
            <text:p>10464</text:p>
          </table:table-cell>
          <table:table-cell office:value-type="float" office:value="6265" calcext:value-type="float">
            <text:p>6265</text:p>
          </table:table-cell>
          <table:table-cell office:value-type="float" office:value="196287" calcext:value-type="float">
            <text:p>196287</text:p>
          </table:table-cell>
          <table:table-cell office:value-type="float" office:value="52160" calcext:value-type="float">
            <text:p>52160</text:p>
          </table:table-cell>
          <table:table-cell office:value-type="float" office:value="77857" calcext:value-type="float">
            <text:p>77857</text:p>
          </table:table-cell>
          <table:table-cell office:value-type="float" office:value="1125190" calcext:value-type="float">
            <text:p>112519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0Jun</text:p>
          </table:table-cell>
          <table:table-cell table:number-columns-repeated="2" office:value-type="float" office:value="24942" calcext:value-type="float">
            <text:p>24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7" calcext:value-type="float">
            <text:p>3657</text:p>
          </table:table-cell>
          <table:table-cell office:value-type="float" office:value="0" calcext:value-type="float">
            <text:p>0</text:p>
          </table:table-cell>
          <table:table-cell office:value-type="float" office:value="3657" calcext:value-type="float">
            <text:p>36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67" calcext:value-type="float">
            <text:p>1067</text:p>
          </table:table-cell>
          <table:table-cell office:value-type="float" office:value="74820" calcext:value-type="float">
            <text:p>74820</text:p>
          </table:table-cell>
          <table:table-cell office:value-type="float" office:value="0" calcext:value-type="float">
            <text:p>0</text:p>
          </table:table-cell>
          <table:table-cell office:value-type="float" office:value="84432" calcext:value-type="float">
            <text:p>84432</text:p>
          </table:table-cell>
          <table:table-cell office:value-type="float" office:value="83382" calcext:value-type="float">
            <text:p>83382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13768" calcext:value-type="float">
            <text:p>13768</text:p>
          </table:table-cell>
          <table:table-cell office:value-type="float" office:value="1115" calcext:value-type="float">
            <text:p>1115</text:p>
          </table:table-cell>
          <table:table-cell office:value-type="float" office:value="5219" calcext:value-type="float">
            <text:p>5219</text:p>
          </table:table-cell>
          <table:table-cell office:value-type="float" office:value="104534" calcext:value-type="float">
            <text:p>104534</text:p>
          </table:table-cell>
          <table:table-cell office:value-type="float" office:value="580653" calcext:value-type="float">
            <text:p>580653</text:p>
          </table:table-cell>
          <table:table-cell office:value-type="float" office:value="561817" calcext:value-type="float">
            <text:p>561817</text:p>
          </table:table-cell>
          <table:table-cell office:value-type="float" office:value="18357" calcext:value-type="float">
            <text:p>18357</text:p>
          </table:table-cell>
          <table:table-cell office:value-type="float" office:value="479" calcext:value-type="float">
            <text:p>479</text:p>
          </table:table-cell>
          <table:table-cell office:value-type="float" office:value="97439" calcext:value-type="float">
            <text:p>97439</text:p>
          </table:table-cell>
          <table:table-cell office:value-type="float" office:value="2620" calcext:value-type="float">
            <text:p>2620</text:p>
          </table:table-cell>
          <table:table-cell office:value-type="float" office:value="93592" calcext:value-type="float">
            <text:p>93592</text:p>
          </table:table-cell>
          <table:table-cell office:value-type="float" office:value="1227" calcext:value-type="float">
            <text:p>1227</text:p>
          </table:table-cell>
          <table:table-cell office:value-type="float" office:value="14721" calcext:value-type="float">
            <text:p>14721</text:p>
          </table:table-cell>
          <table:table-cell office:value-type="float" office:value="9988" calcext:value-type="float">
            <text:p>9988</text:p>
          </table:table-cell>
          <table:table-cell office:value-type="float" office:value="51355" calcext:value-type="float">
            <text:p>51355</text:p>
          </table:table-cell>
          <table:table-cell office:value-type="float" office:value="454759" calcext:value-type="float">
            <text:p>454759</text:p>
          </table:table-cell>
          <table:table-cell office:value-type="float" office:value="374306" calcext:value-type="float">
            <text:p>374306</text:p>
          </table:table-cell>
          <table:table-cell office:value-type="float" office:value="497883" calcext:value-type="float">
            <text:p>497883</text:p>
          </table:table-cell>
          <table:table-cell office:value-type="float" office:value="432762" calcext:value-type="float">
            <text:p>432762</text:p>
          </table:table-cell>
          <table:table-cell office:value-type="float" office:value="52617" calcext:value-type="float">
            <text:p>52617</text:p>
          </table:table-cell>
          <table:table-cell office:value-type="float" office:value="12504" calcext:value-type="float">
            <text:p>12504</text:p>
          </table:table-cell>
          <table:table-cell office:value-type="float" office:value="6265" calcext:value-type="float">
            <text:p>6265</text:p>
          </table:table-cell>
          <table:table-cell office:value-type="float" office:value="193602" calcext:value-type="float">
            <text:p>193602</text:p>
          </table:table-cell>
          <table:table-cell office:value-type="float" office:value="51540" calcext:value-type="float">
            <text:p>51540</text:p>
          </table:table-cell>
          <table:table-cell office:value-type="float" office:value="85323" calcext:value-type="float">
            <text:p>85323</text:p>
          </table:table-cell>
          <table:table-cell office:value-type="float" office:value="1208919" calcext:value-type="float">
            <text:p>120891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0May</text:p>
          </table:table-cell>
          <table:table-cell office:value-type="float" office:value="12610" calcext:value-type="float">
            <text:p>12610</text:p>
          </table:table-cell>
          <table:table-cell office:value-type="float" office:value="12607" calcext:value-type="float">
            <text:p>12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50" calcext:value-type="float">
            <text:p>3550</text:p>
          </table:table-cell>
          <table:table-cell office:value-type="float" office:value="0" calcext:value-type="float">
            <text:p>0</text:p>
          </table:table-cell>
          <table:table-cell office:value-type="float" office:value="3550" calcext:value-type="float">
            <text:p>35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56" calcext:value-type="float">
            <text:p>756</text:p>
          </table:table-cell>
          <table:table-cell office:value-type="float" office:value="58334" calcext:value-type="float">
            <text:p>58334</text:p>
          </table:table-cell>
          <table:table-cell office:value-type="float" office:value="0" calcext:value-type="float">
            <text:p>0</text:p>
          </table:table-cell>
          <table:table-cell office:value-type="float" office:value="56118" calcext:value-type="float">
            <text:p>56118</text:p>
          </table:table-cell>
          <table:table-cell office:value-type="float" office:value="55053" calcext:value-type="float">
            <text:p>55053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float" office:value="13356" calcext:value-type="float">
            <text:p>13356</text:p>
          </table:table-cell>
          <table:table-cell office:value-type="float" office:value="820" calcext:value-type="float">
            <text:p>820</text:p>
          </table:table-cell>
          <table:table-cell office:value-type="float" office:value="5003" calcext:value-type="float">
            <text:p>5003</text:p>
          </table:table-cell>
          <table:table-cell office:value-type="float" office:value="75297" calcext:value-type="float">
            <text:p>75297</text:p>
          </table:table-cell>
          <table:table-cell office:value-type="float" office:value="469204" calcext:value-type="float">
            <text:p>469204</text:p>
          </table:table-cell>
          <table:table-cell office:value-type="float" office:value="450315" calcext:value-type="float">
            <text:p>450315</text:p>
          </table:table-cell>
          <table:table-cell office:value-type="float" office:value="18397" calcext:value-type="float">
            <text:p>18397</text:p>
          </table:table-cell>
          <table:table-cell office:value-type="float" office:value="492" calcext:value-type="float">
            <text:p>492</text:p>
          </table:table-cell>
          <table:table-cell office:value-type="float" office:value="97089" calcext:value-type="float">
            <text:p>97089</text:p>
          </table:table-cell>
          <table:table-cell office:value-type="float" office:value="2726" calcext:value-type="float">
            <text:p>2726</text:p>
          </table:table-cell>
          <table:table-cell office:value-type="float" office:value="93161" calcext:value-type="float">
            <text:p>93161</text:p>
          </table:table-cell>
          <table:table-cell office:value-type="float" office:value="1202" calcext:value-type="float">
            <text:p>1202</text:p>
          </table:table-cell>
          <table:table-cell office:value-type="float" office:value="14429" calcext:value-type="float">
            <text:p>14429</text:p>
          </table:table-cell>
          <table:table-cell office:value-type="float" office:value="9977" calcext:value-type="float">
            <text:p>9977</text:p>
          </table:table-cell>
          <table:table-cell office:value-type="float" office:value="51539" calcext:value-type="float">
            <text:p>51539</text:p>
          </table:table-cell>
          <table:table-cell office:value-type="float" office:value="441872" calcext:value-type="float">
            <text:p>441872</text:p>
          </table:table-cell>
          <table:table-cell office:value-type="float" office:value="371781" calcext:value-type="float">
            <text:p>371781</text:p>
          </table:table-cell>
          <table:table-cell office:value-type="float" office:value="390711" calcext:value-type="float">
            <text:p>390711</text:p>
          </table:table-cell>
          <table:table-cell office:value-type="float" office:value="345080" calcext:value-type="float">
            <text:p>345080</text:p>
          </table:table-cell>
          <table:table-cell office:value-type="float" office:value="34114" calcext:value-type="float">
            <text:p>34114</text:p>
          </table:table-cell>
          <table:table-cell office:value-type="float" office:value="11517" calcext:value-type="float">
            <text:p>11517</text:p>
          </table:table-cell>
          <table:table-cell office:value-type="float" office:value="6265" calcext:value-type="float">
            <text:p>6265</text:p>
          </table:table-cell>
          <table:table-cell office:value-type="float" office:value="188477" calcext:value-type="float">
            <text:p>188477</text:p>
          </table:table-cell>
          <table:table-cell office:value-type="float" office:value="51229" calcext:value-type="float">
            <text:p>51229</text:p>
          </table:table-cell>
          <table:table-cell office:value-type="float" office:value="75642" calcext:value-type="float">
            <text:p>75642</text:p>
          </table:table-cell>
          <table:table-cell office:value-type="float" office:value="1084105" calcext:value-type="float">
            <text:p>108410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0Apr</text:p>
          </table:table-cell>
          <table:table-cell office:value-type="float" office:value="14753" calcext:value-type="float">
            <text:p>14753</text:p>
          </table:table-cell>
          <table:table-cell office:value-type="float" office:value="14706" calcext:value-type="float">
            <text:p>1470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574" calcext:value-type="float">
            <text:p>3574</text:p>
          </table:table-cell>
          <table:table-cell office:value-type="float" office:value="0" calcext:value-type="float">
            <text:p>0</text:p>
          </table:table-cell>
          <table:table-cell office:value-type="float" office:value="3574" calcext:value-type="float">
            <text:p>3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14" calcext:value-type="float">
            <text:p>714</text:p>
          </table:table-cell>
          <table:table-cell office:value-type="float" office:value="55713" calcext:value-type="float">
            <text:p>55713</text:p>
          </table:table-cell>
          <table:table-cell office:value-type="float" office:value="0" calcext:value-type="float">
            <text:p>0</text:p>
          </table:table-cell>
          <table:table-cell office:value-type="float" office:value="55186" calcext:value-type="float">
            <text:p>55186</text:p>
          </table:table-cell>
          <table:table-cell office:value-type="float" office:value="54106" calcext:value-type="float">
            <text:p>54106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13330" calcext:value-type="float">
            <text:p>13330</text:p>
          </table:table-cell>
          <table:table-cell office:value-type="float" office:value="567" calcext:value-type="float">
            <text:p>567</text:p>
          </table:table-cell>
          <table:table-cell office:value-type="float" office:value="5719" calcext:value-type="float">
            <text:p>5719</text:p>
          </table:table-cell>
          <table:table-cell office:value-type="float" office:value="74802" calcext:value-type="float">
            <text:p>74802</text:p>
          </table:table-cell>
          <table:table-cell office:value-type="float" office:value="471446" calcext:value-type="float">
            <text:p>471446</text:p>
          </table:table-cell>
          <table:table-cell office:value-type="float" office:value="452526" calcext:value-type="float">
            <text:p>452526</text:p>
          </table:table-cell>
          <table:table-cell office:value-type="float" office:value="18392" calcext:value-type="float">
            <text:p>18392</text:p>
          </table:table-cell>
          <table:table-cell office:value-type="float" office:value="528" calcext:value-type="float">
            <text:p>528</text:p>
          </table:table-cell>
          <table:table-cell office:value-type="float" office:value="96652" calcext:value-type="float">
            <text:p>96652</text:p>
          </table:table-cell>
          <table:table-cell office:value-type="float" office:value="2628" calcext:value-type="float">
            <text:p>2628</text:p>
          </table:table-cell>
          <table:table-cell office:value-type="float" office:value="92955" calcext:value-type="float">
            <text:p>92955</text:p>
          </table:table-cell>
          <table:table-cell office:value-type="float" office:value="1069" calcext:value-type="float">
            <text:p>1069</text:p>
          </table:table-cell>
          <table:table-cell office:value-type="float" office:value="14424" calcext:value-type="float">
            <text:p>14424</text:p>
          </table:table-cell>
          <table:table-cell office:value-type="float" office:value="9881" calcext:value-type="float">
            <text:p>9881</text:p>
          </table:table-cell>
          <table:table-cell office:value-type="float" office:value="51109" calcext:value-type="float">
            <text:p>51109</text:p>
          </table:table-cell>
          <table:table-cell office:value-type="float" office:value="437976" calcext:value-type="float">
            <text:p>437976</text:p>
          </table:table-cell>
          <table:table-cell office:value-type="float" office:value="372656" calcext:value-type="float">
            <text:p>372656</text:p>
          </table:table-cell>
          <table:table-cell office:value-type="float" office:value="394194" calcext:value-type="float">
            <text:p>394194</text:p>
          </table:table-cell>
          <table:table-cell office:value-type="float" office:value="340424" calcext:value-type="float">
            <text:p>340424</text:p>
          </table:table-cell>
          <table:table-cell office:value-type="float" office:value="43436" calcext:value-type="float">
            <text:p>43436</text:p>
          </table:table-cell>
          <table:table-cell office:value-type="float" office:value="10334" calcext:value-type="float">
            <text:p>10334</text:p>
          </table:table-cell>
          <table:table-cell office:value-type="float" office:value="6265" calcext:value-type="float">
            <text:p>6265</text:p>
          </table:table-cell>
          <table:table-cell office:value-type="float" office:value="189365" calcext:value-type="float">
            <text:p>189365</text:p>
          </table:table-cell>
          <table:table-cell office:value-type="float" office:value="50552" calcext:value-type="float">
            <text:p>50552</text:p>
          </table:table-cell>
          <table:table-cell office:value-type="float" office:value="68454" calcext:value-type="float">
            <text:p>68454</text:p>
          </table:table-cell>
          <table:table-cell office:value-type="float" office:value="1081486" calcext:value-type="float">
            <text:p>108148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0Mar</text:p>
          </table:table-cell>
          <table:table-cell office:value-type="float" office:value="10885" calcext:value-type="float">
            <text:p>10885</text:p>
          </table:table-cell>
          <table:table-cell office:value-type="float" office:value="10882" calcext:value-type="float">
            <text:p>10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79" calcext:value-type="float">
            <text:p>3579</text:p>
          </table:table-cell>
          <table:table-cell office:value-type="float" office:value="34" calcext:value-type="float">
            <text:p>34</text:p>
          </table:table-cell>
          <table:table-cell office:value-type="float" office:value="3545" calcext:value-type="float">
            <text:p>3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80" calcext:value-type="float">
            <text:p>980</text:p>
          </table:table-cell>
          <table:table-cell office:value-type="float" office:value="60542" calcext:value-type="float">
            <text:p>60542</text:p>
          </table:table-cell>
          <table:table-cell office:value-type="float" office:value="0" calcext:value-type="float">
            <text:p>0</text:p>
          </table:table-cell>
          <table:table-cell office:value-type="float" office:value="56659" calcext:value-type="float">
            <text:p>56659</text:p>
          </table:table-cell>
          <table:table-cell office:value-type="float" office:value="55594" calcext:value-type="float">
            <text:p>55594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float" office:value="13222" calcext:value-type="float">
            <text:p>13222</text:p>
          </table:table-cell>
          <table:table-cell office:value-type="float" office:value="861" calcext:value-type="float">
            <text:p>861</text:p>
          </table:table-cell>
          <table:table-cell office:value-type="float" office:value="5291" calcext:value-type="float">
            <text:p>5291</text:p>
          </table:table-cell>
          <table:table-cell office:value-type="float" office:value="76033" calcext:value-type="float">
            <text:p>76033</text:p>
          </table:table-cell>
          <table:table-cell office:value-type="float" office:value="443430" calcext:value-type="float">
            <text:p>443430</text:p>
          </table:table-cell>
          <table:table-cell office:value-type="float" office:value="424520" calcext:value-type="float">
            <text:p>424520</text:p>
          </table:table-cell>
          <table:table-cell office:value-type="float" office:value="18392" calcext:value-type="float">
            <text:p>18392</text:p>
          </table:table-cell>
          <table:table-cell office:value-type="float" office:value="518" calcext:value-type="float">
            <text:p>518</text:p>
          </table:table-cell>
          <table:table-cell office:value-type="float" office:value="96153" calcext:value-type="float">
            <text:p>96153</text:p>
          </table:table-cell>
          <table:table-cell office:value-type="float" office:value="2363" calcext:value-type="float">
            <text:p>2363</text:p>
          </table:table-cell>
          <table:table-cell office:value-type="float" office:value="92719" calcext:value-type="float">
            <text:p>92719</text:p>
          </table:table-cell>
          <table:table-cell office:value-type="float" office:value="1071" calcext:value-type="float">
            <text:p>1071</text:p>
          </table:table-cell>
          <table:table-cell office:value-type="float" office:value="14424" calcext:value-type="float">
            <text:p>14424</text:p>
          </table:table-cell>
          <table:table-cell office:value-type="float" office:value="9833" calcext:value-type="float">
            <text:p>9833</text:p>
          </table:table-cell>
          <table:table-cell office:value-type="float" office:value="48694" calcext:value-type="float">
            <text:p>48694</text:p>
          </table:table-cell>
          <table:table-cell office:value-type="float" office:value="439091" calcext:value-type="float">
            <text:p>439091</text:p>
          </table:table-cell>
          <table:table-cell office:value-type="float" office:value="366190" calcext:value-type="float">
            <text:p>366190</text:p>
          </table:table-cell>
          <table:table-cell office:value-type="float" office:value="372102" calcext:value-type="float">
            <text:p>372102</text:p>
          </table:table-cell>
          <table:table-cell office:value-type="float" office:value="319829" calcext:value-type="float">
            <text:p>319829</text:p>
          </table:table-cell>
          <table:table-cell office:value-type="float" office:value="43140" calcext:value-type="float">
            <text:p>43140</text:p>
          </table:table-cell>
          <table:table-cell office:value-type="float" office:value="9133" calcext:value-type="float">
            <text:p>9133</text:p>
          </table:table-cell>
          <table:table-cell office:value-type="float" office:value="6265" calcext:value-type="float">
            <text:p>6265</text:p>
          </table:table-cell>
          <table:table-cell office:value-type="float" office:value="186592" calcext:value-type="float">
            <text:p>186592</text:p>
          </table:table-cell>
          <table:table-cell office:value-type="float" office:value="52186" calcext:value-type="float">
            <text:p>52186</text:p>
          </table:table-cell>
          <table:table-cell office:value-type="float" office:value="68291" calcext:value-type="float">
            <text:p>68291</text:p>
          </table:table-cell>
          <table:table-cell office:value-type="float" office:value="1051626" calcext:value-type="float">
            <text:p>105162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0Feb</text:p>
          </table:table-cell>
          <table:table-cell office:value-type="float" office:value="14016" calcext:value-type="float">
            <text:p>14016</text:p>
          </table:table-cell>
          <table:table-cell office:value-type="float" office:value="13947" calcext:value-type="float">
            <text:p>1394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533" calcext:value-type="float">
            <text:p>3533</text:p>
          </table:table-cell>
          <table:table-cell office:value-type="float" office:value="0" calcext:value-type="float">
            <text:p>0</text:p>
          </table:table-cell>
          <table:table-cell office:value-type="float" office:value="3533" calcext:value-type="float">
            <text:p>35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01" calcext:value-type="float">
            <text:p>701</text:p>
          </table:table-cell>
          <table:table-cell office:value-type="float" office:value="49630" calcext:value-type="float">
            <text:p>49630</text:p>
          </table:table-cell>
          <table:table-cell office:value-type="float" office:value="0" calcext:value-type="float">
            <text:p>0</text:p>
          </table:table-cell>
          <table:table-cell office:value-type="float" office:value="51910" calcext:value-type="float">
            <text:p>51910</text:p>
          </table:table-cell>
          <table:table-cell office:value-type="float" office:value="50845" calcext:value-type="float">
            <text:p>50845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float" office:value="10780" calcext:value-type="float">
            <text:p>10780</text:p>
          </table:table-cell>
          <table:table-cell office:value-type="float" office:value="567" calcext:value-type="float">
            <text:p>567</text:p>
          </table:table-cell>
          <table:table-cell office:value-type="float" office:value="4672" calcext:value-type="float">
            <text:p>4672</text:p>
          </table:table-cell>
          <table:table-cell office:value-type="float" office:value="67929" calcext:value-type="float">
            <text:p>67929</text:p>
          </table:table-cell>
          <table:table-cell office:value-type="float" office:value="382156" calcext:value-type="float">
            <text:p>382156</text:p>
          </table:table-cell>
          <table:table-cell office:value-type="float" office:value="361780" calcext:value-type="float">
            <text:p>361780</text:p>
          </table:table-cell>
          <table:table-cell office:value-type="float" office:value="19793" calcext:value-type="float">
            <text:p>19793</text:p>
          </table:table-cell>
          <table:table-cell office:value-type="float" office:value="583" calcext:value-type="float">
            <text:p>583</text:p>
          </table:table-cell>
          <table:table-cell office:value-type="float" office:value="93218" calcext:value-type="float">
            <text:p>93218</text:p>
          </table:table-cell>
          <table:table-cell office:value-type="float" office:value="1820" calcext:value-type="float">
            <text:p>1820</text:p>
          </table:table-cell>
          <table:table-cell office:value-type="float" office:value="90388" calcext:value-type="float">
            <text:p>90388</text:p>
          </table:table-cell>
          <table:table-cell office:value-type="float" office:value="1010" calcext:value-type="float">
            <text:p>1010</text:p>
          </table:table-cell>
          <table:table-cell office:value-type="float" office:value="14151" calcext:value-type="float">
            <text:p>14151</text:p>
          </table:table-cell>
          <table:table-cell office:value-type="float" office:value="9773" calcext:value-type="float">
            <text:p>9773</text:p>
          </table:table-cell>
          <table:table-cell office:value-type="float" office:value="52358" calcext:value-type="float">
            <text:p>52358</text:p>
          </table:table-cell>
          <table:table-cell office:value-type="float" office:value="417535" calcext:value-type="float">
            <text:p>417535</text:p>
          </table:table-cell>
          <table:table-cell office:value-type="float" office:value="363811" calcext:value-type="float">
            <text:p>363811</text:p>
          </table:table-cell>
          <table:table-cell office:value-type="float" office:value="311717" calcext:value-type="float">
            <text:p>311717</text:p>
          </table:table-cell>
          <table:table-cell office:value-type="float" office:value="246650" calcext:value-type="float">
            <text:p>246650</text:p>
          </table:table-cell>
          <table:table-cell office:value-type="float" office:value="56668" calcext:value-type="float">
            <text:p>56668</text:p>
          </table:table-cell>
          <table:table-cell office:value-type="float" office:value="8399" calcext:value-type="float">
            <text:p>8399</text:p>
          </table:table-cell>
          <table:table-cell office:value-type="float" office:value="7876" calcext:value-type="float">
            <text:p>7876</text:p>
          </table:table-cell>
          <table:table-cell office:value-type="float" office:value="175010" calcext:value-type="float">
            <text:p>175010</text:p>
          </table:table-cell>
          <table:table-cell office:value-type="float" office:value="52928" calcext:value-type="float">
            <text:p>52928</text:p>
          </table:table-cell>
          <table:table-cell office:value-type="float" office:value="57847" calcext:value-type="float">
            <text:p>57847</text:p>
          </table:table-cell>
          <table:table-cell office:value-type="float" office:value="969189" calcext:value-type="float">
            <text:p>96918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2000Jan</text:p>
          </table:table-cell>
          <table:table-cell office:value-type="float" office:value="12156" calcext:value-type="float">
            <text:p>12156</text:p>
          </table:table-cell>
          <table:table-cell office:value-type="float" office:value="12105" calcext:value-type="float">
            <text:p>1210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557" calcext:value-type="float">
            <text:p>3557</text:p>
          </table:table-cell>
          <table:table-cell office:value-type="float" office:value="0" calcext:value-type="float">
            <text:p>0</text:p>
          </table:table-cell>
          <table:table-cell office:value-type="float" office:value="3557" calcext:value-type="float">
            <text:p>35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49" calcext:value-type="float">
            <text:p>649</text:p>
          </table:table-cell>
          <table:table-cell office:value-type="float" office:value="60674" calcext:value-type="float">
            <text:p>60674</text:p>
          </table:table-cell>
          <table:table-cell office:value-type="float" office:value="0" calcext:value-type="float">
            <text:p>0</text:p>
          </table:table-cell>
          <table:table-cell office:value-type="float" office:value="60060" calcext:value-type="float">
            <text:p>60060</text:p>
          </table:table-cell>
          <table:table-cell office:value-type="float" office:value="58995" calcext:value-type="float">
            <text:p>58995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float" office:value="10731" calcext:value-type="float">
            <text:p>10731</text:p>
          </table:table-cell>
          <table:table-cell office:value-type="float" office:value="324" calcext:value-type="float">
            <text:p>324</text:p>
          </table:table-cell>
          <table:table-cell office:value-type="float" office:value="5969" calcext:value-type="float">
            <text:p>5969</text:p>
          </table:table-cell>
          <table:table-cell office:value-type="float" office:value="77084" calcext:value-type="float">
            <text:p>77084</text:p>
          </table:table-cell>
          <table:table-cell office:value-type="float" office:value="464990" calcext:value-type="float">
            <text:p>464990</text:p>
          </table:table-cell>
          <table:table-cell office:value-type="float" office:value="444616" calcext:value-type="float">
            <text:p>444616</text:p>
          </table:table-cell>
          <table:table-cell office:value-type="float" office:value="19789" calcext:value-type="float">
            <text:p>19789</text:p>
          </table:table-cell>
          <table:table-cell office:value-type="float" office:value="585" calcext:value-type="float">
            <text:p>585</text:p>
          </table:table-cell>
          <table:table-cell office:value-type="float" office:value="90271" calcext:value-type="float">
            <text:p>90271</text:p>
          </table:table-cell>
          <table:table-cell office:value-type="float" office:value="1685" calcext:value-type="float">
            <text:p>1685</text:p>
          </table:table-cell>
          <table:table-cell office:value-type="float" office:value="87587" calcext:value-type="float">
            <text:p>87587</text:p>
          </table:table-cell>
          <table:table-cell office:value-type="float" office:value="999" calcext:value-type="float">
            <text:p>999</text:p>
          </table:table-cell>
          <table:table-cell office:value-type="float" office:value="14184" calcext:value-type="float">
            <text:p>14184</text:p>
          </table:table-cell>
          <table:table-cell office:value-type="float" office:value="9887" calcext:value-type="float">
            <text:p>9887</text:p>
          </table:table-cell>
          <table:table-cell office:value-type="float" office:value="52330" calcext:value-type="float">
            <text:p>52330</text:p>
          </table:table-cell>
          <table:table-cell office:value-type="float" office:value="424322" calcext:value-type="float">
            <text:p>424322</text:p>
          </table:table-cell>
          <table:table-cell office:value-type="float" office:value="366190" calcext:value-type="float">
            <text:p>366190</text:p>
          </table:table-cell>
          <table:table-cell office:value-type="float" office:value="388857" calcext:value-type="float">
            <text:p>388857</text:p>
          </table:table-cell>
          <table:table-cell office:value-type="float" office:value="333389" calcext:value-type="float">
            <text:p>333389</text:p>
          </table:table-cell>
          <table:table-cell office:value-type="float" office:value="47048" calcext:value-type="float">
            <text:p>47048</text:p>
          </table:table-cell>
          <table:table-cell office:value-type="float" office:value="8420" calcext:value-type="float">
            <text:p>8420</text:p>
          </table:table-cell>
          <table:table-cell office:value-type="float" office:value="7876" calcext:value-type="float">
            <text:p>7876</text:p>
          </table:table-cell>
          <table:table-cell office:value-type="float" office:value="175687" calcext:value-type="float">
            <text:p>175687</text:p>
          </table:table-cell>
          <table:table-cell office:value-type="float" office:value="51294" calcext:value-type="float">
            <text:p>51294</text:p>
          </table:table-cell>
          <table:table-cell office:value-type="float" office:value="66083" calcext:value-type="float">
            <text:p>66083</text:p>
          </table:table-cell>
          <table:table-cell office:value-type="float" office:value="1055987" calcext:value-type="float">
            <text:p>105598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9Dec</text:p>
          </table:table-cell>
          <table:table-cell office:value-type="float" office:value="10865" calcext:value-type="float">
            <text:p>10865</text:p>
          </table:table-cell>
          <table:table-cell office:value-type="float" office:value="10839" calcext:value-type="float">
            <text:p>1083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537" calcext:value-type="float">
            <text:p>3537</text:p>
          </table:table-cell>
          <table:table-cell office:value-type="float" office:value="0" calcext:value-type="float">
            <text:p>0</text:p>
          </table:table-cell>
          <table:table-cell office:value-type="float" office:value="3537" calcext:value-type="float">
            <text:p>35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54" calcext:value-type="float">
            <text:p>854</text:p>
          </table:table-cell>
          <table:table-cell office:value-type="float" office:value="51883" calcext:value-type="float">
            <text:p>51883</text:p>
          </table:table-cell>
          <table:table-cell office:value-type="float" office:value="0" calcext:value-type="float">
            <text:p>0</text:p>
          </table:table-cell>
          <table:table-cell office:value-type="float" office:value="50235" calcext:value-type="float">
            <text:p>50235</text:p>
          </table:table-cell>
          <table:table-cell office:value-type="float" office:value="49155" calcext:value-type="float">
            <text:p>49155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10667" calcext:value-type="float">
            <text:p>10667</text:p>
          </table:table-cell>
          <table:table-cell office:value-type="float" office:value="1274" calcext:value-type="float">
            <text:p>1274</text:p>
          </table:table-cell>
          <table:table-cell office:value-type="float" office:value="5011" calcext:value-type="float">
            <text:p>5011</text:p>
          </table:table-cell>
          <table:table-cell office:value-type="float" office:value="67187" calcext:value-type="float">
            <text:p>67187</text:p>
          </table:table-cell>
          <table:table-cell office:value-type="float" office:value="444586" calcext:value-type="float">
            <text:p>444586</text:p>
          </table:table-cell>
          <table:table-cell office:value-type="float" office:value="424326" calcext:value-type="float">
            <text:p>424326</text:p>
          </table:table-cell>
          <table:table-cell office:value-type="float" office:value="19718" calcext:value-type="float">
            <text:p>19718</text:p>
          </table:table-cell>
          <table:table-cell office:value-type="float" office:value="542" calcext:value-type="float">
            <text:p>542</text:p>
          </table:table-cell>
          <table:table-cell office:value-type="float" office:value="89101" calcext:value-type="float">
            <text:p>89101</text:p>
          </table:table-cell>
          <table:table-cell office:value-type="float" office:value="1942" calcext:value-type="float">
            <text:p>1942</text:p>
          </table:table-cell>
          <table:table-cell office:value-type="float" office:value="86066" calcext:value-type="float">
            <text:p>86066</text:p>
          </table:table-cell>
          <table:table-cell office:value-type="float" office:value="1093" calcext:value-type="float">
            <text:p>1093</text:p>
          </table:table-cell>
          <table:table-cell office:value-type="float" office:value="14098" calcext:value-type="float">
            <text:p>14098</text:p>
          </table:table-cell>
          <table:table-cell office:value-type="float" office:value="9940" calcext:value-type="float">
            <text:p>9940</text:p>
          </table:table-cell>
          <table:table-cell office:value-type="float" office:value="55373" calcext:value-type="float">
            <text:p>55373</text:p>
          </table:table-cell>
          <table:table-cell office:value-type="float" office:value="400582" calcext:value-type="float">
            <text:p>400582</text:p>
          </table:table-cell>
          <table:table-cell office:value-type="float" office:value="393301" calcext:value-type="float">
            <text:p>393301</text:p>
          </table:table-cell>
          <table:table-cell office:value-type="float" office:value="341540" calcext:value-type="float">
            <text:p>341540</text:p>
          </table:table-cell>
          <table:table-cell office:value-type="float" office:value="279347" calcext:value-type="float">
            <text:p>279347</text:p>
          </table:table-cell>
          <table:table-cell office:value-type="float" office:value="53390" calcext:value-type="float">
            <text:p>53390</text:p>
          </table:table-cell>
          <table:table-cell office:value-type="float" office:value="8803" calcext:value-type="float">
            <text:p>8803</text:p>
          </table:table-cell>
          <table:table-cell office:value-type="float" office:value="7876" calcext:value-type="float">
            <text:p>7876</text:p>
          </table:table-cell>
          <table:table-cell office:value-type="float" office:value="174475" calcext:value-type="float">
            <text:p>174475</text:p>
          </table:table-cell>
          <table:table-cell office:value-type="float" office:value="53259" calcext:value-type="float">
            <text:p>53259</text:p>
          </table:table-cell>
          <table:table-cell office:value-type="float" office:value="43230" calcext:value-type="float">
            <text:p>43230</text:p>
          </table:table-cell>
          <table:table-cell office:value-type="float" office:value="1013681" calcext:value-type="float">
            <text:p>101368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9Nov</text:p>
          </table:table-cell>
          <table:table-cell office:value-type="float" office:value="19934" calcext:value-type="float">
            <text:p>19934</text:p>
          </table:table-cell>
          <table:table-cell office:value-type="float" office:value="19914" calcext:value-type="float">
            <text:p>199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570" calcext:value-type="float">
            <text:p>3570</text:p>
          </table:table-cell>
          <table:table-cell office:value-type="float" office:value="0" calcext:value-type="float">
            <text:p>0</text:p>
          </table:table-cell>
          <table:table-cell office:value-type="float" office:value="3570" calcext:value-type="float">
            <text:p>35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89" calcext:value-type="float">
            <text:p>589</text:p>
          </table:table-cell>
          <table:table-cell office:value-type="float" office:value="58128" calcext:value-type="float">
            <text:p>58128</text:p>
          </table:table-cell>
          <table:table-cell office:value-type="float" office:value="0" calcext:value-type="float">
            <text:p>0</text:p>
          </table:table-cell>
          <table:table-cell office:value-type="float" office:value="69404" calcext:value-type="float">
            <text:p>69404</text:p>
          </table:table-cell>
          <table:table-cell office:value-type="float" office:value="68324" calcext:value-type="float">
            <text:p>68324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8225" calcext:value-type="float">
            <text:p>8225</text:p>
          </table:table-cell>
          <table:table-cell office:value-type="float" office:value="1037" calcext:value-type="float">
            <text:p>1037</text:p>
          </table:table-cell>
          <table:table-cell office:value-type="float" office:value="3597" calcext:value-type="float">
            <text:p>3597</text:p>
          </table:table-cell>
          <table:table-cell office:value-type="float" office:value="82263" calcext:value-type="float">
            <text:p>82263</text:p>
          </table:table-cell>
          <table:table-cell office:value-type="float" office:value="508378" calcext:value-type="float">
            <text:p>508378</text:p>
          </table:table-cell>
          <table:table-cell office:value-type="float" office:value="487807" calcext:value-type="float">
            <text:p>487807</text:p>
          </table:table-cell>
          <table:table-cell office:value-type="float" office:value="20399" calcext:value-type="float">
            <text:p>20399</text:p>
          </table:table-cell>
          <table:table-cell office:value-type="float" office:value="172" calcext:value-type="float">
            <text:p>172</text:p>
          </table:table-cell>
          <table:table-cell office:value-type="float" office:value="92620" calcext:value-type="float">
            <text:p>92620</text:p>
          </table:table-cell>
          <table:table-cell office:value-type="float" office:value="2146" calcext:value-type="float">
            <text:p>2146</text:p>
          </table:table-cell>
          <table:table-cell office:value-type="float" office:value="89368" calcext:value-type="float">
            <text:p>89368</text:p>
          </table:table-cell>
          <table:table-cell office:value-type="float" office:value="1107" calcext:value-type="float">
            <text:p>1107</text:p>
          </table:table-cell>
          <table:table-cell office:value-type="float" office:value="8780" calcext:value-type="float">
            <text:p>8780</text:p>
          </table:table-cell>
          <table:table-cell office:value-type="float" office:value="9940" calcext:value-type="float">
            <text:p>9940</text:p>
          </table:table-cell>
          <table:table-cell office:value-type="float" office:value="54952" calcext:value-type="float">
            <text:p>54952</text:p>
          </table:table-cell>
          <table:table-cell office:value-type="float" office:value="410324" calcext:value-type="float">
            <text:p>410324</text:p>
          </table:table-cell>
          <table:table-cell office:value-type="float" office:value="363229" calcext:value-type="float">
            <text:p>363229</text:p>
          </table:table-cell>
          <table:table-cell office:value-type="float" office:value="442997" calcext:value-type="float">
            <text:p>442997</text:p>
          </table:table-cell>
          <table:table-cell office:value-type="float" office:value="368293" calcext:value-type="float">
            <text:p>368293</text:p>
          </table:table-cell>
          <table:table-cell office:value-type="float" office:value="64105" calcext:value-type="float">
            <text:p>64105</text:p>
          </table:table-cell>
          <table:table-cell office:value-type="float" office:value="10598" calcext:value-type="float">
            <text:p>10598</text:p>
          </table:table-cell>
          <table:table-cell office:value-type="float" office:value="7876" calcext:value-type="float">
            <text:p>7876</text:p>
          </table:table-cell>
          <table:table-cell office:value-type="float" office:value="149137" calcext:value-type="float">
            <text:p>149137</text:p>
          </table:table-cell>
          <table:table-cell office:value-type="float" office:value="58503" calcext:value-type="float">
            <text:p>58503</text:p>
          </table:table-cell>
          <table:table-cell office:value-type="float" office:value="63251" calcext:value-type="float">
            <text:p>63251</text:p>
          </table:table-cell>
          <table:table-cell office:value-type="float" office:value="1084994" calcext:value-type="float">
            <text:p>108499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9Oct</text:p>
          </table:table-cell>
          <table:table-cell office:value-type="float" office:value="17520" calcext:value-type="float">
            <text:p>17520</text:p>
          </table:table-cell>
          <table:table-cell office:value-type="float" office:value="17493" calcext:value-type="float">
            <text:p>1749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10" calcext:value-type="float">
            <text:p>3410</text:p>
          </table:table-cell>
          <table:table-cell office:value-type="float" office:value="0" calcext:value-type="float">
            <text:p>0</text:p>
          </table:table-cell>
          <table:table-cell office:value-type="float" office:value="3410" calcext:value-type="float">
            <text:p>34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40" calcext:value-type="float">
            <text:p>540</text:p>
          </table:table-cell>
          <table:table-cell office:value-type="float" office:value="72715" calcext:value-type="float">
            <text:p>72715</text:p>
          </table:table-cell>
          <table:table-cell office:value-type="float" office:value="0" calcext:value-type="float">
            <text:p>0</text:p>
          </table:table-cell>
          <table:table-cell office:value-type="float" office:value="80253" calcext:value-type="float">
            <text:p>80253</text:p>
          </table:table-cell>
          <table:table-cell office:value-type="float" office:value="79173" calcext:value-type="float">
            <text:p>79173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8201" calcext:value-type="float">
            <text:p>8201</text:p>
          </table:table-cell>
          <table:table-cell office:value-type="float" office:value="838" calcext:value-type="float">
            <text:p>838</text:p>
          </table:table-cell>
          <table:table-cell office:value-type="float" office:value="4934" calcext:value-type="float">
            <text:p>4934</text:p>
          </table:table-cell>
          <table:table-cell office:value-type="float" office:value="94226" calcext:value-type="float">
            <text:p>94226</text:p>
          </table:table-cell>
          <table:table-cell office:value-type="float" office:value="566955" calcext:value-type="float">
            <text:p>566955</text:p>
          </table:table-cell>
          <table:table-cell office:value-type="float" office:value="546381" calcext:value-type="float">
            <text:p>546381</text:p>
          </table:table-cell>
          <table:table-cell office:value-type="float" office:value="20399" calcext:value-type="float">
            <text:p>20399</text:p>
          </table:table-cell>
          <table:table-cell office:value-type="float" office:value="175" calcext:value-type="float">
            <text:p>175</text:p>
          </table:table-cell>
          <table:table-cell office:value-type="float" office:value="92377" calcext:value-type="float">
            <text:p>92377</text:p>
          </table:table-cell>
          <table:table-cell office:value-type="float" office:value="1864" calcext:value-type="float">
            <text:p>1864</text:p>
          </table:table-cell>
          <table:table-cell office:value-type="float" office:value="89358" calcext:value-type="float">
            <text:p>89358</text:p>
          </table:table-cell>
          <table:table-cell office:value-type="float" office:value="1156" calcext:value-type="float">
            <text:p>1156</text:p>
          </table:table-cell>
          <table:table-cell office:value-type="float" office:value="8596" calcext:value-type="float">
            <text:p>8596</text:p>
          </table:table-cell>
          <table:table-cell office:value-type="float" office:value="9892" calcext:value-type="float">
            <text:p>9892</text:p>
          </table:table-cell>
          <table:table-cell office:value-type="float" office:value="52821" calcext:value-type="float">
            <text:p>52821</text:p>
          </table:table-cell>
          <table:table-cell office:value-type="float" office:value="432561" calcext:value-type="float">
            <text:p>432561</text:p>
          </table:table-cell>
          <table:table-cell office:value-type="float" office:value="361488" calcext:value-type="float">
            <text:p>361488</text:p>
          </table:table-cell>
          <table:table-cell office:value-type="float" office:value="500589" calcext:value-type="float">
            <text:p>500589</text:p>
          </table:table-cell>
          <table:table-cell office:value-type="float" office:value="440849" calcext:value-type="float">
            <text:p>440849</text:p>
          </table:table-cell>
          <table:table-cell office:value-type="float" office:value="50204" calcext:value-type="float">
            <text:p>50204</text:p>
          </table:table-cell>
          <table:table-cell office:value-type="float" office:value="9536" calcext:value-type="float">
            <text:p>9536</text:p>
          </table:table-cell>
          <table:table-cell office:value-type="float" office:value="8606" calcext:value-type="float">
            <text:p>8606</text:p>
          </table:table-cell>
          <table:table-cell office:value-type="float" office:value="149562" calcext:value-type="float">
            <text:p>149562</text:p>
          </table:table-cell>
          <table:table-cell office:value-type="float" office:value="55398" calcext:value-type="float">
            <text:p>55398</text:p>
          </table:table-cell>
          <table:table-cell office:value-type="float" office:value="87554" calcext:value-type="float">
            <text:p>87554</text:p>
          </table:table-cell>
          <table:table-cell office:value-type="float" office:value="1163197" calcext:value-type="float">
            <text:p>116319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9Sep</text:p>
          </table:table-cell>
          <table:table-cell office:value-type="float" office:value="11025" calcext:value-type="float">
            <text:p>11025</text:p>
          </table:table-cell>
          <table:table-cell office:value-type="float" office:value="10992" calcext:value-type="float">
            <text:p>1099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73" calcext:value-type="float">
            <text:p>3573</text:p>
          </table:table-cell>
          <table:table-cell office:value-type="float" office:value="0" calcext:value-type="float">
            <text:p>0</text:p>
          </table:table-cell>
          <table:table-cell office:value-type="float" office:value="3573" calcext:value-type="float">
            <text:p>35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50" calcext:value-type="float">
            <text:p>750</text:p>
          </table:table-cell>
          <table:table-cell office:value-type="float" office:value="60807" calcext:value-type="float">
            <text:p>60807</text:p>
          </table:table-cell>
          <table:table-cell office:value-type="float" office:value="0" calcext:value-type="float">
            <text:p>0</text:p>
          </table:table-cell>
          <table:table-cell office:value-type="float" office:value="63240" calcext:value-type="float">
            <text:p>63240</text:p>
          </table:table-cell>
          <table:table-cell office:value-type="float" office:value="62160" calcext:value-type="float">
            <text:p>6216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8208" calcext:value-type="float">
            <text:p>8208</text:p>
          </table:table-cell>
          <table:table-cell office:value-type="float" office:value="1012" calcext:value-type="float">
            <text:p>1012</text:p>
          </table:table-cell>
          <table:table-cell office:value-type="float" office:value="3733" calcext:value-type="float">
            <text:p>3733</text:p>
          </table:table-cell>
          <table:table-cell office:value-type="float" office:value="76193" calcext:value-type="float">
            <text:p>76193</text:p>
          </table:table-cell>
          <table:table-cell office:value-type="float" office:value="471728" calcext:value-type="float">
            <text:p>471728</text:p>
          </table:table-cell>
          <table:table-cell office:value-type="float" office:value="451149" calcext:value-type="float">
            <text:p>451149</text:p>
          </table:table-cell>
          <table:table-cell office:value-type="float" office:value="20399" calcext:value-type="float">
            <text:p>20399</text:p>
          </table:table-cell>
          <table:table-cell office:value-type="float" office:value="180" calcext:value-type="float">
            <text:p>180</text:p>
          </table:table-cell>
          <table:table-cell office:value-type="float" office:value="92402" calcext:value-type="float">
            <text:p>92402</text:p>
          </table:table-cell>
          <table:table-cell office:value-type="float" office:value="1442" calcext:value-type="float">
            <text:p>1442</text:p>
          </table:table-cell>
          <table:table-cell office:value-type="float" office:value="89898" calcext:value-type="float">
            <text:p>89898</text:p>
          </table:table-cell>
          <table:table-cell office:value-type="float" office:value="1062" calcext:value-type="float">
            <text:p>1062</text:p>
          </table:table-cell>
          <table:table-cell office:value-type="float" office:value="8737" calcext:value-type="float">
            <text:p>8737</text:p>
          </table:table-cell>
          <table:table-cell office:value-type="float" office:value="9828" calcext:value-type="float">
            <text:p>9828</text:p>
          </table:table-cell>
          <table:table-cell office:value-type="float" office:value="46939" calcext:value-type="float">
            <text:p>46939</text:p>
          </table:table-cell>
          <table:table-cell office:value-type="float" office:value="427879" calcext:value-type="float">
            <text:p>427879</text:p>
          </table:table-cell>
          <table:table-cell office:value-type="float" office:value="359647" calcext:value-type="float">
            <text:p>359647</text:p>
          </table:table-cell>
          <table:table-cell office:value-type="float" office:value="405337" calcext:value-type="float">
            <text:p>405337</text:p>
          </table:table-cell>
          <table:table-cell office:value-type="float" office:value="347706" calcext:value-type="float">
            <text:p>347706</text:p>
          </table:table-cell>
          <table:table-cell office:value-type="float" office:value="50079" calcext:value-type="float">
            <text:p>50079</text:p>
          </table:table-cell>
          <table:table-cell office:value-type="float" office:value="7552" calcext:value-type="float">
            <text:p>7552</text:p>
          </table:table-cell>
          <table:table-cell office:value-type="float" office:value="8606" calcext:value-type="float">
            <text:p>8606</text:p>
          </table:table-cell>
          <table:table-cell office:value-type="float" office:value="145682" calcext:value-type="float">
            <text:p>145682</text:p>
          </table:table-cell>
          <table:table-cell office:value-type="float" office:value="55655" calcext:value-type="float">
            <text:p>55655</text:p>
          </table:table-cell>
          <table:table-cell office:value-type="float" office:value="82584" calcext:value-type="float">
            <text:p>82584</text:p>
          </table:table-cell>
          <table:table-cell office:value-type="float" office:value="1057511" calcext:value-type="float">
            <text:p>105751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9Aug</text:p>
          </table:table-cell>
          <table:table-cell office:value-type="float" office:value="21669" calcext:value-type="float">
            <text:p>21669</text:p>
          </table:table-cell>
          <table:table-cell office:value-type="float" office:value="21643" calcext:value-type="float">
            <text:p>2164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670" calcext:value-type="float">
            <text:p>3670</text:p>
          </table:table-cell>
          <table:table-cell office:value-type="float" office:value="0" calcext:value-type="float">
            <text:p>0</text:p>
          </table:table-cell>
          <table:table-cell office:value-type="float" office:value="3670" calcext:value-type="float">
            <text:p>36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56" calcext:value-type="float">
            <text:p>556</text:p>
          </table:table-cell>
          <table:table-cell office:value-type="float" office:value="69909" calcext:value-type="float">
            <text:p>69909</text:p>
          </table:table-cell>
          <table:table-cell office:value-type="float" office:value="0" calcext:value-type="float">
            <text:p>0</text:p>
          </table:table-cell>
          <table:table-cell office:value-type="float" office:value="83772" calcext:value-type="float">
            <text:p>83772</text:p>
          </table:table-cell>
          <table:table-cell office:value-type="float" office:value="82716" calcext:value-type="float">
            <text:p>82716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7798" calcext:value-type="float">
            <text:p>7798</text:p>
          </table:table-cell>
          <table:table-cell office:value-type="float" office:value="877" calcext:value-type="float">
            <text:p>877</text:p>
          </table:table-cell>
          <table:table-cell office:value-type="float" office:value="3395" calcext:value-type="float">
            <text:p>3395</text:p>
          </table:table-cell>
          <table:table-cell office:value-type="float" office:value="95842" calcext:value-type="float">
            <text:p>95842</text:p>
          </table:table-cell>
          <table:table-cell office:value-type="float" office:value="530803" calcext:value-type="float">
            <text:p>530803</text:p>
          </table:table-cell>
          <table:table-cell office:value-type="float" office:value="510229" calcext:value-type="float">
            <text:p>510229</text:p>
          </table:table-cell>
          <table:table-cell office:value-type="float" office:value="20399" calcext:value-type="float">
            <text:p>20399</text:p>
          </table:table-cell>
          <table:table-cell office:value-type="float" office:value="175" calcext:value-type="float">
            <text:p>175</text:p>
          </table:table-cell>
          <table:table-cell office:value-type="float" office:value="91921" calcext:value-type="float">
            <text:p>91921</text:p>
          </table:table-cell>
          <table:table-cell office:value-type="float" office:value="1149" calcext:value-type="float">
            <text:p>1149</text:p>
          </table:table-cell>
          <table:table-cell office:value-type="float" office:value="90025" calcext:value-type="float">
            <text:p>90025</text:p>
          </table:table-cell>
          <table:table-cell office:value-type="float" office:value="748" calcext:value-type="float">
            <text:p>748</text:p>
          </table:table-cell>
          <table:table-cell office:value-type="float" office:value="8757" calcext:value-type="float">
            <text:p>8757</text:p>
          </table:table-cell>
          <table:table-cell office:value-type="float" office:value="9850" calcext:value-type="float">
            <text:p>9850</text:p>
          </table:table-cell>
          <table:table-cell office:value-type="float" office:value="51678" calcext:value-type="float">
            <text:p>51678</text:p>
          </table:table-cell>
          <table:table-cell office:value-type="float" office:value="422997" calcext:value-type="float">
            <text:p>422997</text:p>
          </table:table-cell>
          <table:table-cell office:value-type="float" office:value="358905" calcext:value-type="float">
            <text:p>358905</text:p>
          </table:table-cell>
          <table:table-cell office:value-type="float" office:value="463666" calcext:value-type="float">
            <text:p>463666</text:p>
          </table:table-cell>
          <table:table-cell office:value-type="float" office:value="403217" calcext:value-type="float">
            <text:p>403217</text:p>
          </table:table-cell>
          <table:table-cell office:value-type="float" office:value="53824" calcext:value-type="float">
            <text:p>53824</text:p>
          </table:table-cell>
          <table:table-cell office:value-type="float" office:value="6626" calcext:value-type="float">
            <text:p>6626</text:p>
          </table:table-cell>
          <table:table-cell office:value-type="float" office:value="10158" calcext:value-type="float">
            <text:p>10158</text:p>
          </table:table-cell>
          <table:table-cell office:value-type="float" office:value="139051" calcext:value-type="float">
            <text:p>139051</text:p>
          </table:table-cell>
          <table:table-cell office:value-type="float" office:value="56564" calcext:value-type="float">
            <text:p>56564</text:p>
          </table:table-cell>
          <table:table-cell office:value-type="float" office:value="87668" calcext:value-type="float">
            <text:p>87668</text:p>
          </table:table-cell>
          <table:table-cell office:value-type="float" office:value="1116012" calcext:value-type="float">
            <text:p>111601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9Jul</text:p>
          </table:table-cell>
          <table:table-cell office:value-type="float" office:value="13707" calcext:value-type="float">
            <text:p>13707</text:p>
          </table:table-cell>
          <table:table-cell office:value-type="float" office:value="13673" calcext:value-type="float">
            <text:p>1367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620" calcext:value-type="float">
            <text:p>3620</text:p>
          </table:table-cell>
          <table:table-cell office:value-type="float" office:value="0" calcext:value-type="float">
            <text:p>0</text:p>
          </table:table-cell>
          <table:table-cell office:value-type="float" office:value="3620" calcext:value-type="float">
            <text:p>36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05" calcext:value-type="float">
            <text:p>505</text:p>
          </table:table-cell>
          <table:table-cell office:value-type="float" office:value="82457" calcext:value-type="float">
            <text:p>82457</text:p>
          </table:table-cell>
          <table:table-cell office:value-type="float" office:value="0" calcext:value-type="float">
            <text:p>0</text:p>
          </table:table-cell>
          <table:table-cell office:value-type="float" office:value="87519" calcext:value-type="float">
            <text:p>87519</text:p>
          </table:table-cell>
          <table:table-cell office:value-type="float" office:value="86463" calcext:value-type="float">
            <text:p>86463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7813" calcext:value-type="float">
            <text:p>7813</text:p>
          </table:table-cell>
          <table:table-cell office:value-type="float" office:value="665" calcext:value-type="float">
            <text:p>665</text:p>
          </table:table-cell>
          <table:table-cell office:value-type="float" office:value="4328" calcext:value-type="float">
            <text:p>4328</text:p>
          </table:table-cell>
          <table:table-cell office:value-type="float" office:value="100325" calcext:value-type="float">
            <text:p>100325</text:p>
          </table:table-cell>
          <table:table-cell office:value-type="float" office:value="755238" calcext:value-type="float">
            <text:p>755238</text:p>
          </table:table-cell>
          <table:table-cell office:value-type="float" office:value="734657" calcext:value-type="float">
            <text:p>734657</text:p>
          </table:table-cell>
          <table:table-cell office:value-type="float" office:value="20399" calcext:value-type="float">
            <text:p>20399</text:p>
          </table:table-cell>
          <table:table-cell office:value-type="float" office:value="182" calcext:value-type="float">
            <text:p>182</text:p>
          </table:table-cell>
          <table:table-cell office:value-type="float" office:value="92292" calcext:value-type="float">
            <text:p>92292</text:p>
          </table:table-cell>
          <table:table-cell office:value-type="float" office:value="1445" calcext:value-type="float">
            <text:p>1445</text:p>
          </table:table-cell>
          <table:table-cell office:value-type="float" office:value="89918" calcext:value-type="float">
            <text:p>89918</text:p>
          </table:table-cell>
          <table:table-cell office:value-type="float" office:value="929" calcext:value-type="float">
            <text:p>929</text:p>
          </table:table-cell>
          <table:table-cell office:value-type="float" office:value="8732" calcext:value-type="float">
            <text:p>8732</text:p>
          </table:table-cell>
          <table:table-cell office:value-type="float" office:value="9813" calcext:value-type="float">
            <text:p>9813</text:p>
          </table:table-cell>
          <table:table-cell office:value-type="float" office:value="50576" calcext:value-type="float">
            <text:p>50576</text:p>
          </table:table-cell>
          <table:table-cell office:value-type="float" office:value="451993" calcext:value-type="float">
            <text:p>451993</text:p>
          </table:table-cell>
          <table:table-cell office:value-type="float" office:value="363887" calcext:value-type="float">
            <text:p>363887</text:p>
          </table:table-cell>
          <table:table-cell office:value-type="float" office:value="682594" calcext:value-type="float">
            <text:p>682594</text:p>
          </table:table-cell>
          <table:table-cell office:value-type="float" office:value="620528" calcext:value-type="float">
            <text:p>620528</text:p>
          </table:table-cell>
          <table:table-cell office:value-type="float" office:value="55454" calcext:value-type="float">
            <text:p>55454</text:p>
          </table:table-cell>
          <table:table-cell office:value-type="float" office:value="6612" calcext:value-type="float">
            <text:p>6612</text:p>
          </table:table-cell>
          <table:table-cell office:value-type="float" office:value="10158" calcext:value-type="float">
            <text:p>10158</text:p>
          </table:table-cell>
          <table:table-cell office:value-type="float" office:value="139066" calcext:value-type="float">
            <text:p>139066</text:p>
          </table:table-cell>
          <table:table-cell office:value-type="float" office:value="54835" calcext:value-type="float">
            <text:p>54835</text:p>
          </table:table-cell>
          <table:table-cell office:value-type="float" office:value="118107" calcext:value-type="float">
            <text:p>118107</text:p>
          </table:table-cell>
          <table:table-cell office:value-type="float" office:value="1368647" calcext:value-type="float">
            <text:p>136864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9Jun</text:p>
          </table:table-cell>
          <table:table-cell office:value-type="float" office:value="40258" calcext:value-type="float">
            <text:p>40258</text:p>
          </table:table-cell>
          <table:table-cell office:value-type="float" office:value="40219" calcext:value-type="float">
            <text:p>4021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634" calcext:value-type="float">
            <text:p>3634</text:p>
          </table:table-cell>
          <table:table-cell office:value-type="float" office:value="0" calcext:value-type="float">
            <text:p>0</text:p>
          </table:table-cell>
          <table:table-cell office:value-type="float" office:value="3634" calcext:value-type="float">
            <text:p>36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72" calcext:value-type="float">
            <text:p>672</text:p>
          </table:table-cell>
          <table:table-cell office:value-type="float" office:value="101210" calcext:value-type="float">
            <text:p>101210</text:p>
          </table:table-cell>
          <table:table-cell office:value-type="float" office:value="0" calcext:value-type="float">
            <text:p>0</text:p>
          </table:table-cell>
          <table:table-cell office:value-type="float" office:value="133705" calcext:value-type="float">
            <text:p>133705</text:p>
          </table:table-cell>
          <table:table-cell office:value-type="float" office:value="132681" calcext:value-type="float">
            <text:p>132681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7760" calcext:value-type="float">
            <text:p>7760</text:p>
          </table:table-cell>
          <table:table-cell office:value-type="float" office:value="912" calcext:value-type="float">
            <text:p>912</text:p>
          </table:table-cell>
          <table:table-cell office:value-type="float" office:value="3434" calcext:value-type="float">
            <text:p>3434</text:p>
          </table:table-cell>
          <table:table-cell office:value-type="float" office:value="145811" calcext:value-type="float">
            <text:p>145811</text:p>
          </table:table-cell>
          <table:table-cell office:value-type="float" office:value="807771" calcext:value-type="float">
            <text:p>807771</text:p>
          </table:table-cell>
          <table:table-cell office:value-type="float" office:value="787187" calcext:value-type="float">
            <text:p>787187</text:p>
          </table:table-cell>
          <table:table-cell office:value-type="float" office:value="20399" calcext:value-type="float">
            <text:p>20399</text:p>
          </table:table-cell>
          <table:table-cell office:value-type="float" office:value="185" calcext:value-type="float">
            <text:p>185</text:p>
          </table:table-cell>
          <table:table-cell office:value-type="float" office:value="92332" calcext:value-type="float">
            <text:p>92332</text:p>
          </table:table-cell>
          <table:table-cell office:value-type="float" office:value="1441" calcext:value-type="float">
            <text:p>1441</text:p>
          </table:table-cell>
          <table:table-cell office:value-type="float" office:value="90023" calcext:value-type="float">
            <text:p>90023</text:p>
          </table:table-cell>
          <table:table-cell office:value-type="float" office:value="868" calcext:value-type="float">
            <text:p>868</text:p>
          </table:table-cell>
          <table:table-cell office:value-type="float" office:value="8709" calcext:value-type="float">
            <text:p>8709</text:p>
          </table:table-cell>
          <table:table-cell office:value-type="float" office:value="9661" calcext:value-type="float">
            <text:p>9661</text:p>
          </table:table-cell>
          <table:table-cell office:value-type="float" office:value="46022" calcext:value-type="float">
            <text:p>46022</text:p>
          </table:table-cell>
          <table:table-cell office:value-type="float" office:value="498577" calcext:value-type="float">
            <text:p>498577</text:p>
          </table:table-cell>
          <table:table-cell office:value-type="float" office:value="356048" calcext:value-type="float">
            <text:p>356048</text:p>
          </table:table-cell>
          <table:table-cell office:value-type="float" office:value="743137" calcext:value-type="float">
            <text:p>743137</text:p>
          </table:table-cell>
          <table:table-cell office:value-type="float" office:value="691199" calcext:value-type="float">
            <text:p>691199</text:p>
          </table:table-cell>
          <table:table-cell office:value-type="float" office:value="43080" calcext:value-type="float">
            <text:p>43080</text:p>
          </table:table-cell>
          <table:table-cell office:value-type="float" office:value="8858" calcext:value-type="float">
            <text:p>8858</text:p>
          </table:table-cell>
          <table:table-cell office:value-type="float" office:value="10158" calcext:value-type="float">
            <text:p>10158</text:p>
          </table:table-cell>
          <table:table-cell office:value-type="float" office:value="139821" calcext:value-type="float">
            <text:p>139821</text:p>
          </table:table-cell>
          <table:table-cell office:value-type="float" office:value="48714" calcext:value-type="float">
            <text:p>48714</text:p>
          </table:table-cell>
          <table:table-cell office:value-type="float" office:value="165192" calcext:value-type="float">
            <text:p>165192</text:p>
          </table:table-cell>
          <table:table-cell office:value-type="float" office:value="1463070" calcext:value-type="float">
            <text:p>146307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9May</text:p>
          </table:table-cell>
          <table:table-cell office:value-type="float" office:value="18113" calcext:value-type="float">
            <text:p>18113</text:p>
          </table:table-cell>
          <table:table-cell office:value-type="float" office:value="18079" calcext:value-type="float">
            <text:p>1807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588" calcext:value-type="float">
            <text:p>3588</text:p>
          </table:table-cell>
          <table:table-cell office:value-type="float" office:value="0" calcext:value-type="float">
            <text:p>0</text:p>
          </table:table-cell>
          <table:table-cell office:value-type="float" office:value="3588" calcext:value-type="float">
            <text:p>35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30" calcext:value-type="float">
            <text:p>630</text:p>
          </table:table-cell>
          <table:table-cell office:value-type="float" office:value="59420" calcext:value-type="float">
            <text:p>59420</text:p>
          </table:table-cell>
          <table:table-cell office:value-type="float" office:value="0" calcext:value-type="float">
            <text:p>0</text:p>
          </table:table-cell>
          <table:table-cell office:value-type="float" office:value="71298" calcext:value-type="float">
            <text:p>71298</text:p>
          </table:table-cell>
          <table:table-cell office:value-type="float" office:value="70258" calcext:value-type="float">
            <text:p>70258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7023" calcext:value-type="float">
            <text:p>7023</text:p>
          </table:table-cell>
          <table:table-cell office:value-type="float" office:value="667" calcext:value-type="float">
            <text:p>667</text:p>
          </table:table-cell>
          <table:table-cell office:value-type="float" office:value="2796" calcext:value-type="float">
            <text:p>2796</text:p>
          </table:table-cell>
          <table:table-cell office:value-type="float" office:value="81784" calcext:value-type="float">
            <text:p>81784</text:p>
          </table:table-cell>
          <table:table-cell office:value-type="float" office:value="481147" calcext:value-type="float">
            <text:p>481147</text:p>
          </table:table-cell>
          <table:table-cell office:value-type="float" office:value="460546" calcext:value-type="float">
            <text:p>460546</text:p>
          </table:table-cell>
          <table:table-cell office:value-type="float" office:value="20423" calcext:value-type="float">
            <text:p>20423</text:p>
          </table:table-cell>
          <table:table-cell office:value-type="float" office:value="178" calcext:value-type="float">
            <text:p>178</text:p>
          </table:table-cell>
          <table:table-cell office:value-type="float" office:value="93033" calcext:value-type="float">
            <text:p>93033</text:p>
          </table:table-cell>
          <table:table-cell office:value-type="float" office:value="1560" calcext:value-type="float">
            <text:p>1560</text:p>
          </table:table-cell>
          <table:table-cell office:value-type="float" office:value="90778" calcext:value-type="float">
            <text:p>90778</text:p>
          </table:table-cell>
          <table:table-cell office:value-type="float" office:value="695" calcext:value-type="float">
            <text:p>695</text:p>
          </table:table-cell>
          <table:table-cell office:value-type="float" office:value="8209" calcext:value-type="float">
            <text:p>8209</text:p>
          </table:table-cell>
          <table:table-cell office:value-type="float" office:value="9620" calcext:value-type="float">
            <text:p>9620</text:p>
          </table:table-cell>
          <table:table-cell office:value-type="float" office:value="50647" calcext:value-type="float">
            <text:p>50647</text:p>
          </table:table-cell>
          <table:table-cell office:value-type="float" office:value="387600" calcext:value-type="float">
            <text:p>387600</text:p>
          </table:table-cell>
          <table:table-cell office:value-type="float" office:value="353247" calcext:value-type="float">
            <text:p>353247</text:p>
          </table:table-cell>
          <table:table-cell office:value-type="float" office:value="419559" calcext:value-type="float">
            <text:p>419559</text:p>
          </table:table-cell>
          <table:table-cell office:value-type="float" office:value="369427" calcext:value-type="float">
            <text:p>369427</text:p>
          </table:table-cell>
          <table:table-cell office:value-type="float" office:value="41814" calcext:value-type="float">
            <text:p>41814</text:p>
          </table:table-cell>
          <table:table-cell office:value-type="float" office:value="8318" calcext:value-type="float">
            <text:p>8318</text:p>
          </table:table-cell>
          <table:table-cell office:value-type="float" office:value="10158" calcext:value-type="float">
            <text:p>10158</text:p>
          </table:table-cell>
          <table:table-cell office:value-type="float" office:value="137049" calcext:value-type="float">
            <text:p>137049</text:p>
          </table:table-cell>
          <table:table-cell office:value-type="float" office:value="54844" calcext:value-type="float">
            <text:p>54844</text:p>
          </table:table-cell>
          <table:table-cell office:value-type="float" office:value="55400" calcext:value-type="float">
            <text:p>55400</text:p>
          </table:table-cell>
          <table:table-cell office:value-type="float" office:value="1030257" calcext:value-type="float">
            <text:p>103025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9Apr</text:p>
          </table:table-cell>
          <table:table-cell office:value-type="float" office:value="10038" calcext:value-type="float">
            <text:p>10038</text:p>
          </table:table-cell>
          <table:table-cell office:value-type="float" office:value="10009" calcext:value-type="float">
            <text:p>1000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555" calcext:value-type="float">
            <text:p>3555</text:p>
          </table:table-cell>
          <table:table-cell office:value-type="float" office:value="0" calcext:value-type="float">
            <text:p>0</text:p>
          </table:table-cell>
          <table:table-cell office:value-type="float" office:value="3555" calcext:value-type="float">
            <text:p>35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02" calcext:value-type="float">
            <text:p>602</text:p>
          </table:table-cell>
          <table:table-cell office:value-type="float" office:value="75274" calcext:value-type="float">
            <text:p>75274</text:p>
          </table:table-cell>
          <table:table-cell office:value-type="float" office:value="0" calcext:value-type="float">
            <text:p>0</text:p>
          </table:table-cell>
          <table:table-cell office:value-type="float" office:value="79516" calcext:value-type="float">
            <text:p>79516</text:p>
          </table:table-cell>
          <table:table-cell office:value-type="float" office:value="78476" calcext:value-type="float">
            <text:p>78476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7082" calcext:value-type="float">
            <text:p>7082</text:p>
          </table:table-cell>
          <table:table-cell office:value-type="float" office:value="455" calcext:value-type="float">
            <text:p>455</text:p>
          </table:table-cell>
          <table:table-cell office:value-type="float" office:value="2449" calcext:value-type="float">
            <text:p>2449</text:p>
          </table:table-cell>
          <table:table-cell office:value-type="float" office:value="89502" calcext:value-type="float">
            <text:p>89502</text:p>
          </table:table-cell>
          <table:table-cell office:value-type="float" office:value="540736" calcext:value-type="float">
            <text:p>540736</text:p>
          </table:table-cell>
          <table:table-cell office:value-type="float" office:value="520135" calcext:value-type="float">
            <text:p>520135</text:p>
          </table:table-cell>
          <table:table-cell office:value-type="float" office:value="20429" calcext:value-type="float">
            <text:p>20429</text:p>
          </table:table-cell>
          <table:table-cell office:value-type="float" office:value="172" calcext:value-type="float">
            <text:p>172</text:p>
          </table:table-cell>
          <table:table-cell office:value-type="float" office:value="93151" calcext:value-type="float">
            <text:p>93151</text:p>
          </table:table-cell>
          <table:table-cell office:value-type="float" office:value="1158" calcext:value-type="float">
            <text:p>1158</text:p>
          </table:table-cell>
          <table:table-cell office:value-type="float" office:value="91255" calcext:value-type="float">
            <text:p>91255</text:p>
          </table:table-cell>
          <table:table-cell office:value-type="float" office:value="738" calcext:value-type="float">
            <text:p>738</text:p>
          </table:table-cell>
          <table:table-cell office:value-type="float" office:value="8134" calcext:value-type="float">
            <text:p>8134</text:p>
          </table:table-cell>
          <table:table-cell office:value-type="float" office:value="9553" calcext:value-type="float">
            <text:p>9553</text:p>
          </table:table-cell>
          <table:table-cell office:value-type="float" office:value="52403" calcext:value-type="float">
            <text:p>52403</text:p>
          </table:table-cell>
          <table:table-cell office:value-type="float" office:value="435694" calcext:value-type="float">
            <text:p>435694</text:p>
          </table:table-cell>
          <table:table-cell office:value-type="float" office:value="349867" calcext:value-type="float">
            <text:p>349867</text:p>
          </table:table-cell>
          <table:table-cell office:value-type="float" office:value="485945" calcext:value-type="float">
            <text:p>485945</text:p>
          </table:table-cell>
          <table:table-cell office:value-type="float" office:value="440801" calcext:value-type="float">
            <text:p>440801</text:p>
          </table:table-cell>
          <table:table-cell office:value-type="float" office:value="38016" calcext:value-type="float">
            <text:p>38016</text:p>
          </table:table-cell>
          <table:table-cell office:value-type="float" office:value="7128" calcext:value-type="float">
            <text:p>7128</text:p>
          </table:table-cell>
          <table:table-cell office:value-type="float" office:value="10158" calcext:value-type="float">
            <text:p>10158</text:p>
          </table:table-cell>
          <table:table-cell office:value-type="float" office:value="138527" calcext:value-type="float">
            <text:p>138527</text:p>
          </table:table-cell>
          <table:table-cell office:value-type="float" office:value="56207" calcext:value-type="float">
            <text:p>56207</text:p>
          </table:table-cell>
          <table:table-cell office:value-type="float" office:value="98969" calcext:value-type="float">
            <text:p>98969</text:p>
          </table:table-cell>
          <table:table-cell office:value-type="float" office:value="1139673" calcext:value-type="float">
            <text:p>113967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9Mar</text:p>
          </table:table-cell>
          <table:table-cell office:value-type="float" office:value="27661" calcext:value-type="float">
            <text:p>27661</text:p>
          </table:table-cell>
          <table:table-cell office:value-type="float" office:value="27618" calcext:value-type="float">
            <text:p>276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61" calcext:value-type="float">
            <text:p>3561</text:p>
          </table:table-cell>
          <table:table-cell office:value-type="float" office:value="0" calcext:value-type="float">
            <text:p>0</text:p>
          </table:table-cell>
          <table:table-cell office:value-type="float" office:value="3561" calcext:value-type="float">
            <text:p>35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52" calcext:value-type="float">
            <text:p>752</text:p>
          </table:table-cell>
          <table:table-cell office:value-type="float" office:value="76022" calcext:value-type="float">
            <text:p>76022</text:p>
          </table:table-cell>
          <table:table-cell office:value-type="float" office:value="0" calcext:value-type="float">
            <text:p>0</text:p>
          </table:table-cell>
          <table:table-cell office:value-type="float" office:value="98331" calcext:value-type="float">
            <text:p>98331</text:p>
          </table:table-cell>
          <table:table-cell office:value-type="float" office:value="97277" calcext:value-type="float">
            <text:p>97277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7054" calcext:value-type="float">
            <text:p>7054</text:p>
          </table:table-cell>
          <table:table-cell office:value-type="float" office:value="501" calcext:value-type="float">
            <text:p>501</text:p>
          </table:table-cell>
          <table:table-cell office:value-type="float" office:value="2142" calcext:value-type="float">
            <text:p>2142</text:p>
          </table:table-cell>
          <table:table-cell office:value-type="float" office:value="108028" calcext:value-type="float">
            <text:p>108028</text:p>
          </table:table-cell>
          <table:table-cell office:value-type="float" office:value="620127" calcext:value-type="float">
            <text:p>620127</text:p>
          </table:table-cell>
          <table:table-cell office:value-type="float" office:value="599500" calcext:value-type="float">
            <text:p>599500</text:p>
          </table:table-cell>
          <table:table-cell office:value-type="float" office:value="20429" calcext:value-type="float">
            <text:p>20429</text:p>
          </table:table-cell>
          <table:table-cell office:value-type="float" office:value="198" calcext:value-type="float">
            <text:p>198</text:p>
          </table:table-cell>
          <table:table-cell office:value-type="float" office:value="93977" calcext:value-type="float">
            <text:p>93977</text:p>
          </table:table-cell>
          <table:table-cell office:value-type="float" office:value="1506" calcext:value-type="float">
            <text:p>1506</text:p>
          </table:table-cell>
          <table:table-cell office:value-type="float" office:value="91914" calcext:value-type="float">
            <text:p>91914</text:p>
          </table:table-cell>
          <table:table-cell office:value-type="float" office:value="557" calcext:value-type="float">
            <text:p>557</text:p>
          </table:table-cell>
          <table:table-cell office:value-type="float" office:value="8135" calcext:value-type="float">
            <text:p>8135</text:p>
          </table:table-cell>
          <table:table-cell office:value-type="float" office:value="9323" calcext:value-type="float">
            <text:p>9323</text:p>
          </table:table-cell>
          <table:table-cell office:value-type="float" office:value="51835" calcext:value-type="float">
            <text:p>51835</text:p>
          </table:table-cell>
          <table:table-cell office:value-type="float" office:value="427251" calcext:value-type="float">
            <text:p>427251</text:p>
          </table:table-cell>
          <table:table-cell office:value-type="float" office:value="348552" calcext:value-type="float">
            <text:p>348552</text:p>
          </table:table-cell>
          <table:table-cell office:value-type="float" office:value="560907" calcext:value-type="float">
            <text:p>560907</text:p>
          </table:table-cell>
          <table:table-cell office:value-type="float" office:value="497981" calcext:value-type="float">
            <text:p>497981</text:p>
          </table:table-cell>
          <table:table-cell office:value-type="float" office:value="54409" calcext:value-type="float">
            <text:p>54409</text:p>
          </table:table-cell>
          <table:table-cell office:value-type="float" office:value="8517" calcext:value-type="float">
            <text:p>8517</text:p>
          </table:table-cell>
          <table:table-cell office:value-type="float" office:value="10158" calcext:value-type="float">
            <text:p>10158</text:p>
          </table:table-cell>
          <table:table-cell office:value-type="float" office:value="137532" calcext:value-type="float">
            <text:p>137532</text:p>
          </table:table-cell>
          <table:table-cell office:value-type="float" office:value="61594" calcext:value-type="float">
            <text:p>61594</text:p>
          </table:table-cell>
          <table:table-cell office:value-type="float" office:value="91903" calcext:value-type="float">
            <text:p>91903</text:p>
          </table:table-cell>
          <table:table-cell office:value-type="float" office:value="1210646" calcext:value-type="float">
            <text:p>121064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9Feb</text:p>
          </table:table-cell>
          <table:table-cell office:value-type="float" office:value="62265" calcext:value-type="float">
            <text:p>62265</text:p>
          </table:table-cell>
          <table:table-cell office:value-type="float" office:value="62218" calcext:value-type="float">
            <text:p>622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08" calcext:value-type="float">
            <text:p>408</text:p>
          </table:table-cell>
          <table:table-cell office:value-type="float" office:value="54247" calcext:value-type="float">
            <text:p>54247</text:p>
          </table:table-cell>
          <table:table-cell office:value-type="float" office:value="0" calcext:value-type="float">
            <text:p>0</text:p>
          </table:table-cell>
          <table:table-cell office:value-type="float" office:value="114040" calcext:value-type="float">
            <text:p>114040</text:p>
          </table:table-cell>
          <table:table-cell office:value-type="float" office:value="112986" calcext:value-type="float">
            <text:p>112986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279" calcext:value-type="float">
            <text:p>279</text:p>
          </table:table-cell>
          <table:table-cell office:value-type="float" office:value="1771" calcext:value-type="float">
            <text:p>1771</text:p>
          </table:table-cell>
          <table:table-cell office:value-type="float" office:value="120146" calcext:value-type="float">
            <text:p>120146</text:p>
          </table:table-cell>
          <table:table-cell office:value-type="float" office:value="650027" calcext:value-type="float">
            <text:p>650027</text:p>
          </table:table-cell>
          <table:table-cell office:value-type="float" office:value="629404" calcext:value-type="float">
            <text:p>629404</text:p>
          </table:table-cell>
          <table:table-cell office:value-type="float" office:value="20429" calcext:value-type="float">
            <text:p>20429</text:p>
          </table:table-cell>
          <table:table-cell office:value-type="float" office:value="194" calcext:value-type="float">
            <text:p>194</text:p>
          </table:table-cell>
          <table:table-cell office:value-type="float" office:value="90633" calcext:value-type="float">
            <text:p>90633</text:p>
          </table:table-cell>
          <table:table-cell office:value-type="float" office:value="1458" calcext:value-type="float">
            <text:p>1458</text:p>
          </table:table-cell>
          <table:table-cell office:value-type="float" office:value="88633" calcext:value-type="float">
            <text:p>88633</text:p>
          </table:table-cell>
          <table:table-cell office:value-type="float" office:value="542" calcext:value-type="float">
            <text:p>542</text:p>
          </table:table-cell>
          <table:table-cell office:value-type="float" office:value="8328" calcext:value-type="float">
            <text:p>8328</text:p>
          </table:table-cell>
          <table:table-cell office:value-type="float" office:value="9332" calcext:value-type="float">
            <text:p>9332</text:p>
          </table:table-cell>
          <table:table-cell office:value-type="float" office:value="56747" calcext:value-type="float">
            <text:p>56747</text:p>
          </table:table-cell>
          <table:table-cell office:value-type="float" office:value="365241" calcext:value-type="float">
            <text:p>365241</text:p>
          </table:table-cell>
          <table:table-cell office:value-type="float" office:value="342681" calcext:value-type="float">
            <text:p>342681</text:p>
          </table:table-cell>
          <table:table-cell office:value-type="float" office:value="596883" calcext:value-type="float">
            <text:p>596883</text:p>
          </table:table-cell>
          <table:table-cell office:value-type="float" office:value="535140" calcext:value-type="float">
            <text:p>535140</text:p>
          </table:table-cell>
          <table:table-cell office:value-type="float" office:value="54432" calcext:value-type="float">
            <text:p>54432</text:p>
          </table:table-cell>
          <table:table-cell office:value-type="float" office:value="7311" calcext:value-type="float">
            <text:p>7311</text:p>
          </table:table-cell>
          <table:table-cell office:value-type="float" office:value="11650" calcext:value-type="float">
            <text:p>11650</text:p>
          </table:table-cell>
          <table:table-cell office:value-type="float" office:value="122937" calcext:value-type="float">
            <text:p>122937</text:p>
          </table:table-cell>
          <table:table-cell office:value-type="float" office:value="61405" calcext:value-type="float">
            <text:p>61405</text:p>
          </table:table-cell>
          <table:table-cell office:value-type="float" office:value="44749" calcext:value-type="float">
            <text:p>44749</text:p>
          </table:table-cell>
          <table:table-cell office:value-type="float" office:value="1180305" calcext:value-type="float">
            <text:p>118030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9Jan</text:p>
          </table:table-cell>
          <table:table-cell office:value-type="float" office:value="34967" calcext:value-type="float">
            <text:p>34967</text:p>
          </table:table-cell>
          <table:table-cell office:value-type="float" office:value="34935" calcext:value-type="float">
            <text:p>349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39" calcext:value-type="float">
            <text:p>339</text:p>
          </table:table-cell>
          <table:table-cell office:value-type="float" office:value="83373" calcext:value-type="float">
            <text:p>83373</text:p>
          </table:table-cell>
          <table:table-cell office:value-type="float" office:value="0" calcext:value-type="float">
            <text:p>0</text:p>
          </table:table-cell>
          <table:table-cell office:value-type="float" office:value="115146" calcext:value-type="float">
            <text:p>115146</text:p>
          </table:table-cell>
          <table:table-cell office:value-type="float" office:value="114092" calcext:value-type="float">
            <text:p>114092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53" calcext:value-type="float">
            <text:p>4053</text:p>
          </table:table-cell>
          <table:table-cell office:value-type="float" office:value="49" calcext:value-type="float">
            <text:p>49</text:p>
          </table:table-cell>
          <table:table-cell office:value-type="float" office:value="1124" calcext:value-type="float">
            <text:p>1124</text:p>
          </table:table-cell>
          <table:table-cell office:value-type="float" office:value="120372" calcext:value-type="float">
            <text:p>120372</text:p>
          </table:table-cell>
          <table:table-cell office:value-type="float" office:value="524181" calcext:value-type="float">
            <text:p>524181</text:p>
          </table:table-cell>
          <table:table-cell office:value-type="float" office:value="503555" calcext:value-type="float">
            <text:p>503555</text:p>
          </table:table-cell>
          <table:table-cell office:value-type="float" office:value="20429" calcext:value-type="float">
            <text:p>20429</text:p>
          </table:table-cell>
          <table:table-cell office:value-type="float" office:value="197" calcext:value-type="float">
            <text:p>197</text:p>
          </table:table-cell>
          <table:table-cell office:value-type="float" office:value="89219" calcext:value-type="float">
            <text:p>89219</text:p>
          </table:table-cell>
          <table:table-cell office:value-type="float" office:value="1306" calcext:value-type="float">
            <text:p>1306</text:p>
          </table:table-cell>
          <table:table-cell office:value-type="float" office:value="87293" calcext:value-type="float">
            <text:p>87293</text:p>
          </table:table-cell>
          <table:table-cell office:value-type="float" office:value="620" calcext:value-type="float">
            <text:p>620</text:p>
          </table:table-cell>
          <table:table-cell office:value-type="float" office:value="8162" calcext:value-type="float">
            <text:p>8162</text:p>
          </table:table-cell>
          <table:table-cell office:value-type="float" office:value="9295" calcext:value-type="float">
            <text:p>9295</text:p>
          </table:table-cell>
          <table:table-cell office:value-type="float" office:value="57119" calcext:value-type="float">
            <text:p>57119</text:p>
          </table:table-cell>
          <table:table-cell office:value-type="float" office:value="416768" calcext:value-type="float">
            <text:p>416768</text:p>
          </table:table-cell>
          <table:table-cell office:value-type="float" office:value="344090" calcext:value-type="float">
            <text:p>344090</text:p>
          </table:table-cell>
          <table:table-cell office:value-type="float" office:value="467462" calcext:value-type="float">
            <text:p>467462</text:p>
          </table:table-cell>
          <table:table-cell office:value-type="float" office:value="410946" calcext:value-type="float">
            <text:p>410946</text:p>
          </table:table-cell>
          <table:table-cell office:value-type="float" office:value="49680" calcext:value-type="float">
            <text:p>49680</text:p>
          </table:table-cell>
          <table:table-cell office:value-type="float" office:value="6836" calcext:value-type="float">
            <text:p>6836</text:p>
          </table:table-cell>
          <table:table-cell office:value-type="float" office:value="11650" calcext:value-type="float">
            <text:p>11650</text:p>
          </table:table-cell>
          <table:table-cell office:value-type="float" office:value="125780" calcext:value-type="float">
            <text:p>125780</text:p>
          </table:table-cell>
          <table:table-cell office:value-type="float" office:value="62218" calcext:value-type="float">
            <text:p>62218</text:p>
          </table:table-cell>
          <table:table-cell office:value-type="float" office:value="93542" calcext:value-type="float">
            <text:p>93542</text:p>
          </table:table-cell>
          <table:table-cell office:value-type="float" office:value="1104742" calcext:value-type="float">
            <text:p>110474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8Dec</text:p>
          </table:table-cell>
          <table:table-cell table:number-columns-repeated="23"/>
          <table:table-cell office:value-type="float" office:value="225155" calcext:value-type="float">
            <text:p>225155</text:p>
          </table:table-cell>
          <table:table-cell office:value-type="float" office:value="204638" calcext:value-type="float">
            <text:p>204638</text:p>
          </table:table-cell>
          <table:table-cell office:value-type="float" office:value="20369" calcext:value-type="float">
            <text:p>20369</text:p>
          </table:table-cell>
          <table:table-cell office:value-type="float" office:value="147" calcext:value-type="float">
            <text:p>147</text:p>
          </table:table-cell>
          <table:table-cell office:value-type="float" office:value="87830" calcext:value-type="float">
            <text:p>87830</text:p>
          </table:table-cell>
          <table:table-cell office:value-type="float" office:value="1088" calcext:value-type="float">
            <text:p>1088</text:p>
          </table:table-cell>
          <table:table-cell office:value-type="float" office:value="86217" calcext:value-type="float">
            <text:p>86217</text:p>
          </table:table-cell>
          <table:table-cell office:value-type="float" office:value="525" calcext:value-type="float">
            <text:p>525</text:p>
          </table:table-cell>
          <table:table-cell office:value-type="float" office:value="5472" calcext:value-type="float">
            <text:p>5472</text:p>
          </table:table-cell>
          <table:table-cell office:value-type="float" office:value="7918" calcext:value-type="float">
            <text:p>7918</text:p>
          </table:table-cell>
          <table:table-cell office:value-type="float" office:value="45689" calcext:value-type="float">
            <text:p>45689</text:p>
          </table:table-cell>
          <table:table-cell office:value-type="float" office:value="322365" calcext:value-type="float">
            <text:p>322365</text:p>
          </table:table-cell>
          <table:table-cell office:value-type="float" office:value="359079" calcext:value-type="float">
            <text:p>359079</text:p>
          </table:table-cell>
          <table:table-cell office:value-type="float" office:value="152032" calcext:value-type="float">
            <text:p>152032</text:p>
          </table:table-cell>
          <table:table-cell office:value-type="float" office:value="94163" calcext:value-type="float">
            <text:p>94163</text:p>
          </table:table-cell>
          <table:table-cell office:value-type="float" office:value="54398" calcext:value-type="float">
            <text:p>54398</text:p>
          </table:table-cell>
          <table:table-cell office:value-type="float" office:value="3470" calcext:value-type="float">
            <text:p>3470</text:p>
          </table:table-cell>
          <table:table-cell office:value-type="float" office:value="13836" calcext:value-type="float">
            <text:p>13836</text:p>
          </table:table-cell>
          <table:table-cell office:value-type="float" office:value="97209" calcext:value-type="float">
            <text:p>97209</text:p>
          </table:table-cell>
          <table:table-cell office:value-type="float" office:value="59456" calcext:value-type="float">
            <text:p>59456</text:p>
          </table:table-cell>
          <table:table-cell office:value-type="float" office:value="12816" calcext:value-type="float">
            <text:p>12816</text:p>
          </table:table-cell>
          <table:table-cell office:value-type="float" office:value="694427" calcext:value-type="float">
            <text:p>69442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8Nov</text:p>
          </table:table-cell>
          <table:table-cell table:number-columns-repeated="23"/>
          <table:table-cell office:value-type="float" office:value="301375" calcext:value-type="float">
            <text:p>301375</text:p>
          </table:table-cell>
          <table:table-cell office:value-type="float" office:value="279868" calcext:value-type="float">
            <text:p>279868</text:p>
          </table:table-cell>
          <table:table-cell office:value-type="float" office:value="21087" calcext:value-type="float">
            <text:p>21087</text:p>
          </table:table-cell>
          <table:table-cell office:value-type="float" office:value="420" calcext:value-type="float">
            <text:p>420</text:p>
          </table:table-cell>
          <table:table-cell office:value-type="float" office:value="78004" calcext:value-type="float">
            <text:p>78004</text:p>
          </table:table-cell>
          <table:table-cell office:value-type="float" office:value="1027" calcext:value-type="float">
            <text:p>1027</text:p>
          </table:table-cell>
          <table:table-cell office:value-type="float" office:value="76340" calcext:value-type="float">
            <text:p>76340</text:p>
          </table:table-cell>
          <table:table-cell office:value-type="float" office:value="636" calcext:value-type="float">
            <text:p>636</text:p>
          </table:table-cell>
          <table:table-cell office:value-type="float" office:value="4839" calcext:value-type="float">
            <text:p>4839</text:p>
          </table:table-cell>
          <table:table-cell office:value-type="float" office:value="8082" calcext:value-type="float">
            <text:p>8082</text:p>
          </table:table-cell>
          <table:table-cell office:value-type="float" office:value="47999" calcext:value-type="float">
            <text:p>47999</text:p>
          </table:table-cell>
          <table:table-cell office:value-type="float" office:value="341208" calcext:value-type="float">
            <text:p>341208</text:p>
          </table:table-cell>
          <table:table-cell office:value-type="float" office:value="344148" calcext:value-type="float">
            <text:p>344148</text:p>
          </table:table-cell>
          <table:table-cell office:value-type="float" office:value="225697" calcext:value-type="float">
            <text:p>225697</text:p>
          </table:table-cell>
          <table:table-cell office:value-type="float" office:value="162503" calcext:value-type="float">
            <text:p>162503</text:p>
          </table:table-cell>
          <table:table-cell office:value-type="float" office:value="56274" calcext:value-type="float">
            <text:p>56274</text:p>
          </table:table-cell>
          <table:table-cell office:value-type="float" office:value="6920" calcext:value-type="float">
            <text:p>6920</text:p>
          </table:table-cell>
          <table:table-cell office:value-type="float" office:value="24050" calcext:value-type="float">
            <text:p>24050</text:p>
          </table:table-cell>
          <table:table-cell office:value-type="float" office:value="105240" calcext:value-type="float">
            <text:p>105240</text:p>
          </table:table-cell>
          <table:table-cell office:value-type="float" office:value="68144" calcext:value-type="float">
            <text:p>68144</text:p>
          </table:table-cell>
          <table:table-cell office:value-type="float" office:value="14229" calcext:value-type="float">
            <text:p>14229</text:p>
          </table:table-cell>
          <table:table-cell office:value-type="float" office:value="781508" calcext:value-type="float">
            <text:p>78150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8Oct</text:p>
          </table:table-cell>
          <table:table-cell table:number-columns-repeated="23"/>
          <table:table-cell office:value-type="float" office:value="305797" calcext:value-type="float">
            <text:p>305797</text:p>
          </table:table-cell>
          <table:table-cell office:value-type="float" office:value="284493" calcext:value-type="float">
            <text:p>284493</text:p>
          </table:table-cell>
          <table:table-cell office:value-type="float" office:value="21087" calcext:value-type="float">
            <text:p>21087</text:p>
          </table:table-cell>
          <table:table-cell office:value-type="float" office:value="217" calcext:value-type="float">
            <text:p>217</text:p>
          </table:table-cell>
          <table:table-cell office:value-type="float" office:value="73291" calcext:value-type="float">
            <text:p>73291</text:p>
          </table:table-cell>
          <table:table-cell office:value-type="float" office:value="907" calcext:value-type="float">
            <text:p>907</text:p>
          </table:table-cell>
          <table:table-cell office:value-type="float" office:value="71706" calcext:value-type="float">
            <text:p>71706</text:p>
          </table:table-cell>
          <table:table-cell office:value-type="float" office:value="679" calcext:value-type="float">
            <text:p>679</text:p>
          </table:table-cell>
          <table:table-cell office:value-type="float" office:value="4815" calcext:value-type="float">
            <text:p>4815</text:p>
          </table:table-cell>
          <table:table-cell office:value-type="float" office:value="8065" calcext:value-type="float">
            <text:p>8065</text:p>
          </table:table-cell>
          <table:table-cell office:value-type="float" office:value="46555" calcext:value-type="float">
            <text:p>46555</text:p>
          </table:table-cell>
          <table:table-cell office:value-type="float" office:value="334013" calcext:value-type="float">
            <text:p>334013</text:p>
          </table:table-cell>
          <table:table-cell office:value-type="float" office:value="342376" calcext:value-type="float">
            <text:p>342376</text:p>
          </table:table-cell>
          <table:table-cell office:value-type="float" office:value="213306" calcext:value-type="float">
            <text:p>213306</text:p>
          </table:table-cell>
          <table:table-cell office:value-type="float" office:value="144313" calcext:value-type="float">
            <text:p>144313</text:p>
          </table:table-cell>
          <table:table-cell office:value-type="float" office:value="64078" calcext:value-type="float">
            <text:p>64078</text:p>
          </table:table-cell>
          <table:table-cell office:value-type="float" office:value="4915" calcext:value-type="float">
            <text:p>4915</text:p>
          </table:table-cell>
          <table:table-cell office:value-type="float" office:value="23509" calcext:value-type="float">
            <text:p>23509</text:p>
          </table:table-cell>
          <table:table-cell office:value-type="float" office:value="108671" calcext:value-type="float">
            <text:p>108671</text:p>
          </table:table-cell>
          <table:table-cell office:value-type="float" office:value="67842" calcext:value-type="float">
            <text:p>67842</text:p>
          </table:table-cell>
          <table:table-cell office:value-type="float" office:value="16830" calcext:value-type="float">
            <text:p>16830</text:p>
          </table:table-cell>
          <table:table-cell office:value-type="float" office:value="772533" calcext:value-type="float">
            <text:p>77253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8Sep</text:p>
          </table:table-cell>
          <table:table-cell table:number-columns-repeated="23"/>
          <table:table-cell office:value-type="float" office:value="303613" calcext:value-type="float">
            <text:p>303613</text:p>
          </table:table-cell>
          <table:table-cell office:value-type="float" office:value="282308" calcext:value-type="float">
            <text:p>282308</text:p>
          </table:table-cell>
          <table:table-cell office:value-type="float" office:value="21087" calcext:value-type="float">
            <text:p>21087</text:p>
          </table:table-cell>
          <table:table-cell office:value-type="float" office:value="218" calcext:value-type="float">
            <text:p>218</text:p>
          </table:table-cell>
          <table:table-cell office:value-type="float" office:value="82663" calcext:value-type="float">
            <text:p>82663</text:p>
          </table:table-cell>
          <table:table-cell office:value-type="float" office:value="1018" calcext:value-type="float">
            <text:p>1018</text:p>
          </table:table-cell>
          <table:table-cell office:value-type="float" office:value="80958" calcext:value-type="float">
            <text:p>80958</text:p>
          </table:table-cell>
          <table:table-cell office:value-type="float" office:value="688" calcext:value-type="float">
            <text:p>688</text:p>
          </table:table-cell>
          <table:table-cell office:value-type="float" office:value="4804" calcext:value-type="float">
            <text:p>4804</text:p>
          </table:table-cell>
          <table:table-cell office:value-type="float" office:value="7987" calcext:value-type="float">
            <text:p>7987</text:p>
          </table:table-cell>
          <table:table-cell office:value-type="float" office:value="48119" calcext:value-type="float">
            <text:p>48119</text:p>
          </table:table-cell>
          <table:table-cell office:value-type="float" office:value="328733" calcext:value-type="float">
            <text:p>328733</text:p>
          </table:table-cell>
          <table:table-cell office:value-type="float" office:value="341500" calcext:value-type="float">
            <text:p>341500</text:p>
          </table:table-cell>
          <table:table-cell office:value-type="float" office:value="211924" calcext:value-type="float">
            <text:p>211924</text:p>
          </table:table-cell>
          <table:table-cell office:value-type="float" office:value="140198" calcext:value-type="float">
            <text:p>140198</text:p>
          </table:table-cell>
          <table:table-cell office:value-type="float" office:value="66571" calcext:value-type="float">
            <text:p>66571</text:p>
          </table:table-cell>
          <table:table-cell office:value-type="float" office:value="5155" calcext:value-type="float">
            <text:p>5155</text:p>
          </table:table-cell>
          <table:table-cell office:value-type="float" office:value="23979" calcext:value-type="float">
            <text:p>23979</text:p>
          </table:table-cell>
          <table:table-cell office:value-type="float" office:value="109733" calcext:value-type="float">
            <text:p>109733</text:p>
          </table:table-cell>
          <table:table-cell office:value-type="float" office:value="71379" calcext:value-type="float">
            <text:p>71379</text:p>
          </table:table-cell>
          <table:table-cell office:value-type="float" office:value="17407" calcext:value-type="float">
            <text:p>17407</text:p>
          </table:table-cell>
          <table:table-cell office:value-type="float" office:value="775921" calcext:value-type="float">
            <text:p>77592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8Aug</text:p>
          </table:table-cell>
          <table:table-cell table:number-columns-repeated="23"/>
          <table:table-cell office:value-type="float" office:value="314677" calcext:value-type="float">
            <text:p>314677</text:p>
          </table:table-cell>
          <table:table-cell office:value-type="float" office:value="293356" calcext:value-type="float">
            <text:p>293356</text:p>
          </table:table-cell>
          <table:table-cell office:value-type="float" office:value="21086" calcext:value-type="float">
            <text:p>21086</text:p>
          </table:table-cell>
          <table:table-cell office:value-type="float" office:value="235" calcext:value-type="float">
            <text:p>235</text:p>
          </table:table-cell>
          <table:table-cell office:value-type="float" office:value="88099" calcext:value-type="float">
            <text:p>88099</text:p>
          </table:table-cell>
          <table:table-cell office:value-type="float" office:value="930" calcext:value-type="float">
            <text:p>930</text:p>
          </table:table-cell>
          <table:table-cell office:value-type="float" office:value="86311" calcext:value-type="float">
            <text:p>86311</text:p>
          </table:table-cell>
          <table:table-cell office:value-type="float" office:value="858" calcext:value-type="float">
            <text:p>858</text:p>
          </table:table-cell>
          <table:table-cell office:value-type="float" office:value="4802" calcext:value-type="float">
            <text:p>4802</text:p>
          </table:table-cell>
          <table:table-cell office:value-type="float" office:value="8005" calcext:value-type="float">
            <text:p>8005</text:p>
          </table:table-cell>
          <table:table-cell office:value-type="float" office:value="53257" calcext:value-type="float">
            <text:p>53257</text:p>
          </table:table-cell>
          <table:table-cell office:value-type="float" office:value="332454" calcext:value-type="float">
            <text:p>332454</text:p>
          </table:table-cell>
          <table:table-cell office:value-type="float" office:value="344660" calcext:value-type="float">
            <text:p>344660</text:p>
          </table:table-cell>
          <table:table-cell office:value-type="float" office:value="222912" calcext:value-type="float">
            <text:p>222912</text:p>
          </table:table-cell>
          <table:table-cell office:value-type="float" office:value="149500" calcext:value-type="float">
            <text:p>149500</text:p>
          </table:table-cell>
          <table:table-cell office:value-type="float" office:value="69192" calcext:value-type="float">
            <text:p>69192</text:p>
          </table:table-cell>
          <table:table-cell office:value-type="float" office:value="4220" calcext:value-type="float">
            <text:p>4220</text:p>
          </table:table-cell>
          <table:table-cell office:value-type="float" office:value="25889" calcext:value-type="float">
            <text:p>25889</text:p>
          </table:table-cell>
          <table:table-cell office:value-type="float" office:value="112872" calcext:value-type="float">
            <text:p>112872</text:p>
          </table:table-cell>
          <table:table-cell office:value-type="float" office:value="77205" calcext:value-type="float">
            <text:p>77205</text:p>
          </table:table-cell>
          <table:table-cell office:value-type="float" office:value="17760" calcext:value-type="float">
            <text:p>17760</text:p>
          </table:table-cell>
          <table:table-cell office:value-type="float" office:value="801297" calcext:value-type="float">
            <text:p>80129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8Jul</text:p>
          </table:table-cell>
          <table:table-cell table:number-columns-repeated="23"/>
          <table:table-cell office:value-type="float" office:value="315024" calcext:value-type="float">
            <text:p>315024</text:p>
          </table:table-cell>
          <table:table-cell office:value-type="float" office:value="293705" calcext:value-type="float">
            <text:p>293705</text:p>
          </table:table-cell>
          <table:table-cell office:value-type="float" office:value="21082" calcext:value-type="float">
            <text:p>21082</text:p>
          </table:table-cell>
          <table:table-cell office:value-type="float" office:value="236" calcext:value-type="float">
            <text:p>236</text:p>
          </table:table-cell>
          <table:table-cell office:value-type="float" office:value="87854" calcext:value-type="float">
            <text:p>87854</text:p>
          </table:table-cell>
          <table:table-cell office:value-type="float" office:value="1127" calcext:value-type="float">
            <text:p>1127</text:p>
          </table:table-cell>
          <table:table-cell office:value-type="float" office:value="85941" calcext:value-type="float">
            <text:p>85941</text:p>
          </table:table-cell>
          <table:table-cell office:value-type="float" office:value="785" calcext:value-type="float">
            <text:p>785</text:p>
          </table:table-cell>
          <table:table-cell office:value-type="float" office:value="4841" calcext:value-type="float">
            <text:p>4841</text:p>
          </table:table-cell>
          <table:table-cell office:value-type="float" office:value="8006" calcext:value-type="float">
            <text:p>8006</text:p>
          </table:table-cell>
          <table:table-cell office:value-type="float" office:value="48472" calcext:value-type="float">
            <text:p>48472</text:p>
          </table:table-cell>
          <table:table-cell office:value-type="float" office:value="332627" calcext:value-type="float">
            <text:p>332627</text:p>
          </table:table-cell>
          <table:table-cell office:value-type="float" office:value="350419" calcext:value-type="float">
            <text:p>350419</text:p>
          </table:table-cell>
          <table:table-cell office:value-type="float" office:value="216043" calcext:value-type="float">
            <text:p>216043</text:p>
          </table:table-cell>
          <table:table-cell office:value-type="float" office:value="148814" calcext:value-type="float">
            <text:p>148814</text:p>
          </table:table-cell>
          <table:table-cell office:value-type="float" office:value="63746" calcext:value-type="float">
            <text:p>63746</text:p>
          </table:table-cell>
          <table:table-cell office:value-type="float" office:value="3483" calcext:value-type="float">
            <text:p>3483</text:p>
          </table:table-cell>
          <table:table-cell office:value-type="float" office:value="28111" calcext:value-type="float">
            <text:p>28111</text:p>
          </table:table-cell>
          <table:table-cell office:value-type="float" office:value="112971" calcext:value-type="float">
            <text:p>112971</text:p>
          </table:table-cell>
          <table:table-cell office:value-type="float" office:value="71144" calcext:value-type="float">
            <text:p>71144</text:p>
          </table:table-cell>
          <table:table-cell office:value-type="float" office:value="18142" calcext:value-type="float">
            <text:p>18142</text:p>
          </table:table-cell>
          <table:table-cell office:value-type="float" office:value="796830" calcext:value-type="float">
            <text:p>79683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8Jun</text:p>
          </table:table-cell>
          <table:table-cell table:number-columns-repeated="23"/>
          <table:table-cell office:value-type="float" office:value="293964" calcext:value-type="float">
            <text:p>293964</text:p>
          </table:table-cell>
          <table:table-cell office:value-type="float" office:value="272651" calcext:value-type="float">
            <text:p>272651</text:p>
          </table:table-cell>
          <table:table-cell office:value-type="float" office:value="21079" calcext:value-type="float">
            <text:p>21079</text:p>
          </table:table-cell>
          <table:table-cell office:value-type="float" office:value="234" calcext:value-type="float">
            <text:p>234</text:p>
          </table:table-cell>
          <table:table-cell office:value-type="float" office:value="105398" calcext:value-type="float">
            <text:p>105398</text:p>
          </table:table-cell>
          <table:table-cell office:value-type="float" office:value="4844" calcext:value-type="float">
            <text:p>4844</text:p>
          </table:table-cell>
          <table:table-cell office:value-type="float" office:value="99739" calcext:value-type="float">
            <text:p>99739</text:p>
          </table:table-cell>
          <table:table-cell office:value-type="float" office:value="816" calcext:value-type="float">
            <text:p>816</text:p>
          </table:table-cell>
          <table:table-cell office:value-type="float" office:value="3242" calcext:value-type="float">
            <text:p>3242</text:p>
          </table:table-cell>
          <table:table-cell office:value-type="float" office:value="7824" calcext:value-type="float">
            <text:p>7824</text:p>
          </table:table-cell>
          <table:table-cell office:value-type="float" office:value="46821" calcext:value-type="float">
            <text:p>46821</text:p>
          </table:table-cell>
          <table:table-cell office:value-type="float" office:value="336918" calcext:value-type="float">
            <text:p>336918</text:p>
          </table:table-cell>
          <table:table-cell office:value-type="float" office:value="345455" calcext:value-type="float">
            <text:p>345455</text:p>
          </table:table-cell>
          <table:table-cell office:value-type="float" office:value="218102" calcext:value-type="float">
            <text:p>218102</text:p>
          </table:table-cell>
          <table:table-cell office:value-type="float" office:value="159117" calcext:value-type="float">
            <text:p>159117</text:p>
          </table:table-cell>
          <table:table-cell office:value-type="float" office:value="53699" calcext:value-type="float">
            <text:p>53699</text:p>
          </table:table-cell>
          <table:table-cell office:value-type="float" office:value="5285" calcext:value-type="float">
            <text:p>5285</text:p>
          </table:table-cell>
          <table:table-cell office:value-type="float" office:value="27655" calcext:value-type="float">
            <text:p>27655</text:p>
          </table:table-cell>
          <table:table-cell office:value-type="float" office:value="114364" calcext:value-type="float">
            <text:p>114364</text:p>
          </table:table-cell>
          <table:table-cell office:value-type="float" office:value="67266" calcext:value-type="float">
            <text:p>67266</text:p>
          </table:table-cell>
          <table:table-cell office:value-type="float" office:value="21319" calcext:value-type="float">
            <text:p>21319</text:p>
          </table:table-cell>
          <table:table-cell office:value-type="float" office:value="794162" calcext:value-type="float">
            <text:p>79416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8May</text:p>
          </table:table-cell>
          <table:table-cell table:number-columns-repeated="23"/>
          <table:table-cell office:value-type="float" office:value="227006" calcext:value-type="float">
            <text:p>227006</text:p>
          </table:table-cell>
          <table:table-cell office:value-type="float" office:value="205579" calcext:value-type="float">
            <text:p>205579</text:p>
          </table:table-cell>
          <table:table-cell office:value-type="float" office:value="21171" calcext:value-type="float">
            <text:p>21171</text:p>
          </table:table-cell>
          <table:table-cell office:value-type="float" office:value="255" calcext:value-type="float">
            <text:p>255</text:p>
          </table:table-cell>
          <table:table-cell office:value-type="float" office:value="101880" calcext:value-type="float">
            <text:p>101880</text:p>
          </table:table-cell>
          <table:table-cell office:value-type="float" office:value="1626" calcext:value-type="float">
            <text:p>1626</text:p>
          </table:table-cell>
          <table:table-cell office:value-type="float" office:value="99396" calcext:value-type="float">
            <text:p>99396</text:p>
          </table:table-cell>
          <table:table-cell office:value-type="float" office:value="858" calcext:value-type="float">
            <text:p>858</text:p>
          </table:table-cell>
          <table:table-cell office:value-type="float" office:value="3025" calcext:value-type="float">
            <text:p>3025</text:p>
          </table:table-cell>
          <table:table-cell office:value-type="float" office:value="7677" calcext:value-type="float">
            <text:p>7677</text:p>
          </table:table-cell>
          <table:table-cell office:value-type="float" office:value="46069" calcext:value-type="float">
            <text:p>46069</text:p>
          </table:table-cell>
          <table:table-cell office:value-type="float" office:value="331112" calcext:value-type="float">
            <text:p>331112</text:p>
          </table:table-cell>
          <table:table-cell office:value-type="float" office:value="346109" calcext:value-type="float">
            <text:p>346109</text:p>
          </table:table-cell>
          <table:table-cell office:value-type="float" office:value="141960" calcext:value-type="float">
            <text:p>141960</text:p>
          </table:table-cell>
          <table:table-cell office:value-type="float" office:value="90873" calcext:value-type="float">
            <text:p>90873</text:p>
          </table:table-cell>
          <table:table-cell office:value-type="float" office:value="46434" calcext:value-type="float">
            <text:p>46434</text:p>
          </table:table-cell>
          <table:table-cell office:value-type="float" office:value="4654" calcext:value-type="float">
            <text:p>4654</text:p>
          </table:table-cell>
          <table:table-cell office:value-type="float" office:value="28384" calcext:value-type="float">
            <text:p>28384</text:p>
          </table:table-cell>
          <table:table-cell office:value-type="float" office:value="106261" calcext:value-type="float">
            <text:p>106261</text:p>
          </table:table-cell>
          <table:table-cell office:value-type="float" office:value="67813" calcext:value-type="float">
            <text:p>67813</text:p>
          </table:table-cell>
          <table:table-cell office:value-type="float" office:value="26236" calcext:value-type="float">
            <text:p>26236</text:p>
          </table:table-cell>
          <table:table-cell office:value-type="float" office:value="716763" calcext:value-type="float">
            <text:p>71676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8Apr</text:p>
          </table:table-cell>
          <table:table-cell table:number-columns-repeated="23"/>
          <table:table-cell office:value-type="float" office:value="224905" calcext:value-type="float">
            <text:p>224905</text:p>
          </table:table-cell>
          <table:table-cell office:value-type="float" office:value="203316" calcext:value-type="float">
            <text:p>203316</text:p>
          </table:table-cell>
          <table:table-cell office:value-type="float" office:value="21172" calcext:value-type="float">
            <text:p>21172</text:p>
          </table:table-cell>
          <table:table-cell office:value-type="float" office:value="417" calcext:value-type="float">
            <text:p>417</text:p>
          </table:table-cell>
          <table:table-cell office:value-type="float" office:value="102531" calcext:value-type="float">
            <text:p>102531</text:p>
          </table:table-cell>
          <table:table-cell office:value-type="float" office:value="1449" calcext:value-type="float">
            <text:p>1449</text:p>
          </table:table-cell>
          <table:table-cell office:value-type="float" office:value="100210" calcext:value-type="float">
            <text:p>100210</text:p>
          </table:table-cell>
          <table:table-cell office:value-type="float" office:value="872" calcext:value-type="float">
            <text:p>872</text:p>
          </table:table-cell>
          <table:table-cell office:value-type="float" office:value="2998" calcext:value-type="float">
            <text:p>2998</text:p>
          </table:table-cell>
          <table:table-cell office:value-type="float" office:value="7599" calcext:value-type="float">
            <text:p>7599</text:p>
          </table:table-cell>
          <table:table-cell office:value-type="float" office:value="43199" calcext:value-type="float">
            <text:p>43199</text:p>
          </table:table-cell>
          <table:table-cell office:value-type="float" office:value="327892" calcext:value-type="float">
            <text:p>327892</text:p>
          </table:table-cell>
          <table:table-cell office:value-type="float" office:value="343832" calcext:value-type="float">
            <text:p>343832</text:p>
          </table:table-cell>
          <table:table-cell office:value-type="float" office:value="131419" calcext:value-type="float">
            <text:p>131419</text:p>
          </table:table-cell>
          <table:table-cell office:value-type="float" office:value="84755" calcext:value-type="float">
            <text:p>84755</text:p>
          </table:table-cell>
          <table:table-cell office:value-type="float" office:value="43946" calcext:value-type="float">
            <text:p>43946</text:p>
          </table:table-cell>
          <table:table-cell office:value-type="float" office:value="2718" calcext:value-type="float">
            <text:p>2718</text:p>
          </table:table-cell>
          <table:table-cell office:value-type="float" office:value="28929" calcext:value-type="float">
            <text:p>28929</text:p>
          </table:table-cell>
          <table:table-cell office:value-type="float" office:value="106490" calcext:value-type="float">
            <text:p>106490</text:p>
          </table:table-cell>
          <table:table-cell office:value-type="float" office:value="71715" calcext:value-type="float">
            <text:p>71715</text:p>
          </table:table-cell>
          <table:table-cell office:value-type="float" office:value="26728" calcext:value-type="float">
            <text:p>26728</text:p>
          </table:table-cell>
          <table:table-cell office:value-type="float" office:value="709114" calcext:value-type="float">
            <text:p>70911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8Mar</text:p>
          </table:table-cell>
          <table:table-cell table:number-columns-repeated="23"/>
          <table:table-cell office:value-type="float" office:value="230202" calcext:value-type="float">
            <text:p>230202</text:p>
          </table:table-cell>
          <table:table-cell office:value-type="float" office:value="208819" calcext:value-type="float">
            <text:p>208819</text:p>
          </table:table-cell>
          <table:table-cell office:value-type="float" office:value="21176" calcext:value-type="float">
            <text:p>21176</text:p>
          </table:table-cell>
          <table:table-cell office:value-type="float" office:value="207" calcext:value-type="float">
            <text:p>207</text:p>
          </table:table-cell>
          <table:table-cell office:value-type="float" office:value="106666" calcext:value-type="float">
            <text:p>106666</text:p>
          </table:table-cell>
          <table:table-cell office:value-type="float" office:value="1171" calcext:value-type="float">
            <text:p>1171</text:p>
          </table:table-cell>
          <table:table-cell office:value-type="float" office:value="104189" calcext:value-type="float">
            <text:p>104189</text:p>
          </table:table-cell>
          <table:table-cell office:value-type="float" office:value="1306" calcext:value-type="float">
            <text:p>1306</text:p>
          </table:table-cell>
          <table:table-cell office:value-type="float" office:value="2990" calcext:value-type="float">
            <text:p>2990</text:p>
          </table:table-cell>
          <table:table-cell office:value-type="float" office:value="7478" calcext:value-type="float">
            <text:p>7478</text:p>
          </table:table-cell>
          <table:table-cell office:value-type="float" office:value="39298" calcext:value-type="float">
            <text:p>39298</text:p>
          </table:table-cell>
          <table:table-cell office:value-type="float" office:value="323653" calcext:value-type="float">
            <text:p>323653</text:p>
          </table:table-cell>
          <table:table-cell office:value-type="float" office:value="340471" calcext:value-type="float">
            <text:p>340471</text:p>
          </table:table-cell>
          <table:table-cell office:value-type="float" office:value="138052" calcext:value-type="float">
            <text:p>138052</text:p>
          </table:table-cell>
          <table:table-cell office:value-type="float" office:value="88382" calcext:value-type="float">
            <text:p>88382</text:p>
          </table:table-cell>
          <table:table-cell office:value-type="float" office:value="46691" calcext:value-type="float">
            <text:p>46691</text:p>
          </table:table-cell>
          <table:table-cell office:value-type="float" office:value="2978" calcext:value-type="float">
            <text:p>2978</text:p>
          </table:table-cell>
          <table:table-cell office:value-type="float" office:value="28502" calcext:value-type="float">
            <text:p>28502</text:p>
          </table:table-cell>
          <table:table-cell office:value-type="float" office:value="107441" calcext:value-type="float">
            <text:p>107441</text:p>
          </table:table-cell>
          <table:table-cell office:value-type="float" office:value="70660" calcext:value-type="float">
            <text:p>70660</text:p>
          </table:table-cell>
          <table:table-cell office:value-type="float" office:value="25160" calcext:value-type="float">
            <text:p>25160</text:p>
          </table:table-cell>
          <table:table-cell office:value-type="float" office:value="710286" calcext:value-type="float">
            <text:p>71028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8Feb</text:p>
          </table:table-cell>
          <table:table-cell table:number-columns-repeated="23"/>
          <table:table-cell office:value-type="float" office:value="245212" calcext:value-type="float">
            <text:p>245212</text:p>
          </table:table-cell>
          <table:table-cell office:value-type="float" office:value="223372" calcext:value-type="float">
            <text:p>223372</text:p>
          </table:table-cell>
          <table:table-cell office:value-type="float" office:value="21174" calcext:value-type="float">
            <text:p>21174</text:p>
          </table:table-cell>
          <table:table-cell office:value-type="float" office:value="666" calcext:value-type="float">
            <text:p>666</text:p>
          </table:table-cell>
          <table:table-cell office:value-type="float" office:value="108230" calcext:value-type="float">
            <text:p>108230</text:p>
          </table:table-cell>
          <table:table-cell office:value-type="float" office:value="951" calcext:value-type="float">
            <text:p>951</text:p>
          </table:table-cell>
          <table:table-cell office:value-type="float" office:value="105765" calcext:value-type="float">
            <text:p>105765</text:p>
          </table:table-cell>
          <table:table-cell office:value-type="float" office:value="1514" calcext:value-type="float">
            <text:p>1514</text:p>
          </table:table-cell>
          <table:table-cell office:value-type="float" office:value="2911" calcext:value-type="float">
            <text:p>2911</text:p>
          </table:table-cell>
          <table:table-cell office:value-type="float" office:value="7295" calcext:value-type="float">
            <text:p>7295</text:p>
          </table:table-cell>
          <table:table-cell office:value-type="float" office:value="42550" calcext:value-type="float">
            <text:p>42550</text:p>
          </table:table-cell>
          <table:table-cell office:value-type="float" office:value="324157" calcext:value-type="float">
            <text:p>324157</text:p>
          </table:table-cell>
          <table:table-cell office:value-type="float" office:value="339890" calcext:value-type="float">
            <text:p>339890</text:p>
          </table:table-cell>
          <table:table-cell office:value-type="float" office:value="159185" calcext:value-type="float">
            <text:p>159185</text:p>
          </table:table-cell>
          <table:table-cell office:value-type="float" office:value="93662" calcext:value-type="float">
            <text:p>93662</text:p>
          </table:table-cell>
          <table:table-cell office:value-type="float" office:value="61356" calcext:value-type="float">
            <text:p>61356</text:p>
          </table:table-cell>
          <table:table-cell office:value-type="float" office:value="4167" calcext:value-type="float">
            <text:p>4167</text:p>
          </table:table-cell>
          <table:table-cell office:value-type="float" office:value="29790" calcext:value-type="float">
            <text:p>29790</text:p>
          </table:table-cell>
          <table:table-cell office:value-type="float" office:value="108226" calcext:value-type="float">
            <text:p>108226</text:p>
          </table:table-cell>
          <table:table-cell office:value-type="float" office:value="67730" calcext:value-type="float">
            <text:p>67730</text:p>
          </table:table-cell>
          <table:table-cell office:value-type="float" office:value="25529" calcext:value-type="float">
            <text:p>25529</text:p>
          </table:table-cell>
          <table:table-cell office:value-type="float" office:value="730349" calcext:value-type="float">
            <text:p>73034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8Jan</text:p>
          </table:table-cell>
          <table:table-cell table:number-columns-repeated="23"/>
          <table:table-cell office:value-type="float" office:value="222298" calcext:value-type="float">
            <text:p>222298</text:p>
          </table:table-cell>
          <table:table-cell office:value-type="float" office:value="200691" calcext:value-type="float">
            <text:p>200691</text:p>
          </table:table-cell>
          <table:table-cell office:value-type="float" office:value="21172" calcext:value-type="float">
            <text:p>21172</text:p>
          </table:table-cell>
          <table:table-cell office:value-type="float" office:value="435" calcext:value-type="float">
            <text:p>435</text:p>
          </table:table-cell>
          <table:table-cell office:value-type="float" office:value="111730" calcext:value-type="float">
            <text:p>111730</text:p>
          </table:table-cell>
          <table:table-cell office:value-type="float" office:value="672" calcext:value-type="float">
            <text:p>672</text:p>
          </table:table-cell>
          <table:table-cell office:value-type="float" office:value="109266" calcext:value-type="float">
            <text:p>109266</text:p>
          </table:table-cell>
          <table:table-cell office:value-type="float" office:value="1792" calcext:value-type="float">
            <text:p>1792</text:p>
          </table:table-cell>
          <table:table-cell office:value-type="float" office:value="2889" calcext:value-type="float">
            <text:p>2889</text:p>
          </table:table-cell>
          <table:table-cell office:value-type="float" office:value="7205" calcext:value-type="float">
            <text:p>7205</text:p>
          </table:table-cell>
          <table:table-cell office:value-type="float" office:value="41561" calcext:value-type="float">
            <text:p>41561</text:p>
          </table:table-cell>
          <table:table-cell office:value-type="float" office:value="323875" calcext:value-type="float">
            <text:p>323875</text:p>
          </table:table-cell>
          <table:table-cell office:value-type="float" office:value="339890" calcext:value-type="float">
            <text:p>339890</text:p>
          </table:table-cell>
          <table:table-cell office:value-type="float" office:value="136321" calcext:value-type="float">
            <text:p>136321</text:p>
          </table:table-cell>
          <table:table-cell office:value-type="float" office:value="83418" calcext:value-type="float">
            <text:p>83418</text:p>
          </table:table-cell>
          <table:table-cell office:value-type="float" office:value="50424" calcext:value-type="float">
            <text:p>50424</text:p>
          </table:table-cell>
          <table:table-cell office:value-type="float" office:value="2479" calcext:value-type="float">
            <text:p>2479</text:p>
          </table:table-cell>
          <table:table-cell office:value-type="float" office:value="30140" calcext:value-type="float">
            <text:p>30140</text:p>
          </table:table-cell>
          <table:table-cell office:value-type="float" office:value="109992" calcext:value-type="float">
            <text:p>109992</text:p>
          </table:table-cell>
          <table:table-cell office:value-type="float" office:value="66728" calcext:value-type="float">
            <text:p>66728</text:p>
          </table:table-cell>
          <table:table-cell office:value-type="float" office:value="26489" calcext:value-type="float">
            <text:p>26489</text:p>
          </table:table-cell>
          <table:table-cell office:value-type="float" office:value="709560" calcext:value-type="float">
            <text:p>70956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7Dec</text:p>
          </table:table-cell>
          <table:table-cell table:number-columns-repeated="23"/>
          <table:table-cell office:value-type="float" office:value="237227" calcext:value-type="float">
            <text:p>237227</text:p>
          </table:table-cell>
          <table:table-cell office:value-type="float" office:value="215475" calcext:value-type="float">
            <text:p>215475</text:p>
          </table:table-cell>
          <table:table-cell office:value-type="float" office:value="21118" calcext:value-type="float">
            <text:p>21118</text:p>
          </table:table-cell>
          <table:table-cell office:value-type="float" office:value="633" calcext:value-type="float">
            <text:p>633</text:p>
          </table:table-cell>
          <table:table-cell office:value-type="float" office:value="113955" calcext:value-type="float">
            <text:p>113955</text:p>
          </table:table-cell>
          <table:table-cell office:value-type="float" office:value="692" calcext:value-type="float">
            <text:p>692</text:p>
          </table:table-cell>
          <table:table-cell office:value-type="float" office:value="111778" calcext:value-type="float">
            <text:p>111778</text:p>
          </table:table-cell>
          <table:table-cell office:value-type="float" office:value="1484" calcext:value-type="float">
            <text:p>1484</text:p>
          </table:table-cell>
          <table:table-cell office:value-type="float" office:value="2864" calcext:value-type="float">
            <text:p>2864</text:p>
          </table:table-cell>
          <table:table-cell office:value-type="float" office:value="6967" calcext:value-type="float">
            <text:p>6967</text:p>
          </table:table-cell>
          <table:table-cell office:value-type="float" office:value="47391" calcext:value-type="float">
            <text:p>47391</text:p>
          </table:table-cell>
          <table:table-cell office:value-type="float" office:value="323689" calcext:value-type="float">
            <text:p>323689</text:p>
          </table:table-cell>
          <table:table-cell office:value-type="float" office:value="354980" calcext:value-type="float">
            <text:p>354980</text:p>
          </table:table-cell>
          <table:table-cell office:value-type="float" office:value="147557" calcext:value-type="float">
            <text:p>147557</text:p>
          </table:table-cell>
          <table:table-cell office:value-type="float" office:value="92406" calcext:value-type="float">
            <text:p>92406</text:p>
          </table:table-cell>
          <table:table-cell office:value-type="float" office:value="51728" calcext:value-type="float">
            <text:p>51728</text:p>
          </table:table-cell>
          <table:table-cell office:value-type="float" office:value="3424" calcext:value-type="float">
            <text:p>3424</text:p>
          </table:table-cell>
          <table:table-cell office:value-type="float" office:value="28187" calcext:value-type="float">
            <text:p>28187</text:p>
          </table:table-cell>
          <table:table-cell office:value-type="float" office:value="105966" calcext:value-type="float">
            <text:p>105966</text:p>
          </table:table-cell>
          <table:table-cell office:value-type="float" office:value="68544" calcext:value-type="float">
            <text:p>68544</text:p>
          </table:table-cell>
          <table:table-cell office:value-type="float" office:value="26861" calcext:value-type="float">
            <text:p>26861</text:p>
          </table:table-cell>
          <table:table-cell office:value-type="float" office:value="732096" calcext:value-type="float">
            <text:p>73209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7Nov</text:p>
          </table:table-cell>
          <table:table-cell table:number-columns-repeated="23"/>
          <table:table-cell office:value-type="float" office:value="225125" calcext:value-type="float">
            <text:p>225125</text:p>
          </table:table-cell>
          <table:table-cell office:value-type="float" office:value="202678" calcext:value-type="float">
            <text:p>202678</text:p>
          </table:table-cell>
          <table:table-cell office:value-type="float" office:value="21818" calcext:value-type="float">
            <text:p>21818</text:p>
          </table:table-cell>
          <table:table-cell office:value-type="float" office:value="629" calcext:value-type="float">
            <text:p>629</text:p>
          </table:table-cell>
          <table:table-cell office:value-type="float" office:value="113524" calcext:value-type="float">
            <text:p>113524</text:p>
          </table:table-cell>
          <table:table-cell office:value-type="float" office:value="660" calcext:value-type="float">
            <text:p>660</text:p>
          </table:table-cell>
          <table:table-cell office:value-type="float" office:value="111325" calcext:value-type="float">
            <text:p>111325</text:p>
          </table:table-cell>
          <table:table-cell office:value-type="float" office:value="1538" calcext:value-type="float">
            <text:p>1538</text:p>
          </table:table-cell>
          <table:table-cell office:value-type="float" office:value="2809" calcext:value-type="float">
            <text:p>2809</text:p>
          </table:table-cell>
          <table:table-cell office:value-type="float" office:value="7158" calcext:value-type="float">
            <text:p>7158</text:p>
          </table:table-cell>
          <table:table-cell office:value-type="float" office:value="49655" calcext:value-type="float">
            <text:p>49655</text:p>
          </table:table-cell>
          <table:table-cell office:value-type="float" office:value="316683" calcext:value-type="float">
            <text:p>316683</text:p>
          </table:table-cell>
          <table:table-cell office:value-type="float" office:value="342435" calcext:value-type="float">
            <text:p>342435</text:p>
          </table:table-cell>
          <table:table-cell office:value-type="float" office:value="142107" calcext:value-type="float">
            <text:p>142107</text:p>
          </table:table-cell>
          <table:table-cell office:value-type="float" office:value="82876" calcext:value-type="float">
            <text:p>82876</text:p>
          </table:table-cell>
          <table:table-cell office:value-type="float" office:value="54079" calcext:value-type="float">
            <text:p>54079</text:p>
          </table:table-cell>
          <table:table-cell office:value-type="float" office:value="5152" calcext:value-type="float">
            <text:p>5152</text:p>
          </table:table-cell>
          <table:table-cell office:value-type="float" office:value="28885" calcext:value-type="float">
            <text:p>28885</text:p>
          </table:table-cell>
          <table:table-cell office:value-type="float" office:value="102528" calcext:value-type="float">
            <text:p>102528</text:p>
          </table:table-cell>
          <table:table-cell office:value-type="float" office:value="71314" calcext:value-type="float">
            <text:p>71314</text:p>
          </table:table-cell>
          <table:table-cell office:value-type="float" office:value="27688" calcext:value-type="float">
            <text:p>27688</text:p>
          </table:table-cell>
          <table:table-cell office:value-type="float" office:value="714958" calcext:value-type="float">
            <text:p>71495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7Oct</text:p>
          </table:table-cell>
          <table:table-cell table:number-columns-repeated="23"/>
          <table:table-cell office:value-type="float" office:value="233750" calcext:value-type="float">
            <text:p>233750</text:p>
          </table:table-cell>
          <table:table-cell office:value-type="float" office:value="211288" calcext:value-type="float">
            <text:p>211288</text:p>
          </table:table-cell>
          <table:table-cell office:value-type="float" office:value="21818" calcext:value-type="float">
            <text:p>21818</text:p>
          </table:table-cell>
          <table:table-cell office:value-type="float" office:value="644" calcext:value-type="float">
            <text:p>644</text:p>
          </table:table-cell>
          <table:table-cell office:value-type="float" office:value="113574" calcext:value-type="float">
            <text:p>113574</text:p>
          </table:table-cell>
          <table:table-cell office:value-type="float" office:value="698" calcext:value-type="float">
            <text:p>698</text:p>
          </table:table-cell>
          <table:table-cell office:value-type="float" office:value="111616" calcext:value-type="float">
            <text:p>111616</text:p>
          </table:table-cell>
          <table:table-cell office:value-type="float" office:value="1260" calcext:value-type="float">
            <text:p>1260</text:p>
          </table:table-cell>
          <table:table-cell office:value-type="float" office:value="2807" calcext:value-type="float">
            <text:p>2807</text:p>
          </table:table-cell>
          <table:table-cell office:value-type="float" office:value="7164" calcext:value-type="float">
            <text:p>7164</text:p>
          </table:table-cell>
          <table:table-cell office:value-type="float" office:value="39235" calcext:value-type="float">
            <text:p>39235</text:p>
          </table:table-cell>
          <table:table-cell office:value-type="float" office:value="314662" calcext:value-type="float">
            <text:p>314662</text:p>
          </table:table-cell>
          <table:table-cell office:value-type="float" office:value="339105" calcext:value-type="float">
            <text:p>339105</text:p>
          </table:table-cell>
          <table:table-cell office:value-type="float" office:value="144535" calcext:value-type="float">
            <text:p>144535</text:p>
          </table:table-cell>
          <table:table-cell office:value-type="float" office:value="89101" calcext:value-type="float">
            <text:p>89101</text:p>
          </table:table-cell>
          <table:table-cell office:value-type="float" office:value="51521" calcext:value-type="float">
            <text:p>51521</text:p>
          </table:table-cell>
          <table:table-cell office:value-type="float" office:value="3913" calcext:value-type="float">
            <text:p>3913</text:p>
          </table:table-cell>
          <table:table-cell office:value-type="float" office:value="33644" calcext:value-type="float">
            <text:p>33644</text:p>
          </table:table-cell>
          <table:table-cell office:value-type="float" office:value="101519" calcext:value-type="float">
            <text:p>101519</text:p>
          </table:table-cell>
          <table:table-cell office:value-type="float" office:value="64886" calcext:value-type="float">
            <text:p>64886</text:p>
          </table:table-cell>
          <table:table-cell office:value-type="float" office:value="27504" calcext:value-type="float">
            <text:p>27504</text:p>
          </table:table-cell>
          <table:table-cell office:value-type="float" office:value="711193" calcext:value-type="float">
            <text:p>71119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1997Sep</text:p>
          </table:table-cell>
          <table:table-cell table:number-columns-repeated="23"/>
          <table:table-cell office:value-type="float" office:value="229162" calcext:value-type="float">
            <text:p>229162</text:p>
          </table:table-cell>
          <table:table-cell office:value-type="float" office:value="206707" calcext:value-type="float">
            <text:p>206707</text:p>
          </table:table-cell>
          <table:table-cell office:value-type="float" office:value="21818" calcext:value-type="float">
            <text:p>21818</text:p>
          </table:table-cell>
          <table:table-cell office:value-type="float" office:value="637" calcext:value-type="float">
            <text:p>637</text:p>
          </table:table-cell>
          <table:table-cell office:value-type="float" office:value="115350" calcext:value-type="float">
            <text:p>115350</text:p>
          </table:table-cell>
          <table:table-cell office:value-type="float" office:value="756" calcext:value-type="float">
            <text:p>756</text:p>
          </table:table-cell>
          <table:table-cell office:value-type="float" office:value="113320" calcext:value-type="float">
            <text:p>113320</text:p>
          </table:table-cell>
          <table:table-cell office:value-type="float" office:value="1274" calcext:value-type="float">
            <text:p>1274</text:p>
          </table:table-cell>
          <table:table-cell office:value-type="float" office:value="2811" calcext:value-type="float">
            <text:p>2811</text:p>
          </table:table-cell>
          <table:table-cell office:value-type="float" office:value="7132" calcext:value-type="float">
            <text:p>7132</text:p>
          </table:table-cell>
          <table:table-cell office:value-type="float" office:value="41327" calcext:value-type="float">
            <text:p>41327</text:p>
          </table:table-cell>
          <table:table-cell office:value-type="float" office:value="314480" calcext:value-type="float">
            <text:p>314480</text:p>
          </table:table-cell>
          <table:table-cell office:value-type="float" office:value="338881" calcext:value-type="float">
            <text:p>338881</text:p>
          </table:table-cell>
          <table:table-cell office:value-type="float" office:value="140079" calcext:value-type="float">
            <text:p>140079</text:p>
          </table:table-cell>
          <table:table-cell office:value-type="float" office:value="80966" calcext:value-type="float">
            <text:p>80966</text:p>
          </table:table-cell>
          <table:table-cell office:value-type="float" office:value="55310" calcext:value-type="float">
            <text:p>55310</text:p>
          </table:table-cell>
          <table:table-cell office:value-type="float" office:value="3804" calcext:value-type="float">
            <text:p>3804</text:p>
          </table:table-cell>
          <table:table-cell office:value-type="float" office:value="34113" calcext:value-type="float">
            <text:p>34113</text:p>
          </table:table-cell>
          <table:table-cell office:value-type="float" office:value="102434" calcext:value-type="float">
            <text:p>102434</text:p>
          </table:table-cell>
          <table:table-cell office:value-type="float" office:value="67755" calcext:value-type="float">
            <text:p>67755</text:p>
          </table:table-cell>
          <table:table-cell office:value-type="float" office:value="26995" calcext:value-type="float">
            <text:p>26995</text:p>
          </table:table-cell>
          <table:table-cell office:value-type="float" office:value="710258" calcext:value-type="float">
            <text:p>710258</text:p>
          </table:table-cell>
          <table:table-cell table:number-columns-repeated="973"/>
        </table:table-row>
        <table:table-row table:style-name="ro1" table:number-rows-repeated="1048290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.00.0000</text:date>, <text:time style:data-style-name="N2" text:time-value="19:30:00.116321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4T19:24:55.459322180</dc:date>
    <meta:editing-duration>PT1H30M42S</meta:editing-duration>
    <meta:editing-cycles>6</meta:editing-cycles>
    <meta:generator>LibreOffice/6.4.7.2$Linux_X86_64 LibreOffice_project/40$Build-2</meta:generator>
    <meta:document-statistic meta:table-count="1" meta:cell-count="12554" meta:object-count="0"/>
  </office:meta>
</office:document-meta>
</file>